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lues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Average / 2</text:p>
          </table:table-cell>
          <table:table-cell office:value-type="string" calcext:value-type="string">
            <text:p>Average / 3</text:p>
          </table:table-cell>
          <table:table-cell office:value-type="string" calcext:value-type="string">
            <text:p>Average / 6</text:p>
          </table:table-cell>
          <table:table-cell office:value-type="string" calcext:value-type="string">
            <text:p>Average / 10</text:p>
          </table:table-cell>
          <table:table-cell table:style-name="Default" office:value-type="string" calcext:value-type="string">
            <text:p>exponential filter</text:p>
          </table:table-cell>
          <table:table-cell table:style-name="Default" office:value-type="string" calcext:value-type="string">
            <text:p>double exp fitler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durée de mesure : 6 secondes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  <table:table-cell table:style-name="Default" table:formula="of:=[.A2]" office:value-type="float" office:value="1104" calcext:value-type="float">
            <text:p>1104</text:p>
          </table:table-cell>
          <table:table-cell table:style-name="Default" table:formula="of:=[.A2]" office:value-type="float" office:value="1104" calcext:value-type="float">
            <text:p>110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ROUND(AVERAGE([.A2:.A3]))" office:value-type="float" office:value="1103" calcext:value-type="float">
            <text:p>1103</text:p>
          </table:table-cell>
          <table:table-cell table:number-columns-repeated="3"/>
          <table:table-cell table:formula="of:=[.A3]*([.$H$2]/100)+(100-[.$H$2])/100*[.F2]" office:value-type="float" office:value="1103.5" calcext:value-type="float">
            <text:p>1104</text:p>
          </table:table-cell>
          <table:table-cell table:style-name="Default" table:formula="of:=[.A3]" office:value-type="float" office:value="1102" calcext:value-type="float">
            <text:p>110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ROUND(AVERAGE([.A3:.A4]))" office:value-type="float" office:value="1102" calcext:value-type="float">
            <text:p>1102</text:p>
          </table:table-cell>
          <table:table-cell table:formula="of:=ROUND(AVERAGE([.A2:.A4]))" office:value-type="float" office:value="1102" calcext:value-type="float">
            <text:p>1102</text:p>
          </table:table-cell>
          <table:table-cell table:number-columns-repeated="2"/>
          <table:table-cell table:formula="of:=[.A4]*([.$H$2]/100)+(100-[.$H$2])/100*[.F3]" office:value-type="float" office:value="1102.875" calcext:value-type="float">
            <text:p>1103</text:p>
          </table:table-cell>
          <table:table-cell table:formula="of:=[.A4]*([.$H$2]/100)+(100-[.$H$2])/100*([.G3] * [.$H$3] / 100 + (100-[.$H$3])/100 * [.G2])" office:value-type="float" office:value="1102.95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ROUND(AVERAGE([.A4:.A5]))" office:value-type="float" office:value="1097" calcext:value-type="float">
            <text:p>1097</text:p>
          </table:table-cell>
          <table:table-cell table:formula="of:=ROUND(AVERAGE([.A3:.A5]))" office:value-type="float" office:value="1098" calcext:value-type="float">
            <text:p>1098</text:p>
          </table:table-cell>
          <table:table-cell table:number-columns-repeated="2"/>
          <table:table-cell table:formula="of:=[.A5]*([.$H$2]/100)+(100-[.$H$2])/100*[.F4]" office:value-type="float" office:value="1100.15625" calcext:value-type="float">
            <text:p>1100</text:p>
          </table:table-cell>
          <table:table-cell table:formula="of:=[.A5]*([.$H$2]/100)+(100-[.$H$2])/100*([.G4] * [.$H$3] / 100 + (100-[.$H$3])/100 * [.G3])" office:value-type="float" office:value="1099.6425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ROUND(AVERAGE([.A5:.A6]))" office:value-type="float" office:value="1105" calcext:value-type="float">
            <text:p>1105</text:p>
          </table:table-cell>
          <table:table-cell table:formula="of:=ROUND(AVERAGE([.A4:.A6]))" office:value-type="float" office:value="1103" calcext:value-type="float">
            <text:p>1103</text:p>
          </table:table-cell>
          <table:table-cell table:number-columns-repeated="2"/>
          <table:table-cell table:formula="of:=[.A6]*([.$H$2]/100)+(100-[.$H$2])/100*[.F5]" office:value-type="float" office:value="1104.3671875" calcext:value-type="float">
            <text:p>1104</text:p>
          </table:table-cell>
          <table:table-cell table:formula="of:=[.A6]*([.$H$2]/100)+(100-[.$H$2])/100*([.G5] * [.$H$3] / 100 + (100-[.$H$3])/100 * [.G4])" office:value-type="float" office:value="1105.966375" calcext:value-type="float">
            <text:p>1106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ROUND(AVERAGE([.A6:.A7]))" office:value-type="float" office:value="1111" calcext:value-type="float">
            <text:p>1111</text:p>
          </table:table-cell>
          <table:table-cell table:formula="of:=ROUND(AVERAGE([.A5:.A7]))" office:value-type="float" office:value="1104" calcext:value-type="float">
            <text:p>1104</text:p>
          </table:table-cell>
          <table:table-cell table:formula="of:=ROUND(AVERAGE([.A2:.A7]))" office:value-type="float" office:value="1103" calcext:value-type="float">
            <text:p>1103</text:p>
          </table:table-cell>
          <table:table-cell/>
          <table:table-cell table:formula="of:=[.A7]*([.$H$2]/100)+(100-[.$H$2])/100*[.F6]" office:value-type="float" office:value="1104.275390625" calcext:value-type="float">
            <text:p>1104</text:p>
          </table:table-cell>
          <table:table-cell table:formula="of:=[.A7]*([.$H$2]/100)+(100-[.$H$2])/100*([.G6] * [.$H$3] / 100 + (100-[.$H$3])/100 * [.G5])" office:value-type="float" office:value="1101.68045625" calcext:value-type="float">
            <text:p>1102</text:p>
          </table:table-cell>
          <table:table-cell table:number-columns-repeated="3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ROUND(AVERAGE([.A7:.A8]))" office:value-type="float" office:value="1101" calcext:value-type="float">
            <text:p>1101</text:p>
          </table:table-cell>
          <table:table-cell table:formula="of:=ROUND(AVERAGE([.A6:.A8]))" office:value-type="float" office:value="1106" calcext:value-type="float">
            <text:p>1106</text:p>
          </table:table-cell>
          <table:table-cell table:formula="of:=ROUND(AVERAGE([.A3:.A8]))" office:value-type="float" office:value="1102" calcext:value-type="float">
            <text:p>1102</text:p>
          </table:table-cell>
          <table:table-cell/>
          <table:table-cell table:formula="of:=[.A8]*([.$H$2]/100)+(100-[.$H$2])/100*[.F7]" office:value-type="float" office:value="1102.45654296875" calcext:value-type="float">
            <text:p>1102</text:p>
          </table:table-cell>
          <table:table-cell table:formula="of:=[.A8]*([.$H$2]/100)+(100-[.$H$2])/100*([.G7] * [.$H$3] / 100 + (100-[.$H$3])/100 * [.G6])" office:value-type="float" office:value="1103.0818934375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ROUND(AVERAGE([.A8:.A9]))" office:value-type="float" office:value="1099" calcext:value-type="float">
            <text:p>1099</text:p>
          </table:table-cell>
          <table:table-cell table:formula="of:=ROUND(AVERAGE([.A7:.A9]))" office:value-type="float" office:value="1100" calcext:value-type="float">
            <text:p>1100</text:p>
          </table:table-cell>
          <table:table-cell table:formula="of:=ROUND(AVERAGE([.A4:.A9]))" office:value-type="float" office:value="1102" calcext:value-type="float">
            <text:p>1102</text:p>
          </table:table-cell>
          <table:table-cell/>
          <table:table-cell table:formula="of:=[.A9]*([.$H$2]/100)+(100-[.$H$2])/100*[.F8]" office:value-type="float" office:value="1101.84240722656" calcext:value-type="float">
            <text:p>1102</text:p>
          </table:table-cell>
          <table:table-cell table:formula="of:=[.A9]*([.$H$2]/100)+(100-[.$H$2])/100*([.G8] * [.$H$3] / 100 + (100-[.$H$3])/100 * [.G7])" office:value-type="float" office:value="1101.47055776563" calcext:value-type="float">
            <text:p>1101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ROUND(AVERAGE([.A9:.A10]))" office:value-type="float" office:value="1099" calcext:value-type="float">
            <text:p>1099</text:p>
          </table:table-cell>
          <table:table-cell table:formula="of:=ROUND(AVERAGE([.A8:.A10]))" office:value-type="float" office:value="1098" calcext:value-type="float">
            <text:p>1098</text:p>
          </table:table-cell>
          <table:table-cell table:formula="of:=ROUND(AVERAGE([.A5:.A10]))" office:value-type="float" office:value="1101" calcext:value-type="float">
            <text:p>1101</text:p>
          </table:table-cell>
          <table:table-cell/>
          <table:table-cell table:formula="of:=[.A10]*([.$H$2]/100)+(100-[.$H$2])/100*[.F9]" office:value-type="float" office:value="1100.88180541992" calcext:value-type="float">
            <text:p>1101</text:p>
          </table:table-cell>
          <table:table-cell table:formula="of:=[.A10]*([.$H$2]/100)+(100-[.$H$2])/100*([.G9] * [.$H$3] / 100 + (100-[.$H$3])/100 * [.G8])" office:value-type="float" office:value="1101.56971972734" calcext:value-type="float">
            <text:p>1102</text:p>
          </table:table-cell>
          <table:table-cell table:number-columns-repeated="3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ROUND(AVERAGE([.A10:.A11]))" office:value-type="float" office:value="1098" calcext:value-type="float">
            <text:p>1098</text:p>
          </table:table-cell>
          <table:table-cell table:formula="of:=ROUND(AVERAGE([.A9:.A11]))" office:value-type="float" office:value="1098" calcext:value-type="float">
            <text:p>1098</text:p>
          </table:table-cell>
          <table:table-cell table:formula="of:=ROUND(AVERAGE([.A6:.A11]))" office:value-type="float" office:value="1102" calcext:value-type="float">
            <text:p>1102</text:p>
          </table:table-cell>
          <table:table-cell table:formula="of:=ROUND(AVERAGE([.A2:.A11]))" office:value-type="float" office:value="1101" calcext:value-type="float">
            <text:p>1101</text:p>
          </table:table-cell>
          <table:table-cell table:formula="of:=[.A11]*([.$H$2]/100)+(100-[.$H$2])/100*[.F10]" office:value-type="float" office:value="1099.91135406494" calcext:value-type="float">
            <text:p>1100</text:p>
          </table:table-cell>
          <table:table-cell table:formula="of:=[.A11]*([.$H$2]/100)+(100-[.$H$2])/100*([.G10] * [.$H$3] / 100 + (100-[.$H$3])/100 * [.G9])" office:value-type="float" office:value="1100.36779261848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ROUND(AVERAGE([.A11:.A12]))" office:value-type="float" office:value="1104" calcext:value-type="float">
            <text:p>1104</text:p>
          </table:table-cell>
          <table:table-cell table:formula="of:=ROUND(AVERAGE([.A10:.A12]))" office:value-type="float" office:value="1102" calcext:value-type="float">
            <text:p>1102</text:p>
          </table:table-cell>
          <table:table-cell table:formula="of:=ROUND(AVERAGE([.A7:.A12]))" office:value-type="float" office:value="1101" calcext:value-type="float">
            <text:p>1101</text:p>
          </table:table-cell>
          <table:table-cell table:formula="of:=ROUND(AVERAGE([.A3:.A12]))" office:value-type="float" office:value="1102" calcext:value-type="float">
            <text:p>1102</text:p>
          </table:table-cell>
          <table:table-cell table:formula="of:=[.A12]*([.$H$2]/100)+(100-[.$H$2])/100*[.F11]" office:value-type="float" office:value="1102.43351554871" calcext:value-type="float">
            <text:p>1102</text:p>
          </table:table-cell>
          <table:table-cell table:formula="of:=[.A12]*([.$H$2]/100)+(100-[.$H$2])/100*([.G11] * [.$H$3] / 100 + (100-[.$H$3])/100 * [.G10])" office:value-type="float" office:value="1103.49700072918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ROUND(AVERAGE([.A12:.A13]))" office:value-type="float" office:value="1108" calcext:value-type="float">
            <text:p>1108</text:p>
          </table:table-cell>
          <table:table-cell table:formula="of:=ROUND(AVERAGE([.A11:.A13]))" office:value-type="float" office:value="1104" calcext:value-type="float">
            <text:p>1104</text:p>
          </table:table-cell>
          <table:table-cell table:formula="of:=ROUND(AVERAGE([.A8:.A13]))" office:value-type="float" office:value="1101" calcext:value-type="float">
            <text:p>1101</text:p>
          </table:table-cell>
          <table:table-cell table:formula="of:=ROUND(AVERAGE([.A4:.A13]))" office:value-type="float" office:value="1102" calcext:value-type="float">
            <text:p>1102</text:p>
          </table:table-cell>
          <table:table-cell table:formula="of:=[.A13]*([.$H$2]/100)+(100-[.$H$2])/100*[.F12]" office:value-type="float" office:value="1103.07513666153" calcext:value-type="float">
            <text:p>1103</text:p>
          </table:table-cell>
          <table:table-cell table:formula="of:=[.A13]*([.$H$2]/100)+(100-[.$H$2])/100*([.G12] * [.$H$3] / 100 + (100-[.$H$3])/100 * [.G11])" office:value-type="float" office:value="1101.99522568046" calcext:value-type="float">
            <text:p>1102</text:p>
          </table:table-cell>
          <table:table-cell table:number-columns-repeated="3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ROUND(AVERAGE([.A13:.A14]))" office:value-type="float" office:value="1101" calcext:value-type="float">
            <text:p>1101</text:p>
          </table:table-cell>
          <table:table-cell table:formula="of:=ROUND(AVERAGE([.A12:.A14]))" office:value-type="float" office:value="1104" calcext:value-type="float">
            <text:p>1104</text:p>
          </table:table-cell>
          <table:table-cell table:formula="of:=ROUND(AVERAGE([.A9:.A14]))" office:value-type="float" office:value="1101" calcext:value-type="float">
            <text:p>1101</text:p>
          </table:table-cell>
          <table:table-cell table:formula="of:=ROUND(AVERAGE([.A5:.A14]))" office:value-type="float" office:value="1102" calcext:value-type="float">
            <text:p>1102</text:p>
          </table:table-cell>
          <table:table-cell table:formula="of:=[.A14]*([.$H$2]/100)+(100-[.$H$2])/100*[.F13]" office:value-type="float" office:value="1101.55635249615" calcext:value-type="float">
            <text:p>1102</text:p>
          </table:table-cell>
          <table:table-cell table:formula="of:=[.A14]*([.$H$2]/100)+(100-[.$H$2])/100*([.G13] * [.$H$3] / 100 + (100-[.$H$3])/100 * [.G12])" office:value-type="float" office:value="1101.64748428958" calcext:value-type="float">
            <text:p>1102</text:p>
          </table:table-cell>
          <table:table-cell table:number-columns-repeated="3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ROUND(AVERAGE([.A14:.A15]))" office:value-type="float" office:value="1103" calcext:value-type="float">
            <text:p>1103</text:p>
          </table:table-cell>
          <table:table-cell table:formula="of:=ROUND(AVERAGE([.A13:.A15]))" office:value-type="float" office:value="1103" calcext:value-type="float">
            <text:p>1103</text:p>
          </table:table-cell>
          <table:table-cell table:formula="of:=ROUND(AVERAGE([.A10:.A15]))" office:value-type="float" office:value="1103" calcext:value-type="float">
            <text:p>1103</text:p>
          </table:table-cell>
          <table:table-cell table:formula="of:=ROUND(AVERAGE([.A6:.A15]))" office:value-type="float" office:value="1103" calcext:value-type="float">
            <text:p>1103</text:p>
          </table:table-cell>
          <table:table-cell table:formula="of:=[.A15]*([.$H$2]/100)+(100-[.$H$2])/100*[.F14]" office:value-type="float" office:value="1103.16726437211" calcext:value-type="float">
            <text:p>1103</text:p>
          </table:table-cell>
          <table:table-cell table:formula="of:=[.A15]*([.$H$2]/100)+(100-[.$H$2])/100*([.G14] * [.$H$3] / 100 + (100-[.$H$3])/100 * [.G13])" office:value-type="float" office:value="1103.44425805171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ROUND(AVERAGE([.A15:.A16]))" office:value-type="float" office:value="1108" calcext:value-type="float">
            <text:p>1108</text:p>
          </table:table-cell>
          <table:table-cell table:formula="of:=ROUND(AVERAGE([.A14:.A16]))" office:value-type="float" office:value="1104" calcext:value-type="float">
            <text:p>1104</text:p>
          </table:table-cell>
          <table:table-cell table:formula="of:=ROUND(AVERAGE([.A11:.A16]))" office:value-type="float" office:value="1104" calcext:value-type="float">
            <text:p>1104</text:p>
          </table:table-cell>
          <table:table-cell table:formula="of:=ROUND(AVERAGE([.A7:.A16]))" office:value-type="float" office:value="1102" calcext:value-type="float">
            <text:p>1102</text:p>
          </table:table-cell>
          <table:table-cell table:formula="of:=[.A16]*([.$H$2]/100)+(100-[.$H$2])/100*[.F15]" office:value-type="float" office:value="1104.12544827908" calcext:value-type="float">
            <text:p>1104</text:p>
          </table:table-cell>
          <table:table-cell table:formula="of:=[.A16]*([.$H$2]/100)+(100-[.$H$2])/100*([.G15] * [.$H$3] / 100 + (100-[.$H$3])/100 * [.G14])" office:value-type="float" office:value="1103.2551292815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ROUND(AVERAGE([.A16:.A17]))" office:value-type="float" office:value="1105" calcext:value-type="float">
            <text:p>1105</text:p>
          </table:table-cell>
          <table:table-cell table:formula="of:=ROUND(AVERAGE([.A15:.A17]))" office:value-type="float" office:value="1106" calcext:value-type="float">
            <text:p>1106</text:p>
          </table:table-cell>
          <table:table-cell table:formula="of:=ROUND(AVERAGE([.A12:.A17]))" office:value-type="float" office:value="1105" calcext:value-type="float">
            <text:p>1105</text:p>
          </table:table-cell>
          <table:table-cell table:formula="of:=ROUND(AVERAGE([.A8:.A17]))" office:value-type="float" office:value="1102" calcext:value-type="float">
            <text:p>1102</text:p>
          </table:table-cell>
          <table:table-cell table:formula="of:=[.A17]*([.$H$2]/100)+(100-[.$H$2])/100*[.F16]" office:value-type="float" office:value="1103.84408620931" calcext:value-type="float">
            <text:p>1104</text:p>
          </table:table-cell>
          <table:table-cell table:formula="of:=[.A17]*([.$H$2]/100)+(100-[.$H$2])/100*([.G16] * [.$H$3] / 100 + (100-[.$H$3])/100 * [.G15])" office:value-type="float" office:value="1103.30482422325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ROUND(AVERAGE([.A17:.A18]))" office:value-type="float" office:value="1101" calcext:value-type="float">
            <text:p>1101</text:p>
          </table:table-cell>
          <table:table-cell table:formula="of:=ROUND(AVERAGE([.A16:.A18]))" office:value-type="float" office:value="1103" calcext:value-type="float">
            <text:p>1103</text:p>
          </table:table-cell>
          <table:table-cell table:formula="of:=ROUND(AVERAGE([.A13:.A18]))" office:value-type="float" office:value="1103" calcext:value-type="float">
            <text:p>1103</text:p>
          </table:table-cell>
          <table:table-cell table:formula="of:=ROUND(AVERAGE([.A9:.A18]))" office:value-type="float" office:value="1102" calcext:value-type="float">
            <text:p>1102</text:p>
          </table:table-cell>
          <table:table-cell table:formula="of:=[.A18]*([.$H$2]/100)+(100-[.$H$2])/100*[.F17]" office:value-type="float" office:value="1102.38306465698" calcext:value-type="float">
            <text:p>1102</text:p>
          </table:table-cell>
          <table:table-cell table:formula="of:=[.A18]*([.$H$2]/100)+(100-[.$H$2])/100*([.G17] * [.$H$3] / 100 + (100-[.$H$3])/100 * [.G16])" office:value-type="float" office:value="1101.94880120239" calcext:value-type="float">
            <text:p>1102</text:p>
          </table:table-cell>
          <table:table-cell table:number-columns-repeated="3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ROUND(AVERAGE([.A18:.A19]))" office:value-type="float" office:value="1107" calcext:value-type="float">
            <text:p>1107</text:p>
          </table:table-cell>
          <table:table-cell table:formula="of:=ROUND(AVERAGE([.A17:.A19]))" office:value-type="float" office:value="1106" calcext:value-type="float">
            <text:p>1106</text:p>
          </table:table-cell>
          <table:table-cell table:formula="of:=ROUND(AVERAGE([.A14:.A19]))" office:value-type="float" office:value="1105" calcext:value-type="float">
            <text:p>1105</text:p>
          </table:table-cell>
          <table:table-cell table:formula="of:=ROUND(AVERAGE([.A10:.A19]))" office:value-type="float" office:value="1104" calcext:value-type="float">
            <text:p>1104</text:p>
          </table:table-cell>
          <table:table-cell table:formula="of:=[.A19]*([.$H$2]/100)+(100-[.$H$2])/100*[.F18]" office:value-type="float" office:value="1105.78729849274" calcext:value-type="float">
            <text:p>1106</text:p>
          </table:table-cell>
          <table:table-cell table:formula="of:=[.A19]*([.$H$2]/100)+(100-[.$H$2])/100*([.G18] * [.$H$3] / 100 + (100-[.$H$3])/100 * [.G17])" office:value-type="float" office:value="1106.27521471431" calcext:value-type="float">
            <text:p>1106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ROUND(AVERAGE([.A19:.A20]))" office:value-type="float" office:value="1110" calcext:value-type="float">
            <text:p>1110</text:p>
          </table:table-cell>
          <table:table-cell table:formula="of:=ROUND(AVERAGE([.A18:.A20]))" office:value-type="float" office:value="1106" calcext:value-type="float">
            <text:p>1106</text:p>
          </table:table-cell>
          <table:table-cell table:formula="of:=ROUND(AVERAGE([.A15:.A20]))" office:value-type="float" office:value="1106" calcext:value-type="float">
            <text:p>1106</text:p>
          </table:table-cell>
          <table:table-cell table:formula="of:=ROUND(AVERAGE([.A11:.A20]))" office:value-type="float" office:value="1105" calcext:value-type="float">
            <text:p>1105</text:p>
          </table:table-cell>
          <table:table-cell table:formula="of:=[.A20]*([.$H$2]/100)+(100-[.$H$2])/100*[.F19]" office:value-type="float" office:value="1105.34047386955" calcext:value-type="float">
            <text:p>1105</text:p>
          </table:table-cell>
          <table:table-cell table:formula="of:=[.A20]*([.$H$2]/100)+(100-[.$H$2])/100*([.G19] * [.$H$3] / 100 + (100-[.$H$3])/100 * [.G18])" office:value-type="float" office:value="1103.11056292858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ROUND(AVERAGE([.A20:.A21]))" office:value-type="float" office:value="1107" calcext:value-type="float">
            <text:p>1107</text:p>
          </table:table-cell>
          <table:table-cell table:formula="of:=ROUND(AVERAGE([.A19:.A21]))" office:value-type="float" office:value="1110" calcext:value-type="float">
            <text:p>1110</text:p>
          </table:table-cell>
          <table:table-cell table:formula="of:=ROUND(AVERAGE([.A16:.A21]))" office:value-type="float" office:value="1106" calcext:value-type="float">
            <text:p>1106</text:p>
          </table:table-cell>
          <table:table-cell table:formula="of:=ROUND(AVERAGE([.A12:.A21]))" office:value-type="float" office:value="1106" calcext:value-type="float">
            <text:p>1106</text:p>
          </table:table-cell>
          <table:table-cell table:formula="of:=[.A21]*([.$H$2]/100)+(100-[.$H$2])/100*[.F20]" office:value-type="float" office:value="1106.50535540217" calcext:value-type="float">
            <text:p>1107</text:p>
          </table:table-cell>
          <table:table-cell table:formula="of:=[.A21]*([.$H$2]/100)+(100-[.$H$2])/100*([.G20] * [.$H$3] / 100 + (100-[.$H$3])/100 * [.G19])" office:value-type="float" office:value="1106.73171326787" calcext:value-type="float">
            <text:p>1107</text:p>
          </table:table-cell>
          <table:table-cell table:number-columns-repeated="3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ROUND(AVERAGE([.A21:.A22]))" office:value-type="float" office:value="1113" calcext:value-type="float">
            <text:p>1113</text:p>
          </table:table-cell>
          <table:table-cell table:formula="of:=ROUND(AVERAGE([.A20:.A22]))" office:value-type="float" office:value="1110" calcext:value-type="float">
            <text:p>1110</text:p>
          </table:table-cell>
          <table:table-cell table:formula="of:=ROUND(AVERAGE([.A17:.A22]))" office:value-type="float" office:value="1108" calcext:value-type="float">
            <text:p>1108</text:p>
          </table:table-cell>
          <table:table-cell table:formula="of:=ROUND(AVERAGE([.A13:.A22]))" office:value-type="float" office:value="1106" calcext:value-type="float">
            <text:p>1106</text:p>
          </table:table-cell>
          <table:table-cell table:formula="of:=[.A22]*([.$H$2]/100)+(100-[.$H$2])/100*[.F21]" office:value-type="float" office:value="1108.87901655162" calcext:value-type="float">
            <text:p>1109</text:p>
          </table:table-cell>
          <table:table-cell table:formula="of:=[.A22]*([.$H$2]/100)+(100-[.$H$2])/100*([.G21] * [.$H$3] / 100 + (100-[.$H$3])/100 * [.G20])" office:value-type="float" office:value="1106.87609474733" calcext:value-type="float">
            <text:p>1107</text:p>
          </table:table-cell>
          <table:table-cell table:number-columns-repeated="3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ROUND(AVERAGE([.A22:.A23]))" office:value-type="float" office:value="1114" calcext:value-type="float">
            <text:p>1114</text:p>
          </table:table-cell>
          <table:table-cell table:formula="of:=ROUND(AVERAGE([.A21:.A23]))" office:value-type="float" office:value="1113" calcext:value-type="float">
            <text:p>1113</text:p>
          </table:table-cell>
          <table:table-cell table:formula="of:=ROUND(AVERAGE([.A18:.A23]))" office:value-type="float" office:value="1109" calcext:value-type="float">
            <text:p>1109</text:p>
          </table:table-cell>
          <table:table-cell table:formula="of:=ROUND(AVERAGE([.A14:.A23]))" office:value-type="float" office:value="1107" calcext:value-type="float">
            <text:p>1107</text:p>
          </table:table-cell>
          <table:table-cell table:formula="of:=[.A23]*([.$H$2]/100)+(100-[.$H$2])/100*[.F22]" office:value-type="float" office:value="1109.65926241372" calcext:value-type="float">
            <text:p>1110</text:p>
          </table:table-cell>
          <table:table-cell table:formula="of:=[.A23]*([.$H$2]/100)+(100-[.$H$2])/100*([.G22] * [.$H$3] / 100 + (100-[.$H$3])/100 * [.G21])" office:value-type="float" office:value="1108.07044217282" calcext:value-type="float">
            <text:p>1108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ROUND(AVERAGE([.A23:.A24]))" office:value-type="float" office:value="1109" calcext:value-type="float">
            <text:p>1109</text:p>
          </table:table-cell>
          <table:table-cell table:formula="of:=ROUND(AVERAGE([.A22:.A24]))" office:value-type="float" office:value="1111" calcext:value-type="float">
            <text:p>1111</text:p>
          </table:table-cell>
          <table:table-cell table:formula="of:=ROUND(AVERAGE([.A19:.A24]))" office:value-type="float" office:value="1111" calcext:value-type="float">
            <text:p>1111</text:p>
          </table:table-cell>
          <table:table-cell table:formula="of:=ROUND(AVERAGE([.A15:.A24]))" office:value-type="float" office:value="1108" calcext:value-type="float">
            <text:p>1108</text:p>
          </table:table-cell>
          <table:table-cell table:formula="of:=[.A24]*([.$H$2]/100)+(100-[.$H$2])/100*[.F23]" office:value-type="float" office:value="1108.49444681029" calcext:value-type="float">
            <text:p>1108</text:p>
          </table:table-cell>
          <table:table-cell table:formula="of:=[.A24]*([.$H$2]/100)+(100-[.$H$2])/100*([.G23] * [.$H$3] / 100 + (100-[.$H$3])/100 * [.G22])" office:value-type="float" office:value="1106.58622317432" calcext:value-type="float">
            <text:p>1107</text:p>
          </table:table-cell>
          <table:table-cell table:number-columns-repeated="3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ROUND(AVERAGE([.A24:.A25]))" office:value-type="float" office:value="1104" calcext:value-type="float">
            <text:p>1104</text:p>
          </table:table-cell>
          <table:table-cell table:formula="of:=ROUND(AVERAGE([.A23:.A25]))" office:value-type="float" office:value="1107" calcext:value-type="float">
            <text:p>1107</text:p>
          </table:table-cell>
          <table:table-cell table:formula="of:=ROUND(AVERAGE([.A20:.A25]))" office:value-type="float" office:value="1108" calcext:value-type="float">
            <text:p>1108</text:p>
          </table:table-cell>
          <table:table-cell table:formula="of:=ROUND(AVERAGE([.A16:.A25]))" office:value-type="float" office:value="1107" calcext:value-type="float">
            <text:p>1107</text:p>
          </table:table-cell>
          <table:table-cell table:formula="of:=[.A25]*([.$H$2]/100)+(100-[.$H$2])/100*[.F24]" office:value-type="float" office:value="1107.12083510772" calcext:value-type="float">
            <text:p>1107</text:p>
          </table:table-cell>
          <table:table-cell table:formula="of:=[.A25]*([.$H$2]/100)+(100-[.$H$2])/100*([.G24] * [.$H$3] / 100 + (100-[.$H$3])/100 * [.G23])" office:value-type="float" office:value="1106.58019877984" calcext:value-type="float">
            <text:p>1107</text:p>
          </table:table-cell>
          <table:table-cell table:number-columns-repeated="3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ROUND(AVERAGE([.A25:.A26]))" office:value-type="float" office:value="1101" calcext:value-type="float">
            <text:p>1101</text:p>
          </table:table-cell>
          <table:table-cell table:formula="of:=ROUND(AVERAGE([.A24:.A26]))" office:value-type="float" office:value="1102" calcext:value-type="float">
            <text:p>1102</text:p>
          </table:table-cell>
          <table:table-cell table:formula="of:=ROUND(AVERAGE([.A21:.A26]))" office:value-type="float" office:value="1108" calcext:value-type="float">
            <text:p>1108</text:p>
          </table:table-cell>
          <table:table-cell table:formula="of:=ROUND(AVERAGE([.A17:.A26]))" office:value-type="float" office:value="1107" calcext:value-type="float">
            <text:p>1107</text:p>
          </table:table-cell>
          <table:table-cell table:formula="of:=[.A26]*([.$H$2]/100)+(100-[.$H$2])/100*[.F25]" office:value-type="float" office:value="1105.09062633079" calcext:value-type="float">
            <text:p>1105</text:p>
          </table:table-cell>
          <table:table-cell table:formula="of:=[.A26]*([.$H$2]/100)+(100-[.$H$2])/100*([.G25] * [.$H$3] / 100 + (100-[.$H$3])/100 * [.G24])" office:value-type="float" office:value="1104.68876372157" calcext:value-type="float">
            <text:p>1105</text:p>
          </table:table-cell>
          <table:table-cell table:number-columns-repeated="3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ROUND(AVERAGE([.A26:.A27]))" office:value-type="float" office:value="1113" calcext:value-type="float">
            <text:p>1113</text:p>
          </table:table-cell>
          <table:table-cell table:formula="of:=ROUND(AVERAGE([.A25:.A27]))" office:value-type="float" office:value="1110" calcext:value-type="float">
            <text:p>1110</text:p>
          </table:table-cell>
          <table:table-cell table:formula="of:=ROUND(AVERAGE([.A22:.A27]))" office:value-type="float" office:value="1110" calcext:value-type="float">
            <text:p>1110</text:p>
          </table:table-cell>
          <table:table-cell table:formula="of:=ROUND(AVERAGE([.A18:.A27]))" office:value-type="float" office:value="1109" calcext:value-type="float">
            <text:p>1109</text:p>
          </table:table-cell>
          <table:table-cell table:formula="of:=[.A27]*([.$H$2]/100)+(100-[.$H$2])/100*[.F26]" office:value-type="float" office:value="1110.56796974809" calcext:value-type="float">
            <text:p>1111</text:p>
          </table:table-cell>
          <table:table-cell table:formula="of:=[.A27]*([.$H$2]/100)+(100-[.$H$2])/100*([.G26] * [.$H$3] / 100 + (100-[.$H$3])/100 * [.G25])" office:value-type="float" office:value="1111.40143382614" calcext:value-type="float">
            <text:p>1111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ROUND(AVERAGE([.A27:.A28]))" office:value-type="float" office:value="1113" calcext:value-type="float">
            <text:p>1113</text:p>
          </table:table-cell>
          <table:table-cell table:formula="of:=ROUND(AVERAGE([.A26:.A28]))" office:value-type="float" office:value="1108" calcext:value-type="float">
            <text:p>1108</text:p>
          </table:table-cell>
          <table:table-cell table:formula="of:=ROUND(AVERAGE([.A23:.A28]))" office:value-type="float" office:value="1107" calcext:value-type="float">
            <text:p>1107</text:p>
          </table:table-cell>
          <table:table-cell table:formula="of:=ROUND(AVERAGE([.A19:.A28]))" office:value-type="float" office:value="1109" calcext:value-type="float">
            <text:p>1109</text:p>
          </table:table-cell>
          <table:table-cell table:formula="of:=[.A28]*([.$H$2]/100)+(100-[.$H$2])/100*[.F27]" office:value-type="float" office:value="1107.42597731107" calcext:value-type="float">
            <text:p>1107</text:p>
          </table:table-cell>
          <table:table-cell table:formula="of:=[.A28]*([.$H$2]/100)+(100-[.$H$2])/100*([.G27] * [.$H$3] / 100 + (100-[.$H$3])/100 * [.G26])" office:value-type="float" office:value="1104.02347330686" calcext:value-type="float">
            <text:p>1104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ROUND(AVERAGE([.A28:.A29]))" office:value-type="float" office:value="1101" calcext:value-type="float">
            <text:p>1101</text:p>
          </table:table-cell>
          <table:table-cell table:formula="of:=ROUND(AVERAGE([.A27:.A29]))" office:value-type="float" office:value="1110" calcext:value-type="float">
            <text:p>1110</text:p>
          </table:table-cell>
          <table:table-cell table:formula="of:=ROUND(AVERAGE([.A24:.A29]))" office:value-type="float" office:value="1106" calcext:value-type="float">
            <text:p>1106</text:p>
          </table:table-cell>
          <table:table-cell table:formula="of:=ROUND(AVERAGE([.A20:.A29]))" office:value-type="float" office:value="1108" calcext:value-type="float">
            <text:p>1108</text:p>
          </table:table-cell>
          <table:table-cell table:formula="of:=[.A29]*([.$H$2]/100)+(100-[.$H$2])/100*[.F28]" office:value-type="float" office:value="1106.5694829833" calcext:value-type="float">
            <text:p>1107</text:p>
          </table:table-cell>
          <table:table-cell table:formula="of:=[.A29]*([.$H$2]/100)+(100-[.$H$2])/100*([.G28] * [.$H$3] / 100 + (100-[.$H$3])/100 * [.G27])" office:value-type="float" office:value="1108.44438129171" calcext:value-type="float">
            <text:p>1108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ROUND(AVERAGE([.A29:.A30]))" office:value-type="float" office:value="1104" calcext:value-type="float">
            <text:p>1104</text:p>
          </table:table-cell>
          <table:table-cell table:formula="of:=ROUND(AVERAGE([.A28:.A30]))" office:value-type="float" office:value="1102" calcext:value-type="float">
            <text:p>1102</text:p>
          </table:table-cell>
          <table:table-cell table:formula="of:=ROUND(AVERAGE([.A25:.A30]))" office:value-type="float" office:value="1106" calcext:value-type="float">
            <text:p>1106</text:p>
          </table:table-cell>
          <table:table-cell table:formula="of:=ROUND(AVERAGE([.A21:.A30]))" office:value-type="float" office:value="1108" calcext:value-type="float">
            <text:p>1108</text:p>
          </table:table-cell>
          <table:table-cell table:formula="of:=[.A30]*([.$H$2]/100)+(100-[.$H$2])/100*[.F29]" office:value-type="float" office:value="1105.92711223748" calcext:value-type="float">
            <text:p>1106</text:p>
          </table:table-cell>
          <table:table-cell table:formula="of:=[.A30]*([.$H$2]/100)+(100-[.$H$2])/100*([.G29] * [.$H$3] / 100 + (100-[.$H$3])/100 * [.G28])" office:value-type="float" office:value="1104.68074117787" calcext:value-type="float">
            <text:p>1105</text:p>
          </table:table-cell>
          <table:table-cell table:number-columns-repeated="3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ROUND(AVERAGE([.A30:.A31]))" office:value-type="float" office:value="1100" calcext:value-type="float">
            <text:p>1100</text:p>
          </table:table-cell>
          <table:table-cell table:formula="of:=ROUND(AVERAGE([.A29:.A31]))" office:value-type="float" office:value="1101" calcext:value-type="float">
            <text:p>1101</text:p>
          </table:table-cell>
          <table:table-cell table:formula="of:=ROUND(AVERAGE([.A26:.A31]))" office:value-type="float" office:value="1105" calcext:value-type="float">
            <text:p>1105</text:p>
          </table:table-cell>
          <table:table-cell table:formula="of:=ROUND(AVERAGE([.A22:.A31]))" office:value-type="float" office:value="1106" calcext:value-type="float">
            <text:p>1106</text:p>
          </table:table-cell>
          <table:table-cell table:formula="of:=[.A31]*([.$H$2]/100)+(100-[.$H$2])/100*[.F30]" office:value-type="float" office:value="1103.44533417811" calcext:value-type="float">
            <text:p>1103</text:p>
          </table:table-cell>
          <table:table-cell table:formula="of:=[.A31]*([.$H$2]/100)+(100-[.$H$2])/100*([.G30] * [.$H$3] / 100 + (100-[.$H$3])/100 * [.G29])" office:value-type="float" office:value="1104.76873995171" calcext:value-type="float">
            <text:p>1105</text:p>
          </table:table-cell>
          <table:table-cell table:number-columns-repeated="3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ROUND(AVERAGE([.A31:.A32]))" office:value-type="float" office:value="1094" calcext:value-type="float">
            <text:p>1094</text:p>
          </table:table-cell>
          <table:table-cell table:formula="of:=ROUND(AVERAGE([.A30:.A32]))" office:value-type="float" office:value="1097" calcext:value-type="float">
            <text:p>1097</text:p>
          </table:table-cell>
          <table:table-cell table:formula="of:=ROUND(AVERAGE([.A27:.A32]))" office:value-type="float" office:value="1103" calcext:value-type="float">
            <text:p>1103</text:p>
          </table:table-cell>
          <table:table-cell table:formula="of:=ROUND(AVERAGE([.A23:.A32]))" office:value-type="float" office:value="1104" calcext:value-type="float">
            <text:p>1104</text:p>
          </table:table-cell>
          <table:table-cell table:formula="of:=[.A32]*([.$H$2]/100)+(100-[.$H$2])/100*[.F31]" office:value-type="float" office:value="1100.33400063358" calcext:value-type="float">
            <text:p>1100</text:p>
          </table:table-cell>
          <table:table-cell table:formula="of:=[.A32]*([.$H$2]/100)+(100-[.$H$2])/100*([.G31] * [.$H$3] / 100 + (100-[.$H$3])/100 * [.G30])" office:value-type="float" office:value="1101.27375569948" calcext:value-type="float">
            <text:p>1101</text:p>
          </table:table-cell>
          <table:table-cell table:number-columns-repeated="3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ROUND(AVERAGE([.A32:.A33]))" office:value-type="float" office:value="1100" calcext:value-type="float">
            <text:p>1100</text:p>
          </table:table-cell>
          <table:table-cell table:formula="of:=ROUND(AVERAGE([.A31:.A33]))" office:value-type="float" office:value="1098" calcext:value-type="float">
            <text:p>1098</text:p>
          </table:table-cell>
          <table:table-cell table:formula="of:=ROUND(AVERAGE([.A28:.A33]))" office:value-type="float" office:value="1100" calcext:value-type="float">
            <text:p>1100</text:p>
          </table:table-cell>
          <table:table-cell table:formula="of:=ROUND(AVERAGE([.A24:.A33]))" office:value-type="float" office:value="1104" calcext:value-type="float">
            <text:p>1104</text:p>
          </table:table-cell>
          <table:table-cell table:formula="of:=[.A33]*([.$H$2]/100)+(100-[.$H$2])/100*[.F32]" office:value-type="float" office:value="1102.25050047519" calcext:value-type="float">
            <text:p>1102</text:p>
          </table:table-cell>
          <table:table-cell table:formula="of:=[.A33]*([.$H$2]/100)+(100-[.$H$2])/100*([.G32] * [.$H$3] / 100 + (100-[.$H$3])/100 * [.G31])" office:value-type="float" office:value="1105.05230732595" calcext:value-type="float">
            <text:p>1105</text:p>
          </table:table-cell>
          <table:table-cell table:number-columns-repeated="3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ROUND(AVERAGE([.A33:.A34]))" office:value-type="float" office:value="1102" calcext:value-type="float">
            <text:p>1102</text:p>
          </table:table-cell>
          <table:table-cell table:formula="of:=ROUND(AVERAGE([.A32:.A34]))" office:value-type="float" office:value="1098" calcext:value-type="float">
            <text:p>1098</text:p>
          </table:table-cell>
          <table:table-cell table:formula="of:=ROUND(AVERAGE([.A29:.A34]))" office:value-type="float" office:value="1100" calcext:value-type="float">
            <text:p>1100</text:p>
          </table:table-cell>
          <table:table-cell table:formula="of:=ROUND(AVERAGE([.A25:.A34]))" office:value-type="float" office:value="1103" calcext:value-type="float">
            <text:p>1103</text:p>
          </table:table-cell>
          <table:table-cell table:formula="of:=[.A34]*([.$H$2]/100)+(100-[.$H$2])/100*[.F33]" office:value-type="float" office:value="1100.43787535639" calcext:value-type="float">
            <text:p>1100</text:p>
          </table:table-cell>
          <table:table-cell table:formula="of:=[.A34]*([.$H$2]/100)+(100-[.$H$2])/100*([.G33] * [.$H$3] / 100 + (100-[.$H$3])/100 * [.G32])" office:value-type="float" office:value="1100.27209951858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ROUND(AVERAGE([.A34:.A35]))" office:value-type="float" office:value="1102" calcext:value-type="float">
            <text:p>1102</text:p>
          </table:table-cell>
          <table:table-cell table:formula="of:=ROUND(AVERAGE([.A33:.A35]))" office:value-type="float" office:value="1104" calcext:value-type="float">
            <text:p>1104</text:p>
          </table:table-cell>
          <table:table-cell table:formula="of:=ROUND(AVERAGE([.A30:.A35]))" office:value-type="float" office:value="1101" calcext:value-type="float">
            <text:p>1101</text:p>
          </table:table-cell>
          <table:table-cell table:formula="of:=ROUND(AVERAGE([.A26:.A35]))" office:value-type="float" office:value="1103" calcext:value-type="float">
            <text:p>1103</text:p>
          </table:table-cell>
          <table:table-cell table:formula="of:=[.A35]*([.$H$2]/100)+(100-[.$H$2])/100*[.F34]" office:value-type="float" office:value="1102.57840651729" calcext:value-type="float">
            <text:p>1103</text:p>
          </table:table-cell>
          <table:table-cell table:formula="of:=[.A35]*([.$H$2]/100)+(100-[.$H$2])/100*([.G34] * [.$H$3] / 100 + (100-[.$H$3])/100 * [.G33])" office:value-type="float" office:value="1105.32219932336" calcext:value-type="float">
            <text:p>1105</text:p>
          </table:table-cell>
          <table:table-cell table:number-columns-repeated="3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ROUND(AVERAGE([.A35:.A36]))" office:value-type="float" office:value="1108" calcext:value-type="float">
            <text:p>1108</text:p>
          </table:table-cell>
          <table:table-cell table:formula="of:=ROUND(AVERAGE([.A34:.A36]))" office:value-type="float" office:value="1104" calcext:value-type="float">
            <text:p>1104</text:p>
          </table:table-cell>
          <table:table-cell table:formula="of:=ROUND(AVERAGE([.A31:.A36]))" office:value-type="float" office:value="1101" calcext:value-type="float">
            <text:p>1101</text:p>
          </table:table-cell>
          <table:table-cell table:formula="of:=ROUND(AVERAGE([.A27:.A36]))" office:value-type="float" office:value="1104" calcext:value-type="float">
            <text:p>1104</text:p>
          </table:table-cell>
          <table:table-cell table:formula="of:=[.A36]*([.$H$2]/100)+(100-[.$H$2])/100*[.F35]" office:value-type="float" office:value="1103.68380488797" calcext:value-type="float">
            <text:p>1104</text:p>
          </table:table-cell>
          <table:table-cell table:formula="of:=[.A36]*([.$H$2]/100)+(100-[.$H$2])/100*([.G35] * [.$H$3] / 100 + (100-[.$H$3])/100 * [.G34])" office:value-type="float" office:value="1102.71158960965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ROUND(AVERAGE([.A36:.A37]))" office:value-type="float" office:value="1104" calcext:value-type="float">
            <text:p>1104</text:p>
          </table:table-cell>
          <table:table-cell table:formula="of:=ROUND(AVERAGE([.A35:.A37]))" office:value-type="float" office:value="1106" calcext:value-type="float">
            <text:p>1106</text:p>
          </table:table-cell>
          <table:table-cell table:formula="of:=ROUND(AVERAGE([.A32:.A37]))" office:value-type="float" office:value="1102" calcext:value-type="float">
            <text:p>1102</text:p>
          </table:table-cell>
          <table:table-cell table:formula="of:=ROUND(AVERAGE([.A28:.A37]))" office:value-type="float" office:value="1101" calcext:value-type="float">
            <text:p>1101</text:p>
          </table:table-cell>
          <table:table-cell table:formula="of:=[.A37]*([.$H$2]/100)+(100-[.$H$2])/100*[.F36]" office:value-type="float" office:value="1103.01285366598" calcext:value-type="float">
            <text:p>1103</text:p>
          </table:table-cell>
          <table:table-cell table:formula="of:=[.A37]*([.$H$2]/100)+(100-[.$H$2])/100*([.G36] * [.$H$3] / 100 + (100-[.$H$3])/100 * [.G35])" office:value-type="float" office:value="1103.85005803546" calcext:value-type="float">
            <text:p>1104</text:p>
          </table:table-cell>
          <table:table-cell table:number-columns-repeated="3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ROUND(AVERAGE([.A37:.A38]))" office:value-type="float" office:value="1112" calcext:value-type="float">
            <text:p>1112</text:p>
          </table:table-cell>
          <table:table-cell table:formula="of:=ROUND(AVERAGE([.A36:.A38]))" office:value-type="float" office:value="1110" calcext:value-type="float">
            <text:p>1110</text:p>
          </table:table-cell>
          <table:table-cell table:formula="of:=ROUND(AVERAGE([.A33:.A38]))" office:value-type="float" office:value="1107" calcext:value-type="float">
            <text:p>1107</text:p>
          </table:table-cell>
          <table:table-cell table:formula="of:=ROUND(AVERAGE([.A29:.A38]))" office:value-type="float" office:value="1104" calcext:value-type="float">
            <text:p>1104</text:p>
          </table:table-cell>
          <table:table-cell table:formula="of:=[.A38]*([.$H$2]/100)+(100-[.$H$2])/100*[.F37]" office:value-type="float" office:value="1108.00964024948" calcext:value-type="float">
            <text:p>1108</text:p>
          </table:table-cell>
          <table:table-cell table:formula="of:=[.A38]*([.$H$2]/100)+(100-[.$H$2])/100*([.G37] * [.$H$3] / 100 + (100-[.$H$3])/100 * [.G36])" office:value-type="float" office:value="1107.95446247111" calcext:value-type="float">
            <text:p>1108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ROUND(AVERAGE([.A38:.A39]))" office:value-type="float" office:value="1111" calcext:value-type="float">
            <text:p>1111</text:p>
          </table:table-cell>
          <table:table-cell table:formula="of:=ROUND(AVERAGE([.A37:.A39]))" office:value-type="float" office:value="1107" calcext:value-type="float">
            <text:p>1107</text:p>
          </table:table-cell>
          <table:table-cell table:formula="of:=ROUND(AVERAGE([.A34:.A39]))" office:value-type="float" office:value="1106" calcext:value-type="float">
            <text:p>1106</text:p>
          </table:table-cell>
          <table:table-cell table:formula="of:=ROUND(AVERAGE([.A30:.A39]))" office:value-type="float" office:value="1103" calcext:value-type="float">
            <text:p>1103</text:p>
          </table:table-cell>
          <table:table-cell table:formula="of:=[.A39]*([.$H$2]/100)+(100-[.$H$2])/100*[.F38]" office:value-type="float" office:value="1105.50723018711" calcext:value-type="float">
            <text:p>1106</text:p>
          </table:table-cell>
          <table:table-cell table:formula="of:=[.A39]*([.$H$2]/100)+(100-[.$H$2])/100*([.G38] * [.$H$3] / 100 + (100-[.$H$3])/100 * [.G37])" office:value-type="float" office:value="1103.00320419194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ROUND(AVERAGE([.A39:.A40]))" office:value-type="float" office:value="1098" calcext:value-type="float">
            <text:p>1098</text:p>
          </table:table-cell>
          <table:table-cell table:formula="of:=ROUND(AVERAGE([.A38:.A40]))" office:value-type="float" office:value="1106" calcext:value-type="float">
            <text:p>1106</text:p>
          </table:table-cell>
          <table:table-cell table:formula="of:=ROUND(AVERAGE([.A35:.A40]))" office:value-type="float" office:value="1106" calcext:value-type="float">
            <text:p>1106</text:p>
          </table:table-cell>
          <table:table-cell table:formula="of:=ROUND(AVERAGE([.A31:.A40]))" office:value-type="float" office:value="1103" calcext:value-type="float">
            <text:p>1103</text:p>
          </table:table-cell>
          <table:table-cell table:formula="of:=[.A40]*([.$H$2]/100)+(100-[.$H$2])/100*[.F39]" office:value-type="float" office:value="1103.63042264033" calcext:value-type="float">
            <text:p>1104</text:p>
          </table:table-cell>
          <table:table-cell table:formula="of:=[.A40]*([.$H$2]/100)+(100-[.$H$2])/100*([.G39] * [.$H$3] / 100 + (100-[.$H$3])/100 * [.G38])" office:value-type="float" office:value="1104.72315811146" calcext:value-type="float">
            <text:p>1105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ROUND(AVERAGE([.A40:.A41]))" office:value-type="float" office:value="1096" calcext:value-type="float">
            <text:p>1096</text:p>
          </table:table-cell>
          <table:table-cell table:formula="of:=ROUND(AVERAGE([.A39:.A41]))" office:value-type="float" office:value="1097" calcext:value-type="float">
            <text:p>1097</text:p>
          </table:table-cell>
          <table:table-cell table:formula="of:=ROUND(AVERAGE([.A36:.A41]))" office:value-type="float" office:value="1104" calcext:value-type="float">
            <text:p>1104</text:p>
          </table:table-cell>
          <table:table-cell table:formula="of:=ROUND(AVERAGE([.A32:.A41]))" office:value-type="float" office:value="1102" calcext:value-type="float">
            <text:p>1102</text:p>
          </table:table-cell>
          <table:table-cell table:formula="of:=[.A41]*([.$H$2]/100)+(100-[.$H$2])/100*[.F40]" office:value-type="float" office:value="1101.22281698025" calcext:value-type="float">
            <text:p>1101</text:p>
          </table:table-cell>
          <table:table-cell table:formula="of:=[.A41]*([.$H$2]/100)+(100-[.$H$2])/100*([.G40] * [.$H$3] / 100 + (100-[.$H$3])/100 * [.G39])" office:value-type="float" office:value="1101.01039623189" calcext:value-type="float">
            <text:p>1101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ROUND(AVERAGE([.A41:.A42]))" office:value-type="float" office:value="1097" calcext:value-type="float">
            <text:p>1097</text:p>
          </table:table-cell>
          <table:table-cell table:formula="of:=ROUND(AVERAGE([.A40:.A42]))" office:value-type="float" office:value="1097" calcext:value-type="float">
            <text:p>1097</text:p>
          </table:table-cell>
          <table:table-cell table:formula="of:=ROUND(AVERAGE([.A37:.A42]))" office:value-type="float" office:value="1102" calcext:value-type="float">
            <text:p>1102</text:p>
          </table:table-cell>
          <table:table-cell table:formula="of:=ROUND(AVERAGE([.A33:.A42]))" office:value-type="float" office:value="1103" calcext:value-type="float">
            <text:p>1103</text:p>
          </table:table-cell>
          <table:table-cell table:formula="of:=[.A42]*([.$H$2]/100)+(100-[.$H$2])/100*[.F41]" office:value-type="float" office:value="1100.91711273519" calcext:value-type="float">
            <text:p>1101</text:p>
          </table:table-cell>
          <table:table-cell table:formula="of:=[.A42]*([.$H$2]/100)+(100-[.$H$2])/100*([.G41] * [.$H$3] / 100 + (100-[.$H$3])/100 * [.G40])" office:value-type="float" office:value="1102.98545430166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ROUND(AVERAGE([.A42:.A43]))" office:value-type="float" office:value="1101" calcext:value-type="float">
            <text:p>1101</text:p>
          </table:table-cell>
          <table:table-cell table:formula="of:=ROUND(AVERAGE([.A41:.A43]))" office:value-type="float" office:value="1098" calcext:value-type="float">
            <text:p>1098</text:p>
          </table:table-cell>
          <table:table-cell table:formula="of:=ROUND(AVERAGE([.A38:.A43]))" office:value-type="float" office:value="1102" calcext:value-type="float">
            <text:p>1102</text:p>
          </table:table-cell>
          <table:table-cell table:formula="of:=ROUND(AVERAGE([.A34:.A43]))" office:value-type="float" office:value="1103" calcext:value-type="float">
            <text:p>1103</text:p>
          </table:table-cell>
          <table:table-cell table:formula="of:=[.A43]*([.$H$2]/100)+(100-[.$H$2])/100*[.F42]" office:value-type="float" office:value="1100.93783455139" calcext:value-type="float">
            <text:p>1101</text:p>
          </table:table-cell>
          <table:table-cell table:formula="of:=[.A43]*([.$H$2]/100)+(100-[.$H$2])/100*([.G42] * [.$H$3] / 100 + (100-[.$H$3])/100 * [.G41])" office:value-type="float" office:value="1101.30405588438" calcext:value-type="float">
            <text:p>1101</text:p>
          </table:table-cell>
          <table:table-cell table:number-columns-repeated="3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ROUND(AVERAGE([.A43:.A44]))" office:value-type="float" office:value="1091" calcext:value-type="float">
            <text:p>1091</text:p>
          </table:table-cell>
          <table:table-cell table:formula="of:=ROUND(AVERAGE([.A42:.A44]))" office:value-type="float" office:value="1094" calcext:value-type="float">
            <text:p>1094</text:p>
          </table:table-cell>
          <table:table-cell table:formula="of:=ROUND(AVERAGE([.A39:.A44]))" office:value-type="float" office:value="1095" calcext:value-type="float">
            <text:p>1095</text:p>
          </table:table-cell>
          <table:table-cell table:formula="of:=ROUND(AVERAGE([.A35:.A44]))" office:value-type="float" office:value="1101" calcext:value-type="float">
            <text:p>1101</text:p>
          </table:table-cell>
          <table:table-cell table:formula="of:=[.A44]*([.$H$2]/100)+(100-[.$H$2])/100*[.F43]" office:value-type="float" office:value="1095.70337591354" calcext:value-type="float">
            <text:p>1096</text:p>
          </table:table-cell>
          <table:table-cell table:formula="of:=[.A44]*([.$H$2]/100)+(100-[.$H$2])/100*([.G43] * [.$H$3] / 100 + (100-[.$H$3])/100 * [.G42])" office:value-type="float" office:value="1096.98688096365" calcext:value-type="float">
            <text:p>1097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ROUND(AVERAGE([.A44:.A45]))" office:value-type="float" office:value="1086" calcext:value-type="float">
            <text:p>1086</text:p>
          </table:table-cell>
          <table:table-cell table:formula="of:=ROUND(AVERAGE([.A43:.A45]))" office:value-type="float" office:value="1091" calcext:value-type="float">
            <text:p>1091</text:p>
          </table:table-cell>
          <table:table-cell table:formula="of:=ROUND(AVERAGE([.A40:.A45]))" office:value-type="float" office:value="1094" calcext:value-type="float">
            <text:p>1094</text:p>
          </table:table-cell>
          <table:table-cell table:formula="of:=ROUND(AVERAGE([.A36:.A45]))" office:value-type="float" office:value="1099" calcext:value-type="float">
            <text:p>1099</text:p>
          </table:table-cell>
          <table:table-cell table:formula="of:=[.A45]*([.$H$2]/100)+(100-[.$H$2])/100*[.F44]" office:value-type="float" office:value="1094.77753193516" calcext:value-type="float">
            <text:p>1095</text:p>
          </table:table-cell>
          <table:table-cell table:formula="of:=[.A45]*([.$H$2]/100)+(100-[.$H$2])/100*([.G44] * [.$H$3] / 100 + (100-[.$H$3])/100 * [.G43])" office:value-type="float" office:value="1098.33046567518" calcext:value-type="float">
            <text:p>1098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ROUND(AVERAGE([.A45:.A46]))" office:value-type="float" office:value="1102" calcext:value-type="float">
            <text:p>1102</text:p>
          </table:table-cell>
          <table:table-cell table:formula="of:=ROUND(AVERAGE([.A44:.A46]))" office:value-type="float" office:value="1094" calcext:value-type="float">
            <text:p>1094</text:p>
          </table:table-cell>
          <table:table-cell table:formula="of:=ROUND(AVERAGE([.A41:.A46]))" office:value-type="float" office:value="1096" calcext:value-type="float">
            <text:p>1096</text:p>
          </table:table-cell>
          <table:table-cell table:formula="of:=ROUND(AVERAGE([.A37:.A46]))" office:value-type="float" office:value="1100" calcext:value-type="float">
            <text:p>1100</text:p>
          </table:table-cell>
          <table:table-cell table:formula="of:=[.A46]*([.$H$2]/100)+(100-[.$H$2])/100*[.F45]" office:value-type="float" office:value="1098.83314895137" calcext:value-type="float">
            <text:p>1099</text:p>
          </table:table-cell>
          <table:table-cell table:formula="of:=[.A46]*([.$H$2]/100)+(100-[.$H$2])/100*([.G45] * [.$H$3] / 100 + (100-[.$H$3])/100 * [.G44])" office:value-type="float" office:value="1100.69169842947" calcext:value-type="float">
            <text:p>1101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ROUND(AVERAGE([.A46:.A47]))" office:value-type="float" office:value="1108" calcext:value-type="float">
            <text:p>1108</text:p>
          </table:table-cell>
          <table:table-cell table:formula="of:=ROUND(AVERAGE([.A45:.A47]))" office:value-type="float" office:value="1102" calcext:value-type="float">
            <text:p>1102</text:p>
          </table:table-cell>
          <table:table-cell table:formula="of:=ROUND(AVERAGE([.A42:.A47]))" office:value-type="float" office:value="1098" calcext:value-type="float">
            <text:p>1098</text:p>
          </table:table-cell>
          <table:table-cell table:formula="of:=ROUND(AVERAGE([.A38:.A47]))" office:value-type="float" office:value="1100" calcext:value-type="float">
            <text:p>1100</text:p>
          </table:table-cell>
          <table:table-cell table:formula="of:=[.A47]*([.$H$2]/100)+(100-[.$H$2])/100*[.F46]" office:value-type="float" office:value="1100.12486171353" calcext:value-type="float">
            <text:p>1100</text:p>
          </table:table-cell>
          <table:table-cell table:formula="of:=[.A47]*([.$H$2]/100)+(100-[.$H$2])/100*([.G46] * [.$H$3] / 100 + (100-[.$H$3])/100 * [.G45])" office:value-type="float" office:value="1100.10203416953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ROUND(AVERAGE([.A47:.A48]))" office:value-type="float" office:value="1100" calcext:value-type="float">
            <text:p>1100</text:p>
          </table:table-cell>
          <table:table-cell table:formula="of:=ROUND(AVERAGE([.A46:.A48]))" office:value-type="float" office:value="1103" calcext:value-type="float">
            <text:p>1103</text:p>
          </table:table-cell>
          <table:table-cell table:formula="of:=ROUND(AVERAGE([.A43:.A48]))" office:value-type="float" office:value="1097" calcext:value-type="float">
            <text:p>1097</text:p>
          </table:table-cell>
          <table:table-cell table:formula="of:=ROUND(AVERAGE([.A39:.A48]))" office:value-type="float" office:value="1097" calcext:value-type="float">
            <text:p>1097</text:p>
          </table:table-cell>
          <table:table-cell table:formula="of:=[.A48]*([.$H$2]/100)+(100-[.$H$2])/100*[.F47]" office:value-type="float" office:value="1098.84364628514" calcext:value-type="float">
            <text:p>1099</text:p>
          </table:table-cell>
          <table:table-cell table:formula="of:=[.A48]*([.$H$2]/100)+(100-[.$H$2])/100*([.G47] * [.$H$3] / 100 + (100-[.$H$3])/100 * [.G46])" office:value-type="float" office:value="1099.18032418311" calcext:value-type="float">
            <text:p>1099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ROUND(AVERAGE([.A48:.A49]))" office:value-type="float" office:value="1098" calcext:value-type="float">
            <text:p>1098</text:p>
          </table:table-cell>
          <table:table-cell table:formula="of:=ROUND(AVERAGE([.A47:.A49]))" office:value-type="float" office:value="1100" calcext:value-type="float">
            <text:p>1100</text:p>
          </table:table-cell>
          <table:table-cell table:formula="of:=ROUND(AVERAGE([.A44:.A49]))" office:value-type="float" office:value="1097" calcext:value-type="float">
            <text:p>1097</text:p>
          </table:table-cell>
          <table:table-cell table:formula="of:=ROUND(AVERAGE([.A40:.A49]))" office:value-type="float" office:value="1098" calcext:value-type="float">
            <text:p>1098</text:p>
          </table:table-cell>
          <table:table-cell table:formula="of:=[.A49]*([.$H$2]/100)+(100-[.$H$2])/100*[.F48]" office:value-type="float" office:value="1099.13273471386" calcext:value-type="float">
            <text:p>1099</text:p>
          </table:table-cell>
          <table:table-cell table:formula="of:=[.A49]*([.$H$2]/100)+(100-[.$H$2])/100*([.G48] * [.$H$3] / 100 + (100-[.$H$3])/100 * [.G47])" office:value-type="float" office:value="1099.93826912918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ROUND(AVERAGE([.A49:.A50]))" office:value-type="float" office:value="1101" calcext:value-type="float">
            <text:p>1101</text:p>
          </table:table-cell>
          <table:table-cell table:formula="of:=ROUND(AVERAGE([.A48:.A50]))" office:value-type="float" office:value="1099" calcext:value-type="float">
            <text:p>1099</text:p>
          </table:table-cell>
          <table:table-cell table:formula="of:=ROUND(AVERAGE([.A45:.A50]))" office:value-type="float" office:value="1101" calcext:value-type="float">
            <text:p>1101</text:p>
          </table:table-cell>
          <table:table-cell table:formula="of:=ROUND(AVERAGE([.A41:.A50]))" office:value-type="float" office:value="1098" calcext:value-type="float">
            <text:p>1098</text:p>
          </table:table-cell>
          <table:table-cell table:formula="of:=[.A50]*([.$H$2]/100)+(100-[.$H$2])/100*[.F49]" office:value-type="float" office:value="1099.59955103539" calcext:value-type="float">
            <text:p>1100</text:p>
          </table:table-cell>
          <table:table-cell table:formula="of:=[.A50]*([.$H$2]/100)+(100-[.$H$2])/100*([.G49] * [.$H$3] / 100 + (100-[.$H$3])/100 * [.G48])" office:value-type="float" office:value="1099.74893487924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ROUND(AVERAGE([.A50:.A51]))" office:value-type="float" office:value="1108" calcext:value-type="float">
            <text:p>1108</text:p>
          </table:table-cell>
          <table:table-cell table:formula="of:=ROUND(AVERAGE([.A49:.A51]))" office:value-type="float" office:value="1105" calcext:value-type="float">
            <text:p>1105</text:p>
          </table:table-cell>
          <table:table-cell table:formula="of:=ROUND(AVERAGE([.A46:.A51]))" office:value-type="float" office:value="1104" calcext:value-type="float">
            <text:p>1104</text:p>
          </table:table-cell>
          <table:table-cell table:formula="of:=ROUND(AVERAGE([.A42:.A51]))" office:value-type="float" office:value="1100" calcext:value-type="float">
            <text:p>1100</text:p>
          </table:table-cell>
          <table:table-cell table:formula="of:=[.A51]*([.$H$2]/100)+(100-[.$H$2])/100*[.F50]" office:value-type="float" office:value="1103.19966327655" calcext:value-type="float">
            <text:p>1103</text:p>
          </table:table-cell>
          <table:table-cell table:formula="of:=[.A51]*([.$H$2]/100)+(100-[.$H$2])/100*([.G50] * [.$H$3] / 100 + (100-[.$H$3])/100 * [.G49])" office:value-type="float" office:value="1103.4253017094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ROUND(AVERAGE([.A51:.A52]))" office:value-type="float" office:value="1108" calcext:value-type="float">
            <text:p>1108</text:p>
          </table:table-cell>
          <table:table-cell table:formula="of:=ROUND(AVERAGE([.A50:.A52]))" office:value-type="float" office:value="1106" calcext:value-type="float">
            <text:p>1106</text:p>
          </table:table-cell>
          <table:table-cell table:formula="of:=ROUND(AVERAGE([.A47:.A52]))" office:value-type="float" office:value="1103" calcext:value-type="float">
            <text:p>1103</text:p>
          </table:table-cell>
          <table:table-cell table:formula="of:=ROUND(AVERAGE([.A43:.A52]))" office:value-type="float" office:value="1100" calcext:value-type="float">
            <text:p>1100</text:p>
          </table:table-cell>
          <table:table-cell table:formula="of:=[.A52]*([.$H$2]/100)+(100-[.$H$2])/100*[.F51]" office:value-type="float" office:value="1102.89974745741" calcext:value-type="float">
            <text:p>1103</text:p>
          </table:table-cell>
          <table:table-cell table:formula="of:=[.A52]*([.$H$2]/100)+(100-[.$H$2])/100*([.G51] * [.$H$3] / 100 + (100-[.$H$3])/100 * [.G50])" office:value-type="float" office:value="1100.86315618395" calcext:value-type="float">
            <text:p>1101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ROUND(AVERAGE([.A52:.A53]))" office:value-type="float" office:value="1098" calcext:value-type="float">
            <text:p>1098</text:p>
          </table:table-cell>
          <table:table-cell table:formula="of:=ROUND(AVERAGE([.A51:.A53]))" office:value-type="float" office:value="1103" calcext:value-type="float">
            <text:p>1103</text:p>
          </table:table-cell>
          <table:table-cell table:formula="of:=ROUND(AVERAGE([.A48:.A53]))" office:value-type="float" office:value="1101" calcext:value-type="float">
            <text:p>1101</text:p>
          </table:table-cell>
          <table:table-cell table:formula="of:=ROUND(AVERAGE([.A44:.A53]))" office:value-type="float" office:value="1099" calcext:value-type="float">
            <text:p>1099</text:p>
          </table:table-cell>
          <table:table-cell table:formula="of:=[.A53]*([.$H$2]/100)+(100-[.$H$2])/100*[.F52]" office:value-type="float" office:value="1100.67481059306" calcext:value-type="float">
            <text:p>1101</text:p>
          </table:table-cell>
          <table:table-cell table:formula="of:=[.A53]*([.$H$2]/100)+(100-[.$H$2])/100*([.G52] * [.$H$3] / 100 + (100-[.$H$3])/100 * [.G51])" office:value-type="float" office:value="1100.68465445323" calcext:value-type="float">
            <text:p>1101</text:p>
          </table:table-cell>
          <table:table-cell table:number-columns-repeated="3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ROUND(AVERAGE([.A53:.A54]))" office:value-type="float" office:value="1097" calcext:value-type="float">
            <text:p>1097</text:p>
          </table:table-cell>
          <table:table-cell table:formula="of:=ROUND(AVERAGE([.A52:.A54]))" office:value-type="float" office:value="1098" calcext:value-type="float">
            <text:p>1098</text:p>
          </table:table-cell>
          <table:table-cell table:formula="of:=ROUND(AVERAGE([.A49:.A54]))" office:value-type="float" office:value="1102" calcext:value-type="float">
            <text:p>1102</text:p>
          </table:table-cell>
          <table:table-cell table:formula="of:=ROUND(AVERAGE([.A45:.A54]))" office:value-type="float" office:value="1101" calcext:value-type="float">
            <text:p>1101</text:p>
          </table:table-cell>
          <table:table-cell table:formula="of:=[.A54]*([.$H$2]/100)+(100-[.$H$2])/100*[.F53]" office:value-type="float" office:value="1100.25610794479" calcext:value-type="float">
            <text:p>1100</text:p>
          </table:table-cell>
          <table:table-cell table:formula="of:=[.A54]*([.$H$2]/100)+(100-[.$H$2])/100*([.G53] * [.$H$3] / 100 + (100-[.$H$3])/100 * [.G52])" office:value-type="float" office:value="1100.37059187836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ROUND(AVERAGE([.A54:.A55]))" office:value-type="float" office:value="1106" calcext:value-type="float">
            <text:p>1106</text:p>
          </table:table-cell>
          <table:table-cell table:formula="of:=ROUND(AVERAGE([.A53:.A55]))" office:value-type="float" office:value="1102" calcext:value-type="float">
            <text:p>1102</text:p>
          </table:table-cell>
          <table:table-cell table:formula="of:=ROUND(AVERAGE([.A50:.A55]))" office:value-type="float" office:value="1104" calcext:value-type="float">
            <text:p>1104</text:p>
          </table:table-cell>
          <table:table-cell table:formula="of:=ROUND(AVERAGE([.A46:.A55]))" office:value-type="float" office:value="1103" calcext:value-type="float">
            <text:p>1103</text:p>
          </table:table-cell>
          <table:table-cell table:formula="of:=[.A55]*([.$H$2]/100)+(100-[.$H$2])/100*[.F54]" office:value-type="float" office:value="1103.44208095859" calcext:value-type="float">
            <text:p>1103</text:p>
          </table:table-cell>
          <table:table-cell table:formula="of:=[.A55]*([.$H$2]/100)+(100-[.$H$2])/100*([.G54] * [.$H$3] / 100 + (100-[.$H$3])/100 * [.G53])" office:value-type="float" office:value="1103.71638145369" calcext:value-type="float">
            <text:p>1104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ROUND(AVERAGE([.A55:.A56]))" office:value-type="float" office:value="1109" calcext:value-type="float">
            <text:p>1109</text:p>
          </table:table-cell>
          <table:table-cell table:formula="of:=ROUND(AVERAGE([.A54:.A56]))" office:value-type="float" office:value="1106" calcext:value-type="float">
            <text:p>1106</text:p>
          </table:table-cell>
          <table:table-cell table:formula="of:=ROUND(AVERAGE([.A51:.A56]))" office:value-type="float" office:value="1105" calcext:value-type="float">
            <text:p>1105</text:p>
          </table:table-cell>
          <table:table-cell table:formula="of:=ROUND(AVERAGE([.A47:.A56]))" office:value-type="float" office:value="1103" calcext:value-type="float">
            <text:p>1103</text:p>
          </table:table-cell>
          <table:table-cell table:formula="of:=[.A56]*([.$H$2]/100)+(100-[.$H$2])/100*[.F55]" office:value-type="float" office:value="1103.83156071895" calcext:value-type="float">
            <text:p>1104</text:p>
          </table:table-cell>
          <table:table-cell table:formula="of:=[.A56]*([.$H$2]/100)+(100-[.$H$2])/100*([.G55] * [.$H$3] / 100 + (100-[.$H$3])/100 * [.G54])" office:value-type="float" office:value="1102.02981234507" calcext:value-type="float">
            <text:p>1102</text:p>
          </table:table-cell>
          <table:table-cell table:number-columns-repeated="3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ROUND(AVERAGE([.A56:.A57]))" office:value-type="float" office:value="1104" calcext:value-type="float">
            <text:p>1104</text:p>
          </table:table-cell>
          <table:table-cell table:formula="of:=ROUND(AVERAGE([.A55:.A57]))" office:value-type="float" office:value="1107" calcext:value-type="float">
            <text:p>1107</text:p>
          </table:table-cell>
          <table:table-cell table:formula="of:=ROUND(AVERAGE([.A52:.A57]))" office:value-type="float" office:value="1103" calcext:value-type="float">
            <text:p>1103</text:p>
          </table:table-cell>
          <table:table-cell table:formula="of:=ROUND(AVERAGE([.A48:.A57]))" office:value-type="float" office:value="1103" calcext:value-type="float">
            <text:p>1103</text:p>
          </table:table-cell>
          <table:table-cell table:formula="of:=[.A57]*([.$H$2]/100)+(100-[.$H$2])/100*[.F56]" office:value-type="float" office:value="1103.37367053921" calcext:value-type="float">
            <text:p>1103</text:p>
          </table:table-cell>
          <table:table-cell table:formula="of:=[.A57]*([.$H$2]/100)+(100-[.$H$2])/100*([.G56] * [.$H$3] / 100 + (100-[.$H$3])/100 * [.G55])" office:value-type="float" office:value="1103.03430072398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ROUND(AVERAGE([.A57:.A58]))" office:value-type="float" office:value="1096" calcext:value-type="float">
            <text:p>1096</text:p>
          </table:table-cell>
          <table:table-cell table:formula="of:=ROUND(AVERAGE([.A56:.A58]))" office:value-type="float" office:value="1099" calcext:value-type="float">
            <text:p>1099</text:p>
          </table:table-cell>
          <table:table-cell table:formula="of:=ROUND(AVERAGE([.A53:.A58]))" office:value-type="float" office:value="1100" calcext:value-type="float">
            <text:p>1100</text:p>
          </table:table-cell>
          <table:table-cell table:formula="of:=ROUND(AVERAGE([.A49:.A58]))" office:value-type="float" office:value="1102" calcext:value-type="float">
            <text:p>1102</text:p>
          </table:table-cell>
          <table:table-cell table:formula="of:=[.A58]*([.$H$2]/100)+(100-[.$H$2])/100*[.F57]" office:value-type="float" office:value="1099.78025290441" calcext:value-type="float">
            <text:p>1100</text:p>
          </table:table-cell>
          <table:table-cell table:formula="of:=[.A58]*([.$H$2]/100)+(100-[.$H$2])/100*([.G57] * [.$H$3] / 100 + (100-[.$H$3])/100 * [.G56])" office:value-type="float" office:value="1098.92303251564" calcext:value-type="float">
            <text:p>1099</text:p>
          </table:table-cell>
          <table:table-cell table:number-columns-repeated="3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ROUND(AVERAGE([.A58:.A59]))" office:value-type="float" office:value="1111" calcext:value-type="float">
            <text:p>1111</text:p>
          </table:table-cell>
          <table:table-cell table:formula="of:=ROUND(AVERAGE([.A57:.A59]))" office:value-type="float" office:value="1108" calcext:value-type="float">
            <text:p>1108</text:p>
          </table:table-cell>
          <table:table-cell table:formula="of:=ROUND(AVERAGE([.A54:.A59]))" office:value-type="float" office:value="1107" calcext:value-type="float">
            <text:p>1107</text:p>
          </table:table-cell>
          <table:table-cell table:formula="of:=ROUND(AVERAGE([.A50:.A59]))" office:value-type="float" office:value="1105" calcext:value-type="float">
            <text:p>1105</text:p>
          </table:table-cell>
          <table:table-cell table:formula="of:=[.A59]*([.$H$2]/100)+(100-[.$H$2])/100*[.F58]" office:value-type="float" office:value="1107.83518967831" calcext:value-type="float">
            <text:p>1108</text:p>
          </table:table-cell>
          <table:table-cell table:formula="of:=[.A59]*([.$H$2]/100)+(100-[.$H$2])/100*([.G58] * [.$H$3] / 100 + (100-[.$H$3])/100 * [.G57])" office:value-type="float" office:value="1109.65903531173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ROUND(AVERAGE([.A59:.A60]))" office:value-type="float" office:value="1120" calcext:value-type="float">
            <text:p>1120</text:p>
          </table:table-cell>
          <table:table-cell table:formula="of:=ROUND(AVERAGE([.A58:.A60]))" office:value-type="float" office:value="1109" calcext:value-type="float">
            <text:p>1109</text:p>
          </table:table-cell>
          <table:table-cell table:formula="of:=ROUND(AVERAGE([.A55:.A60]))" office:value-type="float" office:value="1108" calcext:value-type="float">
            <text:p>1108</text:p>
          </table:table-cell>
          <table:table-cell table:formula="of:=ROUND(AVERAGE([.A51:.A60]))" office:value-type="float" office:value="1106" calcext:value-type="float">
            <text:p>1106</text:p>
          </table:table-cell>
          <table:table-cell table:formula="of:=[.A60]*([.$H$2]/100)+(100-[.$H$2])/100*[.F59]" office:value-type="float" office:value="1107.62639225873" calcext:value-type="float">
            <text:p>1108</text:p>
          </table:table-cell>
          <table:table-cell table:formula="of:=[.A60]*([.$H$2]/100)+(100-[.$H$2])/100*([.G59] * [.$H$3] / 100 + (100-[.$H$3])/100 * [.G58])" office:value-type="float" office:value="1102.55267480614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ROUND(AVERAGE([.A60:.A61]))" office:value-type="float" office:value="1103" calcext:value-type="float">
            <text:p>1103</text:p>
          </table:table-cell>
          <table:table-cell table:formula="of:=ROUND(AVERAGE([.A59:.A61]))" office:value-type="float" office:value="1113" calcext:value-type="float">
            <text:p>1113</text:p>
          </table:table-cell>
          <table:table-cell table:formula="of:=ROUND(AVERAGE([.A56:.A61]))" office:value-type="float" office:value="1106" calcext:value-type="float">
            <text:p>1106</text:p>
          </table:table-cell>
          <table:table-cell table:formula="of:=ROUND(AVERAGE([.A52:.A61]))" office:value-type="float" office:value="1104" calcext:value-type="float">
            <text:p>1104</text:p>
          </table:table-cell>
          <table:table-cell table:formula="of:=[.A61]*([.$H$2]/100)+(100-[.$H$2])/100*[.F60]" office:value-type="float" office:value="1105.46979419405" calcext:value-type="float">
            <text:p>1105</text:p>
          </table:table-cell>
          <table:table-cell table:formula="of:=[.A61]*([.$H$2]/100)+(100-[.$H$2])/100*([.G60] * [.$H$3] / 100 + (100-[.$H$3])/100 * [.G59])" office:value-type="float" office:value="1105.92832240796" calcext:value-type="float">
            <text:p>1106</text:p>
          </table:table-cell>
          <table:table-cell table:number-columns-repeated="3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ROUND(AVERAGE([.A61:.A62]))" office:value-type="float" office:value="1112" calcext:value-type="float">
            <text:p>1112</text:p>
          </table:table-cell>
          <table:table-cell table:formula="of:=ROUND(AVERAGE([.A60:.A62]))" office:value-type="float" office:value="1110" calcext:value-type="float">
            <text:p>1110</text:p>
          </table:table-cell>
          <table:table-cell table:formula="of:=ROUND(AVERAGE([.A57:.A62]))" office:value-type="float" office:value="1109" calcext:value-type="float">
            <text:p>1109</text:p>
          </table:table-cell>
          <table:table-cell table:formula="of:=ROUND(AVERAGE([.A53:.A62]))" office:value-type="float" office:value="1107" calcext:value-type="float">
            <text:p>1107</text:p>
          </table:table-cell>
          <table:table-cell table:formula="of:=[.A62]*([.$H$2]/100)+(100-[.$H$2])/100*[.F61]" office:value-type="float" office:value="1110.35234564554" calcext:value-type="float">
            <text:p>1110</text:p>
          </table:table-cell>
          <table:table-cell table:formula="of:=[.A62]*([.$H$2]/100)+(100-[.$H$2])/100*([.G61] * [.$H$3] / 100 + (100-[.$H$3])/100 * [.G60])" office:value-type="float" office:value="1108.67085324488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ROUND(AVERAGE([.A62:.A63]))" office:value-type="float" office:value="1122" calcext:value-type="float">
            <text:p>1122</text:p>
          </table:table-cell>
          <table:table-cell table:formula="of:=ROUND(AVERAGE([.A61:.A63]))" office:value-type="float" office:value="1114" calcext:value-type="float">
            <text:p>1114</text:p>
          </table:table-cell>
          <table:table-cell table:formula="of:=ROUND(AVERAGE([.A58:.A63]))" office:value-type="float" office:value="1112" calcext:value-type="float">
            <text:p>1112</text:p>
          </table:table-cell>
          <table:table-cell table:formula="of:=ROUND(AVERAGE([.A54:.A63]))" office:value-type="float" office:value="1109" calcext:value-type="float">
            <text:p>1109</text:p>
          </table:table-cell>
          <table:table-cell table:formula="of:=[.A63]*([.$H$2]/100)+(100-[.$H$2])/100*[.F62]" office:value-type="float" office:value="1112.26425923415" calcext:value-type="float">
            <text:p>1112</text:p>
          </table:table-cell>
          <table:table-cell table:formula="of:=[.A63]*([.$H$2]/100)+(100-[.$H$2])/100*([.G62] * [.$H$3] / 100 + (100-[.$H$3])/100 * [.G61])" office:value-type="float" office:value="1109.35762143151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ROUND(AVERAGE([.A63:.A64]))" office:value-type="float" office:value="1107" calcext:value-type="float">
            <text:p>1107</text:p>
          </table:table-cell>
          <table:table-cell table:formula="of:=ROUND(AVERAGE([.A62:.A64]))" office:value-type="float" office:value="1113" calcext:value-type="float">
            <text:p>1113</text:p>
          </table:table-cell>
          <table:table-cell table:formula="of:=ROUND(AVERAGE([.A59:.A64]))" office:value-type="float" office:value="1113" calcext:value-type="float">
            <text:p>1113</text:p>
          </table:table-cell>
          <table:table-cell table:formula="of:=ROUND(AVERAGE([.A55:.A64]))" office:value-type="float" office:value="1109" calcext:value-type="float">
            <text:p>1109</text:p>
          </table:table-cell>
          <table:table-cell table:formula="of:=[.A64]*([.$H$2]/100)+(100-[.$H$2])/100*[.F63]" office:value-type="float" office:value="1108.19819442561" calcext:value-type="float">
            <text:p>1108</text:p>
          </table:table-cell>
          <table:table-cell table:formula="of:=[.A64]*([.$H$2]/100)+(100-[.$H$2])/100*([.G63] * [.$H$3] / 100 + (100-[.$H$3])/100 * [.G62])" office:value-type="float" office:value="1105.60615516165" calcext:value-type="float">
            <text:p>1106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ROUND(AVERAGE([.A64:.A65]))" office:value-type="float" office:value="1104" calcext:value-type="float">
            <text:p>1104</text:p>
          </table:table-cell>
          <table:table-cell table:formula="of:=ROUND(AVERAGE([.A63:.A65]))" office:value-type="float" office:value="1108" calcext:value-type="float">
            <text:p>1108</text:p>
          </table:table-cell>
          <table:table-cell table:formula="of:=ROUND(AVERAGE([.A60:.A65]))" office:value-type="float" office:value="1109" calcext:value-type="float">
            <text:p>1109</text:p>
          </table:table-cell>
          <table:table-cell table:formula="of:=ROUND(AVERAGE([.A56:.A65]))" office:value-type="float" office:value="1108" calcext:value-type="float">
            <text:p>1108</text:p>
          </table:table-cell>
          <table:table-cell table:formula="of:=[.A65]*([.$H$2]/100)+(100-[.$H$2])/100*[.F64]" office:value-type="float" office:value="1108.89864581921" calcext:value-type="float">
            <text:p>1109</text:p>
          </table:table-cell>
          <table:table-cell table:formula="of:=[.A65]*([.$H$2]/100)+(100-[.$H$2])/100*([.G64] * [.$H$3] / 100 + (100-[.$H$3])/100 * [.G63])" office:value-type="float" office:value="1109.20549613315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ROUND(AVERAGE([.A65:.A66]))" office:value-type="float" office:value="1107" calcext:value-type="float">
            <text:p>1107</text:p>
          </table:table-cell>
          <table:table-cell table:formula="of:=ROUND(AVERAGE([.A64:.A66]))" office:value-type="float" office:value="1103" calcext:value-type="float">
            <text:p>1103</text:p>
          </table:table-cell>
          <table:table-cell table:formula="of:=ROUND(AVERAGE([.A61:.A66]))" office:value-type="float" office:value="1109" calcext:value-type="float">
            <text:p>1109</text:p>
          </table:table-cell>
          <table:table-cell table:formula="of:=ROUND(AVERAGE([.A57:.A66]))" office:value-type="float" office:value="1108" calcext:value-type="float">
            <text:p>1108</text:p>
          </table:table-cell>
          <table:table-cell table:formula="of:=[.A66]*([.$H$2]/100)+(100-[.$H$2])/100*[.F65]" office:value-type="float" office:value="1107.17398436441" calcext:value-type="float">
            <text:p>1107</text:p>
          </table:table-cell>
          <table:table-cell table:formula="of:=[.A66]*([.$H$2]/100)+(100-[.$H$2])/100*([.G65] * [.$H$3] / 100 + (100-[.$H$3])/100 * [.G64])" office:value-type="float" office:value="1105.24451751697" calcext:value-type="float">
            <text:p>1105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ROUND(AVERAGE([.A66:.A67]))" office:value-type="float" office:value="1107" calcext:value-type="float">
            <text:p>1107</text:p>
          </table:table-cell>
          <table:table-cell table:formula="of:=ROUND(AVERAGE([.A65:.A67]))" office:value-type="float" office:value="1108" calcext:value-type="float">
            <text:p>1108</text:p>
          </table:table-cell>
          <table:table-cell table:formula="of:=ROUND(AVERAGE([.A62:.A67]))" office:value-type="float" office:value="1111" calcext:value-type="float">
            <text:p>1111</text:p>
          </table:table-cell>
          <table:table-cell table:formula="of:=ROUND(AVERAGE([.A58:.A67]))" office:value-type="float" office:value="1109" calcext:value-type="float">
            <text:p>1109</text:p>
          </table:table-cell>
          <table:table-cell table:formula="of:=[.A67]*([.$H$2]/100)+(100-[.$H$2])/100*[.F66]" office:value-type="float" office:value="1108.13048827331" calcext:value-type="float">
            <text:p>1108</text:p>
          </table:table-cell>
          <table:table-cell table:formula="of:=[.A67]*([.$H$2]/100)+(100-[.$H$2])/100*([.G66] * [.$H$3] / 100 + (100-[.$H$3])/100 * [.G65])" office:value-type="float" office:value="1109.05997530744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ROUND(AVERAGE([.A67:.A68]))" office:value-type="float" office:value="1107" calcext:value-type="float">
            <text:p>1107</text:p>
          </table:table-cell>
          <table:table-cell table:formula="of:=ROUND(AVERAGE([.A66:.A68]))" office:value-type="float" office:value="1105" calcext:value-type="float">
            <text:p>1105</text:p>
          </table:table-cell>
          <table:table-cell table:formula="of:=ROUND(AVERAGE([.A63:.A68]))" office:value-type="float" office:value="1107" calcext:value-type="float">
            <text:p>1107</text:p>
          </table:table-cell>
          <table:table-cell table:formula="of:=ROUND(AVERAGE([.A59:.A68]))" office:value-type="float" office:value="1110" calcext:value-type="float">
            <text:p>1110</text:p>
          </table:table-cell>
          <table:table-cell table:formula="of:=[.A68]*([.$H$2]/100)+(100-[.$H$2])/100*[.F67]" office:value-type="float" office:value="1106.84786620498" calcext:value-type="float">
            <text:p>1107</text:p>
          </table:table-cell>
          <table:table-cell table:formula="of:=[.A68]*([.$H$2]/100)+(100-[.$H$2])/100*([.G67] * [.$H$3] / 100 + (100-[.$H$3])/100 * [.G66])" office:value-type="float" office:value="1105.25570680629" calcext:value-type="float">
            <text:p>1105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ROUND(AVERAGE([.A68:.A69]))" office:value-type="float" office:value="1111" calcext:value-type="float">
            <text:p>1111</text:p>
          </table:table-cell>
          <table:table-cell table:formula="of:=ROUND(AVERAGE([.A67:.A69]))" office:value-type="float" office:value="1111" calcext:value-type="float">
            <text:p>1111</text:p>
          </table:table-cell>
          <table:table-cell table:formula="of:=ROUND(AVERAGE([.A64:.A69]))" office:value-type="float" office:value="1107" calcext:value-type="float">
            <text:p>1107</text:p>
          </table:table-cell>
          <table:table-cell table:formula="of:=ROUND(AVERAGE([.A60:.A69]))" office:value-type="float" office:value="1109" calcext:value-type="float">
            <text:p>1109</text:p>
          </table:table-cell>
          <table:table-cell table:formula="of:=[.A69]*([.$H$2]/100)+(100-[.$H$2])/100*[.F68]" office:value-type="float" office:value="1109.63589965373" calcext:value-type="float">
            <text:p>1110</text:p>
          </table:table-cell>
          <table:table-cell table:formula="of:=[.A69]*([.$H$2]/100)+(100-[.$H$2])/100*([.G68] * [.$H$3] / 100 + (100-[.$H$3])/100 * [.G67])" office:value-type="float" office:value="1110.72434120541" calcext:value-type="float">
            <text:p>1111</text:p>
          </table:table-cell>
          <table:table-cell table:number-columns-repeated="3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ROUND(AVERAGE([.A69:.A70]))" office:value-type="float" office:value="1092" calcext:value-type="float">
            <text:p>1092</text:p>
          </table:table-cell>
          <table:table-cell table:formula="of:=ROUND(AVERAGE([.A68:.A70]))" office:value-type="float" office:value="1095" calcext:value-type="float">
            <text:p>1095</text:p>
          </table:table-cell>
          <table:table-cell table:formula="of:=ROUND(AVERAGE([.A65:.A70]))" office:value-type="float" office:value="1102" calcext:value-type="float">
            <text:p>1102</text:p>
          </table:table-cell>
          <table:table-cell table:formula="of:=ROUND(AVERAGE([.A61:.A70]))" office:value-type="float" office:value="1105" calcext:value-type="float">
            <text:p>1105</text:p>
          </table:table-cell>
          <table:table-cell table:formula="of:=[.A70]*([.$H$2]/100)+(100-[.$H$2])/100*[.F69]" office:value-type="float" office:value="1098.4769247403" calcext:value-type="float">
            <text:p>1098</text:p>
          </table:table-cell>
          <table:table-cell table:formula="of:=[.A70]*([.$H$2]/100)+(100-[.$H$2])/100*([.G69] * [.$H$3] / 100 + (100-[.$H$3])/100 * [.G68])" office:value-type="float" office:value="1096.01207526459" calcext:value-type="float">
            <text:p>1096</text:p>
          </table:table-cell>
          <table:table-cell table:number-columns-repeated="3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ROUND(AVERAGE([.A70:.A71]))" office:value-type="float" office:value="1086" calcext:value-type="float">
            <text:p>1086</text:p>
          </table:table-cell>
          <table:table-cell table:formula="of:=ROUND(AVERAGE([.A69:.A71]))" office:value-type="float" office:value="1097" calcext:value-type="float">
            <text:p>1097</text:p>
          </table:table-cell>
          <table:table-cell table:formula="of:=ROUND(AVERAGE([.A66:.A71]))" office:value-type="float" office:value="1101" calcext:value-type="float">
            <text:p>1101</text:p>
          </table:table-cell>
          <table:table-cell table:formula="of:=ROUND(AVERAGE([.A62:.A71]))" office:value-type="float" office:value="1106" calcext:value-type="float">
            <text:p>1106</text:p>
          </table:table-cell>
          <table:table-cell table:formula="of:=[.A71]*([.$H$2]/100)+(100-[.$H$2])/100*[.F70]" office:value-type="float" office:value="1100.60769355523" calcext:value-type="float">
            <text:p>1101</text:p>
          </table:table-cell>
          <table:table-cell table:formula="of:=[.A71]*([.$H$2]/100)+(100-[.$H$2])/100*([.G70] * [.$H$3] / 100 + (100-[.$H$3])/100 * [.G69])" office:value-type="float" office:value="1107.58641601293" calcext:value-type="float">
            <text:p>1108</text:p>
          </table:table-cell>
          <table:table-cell table:number-columns-repeated="3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ROUND(AVERAGE([.A71:.A72]))" office:value-type="float" office:value="1108" calcext:value-type="float">
            <text:p>1108</text:p>
          </table:table-cell>
          <table:table-cell table:formula="of:=ROUND(AVERAGE([.A70:.A72]))" office:value-type="float" office:value="1093" calcext:value-type="float">
            <text:p>1093</text:p>
          </table:table-cell>
          <table:table-cell table:formula="of:=ROUND(AVERAGE([.A67:.A72]))" office:value-type="float" office:value="1102" calcext:value-type="float">
            <text:p>1102</text:p>
          </table:table-cell>
          <table:table-cell table:formula="of:=ROUND(AVERAGE([.A63:.A72]))" office:value-type="float" office:value="1104" calcext:value-type="float">
            <text:p>1104</text:p>
          </table:table-cell>
          <table:table-cell table:formula="of:=[.A72]*([.$H$2]/100)+(100-[.$H$2])/100*[.F71]" office:value-type="float" office:value="1102.45577016642" calcext:value-type="float">
            <text:p>1102</text:p>
          </table:table-cell>
          <table:table-cell table:formula="of:=[.A72]*([.$H$2]/100)+(100-[.$H$2])/100*([.G71] * [.$H$3] / 100 + (100-[.$H$3])/100 * [.G70])" office:value-type="float" office:value="1100.74520756069" calcext:value-type="float">
            <text:p>1101</text:p>
          </table:table-cell>
          <table:table-cell table:number-columns-repeated="3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ROUND(AVERAGE([.A72:.A73]))" office:value-type="float" office:value="1104" calcext:value-type="float">
            <text:p>1104</text:p>
          </table:table-cell>
          <table:table-cell table:formula="of:=ROUND(AVERAGE([.A71:.A73]))" office:value-type="float" office:value="1105" calcext:value-type="float">
            <text:p>1105</text:p>
          </table:table-cell>
          <table:table-cell table:formula="of:=ROUND(AVERAGE([.A68:.A73]))" office:value-type="float" office:value="1100" calcext:value-type="float">
            <text:p>1100</text:p>
          </table:table-cell>
          <table:table-cell table:formula="of:=ROUND(AVERAGE([.A64:.A73]))" office:value-type="float" office:value="1102" calcext:value-type="float">
            <text:p>1102</text:p>
          </table:table-cell>
          <table:table-cell table:formula="of:=[.A73]*([.$H$2]/100)+(100-[.$H$2])/100*[.F72]" office:value-type="float" office:value="1101.59182762481" calcext:value-type="float">
            <text:p>1102</text:p>
          </table:table-cell>
          <table:table-cell table:formula="of:=[.A73]*([.$H$2]/100)+(100-[.$H$2])/100*([.G72] * [.$H$3] / 100 + (100-[.$H$3])/100 * [.G71])" office:value-type="float" office:value="1104.41363074186" calcext:value-type="float">
            <text:p>1104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ROUND(AVERAGE([.A73:.A74]))" office:value-type="float" office:value="1111" calcext:value-type="float">
            <text:p>1111</text:p>
          </table:table-cell>
          <table:table-cell table:formula="of:=ROUND(AVERAGE([.A72:.A74]))" office:value-type="float" office:value="1110" calcext:value-type="float">
            <text:p>1110</text:p>
          </table:table-cell>
          <table:table-cell table:formula="of:=ROUND(AVERAGE([.A69:.A74]))" office:value-type="float" office:value="1103" calcext:value-type="float">
            <text:p>1103</text:p>
          </table:table-cell>
          <table:table-cell table:formula="of:=ROUND(AVERAGE([.A65:.A74]))" office:value-type="float" office:value="1105" calcext:value-type="float">
            <text:p>1105</text:p>
          </table:table-cell>
          <table:table-cell table:formula="of:=[.A74]*([.$H$2]/100)+(100-[.$H$2])/100*[.F73]" office:value-type="float" office:value="1106.69387071861" calcext:value-type="float">
            <text:p>1107</text:p>
          </table:table-cell>
          <table:table-cell table:formula="of:=[.A74]*([.$H$2]/100)+(100-[.$H$2])/100*([.G73] * [.$H$3] / 100 + (100-[.$H$3])/100 * [.G72])" office:value-type="float" office:value="1106.6091691477" calcext:value-type="float">
            <text:p>1107</text:p>
          </table:table-cell>
          <table:table-cell table:number-columns-repeated="3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ROUND(AVERAGE([.A74:.A75]))" office:value-type="float" office:value="1114" calcext:value-type="float">
            <text:p>1114</text:p>
          </table:table-cell>
          <table:table-cell table:formula="of:=ROUND(AVERAGE([.A73:.A75]))" office:value-type="float" office:value="1109" calcext:value-type="float">
            <text:p>1109</text:p>
          </table:table-cell>
          <table:table-cell table:formula="of:=ROUND(AVERAGE([.A70:.A75]))" office:value-type="float" office:value="1101" calcext:value-type="float">
            <text:p>1101</text:p>
          </table:table-cell>
          <table:table-cell table:formula="of:=ROUND(AVERAGE([.A66:.A75]))" office:value-type="float" office:value="1104" calcext:value-type="float">
            <text:p>1104</text:p>
          </table:table-cell>
          <table:table-cell table:formula="of:=[.A75]*([.$H$2]/100)+(100-[.$H$2])/100*[.F74]" office:value-type="float" office:value="1106.52040303896" calcext:value-type="float">
            <text:p>1107</text:p>
          </table:table-cell>
          <table:table-cell table:formula="of:=[.A75]*([.$H$2]/100)+(100-[.$H$2])/100*([.G74] * [.$H$3] / 100 + (100-[.$H$3])/100 * [.G73])" office:value-type="float" office:value="1105.13955381727" calcext:value-type="float">
            <text:p>1105</text:p>
          </table:table-cell>
          <table:table-cell table:number-columns-repeated="3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ROUND(AVERAGE([.A75:.A76]))" office:value-type="float" office:value="1116" calcext:value-type="float">
            <text:p>1116</text:p>
          </table:table-cell>
          <table:table-cell table:formula="of:=ROUND(AVERAGE([.A74:.A76]))" office:value-type="float" office:value="1118" calcext:value-type="float">
            <text:p>1118</text:p>
          </table:table-cell>
          <table:table-cell table:formula="of:=ROUND(AVERAGE([.A71:.A76]))" office:value-type="float" office:value="1111" calcext:value-type="float">
            <text:p>1111</text:p>
          </table:table-cell>
          <table:table-cell table:formula="of:=ROUND(AVERAGE([.A67:.A76]))" office:value-type="float" office:value="1106" calcext:value-type="float">
            <text:p>1106</text:p>
          </table:table-cell>
          <table:table-cell table:formula="of:=[.A76]*([.$H$2]/100)+(100-[.$H$2])/100*[.F75]" office:value-type="float" office:value="1111.14030227922" calcext:value-type="float">
            <text:p>1111</text:p>
          </table:table-cell>
          <table:table-cell table:formula="of:=[.A76]*([.$H$2]/100)+(100-[.$H$2])/100*([.G75] * [.$H$3] / 100 + (100-[.$H$3])/100 * [.G74])" office:value-type="float" office:value="1110.98643456121" calcext:value-type="float">
            <text:p>1111</text:p>
          </table:table-cell>
          <table:table-cell table:number-columns-repeated="3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ROUND(AVERAGE([.A76:.A77]))" office:value-type="float" office:value="1123" calcext:value-type="float">
            <text:p>1123</text:p>
          </table:table-cell>
          <table:table-cell table:formula="of:=ROUND(AVERAGE([.A75:.A77]))" office:value-type="float" office:value="1117" calcext:value-type="float">
            <text:p>1117</text:p>
          </table:table-cell>
          <table:table-cell table:formula="of:=ROUND(AVERAGE([.A72:.A77]))" office:value-type="float" office:value="1113" calcext:value-type="float">
            <text:p>1113</text:p>
          </table:table-cell>
          <table:table-cell table:formula="of:=ROUND(AVERAGE([.A68:.A77]))" office:value-type="float" office:value="1107" calcext:value-type="float">
            <text:p>1107</text:p>
          </table:table-cell>
          <table:table-cell table:formula="of:=[.A77]*([.$H$2]/100)+(100-[.$H$2])/100*[.F76]" office:value-type="float" office:value="1113.35522670941" calcext:value-type="float">
            <text:p>1113</text:p>
          </table:table-cell>
          <table:table-cell table:formula="of:=[.A77]*([.$H$2]/100)+(100-[.$H$2])/100*([.G76] * [.$H$3] / 100 + (100-[.$H$3])/100 * [.G75])" office:value-type="float" office:value="1109.73169747454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ROUND(AVERAGE([.A77:.A78]))" office:value-type="float" office:value="1115" calcext:value-type="float">
            <text:p>1115</text:p>
          </table:table-cell>
          <table:table-cell table:formula="of:=ROUND(AVERAGE([.A76:.A78]))" office:value-type="float" office:value="1118" calcext:value-type="float">
            <text:p>1118</text:p>
          </table:table-cell>
          <table:table-cell table:formula="of:=ROUND(AVERAGE([.A73:.A78]))" office:value-type="float" office:value="1114" calcext:value-type="float">
            <text:p>1114</text:p>
          </table:table-cell>
          <table:table-cell table:formula="of:=ROUND(AVERAGE([.A69:.A78]))" office:value-type="float" office:value="1108" calcext:value-type="float">
            <text:p>1108</text:p>
          </table:table-cell>
          <table:table-cell table:formula="of:=[.A78]*([.$H$2]/100)+(100-[.$H$2])/100*[.F77]" office:value-type="float" office:value="1112.51642003206" calcext:value-type="float">
            <text:p>1113</text:p>
          </table:table-cell>
          <table:table-cell table:formula="of:=[.A78]*([.$H$2]/100)+(100-[.$H$2])/100*([.G77] * [.$H$3] / 100 + (100-[.$H$3])/100 * [.G76])" office:value-type="float" office:value="1110.55161535791" calcext:value-type="float">
            <text:p>1111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ROUND(AVERAGE([.A78:.A79]))" office:value-type="float" office:value="1104" calcext:value-type="float">
            <text:p>1104</text:p>
          </table:table-cell>
          <table:table-cell table:formula="of:=ROUND(AVERAGE([.A77:.A79]))" office:value-type="float" office:value="1109" calcext:value-type="float">
            <text:p>1109</text:p>
          </table:table-cell>
          <table:table-cell table:formula="of:=ROUND(AVERAGE([.A74:.A79]))" office:value-type="float" office:value="1114" calcext:value-type="float">
            <text:p>1114</text:p>
          </table:table-cell>
          <table:table-cell table:formula="of:=ROUND(AVERAGE([.A70:.A79]))" office:value-type="float" office:value="1106" calcext:value-type="float">
            <text:p>1106</text:p>
          </table:table-cell>
          <table:table-cell table:formula="of:=[.A79]*([.$H$2]/100)+(100-[.$H$2])/100*[.F78]" office:value-type="float" office:value="1108.88731502405" calcext:value-type="float">
            <text:p>1109</text:p>
          </table:table-cell>
          <table:table-cell table:formula="of:=[.A79]*([.$H$2]/100)+(100-[.$H$2])/100*([.G78] * [.$H$3] / 100 + (100-[.$H$3])/100 * [.G77])" office:value-type="float" office:value="1106.92176078841" calcext:value-type="float">
            <text:p>1107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ROUND(AVERAGE([.A79:.A80]))" office:value-type="float" office:value="1098" calcext:value-type="float">
            <text:p>1098</text:p>
          </table:table-cell>
          <table:table-cell table:formula="of:=ROUND(AVERAGE([.A78:.A80]))" office:value-type="float" office:value="1102" calcext:value-type="float">
            <text:p>1102</text:p>
          </table:table-cell>
          <table:table-cell table:formula="of:=ROUND(AVERAGE([.A75:.A80]))" office:value-type="float" office:value="1110" calcext:value-type="float">
            <text:p>1110</text:p>
          </table:table-cell>
          <table:table-cell table:formula="of:=ROUND(AVERAGE([.A71:.A80]))" office:value-type="float" office:value="1109" calcext:value-type="float">
            <text:p>1109</text:p>
          </table:table-cell>
          <table:table-cell table:formula="of:=[.A80]*([.$H$2]/100)+(100-[.$H$2])/100*[.F79]" office:value-type="float" office:value="1106.16548626803" calcext:value-type="float">
            <text:p>1106</text:p>
          </table:table-cell>
          <table:table-cell table:formula="of:=[.A80]*([.$H$2]/100)+(100-[.$H$2])/100*([.G79] * [.$H$3] / 100 + (100-[.$H$3])/100 * [.G78])" office:value-type="float" office:value="1106.86923333301" calcext:value-type="float">
            <text:p>1107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ROUND(AVERAGE([.A80:.A81]))" office:value-type="float" office:value="1108" calcext:value-type="float">
            <text:p>1108</text:p>
          </table:table-cell>
          <table:table-cell table:formula="of:=ROUND(AVERAGE([.A79:.A81]))" office:value-type="float" office:value="1105" calcext:value-type="float">
            <text:p>1105</text:p>
          </table:table-cell>
          <table:table-cell table:formula="of:=ROUND(AVERAGE([.A76:.A81]))" office:value-type="float" office:value="1112" calcext:value-type="float">
            <text:p>1112</text:p>
          </table:table-cell>
          <table:table-cell table:formula="of:=ROUND(AVERAGE([.A72:.A81]))" office:value-type="float" office:value="1110" calcext:value-type="float">
            <text:p>1110</text:p>
          </table:table-cell>
          <table:table-cell table:formula="of:=[.A81]*([.$H$2]/100)+(100-[.$H$2])/100*[.F80]" office:value-type="float" office:value="1109.12411470103" calcext:value-type="float">
            <text:p>1109</text:p>
          </table:table-cell>
          <table:table-cell table:formula="of:=[.A81]*([.$H$2]/100)+(100-[.$H$2])/100*([.G80] * [.$H$3] / 100 + (100-[.$H$3])/100 * [.G79])" office:value-type="float" office:value="1109.683441473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ROUND(AVERAGE([.A81:.A82]))" office:value-type="float" office:value="1104" calcext:value-type="float">
            <text:p>1104</text:p>
          </table:table-cell>
          <table:table-cell table:formula="of:=ROUND(AVERAGE([.A80:.A82]))" office:value-type="float" office:value="1102" calcext:value-type="float">
            <text:p>1102</text:p>
          </table:table-cell>
          <table:table-cell table:formula="of:=ROUND(AVERAGE([.A77:.A82]))" office:value-type="float" office:value="1106" calcext:value-type="float">
            <text:p>1106</text:p>
          </table:table-cell>
          <table:table-cell table:formula="of:=ROUND(AVERAGE([.A73:.A82]))" office:value-type="float" office:value="1109" calcext:value-type="float">
            <text:p>1109</text:p>
          </table:table-cell>
          <table:table-cell table:formula="of:=[.A82]*([.$H$2]/100)+(100-[.$H$2])/100*[.F81]" office:value-type="float" office:value="1104.34308602577" calcext:value-type="float">
            <text:p>1104</text:p>
          </table:table-cell>
          <table:table-cell table:formula="of:=[.A82]*([.$H$2]/100)+(100-[.$H$2])/100*([.G81] * [.$H$3] / 100 + (100-[.$H$3])/100 * [.G80])" office:value-type="float" office:value="1103.07405622075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ROUND(AVERAGE([.A82:.A83]))" office:value-type="float" office:value="1095" calcext:value-type="float">
            <text:p>1095</text:p>
          </table:table-cell>
          <table:table-cell table:formula="of:=ROUND(AVERAGE([.A81:.A83]))" office:value-type="float" office:value="1102" calcext:value-type="float">
            <text:p>1102</text:p>
          </table:table-cell>
          <table:table-cell table:formula="of:=ROUND(AVERAGE([.A78:.A83]))" office:value-type="float" office:value="1102" calcext:value-type="float">
            <text:p>1102</text:p>
          </table:table-cell>
          <table:table-cell table:formula="of:=ROUND(AVERAGE([.A74:.A83]))" office:value-type="float" office:value="1109" calcext:value-type="float">
            <text:p>1109</text:p>
          </table:table-cell>
          <table:table-cell table:formula="of:=[.A83]*([.$H$2]/100)+(100-[.$H$2])/100*[.F82]" office:value-type="float" office:value="1103.00731451933" calcext:value-type="float">
            <text:p>1103</text:p>
          </table:table-cell>
          <table:table-cell table:formula="of:=[.A83]*([.$H$2]/100)+(100-[.$H$2])/100*([.G82] * [.$H$3] / 100 + (100-[.$H$3])/100 * [.G81])" office:value-type="float" office:value="1106.02117331691" calcext:value-type="float">
            <text:p>1106</text:p>
          </table:table-cell>
          <table:table-cell table:number-columns-repeated="3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ROUND(AVERAGE([.A83:.A84]))" office:value-type="float" office:value="1110" calcext:value-type="float">
            <text:p>1110</text:p>
          </table:table-cell>
          <table:table-cell table:formula="of:=ROUND(AVERAGE([.A82:.A84]))" office:value-type="float" office:value="1103" calcext:value-type="float">
            <text:p>1103</text:p>
          </table:table-cell>
          <table:table-cell table:formula="of:=ROUND(AVERAGE([.A79:.A84]))" office:value-type="float" office:value="1104" calcext:value-type="float">
            <text:p>1104</text:p>
          </table:table-cell>
          <table:table-cell table:formula="of:=ROUND(AVERAGE([.A75:.A84]))" office:value-type="float" office:value="1108" calcext:value-type="float">
            <text:p>1108</text:p>
          </table:table-cell>
          <table:table-cell table:formula="of:=[.A84]*([.$H$2]/100)+(100-[.$H$2])/100*[.F83]" office:value-type="float" office:value="1107.2554858895" calcext:value-type="float">
            <text:p>1107</text:p>
          </table:table-cell>
          <table:table-cell table:formula="of:=[.A84]*([.$H$2]/100)+(100-[.$H$2])/100*([.G83] * [.$H$3] / 100 + (100-[.$H$3])/100 * [.G82])" office:value-type="float" office:value="1107.74760972999" calcext:value-type="float">
            <text:p>1108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ROUND(AVERAGE([.A84:.A85]))" office:value-type="float" office:value="1107" calcext:value-type="float">
            <text:p>1107</text:p>
          </table:table-cell>
          <table:table-cell table:formula="of:=ROUND(AVERAGE([.A83:.A85]))" office:value-type="float" office:value="1104" calcext:value-type="float">
            <text:p>1104</text:p>
          </table:table-cell>
          <table:table-cell table:formula="of:=ROUND(AVERAGE([.A80:.A85]))" office:value-type="float" office:value="1103" calcext:value-type="float">
            <text:p>1103</text:p>
          </table:table-cell>
          <table:table-cell table:formula="of:=ROUND(AVERAGE([.A76:.A85]))" office:value-type="float" office:value="1107" calcext:value-type="float">
            <text:p>1107</text:p>
          </table:table-cell>
          <table:table-cell table:formula="of:=[.A85]*([.$H$2]/100)+(100-[.$H$2])/100*[.F84]" office:value-type="float" office:value="1103.94161441712" calcext:value-type="float">
            <text:p>1104</text:p>
          </table:table-cell>
          <table:table-cell table:formula="of:=[.A85]*([.$H$2]/100)+(100-[.$H$2])/100*([.G84] * [.$H$3] / 100 + (100-[.$H$3])/100 * [.G83])" office:value-type="float" office:value="1103.27484544965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ROUND(AVERAGE([.A85:.A86]))" office:value-type="float" office:value="1093" calcext:value-type="float">
            <text:p>1093</text:p>
          </table:table-cell>
          <table:table-cell table:formula="of:=ROUND(AVERAGE([.A84:.A86]))" office:value-type="float" office:value="1102" calcext:value-type="float">
            <text:p>1102</text:p>
          </table:table-cell>
          <table:table-cell table:formula="of:=ROUND(AVERAGE([.A81:.A86]))" office:value-type="float" office:value="1102" calcext:value-type="float">
            <text:p>1102</text:p>
          </table:table-cell>
          <table:table-cell table:formula="of:=ROUND(AVERAGE([.A77:.A86]))" office:value-type="float" office:value="1104" calcext:value-type="float">
            <text:p>1104</text:p>
          </table:table-cell>
          <table:table-cell table:formula="of:=[.A86]*([.$H$2]/100)+(100-[.$H$2])/100*[.F85]" office:value-type="float" office:value="1100.70621081284" calcext:value-type="float">
            <text:p>1101</text:p>
          </table:table-cell>
          <table:table-cell table:formula="of:=[.A86]*([.$H$2]/100)+(100-[.$H$2])/100*([.G85] * [.$H$3] / 100 + (100-[.$H$3])/100 * [.G84])" office:value-type="float" office:value="1102.88979265544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ROUND(AVERAGE([.A86:.A87]))" office:value-type="float" office:value="1100" calcext:value-type="float">
            <text:p>1100</text:p>
          </table:table-cell>
          <table:table-cell table:formula="of:=ROUND(AVERAGE([.A85:.A87]))" office:value-type="float" office:value="1098" calcext:value-type="float">
            <text:p>1098</text:p>
          </table:table-cell>
          <table:table-cell table:formula="of:=ROUND(AVERAGE([.A82:.A87]))" office:value-type="float" office:value="1100" calcext:value-type="float">
            <text:p>1100</text:p>
          </table:table-cell>
          <table:table-cell table:formula="of:=ROUND(AVERAGE([.A78:.A87]))" office:value-type="float" office:value="1103" calcext:value-type="float">
            <text:p>1103</text:p>
          </table:table-cell>
          <table:table-cell table:formula="of:=[.A87]*([.$H$2]/100)+(100-[.$H$2])/100*[.F86]" office:value-type="float" office:value="1102.52965810963" calcext:value-type="float">
            <text:p>1103</text:p>
          </table:table-cell>
          <table:table-cell table:formula="of:=[.A87]*([.$H$2]/100)+(100-[.$H$2])/100*([.G86] * [.$H$3] / 100 + (100-[.$H$3])/100 * [.G85])" office:value-type="float" office:value="1104.3983761681" calcext:value-type="float">
            <text:p>1104</text:p>
          </table:table-cell>
          <table:table-cell table:number-columns-repeated="3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ROUND(AVERAGE([.A87:.A88]))" office:value-type="float" office:value="1112" calcext:value-type="float">
            <text:p>1112</text:p>
          </table:table-cell>
          <table:table-cell table:formula="of:=ROUND(AVERAGE([.A86:.A88]))" office:value-type="float" office:value="1105" calcext:value-type="float">
            <text:p>1105</text:p>
          </table:table-cell>
          <table:table-cell table:formula="of:=ROUND(AVERAGE([.A83:.A88]))" office:value-type="float" office:value="1105" calcext:value-type="float">
            <text:p>1105</text:p>
          </table:table-cell>
          <table:table-cell table:formula="of:=ROUND(AVERAGE([.A79:.A88]))" office:value-type="float" office:value="1103" calcext:value-type="float">
            <text:p>1103</text:p>
          </table:table-cell>
          <table:table-cell table:formula="of:=[.A88]*([.$H$2]/100)+(100-[.$H$2])/100*[.F87]" office:value-type="float" office:value="1105.89724358222" calcext:value-type="float">
            <text:p>1106</text:p>
          </table:table-cell>
          <table:table-cell table:formula="of:=[.A88]*([.$H$2]/100)+(100-[.$H$2])/100*([.G87] * [.$H$3] / 100 + (100-[.$H$3])/100 * [.G86])" office:value-type="float" office:value="1106.39363201848" calcext:value-type="float">
            <text:p>1106</text:p>
          </table:table-cell>
          <table:table-cell table:number-columns-repeated="3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ROUND(AVERAGE([.A88:.A89]))" office:value-type="float" office:value="1115" calcext:value-type="float">
            <text:p>1115</text:p>
          </table:table-cell>
          <table:table-cell table:formula="of:=ROUND(AVERAGE([.A87:.A89]))" office:value-type="float" office:value="1113" calcext:value-type="float">
            <text:p>1113</text:p>
          </table:table-cell>
          <table:table-cell table:formula="of:=ROUND(AVERAGE([.A84:.A89]))" office:value-type="float" office:value="1107" calcext:value-type="float">
            <text:p>1107</text:p>
          </table:table-cell>
          <table:table-cell table:formula="of:=ROUND(AVERAGE([.A80:.A89]))" office:value-type="float" office:value="1105" calcext:value-type="float">
            <text:p>1105</text:p>
          </table:table-cell>
          <table:table-cell table:formula="of:=[.A89]*([.$H$2]/100)+(100-[.$H$2])/100*[.F88]" office:value-type="float" office:value="1107.92293268667" calcext:value-type="float">
            <text:p>1108</text:p>
          </table:table-cell>
          <table:table-cell table:formula="of:=[.A89]*([.$H$2]/100)+(100-[.$H$2])/100*([.G88] * [.$H$3] / 100 + (100-[.$H$3])/100 * [.G87])" office:value-type="float" office:value="1107.09807050363" calcext:value-type="float">
            <text:p>1107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ROUND(AVERAGE([.A89:.A90]))" office:value-type="float" office:value="1109" calcext:value-type="float">
            <text:p>1109</text:p>
          </table:table-cell>
          <table:table-cell table:formula="of:=ROUND(AVERAGE([.A88:.A90]))" office:value-type="float" office:value="1111" calcext:value-type="float">
            <text:p>1111</text:p>
          </table:table-cell>
          <table:table-cell table:formula="of:=ROUND(AVERAGE([.A85:.A90]))" office:value-type="float" office:value="1105" calcext:value-type="float">
            <text:p>1105</text:p>
          </table:table-cell>
          <table:table-cell table:formula="of:=ROUND(AVERAGE([.A81:.A90]))" office:value-type="float" office:value="1105" calcext:value-type="float">
            <text:p>1105</text:p>
          </table:table-cell>
          <table:table-cell table:formula="of:=[.A90]*([.$H$2]/100)+(100-[.$H$2])/100*[.F89]" office:value-type="float" office:value="1106.942199515" calcext:value-type="float">
            <text:p>1107</text:p>
          </table:table-cell>
          <table:table-cell table:formula="of:=[.A90]*([.$H$2]/100)+(100-[.$H$2])/100*([.G89] * [.$H$3] / 100 + (100-[.$H$3])/100 * [.G88])" office:value-type="float" office:value="1105.90088978663" calcext:value-type="float">
            <text:p>1106</text:p>
          </table:table-cell>
          <table:table-cell table:number-columns-repeated="3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ROUND(AVERAGE([.A90:.A91]))" office:value-type="float" office:value="1110" calcext:value-type="float">
            <text:p>1110</text:p>
          </table:table-cell>
          <table:table-cell table:formula="of:=ROUND(AVERAGE([.A89:.A91]))" office:value-type="float" office:value="1111" calcext:value-type="float">
            <text:p>1111</text:p>
          </table:table-cell>
          <table:table-cell table:formula="of:=ROUND(AVERAGE([.A86:.A91]))" office:value-type="float" office:value="1108" calcext:value-type="float">
            <text:p>1108</text:p>
          </table:table-cell>
          <table:table-cell table:formula="of:=ROUND(AVERAGE([.A82:.A91]))" office:value-type="float" office:value="1105" calcext:value-type="float">
            <text:p>1105</text:p>
          </table:table-cell>
          <table:table-cell table:formula="of:=[.A91]*([.$H$2]/100)+(100-[.$H$2])/100*[.F90]" office:value-type="float" office:value="1108.95664963625" calcext:value-type="float">
            <text:p>1109</text:p>
          </table:table-cell>
          <table:table-cell table:formula="of:=[.A91]*([.$H$2]/100)+(100-[.$H$2])/100*([.G90] * [.$H$3] / 100 + (100-[.$H$3])/100 * [.G89])" office:value-type="float" office:value="1108.89397577018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ROUND(AVERAGE([.A91:.A92]))" office:value-type="float" office:value="1114" calcext:value-type="float">
            <text:p>1114</text:p>
          </table:table-cell>
          <table:table-cell table:formula="of:=ROUND(AVERAGE([.A90:.A92]))" office:value-type="float" office:value="1110" calcext:value-type="float">
            <text:p>1110</text:p>
          </table:table-cell>
          <table:table-cell table:formula="of:=ROUND(AVERAGE([.A87:.A92]))" office:value-type="float" office:value="1112" calcext:value-type="float">
            <text:p>1112</text:p>
          </table:table-cell>
          <table:table-cell table:formula="of:=ROUND(AVERAGE([.A83:.A92]))" office:value-type="float" office:value="1107" calcext:value-type="float">
            <text:p>1107</text:p>
          </table:table-cell>
          <table:table-cell table:formula="of:=[.A92]*([.$H$2]/100)+(100-[.$H$2])/100*[.F91]" office:value-type="float" office:value="1109.71748722719" calcext:value-type="float">
            <text:p>1110</text:p>
          </table:table-cell>
          <table:table-cell table:formula="of:=[.A92]*([.$H$2]/100)+(100-[.$H$2])/100*([.G91] * [.$H$3] / 100 + (100-[.$H$3])/100 * [.G90])" office:value-type="float" office:value="1107.87463023751" calcext:value-type="float">
            <text:p>1108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ROUND(AVERAGE([.A92:.A93]))" office:value-type="float" office:value="1107" calcext:value-type="float">
            <text:p>1107</text:p>
          </table:table-cell>
          <table:table-cell table:formula="of:=ROUND(AVERAGE([.A91:.A93]))" office:value-type="float" office:value="1109" calcext:value-type="float">
            <text:p>1109</text:p>
          </table:table-cell>
          <table:table-cell table:formula="of:=ROUND(AVERAGE([.A88:.A93]))" office:value-type="float" office:value="1110" calcext:value-type="float">
            <text:p>1110</text:p>
          </table:table-cell>
          <table:table-cell table:formula="of:=ROUND(AVERAGE([.A84:.A93]))" office:value-type="float" office:value="1108" calcext:value-type="float">
            <text:p>1108</text:p>
          </table:table-cell>
          <table:table-cell table:formula="of:=[.A93]*([.$H$2]/100)+(100-[.$H$2])/100*[.F92]" office:value-type="float" office:value="1107.53811542039" calcext:value-type="float">
            <text:p>1108</text:p>
          </table:table-cell>
          <table:table-cell table:formula="of:=[.A93]*([.$H$2]/100)+(100-[.$H$2])/100*([.G92] * [.$H$3] / 100 + (100-[.$H$3])/100 * [.G91])" office:value-type="float" office:value="1106.76757999773" calcext:value-type="float">
            <text:p>1107</text:p>
          </table:table-cell>
          <table:table-cell table:number-columns-repeated="3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ROUND(AVERAGE([.A93:.A94]))" office:value-type="float" office:value="1102" calcext:value-type="float">
            <text:p>1102</text:p>
          </table:table-cell>
          <table:table-cell table:formula="of:=ROUND(AVERAGE([.A92:.A94]))" office:value-type="float" office:value="1105" calcext:value-type="float">
            <text:p>1105</text:p>
          </table:table-cell>
          <table:table-cell table:formula="of:=ROUND(AVERAGE([.A89:.A94]))" office:value-type="float" office:value="1108" calcext:value-type="float">
            <text:p>1108</text:p>
          </table:table-cell>
          <table:table-cell table:formula="of:=ROUND(AVERAGE([.A85:.A94]))" office:value-type="float" office:value="1106" calcext:value-type="float">
            <text:p>1106</text:p>
          </table:table-cell>
          <table:table-cell table:formula="of:=[.A94]*([.$H$2]/100)+(100-[.$H$2])/100*[.F93]" office:value-type="float" office:value="1106.15358656529" calcext:value-type="float">
            <text:p>1106</text:p>
          </table:table-cell>
          <table:table-cell table:formula="of:=[.A94]*([.$H$2]/100)+(100-[.$H$2])/100*([.G93] * [.$H$3] / 100 + (100-[.$H$3])/100 * [.G92])" office:value-type="float" office:value="1106.23991514216" calcext:value-type="float">
            <text:p>1106</text:p>
          </table:table-cell>
          <table:table-cell table:number-columns-repeated="3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ROUND(AVERAGE([.A94:.A95]))" office:value-type="float" office:value="1099" calcext:value-type="float">
            <text:p>1099</text:p>
          </table:table-cell>
          <table:table-cell table:formula="of:=ROUND(AVERAGE([.A93:.A95]))" office:value-type="float" office:value="1099" calcext:value-type="float">
            <text:p>1099</text:p>
          </table:table-cell>
          <table:table-cell table:formula="of:=ROUND(AVERAGE([.A90:.A95]))" office:value-type="float" office:value="1105" calcext:value-type="float">
            <text:p>1105</text:p>
          </table:table-cell>
          <table:table-cell table:formula="of:=ROUND(AVERAGE([.A86:.A95]))" office:value-type="float" office:value="1106" calcext:value-type="float">
            <text:p>1106</text:p>
          </table:table-cell>
          <table:table-cell table:formula="of:=[.A95]*([.$H$2]/100)+(100-[.$H$2])/100*[.F94]" office:value-type="float" office:value="1103.36518992397" calcext:value-type="float">
            <text:p>1103</text:p>
          </table:table-cell>
          <table:table-cell table:formula="of:=[.A95]*([.$H$2]/100)+(100-[.$H$2])/100*([.G94] * [.$H$3] / 100 + (100-[.$H$3])/100 * [.G93])" office:value-type="float" office:value="1103.74653526996" calcext:value-type="float">
            <text:p>1104</text:p>
          </table:table-cell>
          <table:table-cell table:number-columns-repeated="3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ROUND(AVERAGE([.A95:.A96]))" office:value-type="float" office:value="1102" calcext:value-type="float">
            <text:p>1102</text:p>
          </table:table-cell>
          <table:table-cell table:formula="of:=ROUND(AVERAGE([.A94:.A96]))" office:value-type="float" office:value="1102" calcext:value-type="float">
            <text:p>1102</text:p>
          </table:table-cell>
          <table:table-cell table:formula="of:=ROUND(AVERAGE([.A91:.A96]))" office:value-type="float" office:value="1106" calcext:value-type="float">
            <text:p>1106</text:p>
          </table:table-cell>
          <table:table-cell table:formula="of:=ROUND(AVERAGE([.A87:.A96]))" office:value-type="float" office:value="1108" calcext:value-type="float">
            <text:p>1108</text:p>
          </table:table-cell>
          <table:table-cell table:formula="of:=[.A96]*([.$H$2]/100)+(100-[.$H$2])/100*[.F95]" office:value-type="float" office:value="1104.77389244298" calcext:value-type="float">
            <text:p>1105</text:p>
          </table:table-cell>
          <table:table-cell table:formula="of:=[.A96]*([.$H$2]/100)+(100-[.$H$2])/100*([.G95] * [.$H$3] / 100 + (100-[.$H$3])/100 * [.G94])" office:value-type="float" office:value="1106.55592937579" calcext:value-type="float">
            <text:p>1107</text:p>
          </table:table-cell>
          <table:table-cell table:number-columns-repeated="3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ROUND(AVERAGE([.A96:.A97]))" office:value-type="float" office:value="1111" calcext:value-type="float">
            <text:p>1111</text:p>
          </table:table-cell>
          <table:table-cell table:formula="of:=ROUND(AVERAGE([.A95:.A97]))" office:value-type="float" office:value="1105" calcext:value-type="float">
            <text:p>1105</text:p>
          </table:table-cell>
          <table:table-cell table:formula="of:=ROUND(AVERAGE([.A92:.A97]))" office:value-type="float" office:value="1105" calcext:value-type="float">
            <text:p>1105</text:p>
          </table:table-cell>
          <table:table-cell table:formula="of:=ROUND(AVERAGE([.A88:.A97]))" office:value-type="float" office:value="1108" calcext:value-type="float">
            <text:p>1108</text:p>
          </table:table-cell>
          <table:table-cell table:formula="of:=[.A97]*([.$H$2]/100)+(100-[.$H$2])/100*[.F96]" office:value-type="float" office:value="1106.58041933223" calcext:value-type="float">
            <text:p>1107</text:p>
          </table:table-cell>
          <table:table-cell table:formula="of:=[.A97]*([.$H$2]/100)+(100-[.$H$2])/100*([.G96] * [.$H$3] / 100 + (100-[.$H$3])/100 * [.G95])" office:value-type="float" office:value="1106.23131056835" calcext:value-type="float">
            <text:p>1106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ROUND(AVERAGE([.A97:.A98]))" office:value-type="float" office:value="1108" calcext:value-type="float">
            <text:p>1108</text:p>
          </table:table-cell>
          <table:table-cell table:formula="of:=ROUND(AVERAGE([.A96:.A98]))" office:value-type="float" office:value="1108" calcext:value-type="float">
            <text:p>1108</text:p>
          </table:table-cell>
          <table:table-cell table:formula="of:=ROUND(AVERAGE([.A93:.A98]))" office:value-type="float" office:value="1104" calcext:value-type="float">
            <text:p>1104</text:p>
          </table:table-cell>
          <table:table-cell table:formula="of:=ROUND(AVERAGE([.A89:.A98]))" office:value-type="float" office:value="1107" calcext:value-type="float">
            <text:p>1107</text:p>
          </table:table-cell>
          <table:table-cell table:formula="of:=[.A98]*([.$H$2]/100)+(100-[.$H$2])/100*[.F97]" office:value-type="float" office:value="1105.93531449917" calcext:value-type="float">
            <text:p>1106</text:p>
          </table:table-cell>
          <table:table-cell table:formula="of:=[.A98]*([.$H$2]/100)+(100-[.$H$2])/100*([.G97] * [.$H$3] / 100 + (100-[.$H$3])/100 * [.G96])" office:value-type="float" office:value="1105.86825421073" calcext:value-type="float">
            <text:p>1106</text:p>
          </table:table-cell>
          <table:table-cell table:number-columns-repeated="3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ROUND(AVERAGE([.A98:.A99]))" office:value-type="float" office:value="1110" calcext:value-type="float">
            <text:p>1110</text:p>
          </table:table-cell>
          <table:table-cell table:formula="of:=ROUND(AVERAGE([.A97:.A99]))" office:value-type="float" office:value="1110" calcext:value-type="float">
            <text:p>1110</text:p>
          </table:table-cell>
          <table:table-cell table:formula="of:=ROUND(AVERAGE([.A94:.A99]))" office:value-type="float" office:value="1106" calcext:value-type="float">
            <text:p>1106</text:p>
          </table:table-cell>
          <table:table-cell table:formula="of:=ROUND(AVERAGE([.A90:.A99]))" office:value-type="float" office:value="1107" calcext:value-type="float">
            <text:p>1107</text:p>
          </table:table-cell>
          <table:table-cell table:formula="of:=[.A99]*([.$H$2]/100)+(100-[.$H$2])/100*[.F98]" office:value-type="float" office:value="1108.20148587438" calcext:value-type="float">
            <text:p>1108</text:p>
          </table:table-cell>
          <table:table-cell table:formula="of:=[.A99]*([.$H$2]/100)+(100-[.$H$2])/100*([.G98] * [.$H$3] / 100 + (100-[.$H$3])/100 * [.G97])" office:value-type="float" office:value="1108.36902447262" calcext:value-type="float">
            <text:p>1108</text:p>
          </table:table-cell>
          <table:table-cell table:number-columns-repeated="3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ROUND(AVERAGE([.A99:.A100]))" office:value-type="float" office:value="1107" calcext:value-type="float">
            <text:p>1107</text:p>
          </table:table-cell>
          <table:table-cell table:formula="of:=ROUND(AVERAGE([.A98:.A100]))" office:value-type="float" office:value="1106" calcext:value-type="float">
            <text:p>1106</text:p>
          </table:table-cell>
          <table:table-cell table:formula="of:=ROUND(AVERAGE([.A95:.A100]))" office:value-type="float" office:value="1106" calcext:value-type="float">
            <text:p>1106</text:p>
          </table:table-cell>
          <table:table-cell table:formula="of:=ROUND(AVERAGE([.A91:.A100]))" office:value-type="float" office:value="1106" calcext:value-type="float">
            <text:p>1106</text:p>
          </table:table-cell>
          <table:table-cell table:formula="of:=[.A100]*([.$H$2]/100)+(100-[.$H$2])/100*[.F99]" office:value-type="float" office:value="1105.90111440579" calcext:value-type="float">
            <text:p>1106</text:p>
          </table:table-cell>
          <table:table-cell table:formula="of:=[.A100]*([.$H$2]/100)+(100-[.$H$2])/100*([.G99] * [.$H$3] / 100 + (100-[.$H$3])/100 * [.G98])" office:value-type="float" office:value="1104.52630619733" calcext:value-type="float">
            <text:p>1105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ROUND(AVERAGE([.A100:.A101]))" office:value-type="float" office:value="1100" calcext:value-type="float">
            <text:p>1100</text:p>
          </table:table-cell>
          <table:table-cell table:formula="of:=ROUND(AVERAGE([.A99:.A101]))" office:value-type="float" office:value="1105" calcext:value-type="float">
            <text:p>1105</text:p>
          </table:table-cell>
          <table:table-cell table:formula="of:=ROUND(AVERAGE([.A96:.A101]))" office:value-type="float" office:value="1107" calcext:value-type="float">
            <text:p>1107</text:p>
          </table:table-cell>
          <table:table-cell table:formula="of:=ROUND(AVERAGE([.A92:.A101]))" office:value-type="float" office:value="1105" calcext:value-type="float">
            <text:p>1105</text:p>
          </table:table-cell>
          <table:table-cell table:formula="of:=[.A101]*([.$H$2]/100)+(100-[.$H$2])/100*[.F100]" office:value-type="float" office:value="1104.67583580434" calcext:value-type="float">
            <text:p>1105</text:p>
          </table:table-cell>
          <table:table-cell table:formula="of:=[.A101]*([.$H$2]/100)+(100-[.$H$2])/100*([.G100] * [.$H$3] / 100 + (100-[.$H$3])/100 * [.G99])" office:value-type="float" office:value="1105.95036061317" calcext:value-type="float">
            <text:p>1106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ROUND(AVERAGE([.A101:.A102]))" office:value-type="float" office:value="1100" calcext:value-type="float">
            <text:p>1100</text:p>
          </table:table-cell>
          <table:table-cell table:formula="of:=ROUND(AVERAGE([.A100:.A102]))" office:value-type="float" office:value="1099" calcext:value-type="float">
            <text:p>1099</text:p>
          </table:table-cell>
          <table:table-cell table:formula="of:=ROUND(AVERAGE([.A97:.A102]))" office:value-type="float" office:value="1105" calcext:value-type="float">
            <text:p>1105</text:p>
          </table:table-cell>
          <table:table-cell table:formula="of:=ROUND(AVERAGE([.A93:.A102]))" office:value-type="float" office:value="1104" calcext:value-type="float">
            <text:p>1104</text:p>
          </table:table-cell>
          <table:table-cell table:formula="of:=[.A102]*([.$H$2]/100)+(100-[.$H$2])/100*[.F101]" office:value-type="float" office:value="1103.00687685325" calcext:value-type="float">
            <text:p>1103</text:p>
          </table:table-cell>
          <table:table-cell table:formula="of:=[.A102]*([.$H$2]/100)+(100-[.$H$2])/100*([.G101] * [.$H$3] / 100 + (100-[.$H$3])/100 * [.G100])" office:value-type="float" office:value="1103.10833781037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ROUND(AVERAGE([.A102:.A103]))" office:value-type="float" office:value="1108" calcext:value-type="float">
            <text:p>1108</text:p>
          </table:table-cell>
          <table:table-cell table:formula="of:=ROUND(AVERAGE([.A101:.A103]))" office:value-type="float" office:value="1105" calcext:value-type="float">
            <text:p>1105</text:p>
          </table:table-cell>
          <table:table-cell table:formula="of:=ROUND(AVERAGE([.A98:.A103]))" office:value-type="float" office:value="1106" calcext:value-type="float">
            <text:p>1106</text:p>
          </table:table-cell>
          <table:table-cell table:formula="of:=ROUND(AVERAGE([.A94:.A103]))" office:value-type="float" office:value="1105" calcext:value-type="float">
            <text:p>1105</text:p>
          </table:table-cell>
          <table:table-cell table:formula="of:=[.A103]*([.$H$2]/100)+(100-[.$H$2])/100*[.F102]" office:value-type="float" office:value="1106.50515763994" calcext:value-type="float">
            <text:p>1107</text:p>
          </table:table-cell>
          <table:table-cell table:formula="of:=[.A103]*([.$H$2]/100)+(100-[.$H$2])/100*([.G102] * [.$H$3] / 100 + (100-[.$H$3])/100 * [.G101])" office:value-type="float" office:value="1108.28646703946" calcext:value-type="float">
            <text:p>1108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ROUND(AVERAGE([.A103:.A104]))" office:value-type="float" office:value="1106" calcext:value-type="float">
            <text:p>1106</text:p>
          </table:table-cell>
          <table:table-cell table:formula="of:=ROUND(AVERAGE([.A102:.A104]))" office:value-type="float" office:value="1103" calcext:value-type="float">
            <text:p>1103</text:p>
          </table:table-cell>
          <table:table-cell table:formula="of:=ROUND(AVERAGE([.A99:.A104]))" office:value-type="float" office:value="1104" calcext:value-type="float">
            <text:p>1104</text:p>
          </table:table-cell>
          <table:table-cell table:formula="of:=ROUND(AVERAGE([.A95:.A104]))" office:value-type="float" office:value="1104" calcext:value-type="float">
            <text:p>1104</text:p>
          </table:table-cell>
          <table:table-cell table:formula="of:=[.A104]*([.$H$2]/100)+(100-[.$H$2])/100*[.F103]" office:value-type="float" office:value="1103.37886822996" calcext:value-type="float">
            <text:p>1103</text:p>
          </table:table-cell>
          <table:table-cell table:formula="of:=[.A104]*([.$H$2]/100)+(100-[.$H$2])/100*([.G103] * [.$H$3] / 100 + (100-[.$H$3])/100 * [.G102])" office:value-type="float" office:value="1101.60797274214" calcext:value-type="float">
            <text:p>1102</text:p>
          </table:table-cell>
          <table:table-cell table:number-columns-repeated="3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ROUND(AVERAGE([.A104:.A105]))" office:value-type="float" office:value="1099" calcext:value-type="float">
            <text:p>1099</text:p>
          </table:table-cell>
          <table:table-cell table:formula="of:=ROUND(AVERAGE([.A103:.A105]))" office:value-type="float" office:value="1105" calcext:value-type="float">
            <text:p>1105</text:p>
          </table:table-cell>
          <table:table-cell table:formula="of:=ROUND(AVERAGE([.A100:.A105]))" office:value-type="float" office:value="1102" calcext:value-type="float">
            <text:p>1102</text:p>
          </table:table-cell>
          <table:table-cell table:formula="of:=ROUND(AVERAGE([.A96:.A105]))" office:value-type="float" office:value="1105" calcext:value-type="float">
            <text:p>1105</text:p>
          </table:table-cell>
          <table:table-cell table:formula="of:=[.A105]*([.$H$2]/100)+(100-[.$H$2])/100*[.F104]" office:value-type="float" office:value="1103.28415117247" calcext:value-type="float">
            <text:p>1103</text:p>
          </table:table-cell>
          <table:table-cell table:formula="of:=[.A105]*([.$H$2]/100)+(100-[.$H$2])/100*([.G104] * [.$H$3] / 100 + (100-[.$H$3])/100 * [.G103])" office:value-type="float" office:value="1105.963076135" calcext:value-type="float">
            <text:p>1106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ROUND(AVERAGE([.A105:.A106]))" office:value-type="float" office:value="1101" calcext:value-type="float">
            <text:p>1101</text:p>
          </table:table-cell>
          <table:table-cell table:formula="of:=ROUND(AVERAGE([.A104:.A106]))" office:value-type="float" office:value="1098" calcext:value-type="float">
            <text:p>1098</text:p>
          </table:table-cell>
          <table:table-cell table:formula="of:=ROUND(AVERAGE([.A101:.A106]))" office:value-type="float" office:value="1102" calcext:value-type="float">
            <text:p>1102</text:p>
          </table:table-cell>
          <table:table-cell table:formula="of:=ROUND(AVERAGE([.A97:.A106]))" office:value-type="float" office:value="1104" calcext:value-type="float">
            <text:p>1104</text:p>
          </table:table-cell>
          <table:table-cell table:formula="of:=[.A106]*([.$H$2]/100)+(100-[.$H$2])/100*[.F105]" office:value-type="float" office:value="1101.96311337935" calcext:value-type="float">
            <text:p>1102</text:p>
          </table:table-cell>
          <table:table-cell table:formula="of:=[.A106]*([.$H$2]/100)+(100-[.$H$2])/100*([.G105] * [.$H$3] / 100 + (100-[.$H$3])/100 * [.G104])" office:value-type="float" office:value="1101.35924506554" calcext:value-type="float">
            <text:p>1101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ROUND(AVERAGE([.A106:.A107]))" office:value-type="float" office:value="1104" calcext:value-type="float">
            <text:p>1104</text:p>
          </table:table-cell>
          <table:table-cell table:formula="of:=ROUND(AVERAGE([.A105:.A107]))" office:value-type="float" office:value="1104" calcext:value-type="float">
            <text:p>1104</text:p>
          </table:table-cell>
          <table:table-cell table:formula="of:=ROUND(AVERAGE([.A102:.A107]))" office:value-type="float" office:value="1103" calcext:value-type="float">
            <text:p>1103</text:p>
          </table:table-cell>
          <table:table-cell table:formula="of:=ROUND(AVERAGE([.A98:.A107]))" office:value-type="float" office:value="1104" calcext:value-type="float">
            <text:p>1104</text:p>
          </table:table-cell>
          <table:table-cell table:formula="of:=[.A107]*([.$H$2]/100)+(100-[.$H$2])/100*[.F106]" office:value-type="float" office:value="1103.97233503451" calcext:value-type="float">
            <text:p>1104</text:p>
          </table:table-cell>
          <table:table-cell table:formula="of:=[.A107]*([.$H$2]/100)+(100-[.$H$2])/100*([.G106] * [.$H$3] / 100 + (100-[.$H$3])/100 * [.G105])" office:value-type="float" office:value="1106.28173244083" calcext:value-type="float">
            <text:p>1106</text:p>
          </table:table-cell>
          <table:table-cell table:number-columns-repeated="3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ROUND(AVERAGE([.A107:.A108]))" office:value-type="float" office:value="1103" calcext:value-type="float">
            <text:p>1103</text:p>
          </table:table-cell>
          <table:table-cell table:formula="of:=ROUND(AVERAGE([.A106:.A108]))" office:value-type="float" office:value="1101" calcext:value-type="float">
            <text:p>1101</text:p>
          </table:table-cell>
          <table:table-cell table:formula="of:=ROUND(AVERAGE([.A103:.A108]))" office:value-type="float" office:value="1103" calcext:value-type="float">
            <text:p>1103</text:p>
          </table:table-cell>
          <table:table-cell table:formula="of:=ROUND(AVERAGE([.A99:.A108]))" office:value-type="float" office:value="1103" calcext:value-type="float">
            <text:p>1103</text:p>
          </table:table-cell>
          <table:table-cell table:formula="of:=[.A108]*([.$H$2]/100)+(100-[.$H$2])/100*[.F107]" office:value-type="float" office:value="1101.72925127588" calcext:value-type="float">
            <text:p>1102</text:p>
          </table:table-cell>
          <table:table-cell table:formula="of:=[.A108]*([.$H$2]/100)+(100-[.$H$2])/100*([.G107] * [.$H$3] / 100 + (100-[.$H$3])/100 * [.G106])" office:value-type="float" office:value="1100.50780690545" calcext:value-type="float">
            <text:p>1101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ROUND(AVERAGE([.A108:.A109]))" office:value-type="float" office:value="1103" calcext:value-type="float">
            <text:p>1103</text:p>
          </table:table-cell>
          <table:table-cell table:formula="of:=ROUND(AVERAGE([.A107:.A109]))" office:value-type="float" office:value="1105" calcext:value-type="float">
            <text:p>1105</text:p>
          </table:table-cell>
          <table:table-cell table:formula="of:=ROUND(AVERAGE([.A104:.A109]))" office:value-type="float" office:value="1102" calcext:value-type="float">
            <text:p>1102</text:p>
          </table:table-cell>
          <table:table-cell table:formula="of:=ROUND(AVERAGE([.A100:.A109]))" office:value-type="float" office:value="1103" calcext:value-type="float">
            <text:p>1103</text:p>
          </table:table-cell>
          <table:table-cell table:formula="of:=[.A109]*([.$H$2]/100)+(100-[.$H$2])/100*[.F108]" office:value-type="float" office:value="1104.04693845691" calcext:value-type="float">
            <text:p>1104</text:p>
          </table:table-cell>
          <table:table-cell table:formula="of:=[.A109]*([.$H$2]/100)+(100-[.$H$2])/100*([.G108] * [.$H$3] / 100 + (100-[.$H$3])/100 * [.G107])" office:value-type="float" office:value="1106.59521050031" calcext:value-type="float">
            <text:p>1107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ROUND(AVERAGE([.A109:.A110]))" office:value-type="float" office:value="1108" calcext:value-type="float">
            <text:p>1108</text:p>
          </table:table-cell>
          <table:table-cell table:formula="of:=ROUND(AVERAGE([.A108:.A110]))" office:value-type="float" office:value="1103" calcext:value-type="float">
            <text:p>1103</text:p>
          </table:table-cell>
          <table:table-cell table:formula="of:=ROUND(AVERAGE([.A105:.A110]))" office:value-type="float" office:value="1104" calcext:value-type="float">
            <text:p>1104</text:p>
          </table:table-cell>
          <table:table-cell table:formula="of:=ROUND(AVERAGE([.A101:.A110]))" office:value-type="float" office:value="1103" calcext:value-type="float">
            <text:p>1103</text:p>
          </table:table-cell>
          <table:table-cell table:formula="of:=[.A110]*([.$H$2]/100)+(100-[.$H$2])/100*[.F109]" office:value-type="float" office:value="1104.03520384269" calcext:value-type="float">
            <text:p>1104</text:p>
          </table:table-cell>
          <table:table-cell table:formula="of:=[.A110]*([.$H$2]/100)+(100-[.$H$2])/100*([.G109] * [.$H$3] / 100 + (100-[.$H$3])/100 * [.G108])" office:value-type="float" office:value="1102.29396571831" calcext:value-type="float">
            <text:p>1102</text:p>
          </table:table-cell>
          <table:table-cell table:number-columns-repeated="3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ROUND(AVERAGE([.A110:.A111]))" office:value-type="float" office:value="1110" calcext:value-type="float">
            <text:p>1110</text:p>
          </table:table-cell>
          <table:table-cell table:formula="of:=ROUND(AVERAGE([.A109:.A111]))" office:value-type="float" office:value="1110" calcext:value-type="float">
            <text:p>1110</text:p>
          </table:table-cell>
          <table:table-cell table:formula="of:=ROUND(AVERAGE([.A106:.A111]))" office:value-type="float" office:value="1106" calcext:value-type="float">
            <text:p>1106</text:p>
          </table:table-cell>
          <table:table-cell table:formula="of:=ROUND(AVERAGE([.A102:.A111]))" office:value-type="float" office:value="1105" calcext:value-type="float">
            <text:p>1105</text:p>
          </table:table-cell>
          <table:table-cell table:formula="of:=[.A111]*([.$H$2]/100)+(100-[.$H$2])/100*[.F110]" office:value-type="float" office:value="1106.77640288201" calcext:value-type="float">
            <text:p>1107</text:p>
          </table:table-cell>
          <table:table-cell table:formula="of:=[.A111]*([.$H$2]/100)+(100-[.$H$2])/100*([.G110] * [.$H$3] / 100 + (100-[.$H$3])/100 * [.G109])" office:value-type="float" office:value="1108.05122115794" calcext:value-type="float">
            <text:p>1108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ROUND(AVERAGE([.A111:.A112]))" office:value-type="float" office:value="1110" calcext:value-type="float">
            <text:p>1110</text:p>
          </table:table-cell>
          <table:table-cell table:formula="of:=ROUND(AVERAGE([.A110:.A112]))" office:value-type="float" office:value="1108" calcext:value-type="float">
            <text:p>1108</text:p>
          </table:table-cell>
          <table:table-cell table:formula="of:=ROUND(AVERAGE([.A107:.A112]))" office:value-type="float" office:value="1107" calcext:value-type="float">
            <text:p>1107</text:p>
          </table:table-cell>
          <table:table-cell table:formula="of:=ROUND(AVERAGE([.A103:.A112]))" office:value-type="float" office:value="1105" calcext:value-type="float">
            <text:p>1105</text:p>
          </table:table-cell>
          <table:table-cell table:formula="of:=[.A112]*([.$H$2]/100)+(100-[.$H$2])/100*[.F111]" office:value-type="float" office:value="1106.33230216151" calcext:value-type="float">
            <text:p>1106</text:p>
          </table:table-cell>
          <table:table-cell table:formula="of:=[.A112]*([.$H$2]/100)+(100-[.$H$2])/100*([.G111] * [.$H$3] / 100 + (100-[.$H$3])/100 * [.G110])" office:value-type="float" office:value="1103.83406260468" calcext:value-type="float">
            <text:p>1104</text:p>
          </table:table-cell>
          <table:table-cell table:number-columns-repeated="3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ROUND(AVERAGE([.A112:.A113]))" office:value-type="float" office:value="1107" calcext:value-type="float">
            <text:p>1107</text:p>
          </table:table-cell>
          <table:table-cell table:formula="of:=ROUND(AVERAGE([.A111:.A113]))" office:value-type="float" office:value="1110" calcext:value-type="float">
            <text:p>1110</text:p>
          </table:table-cell>
          <table:table-cell table:formula="of:=ROUND(AVERAGE([.A108:.A113]))" office:value-type="float" office:value="1107" calcext:value-type="float">
            <text:p>1107</text:p>
          </table:table-cell>
          <table:table-cell table:formula="of:=ROUND(AVERAGE([.A104:.A113]))" office:value-type="float" office:value="1104" calcext:value-type="float">
            <text:p>1104</text:p>
          </table:table-cell>
          <table:table-cell table:formula="of:=[.A113]*([.$H$2]/100)+(100-[.$H$2])/100*[.F112]" office:value-type="float" office:value="1106.99922662113" calcext:value-type="float">
            <text:p>1107</text:p>
          </table:table-cell>
          <table:table-cell table:formula="of:=[.A113]*([.$H$2]/100)+(100-[.$H$2])/100*([.G112] * [.$H$3] / 100 + (100-[.$H$3])/100 * [.G111])" office:value-type="float" office:value="1107.65584208546" calcext:value-type="float">
            <text:p>1108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ROUND(AVERAGE([.A113:.A114]))" office:value-type="float" office:value="1099" calcext:value-type="float">
            <text:p>1099</text:p>
          </table:table-cell>
          <table:table-cell table:formula="of:=ROUND(AVERAGE([.A112:.A114]))" office:value-type="float" office:value="1101" calcext:value-type="float">
            <text:p>1101</text:p>
          </table:table-cell>
          <table:table-cell table:formula="of:=ROUND(AVERAGE([.A109:.A114]))" office:value-type="float" office:value="1105" calcext:value-type="float">
            <text:p>1105</text:p>
          </table:table-cell>
          <table:table-cell table:formula="of:=ROUND(AVERAGE([.A105:.A114]))" office:value-type="float" office:value="1104" calcext:value-type="float">
            <text:p>1104</text:p>
          </table:table-cell>
          <table:table-cell table:formula="of:=[.A114]*([.$H$2]/100)+(100-[.$H$2])/100*[.F113]" office:value-type="float" office:value="1102.24941996585" calcext:value-type="float">
            <text:p>1102</text:p>
          </table:table-cell>
          <table:table-cell table:formula="of:=[.A114]*([.$H$2]/100)+(100-[.$H$2])/100*([.G113] * [.$H$3] / 100 + (100-[.$H$3])/100 * [.G112])" office:value-type="float" office:value="1100.44881387563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ROUND(AVERAGE([.A114:.A115]))" office:value-type="float" office:value="1115" calcext:value-type="float">
            <text:p>1115</text:p>
          </table:table-cell>
          <table:table-cell table:formula="of:=ROUND(AVERAGE([.A113:.A115]))" office:value-type="float" office:value="1113" calcext:value-type="float">
            <text:p>1113</text:p>
          </table:table-cell>
          <table:table-cell table:formula="of:=ROUND(AVERAGE([.A110:.A115]))" office:value-type="float" office:value="1111" calcext:value-type="float">
            <text:p>1111</text:p>
          </table:table-cell>
          <table:table-cell table:formula="of:=ROUND(AVERAGE([.A106:.A115]))" office:value-type="float" office:value="1108" calcext:value-type="float">
            <text:p>1108</text:p>
          </table:table-cell>
          <table:table-cell table:formula="of:=[.A115]*([.$H$2]/100)+(100-[.$H$2])/100*[.F114]" office:value-type="float" office:value="1112.18706497439" calcext:value-type="float">
            <text:p>1112</text:p>
          </table:table-cell>
          <table:table-cell table:formula="of:=[.A115]*([.$H$2]/100)+(100-[.$H$2])/100*([.G114] * [.$H$3] / 100 + (100-[.$H$3])/100 * [.G113])" office:value-type="float" office:value="1115.16082733262" calcext:value-type="float">
            <text:p>1115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ROUND(AVERAGE([.A115:.A116]))" office:value-type="float" office:value="1121" calcext:value-type="float">
            <text:p>1121</text:p>
          </table:table-cell>
          <table:table-cell table:formula="of:=ROUND(AVERAGE([.A114:.A116]))" office:value-type="float" office:value="1110" calcext:value-type="float">
            <text:p>1110</text:p>
          </table:table-cell>
          <table:table-cell table:formula="of:=ROUND(AVERAGE([.A111:.A116]))" office:value-type="float" office:value="1110" calcext:value-type="float">
            <text:p>1110</text:p>
          </table:table-cell>
          <table:table-cell table:formula="of:=ROUND(AVERAGE([.A107:.A116]))" office:value-type="float" office:value="1108" calcext:value-type="float">
            <text:p>1108</text:p>
          </table:table-cell>
          <table:table-cell table:formula="of:=[.A116]*([.$H$2]/100)+(100-[.$H$2])/100*[.F115]" office:value-type="float" office:value="1109.14029873079" calcext:value-type="float">
            <text:p>1109</text:p>
          </table:table-cell>
          <table:table-cell table:formula="of:=[.A116]*([.$H$2]/100)+(100-[.$H$2])/100*([.G115] * [.$H$3] / 100 + (100-[.$H$3])/100 * [.G114])" office:value-type="float" office:value="1102.54341242527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ROUND(AVERAGE([.A116:.A117]))" office:value-type="float" office:value="1109" calcext:value-type="float">
            <text:p>1109</text:p>
          </table:table-cell>
          <table:table-cell table:formula="of:=ROUND(AVERAGE([.A115:.A117]))" office:value-type="float" office:value="1120" calcext:value-type="float">
            <text:p>1120</text:p>
          </table:table-cell>
          <table:table-cell table:formula="of:=ROUND(AVERAGE([.A112:.A117]))" office:value-type="float" office:value="1110" calcext:value-type="float">
            <text:p>1110</text:p>
          </table:table-cell>
          <table:table-cell table:formula="of:=ROUND(AVERAGE([.A108:.A117]))" office:value-type="float" office:value="1109" calcext:value-type="float">
            <text:p>1109</text:p>
          </table:table-cell>
          <table:table-cell table:formula="of:=[.A117]*([.$H$2]/100)+(100-[.$H$2])/100*[.F116]" office:value-type="float" office:value="1111.10522404809" calcext:value-type="float">
            <text:p>1111</text:p>
          </table:table-cell>
          <table:table-cell table:formula="of:=[.A117]*([.$H$2]/100)+(100-[.$H$2])/100*([.G116] * [.$H$3] / 100 + (100-[.$H$3])/100 * [.G115])" office:value-type="float" office:value="1113.72800826336" calcext:value-type="float">
            <text:p>1114</text:p>
          </table:table-cell>
          <table:table-cell table:number-columns-repeated="3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ROUND(AVERAGE([.A117:.A118]))" office:value-type="float" office:value="1127" calcext:value-type="float">
            <text:p>1127</text:p>
          </table:table-cell>
          <table:table-cell table:formula="of:=ROUND(AVERAGE([.A116:.A118]))" office:value-type="float" office:value="1118" calcext:value-type="float">
            <text:p>1118</text:p>
          </table:table-cell>
          <table:table-cell table:formula="of:=ROUND(AVERAGE([.A113:.A118]))" office:value-type="float" office:value="1116" calcext:value-type="float">
            <text:p>1116</text:p>
          </table:table-cell>
          <table:table-cell table:formula="of:=ROUND(AVERAGE([.A109:.A118]))" office:value-type="float" office:value="1113" calcext:value-type="float">
            <text:p>1113</text:p>
          </table:table-cell>
          <table:table-cell table:formula="of:=[.A118]*([.$H$2]/100)+(100-[.$H$2])/100*[.F117]" office:value-type="float" office:value="1117.57891803607" calcext:value-type="float">
            <text:p>1118</text:p>
          </table:table-cell>
          <table:table-cell table:formula="of:=[.A118]*([.$H$2]/100)+(100-[.$H$2])/100*([.G117] * [.$H$3] / 100 + (100-[.$H$3])/100 * [.G116])" office:value-type="float" office:value="1112.83524869467" calcext:value-type="float">
            <text:p>1113</text:p>
          </table:table-cell>
          <table:table-cell table:number-columns-repeated="3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ROUND(AVERAGE([.A118:.A119]))" office:value-type="float" office:value="1120" calcext:value-type="float">
            <text:p>1120</text:p>
          </table:table-cell>
          <table:table-cell table:formula="of:=ROUND(AVERAGE([.A117:.A119]))" office:value-type="float" office:value="1119" calcext:value-type="float">
            <text:p>1119</text:p>
          </table:table-cell>
          <table:table-cell table:formula="of:=ROUND(AVERAGE([.A114:.A119]))" office:value-type="float" office:value="1115" calcext:value-type="float">
            <text:p>1115</text:p>
          </table:table-cell>
          <table:table-cell table:formula="of:=ROUND(AVERAGE([.A110:.A119]))" office:value-type="float" office:value="1112" calcext:value-type="float">
            <text:p>1112</text:p>
          </table:table-cell>
          <table:table-cell table:formula="of:=[.A119]*([.$H$2]/100)+(100-[.$H$2])/100*[.F118]" office:value-type="float" office:value="1113.93418852705" calcext:value-type="float">
            <text:p>1114</text:p>
          </table:table-cell>
          <table:table-cell table:formula="of:=[.A119]*([.$H$2]/100)+(100-[.$H$2])/100*([.G118] * [.$H$3] / 100 + (100-[.$H$3])/100 * [.G117])" office:value-type="float" office:value="1110.91209226222" calcext:value-type="float">
            <text:p>1111</text:p>
          </table:table-cell>
          <table:table-cell table:number-columns-repeated="3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ROUND(AVERAGE([.A119:.A120]))" office:value-type="float" office:value="1108" calcext:value-type="float">
            <text:p>1108</text:p>
          </table:table-cell>
          <table:table-cell table:formula="of:=ROUND(AVERAGE([.A118:.A120]))" office:value-type="float" office:value="1118" calcext:value-type="float">
            <text:p>1118</text:p>
          </table:table-cell>
          <table:table-cell table:formula="of:=ROUND(AVERAGE([.A115:.A120]))" office:value-type="float" office:value="1119" calcext:value-type="float">
            <text:p>1119</text:p>
          </table:table-cell>
          <table:table-cell table:formula="of:=ROUND(AVERAGE([.A111:.A120]))" office:value-type="float" office:value="1113" calcext:value-type="float">
            <text:p>1113</text:p>
          </table:table-cell>
          <table:table-cell table:formula="of:=[.A120]*([.$H$2]/100)+(100-[.$H$2])/100*[.F119]" office:value-type="float" office:value="1113.70064139529" calcext:value-type="float">
            <text:p>1114</text:p>
          </table:table-cell>
          <table:table-cell table:formula="of:=[.A120]*([.$H$2]/100)+(100-[.$H$2])/100*([.G119] * [.$H$3] / 100 + (100-[.$H$3])/100 * [.G118])" office:value-type="float" office:value="1112.58796305613" calcext:value-type="float">
            <text:p>1113</text:p>
          </table:table-cell>
          <table:table-cell table:number-columns-repeated="3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ROUND(AVERAGE([.A120:.A121]))" office:value-type="float" office:value="1114" calcext:value-type="float">
            <text:p>1114</text:p>
          </table:table-cell>
          <table:table-cell table:formula="of:=ROUND(AVERAGE([.A119:.A121]))" office:value-type="float" office:value="1110" calcext:value-type="float">
            <text:p>1110</text:p>
          </table:table-cell>
          <table:table-cell table:formula="of:=ROUND(AVERAGE([.A116:.A121]))" office:value-type="float" office:value="1114" calcext:value-type="float">
            <text:p>1114</text:p>
          </table:table-cell>
          <table:table-cell table:formula="of:=ROUND(AVERAGE([.A112:.A121]))" office:value-type="float" office:value="1113" calcext:value-type="float">
            <text:p>1113</text:p>
          </table:table-cell>
          <table:table-cell table:formula="of:=[.A121]*([.$H$2]/100)+(100-[.$H$2])/100*[.F120]" office:value-type="float" office:value="1113.77548104647" calcext:value-type="float">
            <text:p>1114</text:p>
          </table:table-cell>
          <table:table-cell table:formula="of:=[.A121]*([.$H$2]/100)+(100-[.$H$2])/100*([.G120] * [.$H$3] / 100 + (100-[.$H$3])/100 * [.G119])" office:value-type="float" office:value="1111.93544981575" calcext:value-type="float">
            <text:p>1112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ROUND(AVERAGE([.A121:.A122]))" office:value-type="float" office:value="1118" calcext:value-type="float">
            <text:p>1118</text:p>
          </table:table-cell>
          <table:table-cell table:formula="of:=ROUND(AVERAGE([.A120:.A122]))" office:value-type="float" office:value="1116" calcext:value-type="float">
            <text:p>1116</text:p>
          </table:table-cell>
          <table:table-cell table:formula="of:=ROUND(AVERAGE([.A117:.A122]))" office:value-type="float" office:value="1118" calcext:value-type="float">
            <text:p>1118</text:p>
          </table:table-cell>
          <table:table-cell table:formula="of:=ROUND(AVERAGE([.A113:.A122]))" office:value-type="float" office:value="1115" calcext:value-type="float">
            <text:p>1115</text:p>
          </table:table-cell>
          <table:table-cell table:formula="of:=[.A122]*([.$H$2]/100)+(100-[.$H$2])/100*[.F121]" office:value-type="float" office:value="1115.83161078485" calcext:value-type="float">
            <text:p>1116</text:p>
          </table:table-cell>
          <table:table-cell table:formula="of:=[.A122]*([.$H$2]/100)+(100-[.$H$2])/100*([.G121] * [.$H$3] / 100 + (100-[.$H$3])/100 * [.G120])" office:value-type="float" office:value="1114.84309530604" calcext:value-type="float">
            <text:p>1115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ROUND(AVERAGE([.A122:.A123]))" office:value-type="float" office:value="1116" calcext:value-type="float">
            <text:p>1116</text:p>
          </table:table-cell>
          <table:table-cell table:formula="of:=ROUND(AVERAGE([.A121:.A123]))" office:value-type="float" office:value="1115" calcext:value-type="float">
            <text:p>1115</text:p>
          </table:table-cell>
          <table:table-cell table:formula="of:=ROUND(AVERAGE([.A118:.A123]))" office:value-type="float" office:value="1117" calcext:value-type="float">
            <text:p>1117</text:p>
          </table:table-cell>
          <table:table-cell table:formula="of:=ROUND(AVERAGE([.A114:.A123]))" office:value-type="float" office:value="1115" calcext:value-type="float">
            <text:p>1115</text:p>
          </table:table-cell>
          <table:table-cell table:formula="of:=[.A123]*([.$H$2]/100)+(100-[.$H$2])/100*[.F122]" office:value-type="float" office:value="1114.37370808864" calcext:value-type="float">
            <text:p>1114</text:p>
          </table:table-cell>
          <table:table-cell table:formula="of:=[.A123]*([.$H$2]/100)+(100-[.$H$2])/100*([.G122] * [.$H$3] / 100 + (100-[.$H$3])/100 * [.G121])" office:value-type="float" office:value="1111.88773418536" calcext:value-type="float">
            <text:p>1112</text:p>
          </table:table-cell>
          <table:table-cell table:number-columns-repeated="3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ROUND(AVERAGE([.A123:.A124]))" office:value-type="float" office:value="1117" calcext:value-type="float">
            <text:p>1117</text:p>
          </table:table-cell>
          <table:table-cell table:formula="of:=ROUND(AVERAGE([.A122:.A124]))" office:value-type="float" office:value="1118" calcext:value-type="float">
            <text:p>1118</text:p>
          </table:table-cell>
          <table:table-cell table:formula="of:=ROUND(AVERAGE([.A119:.A124]))" office:value-type="float" office:value="1114" calcext:value-type="float">
            <text:p>1114</text:p>
          </table:table-cell>
          <table:table-cell table:formula="of:=ROUND(AVERAGE([.A115:.A124]))" office:value-type="float" office:value="1118" calcext:value-type="float">
            <text:p>1118</text:p>
          </table:table-cell>
          <table:table-cell table:formula="of:=[.A124]*([.$H$2]/100)+(100-[.$H$2])/100*[.F123]" office:value-type="float" office:value="1116.53028106648" calcext:value-type="float">
            <text:p>1117</text:p>
          </table:table-cell>
          <table:table-cell table:formula="of:=[.A124]*([.$H$2]/100)+(100-[.$H$2])/100*([.G123] * [.$H$3] / 100 + (100-[.$H$3])/100 * [.G122])" office:value-type="float" office:value="1116.43901731143" calcext:value-type="float">
            <text:p>1116</text:p>
          </table:table-cell>
          <table:table-cell table:number-columns-repeated="3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ROUND(AVERAGE([.A124:.A125]))" office:value-type="float" office:value="1132" calcext:value-type="float">
            <text:p>1132</text:p>
          </table:table-cell>
          <table:table-cell table:formula="of:=ROUND(AVERAGE([.A123:.A125]))" office:value-type="float" office:value="1125" calcext:value-type="float">
            <text:p>1125</text:p>
          </table:table-cell>
          <table:table-cell table:formula="of:=ROUND(AVERAGE([.A120:.A125]))" office:value-type="float" office:value="1121" calcext:value-type="float">
            <text:p>1121</text:p>
          </table:table-cell>
          <table:table-cell table:formula="of:=ROUND(AVERAGE([.A116:.A125]))" office:value-type="float" office:value="1118" calcext:value-type="float">
            <text:p>1118</text:p>
          </table:table-cell>
          <table:table-cell table:formula="of:=[.A125]*([.$H$2]/100)+(100-[.$H$2])/100*[.F124]" office:value-type="float" office:value="1122.64771079986" calcext:value-type="float">
            <text:p>1123</text:p>
          </table:table-cell>
          <table:table-cell table:formula="of:=[.A125]*([.$H$2]/100)+(100-[.$H$2])/100*([.G124] * [.$H$3] / 100 + (100-[.$H$3])/100 * [.G123])" office:value-type="float" office:value="1119.84849310793" calcext:value-type="float">
            <text:p>1120</text:p>
          </table:table-cell>
          <table:table-cell table:number-columns-repeated="3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ROUND(AVERAGE([.A125:.A126]))" office:value-type="float" office:value="1120" calcext:value-type="float">
            <text:p>1120</text:p>
          </table:table-cell>
          <table:table-cell table:formula="of:=ROUND(AVERAGE([.A124:.A126]))" office:value-type="float" office:value="1121" calcext:value-type="float">
            <text:p>1121</text:p>
          </table:table-cell>
          <table:table-cell table:formula="of:=ROUND(AVERAGE([.A121:.A126]))" office:value-type="float" office:value="1118" calcext:value-type="float">
            <text:p>1118</text:p>
          </table:table-cell>
          <table:table-cell table:formula="of:=ROUND(AVERAGE([.A117:.A126]))" office:value-type="float" office:value="1118" calcext:value-type="float">
            <text:p>1118</text:p>
          </table:table-cell>
          <table:table-cell table:formula="of:=[.A126]*([.$H$2]/100)+(100-[.$H$2])/100*[.F125]" office:value-type="float" office:value="1116.73578309989" calcext:value-type="float">
            <text:p>1117</text:p>
          </table:table-cell>
          <table:table-cell table:formula="of:=[.A126]*([.$H$2]/100)+(100-[.$H$2])/100*([.G125] * [.$H$3] / 100 + (100-[.$H$3])/100 * [.G124])" office:value-type="float" office:value="1112.59068435305" calcext:value-type="float">
            <text:p>1113</text:p>
          </table:table-cell>
          <table:table-cell table:number-columns-repeated="3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ROUND(AVERAGE([.A126:.A127]))" office:value-type="float" office:value="1104" calcext:value-type="float">
            <text:p>1104</text:p>
          </table:table-cell>
          <table:table-cell table:formula="of:=ROUND(AVERAGE([.A125:.A127]))" office:value-type="float" office:value="1116" calcext:value-type="float">
            <text:p>1116</text:p>
          </table:table-cell>
          <table:table-cell table:formula="of:=ROUND(AVERAGE([.A122:.A127]))" office:value-type="float" office:value="1117" calcext:value-type="float">
            <text:p>1117</text:p>
          </table:table-cell>
          <table:table-cell table:formula="of:=ROUND(AVERAGE([.A118:.A127]))" office:value-type="float" office:value="1117" calcext:value-type="float">
            <text:p>1117</text:p>
          </table:table-cell>
          <table:table-cell table:formula="of:=[.A127]*([.$H$2]/100)+(100-[.$H$2])/100*[.F126]" office:value-type="float" office:value="1114.55183732492" calcext:value-type="float">
            <text:p>1115</text:p>
          </table:table-cell>
          <table:table-cell table:formula="of:=[.A127]*([.$H$2]/100)+(100-[.$H$2])/100*([.G126] * [.$H$3] / 100 + (100-[.$H$3])/100 * [.G125])" office:value-type="float" office:value="1115.79769851771" calcext:value-type="float">
            <text:p>1116</text:p>
          </table:table-cell>
          <table:table-cell table:number-columns-repeated="3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ROUND(AVERAGE([.A127:.A128]))" office:value-type="float" office:value="1093" calcext:value-type="float">
            <text:p>1093</text:p>
          </table:table-cell>
          <table:table-cell table:formula="of:=ROUND(AVERAGE([.A126:.A128]))" office:value-type="float" office:value="1095" calcext:value-type="float">
            <text:p>1095</text:p>
          </table:table-cell>
          <table:table-cell table:formula="of:=ROUND(AVERAGE([.A123:.A128]))" office:value-type="float" office:value="1110" calcext:value-type="float">
            <text:p>1110</text:p>
          </table:table-cell>
          <table:table-cell table:formula="of:=ROUND(AVERAGE([.A119:.A128]))" office:value-type="float" office:value="1111" calcext:value-type="float">
            <text:p>1111</text:p>
          </table:table-cell>
          <table:table-cell table:formula="of:=[.A128]*([.$H$2]/100)+(100-[.$H$2])/100*[.F127]" office:value-type="float" office:value="1105.16387799369" calcext:value-type="float">
            <text:p>1105</text:p>
          </table:table-cell>
          <table:table-cell table:formula="of:=[.A128]*([.$H$2]/100)+(100-[.$H$2])/100*([.G127] * [.$H$3] / 100 + (100-[.$H$3])/100 * [.G126])" office:value-type="float" office:value="1104.17406538949" calcext:value-type="float">
            <text:p>1104</text:p>
          </table:table-cell>
          <table:table-cell table:number-columns-repeated="3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ROUND(AVERAGE([.A128:.A129]))" office:value-type="float" office:value="1099" calcext:value-type="float">
            <text:p>1099</text:p>
          </table:table-cell>
          <table:table-cell table:formula="of:=ROUND(AVERAGE([.A127:.A129]))" office:value-type="float" office:value="1102" calcext:value-type="float">
            <text:p>1102</text:p>
          </table:table-cell>
          <table:table-cell table:formula="of:=ROUND(AVERAGE([.A124:.A129]))" office:value-type="float" office:value="1111" calcext:value-type="float">
            <text:p>1111</text:p>
          </table:table-cell>
          <table:table-cell table:formula="of:=ROUND(AVERAGE([.A120:.A129]))" office:value-type="float" office:value="1113" calcext:value-type="float">
            <text:p>1113</text:p>
          </table:table-cell>
          <table:table-cell table:formula="of:=[.A129]*([.$H$2]/100)+(100-[.$H$2])/100*[.F128]" office:value-type="float" office:value="1108.87290849527" calcext:value-type="float">
            <text:p>1109</text:p>
          </table:table-cell>
          <table:table-cell table:formula="of:=[.A129]*([.$H$2]/100)+(100-[.$H$2])/100*([.G128] * [.$H$3] / 100 + (100-[.$H$3])/100 * [.G127])" office:value-type="float" office:value="1115.10472891905" calcext:value-type="float">
            <text:p>1115</text:p>
          </table:table-cell>
          <table:table-cell table:number-columns-repeated="3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ROUND(AVERAGE([.A129:.A130]))" office:value-type="float" office:value="1111" calcext:value-type="float">
            <text:p>1111</text:p>
          </table:table-cell>
          <table:table-cell table:formula="of:=ROUND(AVERAGE([.A128:.A130]))" office:value-type="float" office:value="1100" calcext:value-type="float">
            <text:p>1100</text:p>
          </table:table-cell>
          <table:table-cell table:formula="of:=ROUND(AVERAGE([.A125:.A130]))" office:value-type="float" office:value="1108" calcext:value-type="float">
            <text:p>1108</text:p>
          </table:table-cell>
          <table:table-cell table:formula="of:=ROUND(AVERAGE([.A121:.A130]))" office:value-type="float" office:value="1112" calcext:value-type="float">
            <text:p>1112</text:p>
          </table:table-cell>
          <table:table-cell table:formula="of:=[.A130]*([.$H$2]/100)+(100-[.$H$2])/100*[.F129]" office:value-type="float" office:value="1107.15468137145" calcext:value-type="float">
            <text:p>1107</text:p>
          </table:table-cell>
          <table:table-cell table:formula="of:=[.A130]*([.$H$2]/100)+(100-[.$H$2])/100*([.G129] * [.$H$3] / 100 + (100-[.$H$3])/100 * [.G128])" office:value-type="float" office:value="1105.27014857155" calcext:value-type="float">
            <text:p>1105</text:p>
          </table:table-cell>
          <table:table-cell table:number-columns-repeated="3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ROUND(AVERAGE([.A130:.A131]))" office:value-type="float" office:value="1106" calcext:value-type="float">
            <text:p>1106</text:p>
          </table:table-cell>
          <table:table-cell table:formula="of:=ROUND(AVERAGE([.A129:.A131]))" office:value-type="float" office:value="1110" calcext:value-type="float">
            <text:p>1110</text:p>
          </table:table-cell>
          <table:table-cell table:formula="of:=ROUND(AVERAGE([.A126:.A131]))" office:value-type="float" office:value="1103" calcext:value-type="float">
            <text:p>1103</text:p>
          </table:table-cell>
          <table:table-cell table:formula="of:=ROUND(AVERAGE([.A122:.A131]))" office:value-type="float" office:value="1111" calcext:value-type="float">
            <text:p>1111</text:p>
          </table:table-cell>
          <table:table-cell table:formula="of:=[.A131]*([.$H$2]/100)+(100-[.$H$2])/100*[.F130]" office:value-type="float" office:value="1107.61601102859" calcext:value-type="float">
            <text:p>1108</text:p>
          </table:table-cell>
          <table:table-cell table:formula="of:=[.A131]*([.$H$2]/100)+(100-[.$H$2])/100*([.G130] * [.$H$3] / 100 + (100-[.$H$3])/100 * [.G129])" office:value-type="float" office:value="1112.10335963716" calcext:value-type="float">
            <text:p>1112</text:p>
          </table:table-cell>
          <table:table-cell table:number-columns-repeated="3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ROUND(AVERAGE([.A131:.A132]))" office:value-type="float" office:value="1121" calcext:value-type="float">
            <text:p>1121</text:p>
          </table:table-cell>
          <table:table-cell table:formula="of:=ROUND(AVERAGE([.A130:.A132]))" office:value-type="float" office:value="1114" calcext:value-type="float">
            <text:p>1114</text:p>
          </table:table-cell>
          <table:table-cell table:formula="of:=ROUND(AVERAGE([.A127:.A132]))" office:value-type="float" office:value="1108" calcext:value-type="float">
            <text:p>1108</text:p>
          </table:table-cell>
          <table:table-cell table:formula="of:=ROUND(AVERAGE([.A123:.A132]))" office:value-type="float" office:value="1112" calcext:value-type="float">
            <text:p>1112</text:p>
          </table:table-cell>
          <table:table-cell table:formula="of:=[.A132]*([.$H$2]/100)+(100-[.$H$2])/100*[.F131]" office:value-type="float" office:value="1113.71200827144" calcext:value-type="float">
            <text:p>1114</text:p>
          </table:table-cell>
          <table:table-cell table:formula="of:=[.A132]*([.$H$2]/100)+(100-[.$H$2])/100*([.G131] * [.$H$3] / 100 + (100-[.$H$3])/100 * [.G130])" office:value-type="float" office:value="1112.9775930885" calcext:value-type="float">
            <text:p>1113</text:p>
          </table:table-cell>
          <table:table-cell table:number-columns-repeated="3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ROUND(AVERAGE([.A132:.A133]))" office:value-type="float" office:value="1119" calcext:value-type="float">
            <text:p>1119</text:p>
          </table:table-cell>
          <table:table-cell table:formula="of:=ROUND(AVERAGE([.A131:.A133]))" office:value-type="float" office:value="1116" calcext:value-type="float">
            <text:p>1116</text:p>
          </table:table-cell>
          <table:table-cell table:formula="of:=ROUND(AVERAGE([.A128:.A133]))" office:value-type="float" office:value="1108" calcext:value-type="float">
            <text:p>1108</text:p>
          </table:table-cell>
          <table:table-cell table:formula="of:=ROUND(AVERAGE([.A124:.A133]))" office:value-type="float" office:value="1112" calcext:value-type="float">
            <text:p>1112</text:p>
          </table:table-cell>
          <table:table-cell table:formula="of:=[.A133]*([.$H$2]/100)+(100-[.$H$2])/100*[.F132]" office:value-type="float" office:value="1111.78400620358" calcext:value-type="float">
            <text:p>1112</text:p>
          </table:table-cell>
          <table:table-cell table:formula="of:=[.A133]*([.$H$2]/100)+(100-[.$H$2])/100*([.G132] * [.$H$3] / 100 + (100-[.$H$3])/100 * [.G131])" office:value-type="float" office:value="1110.70865474557" calcext:value-type="float">
            <text:p>1111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ROUND(AVERAGE([.A133:.A134]))" office:value-type="float" office:value="1109" calcext:value-type="float">
            <text:p>1109</text:p>
          </table:table-cell>
          <table:table-cell table:formula="of:=ROUND(AVERAGE([.A132:.A134]))" office:value-type="float" office:value="1116" calcext:value-type="float">
            <text:p>1116</text:p>
          </table:table-cell>
          <table:table-cell table:formula="of:=ROUND(AVERAGE([.A129:.A134]))" office:value-type="float" office:value="1113" calcext:value-type="float">
            <text:p>1113</text:p>
          </table:table-cell>
          <table:table-cell table:formula="of:=ROUND(AVERAGE([.A125:.A134]))" office:value-type="float" office:value="1111" calcext:value-type="float">
            <text:p>1111</text:p>
          </table:table-cell>
          <table:table-cell table:formula="of:=[.A134]*([.$H$2]/100)+(100-[.$H$2])/100*[.F133]" office:value-type="float" office:value="1111.58800465269" calcext:value-type="float">
            <text:p>1112</text:p>
          </table:table-cell>
          <table:table-cell table:formula="of:=[.A134]*([.$H$2]/100)+(100-[.$H$2])/100*([.G133] * [.$H$3] / 100 + (100-[.$H$3])/100 * [.G132])" office:value-type="float" office:value="1112.14285406494" calcext:value-type="float">
            <text:p>1112</text:p>
          </table:table-cell>
          <table:table-cell table:number-columns-repeated="3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ROUND(AVERAGE([.A134:.A135]))" office:value-type="float" office:value="1123" calcext:value-type="float">
            <text:p>1123</text:p>
          </table:table-cell>
          <table:table-cell table:formula="of:=ROUND(AVERAGE([.A133:.A135]))" office:value-type="float" office:value="1117" calcext:value-type="float">
            <text:p>1117</text:p>
          </table:table-cell>
          <table:table-cell table:formula="of:=ROUND(AVERAGE([.A130:.A135]))" office:value-type="float" office:value="1116" calcext:value-type="float">
            <text:p>1116</text:p>
          </table:table-cell>
          <table:table-cell table:formula="of:=ROUND(AVERAGE([.A126:.A135]))" office:value-type="float" office:value="1110" calcext:value-type="float">
            <text:p>1110</text:p>
          </table:table-cell>
          <table:table-cell table:formula="of:=[.A135]*([.$H$2]/100)+(100-[.$H$2])/100*[.F134]" office:value-type="float" office:value="1117.44100348951" calcext:value-type="float">
            <text:p>1117</text:p>
          </table:table-cell>
          <table:table-cell table:formula="of:=[.A135]*([.$H$2]/100)+(100-[.$H$2])/100*([.G134] * [.$H$3] / 100 + (100-[.$H$3])/100 * [.G133])" office:value-type="float" office:value="1116.99662095709" calcext:value-type="float">
            <text:p>1117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ROUND(AVERAGE([.A135:.A136]))" office:value-type="float" office:value="1114" calcext:value-type="float">
            <text:p>1114</text:p>
          </table:table-cell>
          <table:table-cell table:formula="of:=ROUND(AVERAGE([.A134:.A136]))" office:value-type="float" office:value="1113" calcext:value-type="float">
            <text:p>1113</text:p>
          </table:table-cell>
          <table:table-cell table:formula="of:=ROUND(AVERAGE([.A131:.A136]))" office:value-type="float" office:value="1114" calcext:value-type="float">
            <text:p>1114</text:p>
          </table:table-cell>
          <table:table-cell table:formula="of:=ROUND(AVERAGE([.A127:.A136]))" office:value-type="float" office:value="1109" calcext:value-type="float">
            <text:p>1109</text:p>
          </table:table-cell>
          <table:table-cell table:formula="of:=[.A136]*([.$H$2]/100)+(100-[.$H$2])/100*[.F135]" office:value-type="float" office:value="1111.08075261714" calcext:value-type="float">
            <text:p>1111</text:p>
          </table:table-cell>
          <table:table-cell table:formula="of:=[.A136]*([.$H$2]/100)+(100-[.$H$2])/100*([.G135] * [.$H$3] / 100 + (100-[.$H$3])/100 * [.G134])" office:value-type="float" office:value="1107.83520558253" calcext:value-type="float">
            <text:p>1108</text:p>
          </table:table-cell>
          <table:table-cell table:number-columns-repeated="3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ROUND(AVERAGE([.A136:.A137]))" office:value-type="float" office:value="1109" calcext:value-type="float">
            <text:p>1109</text:p>
          </table:table-cell>
          <table:table-cell table:formula="of:=ROUND(AVERAGE([.A135:.A137]))" office:value-type="float" office:value="1118" calcext:value-type="float">
            <text:p>1118</text:p>
          </table:table-cell>
          <table:table-cell table:formula="of:=ROUND(AVERAGE([.A132:.A137]))" office:value-type="float" office:value="1117" calcext:value-type="float">
            <text:p>1117</text:p>
          </table:table-cell>
          <table:table-cell table:formula="of:=ROUND(AVERAGE([.A128:.A137]))" office:value-type="float" office:value="1111" calcext:value-type="float">
            <text:p>1111</text:p>
          </table:table-cell>
          <table:table-cell table:formula="of:=[.A137]*([.$H$2]/100)+(100-[.$H$2])/100*[.F136]" office:value-type="float" office:value="1114.81056446285" calcext:value-type="float">
            <text:p>1115</text:p>
          </table:table-cell>
          <table:table-cell table:formula="of:=[.A137]*([.$H$2]/100)+(100-[.$H$2])/100*([.G136] * [.$H$3] / 100 + (100-[.$H$3])/100 * [.G135])" office:value-type="float" office:value="1117.87325341163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ROUND(AVERAGE([.A137:.A138]))" office:value-type="float" office:value="1119" calcext:value-type="float">
            <text:p>1119</text:p>
          </table:table-cell>
          <table:table-cell table:formula="of:=ROUND(AVERAGE([.A136:.A138]))" office:value-type="float" office:value="1110" calcext:value-type="float">
            <text:p>1110</text:p>
          </table:table-cell>
          <table:table-cell table:formula="of:=ROUND(AVERAGE([.A133:.A138]))" office:value-type="float" office:value="1114" calcext:value-type="float">
            <text:p>1114</text:p>
          </table:table-cell>
          <table:table-cell table:formula="of:=ROUND(AVERAGE([.A129:.A138]))" office:value-type="float" office:value="1115" calcext:value-type="float">
            <text:p>1115</text:p>
          </table:table-cell>
          <table:table-cell table:formula="of:=[.A138]*([.$H$2]/100)+(100-[.$H$2])/100*[.F137]" office:value-type="float" office:value="1114.10792334714" calcext:value-type="float">
            <text:p>1114</text:p>
          </table:table-cell>
          <table:table-cell table:formula="of:=[.A138]*([.$H$2]/100)+(100-[.$H$2])/100*([.G137] * [.$H$3] / 100 + (100-[.$H$3])/100 * [.G136])" office:value-type="float" office:value="1110.38211136126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ROUND(AVERAGE([.A138:.A139]))" office:value-type="float" office:value="1120" calcext:value-type="float">
            <text:p>1120</text:p>
          </table:table-cell>
          <table:table-cell table:formula="of:=ROUND(AVERAGE([.A137:.A139]))" office:value-type="float" office:value="1122" calcext:value-type="float">
            <text:p>1122</text:p>
          </table:table-cell>
          <table:table-cell table:formula="of:=ROUND(AVERAGE([.A134:.A139]))" office:value-type="float" office:value="1117" calcext:value-type="float">
            <text:p>1117</text:p>
          </table:table-cell>
          <table:table-cell table:formula="of:=ROUND(AVERAGE([.A130:.A139]))" office:value-type="float" office:value="1115" calcext:value-type="float">
            <text:p>1115</text:p>
          </table:table-cell>
          <table:table-cell table:formula="of:=[.A139]*([.$H$2]/100)+(100-[.$H$2])/100*[.F138]" office:value-type="float" office:value="1117.58094251035" calcext:value-type="float">
            <text:p>1118</text:p>
          </table:table-cell>
          <table:table-cell table:formula="of:=[.A139]*([.$H$2]/100)+(100-[.$H$2])/100*([.G138] * [.$H$3] / 100 + (100-[.$H$3])/100 * [.G137])" office:value-type="float" office:value="1119.28126875117" calcext:value-type="float">
            <text:p>1119</text:p>
          </table:table-cell>
          <table:table-cell table:number-columns-repeated="3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ROUND(AVERAGE([.A139:.A140]))" office:value-type="float" office:value="1124" calcext:value-type="float">
            <text:p>1124</text:p>
          </table:table-cell>
          <table:table-cell table:formula="of:=ROUND(AVERAGE([.A138:.A140]))" office:value-type="float" office:value="1120" calcext:value-type="float">
            <text:p>1120</text:p>
          </table:table-cell>
          <table:table-cell table:formula="of:=ROUND(AVERAGE([.A135:.A140]))" office:value-type="float" office:value="1119" calcext:value-type="float">
            <text:p>1119</text:p>
          </table:table-cell>
          <table:table-cell table:formula="of:=ROUND(AVERAGE([.A131:.A140]))" office:value-type="float" office:value="1117" calcext:value-type="float">
            <text:p>1117</text:p>
          </table:table-cell>
          <table:table-cell table:formula="of:=[.A140]*([.$H$2]/100)+(100-[.$H$2])/100*[.F139]" office:value-type="float" office:value="1118.18570688277" calcext:value-type="float">
            <text:p>1118</text:p>
          </table:table-cell>
          <table:table-cell table:formula="of:=[.A140]*([.$H$2]/100)+(100-[.$H$2])/100*([.G139] * [.$H$3] / 100 + (100-[.$H$3])/100 * [.G138])" office:value-type="float" office:value="1114.12145712943" calcext:value-type="float">
            <text:p>1114</text:p>
          </table:table-cell>
          <table:table-cell table:number-columns-repeated="3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ROUND(AVERAGE([.A140:.A141]))" office:value-type="float" office:value="1116" calcext:value-type="float">
            <text:p>1116</text:p>
          </table:table-cell>
          <table:table-cell table:formula="of:=ROUND(AVERAGE([.A139:.A141]))" office:value-type="float" office:value="1120" calcext:value-type="float">
            <text:p>1120</text:p>
          </table:table-cell>
          <table:table-cell table:formula="of:=ROUND(AVERAGE([.A136:.A141]))" office:value-type="float" office:value="1115" calcext:value-type="float">
            <text:p>1115</text:p>
          </table:table-cell>
          <table:table-cell table:formula="of:=ROUND(AVERAGE([.A132:.A141]))" office:value-type="float" office:value="1117" calcext:value-type="float">
            <text:p>1117</text:p>
          </table:table-cell>
          <table:table-cell table:formula="of:=[.A141]*([.$H$2]/100)+(100-[.$H$2])/100*[.F140]" office:value-type="float" office:value="1116.63928016207" calcext:value-type="float">
            <text:p>1117</text:p>
          </table:table-cell>
          <table:table-cell table:formula="of:=[.A141]*([.$H$2]/100)+(100-[.$H$2])/100*([.G140] * [.$H$3] / 100 + (100-[.$H$3])/100 * [.G139])" office:value-type="float" office:value="1116.68697982011" calcext:value-type="float">
            <text:p>1117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ROUND(AVERAGE([.A141:.A142]))" office:value-type="float" office:value="1115" calcext:value-type="float">
            <text:p>1115</text:p>
          </table:table-cell>
          <table:table-cell table:formula="of:=ROUND(AVERAGE([.A140:.A142]))" office:value-type="float" office:value="1117" calcext:value-type="float">
            <text:p>1117</text:p>
          </table:table-cell>
          <table:table-cell table:formula="of:=ROUND(AVERAGE([.A137:.A142]))" office:value-type="float" office:value="1119" calcext:value-type="float">
            <text:p>1119</text:p>
          </table:table-cell>
          <table:table-cell table:formula="of:=ROUND(AVERAGE([.A133:.A142]))" office:value-type="float" office:value="1116" calcext:value-type="float">
            <text:p>1116</text:p>
          </table:table-cell>
          <table:table-cell table:formula="of:=[.A142]*([.$H$2]/100)+(100-[.$H$2])/100*[.F141]" office:value-type="float" office:value="1116.97946012156" calcext:value-type="float">
            <text:p>1117</text:p>
          </table:table-cell>
          <table:table-cell table:formula="of:=[.A142]*([.$H$2]/100)+(100-[.$H$2])/100*([.G141] * [.$H$3] / 100 + (100-[.$H$3])/100 * [.G140])" office:value-type="float" office:value="1115.47592125068" calcext:value-type="float">
            <text:p>1115</text:p>
          </table:table-cell>
          <table:table-cell table:number-columns-repeated="3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ROUND(AVERAGE([.A142:.A143]))" office:value-type="float" office:value="1132" calcext:value-type="float">
            <text:p>1132</text:p>
          </table:table-cell>
          <table:table-cell table:formula="of:=ROUND(AVERAGE([.A141:.A143]))" office:value-type="float" office:value="1125" calcext:value-type="float">
            <text:p>1125</text:p>
          </table:table-cell>
          <table:table-cell table:formula="of:=ROUND(AVERAGE([.A138:.A143]))" office:value-type="float" office:value="1123" calcext:value-type="float">
            <text:p>1123</text:p>
          </table:table-cell>
          <table:table-cell table:formula="of:=ROUND(AVERAGE([.A134:.A143]))" office:value-type="float" office:value="1120" calcext:value-type="float">
            <text:p>1120</text:p>
          </table:table-cell>
          <table:table-cell table:formula="of:=[.A143]*([.$H$2]/100)+(100-[.$H$2])/100*[.F142]" office:value-type="float" office:value="1124.23459509117" calcext:value-type="float">
            <text:p>1124</text:p>
          </table:table-cell>
          <table:table-cell table:formula="of:=[.A143]*([.$H$2]/100)+(100-[.$H$2])/100*([.G142] * [.$H$3] / 100 + (100-[.$H$3])/100 * [.G141])" office:value-type="float" office:value="1123.83357607967" calcext:value-type="float">
            <text:p>1124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ROUND(AVERAGE([.A143:.A144]))" office:value-type="float" office:value="1143" calcext:value-type="float">
            <text:p>1143</text:p>
          </table:table-cell>
          <table:table-cell table:formula="of:=ROUND(AVERAGE([.A142:.A144]))" office:value-type="float" office:value="1135" calcext:value-type="float">
            <text:p>1135</text:p>
          </table:table-cell>
          <table:table-cell table:formula="of:=ROUND(AVERAGE([.A139:.A144]))" office:value-type="float" office:value="1127" calcext:value-type="float">
            <text:p>1127</text:p>
          </table:table-cell>
          <table:table-cell table:formula="of:=ROUND(AVERAGE([.A135:.A144]))" office:value-type="float" office:value="1123" calcext:value-type="float">
            <text:p>1123</text:p>
          </table:table-cell>
          <table:table-cell table:formula="of:=[.A144]*([.$H$2]/100)+(100-[.$H$2])/100*[.F143]" office:value-type="float" office:value="1128.17594631838" calcext:value-type="float">
            <text:p>1128</text:p>
          </table:table-cell>
          <table:table-cell table:formula="of:=[.A144]*([.$H$2]/100)+(100-[.$H$2])/100*([.G143] * [.$H$3] / 100 + (100-[.$H$3])/100 * [.G142])" office:value-type="float" office:value="1122.86058916236" calcext:value-type="float">
            <text:p>1123</text:p>
          </table:table-cell>
          <table:table-cell table:number-columns-repeated="3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ROUND(AVERAGE([.A144:.A145]))" office:value-type="float" office:value="1139" calcext:value-type="float">
            <text:p>1139</text:p>
          </table:table-cell>
          <table:table-cell table:formula="of:=ROUND(AVERAGE([.A143:.A145]))" office:value-type="float" office:value="1141" calcext:value-type="float">
            <text:p>1141</text:p>
          </table:table-cell>
          <table:table-cell table:formula="of:=ROUND(AVERAGE([.A140:.A145]))" office:value-type="float" office:value="1129" calcext:value-type="float">
            <text:p>1129</text:p>
          </table:table-cell>
          <table:table-cell table:formula="of:=ROUND(AVERAGE([.A136:.A145]))" office:value-type="float" office:value="1123" calcext:value-type="float">
            <text:p>1123</text:p>
          </table:table-cell>
          <table:table-cell table:formula="of:=[.A145]*([.$H$2]/100)+(100-[.$H$2])/100*[.F144]" office:value-type="float" office:value="1130.63195973878" calcext:value-type="float">
            <text:p>1131</text:p>
          </table:table-cell>
          <table:table-cell table:formula="of:=[.A145]*([.$H$2]/100)+(100-[.$H$2])/100*([.G144] * [.$H$3] / 100 + (100-[.$H$3])/100 * [.G143])" office:value-type="float" office:value="1127.22923402216" calcext:value-type="float">
            <text:p>1127</text:p>
          </table:table-cell>
          <table:table-cell table:number-columns-repeated="3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ROUND(AVERAGE([.A145:.A146]))" office:value-type="float" office:value="1136" calcext:value-type="float">
            <text:p>1136</text:p>
          </table:table-cell>
          <table:table-cell table:formula="of:=ROUND(AVERAGE([.A144:.A146]))" office:value-type="float" office:value="1137" calcext:value-type="float">
            <text:p>1137</text:p>
          </table:table-cell>
          <table:table-cell table:formula="of:=ROUND(AVERAGE([.A141:.A146]))" office:value-type="float" office:value="1131" calcext:value-type="float">
            <text:p>1131</text:p>
          </table:table-cell>
          <table:table-cell table:formula="of:=ROUND(AVERAGE([.A137:.A146]))" office:value-type="float" office:value="1127" calcext:value-type="float">
            <text:p>1127</text:p>
          </table:table-cell>
          <table:table-cell table:formula="of:=[.A146]*([.$H$2]/100)+(100-[.$H$2])/100*[.F145]" office:value-type="float" office:value="1131.22396980409" calcext:value-type="float">
            <text:p>1131</text:p>
          </table:table-cell>
          <table:table-cell table:formula="of:=[.A146]*([.$H$2]/100)+(100-[.$H$2])/100*([.G145] * [.$H$3] / 100 + (100-[.$H$3])/100 * [.G144])" office:value-type="float" office:value="1126.05073860074" calcext:value-type="float">
            <text:p>1126</text:p>
          </table:table-cell>
          <table:table-cell table:number-columns-repeated="3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ROUND(AVERAGE([.A146:.A147]))" office:value-type="float" office:value="1127" calcext:value-type="float">
            <text:p>1127</text:p>
          </table:table-cell>
          <table:table-cell table:formula="of:=ROUND(AVERAGE([.A145:.A147]))" office:value-type="float" office:value="1131" calcext:value-type="float">
            <text:p>1131</text:p>
          </table:table-cell>
          <table:table-cell table:formula="of:=ROUND(AVERAGE([.A142:.A147]))" office:value-type="float" office:value="1133" calcext:value-type="float">
            <text:p>1133</text:p>
          </table:table-cell>
          <table:table-cell table:formula="of:=ROUND(AVERAGE([.A138:.A147]))" office:value-type="float" office:value="1127" calcext:value-type="float">
            <text:p>1127</text:p>
          </table:table-cell>
          <table:table-cell table:formula="of:=[.A147]*([.$H$2]/100)+(100-[.$H$2])/100*[.F146]" office:value-type="float" office:value="1128.66797735306" calcext:value-type="float">
            <text:p>1129</text:p>
          </table:table-cell>
          <table:table-cell table:formula="of:=[.A147]*([.$H$2]/100)+(100-[.$H$2])/100*([.G146] * [.$H$3] / 100 + (100-[.$H$3])/100 * [.G145])" office:value-type="float" office:value="1125.4951512034" calcext:value-type="float">
            <text:p>1125</text:p>
          </table:table-cell>
          <table:table-cell table:number-columns-repeated="3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ROUND(AVERAGE([.A147:.A148]))" office:value-type="float" office:value="1101" calcext:value-type="float">
            <text:p>1101</text:p>
          </table:table-cell>
          <table:table-cell table:formula="of:=ROUND(AVERAGE([.A146:.A148]))" office:value-type="float" office:value="1111" calcext:value-type="float">
            <text:p>1111</text:p>
          </table:table-cell>
          <table:table-cell table:formula="of:=ROUND(AVERAGE([.A143:.A148]))" office:value-type="float" office:value="1126" calcext:value-type="float">
            <text:p>1126</text:p>
          </table:table-cell>
          <table:table-cell table:formula="of:=ROUND(AVERAGE([.A139:.A148]))" office:value-type="float" office:value="1124" calcext:value-type="float">
            <text:p>1124</text:p>
          </table:table-cell>
          <table:table-cell table:formula="of:=[.A148]*([.$H$2]/100)+(100-[.$H$2])/100*[.F147]" office:value-type="float" office:value="1116.5009830148" calcext:value-type="float">
            <text:p>1117</text:p>
          </table:table-cell>
          <table:table-cell table:formula="of:=[.A148]*([.$H$2]/100)+(100-[.$H$2])/100*([.G147] * [.$H$3] / 100 + (100-[.$H$3])/100 * [.G146])" office:value-type="float" office:value="1114.45471584095" calcext:value-type="float">
            <text:p>1114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ROUND(AVERAGE([.A148:.A149]))" office:value-type="float" office:value="1099" calcext:value-type="float">
            <text:p>1099</text:p>
          </table:table-cell>
          <table:table-cell table:formula="of:=ROUND(AVERAGE([.A147:.A149]))" office:value-type="float" office:value="1106" calcext:value-type="float">
            <text:p>1106</text:p>
          </table:table-cell>
          <table:table-cell table:formula="of:=ROUND(AVERAGE([.A144:.A149]))" office:value-type="float" office:value="1122" calcext:value-type="float">
            <text:p>1122</text:p>
          </table:table-cell>
          <table:table-cell table:formula="of:=ROUND(AVERAGE([.A140:.A149]))" office:value-type="float" office:value="1123" calcext:value-type="float">
            <text:p>1123</text:p>
          </table:table-cell>
          <table:table-cell table:formula="of:=[.A149]*([.$H$2]/100)+(100-[.$H$2])/100*[.F148]" office:value-type="float" office:value="1116.8757372611" calcext:value-type="float">
            <text:p>1117</text:p>
          </table:table-cell>
          <table:table-cell table:formula="of:=[.A149]*([.$H$2]/100)+(100-[.$H$2])/100*([.G148] * [.$H$3] / 100 + (100-[.$H$3])/100 * [.G147])" office:value-type="float" office:value="1121.96529809819" calcext:value-type="float">
            <text:p>1122</text:p>
          </table:table-cell>
          <table:table-cell table:number-columns-repeated="3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ROUND(AVERAGE([.A149:.A150]))" office:value-type="float" office:value="1131" calcext:value-type="float">
            <text:p>1131</text:p>
          </table:table-cell>
          <table:table-cell table:formula="of:=ROUND(AVERAGE([.A148:.A150]))" office:value-type="float" office:value="1114" calcext:value-type="float">
            <text:p>1114</text:p>
          </table:table-cell>
          <table:table-cell table:formula="of:=ROUND(AVERAGE([.A145:.A150]))" office:value-type="float" office:value="1122" calcext:value-type="float">
            <text:p>1122</text:p>
          </table:table-cell>
          <table:table-cell table:formula="of:=ROUND(AVERAGE([.A141:.A150]))" office:value-type="float" office:value="1125" calcext:value-type="float">
            <text:p>1125</text:p>
          </table:table-cell>
          <table:table-cell table:formula="of:=[.A150]*([.$H$2]/100)+(100-[.$H$2])/100*[.F149]" office:value-type="float" office:value="1123.65680294582" calcext:value-type="float">
            <text:p>1124</text:p>
          </table:table-cell>
          <table:table-cell table:formula="of:=[.A150]*([.$H$2]/100)+(100-[.$H$2])/100*([.G149] * [.$H$3] / 100 + (100-[.$H$3])/100 * [.G148])" office:value-type="float" office:value="1122.9676242193" calcext:value-type="float">
            <text:p>1123</text:p>
          </table:table-cell>
          <table:table-cell table:number-columns-repeated="3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ROUND(AVERAGE([.A150:.A151]))" office:value-type="float" office:value="1143" calcext:value-type="float">
            <text:p>1143</text:p>
          </table:table-cell>
          <table:table-cell table:formula="of:=ROUND(AVERAGE([.A149:.A151]))" office:value-type="float" office:value="1134" calcext:value-type="float">
            <text:p>1134</text:p>
          </table:table-cell>
          <table:table-cell table:formula="of:=ROUND(AVERAGE([.A146:.A151]))" office:value-type="float" office:value="1123" calcext:value-type="float">
            <text:p>1123</text:p>
          </table:table-cell>
          <table:table-cell table:formula="of:=ROUND(AVERAGE([.A142:.A151]))" office:value-type="float" office:value="1128" calcext:value-type="float">
            <text:p>1128</text:p>
          </table:table-cell>
          <table:table-cell table:formula="of:=[.A151]*([.$H$2]/100)+(100-[.$H$2])/100*[.F150]" office:value-type="float" office:value="1127.99260220937" calcext:value-type="float">
            <text:p>1128</text:p>
          </table:table-cell>
          <table:table-cell table:formula="of:=[.A151]*([.$H$2]/100)+(100-[.$H$2])/100*([.G150] * [.$H$3] / 100 + (100-[.$H$3])/100 * [.G149])" office:value-type="float" office:value="1126.87432249181" calcext:value-type="float">
            <text:p>1127</text:p>
          </table:table-cell>
          <table:table-cell table:number-columns-repeated="3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ROUND(AVERAGE([.A151:.A152]))" office:value-type="float" office:value="1136" calcext:value-type="float">
            <text:p>1136</text:p>
          </table:table-cell>
          <table:table-cell table:formula="of:=ROUND(AVERAGE([.A150:.A152]))" office:value-type="float" office:value="1138" calcext:value-type="float">
            <text:p>1138</text:p>
          </table:table-cell>
          <table:table-cell table:formula="of:=ROUND(AVERAGE([.A147:.A152]))" office:value-type="float" office:value="1122" calcext:value-type="float">
            <text:p>1122</text:p>
          </table:table-cell>
          <table:table-cell table:formula="of:=ROUND(AVERAGE([.A143:.A152]))" office:value-type="float" office:value="1129" calcext:value-type="float">
            <text:p>1129</text:p>
          </table:table-cell>
          <table:table-cell table:formula="of:=[.A152]*([.$H$2]/100)+(100-[.$H$2])/100*[.F151]" office:value-type="float" office:value="1128.49445165703" calcext:value-type="float">
            <text:p>1128</text:p>
          </table:table-cell>
          <table:table-cell table:formula="of:=[.A152]*([.$H$2]/100)+(100-[.$H$2])/100*([.G151] * [.$H$3] / 100 + (100-[.$H$3])/100 * [.G150])" office:value-type="float" office:value="1125.31172290535" calcext:value-type="float">
            <text:p>1125</text:p>
          </table:table-cell>
          <table:table-cell table:number-columns-repeated="3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ROUND(AVERAGE([.A152:.A153]))" office:value-type="float" office:value="1127" calcext:value-type="float">
            <text:p>1127</text:p>
          </table:table-cell>
          <table:table-cell table:formula="of:=ROUND(AVERAGE([.A151:.A153]))" office:value-type="float" office:value="1132" calcext:value-type="float">
            <text:p>1132</text:p>
          </table:table-cell>
          <table:table-cell table:formula="of:=ROUND(AVERAGE([.A148:.A153]))" office:value-type="float" office:value="1123" calcext:value-type="float">
            <text:p>1123</text:p>
          </table:table-cell>
          <table:table-cell table:formula="of:=ROUND(AVERAGE([.A144:.A153]))" office:value-type="float" office:value="1127" calcext:value-type="float">
            <text:p>1127</text:p>
          </table:table-cell>
          <table:table-cell table:formula="of:=[.A153]*([.$H$2]/100)+(100-[.$H$2])/100*[.F152]" office:value-type="float" office:value="1127.37083874277" calcext:value-type="float">
            <text:p>1127</text:p>
          </table:table-cell>
          <table:table-cell table:formula="of:=[.A153]*([.$H$2]/100)+(100-[.$H$2])/100*([.G152] * [.$H$3] / 100 + (100-[.$H$3])/100 * [.G151])" office:value-type="float" office:value="1125.92135193089" calcext:value-type="float">
            <text:p>1126</text:p>
          </table:table-cell>
          <table:table-cell table:number-columns-repeated="3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ROUND(AVERAGE([.A153:.A154]))" office:value-type="float" office:value="1133" calcext:value-type="float">
            <text:p>1133</text:p>
          </table:table-cell>
          <table:table-cell table:formula="of:=ROUND(AVERAGE([.A152:.A154]))" office:value-type="float" office:value="1132" calcext:value-type="float">
            <text:p>1132</text:p>
          </table:table-cell>
          <table:table-cell table:formula="of:=ROUND(AVERAGE([.A149:.A154]))" office:value-type="float" office:value="1133" calcext:value-type="float">
            <text:p>1133</text:p>
          </table:table-cell>
          <table:table-cell table:formula="of:=ROUND(AVERAGE([.A145:.A154]))" office:value-type="float" office:value="1127" calcext:value-type="float">
            <text:p>1127</text:p>
          </table:table-cell>
          <table:table-cell table:formula="of:=[.A154]*([.$H$2]/100)+(100-[.$H$2])/100*[.F153]" office:value-type="float" office:value="1130.77812905708" calcext:value-type="float">
            <text:p>1131</text:p>
          </table:table-cell>
          <table:table-cell table:formula="of:=[.A154]*([.$H$2]/100)+(100-[.$H$2])/100*([.G153] * [.$H$3] / 100 + (100-[.$H$3])/100 * [.G152])" office:value-type="float" office:value="1129.32523653284" calcext:value-type="float">
            <text:p>1129</text:p>
          </table:table-cell>
          <table:table-cell table:number-columns-repeated="3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ROUND(AVERAGE([.A154:.A155]))" office:value-type="float" office:value="1143" calcext:value-type="float">
            <text:p>1143</text:p>
          </table:table-cell>
          <table:table-cell table:formula="of:=ROUND(AVERAGE([.A153:.A155]))" office:value-type="float" office:value="1137" calcext:value-type="float">
            <text:p>1137</text:p>
          </table:table-cell>
          <table:table-cell table:formula="of:=ROUND(AVERAGE([.A150:.A155]))" office:value-type="float" office:value="1138" calcext:value-type="float">
            <text:p>1138</text:p>
          </table:table-cell>
          <table:table-cell table:formula="of:=ROUND(AVERAGE([.A146:.A155]))" office:value-type="float" office:value="1128" calcext:value-type="float">
            <text:p>1128</text:p>
          </table:table-cell>
          <table:table-cell table:formula="of:=[.A155]*([.$H$2]/100)+(100-[.$H$2])/100*[.F154]" office:value-type="float" office:value="1134.33359679281" calcext:value-type="float">
            <text:p>1134</text:p>
          </table:table-cell>
          <table:table-cell table:formula="of:=[.A155]*([.$H$2]/100)+(100-[.$H$2])/100*([.G154] * [.$H$3] / 100 + (100-[.$H$3])/100 * [.G153])" office:value-type="float" office:value="1131.20159663846" calcext:value-type="float">
            <text:p>1131</text:p>
          </table:table-cell>
          <table:table-cell table:number-columns-repeated="3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ROUND(AVERAGE([.A155:.A156]))" office:value-type="float" office:value="1141" calcext:value-type="float">
            <text:p>1141</text:p>
          </table:table-cell>
          <table:table-cell table:formula="of:=ROUND(AVERAGE([.A154:.A156]))" office:value-type="float" office:value="1141" calcext:value-type="float">
            <text:p>1141</text:p>
          </table:table-cell>
          <table:table-cell table:formula="of:=ROUND(AVERAGE([.A151:.A156]))" office:value-type="float" office:value="1136" calcext:value-type="float">
            <text:p>1136</text:p>
          </table:table-cell>
          <table:table-cell table:formula="of:=ROUND(AVERAGE([.A147:.A156]))" office:value-type="float" office:value="1128" calcext:value-type="float">
            <text:p>1128</text:p>
          </table:table-cell>
          <table:table-cell table:formula="of:=[.A156]*([.$H$2]/100)+(100-[.$H$2])/100*[.F155]" office:value-type="float" office:value="1135.00019759461" calcext:value-type="float">
            <text:p>1135</text:p>
          </table:table-cell>
          <table:table-cell table:formula="of:=[.A156]*([.$H$2]/100)+(100-[.$H$2])/100*([.G155] * [.$H$3] / 100 + (100-[.$H$3])/100 * [.G154])" office:value-type="float" office:value="1131.52538141547" calcext:value-type="float">
            <text:p>1132</text:p>
          </table:table-cell>
          <table:table-cell table:number-columns-repeated="3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ROUND(AVERAGE([.A156:.A157]))" office:value-type="float" office:value="1145" calcext:value-type="float">
            <text:p>1145</text:p>
          </table:table-cell>
          <table:table-cell table:formula="of:=ROUND(AVERAGE([.A155:.A157]))" office:value-type="float" office:value="1145" calcext:value-type="float">
            <text:p>1145</text:p>
          </table:table-cell>
          <table:table-cell table:formula="of:=ROUND(AVERAGE([.A152:.A157]))" office:value-type="float" office:value="1138" calcext:value-type="float">
            <text:p>1138</text:p>
          </table:table-cell>
          <table:table-cell table:formula="of:=ROUND(AVERAGE([.A148:.A157]))" office:value-type="float" office:value="1131" calcext:value-type="float">
            <text:p>1131</text:p>
          </table:table-cell>
          <table:table-cell table:formula="of:=[.A157]*([.$H$2]/100)+(100-[.$H$2])/100*[.F156]" office:value-type="float" office:value="1139.50014819595" calcext:value-type="float">
            <text:p>1140</text:p>
          </table:table-cell>
          <table:table-cell table:formula="of:=[.A157]*([.$H$2]/100)+(100-[.$H$2])/100*([.G156] * [.$H$3] / 100 + (100-[.$H$3])/100 * [.G155])" office:value-type="float" office:value="1136.6997651954" calcext:value-type="float">
            <text:p>1137</text:p>
          </table:table-cell>
          <table:table-cell table:number-columns-repeated="3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ROUND(AVERAGE([.A157:.A158]))" office:value-type="float" office:value="1130" calcext:value-type="float">
            <text:p>1130</text:p>
          </table:table-cell>
          <table:table-cell table:formula="of:=ROUND(AVERAGE([.A156:.A158]))" office:value-type="float" office:value="1132" calcext:value-type="float">
            <text:p>1132</text:p>
          </table:table-cell>
          <table:table-cell table:formula="of:=ROUND(AVERAGE([.A153:.A158]))" office:value-type="float" office:value="1135" calcext:value-type="float">
            <text:p>1135</text:p>
          </table:table-cell>
          <table:table-cell table:formula="of:=ROUND(AVERAGE([.A149:.A158]))" office:value-type="float" office:value="1134" calcext:value-type="float">
            <text:p>1134</text:p>
          </table:table-cell>
          <table:table-cell table:formula="of:=[.A158]*([.$H$2]/100)+(100-[.$H$2])/100*[.F157]" office:value-type="float" office:value="1131.37511114697" calcext:value-type="float">
            <text:p>1131</text:p>
          </table:table-cell>
          <table:table-cell table:formula="of:=[.A158]*([.$H$2]/100)+(100-[.$H$2])/100*([.G157] * [.$H$3] / 100 + (100-[.$H$3])/100 * [.G156])" office:value-type="float" office:value="1126.17019362859" calcext:value-type="float">
            <text:p>1126</text:p>
          </table:table-cell>
          <table:table-cell table:number-columns-repeated="3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ROUND(AVERAGE([.A158:.A159]))" office:value-type="float" office:value="1130" calcext:value-type="float">
            <text:p>1130</text:p>
          </table:table-cell>
          <table:table-cell table:formula="of:=ROUND(AVERAGE([.A157:.A159]))" office:value-type="float" office:value="1138" calcext:value-type="float">
            <text:p>1138</text:p>
          </table:table-cell>
          <table:table-cell table:formula="of:=ROUND(AVERAGE([.A154:.A159]))" office:value-type="float" office:value="1139" calcext:value-type="float">
            <text:p>1139</text:p>
          </table:table-cell>
          <table:table-cell table:formula="of:=ROUND(AVERAGE([.A150:.A159]))" office:value-type="float" office:value="1138" calcext:value-type="float">
            <text:p>1138</text:p>
          </table:table-cell>
          <table:table-cell table:formula="of:=[.A159]*([.$H$2]/100)+(100-[.$H$2])/100*[.F158]" office:value-type="float" office:value="1136.78133336022" calcext:value-type="float">
            <text:p>1137</text:p>
          </table:table-cell>
          <table:table-cell table:formula="of:=[.A159]*([.$H$2]/100)+(100-[.$H$2])/100*([.G158] * [.$H$3] / 100 + (100-[.$H$3])/100 * [.G157])" office:value-type="float" office:value="1139.19538816153" calcext:value-type="float">
            <text:p>1139</text:p>
          </table:table-cell>
          <table:table-cell table:number-columns-repeated="3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ROUND(AVERAGE([.A159:.A160]))" office:value-type="float" office:value="1143" calcext:value-type="float">
            <text:p>1143</text:p>
          </table:table-cell>
          <table:table-cell table:formula="of:=ROUND(AVERAGE([.A158:.A160]))" office:value-type="float" office:value="1131" calcext:value-type="float">
            <text:p>1131</text:p>
          </table:table-cell>
          <table:table-cell table:formula="of:=ROUND(AVERAGE([.A155:.A160]))" office:value-type="float" office:value="1138" calcext:value-type="float">
            <text:p>1138</text:p>
          </table:table-cell>
          <table:table-cell table:formula="of:=ROUND(AVERAGE([.A151:.A160]))" office:value-type="float" office:value="1136" calcext:value-type="float">
            <text:p>1136</text:p>
          </table:table-cell>
          <table:table-cell table:formula="of:=[.A160]*([.$H$2]/100)+(100-[.$H$2])/100*[.F159]" office:value-type="float" office:value="1135.58600002017" calcext:value-type="float">
            <text:p>1136</text:p>
          </table:table-cell>
          <table:table-cell table:formula="of:=[.A160]*([.$H$2]/100)+(100-[.$H$2])/100*([.G159] * [.$H$3] / 100 + (100-[.$H$3])/100 * [.G158])" office:value-type="float" office:value="1129.58142440139" calcext:value-type="float">
            <text:p>1130</text:p>
          </table:table-cell>
          <table:table-cell table:number-columns-repeated="3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ROUND(AVERAGE([.A160:.A161]))" office:value-type="float" office:value="1145" calcext:value-type="float">
            <text:p>1145</text:p>
          </table:table-cell>
          <table:table-cell table:formula="of:=ROUND(AVERAGE([.A159:.A161]))" office:value-type="float" office:value="1148" calcext:value-type="float">
            <text:p>1148</text:p>
          </table:table-cell>
          <table:table-cell table:formula="of:=ROUND(AVERAGE([.A156:.A161]))" office:value-type="float" office:value="1140" calcext:value-type="float">
            <text:p>1140</text:p>
          </table:table-cell>
          <table:table-cell table:formula="of:=ROUND(AVERAGE([.A152:.A161]))" office:value-type="float" office:value="1138" calcext:value-type="float">
            <text:p>1138</text:p>
          </table:table-cell>
          <table:table-cell table:formula="of:=[.A161]*([.$H$2]/100)+(100-[.$H$2])/100*[.F160]" office:value-type="float" office:value="1141.18950001513" calcext:value-type="float">
            <text:p>1141</text:p>
          </table:table-cell>
          <table:table-cell table:formula="of:=[.A161]*([.$H$2]/100)+(100-[.$H$2])/100*([.G160] * [.$H$3] / 100 + (100-[.$H$3])/100 * [.G159])" office:value-type="float" office:value="1142.45444655712" calcext:value-type="float">
            <text:p>1142</text:p>
          </table:table-cell>
          <table:table-cell table:number-columns-repeated="3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ROUND(AVERAGE([.A161:.A162]))" office:value-type="float" office:value="1146" calcext:value-type="float">
            <text:p>1146</text:p>
          </table:table-cell>
          <table:table-cell table:formula="of:=ROUND(AVERAGE([.A160:.A162]))" office:value-type="float" office:value="1141" calcext:value-type="float">
            <text:p>1141</text:p>
          </table:table-cell>
          <table:table-cell table:formula="of:=ROUND(AVERAGE([.A157:.A162]))" office:value-type="float" office:value="1139" calcext:value-type="float">
            <text:p>1139</text:p>
          </table:table-cell>
          <table:table-cell table:formula="of:=ROUND(AVERAGE([.A153:.A162]))" office:value-type="float" office:value="1138" calcext:value-type="float">
            <text:p>1138</text:p>
          </table:table-cell>
          <table:table-cell table:formula="of:=[.A162]*([.$H$2]/100)+(100-[.$H$2])/100*[.F161]" office:value-type="float" office:value="1139.14212501134" calcext:value-type="float">
            <text:p>1139</text:p>
          </table:table-cell>
          <table:table-cell table:formula="of:=[.A162]*([.$H$2]/100)+(100-[.$H$2])/100*([.G161] * [.$H$3] / 100 + (100-[.$H$3])/100 * [.G160])" office:value-type="float" office:value="1132.3670216244" calcext:value-type="float">
            <text:p>1132</text:p>
          </table:table-cell>
          <table:table-cell table:number-columns-repeated="3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ROUND(AVERAGE([.A162:.A163]))" office:value-type="float" office:value="1150" calcext:value-type="float">
            <text:p>1150</text:p>
          </table:table-cell>
          <table:table-cell table:formula="of:=ROUND(AVERAGE([.A161:.A163]))" office:value-type="float" office:value="1152" calcext:value-type="float">
            <text:p>1152</text:p>
          </table:table-cell>
          <table:table-cell table:formula="of:=ROUND(AVERAGE([.A158:.A163]))" office:value-type="float" office:value="1142" calcext:value-type="float">
            <text:p>1142</text:p>
          </table:table-cell>
          <table:table-cell table:formula="of:=ROUND(AVERAGE([.A154:.A163]))" office:value-type="float" office:value="1143" calcext:value-type="float">
            <text:p>1143</text:p>
          </table:table-cell>
          <table:table-cell table:formula="of:=[.A163]*([.$H$2]/100)+(100-[.$H$2])/100*[.F162]" office:value-type="float" office:value="1145.85659375851" calcext:value-type="float">
            <text:p>1146</text:p>
          </table:table-cell>
          <table:table-cell table:formula="of:=[.A163]*([.$H$2]/100)+(100-[.$H$2])/100*([.G162] * [.$H$3] / 100 + (100-[.$H$3])/100 * [.G161])" office:value-type="float" office:value="1146.82772117793" calcext:value-type="float">
            <text:p>1147</text:p>
          </table:table-cell>
          <table:table-cell table:number-columns-repeated="3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ROUND(AVERAGE([.A163:.A164]))" office:value-type="float" office:value="1165" calcext:value-type="float">
            <text:p>1165</text:p>
          </table:table-cell>
          <table:table-cell table:formula="of:=ROUND(AVERAGE([.A162:.A164]))" office:value-type="float" office:value="1154" calcext:value-type="float">
            <text:p>1154</text:p>
          </table:table-cell>
          <table:table-cell table:formula="of:=ROUND(AVERAGE([.A159:.A164]))" office:value-type="float" office:value="1151" calcext:value-type="float">
            <text:p>1151</text:p>
          </table:table-cell>
          <table:table-cell table:formula="of:=ROUND(AVERAGE([.A155:.A164]))" office:value-type="float" office:value="1145" calcext:value-type="float">
            <text:p>1145</text:p>
          </table:table-cell>
          <table:table-cell table:formula="of:=[.A164]*([.$H$2]/100)+(100-[.$H$2])/100*[.F163]" office:value-type="float" office:value="1150.14244531888" calcext:value-type="float">
            <text:p>1150</text:p>
          </table:table-cell>
          <table:table-cell table:formula="of:=[.A164]*([.$H$2]/100)+(100-[.$H$2])/100*([.G163] * [.$H$3] / 100 + (100-[.$H$3])/100 * [.G162])" office:value-type="float" office:value="1142.19437115133" calcext:value-type="float">
            <text:p>1142</text:p>
          </table:table-cell>
          <table:table-cell table:number-columns-repeated="3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ROUND(AVERAGE([.A164:.A165]))" office:value-type="float" office:value="1157" calcext:value-type="float">
            <text:p>1157</text:p>
          </table:table-cell>
          <table:table-cell table:formula="of:=ROUND(AVERAGE([.A163:.A165]))" office:value-type="float" office:value="1160" calcext:value-type="float">
            <text:p>1160</text:p>
          </table:table-cell>
          <table:table-cell table:formula="of:=ROUND(AVERAGE([.A160:.A165]))" office:value-type="float" office:value="1150" calcext:value-type="float">
            <text:p>1150</text:p>
          </table:table-cell>
          <table:table-cell table:formula="of:=ROUND(AVERAGE([.A156:.A165]))" office:value-type="float" office:value="1145" calcext:value-type="float">
            <text:p>1145</text:p>
          </table:table-cell>
          <table:table-cell table:formula="of:=[.A165]*([.$H$2]/100)+(100-[.$H$2])/100*[.F164]" office:value-type="float" office:value="1150.10683398916" calcext:value-type="float">
            <text:p>1150</text:p>
          </table:table-cell>
          <table:table-cell table:formula="of:=[.A165]*([.$H$2]/100)+(100-[.$H$2])/100*([.G164] * [.$H$3] / 100 + (100-[.$H$3])/100 * [.G163])" office:value-type="float" office:value="1146.92578837946" calcext:value-type="float">
            <text:p>1147</text:p>
          </table:table-cell>
          <table:table-cell table:number-columns-repeated="3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ROUND(AVERAGE([.A165:.A166]))" office:value-type="float" office:value="1143" calcext:value-type="float">
            <text:p>1143</text:p>
          </table:table-cell>
          <table:table-cell table:formula="of:=ROUND(AVERAGE([.A164:.A166]))" office:value-type="float" office:value="1150" calcext:value-type="float">
            <text:p>1150</text:p>
          </table:table-cell>
          <table:table-cell table:formula="of:=ROUND(AVERAGE([.A161:.A166]))" office:value-type="float" office:value="1151" calcext:value-type="float">
            <text:p>1151</text:p>
          </table:table-cell>
          <table:table-cell table:formula="of:=ROUND(AVERAGE([.A157:.A166]))" office:value-type="float" office:value="1145" calcext:value-type="float">
            <text:p>1145</text:p>
          </table:table-cell>
          <table:table-cell table:formula="of:=[.A166]*([.$H$2]/100)+(100-[.$H$2])/100*[.F165]" office:value-type="float" office:value="1146.58012549187" calcext:value-type="float">
            <text:p>1147</text:p>
          </table:table-cell>
          <table:table-cell table:formula="of:=[.A166]*([.$H$2]/100)+(100-[.$H$2])/100*([.G165] * [.$H$3] / 100 + (100-[.$H$3])/100 * [.G164])" office:value-type="float" office:value="1141.35549094772" calcext:value-type="float">
            <text:p>1141</text:p>
          </table:table-cell>
          <table:table-cell table:number-columns-repeated="3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ROUND(AVERAGE([.A166:.A167]))" office:value-type="float" office:value="1150" calcext:value-type="float">
            <text:p>1150</text:p>
          </table:table-cell>
          <table:table-cell table:formula="of:=ROUND(AVERAGE([.A165:.A167]))" office:value-type="float" office:value="1150" calcext:value-type="float">
            <text:p>1150</text:p>
          </table:table-cell>
          <table:table-cell table:formula="of:=ROUND(AVERAGE([.A162:.A167]))" office:value-type="float" office:value="1152" calcext:value-type="float">
            <text:p>1152</text:p>
          </table:table-cell>
          <table:table-cell table:formula="of:=ROUND(AVERAGE([.A158:.A167]))" office:value-type="float" office:value="1146" calcext:value-type="float">
            <text:p>1146</text:p>
          </table:table-cell>
          <table:table-cell table:formula="of:=[.A167]*([.$H$2]/100)+(100-[.$H$2])/100*[.F166]" office:value-type="float" office:value="1150.9350941189" calcext:value-type="float">
            <text:p>1151</text:p>
          </table:table-cell>
          <table:table-cell table:formula="of:=[.A167]*([.$H$2]/100)+(100-[.$H$2])/100*([.G166] * [.$H$3] / 100 + (100-[.$H$3])/100 * [.G165])" office:value-type="float" office:value="1150.35879666983" calcext:value-type="float">
            <text:p>1150</text:p>
          </table:table-cell>
          <table:table-cell table:number-columns-repeated="3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ROUND(AVERAGE([.A167:.A168]))" office:value-type="float" office:value="1146" calcext:value-type="float">
            <text:p>1146</text:p>
          </table:table-cell>
          <table:table-cell table:formula="of:=ROUND(AVERAGE([.A166:.A168]))" office:value-type="float" office:value="1143" calcext:value-type="float">
            <text:p>1143</text:p>
          </table:table-cell>
          <table:table-cell table:formula="of:=ROUND(AVERAGE([.A163:.A168]))" office:value-type="float" office:value="1151" calcext:value-type="float">
            <text:p>1151</text:p>
          </table:table-cell>
          <table:table-cell table:formula="of:=ROUND(AVERAGE([.A159:.A168]))" office:value-type="float" office:value="1148" calcext:value-type="float">
            <text:p>1148</text:p>
          </table:table-cell>
          <table:table-cell table:formula="of:=[.A168]*([.$H$2]/100)+(100-[.$H$2])/100*[.F167]" office:value-type="float" office:value="1145.20132058918" calcext:value-type="float">
            <text:p>1145</text:p>
          </table:table-cell>
          <table:table-cell table:formula="of:=[.A168]*([.$H$2]/100)+(100-[.$H$2])/100*([.G167] * [.$H$3] / 100 + (100-[.$H$3])/100 * [.G166])" office:value-type="float" office:value="1139.36711406911" calcext:value-type="float">
            <text:p>1139</text:p>
          </table:table-cell>
          <table:table-cell table:number-columns-repeated="3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ROUND(AVERAGE([.A168:.A169]))" office:value-type="float" office:value="1131" calcext:value-type="float">
            <text:p>1131</text:p>
          </table:table-cell>
          <table:table-cell table:formula="of:=ROUND(AVERAGE([.A167:.A169]))" office:value-type="float" office:value="1142" calcext:value-type="float">
            <text:p>1142</text:p>
          </table:table-cell>
          <table:table-cell table:formula="of:=ROUND(AVERAGE([.A164:.A169]))" office:value-type="float" office:value="1146" calcext:value-type="float">
            <text:p>1146</text:p>
          </table:table-cell>
          <table:table-cell table:formula="of:=ROUND(AVERAGE([.A160:.A169]))" office:value-type="float" office:value="1146" calcext:value-type="float">
            <text:p>1146</text:p>
          </table:table-cell>
          <table:table-cell table:formula="of:=[.A169]*([.$H$2]/100)+(100-[.$H$2])/100*[.F168]" office:value-type="float" office:value="1142.15099044188" calcext:value-type="float">
            <text:p>1142</text:p>
          </table:table-cell>
          <table:table-cell table:formula="of:=[.A169]*([.$H$2]/100)+(100-[.$H$2])/100*([.G168] * [.$H$3] / 100 + (100-[.$H$3])/100 * [.G167])" office:value-type="float" office:value="1144.37034511227" calcext:value-type="float">
            <text:p>1144</text:p>
          </table:table-cell>
          <table:table-cell table:number-columns-repeated="3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ROUND(AVERAGE([.A169:.A170]))" office:value-type="float" office:value="1155" calcext:value-type="float">
            <text:p>1155</text:p>
          </table:table-cell>
          <table:table-cell table:formula="of:=ROUND(AVERAGE([.A168:.A170]))" office:value-type="float" office:value="1146" calcext:value-type="float">
            <text:p>1146</text:p>
          </table:table-cell>
          <table:table-cell table:formula="of:=ROUND(AVERAGE([.A165:.A170]))" office:value-type="float" office:value="1148" calcext:value-type="float">
            <text:p>1148</text:p>
          </table:table-cell>
          <table:table-cell table:formula="of:=ROUND(AVERAGE([.A161:.A170]))" office:value-type="float" office:value="1151" calcext:value-type="float">
            <text:p>1151</text:p>
          </table:table-cell>
          <table:table-cell table:formula="of:=[.A170]*([.$H$2]/100)+(100-[.$H$2])/100*[.F169]" office:value-type="float" office:value="1150.86324283141" calcext:value-type="float">
            <text:p>1151</text:p>
          </table:table-cell>
          <table:table-cell table:formula="of:=[.A170]*([.$H$2]/100)+(100-[.$H$2])/100*([.G169] * [.$H$3] / 100 + (100-[.$H$3])/100 * [.G168])" office:value-type="float" office:value="1149.5258202083" calcext:value-type="float">
            <text:p>1150</text:p>
          </table:table-cell>
          <table:table-cell table:number-columns-repeated="3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ROUND(AVERAGE([.A170:.A171]))" office:value-type="float" office:value="1165" calcext:value-type="float">
            <text:p>1165</text:p>
          </table:table-cell>
          <table:table-cell table:formula="of:=ROUND(AVERAGE([.A169:.A171]))" office:value-type="float" office:value="1154" calcext:value-type="float">
            <text:p>1154</text:p>
          </table:table-cell>
          <table:table-cell table:formula="of:=ROUND(AVERAGE([.A166:.A171]))" office:value-type="float" office:value="1149" calcext:value-type="float">
            <text:p>1149</text:p>
          </table:table-cell>
          <table:table-cell table:formula="of:=ROUND(AVERAGE([.A162:.A171]))" office:value-type="float" office:value="1150" calcext:value-type="float">
            <text:p>1150</text:p>
          </table:table-cell>
          <table:table-cell table:formula="of:=[.A171]*([.$H$2]/100)+(100-[.$H$2])/100*[.F170]" office:value-type="float" office:value="1151.39743212356" calcext:value-type="float">
            <text:p>1151</text:p>
          </table:table-cell>
          <table:table-cell table:formula="of:=[.A171]*([.$H$2]/100)+(100-[.$H$2])/100*([.G170] * [.$H$3] / 100 + (100-[.$H$3])/100 * [.G169])" office:value-type="float" office:value="1147.30108009861" calcext:value-type="float">
            <text:p>1147</text:p>
          </table:table-cell>
          <table:table-cell table:number-columns-repeated="3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ROUND(AVERAGE([.A171:.A172]))" office:value-type="float" office:value="1157" calcext:value-type="float">
            <text:p>1157</text:p>
          </table:table-cell>
          <table:table-cell table:formula="of:=ROUND(AVERAGE([.A170:.A172]))" office:value-type="float" office:value="1164" calcext:value-type="float">
            <text:p>1164</text:p>
          </table:table-cell>
          <table:table-cell table:formula="of:=ROUND(AVERAGE([.A167:.A172]))" office:value-type="float" office:value="1153" calcext:value-type="float">
            <text:p>1153</text:p>
          </table:table-cell>
          <table:table-cell table:formula="of:=ROUND(AVERAGE([.A163:.A172]))" office:value-type="float" office:value="1153" calcext:value-type="float">
            <text:p>1153</text:p>
          </table:table-cell>
          <table:table-cell table:formula="of:=[.A172]*([.$H$2]/100)+(100-[.$H$2])/100*[.F171]" office:value-type="float" office:value="1153.79807409267" calcext:value-type="float">
            <text:p>1154</text:p>
          </table:table-cell>
          <table:table-cell table:formula="of:=[.A172]*([.$H$2]/100)+(100-[.$H$2])/100*([.G171] * [.$H$3] / 100 + (100-[.$H$3])/100 * [.G170])" office:value-type="float" office:value="1152.06065413977" calcext:value-type="float">
            <text:p>1152</text:p>
          </table:table-cell>
          <table:table-cell table:number-columns-repeated="3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ROUND(AVERAGE([.A172:.A173]))" office:value-type="float" office:value="1167" calcext:value-type="float">
            <text:p>1167</text:p>
          </table:table-cell>
          <table:table-cell table:formula="of:=ROUND(AVERAGE([.A171:.A173]))" office:value-type="float" office:value="1162" calcext:value-type="float">
            <text:p>1162</text:p>
          </table:table-cell>
          <table:table-cell table:formula="of:=ROUND(AVERAGE([.A168:.A173]))" office:value-type="float" office:value="1154" calcext:value-type="float">
            <text:p>1154</text:p>
          </table:table-cell>
          <table:table-cell table:formula="of:=ROUND(AVERAGE([.A164:.A173]))" office:value-type="float" office:value="1154" calcext:value-type="float">
            <text:p>1154</text:p>
          </table:table-cell>
          <table:table-cell table:formula="of:=[.A173]*([.$H$2]/100)+(100-[.$H$2])/100*[.F172]" office:value-type="float" office:value="1158.5985555695" calcext:value-type="float">
            <text:p>1159</text:p>
          </table:table-cell>
          <table:table-cell table:formula="of:=[.A173]*([.$H$2]/100)+(100-[.$H$2])/100*([.G172] * [.$H$3] / 100 + (100-[.$H$3])/100 * [.G171])" office:value-type="float" office:value="1154.43974618013" calcext:value-type="float">
            <text:p>1154</text:p>
          </table:table-cell>
          <table:table-cell table:number-columns-repeated="3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ROUND(AVERAGE([.A173:.A174]))" office:value-type="float" office:value="1177" calcext:value-type="float">
            <text:p>1177</text:p>
          </table:table-cell>
          <table:table-cell table:formula="of:=ROUND(AVERAGE([.A172:.A174]))" office:value-type="float" office:value="1172" calcext:value-type="float">
            <text:p>1172</text:p>
          </table:table-cell>
          <table:table-cell table:formula="of:=ROUND(AVERAGE([.A169:.A174]))" office:value-type="float" office:value="1163" calcext:value-type="float">
            <text:p>1163</text:p>
          </table:table-cell>
          <table:table-cell table:formula="of:=ROUND(AVERAGE([.A165:.A174]))" office:value-type="float" office:value="1156" calcext:value-type="float">
            <text:p>1156</text:p>
          </table:table-cell>
          <table:table-cell table:formula="of:=[.A174]*([.$H$2]/100)+(100-[.$H$2])/100*[.F173]" office:value-type="float" office:value="1164.19891667713" calcext:value-type="float">
            <text:p>1164</text:p>
          </table:table-cell>
          <table:table-cell table:formula="of:=[.A174]*([.$H$2]/100)+(100-[.$H$2])/100*([.G173] * [.$H$3] / 100 + (100-[.$H$3])/100 * [.G172])" office:value-type="float" office:value="1159.65235441088" calcext:value-type="float">
            <text:p>1160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ROUND(AVERAGE([.A174:.A175]))" office:value-type="float" office:value="1182" calcext:value-type="float">
            <text:p>1182</text:p>
          </table:table-cell>
          <table:table-cell table:formula="of:=ROUND(AVERAGE([.A173:.A175]))" office:value-type="float" office:value="1179" calcext:value-type="float">
            <text:p>1179</text:p>
          </table:table-cell>
          <table:table-cell table:formula="of:=ROUND(AVERAGE([.A170:.A175]))" office:value-type="float" office:value="1171" calcext:value-type="float">
            <text:p>1171</text:p>
          </table:table-cell>
          <table:table-cell table:formula="of:=ROUND(AVERAGE([.A166:.A175]))" office:value-type="float" office:value="1159" calcext:value-type="float">
            <text:p>1159</text:p>
          </table:table-cell>
          <table:table-cell table:formula="of:=[.A175]*([.$H$2]/100)+(100-[.$H$2])/100*[.F174]" office:value-type="float" office:value="1168.64918750784" calcext:value-type="float">
            <text:p>1169</text:p>
          </table:table-cell>
          <table:table-cell table:formula="of:=[.A175]*([.$H$2]/100)+(100-[.$H$2])/100*([.G174] * [.$H$3] / 100 + (100-[.$H$3])/100 * [.G173])" office:value-type="float" office:value="1162.11170086971" calcext:value-type="float">
            <text:p>1162</text:p>
          </table:table-cell>
          <table:table-cell table:number-columns-repeated="3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ROUND(AVERAGE([.A175:.A176]))" office:value-type="float" office:value="1174" calcext:value-type="float">
            <text:p>1174</text:p>
          </table:table-cell>
          <table:table-cell table:formula="of:=ROUND(AVERAGE([.A174:.A176]))" office:value-type="float" office:value="1176" calcext:value-type="float">
            <text:p>1176</text:p>
          </table:table-cell>
          <table:table-cell table:formula="of:=ROUND(AVERAGE([.A171:.A176]))" office:value-type="float" office:value="1169" calcext:value-type="float">
            <text:p>1169</text:p>
          </table:table-cell>
          <table:table-cell table:formula="of:=ROUND(AVERAGE([.A167:.A176]))" office:value-type="float" office:value="1162" calcext:value-type="float">
            <text:p>1162</text:p>
          </table:table-cell>
          <table:table-cell table:formula="of:=[.A176]*([.$H$2]/100)+(100-[.$H$2])/100*[.F175]" office:value-type="float" office:value="1167.73689063088" calcext:value-type="float">
            <text:p>1168</text:p>
          </table:table-cell>
          <table:table-cell table:formula="of:=[.A176]*([.$H$2]/100)+(100-[.$H$2])/100*([.G175] * [.$H$3] / 100 + (100-[.$H$3])/100 * [.G174])" office:value-type="float" office:value="1161.35816777699" calcext:value-type="float">
            <text:p>1161</text:p>
          </table:table-cell>
          <table:table-cell table:number-columns-repeated="3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ROUND(AVERAGE([.A176:.A177]))" office:value-type="float" office:value="1164" calcext:value-type="float">
            <text:p>1164</text:p>
          </table:table-cell>
          <table:table-cell table:formula="of:=ROUND(AVERAGE([.A175:.A177]))" office:value-type="float" office:value="1170" calcext:value-type="float">
            <text:p>1170</text:p>
          </table:table-cell>
          <table:table-cell table:formula="of:=ROUND(AVERAGE([.A172:.A177]))" office:value-type="float" office:value="1171" calcext:value-type="float">
            <text:p>1171</text:p>
          </table:table-cell>
          <table:table-cell table:formula="of:=ROUND(AVERAGE([.A168:.A177]))" office:value-type="float" office:value="1162" calcext:value-type="float">
            <text:p>1162</text:p>
          </table:table-cell>
          <table:table-cell table:formula="of:=[.A177]*([.$H$2]/100)+(100-[.$H$2])/100*[.F176]" office:value-type="float" office:value="1166.30266797316" calcext:value-type="float">
            <text:p>1166</text:p>
          </table:table-cell>
          <table:table-cell table:formula="of:=[.A177]*([.$H$2]/100)+(100-[.$H$2])/100*([.G176] * [.$H$3] / 100 + (100-[.$H$3])/100 * [.G175])" office:value-type="float" office:value="1161.97074568837" calcext:value-type="float">
            <text:p>1162</text:p>
          </table:table-cell>
          <table:table-cell table:number-columns-repeated="3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ROUND(AVERAGE([.A177:.A178]))" office:value-type="float" office:value="1177" calcext:value-type="float">
            <text:p>1177</text:p>
          </table:table-cell>
          <table:table-cell table:formula="of:=ROUND(AVERAGE([.A176:.A178]))" office:value-type="float" office:value="1173" calcext:value-type="float">
            <text:p>1173</text:p>
          </table:table-cell>
          <table:table-cell table:formula="of:=ROUND(AVERAGE([.A173:.A178]))" office:value-type="float" office:value="1176" calcext:value-type="float">
            <text:p>1176</text:p>
          </table:table-cell>
          <table:table-cell table:formula="of:=ROUND(AVERAGE([.A169:.A178]))" office:value-type="float" office:value="1168" calcext:value-type="float">
            <text:p>1168</text:p>
          </table:table-cell>
          <table:table-cell table:formula="of:=[.A178]*([.$H$2]/100)+(100-[.$H$2])/100*[.F177]" office:value-type="float" office:value="1172.47700097987" calcext:value-type="float">
            <text:p>1172</text:p>
          </table:table-cell>
          <table:table-cell table:formula="of:=[.A178]*([.$H$2]/100)+(100-[.$H$2])/100*([.G177] * [.$H$3] / 100 + (100-[.$H$3])/100 * [.G176])" office:value-type="float" office:value="1168.86051251945" calcext:value-type="float">
            <text:p>1169</text:p>
          </table:table-cell>
          <table:table-cell table:number-columns-repeated="3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ROUND(AVERAGE([.A178:.A179]))" office:value-type="float" office:value="1185" calcext:value-type="float">
            <text:p>1185</text:p>
          </table:table-cell>
          <table:table-cell table:formula="of:=ROUND(AVERAGE([.A177:.A179]))" office:value-type="float" office:value="1177" calcext:value-type="float">
            <text:p>1177</text:p>
          </table:table-cell>
          <table:table-cell table:formula="of:=ROUND(AVERAGE([.A174:.A179]))" office:value-type="float" office:value="1177" calcext:value-type="float">
            <text:p>1177</text:p>
          </table:table-cell>
          <table:table-cell table:formula="of:=ROUND(AVERAGE([.A170:.A179]))" office:value-type="float" office:value="1172" calcext:value-type="float">
            <text:p>1172</text:p>
          </table:table-cell>
          <table:table-cell table:formula="of:=[.A179]*([.$H$2]/100)+(100-[.$H$2])/100*[.F178]" office:value-type="float" office:value="1173.8577507349" calcext:value-type="float">
            <text:p>1174</text:p>
          </table:table-cell>
          <table:table-cell table:formula="of:=[.A179]*([.$H$2]/100)+(100-[.$H$2])/100*([.G178] * [.$H$3] / 100 + (100-[.$H$3])/100 * [.G177])" office:value-type="float" office:value="1167.01152429094" calcext:value-type="float">
            <text:p>1167</text:p>
          </table:table-cell>
          <table:table-cell table:number-columns-repeated="3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ROUND(AVERAGE([.A179:.A180]))" office:value-type="float" office:value="1181" calcext:value-type="float">
            <text:p>1181</text:p>
          </table:table-cell>
          <table:table-cell table:formula="of:=ROUND(AVERAGE([.A178:.A180]))" office:value-type="float" office:value="1184" calcext:value-type="float">
            <text:p>1184</text:p>
          </table:table-cell>
          <table:table-cell table:formula="of:=ROUND(AVERAGE([.A175:.A180]))" office:value-type="float" office:value="1177" calcext:value-type="float">
            <text:p>1177</text:p>
          </table:table-cell>
          <table:table-cell table:formula="of:=ROUND(AVERAGE([.A171:.A180]))" office:value-type="float" office:value="1173" calcext:value-type="float">
            <text:p>1173</text:p>
          </table:table-cell>
          <table:table-cell table:formula="of:=[.A180]*([.$H$2]/100)+(100-[.$H$2])/100*[.F179]" office:value-type="float" office:value="1176.14331305118" calcext:value-type="float">
            <text:p>1176</text:p>
          </table:table-cell>
          <table:table-cell table:formula="of:=[.A180]*([.$H$2]/100)+(100-[.$H$2])/100*([.G179] * [.$H$3] / 100 + (100-[.$H$3])/100 * [.G178])" office:value-type="float" office:value="1172.11803615531" calcext:value-type="float">
            <text:p>1172</text:p>
          </table:table-cell>
          <table:table-cell table:number-columns-repeated="3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ROUND(AVERAGE([.A180:.A181]))" office:value-type="float" office:value="1188" calcext:value-type="float">
            <text:p>1188</text:p>
          </table:table-cell>
          <table:table-cell table:formula="of:=ROUND(AVERAGE([.A179:.A181]))" office:value-type="float" office:value="1185" calcext:value-type="float">
            <text:p>1185</text:p>
          </table:table-cell>
          <table:table-cell table:formula="of:=ROUND(AVERAGE([.A176:.A181]))" office:value-type="float" office:value="1179" calcext:value-type="float">
            <text:p>1179</text:p>
          </table:table-cell>
          <table:table-cell table:formula="of:=ROUND(AVERAGE([.A172:.A181]))" office:value-type="float" office:value="1177" calcext:value-type="float">
            <text:p>1177</text:p>
          </table:table-cell>
          <table:table-cell table:formula="of:=[.A181]*([.$H$2]/100)+(100-[.$H$2])/100*[.F180]" office:value-type="float" office:value="1180.35748478838" calcext:value-type="float">
            <text:p>1180</text:p>
          </table:table-cell>
          <table:table-cell table:formula="of:=[.A181]*([.$H$2]/100)+(100-[.$H$2])/100*([.G180] * [.$H$3] / 100 + (100-[.$H$3])/100 * [.G179])" office:value-type="float" office:value="1174.27461999786" calcext:value-type="float">
            <text:p>1174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ROUND(AVERAGE([.A181:.A182]))" office:value-type="float" office:value="1193" calcext:value-type="float">
            <text:p>1193</text:p>
          </table:table-cell>
          <table:table-cell table:formula="of:=ROUND(AVERAGE([.A180:.A182]))" office:value-type="float" office:value="1189" calcext:value-type="float">
            <text:p>1189</text:p>
          </table:table-cell>
          <table:table-cell table:formula="of:=ROUND(AVERAGE([.A177:.A182]))" office:value-type="float" office:value="1183" calcext:value-type="float">
            <text:p>1183</text:p>
          </table:table-cell>
          <table:table-cell table:formula="of:=ROUND(AVERAGE([.A173:.A182]))" office:value-type="float" office:value="1180" calcext:value-type="float">
            <text:p>1180</text:p>
          </table:table-cell>
          <table:table-cell table:formula="of:=[.A182]*([.$H$2]/100)+(100-[.$H$2])/100*[.F181]" office:value-type="float" office:value="1183.26811359129" calcext:value-type="float">
            <text:p>1183</text:p>
          </table:table-cell>
          <table:table-cell table:formula="of:=[.A182]*([.$H$2]/100)+(100-[.$H$2])/100*([.G181] * [.$H$3] / 100 + (100-[.$H$3])/100 * [.G180])" office:value-type="float" office:value="1177.41201469287" calcext:value-type="float">
            <text:p>1177</text:p>
          </table:table-cell>
          <table:table-cell table:number-columns-repeated="3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ROUND(AVERAGE([.A182:.A183]))" office:value-type="float" office:value="1200" calcext:value-type="float">
            <text:p>1200</text:p>
          </table:table-cell>
          <table:table-cell table:formula="of:=ROUND(AVERAGE([.A181:.A183]))" office:value-type="float" office:value="1197" calcext:value-type="float">
            <text:p>1197</text:p>
          </table:table-cell>
          <table:table-cell table:formula="of:=ROUND(AVERAGE([.A178:.A183]))" office:value-type="float" office:value="1191" calcext:value-type="float">
            <text:p>1191</text:p>
          </table:table-cell>
          <table:table-cell table:formula="of:=ROUND(AVERAGE([.A174:.A183]))" office:value-type="float" office:value="1183" calcext:value-type="float">
            <text:p>1183</text:p>
          </table:table-cell>
          <table:table-cell table:formula="of:=[.A183]*([.$H$2]/100)+(100-[.$H$2])/100*[.F182]" office:value-type="float" office:value="1189.20108519347" calcext:value-type="float">
            <text:p>1189</text:p>
          </table:table-cell>
          <table:table-cell table:formula="of:=[.A183]*([.$H$2]/100)+(100-[.$H$2])/100*([.G182] * [.$H$3] / 100 + (100-[.$H$3])/100 * [.G181])" office:value-type="float" office:value="1182.92657420265" calcext:value-type="float">
            <text:p>1183</text:p>
          </table:table-cell>
          <table:table-cell table:number-columns-repeated="3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ROUND(AVERAGE([.A183:.A184]))" office:value-type="float" office:value="1213" calcext:value-type="float">
            <text:p>1213</text:p>
          </table:table-cell>
          <table:table-cell table:formula="of:=ROUND(AVERAGE([.A182:.A184]))" office:value-type="float" office:value="1206" calcext:value-type="float">
            <text:p>1206</text:p>
          </table:table-cell>
          <table:table-cell table:formula="of:=ROUND(AVERAGE([.A179:.A184]))" office:value-type="float" office:value="1195" calcext:value-type="float">
            <text:p>1195</text:p>
          </table:table-cell>
          <table:table-cell table:formula="of:=ROUND(AVERAGE([.A175:.A184]))" office:value-type="float" office:value="1187" calcext:value-type="float">
            <text:p>1187</text:p>
          </table:table-cell>
          <table:table-cell table:formula="of:=[.A184]*([.$H$2]/100)+(100-[.$H$2])/100*[.F183]" office:value-type="float" office:value="1196.6508138951" calcext:value-type="float">
            <text:p>1197</text:p>
          </table:table-cell>
          <table:table-cell table:formula="of:=[.A184]*([.$H$2]/100)+(100-[.$H$2])/100*([.G183] * [.$H$3] / 100 + (100-[.$H$3])/100 * [.G182])" office:value-type="float" office:value="1188.63619494612" calcext:value-type="float">
            <text:p>1189</text:p>
          </table:table-cell>
          <table:table-cell table:number-columns-repeated="3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ROUND(AVERAGE([.A184:.A185]))" office:value-type="float" office:value="1234" calcext:value-type="float">
            <text:p>1234</text:p>
          </table:table-cell>
          <table:table-cell table:formula="of:=ROUND(AVERAGE([.A183:.A185]))" office:value-type="float" office:value="1225" calcext:value-type="float">
            <text:p>1225</text:p>
          </table:table-cell>
          <table:table-cell table:formula="of:=ROUND(AVERAGE([.A180:.A185]))" office:value-type="float" office:value="1207" calcext:value-type="float">
            <text:p>1207</text:p>
          </table:table-cell>
          <table:table-cell table:formula="of:=ROUND(AVERAGE([.A176:.A185]))" office:value-type="float" office:value="1194" calcext:value-type="float">
            <text:p>1194</text:p>
          </table:table-cell>
          <table:table-cell table:formula="of:=[.A185]*([.$H$2]/100)+(100-[.$H$2])/100*[.F184]" office:value-type="float" office:value="1209.48811042132" calcext:value-type="float">
            <text:p>1209</text:p>
          </table:table-cell>
          <table:table-cell table:formula="of:=[.A185]*([.$H$2]/100)+(100-[.$H$2])/100*([.G184] * [.$H$3] / 100 + (100-[.$H$3])/100 * [.G183])" office:value-type="float" office:value="1200.05137376351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ROUND(AVERAGE([.A185:.A186]))" office:value-type="float" office:value="1230" calcext:value-type="float">
            <text:p>1230</text:p>
          </table:table-cell>
          <table:table-cell table:formula="of:=ROUND(AVERAGE([.A184:.A186]))" office:value-type="float" office:value="1226" calcext:value-type="float">
            <text:p>1226</text:p>
          </table:table-cell>
          <table:table-cell table:formula="of:=ROUND(AVERAGE([.A181:.A186]))" office:value-type="float" office:value="1212" calcext:value-type="float">
            <text:p>1212</text:p>
          </table:table-cell>
          <table:table-cell table:formula="of:=ROUND(AVERAGE([.A177:.A186]))" office:value-type="float" office:value="1199" calcext:value-type="float">
            <text:p>1199</text:p>
          </table:table-cell>
          <table:table-cell table:formula="of:=[.A186]*([.$H$2]/100)+(100-[.$H$2])/100*[.F185]" office:value-type="float" office:value="1210.11608281599" calcext:value-type="float">
            <text:p>1210</text:p>
          </table:table-cell>
          <table:table-cell table:formula="of:=[.A186]*([.$H$2]/100)+(100-[.$H$2])/100*([.G185] * [.$H$3] / 100 + (100-[.$H$3])/100 * [.G184])" office:value-type="float" office:value="1196.1894230322" calcext:value-type="float">
            <text:p>1196</text:p>
          </table:table-cell>
          <table:table-cell table:number-columns-repeated="3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ROUND(AVERAGE([.A186:.A187]))" office:value-type="float" office:value="1292" calcext:value-type="float">
            <text:p>1292</text:p>
          </table:table-cell>
          <table:table-cell table:formula="of:=ROUND(AVERAGE([.A185:.A187]))" office:value-type="float" office:value="1277" calcext:value-type="float">
            <text:p>1277</text:p>
          </table:table-cell>
          <table:table-cell table:formula="of:=ROUND(AVERAGE([.A182:.A187]))" office:value-type="float" office:value="1242" calcext:value-type="float">
            <text:p>1242</text:p>
          </table:table-cell>
          <table:table-cell table:formula="of:=ROUND(AVERAGE([.A178:.A187]))" office:value-type="float" office:value="1219" calcext:value-type="float">
            <text:p>1219</text:p>
          </table:table-cell>
          <table:table-cell table:formula="of:=[.A187]*([.$H$2]/100)+(100-[.$H$2])/100*[.F186]" office:value-type="float" office:value="1250.33706211199" calcext:value-type="float">
            <text:p>1250</text:p>
          </table:table-cell>
          <table:table-cell table:formula="of:=[.A187]*([.$H$2]/100)+(100-[.$H$2])/100*([.G186] * [.$H$3] / 100 + (100-[.$H$3])/100 * [.G185])" office:value-type="float" office:value="1242.20923771293" calcext:value-type="float">
            <text:p>1242</text:p>
          </table:table-cell>
          <table:table-cell table:number-columns-repeated="3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ROUND(AVERAGE([.A187:.A188]))" office:value-type="float" office:value="1411" calcext:value-type="float">
            <text:p>1411</text:p>
          </table:table-cell>
          <table:table-cell table:formula="of:=ROUND(AVERAGE([.A186:.A188]))" office:value-type="float" office:value="1344" calcext:value-type="float">
            <text:p>1344</text:p>
          </table:table-cell>
          <table:table-cell table:formula="of:=ROUND(AVERAGE([.A183:.A188]))" office:value-type="float" office:value="1285" calcext:value-type="float">
            <text:p>1285</text:p>
          </table:table-cell>
          <table:table-cell table:formula="of:=ROUND(AVERAGE([.A179:.A188]))" office:value-type="float" office:value="1245" calcext:value-type="float">
            <text:p>1245</text:p>
          </table:table-cell>
          <table:table-cell table:formula="of:=[.A188]*([.$H$2]/100)+(100-[.$H$2])/100*[.F187]" office:value-type="float" office:value="1300.252796584" calcext:value-type="float">
            <text:p>1300</text:p>
          </table:table-cell>
          <table:table-cell table:formula="of:=[.A188]*([.$H$2]/100)+(100-[.$H$2])/100*([.G187] * [.$H$3] / 100 + (100-[.$H$3])/100 * [.G186])" office:value-type="float" office:value="1266.54503947626" calcext:value-type="float">
            <text:p>1267</text:p>
          </table:table-cell>
          <table:table-cell table:number-columns-repeated="3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ROUND(AVERAGE([.A188:.A189]))" office:value-type="float" office:value="1463" calcext:value-type="float">
            <text:p>1463</text:p>
          </table:table-cell>
          <table:table-cell table:formula="of:=ROUND(AVERAGE([.A187:.A189]))" office:value-type="float" office:value="1432" calcext:value-type="float">
            <text:p>1432</text:p>
          </table:table-cell>
          <table:table-cell table:formula="of:=ROUND(AVERAGE([.A184:.A189]))" office:value-type="float" office:value="1329" calcext:value-type="float">
            <text:p>1329</text:p>
          </table:table-cell>
          <table:table-cell table:formula="of:=ROUND(AVERAGE([.A180:.A189]))" office:value-type="float" office:value="1275" calcext:value-type="float">
            <text:p>1275</text:p>
          </table:table-cell>
          <table:table-cell table:formula="of:=[.A189]*([.$H$2]/100)+(100-[.$H$2])/100*[.F188]" office:value-type="float" office:value="1343.939597438" calcext:value-type="float">
            <text:p>1344</text:p>
          </table:table-cell>
          <table:table-cell table:formula="of:=[.A189]*([.$H$2]/100)+(100-[.$H$2])/100*([.G188] * [.$H$3] / 100 + (100-[.$H$3])/100 * [.G187])" office:value-type="float" office:value="1304.0572985492" calcext:value-type="float">
            <text:p>1304</text:p>
          </table:table-cell>
          <table:table-cell table:number-columns-repeated="3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ROUND(AVERAGE([.A189:.A190]))" office:value-type="float" office:value="1495" calcext:value-type="float">
            <text:p>1495</text:p>
          </table:table-cell>
          <table:table-cell table:formula="of:=ROUND(AVERAGE([.A188:.A190]))" office:value-type="float" office:value="1480" calcext:value-type="float">
            <text:p>1480</text:p>
          </table:table-cell>
          <table:table-cell table:formula="of:=ROUND(AVERAGE([.A185:.A190]))" office:value-type="float" office:value="1378" calcext:value-type="float">
            <text:p>1378</text:p>
          </table:table-cell>
          <table:table-cell table:formula="of:=ROUND(AVERAGE([.A181:.A190]))" office:value-type="float" office:value="1308" calcext:value-type="float">
            <text:p>1308</text:p>
          </table:table-cell>
          <table:table-cell table:formula="of:=[.A190]*([.$H$2]/100)+(100-[.$H$2])/100*[.F189]" office:value-type="float" office:value="1386.4546980785" calcext:value-type="float">
            <text:p>1386</text:p>
          </table:table-cell>
          <table:table-cell table:formula="of:=[.A190]*([.$H$2]/100)+(100-[.$H$2])/100*([.G189] * [.$H$3] / 100 + (100-[.$H$3])/100 * [.G188])" office:value-type="float" office:value="1334.03561846813" calcext:value-type="float">
            <text:p>1334</text:p>
          </table:table-cell>
          <table:table-cell table:number-columns-repeated="3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ROUND(AVERAGE([.A190:.A191]))" office:value-type="float" office:value="1528" calcext:value-type="float">
            <text:p>1528</text:p>
          </table:table-cell>
          <table:table-cell table:formula="of:=ROUND(AVERAGE([.A189:.A191]))" office:value-type="float" office:value="1510" calcext:value-type="float">
            <text:p>1510</text:p>
          </table:table-cell>
          <table:table-cell table:formula="of:=ROUND(AVERAGE([.A186:.A191]))" office:value-type="float" office:value="1427" calcext:value-type="float">
            <text:p>1427</text:p>
          </table:table-cell>
          <table:table-cell table:formula="of:=ROUND(AVERAGE([.A182:.A191]))" office:value-type="float" office:value="1343" calcext:value-type="float">
            <text:p>1343</text:p>
          </table:table-cell>
          <table:table-cell table:formula="of:=[.A191]*([.$H$2]/100)+(100-[.$H$2])/100*[.F190]" office:value-type="float" office:value="1425.09102355887" calcext:value-type="float">
            <text:p>1425</text:p>
          </table:table-cell>
          <table:table-cell table:formula="of:=[.A191]*([.$H$2]/100)+(100-[.$H$2])/100*([.G190] * [.$H$3] / 100 + (100-[.$H$3])/100 * [.G189])" office:value-type="float" office:value="1367.78972189974" calcext:value-type="float">
            <text:p>1368</text:p>
          </table:table-cell>
          <table:table-cell table:number-columns-repeated="3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formula="of:=ROUND(AVERAGE([.A191:.A192]))" office:value-type="float" office:value="1539" calcext:value-type="float">
            <text:p>1539</text:p>
          </table:table-cell>
          <table:table-cell table:formula="of:=ROUND(AVERAGE([.A190:.A192]))" office:value-type="float" office:value="1531" calcext:value-type="float">
            <text:p>1531</text:p>
          </table:table-cell>
          <table:table-cell table:formula="of:=ROUND(AVERAGE([.A187:.A192]))" office:value-type="float" office:value="1481" calcext:value-type="float">
            <text:p>1481</text:p>
          </table:table-cell>
          <table:table-cell table:formula="of:=ROUND(AVERAGE([.A183:.A192]))" office:value-type="float" office:value="1377" calcext:value-type="float">
            <text:p>1377</text:p>
          </table:table-cell>
          <table:table-cell table:formula="of:=[.A192]*([.$H$2]/100)+(100-[.$H$2])/100*[.F191]" office:value-type="float" office:value="1453.06826766915" calcext:value-type="float">
            <text:p>1453</text:p>
          </table:table-cell>
          <table:table-cell table:formula="of:=[.A192]*([.$H$2]/100)+(100-[.$H$2])/100*([.G191] * [.$H$3] / 100 + (100-[.$H$3])/100 * [.G190])" office:value-type="float" office:value="1389.83982936584" calcext:value-type="float">
            <text:p>1390</text:p>
          </table:table-cell>
          <table:table-cell table:number-columns-repeated="3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ROUND(AVERAGE([.A192:.A193]))" office:value-type="float" office:value="1539" calcext:value-type="float">
            <text:p>1539</text:p>
          </table:table-cell>
          <table:table-cell table:formula="of:=ROUND(AVERAGE([.A191:.A193]))" office:value-type="float" office:value="1539" calcext:value-type="float">
            <text:p>1539</text:p>
          </table:table-cell>
          <table:table-cell table:formula="of:=ROUND(AVERAGE([.A188:.A193]))" office:value-type="float" office:value="1510" calcext:value-type="float">
            <text:p>1510</text:p>
          </table:table-cell>
          <table:table-cell table:formula="of:=ROUND(AVERAGE([.A184:.A193]))" office:value-type="float" office:value="1411" calcext:value-type="float">
            <text:p>1411</text:p>
          </table:table-cell>
          <table:table-cell table:formula="of:=[.A193]*([.$H$2]/100)+(100-[.$H$2])/100*[.F192]" office:value-type="float" office:value="1474.80120075187" calcext:value-type="float">
            <text:p>1475</text:p>
          </table:table-cell>
          <table:table-cell table:formula="of:=[.A193]*([.$H$2]/100)+(100-[.$H$2])/100*([.G192] * [.$H$3] / 100 + (100-[.$H$3])/100 * [.G191])" office:value-type="float" office:value="1414.14980754472" calcext:value-type="float">
            <text:p>1414</text:p>
          </table:table-cell>
          <table:table-cell table:number-columns-repeated="3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ROUND(AVERAGE([.A193:.A194]))" office:value-type="float" office:value="1543" calcext:value-type="float">
            <text:p>1543</text:p>
          </table:table-cell>
          <table:table-cell table:formula="of:=ROUND(AVERAGE([.A192:.A194]))" office:value-type="float" office:value="1541" calcext:value-type="float">
            <text:p>1541</text:p>
          </table:table-cell>
          <table:table-cell table:formula="of:=ROUND(AVERAGE([.A189:.A194]))" office:value-type="float" office:value="1525" calcext:value-type="float">
            <text:p>1525</text:p>
          </table:table-cell>
          <table:table-cell table:formula="of:=ROUND(AVERAGE([.A185:.A194]))" office:value-type="float" office:value="1443" calcext:value-type="float">
            <text:p>1443</text:p>
          </table:table-cell>
          <table:table-cell table:formula="of:=[.A194]*([.$H$2]/100)+(100-[.$H$2])/100*[.F193]" office:value-type="float" office:value="1492.3509005639" calcext:value-type="float">
            <text:p>1492</text:p>
          </table:table-cell>
          <table:table-cell table:formula="of:=[.A194]*([.$H$2]/100)+(100-[.$H$2])/100*([.G193] * [.$H$3] / 100 + (100-[.$H$3])/100 * [.G192])" office:value-type="float" office:value="1432.27636875121" calcext:value-type="float">
            <text:p>1432</text:p>
          </table:table-cell>
          <table:table-cell table:number-columns-repeated="3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ROUND(AVERAGE([.A194:.A195]))" office:value-type="float" office:value="1552" calcext:value-type="float">
            <text:p>1552</text:p>
          </table:table-cell>
          <table:table-cell table:formula="of:=ROUND(AVERAGE([.A193:.A195]))" office:value-type="float" office:value="1548" calcext:value-type="float">
            <text:p>1548</text:p>
          </table:table-cell>
          <table:table-cell table:formula="of:=ROUND(AVERAGE([.A190:.A195]))" office:value-type="float" office:value="1539" calcext:value-type="float">
            <text:p>1539</text:p>
          </table:table-cell>
          <table:table-cell table:formula="of:=ROUND(AVERAGE([.A186:.A195]))" office:value-type="float" office:value="1474" calcext:value-type="float">
            <text:p>1474</text:p>
          </table:table-cell>
          <table:table-cell table:formula="of:=[.A195]*([.$H$2]/100)+(100-[.$H$2])/100*[.F194]" office:value-type="float" office:value="1508.76317542292" calcext:value-type="float">
            <text:p>1509</text:p>
          </table:table-cell>
          <table:table-cell table:formula="of:=[.A195]*([.$H$2]/100)+(100-[.$H$2])/100*([.G194] * [.$H$3] / 100 + (100-[.$H$3])/100 * [.G193])" office:value-type="float" office:value="1452.83133983951" calcext:value-type="float">
            <text:p>1453</text:p>
          </table:table-cell>
          <table:table-cell table:number-columns-repeated="3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formula="of:=ROUND(AVERAGE([.A195:.A196]))" office:value-type="float" office:value="1569" calcext:value-type="float">
            <text:p>1569</text:p>
          </table:table-cell>
          <table:table-cell table:formula="of:=ROUND(AVERAGE([.A194:.A196]))" office:value-type="float" office:value="1561" calcext:value-type="float">
            <text:p>1561</text:p>
          </table:table-cell>
          <table:table-cell table:formula="of:=ROUND(AVERAGE([.A191:.A196]))" office:value-type="float" office:value="1550" calcext:value-type="float">
            <text:p>1550</text:p>
          </table:table-cell>
          <table:table-cell table:formula="of:=ROUND(AVERAGE([.A187:.A196]))" office:value-type="float" office:value="1511" calcext:value-type="float">
            <text:p>1511</text:p>
          </table:table-cell>
          <table:table-cell table:formula="of:=[.A196]*([.$H$2]/100)+(100-[.$H$2])/100*[.F195]" office:value-type="float" office:value="1526.32238156719" calcext:value-type="float">
            <text:p>1526</text:p>
          </table:table-cell>
          <table:table-cell table:formula="of:=[.A196]*([.$H$2]/100)+(100-[.$H$2])/100*([.G195] * [.$H$3] / 100 + (100-[.$H$3])/100 * [.G194])" office:value-type="float" office:value="1472.04052222665" calcext:value-type="float">
            <text:p>1472</text:p>
          </table:table-cell>
          <table:table-cell table:number-columns-repeated="3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formula="of:=ROUND(AVERAGE([.A196:.A197]))" office:value-type="float" office:value="1574" calcext:value-type="float">
            <text:p>1574</text:p>
          </table:table-cell>
          <table:table-cell table:formula="of:=ROUND(AVERAGE([.A195:.A197]))" office:value-type="float" office:value="1568" calcext:value-type="float">
            <text:p>1568</text:p>
          </table:table-cell>
          <table:table-cell table:formula="of:=ROUND(AVERAGE([.A192:.A197]))" office:value-type="float" office:value="1555" calcext:value-type="float">
            <text:p>1555</text:p>
          </table:table-cell>
          <table:table-cell table:formula="of:=ROUND(AVERAGE([.A188:.A197]))" office:value-type="float" office:value="1531" calcext:value-type="float">
            <text:p>1531</text:p>
          </table:table-cell>
          <table:table-cell table:formula="of:=[.A197]*([.$H$2]/100)+(100-[.$H$2])/100*[.F196]" office:value-type="float" office:value="1536.7417861754" calcext:value-type="float">
            <text:p>1537</text:p>
          </table:table-cell>
          <table:table-cell table:formula="of:=[.A197]*([.$H$2]/100)+(100-[.$H$2])/100*([.G196] * [.$H$3] / 100 + (100-[.$H$3])/100 * [.G195])" office:value-type="float" office:value="1484.50488223771" calcext:value-type="float">
            <text:p>1485</text:p>
          </table:table-cell>
          <table:table-cell table:number-columns-repeated="3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ROUND(AVERAGE([.A197:.A198]))" office:value-type="float" office:value="1572" calcext:value-type="float">
            <text:p>1572</text:p>
          </table:table-cell>
          <table:table-cell table:formula="of:=ROUND(AVERAGE([.A196:.A198]))" office:value-type="float" office:value="1574" calcext:value-type="float">
            <text:p>1574</text:p>
          </table:table-cell>
          <table:table-cell table:formula="of:=ROUND(AVERAGE([.A193:.A198]))" office:value-type="float" office:value="1561" calcext:value-type="float">
            <text:p>1561</text:p>
          </table:table-cell>
          <table:table-cell table:formula="of:=ROUND(AVERAGE([.A189:.A198]))" office:value-type="float" office:value="1543" calcext:value-type="float">
            <text:p>1543</text:p>
          </table:table-cell>
          <table:table-cell table:formula="of:=[.A198]*([.$H$2]/100)+(100-[.$H$2])/100*[.F197]" office:value-type="float" office:value="1546.30633963155" calcext:value-type="float">
            <text:p>1546</text:p>
          </table:table-cell>
          <table:table-cell table:formula="of:=[.A198]*([.$H$2]/100)+(100-[.$H$2])/100*([.G197] * [.$H$3] / 100 + (100-[.$H$3])/100 * [.G196])" office:value-type="float" office:value="1499.65004567165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formula="of:=ROUND(AVERAGE([.A198:.A199]))" office:value-type="float" office:value="1574" calcext:value-type="float">
            <text:p>1574</text:p>
          </table:table-cell>
          <table:table-cell table:formula="of:=ROUND(AVERAGE([.A197:.A199]))" office:value-type="float" office:value="1572" calcext:value-type="float">
            <text:p>1572</text:p>
          </table:table-cell>
          <table:table-cell table:formula="of:=ROUND(AVERAGE([.A194:.A199]))" office:value-type="float" office:value="1566" calcext:value-type="float">
            <text:p>1566</text:p>
          </table:table-cell>
          <table:table-cell table:formula="of:=ROUND(AVERAGE([.A190:.A199]))" office:value-type="float" office:value="1553" calcext:value-type="float">
            <text:p>1553</text:p>
          </table:table-cell>
          <table:table-cell table:formula="of:=[.A199]*([.$H$2]/100)+(100-[.$H$2])/100*[.F198]" office:value-type="float" office:value="1552.72975472366" calcext:value-type="float">
            <text:p>1553</text:p>
          </table:table-cell>
          <table:table-cell table:formula="of:=[.A199]*([.$H$2]/100)+(100-[.$H$2])/100*([.G198] * [.$H$3] / 100 + (100-[.$H$3])/100 * [.G197])" office:value-type="float" office:value="1508.65043619337" calcext:value-type="float">
            <text:p>1509</text:p>
          </table:table-cell>
          <table:table-cell table:number-columns-repeated="3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ROUND(AVERAGE([.A199:.A200]))" office:value-type="float" office:value="1580" calcext:value-type="float">
            <text:p>1580</text:p>
          </table:table-cell>
          <table:table-cell table:formula="of:=ROUND(AVERAGE([.A198:.A200]))" office:value-type="float" office:value="1578" calcext:value-type="float">
            <text:p>1578</text:p>
          </table:table-cell>
          <table:table-cell table:formula="of:=ROUND(AVERAGE([.A195:.A200]))" office:value-type="float" office:value="1573" calcext:value-type="float">
            <text:p>1573</text:p>
          </table:table-cell>
          <table:table-cell table:formula="of:=ROUND(AVERAGE([.A191:.A200]))" office:value-type="float" office:value="1560" calcext:value-type="float">
            <text:p>1560</text:p>
          </table:table-cell>
          <table:table-cell table:formula="of:=[.A200]*([.$H$2]/100)+(100-[.$H$2])/100*[.F199]" office:value-type="float" office:value="1561.54731604275" calcext:value-type="float">
            <text:p>1562</text:p>
          </table:table-cell>
          <table:table-cell table:formula="of:=[.A200]*([.$H$2]/100)+(100-[.$H$2])/100*([.G199] * [.$H$3] / 100 + (100-[.$H$3])/100 * [.G198])" office:value-type="float" office:value="1523.08759283199" calcext:value-type="float">
            <text:p>1523</text:p>
          </table:table-cell>
          <table:table-cell table:number-columns-repeated="3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formula="of:=ROUND(AVERAGE([.A200:.A201]))" office:value-type="float" office:value="1591" calcext:value-type="float">
            <text:p>1591</text:p>
          </table:table-cell>
          <table:table-cell table:formula="of:=ROUND(AVERAGE([.A199:.A201]))" office:value-type="float" office:value="1585" calcext:value-type="float">
            <text:p>1585</text:p>
          </table:table-cell>
          <table:table-cell table:formula="of:=ROUND(AVERAGE([.A196:.A201]))" office:value-type="float" office:value="1579" calcext:value-type="float">
            <text:p>1579</text:p>
          </table:table-cell>
          <table:table-cell table:formula="of:=ROUND(AVERAGE([.A192:.A201]))" office:value-type="float" office:value="1566" calcext:value-type="float">
            <text:p>1566</text:p>
          </table:table-cell>
          <table:table-cell table:formula="of:=[.A201]*([.$H$2]/100)+(100-[.$H$2])/100*[.F200]" office:value-type="float" office:value="1569.66048703206" calcext:value-type="float">
            <text:p>1570</text:p>
          </table:table-cell>
          <table:table-cell table:formula="of:=[.A201]*([.$H$2]/100)+(100-[.$H$2])/100*([.G200] * [.$H$3] / 100 + (100-[.$H$3])/100 * [.G199])" office:value-type="float" office:value="1532.15340064082" calcext:value-type="float">
            <text:p>1532</text:p>
          </table:table-cell>
          <table:table-cell table:number-columns-repeated="3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ROUND(AVERAGE([.A201:.A202]))" office:value-type="float" office:value="1598" calcext:value-type="float">
            <text:p>1598</text:p>
          </table:table-cell>
          <table:table-cell table:formula="of:=ROUND(AVERAGE([.A200:.A202]))" office:value-type="float" office:value="1594" calcext:value-type="float">
            <text:p>1594</text:p>
          </table:table-cell>
          <table:table-cell table:formula="of:=ROUND(AVERAGE([.A197:.A202]))" office:value-type="float" office:value="1583" calcext:value-type="float">
            <text:p>1583</text:p>
          </table:table-cell>
          <table:table-cell table:formula="of:=ROUND(AVERAGE([.A193:.A202]))" office:value-type="float" office:value="1572" calcext:value-type="float">
            <text:p>1572</text:p>
          </table:table-cell>
          <table:table-cell table:formula="of:=[.A202]*([.$H$2]/100)+(100-[.$H$2])/100*[.F201]" office:value-type="float" office:value="1577.49536527404" calcext:value-type="float">
            <text:p>1577</text:p>
          </table:table-cell>
          <table:table-cell table:formula="of:=[.A202]*([.$H$2]/100)+(100-[.$H$2])/100*([.G201] * [.$H$3] / 100 + (100-[.$H$3])/100 * [.G200])" office:value-type="float" office:value="1543.92556579532" calcext:value-type="float">
            <text:p>1544</text:p>
          </table:table-cell>
          <table:table-cell table:number-columns-repeated="3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ROUND(AVERAGE([.A202:.A203]))" office:value-type="float" office:value="1603" calcext:value-type="float">
            <text:p>1603</text:p>
          </table:table-cell>
          <table:table-cell table:formula="of:=ROUND(AVERAGE([.A201:.A203]))" office:value-type="float" office:value="1600" calcext:value-type="float">
            <text:p>1600</text:p>
          </table:table-cell>
          <table:table-cell table:formula="of:=ROUND(AVERAGE([.A198:.A203]))" office:value-type="float" office:value="1589" calcext:value-type="float">
            <text:p>1589</text:p>
          </table:table-cell>
          <table:table-cell table:formula="of:=ROUND(AVERAGE([.A194:.A203]))" office:value-type="float" office:value="1578" calcext:value-type="float">
            <text:p>1578</text:p>
          </table:table-cell>
          <table:table-cell table:formula="of:=[.A203]*([.$H$2]/100)+(100-[.$H$2])/100*[.F202]" office:value-type="float" office:value="1584.12152395553" calcext:value-type="float">
            <text:p>1584</text:p>
          </table:table-cell>
          <table:table-cell table:formula="of:=[.A203]*([.$H$2]/100)+(100-[.$H$2])/100*([.G202] * [.$H$3] / 100 + (100-[.$H$3])/100 * [.G201])" office:value-type="float" office:value="1551.88087525379" calcext:value-type="float">
            <text:p>1552</text:p>
          </table:table-cell>
          <table:table-cell table:number-columns-repeated="3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ROUND(AVERAGE([.A203:.A204]))" office:value-type="float" office:value="1603" calcext:value-type="float">
            <text:p>1603</text:p>
          </table:table-cell>
          <table:table-cell table:formula="of:=ROUND(AVERAGE([.A202:.A204]))" office:value-type="float" office:value="1602" calcext:value-type="float">
            <text:p>1602</text:p>
          </table:table-cell>
          <table:table-cell table:formula="of:=ROUND(AVERAGE([.A199:.A204]))" office:value-type="float" office:value="1594" calcext:value-type="float">
            <text:p>1594</text:p>
          </table:table-cell>
          <table:table-cell table:formula="of:=ROUND(AVERAGE([.A195:.A204]))" office:value-type="float" office:value="1584" calcext:value-type="float">
            <text:p>1584</text:p>
          </table:table-cell>
          <table:table-cell table:formula="of:=[.A204]*([.$H$2]/100)+(100-[.$H$2])/100*[.F203]" office:value-type="float" office:value="1588.59114296665" calcext:value-type="float">
            <text:p>1589</text:p>
          </table:table-cell>
          <table:table-cell table:formula="of:=[.A204]*([.$H$2]/100)+(100-[.$H$2])/100*([.G203] * [.$H$3] / 100 + (100-[.$H$3])/100 * [.G202])" office:value-type="float" office:value="1559.63747076526" calcext:value-type="float">
            <text:p>1560</text:p>
          </table:table-cell>
          <table:table-cell table:number-columns-repeated="3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ROUND(AVERAGE([.A204:.A205]))" office:value-type="float" office:value="1610" calcext:value-type="float">
            <text:p>1610</text:p>
          </table:table-cell>
          <table:table-cell table:formula="of:=ROUND(AVERAGE([.A203:.A205]))" office:value-type="float" office:value="1608" calcext:value-type="float">
            <text:p>1608</text:p>
          </table:table-cell>
          <table:table-cell table:formula="of:=ROUND(AVERAGE([.A200:.A205]))" office:value-type="float" office:value="1601" calcext:value-type="float">
            <text:p>1601</text:p>
          </table:table-cell>
          <table:table-cell table:formula="of:=ROUND(AVERAGE([.A196:.A205]))" office:value-type="float" office:value="1590" calcext:value-type="float">
            <text:p>1590</text:p>
          </table:table-cell>
          <table:table-cell table:formula="of:=[.A205]*([.$H$2]/100)+(100-[.$H$2])/100*[.F204]" office:value-type="float" office:value="1595.94335722499" calcext:value-type="float">
            <text:p>1596</text:p>
          </table:table-cell>
          <table:table-cell table:formula="of:=[.A205]*([.$H$2]/100)+(100-[.$H$2])/100*([.G204] * [.$H$3] / 100 + (100-[.$H$3])/100 * [.G203])" office:value-type="float" office:value="1569.57414576706" calcext:value-type="float">
            <text:p>1570</text:p>
          </table:table-cell>
          <table:table-cell table:number-columns-repeated="3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ROUND(AVERAGE([.A205:.A206]))" office:value-type="float" office:value="1618" calcext:value-type="float">
            <text:p>1618</text:p>
          </table:table-cell>
          <table:table-cell table:formula="of:=ROUND(AVERAGE([.A204:.A206]))" office:value-type="float" office:value="1613" calcext:value-type="float">
            <text:p>1613</text:p>
          </table:table-cell>
          <table:table-cell table:formula="of:=ROUND(AVERAGE([.A201:.A206]))" office:value-type="float" office:value="1606" calcext:value-type="float">
            <text:p>1606</text:p>
          </table:table-cell>
          <table:table-cell table:formula="of:=ROUND(AVERAGE([.A197:.A206]))" office:value-type="float" office:value="1594" calcext:value-type="float">
            <text:p>1594</text:p>
          </table:table-cell>
          <table:table-cell table:formula="of:=[.A206]*([.$H$2]/100)+(100-[.$H$2])/100*[.F205]" office:value-type="float" office:value="1601.45751791874" calcext:value-type="float">
            <text:p>1601</text:p>
          </table:table-cell>
          <table:table-cell table:formula="of:=[.A206]*([.$H$2]/100)+(100-[.$H$2])/100*([.G205] * [.$H$3] / 100 + (100-[.$H$3])/100 * [.G204])" office:value-type="float" office:value="1575.71860432422" calcext:value-type="float">
            <text:p>1576</text:p>
          </table:table-cell>
          <table:table-cell table:number-columns-repeated="3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ROUND(AVERAGE([.A206:.A207]))" office:value-type="float" office:value="1618" calcext:value-type="float">
            <text:p>1618</text:p>
          </table:table-cell>
          <table:table-cell table:formula="of:=ROUND(AVERAGE([.A205:.A207]))" office:value-type="float" office:value="1618" calcext:value-type="float">
            <text:p>1618</text:p>
          </table:table-cell>
          <table:table-cell table:formula="of:=ROUND(AVERAGE([.A202:.A207]))" office:value-type="float" office:value="1610" calcext:value-type="float">
            <text:p>1610</text:p>
          </table:table-cell>
          <table:table-cell table:formula="of:=ROUND(AVERAGE([.A198:.A207]))" office:value-type="float" office:value="1599" calcext:value-type="float">
            <text:p>1599</text:p>
          </table:table-cell>
          <table:table-cell table:formula="of:=[.A207]*([.$H$2]/100)+(100-[.$H$2])/100*[.F206]" office:value-type="float" office:value="1605.34313843906" calcext:value-type="float">
            <text:p>1605</text:p>
          </table:table-cell>
          <table:table-cell table:formula="of:=[.A207]*([.$H$2]/100)+(100-[.$H$2])/100*([.G206] * [.$H$3] / 100 + (100-[.$H$3])/100 * [.G205])" office:value-type="float" office:value="1582.35227810887" calcext:value-type="float">
            <text:p>1582</text:p>
          </table:table-cell>
          <table:table-cell table:number-columns-repeated="3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ROUND(AVERAGE([.A207:.A208]))" office:value-type="float" office:value="1618" calcext:value-type="float">
            <text:p>1618</text:p>
          </table:table-cell>
          <table:table-cell table:formula="of:=ROUND(AVERAGE([.A206:.A208]))" office:value-type="float" office:value="1618" calcext:value-type="float">
            <text:p>1618</text:p>
          </table:table-cell>
          <table:table-cell table:formula="of:=ROUND(AVERAGE([.A203:.A208]))" office:value-type="float" office:value="1613" calcext:value-type="float">
            <text:p>1613</text:p>
          </table:table-cell>
          <table:table-cell table:formula="of:=ROUND(AVERAGE([.A199:.A208]))" office:value-type="float" office:value="1603" calcext:value-type="float">
            <text:p>1603</text:p>
          </table:table-cell>
          <table:table-cell table:formula="of:=[.A208]*([.$H$2]/100)+(100-[.$H$2])/100*[.F207]" office:value-type="float" office:value="1608.50735382929" calcext:value-type="float">
            <text:p>1609</text:p>
          </table:table-cell>
          <table:table-cell table:formula="of:=[.A208]*([.$H$2]/100)+(100-[.$H$2])/100*([.G207] * [.$H$3] / 100 + (100-[.$H$3])/100 * [.G206])" office:value-type="float" office:value="1587.28400431086" calcext:value-type="float">
            <text:p>1587</text:p>
          </table:table-cell>
          <table:table-cell table:number-columns-repeated="3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ROUND(AVERAGE([.A208:.A209]))" office:value-type="float" office:value="1624" calcext:value-type="float">
            <text:p>1624</text:p>
          </table:table-cell>
          <table:table-cell table:formula="of:=ROUND(AVERAGE([.A207:.A209]))" office:value-type="float" office:value="1621" calcext:value-type="float">
            <text:p>1621</text:p>
          </table:table-cell>
          <table:table-cell table:formula="of:=ROUND(AVERAGE([.A204:.A209]))" office:value-type="float" office:value="1617" calcext:value-type="float">
            <text:p>1617</text:p>
          </table:table-cell>
          <table:table-cell table:formula="of:=ROUND(AVERAGE([.A200:.A209]))" office:value-type="float" office:value="1609" calcext:value-type="float">
            <text:p>1609</text:p>
          </table:table-cell>
          <table:table-cell table:formula="of:=[.A209]*([.$H$2]/100)+(100-[.$H$2])/100*[.F208]" office:value-type="float" office:value="1613.63051537197" calcext:value-type="float">
            <text:p>1614</text:p>
          </table:table-cell>
          <table:table-cell table:formula="of:=[.A209]*([.$H$2]/100)+(100-[.$H$2])/100*([.G208] * [.$H$3] / 100 + (100-[.$H$3])/100 * [.G207])" office:value-type="float" office:value="1594.75396751195" calcext:value-type="float">
            <text:p>1595</text:p>
          </table:table-cell>
          <table:table-cell table:number-columns-repeated="3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formula="of:=ROUND(AVERAGE([.A209:.A210]))" office:value-type="float" office:value="1637" calcext:value-type="float">
            <text:p>1637</text:p>
          </table:table-cell>
          <table:table-cell table:formula="of:=ROUND(AVERAGE([.A208:.A210]))" office:value-type="float" office:value="1630" calcext:value-type="float">
            <text:p>1630</text:p>
          </table:table-cell>
          <table:table-cell table:formula="of:=ROUND(AVERAGE([.A205:.A210]))" office:value-type="float" office:value="1624" calcext:value-type="float">
            <text:p>1624</text:p>
          </table:table-cell>
          <table:table-cell table:formula="of:=ROUND(AVERAGE([.A201:.A210]))" office:value-type="float" office:value="1615" calcext:value-type="float">
            <text:p>1615</text:p>
          </table:table-cell>
          <table:table-cell table:formula="of:=[.A210]*([.$H$2]/100)+(100-[.$H$2])/100*[.F209]" office:value-type="float" office:value="1621.22288652898" calcext:value-type="float">
            <text:p>1621</text:p>
          </table:table-cell>
          <table:table-cell table:formula="of:=[.A210]*([.$H$2]/100)+(100-[.$H$2])/100*([.G209] * [.$H$3] / 100 + (100-[.$H$3])/100 * [.G208])" office:value-type="float" office:value="1602.58349771331" calcext:value-type="float">
            <text:p>1603</text:p>
          </table:table-cell>
          <table:table-cell table:number-columns-repeated="3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ROUND(AVERAGE([.A210:.A211]))" office:value-type="float" office:value="1641" calcext:value-type="float">
            <text:p>1641</text:p>
          </table:table-cell>
          <table:table-cell table:formula="of:=ROUND(AVERAGE([.A209:.A211]))" office:value-type="float" office:value="1637" calcext:value-type="float">
            <text:p>1637</text:p>
          </table:table-cell>
          <table:table-cell table:formula="of:=ROUND(AVERAGE([.A206:.A211]))" office:value-type="float" office:value="1627" calcext:value-type="float">
            <text:p>1627</text:p>
          </table:table-cell>
          <table:table-cell table:formula="of:=ROUND(AVERAGE([.A202:.A211]))" office:value-type="float" office:value="1619" calcext:value-type="float">
            <text:p>1619</text:p>
          </table:table-cell>
          <table:table-cell table:formula="of:=[.A211]*([.$H$2]/100)+(100-[.$H$2])/100*[.F210]" office:value-type="float" office:value="1625.16716489673" calcext:value-type="float">
            <text:p>1625</text:p>
          </table:table-cell>
          <table:table-cell table:formula="of:=[.A211]*([.$H$2]/100)+(100-[.$H$2])/100*([.G210] * [.$H$3] / 100 + (100-[.$H$3])/100 * [.G209])" office:value-type="float" office:value="1606.48990516417" calcext:value-type="float">
            <text:p>1606</text:p>
          </table:table-cell>
          <table:table-cell table:number-columns-repeated="3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ROUND(AVERAGE([.A211:.A212]))" office:value-type="float" office:value="1636" calcext:value-type="float">
            <text:p>1636</text:p>
          </table:table-cell>
          <table:table-cell table:formula="of:=ROUND(AVERAGE([.A210:.A212]))" office:value-type="float" office:value="1638" calcext:value-type="float">
            <text:p>1638</text:p>
          </table:table-cell>
          <table:table-cell table:formula="of:=ROUND(AVERAGE([.A207:.A212]))" office:value-type="float" office:value="1630" calcext:value-type="float">
            <text:p>1630</text:p>
          </table:table-cell>
          <table:table-cell table:formula="of:=ROUND(AVERAGE([.A203:.A212]))" office:value-type="float" office:value="1622" calcext:value-type="float">
            <text:p>1622</text:p>
          </table:table-cell>
          <table:table-cell table:formula="of:=[.A212]*([.$H$2]/100)+(100-[.$H$2])/100*[.F211]" office:value-type="float" office:value="1627.37537367255" calcext:value-type="float">
            <text:p>1627</text:p>
          </table:table-cell>
          <table:table-cell table:formula="of:=[.A212]*([.$H$2]/100)+(100-[.$H$2])/100*([.G211] * [.$H$3] / 100 + (100-[.$H$3])/100 * [.G210])" office:value-type="float" office:value="1611.02358440261" calcext:value-type="float">
            <text:p>1611</text:p>
          </table:table-cell>
          <table:table-cell table:number-columns-repeated="3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ROUND(AVERAGE([.A212:.A213]))" office:value-type="float" office:value="1634" calcext:value-type="float">
            <text:p>1634</text:p>
          </table:table-cell>
          <table:table-cell table:formula="of:=ROUND(AVERAGE([.A211:.A213]))" office:value-type="float" office:value="1635" calcext:value-type="float">
            <text:p>1635</text:p>
          </table:table-cell>
          <table:table-cell table:formula="of:=ROUND(AVERAGE([.A208:.A213]))" office:value-type="float" office:value="1633" calcext:value-type="float">
            <text:p>1633</text:p>
          </table:table-cell>
          <table:table-cell table:formula="of:=ROUND(AVERAGE([.A204:.A213]))" office:value-type="float" office:value="1625" calcext:value-type="float">
            <text:p>1625</text:p>
          </table:table-cell>
          <table:table-cell table:formula="of:=[.A213]*([.$H$2]/100)+(100-[.$H$2])/100*[.F212]" office:value-type="float" office:value="1629.03153025441" calcext:value-type="float">
            <text:p>1629</text:p>
          </table:table-cell>
          <table:table-cell table:formula="of:=[.A213]*([.$H$2]/100)+(100-[.$H$2])/100*([.G212] * [.$H$3] / 100 + (100-[.$H$3])/100 * [.G211])" office:value-type="float" office:value="1614.04748075889" calcext:value-type="float">
            <text:p>1614</text:p>
          </table:table-cell>
          <table:table-cell table:number-columns-repeated="3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ROUND(AVERAGE([.A213:.A214]))" office:value-type="float" office:value="1642" calcext:value-type="float">
            <text:p>1642</text:p>
          </table:table-cell>
          <table:table-cell table:formula="of:=ROUND(AVERAGE([.A212:.A214]))" office:value-type="float" office:value="1639" calcext:value-type="float">
            <text:p>1639</text:p>
          </table:table-cell>
          <table:table-cell table:formula="of:=ROUND(AVERAGE([.A209:.A214]))" office:value-type="float" office:value="1638" calcext:value-type="float">
            <text:p>1638</text:p>
          </table:table-cell>
          <table:table-cell table:formula="of:=ROUND(AVERAGE([.A205:.A214]))" office:value-type="float" office:value="1630" calcext:value-type="float">
            <text:p>1630</text:p>
          </table:table-cell>
          <table:table-cell table:formula="of:=[.A214]*([.$H$2]/100)+(100-[.$H$2])/100*[.F213]" office:value-type="float" office:value="1634.02364769081" calcext:value-type="float">
            <text:p>1634</text:p>
          </table:table-cell>
          <table:table-cell table:formula="of:=[.A214]*([.$H$2]/100)+(100-[.$H$2])/100*([.G213] * [.$H$3] / 100 + (100-[.$H$3])/100 * [.G212])" office:value-type="float" office:value="1620.9712727554" calcext:value-type="float">
            <text:p>1621</text:p>
          </table:table-cell>
          <table:table-cell table:number-columns-repeated="3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ROUND(AVERAGE([.A214:.A215]))" office:value-type="float" office:value="1653" calcext:value-type="float">
            <text:p>1653</text:p>
          </table:table-cell>
          <table:table-cell table:formula="of:=ROUND(AVERAGE([.A213:.A215]))" office:value-type="float" office:value="1647" calcext:value-type="float">
            <text:p>1647</text:p>
          </table:table-cell>
          <table:table-cell table:formula="of:=ROUND(AVERAGE([.A210:.A215]))" office:value-type="float" office:value="1643" calcext:value-type="float">
            <text:p>1643</text:p>
          </table:table-cell>
          <table:table-cell table:formula="of:=ROUND(AVERAGE([.A206:.A215]))" office:value-type="float" office:value="1634" calcext:value-type="float">
            <text:p>1634</text:p>
          </table:table-cell>
          <table:table-cell table:formula="of:=[.A215]*([.$H$2]/100)+(100-[.$H$2])/100*[.F214]" office:value-type="float" office:value="1639.76773576811" calcext:value-type="float">
            <text:p>1640</text:p>
          </table:table-cell>
          <table:table-cell table:formula="of:=[.A215]*([.$H$2]/100)+(100-[.$H$2])/100*([.G214] * [.$H$3] / 100 + (100-[.$H$3])/100 * [.G213])" office:value-type="float" office:value="1625.82417936865" calcext:value-type="float">
            <text:p>1626</text:p>
          </table:table-cell>
          <table:table-cell table:number-columns-repeated="3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formula="of:=ROUND(AVERAGE([.A215:.A216]))" office:value-type="float" office:value="1649" calcext:value-type="float">
            <text:p>1649</text:p>
          </table:table-cell>
          <table:table-cell table:formula="of:=ROUND(AVERAGE([.A214:.A216]))" office:value-type="float" office:value="1649" calcext:value-type="float">
            <text:p>1649</text:p>
          </table:table-cell>
          <table:table-cell table:formula="of:=ROUND(AVERAGE([.A211:.A216]))" office:value-type="float" office:value="1642" calcext:value-type="float">
            <text:p>1642</text:p>
          </table:table-cell>
          <table:table-cell table:formula="of:=ROUND(AVERAGE([.A207:.A216]))" office:value-type="float" office:value="1636" calcext:value-type="float">
            <text:p>1636</text:p>
          </table:table-cell>
          <table:table-cell table:formula="of:=[.A216]*([.$H$2]/100)+(100-[.$H$2])/100*[.F215]" office:value-type="float" office:value="1640.07580182608" calcext:value-type="float">
            <text:p>1640</text:p>
          </table:table-cell>
          <table:table-cell table:formula="of:=[.A216]*([.$H$2]/100)+(100-[.$H$2])/100*([.G215] * [.$H$3] / 100 + (100-[.$H$3])/100 * [.G214])" office:value-type="float" office:value="1626.70639055854" calcext:value-type="float">
            <text:p>1627</text:p>
          </table:table-cell>
          <table:table-cell table:number-columns-repeated="3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formula="of:=ROUND(AVERAGE([.A216:.A217]))" office:value-type="float" office:value="1642" calcext:value-type="float">
            <text:p>1642</text:p>
          </table:table-cell>
          <table:table-cell table:formula="of:=ROUND(AVERAGE([.A215:.A217]))" office:value-type="float" office:value="1647" calcext:value-type="float">
            <text:p>1647</text:p>
          </table:table-cell>
          <table:table-cell table:formula="of:=ROUND(AVERAGE([.A212:.A217]))" office:value-type="float" office:value="1643" calcext:value-type="float">
            <text:p>1643</text:p>
          </table:table-cell>
          <table:table-cell table:formula="of:=ROUND(AVERAGE([.A208:.A217]))" office:value-type="float" office:value="1639" calcext:value-type="float">
            <text:p>1639</text:p>
          </table:table-cell>
          <table:table-cell table:formula="of:=[.A217]*([.$H$2]/100)+(100-[.$H$2])/100*[.F216]" office:value-type="float" office:value="1640.80685136956" calcext:value-type="float">
            <text:p>1641</text:p>
          </table:table-cell>
          <table:table-cell table:formula="of:=[.A217]*([.$H$2]/100)+(100-[.$H$2])/100*([.G216] * [.$H$3] / 100 + (100-[.$H$3])/100 * [.G215])" office:value-type="float" office:value="1630.25046620497" calcext:value-type="float">
            <text:p>1630</text:p>
          </table:table-cell>
          <table:table-cell table:number-columns-repeated="3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formula="of:=ROUND(AVERAGE([.A217:.A218]))" office:value-type="float" office:value="1645" calcext:value-type="float">
            <text:p>1645</text:p>
          </table:table-cell>
          <table:table-cell table:formula="of:=ROUND(AVERAGE([.A216:.A218]))" office:value-type="float" office:value="1644" calcext:value-type="float">
            <text:p>1644</text:p>
          </table:table-cell>
          <table:table-cell table:formula="of:=ROUND(AVERAGE([.A213:.A218]))" office:value-type="float" office:value="1645" calcext:value-type="float">
            <text:p>1645</text:p>
          </table:table-cell>
          <table:table-cell table:formula="of:=ROUND(AVERAGE([.A209:.A218]))" office:value-type="float" office:value="1642" calcext:value-type="float">
            <text:p>1642</text:p>
          </table:table-cell>
          <table:table-cell table:formula="of:=[.A218]*([.$H$2]/100)+(100-[.$H$2])/100*[.F217]" office:value-type="float" office:value="1642.35513852717" calcext:value-type="float">
            <text:p>1642</text:p>
          </table:table-cell>
          <table:table-cell table:formula="of:=[.A218]*([.$H$2]/100)+(100-[.$H$2])/100*([.G217] * [.$H$3] / 100 + (100-[.$H$3])/100 * [.G216])" office:value-type="float" office:value="1632.31140426587" calcext:value-type="float">
            <text:p>1632</text:p>
          </table:table-cell>
          <table:table-cell table:number-columns-repeated="3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ROUND(AVERAGE([.A218:.A219]))" office:value-type="float" office:value="1653" calcext:value-type="float">
            <text:p>1653</text:p>
          </table:table-cell>
          <table:table-cell table:formula="of:=ROUND(AVERAGE([.A217:.A219]))" office:value-type="float" office:value="1650" calcext:value-type="float">
            <text:p>1650</text:p>
          </table:table-cell>
          <table:table-cell table:formula="of:=ROUND(AVERAGE([.A214:.A219]))" office:value-type="float" office:value="1649" calcext:value-type="float">
            <text:p>1649</text:p>
          </table:table-cell>
          <table:table-cell table:formula="of:=ROUND(AVERAGE([.A210:.A219]))" office:value-type="float" office:value="1645" calcext:value-type="float">
            <text:p>1645</text:p>
          </table:table-cell>
          <table:table-cell table:formula="of:=[.A219]*([.$H$2]/100)+(100-[.$H$2])/100*[.F218]" office:value-type="float" office:value="1646.51635389538" calcext:value-type="float">
            <text:p>1647</text:p>
          </table:table-cell>
          <table:table-cell table:formula="of:=[.A219]*([.$H$2]/100)+(100-[.$H$2])/100*([.G218] * [.$H$3] / 100 + (100-[.$H$3])/100 * [.G217])" office:value-type="float" office:value="1637.74699036286" calcext:value-type="float">
            <text:p>1638</text:p>
          </table:table-cell>
          <table:table-cell table:number-columns-repeated="3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ROUND(AVERAGE([.A219:.A220]))" office:value-type="float" office:value="1665" calcext:value-type="float">
            <text:p>1665</text:p>
          </table:table-cell>
          <table:table-cell table:formula="of:=ROUND(AVERAGE([.A218:.A220]))" office:value-type="float" office:value="1659" calcext:value-type="float">
            <text:p>1659</text:p>
          </table:table-cell>
          <table:table-cell table:formula="of:=ROUND(AVERAGE([.A215:.A220]))" office:value-type="float" office:value="1653" calcext:value-type="float">
            <text:p>1653</text:p>
          </table:table-cell>
          <table:table-cell table:formula="of:=ROUND(AVERAGE([.A211:.A220]))" office:value-type="float" office:value="1647" calcext:value-type="float">
            <text:p>1647</text:p>
          </table:table-cell>
          <table:table-cell table:formula="of:=[.A220]*([.$H$2]/100)+(100-[.$H$2])/100*[.F219]" office:value-type="float" office:value="1652.63726542153" calcext:value-type="float">
            <text:p>1653</text:p>
          </table:table-cell>
          <table:table-cell table:formula="of:=[.A220]*([.$H$2]/100)+(100-[.$H$2])/100*([.G219] * [.$H$3] / 100 + (100-[.$H$3])/100 * [.G218])" office:value-type="float" office:value="1642.79889111395" calcext:value-type="float">
            <text:p>1643</text:p>
          </table:table-cell>
          <table:table-cell table:number-columns-repeated="3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ROUND(AVERAGE([.A220:.A221]))" office:value-type="float" office:value="1664" calcext:value-type="float">
            <text:p>1664</text:p>
          </table:table-cell>
          <table:table-cell table:formula="of:=ROUND(AVERAGE([.A219:.A221]))" office:value-type="float" office:value="1662" calcext:value-type="float">
            <text:p>1662</text:p>
          </table:table-cell>
          <table:table-cell table:formula="of:=ROUND(AVERAGE([.A216:.A221]))" office:value-type="float" office:value="1653" calcext:value-type="float">
            <text:p>1653</text:p>
          </table:table-cell>
          <table:table-cell table:formula="of:=ROUND(AVERAGE([.A212:.A221]))" office:value-type="float" office:value="1649" calcext:value-type="float">
            <text:p>1649</text:p>
          </table:table-cell>
          <table:table-cell table:formula="of:=[.A221]*([.$H$2]/100)+(100-[.$H$2])/100*[.F220]" office:value-type="float" office:value="1653.47794906615" calcext:value-type="float">
            <text:p>1653</text:p>
          </table:table-cell>
          <table:table-cell table:formula="of:=[.A221]*([.$H$2]/100)+(100-[.$H$2])/100*([.G220] * [.$H$3] / 100 + (100-[.$H$3])/100 * [.G219])" office:value-type="float" office:value="1643.06802788481" calcext:value-type="float">
            <text:p>1643</text:p>
          </table:table-cell>
          <table:table-cell table:number-columns-repeated="3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formula="of:=ROUND(AVERAGE([.A221:.A222]))" office:value-type="float" office:value="1655" calcext:value-type="float">
            <text:p>1655</text:p>
          </table:table-cell>
          <table:table-cell table:formula="of:=ROUND(AVERAGE([.A220:.A222]))" office:value-type="float" office:value="1660" calcext:value-type="float">
            <text:p>1660</text:p>
          </table:table-cell>
          <table:table-cell table:formula="of:=ROUND(AVERAGE([.A217:.A222]))" office:value-type="float" office:value="1655" calcext:value-type="float">
            <text:p>1655</text:p>
          </table:table-cell>
          <table:table-cell table:formula="of:=ROUND(AVERAGE([.A213:.A222]))" office:value-type="float" office:value="1651" calcext:value-type="float">
            <text:p>1651</text:p>
          </table:table-cell>
          <table:table-cell table:formula="of:=[.A222]*([.$H$2]/100)+(100-[.$H$2])/100*[.F221]" office:value-type="float" office:value="1653.60846179961" calcext:value-type="float">
            <text:p>1654</text:p>
          </table:table-cell>
          <table:table-cell table:formula="of:=[.A222]*([.$H$2]/100)+(100-[.$H$2])/100*([.G221] * [.$H$3] / 100 + (100-[.$H$3])/100 * [.G220])" office:value-type="float" office:value="1645.63953885109" calcext:value-type="float">
            <text:p>1646</text:p>
          </table:table-cell>
          <table:table-cell table:number-columns-repeated="3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ROUND(AVERAGE([.A222:.A223]))" office:value-type="float" office:value="1656" calcext:value-type="float">
            <text:p>1656</text:p>
          </table:table-cell>
          <table:table-cell table:formula="of:=ROUND(AVERAGE([.A221:.A223]))" office:value-type="float" office:value="1656" calcext:value-type="float">
            <text:p>1656</text:p>
          </table:table-cell>
          <table:table-cell table:formula="of:=ROUND(AVERAGE([.A218:.A223]))" office:value-type="float" office:value="1657" calcext:value-type="float">
            <text:p>1657</text:p>
          </table:table-cell>
          <table:table-cell table:formula="of:=ROUND(AVERAGE([.A214:.A223]))" office:value-type="float" office:value="1653" calcext:value-type="float">
            <text:p>1653</text:p>
          </table:table-cell>
          <table:table-cell table:formula="of:=[.A223]*([.$H$2]/100)+(100-[.$H$2])/100*[.F222]" office:value-type="float" office:value="1654.45634634971" calcext:value-type="float">
            <text:p>1654</text:p>
          </table:table-cell>
          <table:table-cell table:formula="of:=[.A223]*([.$H$2]/100)+(100-[.$H$2])/100*([.G222] * [.$H$3] / 100 + (100-[.$H$3])/100 * [.G221])" office:value-type="float" office:value="1646.93674755855" calcext:value-type="float">
            <text:p>1647</text:p>
          </table:table-cell>
          <table:table-cell table:number-columns-repeated="3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ROUND(AVERAGE([.A223:.A224]))" office:value-type="float" office:value="1661" calcext:value-type="float">
            <text:p>1661</text:p>
          </table:table-cell>
          <table:table-cell table:formula="of:=ROUND(AVERAGE([.A222:.A224]))" office:value-type="float" office:value="1659" calcext:value-type="float">
            <text:p>1659</text:p>
          </table:table-cell>
          <table:table-cell table:formula="of:=ROUND(AVERAGE([.A219:.A224]))" office:value-type="float" office:value="1660" calcext:value-type="float">
            <text:p>1660</text:p>
          </table:table-cell>
          <table:table-cell table:formula="of:=ROUND(AVERAGE([.A215:.A224]))" office:value-type="float" office:value="1655" calcext:value-type="float">
            <text:p>1655</text:p>
          </table:table-cell>
          <table:table-cell table:formula="of:=[.A224]*([.$H$2]/100)+(100-[.$H$2])/100*[.F223]" office:value-type="float" office:value="1657.09225976228" calcext:value-type="float">
            <text:p>1657</text:p>
          </table:table-cell>
          <table:table-cell table:formula="of:=[.A224]*([.$H$2]/100)+(100-[.$H$2])/100*([.G223] * [.$H$3] / 100 + (100-[.$H$3])/100 * [.G222])" office:value-type="float" office:value="1650.67423544444" calcext:value-type="float">
            <text:p>1651</text:p>
          </table:table-cell>
          <table:table-cell table:number-columns-repeated="3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ROUND(AVERAGE([.A224:.A225]))" office:value-type="float" office:value="1666" calcext:value-type="float">
            <text:p>1666</text:p>
          </table:table-cell>
          <table:table-cell table:formula="of:=ROUND(AVERAGE([.A223:.A225]))" office:value-type="float" office:value="1663" calcext:value-type="float">
            <text:p>1663</text:p>
          </table:table-cell>
          <table:table-cell table:formula="of:=ROUND(AVERAGE([.A220:.A225]))" office:value-type="float" office:value="1662" calcext:value-type="float">
            <text:p>1662</text:p>
          </table:table-cell>
          <table:table-cell table:formula="of:=ROUND(AVERAGE([.A216:.A225]))" office:value-type="float" office:value="1656" calcext:value-type="float">
            <text:p>1656</text:p>
          </table:table-cell>
          <table:table-cell table:formula="of:=[.A225]*([.$H$2]/100)+(100-[.$H$2])/100*[.F224]" office:value-type="float" office:value="1659.56919482171" calcext:value-type="float">
            <text:p>1660</text:p>
          </table:table-cell>
          <table:table-cell table:formula="of:=[.A225]*([.$H$2]/100)+(100-[.$H$2])/100*([.G224] * [.$H$3] / 100 + (100-[.$H$3])/100 * [.G223])" office:value-type="float" office:value="1652.5131838518" calcext:value-type="float">
            <text:p>1653</text:p>
          </table:table-cell>
          <table:table-cell table:number-columns-repeated="3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ROUND(AVERAGE([.A225:.A226]))" office:value-type="float" office:value="1663" calcext:value-type="float">
            <text:p>1663</text:p>
          </table:table-cell>
          <table:table-cell table:formula="of:=ROUND(AVERAGE([.A224:.A226]))" office:value-type="float" office:value="1663" calcext:value-type="float">
            <text:p>1663</text:p>
          </table:table-cell>
          <table:table-cell table:formula="of:=ROUND(AVERAGE([.A221:.A226]))" office:value-type="float" office:value="1660" calcext:value-type="float">
            <text:p>1660</text:p>
          </table:table-cell>
          <table:table-cell table:formula="of:=ROUND(AVERAGE([.A217:.A226]))" office:value-type="float" office:value="1658" calcext:value-type="float">
            <text:p>1658</text:p>
          </table:table-cell>
          <table:table-cell table:formula="of:=[.A226]*([.$H$2]/100)+(100-[.$H$2])/100*[.F225]" office:value-type="float" office:value="1659.17689611628" calcext:value-type="float">
            <text:p>1659</text:p>
          </table:table-cell>
          <table:table-cell table:formula="of:=[.A226]*([.$H$2]/100)+(100-[.$H$2])/100*([.G225] * [.$H$3] / 100 + (100-[.$H$3])/100 * [.G224])" office:value-type="float" office:value="1652.78151884443" calcext:value-type="float">
            <text:p>1653</text:p>
          </table:table-cell>
          <table:table-cell table:number-columns-repeated="3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ROUND(AVERAGE([.A226:.A227]))" office:value-type="float" office:value="1658" calcext:value-type="float">
            <text:p>1658</text:p>
          </table:table-cell>
          <table:table-cell table:formula="of:=ROUND(AVERAGE([.A225:.A227]))" office:value-type="float" office:value="1661" calcext:value-type="float">
            <text:p>1661</text:p>
          </table:table-cell>
          <table:table-cell table:formula="of:=ROUND(AVERAGE([.A222:.A227]))" office:value-type="float" office:value="1660" calcext:value-type="float">
            <text:p>1660</text:p>
          </table:table-cell>
          <table:table-cell table:formula="of:=ROUND(AVERAGE([.A218:.A227]))" office:value-type="float" office:value="1659" calcext:value-type="float">
            <text:p>1659</text:p>
          </table:table-cell>
          <table:table-cell table:formula="of:=[.A227]*([.$H$2]/100)+(100-[.$H$2])/100*[.F226]" office:value-type="float" office:value="1658.88267208721" calcext:value-type="float">
            <text:p>1659</text:p>
          </table:table-cell>
          <table:table-cell table:formula="of:=[.A227]*([.$H$2]/100)+(100-[.$H$2])/100*([.G226] * [.$H$3] / 100 + (100-[.$H$3])/100 * [.G225])" office:value-type="float" office:value="1653.92513813774" calcext:value-type="float">
            <text:p>1654</text:p>
          </table:table-cell>
          <table:table-cell table:number-columns-repeated="3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ROUND(AVERAGE([.A227:.A228]))" office:value-type="float" office:value="1659" calcext:value-type="float">
            <text:p>1659</text:p>
          </table:table-cell>
          <table:table-cell table:formula="of:=ROUND(AVERAGE([.A226:.A228]))" office:value-type="float" office:value="1658" calcext:value-type="float">
            <text:p>1658</text:p>
          </table:table-cell>
          <table:table-cell table:formula="of:=ROUND(AVERAGE([.A223:.A228]))" office:value-type="float" office:value="1661" calcext:value-type="float">
            <text:p>1661</text:p>
          </table:table-cell>
          <table:table-cell table:formula="of:=ROUND(AVERAGE([.A219:.A228]))" office:value-type="float" office:value="1660" calcext:value-type="float">
            <text:p>1660</text:p>
          </table:table-cell>
          <table:table-cell table:formula="of:=[.A228]*([.$H$2]/100)+(100-[.$H$2])/100*[.F227]" office:value-type="float" office:value="1658.91200406541" calcext:value-type="float">
            <text:p>1659</text:p>
          </table:table-cell>
          <table:table-cell table:formula="of:=[.A228]*([.$H$2]/100)+(100-[.$H$2])/100*([.G227] * [.$H$3] / 100 + (100-[.$H$3])/100 * [.G226])" office:value-type="float" office:value="1654.50768202732" calcext:value-type="float">
            <text:p>1655</text:p>
          </table:table-cell>
          <table:table-cell table:number-columns-repeated="3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ROUND(AVERAGE([.A228:.A229]))" office:value-type="float" office:value="1665" calcext:value-type="float">
            <text:p>1665</text:p>
          </table:table-cell>
          <table:table-cell table:formula="of:=ROUND(AVERAGE([.A227:.A229]))" office:value-type="float" office:value="1663" calcext:value-type="float">
            <text:p>1663</text:p>
          </table:table-cell>
          <table:table-cell table:formula="of:=ROUND(AVERAGE([.A224:.A229]))" office:value-type="float" office:value="1663" calcext:value-type="float">
            <text:p>1663</text:p>
          </table:table-cell>
          <table:table-cell table:formula="of:=ROUND(AVERAGE([.A220:.A229]))" office:value-type="float" office:value="1662" calcext:value-type="float">
            <text:p>1662</text:p>
          </table:table-cell>
          <table:table-cell table:formula="of:=[.A229]*([.$H$2]/100)+(100-[.$H$2])/100*[.F228]" office:value-type="float" office:value="1661.93400304906" calcext:value-type="float">
            <text:p>1662</text:p>
          </table:table-cell>
          <table:table-cell table:formula="of:=[.A229]*([.$H$2]/100)+(100-[.$H$2])/100*([.G228] * [.$H$3] / 100 + (100-[.$H$3])/100 * [.G227])" office:value-type="float" office:value="1658.28123518674" calcext:value-type="float">
            <text:p>1658</text:p>
          </table:table-cell>
          <table:table-cell table:number-columns-repeated="3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ROUND(AVERAGE([.A229:.A230]))" office:value-type="float" office:value="1672" calcext:value-type="float">
            <text:p>1672</text:p>
          </table:table-cell>
          <table:table-cell table:formula="of:=ROUND(AVERAGE([.A228:.A230]))" office:value-type="float" office:value="1667" calcext:value-type="float">
            <text:p>1667</text:p>
          </table:table-cell>
          <table:table-cell table:formula="of:=ROUND(AVERAGE([.A225:.A230]))" office:value-type="float" office:value="1664" calcext:value-type="float">
            <text:p>1664</text:p>
          </table:table-cell>
          <table:table-cell table:formula="of:=ROUND(AVERAGE([.A221:.A230]))" office:value-type="float" office:value="1662" calcext:value-type="float">
            <text:p>1662</text:p>
          </table:table-cell>
          <table:table-cell table:formula="of:=[.A230]*([.$H$2]/100)+(100-[.$H$2])/100*[.F229]" office:value-type="float" office:value="1664.45050228679" calcext:value-type="float">
            <text:p>1664</text:p>
          </table:table-cell>
          <table:table-cell table:formula="of:=[.A230]*([.$H$2]/100)+(100-[.$H$2])/100*([.G229] * [.$H$3] / 100 + (100-[.$H$3])/100 * [.G228])" office:value-type="float" office:value="1659.4467944944" calcext:value-type="float">
            <text:p>1659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ROUND(AVERAGE([.A230:.A231]))" office:value-type="float" office:value="1668" calcext:value-type="float">
            <text:p>1668</text:p>
          </table:table-cell>
          <table:table-cell table:formula="of:=ROUND(AVERAGE([.A229:.A231]))" office:value-type="float" office:value="1669" calcext:value-type="float">
            <text:p>1669</text:p>
          </table:table-cell>
          <table:table-cell table:formula="of:=ROUND(AVERAGE([.A226:.A231]))" office:value-type="float" office:value="1664" calcext:value-type="float">
            <text:p>1664</text:p>
          </table:table-cell>
          <table:table-cell table:formula="of:=ROUND(AVERAGE([.A222:.A231]))" office:value-type="float" office:value="1662" calcext:value-type="float">
            <text:p>1662</text:p>
          </table:table-cell>
          <table:table-cell table:formula="of:=[.A231]*([.$H$2]/100)+(100-[.$H$2])/100*[.F230]" office:value-type="float" office:value="1664.08787671509" calcext:value-type="float">
            <text:p>1664</text:p>
          </table:table-cell>
          <table:table-cell table:formula="of:=[.A231]*([.$H$2]/100)+(100-[.$H$2])/100*([.G230] * [.$H$3] / 100 + (100-[.$H$3])/100 * [.G229])" office:value-type="float" office:value="1659.63576028621" calcext:value-type="float">
            <text:p>1660</text:p>
          </table:table-cell>
          <table:table-cell table:number-columns-repeated="3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ROUND(AVERAGE([.A231:.A232]))" office:value-type="float" office:value="1662" calcext:value-type="float">
            <text:p>1662</text:p>
          </table:table-cell>
          <table:table-cell table:formula="of:=ROUND(AVERAGE([.A230:.A232]))" office:value-type="float" office:value="1665" calcext:value-type="float">
            <text:p>1665</text:p>
          </table:table-cell>
          <table:table-cell table:formula="of:=ROUND(AVERAGE([.A227:.A232]))" office:value-type="float" office:value="1664" calcext:value-type="float">
            <text:p>1664</text:p>
          </table:table-cell>
          <table:table-cell table:formula="of:=ROUND(AVERAGE([.A223:.A232]))" office:value-type="float" office:value="1663" calcext:value-type="float">
            <text:p>1663</text:p>
          </table:table-cell>
          <table:table-cell table:formula="of:=[.A232]*([.$H$2]/100)+(100-[.$H$2])/100*[.F231]" office:value-type="float" office:value="1663.31590753632" calcext:value-type="float">
            <text:p>1663</text:p>
          </table:table-cell>
          <table:table-cell table:formula="of:=[.A232]*([.$H$2]/100)+(100-[.$H$2])/100*([.G231] * [.$H$3] / 100 + (100-[.$H$3])/100 * [.G230])" office:value-type="float" office:value="1659.86344073957" calcext:value-type="float">
            <text:p>1660</text:p>
          </table:table-cell>
          <table:table-cell table:number-columns-repeated="3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ROUND(AVERAGE([.A232:.A233]))" office:value-type="float" office:value="1662" calcext:value-type="float">
            <text:p>1662</text:p>
          </table:table-cell>
          <table:table-cell table:formula="of:=ROUND(AVERAGE([.A231:.A233]))" office:value-type="float" office:value="1662" calcext:value-type="float">
            <text:p>1662</text:p>
          </table:table-cell>
          <table:table-cell table:formula="of:=ROUND(AVERAGE([.A228:.A233]))" office:value-type="float" office:value="1665" calcext:value-type="float">
            <text:p>1665</text:p>
          </table:table-cell>
          <table:table-cell table:formula="of:=ROUND(AVERAGE([.A224:.A233]))" office:value-type="float" office:value="1664" calcext:value-type="float">
            <text:p>1664</text:p>
          </table:table-cell>
          <table:table-cell table:formula="of:=[.A233]*([.$H$2]/100)+(100-[.$H$2])/100*[.F232]" office:value-type="float" office:value="1662.98693065224" calcext:value-type="float">
            <text:p>1663</text:p>
          </table:table-cell>
          <table:table-cell table:formula="of:=[.A233]*([.$H$2]/100)+(100-[.$H$2])/100*([.G232] * [.$H$3] / 100 + (100-[.$H$3])/100 * [.G231])" office:value-type="float" office:value="1660.26097228266" calcext:value-type="float">
            <text:p>1660</text:p>
          </table:table-cell>
          <table:table-cell table:number-columns-repeated="3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ROUND(AVERAGE([.A233:.A234]))" office:value-type="float" office:value="1673" calcext:value-type="float">
            <text:p>1673</text:p>
          </table:table-cell>
          <table:table-cell table:formula="of:=ROUND(AVERAGE([.A232:.A234]))" office:value-type="float" office:value="1669" calcext:value-type="float">
            <text:p>1669</text:p>
          </table:table-cell>
          <table:table-cell table:formula="of:=ROUND(AVERAGE([.A229:.A234]))" office:value-type="float" office:value="1669" calcext:value-type="float">
            <text:p>1669</text:p>
          </table:table-cell>
          <table:table-cell table:formula="of:=ROUND(AVERAGE([.A225:.A234]))" office:value-type="float" office:value="1665" calcext:value-type="float">
            <text:p>1665</text:p>
          </table:table-cell>
          <table:table-cell table:formula="of:=[.A234]*([.$H$2]/100)+(100-[.$H$2])/100*[.F233]" office:value-type="float" office:value="1667.99019798918" calcext:value-type="float">
            <text:p>1668</text:p>
          </table:table-cell>
          <table:table-cell table:formula="of:=[.A234]*([.$H$2]/100)+(100-[.$H$2])/100*([.G233] * [.$H$3] / 100 + (100-[.$H$3])/100 * [.G232])" office:value-type="float" office:value="1665.70721028614" calcext:value-type="float">
            <text:p>1666</text:p>
          </table:table-cell>
          <table:table-cell table:number-columns-repeated="3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ROUND(AVERAGE([.A234:.A235]))" office:value-type="float" office:value="1676" calcext:value-type="float">
            <text:p>1676</text:p>
          </table:table-cell>
          <table:table-cell table:formula="of:=ROUND(AVERAGE([.A233:.A235]))" office:value-type="float" office:value="1671" calcext:value-type="float">
            <text:p>1671</text:p>
          </table:table-cell>
          <table:table-cell table:formula="of:=ROUND(AVERAGE([.A230:.A235]))" office:value-type="float" office:value="1668" calcext:value-type="float">
            <text:p>1668</text:p>
          </table:table-cell>
          <table:table-cell table:formula="of:=ROUND(AVERAGE([.A226:.A235]))" office:value-type="float" office:value="1666" calcext:value-type="float">
            <text:p>1666</text:p>
          </table:table-cell>
          <table:table-cell table:formula="of:=[.A235]*([.$H$2]/100)+(100-[.$H$2])/100*[.F234]" office:value-type="float" office:value="1668.24264849189" calcext:value-type="float">
            <text:p>1668</text:p>
          </table:table-cell>
          <table:table-cell table:formula="of:=[.A235]*([.$H$2]/100)+(100-[.$H$2])/100*([.G234] * [.$H$3] / 100 + (100-[.$H$3])/100 * [.G233])" office:value-type="float" office:value="1663.26266491252" calcext:value-type="float">
            <text:p>1663</text:p>
          </table:table-cell>
          <table:table-cell table:number-columns-repeated="3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ROUND(AVERAGE([.A235:.A236]))" office:value-type="float" office:value="1665" calcext:value-type="float">
            <text:p>1665</text:p>
          </table:table-cell>
          <table:table-cell table:formula="of:=ROUND(AVERAGE([.A234:.A236]))" office:value-type="float" office:value="1671" calcext:value-type="float">
            <text:p>1671</text:p>
          </table:table-cell>
          <table:table-cell table:formula="of:=ROUND(AVERAGE([.A231:.A236]))" office:value-type="float" office:value="1667" calcext:value-type="float">
            <text:p>1667</text:p>
          </table:table-cell>
          <table:table-cell table:formula="of:=ROUND(AVERAGE([.A227:.A236]))" office:value-type="float" office:value="1666" calcext:value-type="float">
            <text:p>1666</text:p>
          </table:table-cell>
          <table:table-cell table:formula="of:=[.A236]*([.$H$2]/100)+(100-[.$H$2])/100*[.F235]" office:value-type="float" office:value="1666.43198636891" calcext:value-type="float">
            <text:p>1666</text:p>
          </table:table-cell>
          <table:table-cell table:formula="of:=[.A236]*([.$H$2]/100)+(100-[.$H$2])/100*([.G235] * [.$H$3] / 100 + (100-[.$H$3])/100 * [.G234])" office:value-type="float" office:value="1664.16372590856" calcext:value-type="float">
            <text:p>1664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ROUND(AVERAGE([.A236:.A237]))" office:value-type="float" office:value="1662" calcext:value-type="float">
            <text:p>1662</text:p>
          </table:table-cell>
          <table:table-cell table:formula="of:=ROUND(AVERAGE([.A235:.A237]))" office:value-type="float" office:value="1664" calcext:value-type="float">
            <text:p>1664</text:p>
          </table:table-cell>
          <table:table-cell table:formula="of:=ROUND(AVERAGE([.A232:.A237]))" office:value-type="float" office:value="1667" calcext:value-type="float">
            <text:p>1667</text:p>
          </table:table-cell>
          <table:table-cell table:formula="of:=ROUND(AVERAGE([.A228:.A237]))" office:value-type="float" office:value="1666" calcext:value-type="float">
            <text:p>1666</text:p>
          </table:table-cell>
          <table:table-cell table:formula="of:=[.A237]*([.$H$2]/100)+(100-[.$H$2])/100*[.F236]" office:value-type="float" office:value="1665.57398977669" calcext:value-type="float">
            <text:p>1666</text:p>
          </table:table-cell>
          <table:table-cell table:formula="of:=[.A237]*([.$H$2]/100)+(100-[.$H$2])/100*([.G236] * [.$H$3] / 100 + (100-[.$H$3])/100 * [.G235])" office:value-type="float" office:value="1663.3321578338" calcext:value-type="float">
            <text:p>1663</text:p>
          </table:table-cell>
          <table:table-cell table:number-columns-repeated="3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ROUND(AVERAGE([.A237:.A238]))" office:value-type="float" office:value="1667" calcext:value-type="float">
            <text:p>1667</text:p>
          </table:table-cell>
          <table:table-cell table:formula="of:=ROUND(AVERAGE([.A236:.A238]))" office:value-type="float" office:value="1665" calcext:value-type="float">
            <text:p>1665</text:p>
          </table:table-cell>
          <table:table-cell table:formula="of:=ROUND(AVERAGE([.A233:.A238]))" office:value-type="float" office:value="1668" calcext:value-type="float">
            <text:p>1668</text:p>
          </table:table-cell>
          <table:table-cell table:formula="of:=ROUND(AVERAGE([.A229:.A238]))" office:value-type="float" office:value="1668" calcext:value-type="float">
            <text:p>1668</text:p>
          </table:table-cell>
          <table:table-cell table:formula="of:=[.A238]*([.$H$2]/100)+(100-[.$H$2])/100*[.F237]" office:value-type="float" office:value="1666.68049233251" calcext:value-type="float">
            <text:p>1667</text:p>
          </table:table-cell>
          <table:table-cell table:formula="of:=[.A238]*([.$H$2]/100)+(100-[.$H$2])/100*([.G237] * [.$H$3] / 100 + (100-[.$H$3])/100 * [.G236])" office:value-type="float" office:value="1665.49805922021" calcext:value-type="float">
            <text:p>1665</text:p>
          </table:table-cell>
          <table:table-cell table:number-columns-repeated="3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ROUND(AVERAGE([.A238:.A239]))" office:value-type="float" office:value="1677" calcext:value-type="float">
            <text:p>1677</text:p>
          </table:table-cell>
          <table:table-cell table:formula="of:=ROUND(AVERAGE([.A237:.A239]))" office:value-type="float" office:value="1672" calcext:value-type="float">
            <text:p>1672</text:p>
          </table:table-cell>
          <table:table-cell table:formula="of:=ROUND(AVERAGE([.A234:.A239]))" office:value-type="float" office:value="1672" calcext:value-type="float">
            <text:p>1672</text:p>
          </table:table-cell>
          <table:table-cell table:formula="of:=ROUND(AVERAGE([.A230:.A239]))" office:value-type="float" office:value="1669" calcext:value-type="float">
            <text:p>1669</text:p>
          </table:table-cell>
          <table:table-cell table:formula="of:=[.A239]*([.$H$2]/100)+(100-[.$H$2])/100*[.F238]" office:value-type="float" office:value="1671.01036924939" calcext:value-type="float">
            <text:p>1671</text:p>
          </table:table-cell>
          <table:table-cell table:formula="of:=[.A239]*([.$H$2]/100)+(100-[.$H$2])/100*([.G238] * [.$H$3] / 100 + (100-[.$H$3])/100 * [.G237])" office:value-type="float" office:value="1668.82400358331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ROUND(AVERAGE([.A239:.A240]))" office:value-type="float" office:value="1676" calcext:value-type="float">
            <text:p>1676</text:p>
          </table:table-cell>
          <table:table-cell table:formula="of:=ROUND(AVERAGE([.A238:.A240]))" office:value-type="float" office:value="1674" calcext:value-type="float">
            <text:p>1674</text:p>
          </table:table-cell>
          <table:table-cell table:formula="of:=ROUND(AVERAGE([.A235:.A240]))" office:value-type="float" office:value="1669" calcext:value-type="float">
            <text:p>1669</text:p>
          </table:table-cell>
          <table:table-cell table:formula="of:=ROUND(AVERAGE([.A231:.A240]))" office:value-type="float" office:value="1668" calcext:value-type="float">
            <text:p>1668</text:p>
          </table:table-cell>
          <table:table-cell table:formula="of:=[.A240]*([.$H$2]/100)+(100-[.$H$2])/100*[.F239]" office:value-type="float" office:value="1670.00777693704" calcext:value-type="float">
            <text:p>1670</text:p>
          </table:table-cell>
          <table:table-cell table:formula="of:=[.A240]*([.$H$2]/100)+(100-[.$H$2])/100*([.G239] * [.$H$3] / 100 + (100-[.$H$3])/100 * [.G238])" office:value-type="float" office:value="1666.37243606962" calcext:value-type="float">
            <text:p>1666</text:p>
          </table:table-cell>
          <table:table-cell table:number-columns-repeated="3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ROUND(AVERAGE([.A240:.A241]))" office:value-type="float" office:value="1667" calcext:value-type="float">
            <text:p>1667</text:p>
          </table:table-cell>
          <table:table-cell table:formula="of:=ROUND(AVERAGE([.A239:.A241]))" office:value-type="float" office:value="1673" calcext:value-type="float">
            <text:p>1673</text:p>
          </table:table-cell>
          <table:table-cell table:formula="of:=ROUND(AVERAGE([.A236:.A241]))" office:value-type="float" office:value="1669" calcext:value-type="float">
            <text:p>1669</text:p>
          </table:table-cell>
          <table:table-cell table:formula="of:=ROUND(AVERAGE([.A232:.A241]))" office:value-type="float" office:value="1669" calcext:value-type="float">
            <text:p>1669</text:p>
          </table:table-cell>
          <table:table-cell table:formula="of:=[.A241]*([.$H$2]/100)+(100-[.$H$2])/100*[.F240]" office:value-type="float" office:value="1669.25583270278" calcext:value-type="float">
            <text:p>1669</text:p>
          </table:table-cell>
          <table:table-cell table:formula="of:=[.A241]*([.$H$2]/100)+(100-[.$H$2])/100*([.G240] * [.$H$3] / 100 + (100-[.$H$3])/100 * [.G239])" office:value-type="float" office:value="1668.00026756043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ROUND(AVERAGE([.A241:.A242]))" office:value-type="float" office:value="1666" calcext:value-type="float">
            <text:p>1666</text:p>
          </table:table-cell>
          <table:table-cell table:formula="of:=ROUND(AVERAGE([.A240:.A242]))" office:value-type="float" office:value="1666" calcext:value-type="float">
            <text:p>1666</text:p>
          </table:table-cell>
          <table:table-cell table:formula="of:=ROUND(AVERAGE([.A237:.A242]))" office:value-type="float" office:value="1669" calcext:value-type="float">
            <text:p>1669</text:p>
          </table:table-cell>
          <table:table-cell table:formula="of:=ROUND(AVERAGE([.A233:.A242]))" office:value-type="float" office:value="1669" calcext:value-type="float">
            <text:p>1669</text:p>
          </table:table-cell>
          <table:table-cell table:formula="of:=[.A242]*([.$H$2]/100)+(100-[.$H$2])/100*[.F241]" office:value-type="float" office:value="1668.19187452708" calcext:value-type="float">
            <text:p>1668</text:p>
          </table:table-cell>
          <table:table-cell table:formula="of:=[.A242]*([.$H$2]/100)+(100-[.$H$2])/100*([.G241] * [.$H$3] / 100 + (100-[.$H$3])/100 * [.G240])" office:value-type="float" office:value="1666.27350177584" calcext:value-type="float">
            <text:p>1666</text:p>
          </table:table-cell>
          <table:table-cell table:number-columns-repeated="3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formula="of:=ROUND(AVERAGE([.A242:.A243]))" office:value-type="float" office:value="1670" calcext:value-type="float">
            <text:p>1670</text:p>
          </table:table-cell>
          <table:table-cell table:formula="of:=ROUND(AVERAGE([.A241:.A243]))" office:value-type="float" office:value="1669" calcext:value-type="float">
            <text:p>1669</text:p>
          </table:table-cell>
          <table:table-cell table:formula="of:=ROUND(AVERAGE([.A238:.A243]))" office:value-type="float" office:value="1671" calcext:value-type="float">
            <text:p>1671</text:p>
          </table:table-cell>
          <table:table-cell table:formula="of:=ROUND(AVERAGE([.A234:.A243]))" office:value-type="float" office:value="1670" calcext:value-type="float">
            <text:p>1670</text:p>
          </table:table-cell>
          <table:table-cell table:formula="of:=[.A243]*([.$H$2]/100)+(100-[.$H$2])/100*[.F242]" office:value-type="float" office:value="1669.64390589531" calcext:value-type="float">
            <text:p>1670</text:p>
          </table:table-cell>
          <table:table-cell table:formula="of:=[.A243]*([.$H$2]/100)+(100-[.$H$2])/100*([.G242] * [.$H$3] / 100 + (100-[.$H$3])/100 * [.G241])" office:value-type="float" office:value="1669.24118580263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ROUND(AVERAGE([.A243:.A244]))" office:value-type="float" office:value="1679" calcext:value-type="float">
            <text:p>1679</text:p>
          </table:table-cell>
          <table:table-cell table:formula="of:=ROUND(AVERAGE([.A242:.A244]))" office:value-type="float" office:value="1674" calcext:value-type="float">
            <text:p>1674</text:p>
          </table:table-cell>
          <table:table-cell table:formula="of:=ROUND(AVERAGE([.A239:.A244]))" office:value-type="float" office:value="1673" calcext:value-type="float">
            <text:p>1673</text:p>
          </table:table-cell>
          <table:table-cell table:formula="of:=ROUND(AVERAGE([.A235:.A244]))" office:value-type="float" office:value="1670" calcext:value-type="float">
            <text:p>1670</text:p>
          </table:table-cell>
          <table:table-cell table:formula="of:=[.A244]*([.$H$2]/100)+(100-[.$H$2])/100*[.F243]" office:value-type="float" office:value="1672.98292942149" calcext:value-type="float">
            <text:p>1673</text:p>
          </table:table-cell>
          <table:table-cell table:formula="of:=[.A244]*([.$H$2]/100)+(100-[.$H$2])/100*([.G243] * [.$H$3] / 100 + (100-[.$H$3])/100 * [.G242])" office:value-type="float" office:value="1670.9002789359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ROUND(AVERAGE([.A244:.A245]))" office:value-type="float" office:value="1675" calcext:value-type="float">
            <text:p>1675</text:p>
          </table:table-cell>
          <table:table-cell table:formula="of:=ROUND(AVERAGE([.A243:.A245]))" office:value-type="float" office:value="1674" calcext:value-type="float">
            <text:p>1674</text:p>
          </table:table-cell>
          <table:table-cell table:formula="of:=ROUND(AVERAGE([.A240:.A245]))" office:value-type="float" office:value="1670" calcext:value-type="float">
            <text:p>1670</text:p>
          </table:table-cell>
          <table:table-cell table:formula="of:=ROUND(AVERAGE([.A236:.A245]))" office:value-type="float" office:value="1670" calcext:value-type="float">
            <text:p>1670</text:p>
          </table:table-cell>
          <table:table-cell table:formula="of:=[.A245]*([.$H$2]/100)+(100-[.$H$2])/100*[.F244]" office:value-type="float" office:value="1671.23719706611" calcext:value-type="float">
            <text:p>1671</text:p>
          </table:table-cell>
          <table:table-cell table:formula="of:=[.A245]*([.$H$2]/100)+(100-[.$H$2])/100*([.G244] * [.$H$3] / 100 + (100-[.$H$3])/100 * [.G243])" office:value-type="float" office:value="1668.67975332196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ROUND(AVERAGE([.A245:.A246]))" office:value-type="float" office:value="1666" calcext:value-type="float">
            <text:p>1666</text:p>
          </table:table-cell>
          <table:table-cell table:formula="of:=ROUND(AVERAGE([.A244:.A246]))" office:value-type="float" office:value="1672" calcext:value-type="float">
            <text:p>1672</text:p>
          </table:table-cell>
          <table:table-cell table:formula="of:=ROUND(AVERAGE([.A241:.A246]))" office:value-type="float" office:value="1670" calcext:value-type="float">
            <text:p>1670</text:p>
          </table:table-cell>
          <table:table-cell table:formula="of:=ROUND(AVERAGE([.A237:.A246]))" office:value-type="float" office:value="1671" calcext:value-type="float">
            <text:p>1671</text:p>
          </table:table-cell>
          <table:table-cell table:formula="of:=[.A246]*([.$H$2]/100)+(100-[.$H$2])/100*[.F245]" office:value-type="float" office:value="1669.92789779959" calcext:value-type="float">
            <text:p>1670</text:p>
          </table:table-cell>
          <table:table-cell table:formula="of:=[.A246]*([.$H$2]/100)+(100-[.$H$2])/100*([.G245] * [.$H$3] / 100 + (100-[.$H$3])/100 * [.G244])" office:value-type="float" office:value="1669.34213035983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ROUND(AVERAGE([.A246:.A247]))" office:value-type="float" office:value="1665" calcext:value-type="float">
            <text:p>1665</text:p>
          </table:table-cell>
          <table:table-cell table:formula="of:=ROUND(AVERAGE([.A245:.A247]))" office:value-type="float" office:value="1665" calcext:value-type="float">
            <text:p>1665</text:p>
          </table:table-cell>
          <table:table-cell table:formula="of:=ROUND(AVERAGE([.A242:.A247]))" office:value-type="float" office:value="1670" calcext:value-type="float">
            <text:p>1670</text:p>
          </table:table-cell>
          <table:table-cell table:formula="of:=ROUND(AVERAGE([.A238:.A247]))" office:value-type="float" office:value="1671" calcext:value-type="float">
            <text:p>1671</text:p>
          </table:table-cell>
          <table:table-cell table:formula="of:=[.A247]*([.$H$2]/100)+(100-[.$H$2])/100*[.F246]" office:value-type="float" office:value="1668.44592334969" calcext:value-type="float">
            <text:p>1668</text:p>
          </table:table-cell>
          <table:table-cell table:formula="of:=[.A247]*([.$H$2]/100)+(100-[.$H$2])/100*([.G246] * [.$H$3] / 100 + (100-[.$H$3])/100 * [.G245])" office:value-type="float" office:value="1667.60917154715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ROUND(AVERAGE([.A247:.A248]))" office:value-type="float" office:value="1674" calcext:value-type="float">
            <text:p>1674</text:p>
          </table:table-cell>
          <table:table-cell table:formula="of:=ROUND(AVERAGE([.A246:.A248]))" office:value-type="float" office:value="1671" calcext:value-type="float">
            <text:p>1671</text:p>
          </table:table-cell>
          <table:table-cell table:formula="of:=ROUND(AVERAGE([.A243:.A248]))" office:value-type="float" office:value="1673" calcext:value-type="float">
            <text:p>1673</text:p>
          </table:table-cell>
          <table:table-cell table:formula="of:=ROUND(AVERAGE([.A239:.A248]))" office:value-type="float" office:value="1672" calcext:value-type="float">
            <text:p>1672</text:p>
          </table:table-cell>
          <table:table-cell table:formula="of:=[.A248]*([.$H$2]/100)+(100-[.$H$2])/100*[.F247]" office:value-type="float" office:value="1672.08444251227" calcext:value-type="float">
            <text:p>1672</text:p>
          </table:table-cell>
          <table:table-cell table:formula="of:=[.A248]*([.$H$2]/100)+(100-[.$H$2])/100*([.G247] * [.$H$3] / 100 + (100-[.$H$3])/100 * [.G246])" office:value-type="float" office:value="1672.49665394797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ROUND(AVERAGE([.A248:.A249]))" office:value-type="float" office:value="1681" calcext:value-type="float">
            <text:p>1681</text:p>
          </table:table-cell>
          <table:table-cell table:formula="of:=ROUND(AVERAGE([.A247:.A249]))" office:value-type="float" office:value="1675" calcext:value-type="float">
            <text:p>1675</text:p>
          </table:table-cell>
          <table:table-cell table:formula="of:=ROUND(AVERAGE([.A244:.A249]))" office:value-type="float" office:value="1673" calcext:value-type="float">
            <text:p>1673</text:p>
          </table:table-cell>
          <table:table-cell table:formula="of:=ROUND(AVERAGE([.A240:.A249]))" office:value-type="float" office:value="1671" calcext:value-type="float">
            <text:p>1671</text:p>
          </table:table-cell>
          <table:table-cell table:formula="of:=[.A249]*([.$H$2]/100)+(100-[.$H$2])/100*[.F248]" office:value-type="float" office:value="1673.5633318842" calcext:value-type="float">
            <text:p>1674</text:p>
          </table:table-cell>
          <table:table-cell table:formula="of:=[.A249]*([.$H$2]/100)+(100-[.$H$2])/100*([.G248] * [.$H$3] / 100 + (100-[.$H$3])/100 * [.G247])" office:value-type="float" office:value="1670.94000102049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ROUND(AVERAGE([.A249:.A250]))" office:value-type="float" office:value="1674" calcext:value-type="float">
            <text:p>1674</text:p>
          </table:table-cell>
          <table:table-cell table:formula="of:=ROUND(AVERAGE([.A248:.A250]))" office:value-type="float" office:value="1677" calcext:value-type="float">
            <text:p>1677</text:p>
          </table:table-cell>
          <table:table-cell table:formula="of:=ROUND(AVERAGE([.A245:.A250]))" office:value-type="float" office:value="1671" calcext:value-type="float">
            <text:p>1671</text:p>
          </table:table-cell>
          <table:table-cell table:formula="of:=ROUND(AVERAGE([.A241:.A250]))" office:value-type="float" office:value="1672" calcext:value-type="float">
            <text:p>1672</text:p>
          </table:table-cell>
          <table:table-cell table:formula="of:=[.A250]*([.$H$2]/100)+(100-[.$H$2])/100*[.F249]" office:value-type="float" office:value="1672.67249891315" calcext:value-type="float">
            <text:p>1673</text:p>
          </table:table-cell>
          <table:table-cell table:formula="of:=[.A250]*([.$H$2]/100)+(100-[.$H$2])/100*([.G249] * [.$H$3] / 100 + (100-[.$H$3])/100 * [.G248])" office:value-type="float" office:value="1671.63899252186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ROUND(AVERAGE([.A250:.A251]))" office:value-type="float" office:value="1669" calcext:value-type="float">
            <text:p>1669</text:p>
          </table:table-cell>
          <table:table-cell table:formula="of:=ROUND(AVERAGE([.A249:.A251]))" office:value-type="float" office:value="1672" calcext:value-type="float">
            <text:p>1672</text:p>
          </table:table-cell>
          <table:table-cell table:formula="of:=ROUND(AVERAGE([.A246:.A251]))" office:value-type="float" office:value="1671" calcext:value-type="float">
            <text:p>1671</text:p>
          </table:table-cell>
          <table:table-cell table:formula="of:=ROUND(AVERAGE([.A242:.A251]))" office:value-type="float" office:value="1672" calcext:value-type="float">
            <text:p>1672</text:p>
          </table:table-cell>
          <table:table-cell table:formula="of:=[.A251]*([.$H$2]/100)+(100-[.$H$2])/100*[.F250]" office:value-type="float" office:value="1671.25437418486" calcext:value-type="float">
            <text:p>1671</text:p>
          </table:table-cell>
          <table:table-cell table:formula="of:=[.A251]*([.$H$2]/100)+(100-[.$H$2])/100*([.G250] * [.$H$3] / 100 + (100-[.$H$3])/100 * [.G249])" office:value-type="float" office:value="1670.05984949057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ROUND(AVERAGE([.A251:.A252]))" office:value-type="float" office:value="1668" calcext:value-type="float">
            <text:p>1668</text:p>
          </table:table-cell>
          <table:table-cell table:formula="of:=ROUND(AVERAGE([.A250:.A252]))" office:value-type="float" office:value="1668" calcext:value-type="float">
            <text:p>1668</text:p>
          </table:table-cell>
          <table:table-cell table:formula="of:=ROUND(AVERAGE([.A247:.A252]))" office:value-type="float" office:value="1672" calcext:value-type="float">
            <text:p>1672</text:p>
          </table:table-cell>
          <table:table-cell table:formula="of:=ROUND(AVERAGE([.A243:.A252]))" office:value-type="float" office:value="1672" calcext:value-type="float">
            <text:p>1672</text:p>
          </table:table-cell>
          <table:table-cell table:formula="of:=[.A252]*([.$H$2]/100)+(100-[.$H$2])/100*[.F251]" office:value-type="float" office:value="1670.44078063865" calcext:value-type="float">
            <text:p>1670</text:p>
          </table:table-cell>
          <table:table-cell table:formula="of:=[.A252]*([.$H$2]/100)+(100-[.$H$2])/100*([.G251] * [.$H$3] / 100 + (100-[.$H$3])/100 * [.G250])" office:value-type="float" office:value="1670.4923729367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ROUND(AVERAGE([.A252:.A253]))" office:value-type="float" office:value="1675" calcext:value-type="float">
            <text:p>1675</text:p>
          </table:table-cell>
          <table:table-cell table:formula="of:=ROUND(AVERAGE([.A251:.A253]))" office:value-type="float" office:value="1672" calcext:value-type="float">
            <text:p>1672</text:p>
          </table:table-cell>
          <table:table-cell table:formula="of:=ROUND(AVERAGE([.A248:.A253]))" office:value-type="float" office:value="1675" calcext:value-type="float">
            <text:p>1675</text:p>
          </table:table-cell>
          <table:table-cell table:formula="of:=ROUND(AVERAGE([.A244:.A253]))" office:value-type="float" office:value="1673" calcext:value-type="float">
            <text:p>1673</text:p>
          </table:table-cell>
          <table:table-cell table:formula="of:=[.A253]*([.$H$2]/100)+(100-[.$H$2])/100*[.F252]" office:value-type="float" office:value="1673.33058547899" calcext:value-type="float">
            <text:p>1673</text:p>
          </table:table-cell>
          <table:table-cell table:formula="of:=[.A253]*([.$H$2]/100)+(100-[.$H$2])/100*([.G252] * [.$H$3] / 100 + (100-[.$H$3])/100 * [.G251])" office:value-type="float" office:value="1673.10976563485" calcext:value-type="float">
            <text:p>1673</text:p>
          </table:table-cell>
          <table:table-cell table:number-columns-repeated="3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ROUND(AVERAGE([.A253:.A254]))" office:value-type="float" office:value="1677" calcext:value-type="float">
            <text:p>1677</text:p>
          </table:table-cell>
          <table:table-cell table:formula="of:=ROUND(AVERAGE([.A252:.A254]))" office:value-type="float" office:value="1674" calcext:value-type="float">
            <text:p>1674</text:p>
          </table:table-cell>
          <table:table-cell table:formula="of:=ROUND(AVERAGE([.A249:.A254]))" office:value-type="float" office:value="1673" calcext:value-type="float">
            <text:p>1673</text:p>
          </table:table-cell>
          <table:table-cell table:formula="of:=ROUND(AVERAGE([.A245:.A254]))" office:value-type="float" office:value="1672" calcext:value-type="float">
            <text:p>1672</text:p>
          </table:table-cell>
          <table:table-cell table:formula="of:=[.A254]*([.$H$2]/100)+(100-[.$H$2])/100*[.F253]" office:value-type="float" office:value="1672.99793910924" calcext:value-type="float">
            <text:p>1673</text:p>
          </table:table-cell>
          <table:table-cell table:formula="of:=[.A254]*([.$H$2]/100)+(100-[.$H$2])/100*([.G253] * [.$H$3] / 100 + (100-[.$H$3])/100 * [.G252])" office:value-type="float" office:value="1671.26188860725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ROUND(AVERAGE([.A254:.A255]))" office:value-type="float" office:value="1671" calcext:value-type="float">
            <text:p>1671</text:p>
          </table:table-cell>
          <table:table-cell table:formula="of:=ROUND(AVERAGE([.A253:.A255]))" office:value-type="float" office:value="1674" calcext:value-type="float">
            <text:p>1674</text:p>
          </table:table-cell>
          <table:table-cell table:formula="of:=ROUND(AVERAGE([.A250:.A255]))" office:value-type="float" office:value="1671" calcext:value-type="float">
            <text:p>1671</text:p>
          </table:table-cell>
          <table:table-cell table:formula="of:=ROUND(AVERAGE([.A246:.A255]))" office:value-type="float" office:value="1672" calcext:value-type="float">
            <text:p>1672</text:p>
          </table:table-cell>
          <table:table-cell table:formula="of:=[.A255]*([.$H$2]/100)+(100-[.$H$2])/100*[.F254]" office:value-type="float" office:value="1671.99845433193" calcext:value-type="float">
            <text:p>1672</text:p>
          </table:table-cell>
          <table:table-cell table:formula="of:=[.A255]*([.$H$2]/100)+(100-[.$H$2])/100*([.G254] * [.$H$3] / 100 + (100-[.$H$3])/100 * [.G253])" office:value-type="float" office:value="1671.80514267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ROUND(AVERAGE([.A255:.A256]))" office:value-type="float" office:value="1668" calcext:value-type="float">
            <text:p>1668</text:p>
          </table:table-cell>
          <table:table-cell table:formula="of:=ROUND(AVERAGE([.A254:.A256]))" office:value-type="float" office:value="1669" calcext:value-type="float">
            <text:p>1669</text:p>
          </table:table-cell>
          <table:table-cell table:formula="of:=ROUND(AVERAGE([.A251:.A256]))" office:value-type="float" office:value="1671" calcext:value-type="float">
            <text:p>1671</text:p>
          </table:table-cell>
          <table:table-cell table:formula="of:=ROUND(AVERAGE([.A247:.A256]))" office:value-type="float" office:value="1672" calcext:value-type="float">
            <text:p>1672</text:p>
          </table:table-cell>
          <table:table-cell table:formula="of:=[.A256]*([.$H$2]/100)+(100-[.$H$2])/100*[.F255]" office:value-type="float" office:value="1670.49884074895" calcext:value-type="float">
            <text:p>1670</text:p>
          </table:table-cell>
          <table:table-cell table:formula="of:=[.A256]*([.$H$2]/100)+(100-[.$H$2])/100*([.G255] * [.$H$3] / 100 + (100-[.$H$3])/100 * [.G254])" office:value-type="float" office:value="1670.02790456515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ROUND(AVERAGE([.A256:.A257]))" office:value-type="float" office:value="1667" calcext:value-type="float">
            <text:p>1667</text:p>
          </table:table-cell>
          <table:table-cell table:formula="of:=ROUND(AVERAGE([.A255:.A257]))" office:value-type="float" office:value="1668" calcext:value-type="float">
            <text:p>1668</text:p>
          </table:table-cell>
          <table:table-cell table:formula="of:=ROUND(AVERAGE([.A252:.A257]))" office:value-type="float" office:value="1671" calcext:value-type="float">
            <text:p>1671</text:p>
          </table:table-cell>
          <table:table-cell table:formula="of:=ROUND(AVERAGE([.A248:.A257]))" office:value-type="float" office:value="1672" calcext:value-type="float">
            <text:p>1672</text:p>
          </table:table-cell>
          <table:table-cell table:formula="of:=[.A257]*([.$H$2]/100)+(100-[.$H$2])/100*[.F256]" office:value-type="float" office:value="1669.87413056171" calcext:value-type="float">
            <text:p>1670</text:p>
          </table:table-cell>
          <table:table-cell table:formula="of:=[.A257]*([.$H$2]/100)+(100-[.$H$2])/100*([.G256] * [.$H$3] / 100 + (100-[.$H$3])/100 * [.G255])" office:value-type="float" office:value="1670.58727128797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ROUND(AVERAGE([.A257:.A258]))" office:value-type="float" office:value="1677" calcext:value-type="float">
            <text:p>1677</text:p>
          </table:table-cell>
          <table:table-cell table:formula="of:=ROUND(AVERAGE([.A256:.A258]))" office:value-type="float" office:value="1673" calcext:value-type="float">
            <text:p>1673</text:p>
          </table:table-cell>
          <table:table-cell table:formula="of:=ROUND(AVERAGE([.A253:.A258]))" office:value-type="float" office:value="1674" calcext:value-type="float">
            <text:p>1674</text:p>
          </table:table-cell>
          <table:table-cell table:formula="of:=ROUND(AVERAGE([.A249:.A258]))" office:value-type="float" office:value="1673" calcext:value-type="float">
            <text:p>1673</text:p>
          </table:table-cell>
          <table:table-cell table:formula="of:=[.A258]*([.$H$2]/100)+(100-[.$H$2])/100*[.F257]" office:value-type="float" office:value="1673.65559792128" calcext:value-type="float">
            <text:p>1674</text:p>
          </table:table-cell>
          <table:table-cell table:formula="of:=[.A258]*([.$H$2]/100)+(100-[.$H$2])/100*([.G257] * [.$H$3] / 100 + (100-[.$H$3])/100 * [.G256])" office:value-type="float" office:value="1673.85483343228" calcext:value-type="float">
            <text:p>1674</text:p>
          </table:table-cell>
          <table:table-cell table:number-columns-repeated="3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ROUND(AVERAGE([.A258:.A259]))" office:value-type="float" office:value="1679" calcext:value-type="float">
            <text:p>1679</text:p>
          </table:table-cell>
          <table:table-cell table:formula="of:=ROUND(AVERAGE([.A257:.A259]))" office:value-type="float" office:value="1675" calcext:value-type="float">
            <text:p>1675</text:p>
          </table:table-cell>
          <table:table-cell table:formula="of:=ROUND(AVERAGE([.A254:.A259]))" office:value-type="float" office:value="1672" calcext:value-type="float">
            <text:p>1672</text:p>
          </table:table-cell>
          <table:table-cell table:formula="of:=ROUND(AVERAGE([.A250:.A259]))" office:value-type="float" office:value="1672" calcext:value-type="float">
            <text:p>1672</text:p>
          </table:table-cell>
          <table:table-cell table:formula="of:=[.A259]*([.$H$2]/100)+(100-[.$H$2])/100*[.F258]" office:value-type="float" office:value="1673.49169844096" calcext:value-type="float">
            <text:p>1673</text:p>
          </table:table-cell>
          <table:table-cell table:formula="of:=[.A259]*([.$H$2]/100)+(100-[.$H$2])/100*([.G258] * [.$H$3] / 100 + (100-[.$H$3])/100 * [.G257])" office:value-type="float" office:value="1671.6805877876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ROUND(AVERAGE([.A259:.A260]))" office:value-type="float" office:value="1670" calcext:value-type="float">
            <text:p>1670</text:p>
          </table:table-cell>
          <table:table-cell table:formula="of:=ROUND(AVERAGE([.A258:.A260]))" office:value-type="float" office:value="1675" calcext:value-type="float">
            <text:p>1675</text:p>
          </table:table-cell>
          <table:table-cell table:formula="of:=ROUND(AVERAGE([.A255:.A260]))" office:value-type="float" office:value="1671" calcext:value-type="float">
            <text:p>1671</text:p>
          </table:table-cell>
          <table:table-cell table:formula="of:=ROUND(AVERAGE([.A251:.A260]))" office:value-type="float" office:value="1672" calcext:value-type="float">
            <text:p>1672</text:p>
          </table:table-cell>
          <table:table-cell table:formula="of:=[.A260]*([.$H$2]/100)+(100-[.$H$2])/100*[.F259]" office:value-type="float" office:value="1671.86877383072" calcext:value-type="float">
            <text:p>1672</text:p>
          </table:table-cell>
          <table:table-cell table:formula="of:=[.A260]*([.$H$2]/100)+(100-[.$H$2])/100*([.G259] * [.$H$3] / 100 + (100-[.$H$3])/100 * [.G258])" office:value-type="float" office:value="1671.81498822751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ROUND(AVERAGE([.A260:.A261]))" office:value-type="float" office:value="1668" calcext:value-type="float">
            <text:p>1668</text:p>
          </table:table-cell>
          <table:table-cell table:formula="of:=ROUND(AVERAGE([.A259:.A261]))" office:value-type="float" office:value="1670" calcext:value-type="float">
            <text:p>1670</text:p>
          </table:table-cell>
          <table:table-cell table:formula="of:=ROUND(AVERAGE([.A256:.A261]))" office:value-type="float" office:value="1671" calcext:value-type="float">
            <text:p>1671</text:p>
          </table:table-cell>
          <table:table-cell table:formula="of:=ROUND(AVERAGE([.A252:.A261]))" office:value-type="float" office:value="1672" calcext:value-type="float">
            <text:p>1672</text:p>
          </table:table-cell>
          <table:table-cell table:formula="of:=[.A261]*([.$H$2]/100)+(100-[.$H$2])/100*[.F260]" office:value-type="float" office:value="1671.15158037304" calcext:value-type="float">
            <text:p>1671</text:p>
          </table:table-cell>
          <table:table-cell table:formula="of:=[.A261]*([.$H$2]/100)+(100-[.$H$2])/100*([.G260] * [.$H$3] / 100 + (100-[.$H$3])/100 * [.G259])" office:value-type="float" office:value="1671.0306009067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ROUND(AVERAGE([.A261:.A262]))" office:value-type="float" office:value="1672" calcext:value-type="float">
            <text:p>1672</text:p>
          </table:table-cell>
          <table:table-cell table:formula="of:=ROUND(AVERAGE([.A260:.A262]))" office:value-type="float" office:value="1670" calcext:value-type="float">
            <text:p>1670</text:p>
          </table:table-cell>
          <table:table-cell table:formula="of:=ROUND(AVERAGE([.A257:.A262]))" office:value-type="float" office:value="1673" calcext:value-type="float">
            <text:p>1673</text:p>
          </table:table-cell>
          <table:table-cell table:formula="of:=ROUND(AVERAGE([.A253:.A262]))" office:value-type="float" office:value="1673" calcext:value-type="float">
            <text:p>1673</text:p>
          </table:table-cell>
          <table:table-cell table:formula="of:=[.A262]*([.$H$2]/100)+(100-[.$H$2])/100*[.F261]" office:value-type="float" office:value="1672.11368527978" calcext:value-type="float">
            <text:p>1672</text:p>
          </table:table-cell>
          <table:table-cell table:formula="of:=[.A262]*([.$H$2]/100)+(100-[.$H$2])/100*([.G261] * [.$H$3] / 100 + (100-[.$H$3])/100 * [.G260])" office:value-type="float" office:value="1672.49358307251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ROUND(AVERAGE([.A262:.A263]))" office:value-type="float" office:value="1680" calcext:value-type="float">
            <text:p>1680</text:p>
          </table:table-cell>
          <table:table-cell table:formula="of:=ROUND(AVERAGE([.A261:.A263]))" office:value-type="float" office:value="1676" calcext:value-type="float">
            <text:p>1676</text:p>
          </table:table-cell>
          <table:table-cell table:formula="of:=ROUND(AVERAGE([.A258:.A263]))" office:value-type="float" office:value="1676" calcext:value-type="float">
            <text:p>1676</text:p>
          </table:table-cell>
          <table:table-cell table:formula="of:=ROUND(AVERAGE([.A254:.A263]))" office:value-type="float" office:value="1673" calcext:value-type="float">
            <text:p>1673</text:p>
          </table:table-cell>
          <table:table-cell table:formula="of:=[.A263]*([.$H$2]/100)+(100-[.$H$2])/100*[.F262]" office:value-type="float" office:value="1675.33526395984" calcext:value-type="float">
            <text:p>1675</text:p>
          </table:table-cell>
          <table:table-cell table:formula="of:=[.A263]*([.$H$2]/100)+(100-[.$H$2])/100*([.G262] * [.$H$3] / 100 + (100-[.$H$3])/100 * [.G261])" office:value-type="float" office:value="1674.7423980049" calcext:value-type="float">
            <text:p>1675</text:p>
          </table:table-cell>
          <table:table-cell table:number-columns-repeated="3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ROUND(AVERAGE([.A263:.A264]))" office:value-type="float" office:value="1679" calcext:value-type="float">
            <text:p>1679</text:p>
          </table:table-cell>
          <table:table-cell table:formula="of:=ROUND(AVERAGE([.A262:.A264]))" office:value-type="float" office:value="1677" calcext:value-type="float">
            <text:p>1677</text:p>
          </table:table-cell>
          <table:table-cell table:formula="of:=ROUND(AVERAGE([.A259:.A264]))" office:value-type="float" office:value="1674" calcext:value-type="float">
            <text:p>1674</text:p>
          </table:table-cell>
          <table:table-cell table:formula="of:=ROUND(AVERAGE([.A255:.A264]))" office:value-type="float" office:value="1673" calcext:value-type="float">
            <text:p>1673</text:p>
          </table:table-cell>
          <table:table-cell table:formula="of:=[.A264]*([.$H$2]/100)+(100-[.$H$2])/100*[.F263]" office:value-type="float" office:value="1674.50144796988" calcext:value-type="float">
            <text:p>1675</text:p>
          </table:table-cell>
          <table:table-cell table:formula="of:=[.A264]*([.$H$2]/100)+(100-[.$H$2])/100*([.G263] * [.$H$3] / 100 + (100-[.$H$3])/100 * [.G262])" office:value-type="float" office:value="1672.70750954424" calcext:value-type="float">
            <text:p>1673</text:p>
          </table:table-cell>
          <table:table-cell table:number-columns-repeated="3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ROUND(AVERAGE([.A264:.A265]))" office:value-type="float" office:value="1671" calcext:value-type="float">
            <text:p>1671</text:p>
          </table:table-cell>
          <table:table-cell table:formula="of:=ROUND(AVERAGE([.A263:.A265]))" office:value-type="float" office:value="1675" calcext:value-type="float">
            <text:p>1675</text:p>
          </table:table-cell>
          <table:table-cell table:formula="of:=ROUND(AVERAGE([.A260:.A265]))" office:value-type="float" office:value="1673" calcext:value-type="float">
            <text:p>1673</text:p>
          </table:table-cell>
          <table:table-cell table:formula="of:=ROUND(AVERAGE([.A256:.A265]))" office:value-type="float" office:value="1673" calcext:value-type="float">
            <text:p>1673</text:p>
          </table:table-cell>
          <table:table-cell table:formula="of:=[.A265]*([.$H$2]/100)+(100-[.$H$2])/100*[.F264]" office:value-type="float" office:value="1673.12608597741" calcext:value-type="float">
            <text:p>1673</text:p>
          </table:table-cell>
          <table:table-cell table:formula="of:=[.A265]*([.$H$2]/100)+(100-[.$H$2])/100*([.G264] * [.$H$3] / 100 + (100-[.$H$3])/100 * [.G263])" office:value-type="float" office:value="1673.00156523458" calcext:value-type="float">
            <text:p>1673</text:p>
          </table:table-cell>
          <table:table-cell table:number-columns-repeated="3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ROUND(AVERAGE([.A265:.A266]))" office:value-type="float" office:value="1669" calcext:value-type="float">
            <text:p>1669</text:p>
          </table:table-cell>
          <table:table-cell table:formula="of:=ROUND(AVERAGE([.A264:.A266]))" office:value-type="float" office:value="1670" calcext:value-type="float">
            <text:p>1670</text:p>
          </table:table-cell>
          <table:table-cell table:formula="of:=ROUND(AVERAGE([.A261:.A266]))" office:value-type="float" office:value="1673" calcext:value-type="float">
            <text:p>1673</text:p>
          </table:table-cell>
          <table:table-cell table:formula="of:=ROUND(AVERAGE([.A257:.A266]))" office:value-type="float" office:value="1673" calcext:value-type="float">
            <text:p>1673</text:p>
          </table:table-cell>
          <table:table-cell table:formula="of:=[.A266]*([.$H$2]/100)+(100-[.$H$2])/100*[.F265]" office:value-type="float" office:value="1672.09456448306" calcext:value-type="float">
            <text:p>1672</text:p>
          </table:table-cell>
          <table:table-cell table:formula="of:=[.A266]*([.$H$2]/100)+(100-[.$H$2])/100*([.G265] * [.$H$3] / 100 + (100-[.$H$3])/100 * [.G264])" office:value-type="float" office:value="1671.82474051173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ROUND(AVERAGE([.A266:.A267]))" office:value-type="float" office:value="1675" calcext:value-type="float">
            <text:p>1675</text:p>
          </table:table-cell>
          <table:table-cell table:formula="of:=ROUND(AVERAGE([.A265:.A267]))" office:value-type="float" office:value="1673" calcext:value-type="float">
            <text:p>1673</text:p>
          </table:table-cell>
          <table:table-cell table:formula="of:=ROUND(AVERAGE([.A262:.A267]))" office:value-type="float" office:value="1675" calcext:value-type="float">
            <text:p>1675</text:p>
          </table:table-cell>
          <table:table-cell table:formula="of:=ROUND(AVERAGE([.A258:.A267]))" office:value-type="float" office:value="1674" calcext:value-type="float">
            <text:p>1674</text:p>
          </table:table-cell>
          <table:table-cell table:formula="of:=[.A267]*([.$H$2]/100)+(100-[.$H$2])/100*[.F266]" office:value-type="float" office:value="1674.07092336229" calcext:value-type="float">
            <text:p>1674</text:p>
          </table:table-cell>
          <table:table-cell table:formula="of:=[.A267]*([.$H$2]/100)+(100-[.$H$2])/100*([.G266] * [.$H$3] / 100 + (100-[.$H$3])/100 * [.G265])" office:value-type="float" office:value="1674.57465021751" calcext:value-type="float">
            <text:p>1675</text:p>
          </table:table-cell>
          <table:table-cell table:number-columns-repeated="3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ROUND(AVERAGE([.A267:.A268]))" office:value-type="float" office:value="1682" calcext:value-type="float">
            <text:p>1682</text:p>
          </table:table-cell>
          <table:table-cell table:formula="of:=ROUND(AVERAGE([.A266:.A268]))" office:value-type="float" office:value="1678" calcext:value-type="float">
            <text:p>1678</text:p>
          </table:table-cell>
          <table:table-cell table:formula="of:=ROUND(AVERAGE([.A263:.A268]))" office:value-type="float" office:value="1677" calcext:value-type="float">
            <text:p>1677</text:p>
          </table:table-cell>
          <table:table-cell table:formula="of:=ROUND(AVERAGE([.A259:.A268]))" office:value-type="float" office:value="1674" calcext:value-type="float">
            <text:p>1674</text:p>
          </table:table-cell>
          <table:table-cell table:formula="of:=[.A268]*([.$H$2]/100)+(100-[.$H$2])/100*[.F267]" office:value-type="float" office:value="1676.55319252172" calcext:value-type="float">
            <text:p>1677</text:p>
          </table:table-cell>
          <table:table-cell table:formula="of:=[.A268]*([.$H$2]/100)+(100-[.$H$2])/100*([.G267] * [.$H$3] / 100 + (100-[.$H$3])/100 * [.G266])" office:value-type="float" office:value="1675.28104183967" calcext:value-type="float">
            <text:p>1675</text:p>
          </table:table-cell>
          <table:table-cell table:number-columns-repeated="3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ROUND(AVERAGE([.A268:.A269]))" office:value-type="float" office:value="1676" calcext:value-type="float">
            <text:p>1676</text:p>
          </table:table-cell>
          <table:table-cell table:formula="of:=ROUND(AVERAGE([.A267:.A269]))" office:value-type="float" office:value="1677" calcext:value-type="float">
            <text:p>1677</text:p>
          </table:table-cell>
          <table:table-cell table:formula="of:=ROUND(AVERAGE([.A264:.A269]))" office:value-type="float" office:value="1674" calcext:value-type="float">
            <text:p>1674</text:p>
          </table:table-cell>
          <table:table-cell table:formula="of:=ROUND(AVERAGE([.A260:.A269]))" office:value-type="float" office:value="1674" calcext:value-type="float">
            <text:p>1674</text:p>
          </table:table-cell>
          <table:table-cell table:formula="of:=[.A269]*([.$H$2]/100)+(100-[.$H$2])/100*[.F268]" office:value-type="float" office:value="1674.16489439129" calcext:value-type="float">
            <text:p>1674</text:p>
          </table:table-cell>
          <table:table-cell table:formula="of:=[.A269]*([.$H$2]/100)+(100-[.$H$2])/100*([.G268] * [.$H$3] / 100 + (100-[.$H$3])/100 * [.G267])" office:value-type="float" office:value="1672.78694640645" calcext:value-type="float">
            <text:p>1673</text:p>
          </table:table-cell>
          <table:table-cell table:number-columns-repeated="3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ROUND(AVERAGE([.A269:.A270]))" office:value-type="float" office:value="1669" calcext:value-type="float">
            <text:p>1669</text:p>
          </table:table-cell>
          <table:table-cell table:formula="of:=ROUND(AVERAGE([.A268:.A270]))" office:value-type="float" office:value="1674" calcext:value-type="float">
            <text:p>1674</text:p>
          </table:table-cell>
          <table:table-cell table:formula="of:=ROUND(AVERAGE([.A265:.A270]))" office:value-type="float" office:value="1673" calcext:value-type="float">
            <text:p>1673</text:p>
          </table:table-cell>
          <table:table-cell table:formula="of:=ROUND(AVERAGE([.A261:.A270]))" office:value-type="float" office:value="1674" calcext:value-type="float">
            <text:p>1674</text:p>
          </table:table-cell>
          <table:table-cell table:formula="of:=[.A270]*([.$H$2]/100)+(100-[.$H$2])/100*[.F269]" office:value-type="float" office:value="1673.12367079347" calcext:value-type="float">
            <text:p>1673</text:p>
          </table:table-cell>
          <table:table-cell table:formula="of:=[.A270]*([.$H$2]/100)+(100-[.$H$2])/100*([.G269] * [.$H$3] / 100 + (100-[.$H$3])/100 * [.G268])" office:value-type="float" office:value="1673.58666706477" calcext:value-type="float">
            <text:p>1674</text:p>
          </table:table-cell>
          <table:table-cell table:number-columns-repeated="3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ROUND(AVERAGE([.A270:.A271]))" office:value-type="float" office:value="1671" calcext:value-type="float">
            <text:p>1671</text:p>
          </table:table-cell>
          <table:table-cell table:formula="of:=ROUND(AVERAGE([.A269:.A271]))" office:value-type="float" office:value="1669" calcext:value-type="float">
            <text:p>1669</text:p>
          </table:table-cell>
          <table:table-cell table:formula="of:=ROUND(AVERAGE([.A266:.A271]))" office:value-type="float" office:value="1674" calcext:value-type="float">
            <text:p>1674</text:p>
          </table:table-cell>
          <table:table-cell table:formula="of:=ROUND(AVERAGE([.A262:.A271]))" office:value-type="float" office:value="1674" calcext:value-type="float">
            <text:p>1674</text:p>
          </table:table-cell>
          <table:table-cell table:formula="of:=[.A271]*([.$H$2]/100)+(100-[.$H$2])/100*[.F270]" office:value-type="float" office:value="1672.5927530951" calcext:value-type="float">
            <text:p>1673</text:p>
          </table:table-cell>
          <table:table-cell table:formula="of:=[.A271]*([.$H$2]/100)+(100-[.$H$2])/100*([.G270] * [.$H$3] / 100 + (100-[.$H$3])/100 * [.G269])" office:value-type="float" office:value="1672.46016790359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ROUND(AVERAGE([.A271:.A272]))" office:value-type="float" office:value="1678" calcext:value-type="float">
            <text:p>1678</text:p>
          </table:table-cell>
          <table:table-cell table:formula="of:=ROUND(AVERAGE([.A270:.A272]))" office:value-type="float" office:value="1675" calcext:value-type="float">
            <text:p>1675</text:p>
          </table:table-cell>
          <table:table-cell table:formula="of:=ROUND(AVERAGE([.A267:.A272]))" office:value-type="float" office:value="1676" calcext:value-type="float">
            <text:p>1676</text:p>
          </table:table-cell>
          <table:table-cell table:formula="of:=ROUND(AVERAGE([.A263:.A272]))" office:value-type="float" office:value="1675" calcext:value-type="float">
            <text:p>1675</text:p>
          </table:table-cell>
          <table:table-cell table:formula="of:=[.A272]*([.$H$2]/100)+(100-[.$H$2])/100*[.F271]" office:value-type="float" office:value="1675.44456482133" calcext:value-type="float">
            <text:p>1675</text:p>
          </table:table-cell>
          <table:table-cell table:formula="of:=[.A272]*([.$H$2]/100)+(100-[.$H$2])/100*([.G271] * [.$H$3] / 100 + (100-[.$H$3])/100 * [.G270])" office:value-type="float" office:value="1676.0210254244" calcext:value-type="float">
            <text:p>1676</text:p>
          </table:table-cell>
          <table:table-cell table:number-columns-repeated="3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ROUND(AVERAGE([.A272:.A273]))" office:value-type="float" office:value="1683" calcext:value-type="float">
            <text:p>1683</text:p>
          </table:table-cell>
          <table:table-cell table:formula="of:=ROUND(AVERAGE([.A271:.A273]))" office:value-type="float" office:value="1679" calcext:value-type="float">
            <text:p>1679</text:p>
          </table:table-cell>
          <table:table-cell table:formula="of:=ROUND(AVERAGE([.A268:.A273]))" office:value-type="float" office:value="1676" calcext:value-type="float">
            <text:p>1676</text:p>
          </table:table-cell>
          <table:table-cell table:formula="of:=ROUND(AVERAGE([.A264:.A273]))" office:value-type="float" office:value="1675" calcext:value-type="float">
            <text:p>1675</text:p>
          </table:table-cell>
          <table:table-cell table:formula="of:=[.A273]*([.$H$2]/100)+(100-[.$H$2])/100*[.F272]" office:value-type="float" office:value="1676.83342361599" calcext:value-type="float">
            <text:p>1677</text:p>
          </table:table-cell>
          <table:table-cell table:formula="of:=[.A273]*([.$H$2]/100)+(100-[.$H$2])/100*([.G272] * [.$H$3] / 100 + (100-[.$H$3])/100 * [.G271])" office:value-type="float" office:value="1675.12925455581" calcext:value-type="float">
            <text:p>1675</text:p>
          </table:table-cell>
          <table:table-cell table:number-columns-repeated="3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ROUND(AVERAGE([.A273:.A274]))" office:value-type="float" office:value="1674" calcext:value-type="float">
            <text:p>1674</text:p>
          </table:table-cell>
          <table:table-cell table:formula="of:=ROUND(AVERAGE([.A272:.A274]))" office:value-type="float" office:value="1677" calcext:value-type="float">
            <text:p>1677</text:p>
          </table:table-cell>
          <table:table-cell table:formula="of:=ROUND(AVERAGE([.A269:.A274]))" office:value-type="float" office:value="1673" calcext:value-type="float">
            <text:p>1673</text:p>
          </table:table-cell>
          <table:table-cell table:formula="of:=ROUND(AVERAGE([.A265:.A274]))" office:value-type="float" office:value="1674" calcext:value-type="float">
            <text:p>1674</text:p>
          </table:table-cell>
          <table:table-cell table:formula="of:=[.A274]*([.$H$2]/100)+(100-[.$H$2])/100*[.F273]" office:value-type="float" office:value="1674.375067712" calcext:value-type="float">
            <text:p>1674</text:p>
          </table:table-cell>
          <table:table-cell table:formula="of:=[.A274]*([.$H$2]/100)+(100-[.$H$2])/100*([.G273] * [.$H$3] / 100 + (100-[.$H$3])/100 * [.G272])" office:value-type="float" office:value="1673.63200343801" calcext:value-type="float">
            <text:p>1674</text:p>
          </table:table-cell>
          <table:table-cell table:number-columns-repeated="3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ROUND(AVERAGE([.A274:.A275]))" office:value-type="float" office:value="1668" calcext:value-type="float">
            <text:p>1668</text:p>
          </table:table-cell>
          <table:table-cell table:formula="of:=ROUND(AVERAGE([.A273:.A275]))" office:value-type="float" office:value="1672" calcext:value-type="float">
            <text:p>1672</text:p>
          </table:table-cell>
          <table:table-cell table:formula="of:=ROUND(AVERAGE([.A270:.A275]))" office:value-type="float" office:value="1674" calcext:value-type="float">
            <text:p>1674</text:p>
          </table:table-cell>
          <table:table-cell table:formula="of:=ROUND(AVERAGE([.A266:.A275]))" office:value-type="float" office:value="1674" calcext:value-type="float">
            <text:p>1674</text:p>
          </table:table-cell>
          <table:table-cell table:formula="of:=[.A275]*([.$H$2]/100)+(100-[.$H$2])/100*[.F274]" office:value-type="float" office:value="1673.031300784" calcext:value-type="float">
            <text:p>1673</text:p>
          </table:table-cell>
          <table:table-cell table:formula="of:=[.A275]*([.$H$2]/100)+(100-[.$H$2])/100*([.G274] * [.$H$3] / 100 + (100-[.$H$3])/100 * [.G273])" office:value-type="float" office:value="1673.37235324919" calcext:value-type="float">
            <text:p>1673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ROUND(AVERAGE([.A275:.A276]))" office:value-type="float" office:value="1669" calcext:value-type="float">
            <text:p>1669</text:p>
          </table:table-cell>
          <table:table-cell table:formula="of:=ROUND(AVERAGE([.A274:.A276]))" office:value-type="float" office:value="1668" calcext:value-type="float">
            <text:p>1668</text:p>
          </table:table-cell>
          <table:table-cell table:formula="of:=ROUND(AVERAGE([.A271:.A276]))" office:value-type="float" office:value="1673" calcext:value-type="float">
            <text:p>1673</text:p>
          </table:table-cell>
          <table:table-cell table:formula="of:=ROUND(AVERAGE([.A267:.A276]))" office:value-type="float" office:value="1674" calcext:value-type="float">
            <text:p>1674</text:p>
          </table:table-cell>
          <table:table-cell table:formula="of:=[.A276]*([.$H$2]/100)+(100-[.$H$2])/100*[.F275]" office:value-type="float" office:value="1671.773475588" calcext:value-type="float">
            <text:p>1672</text:p>
          </table:table-cell>
          <table:table-cell table:formula="of:=[.A276]*([.$H$2]/100)+(100-[.$H$2])/100*([.G275] * [.$H$3] / 100 + (100-[.$H$3])/100 * [.G274])" office:value-type="float" office:value="1672.18505505018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ROUND(AVERAGE([.A276:.A277]))" office:value-type="float" office:value="1677" calcext:value-type="float">
            <text:p>1677</text:p>
          </table:table-cell>
          <table:table-cell table:formula="of:=ROUND(AVERAGE([.A275:.A277]))" office:value-type="float" office:value="1674" calcext:value-type="float">
            <text:p>1674</text:p>
          </table:table-cell>
          <table:table-cell table:formula="of:=ROUND(AVERAGE([.A272:.A277]))" office:value-type="float" office:value="1676" calcext:value-type="float">
            <text:p>1676</text:p>
          </table:table-cell>
          <table:table-cell table:formula="of:=ROUND(AVERAGE([.A268:.A277]))" office:value-type="float" office:value="1675" calcext:value-type="float">
            <text:p>1675</text:p>
          </table:table-cell>
          <table:table-cell table:formula="of:=[.A277]*([.$H$2]/100)+(100-[.$H$2])/100*[.F276]" office:value-type="float" office:value="1675.330106691" calcext:value-type="float">
            <text:p>1675</text:p>
          </table:table-cell>
          <table:table-cell table:formula="of:=[.A277]*([.$H$2]/100)+(100-[.$H$2])/100*([.G276] * [.$H$3] / 100 + (100-[.$H$3])/100 * [.G275])" office:value-type="float" office:value="1676.35117020704" calcext:value-type="float">
            <text:p>1676</text:p>
          </table:table-cell>
          <table:table-cell table:number-columns-repeated="3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ROUND(AVERAGE([.A277:.A278]))" office:value-type="float" office:value="1679" calcext:value-type="float">
            <text:p>1679</text:p>
          </table:table-cell>
          <table:table-cell table:formula="of:=ROUND(AVERAGE([.A276:.A278]))" office:value-type="float" office:value="1675" calcext:value-type="float">
            <text:p>1675</text:p>
          </table:table-cell>
          <table:table-cell table:formula="of:=ROUND(AVERAGE([.A273:.A278]))" office:value-type="float" office:value="1674" calcext:value-type="float">
            <text:p>1674</text:p>
          </table:table-cell>
          <table:table-cell table:formula="of:=ROUND(AVERAGE([.A269:.A278]))" office:value-type="float" office:value="1673" calcext:value-type="float">
            <text:p>1673</text:p>
          </table:table-cell>
          <table:table-cell table:formula="of:=[.A278]*([.$H$2]/100)+(100-[.$H$2])/100*[.F277]" office:value-type="float" office:value="1674.24758001825" calcext:value-type="float">
            <text:p>1674</text:p>
          </table:table-cell>
          <table:table-cell table:formula="of:=[.A278]*([.$H$2]/100)+(100-[.$H$2])/100*([.G277] * [.$H$3] / 100 + (100-[.$H$3])/100 * [.G276])" office:value-type="float" office:value="1672.51370856117" calcext:value-type="float">
            <text:p>1673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ROUND(AVERAGE([.A278:.A279]))" office:value-type="float" office:value="1670" calcext:value-type="float">
            <text:p>1670</text:p>
          </table:table-cell>
          <table:table-cell table:formula="of:=ROUND(AVERAGE([.A277:.A279]))" office:value-type="float" office:value="1675" calcext:value-type="float">
            <text:p>1675</text:p>
          </table:table-cell>
          <table:table-cell table:formula="of:=ROUND(AVERAGE([.A274:.A279]))" office:value-type="float" office:value="1672" calcext:value-type="float">
            <text:p>1672</text:p>
          </table:table-cell>
          <table:table-cell table:formula="of:=ROUND(AVERAGE([.A270:.A279]))" office:value-type="float" office:value="1674" calcext:value-type="float">
            <text:p>1674</text:p>
          </table:table-cell>
          <table:table-cell table:formula="of:=[.A279]*([.$H$2]/100)+(100-[.$H$2])/100*[.F278]" office:value-type="float" office:value="1672.68568501369" calcext:value-type="float">
            <text:p>1673</text:p>
          </table:table-cell>
          <table:table-cell table:formula="of:=[.A279]*([.$H$2]/100)+(100-[.$H$2])/100*([.G278] * [.$H$3] / 100 + (100-[.$H$3])/100 * [.G277])" office:value-type="float" office:value="1673.6877584084" calcext:value-type="float">
            <text:p>1674</text:p>
          </table:table-cell>
          <table:table-cell table:number-columns-repeated="3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ROUND(AVERAGE([.A279:.A280]))" office:value-type="float" office:value="1667" calcext:value-type="float">
            <text:p>1667</text:p>
          </table:table-cell>
          <table:table-cell table:formula="of:=ROUND(AVERAGE([.A278:.A280]))" office:value-type="float" office:value="1668" calcext:value-type="float">
            <text:p>1668</text:p>
          </table:table-cell>
          <table:table-cell table:formula="of:=ROUND(AVERAGE([.A275:.A280]))" office:value-type="float" office:value="1671" calcext:value-type="float">
            <text:p>1671</text:p>
          </table:table-cell>
          <table:table-cell table:formula="of:=ROUND(AVERAGE([.A271:.A280]))" office:value-type="float" office:value="1673" calcext:value-type="float">
            <text:p>1673</text:p>
          </table:table-cell>
          <table:table-cell table:formula="of:=[.A280]*([.$H$2]/100)+(100-[.$H$2])/100*[.F279]" office:value-type="float" office:value="1670.76426376026" calcext:value-type="float">
            <text:p>1671</text:p>
          </table:table-cell>
          <table:table-cell table:formula="of:=[.A280]*([.$H$2]/100)+(100-[.$H$2])/100*([.G279] * [.$H$3] / 100 + (100-[.$H$3])/100 * [.G278])" office:value-type="float" office:value="1670.81138889796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ROUND(AVERAGE([.A280:.A281]))" office:value-type="float" office:value="1671" calcext:value-type="float">
            <text:p>1671</text:p>
          </table:table-cell>
          <table:table-cell table:formula="of:=ROUND(AVERAGE([.A279:.A281]))" office:value-type="float" office:value="1670" calcext:value-type="float">
            <text:p>1670</text:p>
          </table:table-cell>
          <table:table-cell table:formula="of:=ROUND(AVERAGE([.A276:.A281]))" office:value-type="float" office:value="1673" calcext:value-type="float">
            <text:p>1673</text:p>
          </table:table-cell>
          <table:table-cell table:formula="of:=ROUND(AVERAGE([.A272:.A281]))" office:value-type="float" office:value="1674" calcext:value-type="float">
            <text:p>1674</text:p>
          </table:table-cell>
          <table:table-cell table:formula="of:=[.A281]*([.$H$2]/100)+(100-[.$H$2])/100*[.F280]" office:value-type="float" office:value="1672.3231978202" calcext:value-type="float">
            <text:p>1672</text:p>
          </table:table-cell>
          <table:table-cell table:formula="of:=[.A281]*([.$H$2]/100)+(100-[.$H$2])/100*([.G280] * [.$H$3] / 100 + (100-[.$H$3])/100 * [.G279])" office:value-type="float" office:value="1674.08436337973" calcext:value-type="float">
            <text:p>1674</text:p>
          </table:table-cell>
          <table:table-cell table:number-columns-repeated="3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formula="of:=ROUND(AVERAGE([.A281:.A282]))" office:value-type="float" office:value="1683" calcext:value-type="float">
            <text:p>1683</text:p>
          </table:table-cell>
          <table:table-cell table:formula="of:=ROUND(AVERAGE([.A280:.A282]))" office:value-type="float" office:value="1677" calcext:value-type="float">
            <text:p>1677</text:p>
          </table:table-cell>
          <table:table-cell table:formula="of:=ROUND(AVERAGE([.A277:.A282]))" office:value-type="float" office:value="1676" calcext:value-type="float">
            <text:p>1676</text:p>
          </table:table-cell>
          <table:table-cell table:formula="of:=ROUND(AVERAGE([.A273:.A282]))" office:value-type="float" office:value="1674" calcext:value-type="float">
            <text:p>1674</text:p>
          </table:table-cell>
          <table:table-cell table:formula="of:=[.A282]*([.$H$2]/100)+(100-[.$H$2])/100*[.F281]" office:value-type="float" office:value="1676.24239836515" calcext:value-type="float">
            <text:p>1676</text:p>
          </table:table-cell>
          <table:table-cell table:formula="of:=[.A282]*([.$H$2]/100)+(100-[.$H$2])/100*([.G281] * [.$H$3] / 100 + (100-[.$H$3])/100 * [.G280])" office:value-type="float" office:value="1675.59948784574" calcext:value-type="float">
            <text:p>1676</text:p>
          </table:table-cell>
          <table:table-cell table:number-columns-repeated="3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ROUND(AVERAGE([.A282:.A283]))" office:value-type="float" office:value="1680" calcext:value-type="float">
            <text:p>1680</text:p>
          </table:table-cell>
          <table:table-cell table:formula="of:=ROUND(AVERAGE([.A281:.A283]))" office:value-type="float" office:value="1679" calcext:value-type="float">
            <text:p>1679</text:p>
          </table:table-cell>
          <table:table-cell table:formula="of:=ROUND(AVERAGE([.A278:.A283]))" office:value-type="float" office:value="1673" calcext:value-type="float">
            <text:p>1673</text:p>
          </table:table-cell>
          <table:table-cell table:formula="of:=ROUND(AVERAGE([.A274:.A283]))" office:value-type="float" office:value="1673" calcext:value-type="float">
            <text:p>1673</text:p>
          </table:table-cell>
          <table:table-cell table:formula="of:=[.A283]*([.$H$2]/100)+(100-[.$H$2])/100*[.F282]" office:value-type="float" office:value="1674.93179877386" calcext:value-type="float">
            <text:p>1675</text:p>
          </table:table-cell>
          <table:table-cell table:formula="of:=[.A283]*([.$H$2]/100)+(100-[.$H$2])/100*([.G282] * [.$H$3] / 100 + (100-[.$H$3])/100 * [.G281])" office:value-type="float" office:value="1673.5405412047" calcext:value-type="float">
            <text:p>1674</text:p>
          </table:table-cell>
          <table:table-cell table:number-columns-repeated="3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ROUND(AVERAGE([.A283:.A284]))" office:value-type="float" office:value="1667" calcext:value-type="float">
            <text:p>1667</text:p>
          </table:table-cell>
          <table:table-cell table:formula="of:=ROUND(AVERAGE([.A282:.A284]))" office:value-type="float" office:value="1674" calcext:value-type="float">
            <text:p>1674</text:p>
          </table:table-cell>
          <table:table-cell table:formula="of:=ROUND(AVERAGE([.A279:.A284]))" office:value-type="float" office:value="1672" calcext:value-type="float">
            <text:p>1672</text:p>
          </table:table-cell>
          <table:table-cell table:formula="of:=ROUND(AVERAGE([.A275:.A284]))" office:value-type="float" office:value="1673" calcext:value-type="float">
            <text:p>1673</text:p>
          </table:table-cell>
          <table:table-cell table:formula="of:=[.A284]*([.$H$2]/100)+(100-[.$H$2])/100*[.F283]" office:value-type="float" office:value="1671.6988490804" calcext:value-type="float">
            <text:p>1672</text:p>
          </table:table-cell>
          <table:table-cell table:formula="of:=[.A284]*([.$H$2]/100)+(100-[.$H$2])/100*([.G283] * [.$H$3] / 100 + (100-[.$H$3])/100 * [.G282])" office:value-type="float" office:value="1671.89077388815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ROUND(AVERAGE([.A284:.A285]))" office:value-type="float" office:value="1665" calcext:value-type="float">
            <text:p>1665</text:p>
          </table:table-cell>
          <table:table-cell table:formula="of:=ROUND(AVERAGE([.A283:.A285]))" office:value-type="float" office:value="1667" calcext:value-type="float">
            <text:p>1667</text:p>
          </table:table-cell>
          <table:table-cell table:formula="of:=ROUND(AVERAGE([.A280:.A285]))" office:value-type="float" office:value="1672" calcext:value-type="float">
            <text:p>1672</text:p>
          </table:table-cell>
          <table:table-cell table:formula="of:=ROUND(AVERAGE([.A276:.A285]))" office:value-type="float" office:value="1672" calcext:value-type="float">
            <text:p>1672</text:p>
          </table:table-cell>
          <table:table-cell table:formula="of:=[.A285]*([.$H$2]/100)+(100-[.$H$2])/100*[.F284]" office:value-type="float" office:value="1670.7741368103" calcext:value-type="float">
            <text:p>1671</text:p>
          </table:table-cell>
          <table:table-cell table:formula="of:=[.A285]*([.$H$2]/100)+(100-[.$H$2])/100*([.G284] * [.$H$3] / 100 + (100-[.$H$3])/100 * [.G283])" office:value-type="float" office:value="1671.90794080604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ROUND(AVERAGE([.A285:.A286]))" office:value-type="float" office:value="1672" calcext:value-type="float">
            <text:p>1672</text:p>
          </table:table-cell>
          <table:table-cell table:formula="of:=ROUND(AVERAGE([.A284:.A286]))" office:value-type="float" office:value="1669" calcext:value-type="float">
            <text:p>1669</text:p>
          </table:table-cell>
          <table:table-cell table:formula="of:=ROUND(AVERAGE([.A281:.A286]))" office:value-type="float" office:value="1674" calcext:value-type="float">
            <text:p>1674</text:p>
          </table:table-cell>
          <table:table-cell table:formula="of:=ROUND(AVERAGE([.A277:.A286]))" office:value-type="float" office:value="1673" calcext:value-type="float">
            <text:p>1673</text:p>
          </table:table-cell>
          <table:table-cell table:formula="of:=[.A286]*([.$H$2]/100)+(100-[.$H$2])/100*[.F285]" office:value-type="float" office:value="1672.08060260772" calcext:value-type="float">
            <text:p>1672</text:p>
          </table:table-cell>
          <table:table-cell table:formula="of:=[.A286]*([.$H$2]/100)+(100-[.$H$2])/100*([.G285] * [.$H$3] / 100 + (100-[.$H$3])/100 * [.G284])" office:value-type="float" office:value="1672.92065545379" calcext:value-type="float">
            <text:p>1673</text:p>
          </table:table-cell>
          <table:table-cell table:number-columns-repeated="3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ROUND(AVERAGE([.A286:.A287]))" office:value-type="float" office:value="1679" calcext:value-type="float">
            <text:p>1679</text:p>
          </table:table-cell>
          <table:table-cell table:formula="of:=ROUND(AVERAGE([.A285:.A287]))" office:value-type="float" office:value="1675" calcext:value-type="float">
            <text:p>1675</text:p>
          </table:table-cell>
          <table:table-cell table:formula="of:=ROUND(AVERAGE([.A282:.A287]))" office:value-type="float" office:value="1674" calcext:value-type="float">
            <text:p>1674</text:p>
          </table:table-cell>
          <table:table-cell table:formula="of:=ROUND(AVERAGE([.A278:.A287]))" office:value-type="float" office:value="1673" calcext:value-type="float">
            <text:p>1673</text:p>
          </table:table-cell>
          <table:table-cell table:formula="of:=[.A287]*([.$H$2]/100)+(100-[.$H$2])/100*[.F286]" office:value-type="float" office:value="1674.31045195579" calcext:value-type="float">
            <text:p>1674</text:p>
          </table:table-cell>
          <table:table-cell table:formula="of:=[.A287]*([.$H$2]/100)+(100-[.$H$2])/100*([.G286] * [.$H$3] / 100 + (100-[.$H$3])/100 * [.G285])" office:value-type="float" office:value="1674.33286280169" calcext:value-type="float">
            <text:p>1674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ROUND(AVERAGE([.A287:.A288]))" office:value-type="float" office:value="1675" calcext:value-type="float">
            <text:p>1675</text:p>
          </table:table-cell>
          <table:table-cell table:formula="of:=ROUND(AVERAGE([.A286:.A288]))" office:value-type="float" office:value="1675" calcext:value-type="float">
            <text:p>1675</text:p>
          </table:table-cell>
          <table:table-cell table:formula="of:=ROUND(AVERAGE([.A283:.A288]))" office:value-type="float" office:value="1671" calcext:value-type="float">
            <text:p>1671</text:p>
          </table:table-cell>
          <table:table-cell table:formula="of:=ROUND(AVERAGE([.A279:.A288]))" office:value-type="float" office:value="1672" calcext:value-type="float">
            <text:p>1672</text:p>
          </table:table-cell>
          <table:table-cell table:formula="of:=[.A288]*([.$H$2]/100)+(100-[.$H$2])/100*[.F287]" office:value-type="float" office:value="1672.73283896684" calcext:value-type="float">
            <text:p>1673</text:p>
          </table:table-cell>
          <table:table-cell table:formula="of:=[.A288]*([.$H$2]/100)+(100-[.$H$2])/100*([.G287] * [.$H$3] / 100 + (100-[.$H$3])/100 * [.G286])" office:value-type="float" office:value="1671.90232269253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ROUND(AVERAGE([.A288:.A289]))" office:value-type="float" office:value="1666" calcext:value-type="float">
            <text:p>1666</text:p>
          </table:table-cell>
          <table:table-cell table:formula="of:=ROUND(AVERAGE([.A287:.A289]))" office:value-type="float" office:value="1671" calcext:value-type="float">
            <text:p>1671</text:p>
          </table:table-cell>
          <table:table-cell table:formula="of:=ROUND(AVERAGE([.A284:.A289]))" office:value-type="float" office:value="1670" calcext:value-type="float">
            <text:p>1670</text:p>
          </table:table-cell>
          <table:table-cell table:formula="of:=ROUND(AVERAGE([.A280:.A289]))" office:value-type="float" office:value="1672" calcext:value-type="float">
            <text:p>1672</text:p>
          </table:table-cell>
          <table:table-cell table:formula="of:=[.A289]*([.$H$2]/100)+(100-[.$H$2])/100*[.F288]" office:value-type="float" office:value="1670.54962922513" calcext:value-type="float">
            <text:p>1671</text:p>
          </table:table-cell>
          <table:table-cell table:formula="of:=[.A289]*([.$H$2]/100)+(100-[.$H$2])/100*([.G288] * [.$H$3] / 100 + (100-[.$H$3])/100 * [.G287])" office:value-type="float" office:value="1671.3850660849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ROUND(AVERAGE([.A289:.A290]))" office:value-type="float" office:value="1664" calcext:value-type="float">
            <text:p>1664</text:p>
          </table:table-cell>
          <table:table-cell table:formula="of:=ROUND(AVERAGE([.A288:.A290]))" office:value-type="float" office:value="1665" calcext:value-type="float">
            <text:p>1665</text:p>
          </table:table-cell>
          <table:table-cell table:formula="of:=ROUND(AVERAGE([.A285:.A290]))" office:value-type="float" office:value="1670" calcext:value-type="float">
            <text:p>1670</text:p>
          </table:table-cell>
          <table:table-cell table:formula="of:=ROUND(AVERAGE([.A281:.A290]))" office:value-type="float" office:value="1672" calcext:value-type="float">
            <text:p>1672</text:p>
          </table:table-cell>
          <table:table-cell table:formula="of:=[.A290]*([.$H$2]/100)+(100-[.$H$2])/100*[.F289]" office:value-type="float" office:value="1668.91222191885" calcext:value-type="float">
            <text:p>1669</text:p>
          </table:table-cell>
          <table:table-cell table:formula="of:=[.A290]*([.$H$2]/100)+(100-[.$H$2])/100*([.G289] * [.$H$3] / 100 + (100-[.$H$3])/100 * [.G288])" office:value-type="float" office:value="1669.84915352825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ROUND(AVERAGE([.A290:.A291]))" office:value-type="float" office:value="1671" calcext:value-type="float">
            <text:p>1671</text:p>
          </table:table-cell>
          <table:table-cell table:formula="of:=ROUND(AVERAGE([.A289:.A291]))" office:value-type="float" office:value="1669" calcext:value-type="float">
            <text:p>1669</text:p>
          </table:table-cell>
          <table:table-cell table:formula="of:=ROUND(AVERAGE([.A286:.A291]))" office:value-type="float" office:value="1672" calcext:value-type="float">
            <text:p>1672</text:p>
          </table:table-cell>
          <table:table-cell table:formula="of:=ROUND(AVERAGE([.A282:.A291]))" office:value-type="float" office:value="1672" calcext:value-type="float">
            <text:p>1672</text:p>
          </table:table-cell>
          <table:table-cell table:formula="of:=[.A291]*([.$H$2]/100)+(100-[.$H$2])/100*[.F290]" office:value-type="float" office:value="1671.18416643914" calcext:value-type="float">
            <text:p>1671</text:p>
          </table:table-cell>
          <table:table-cell table:formula="of:=[.A291]*([.$H$2]/100)+(100-[.$H$2])/100*([.G290] * [.$H$3] / 100 + (100-[.$H$3])/100 * [.G289])" office:value-type="float" office:value="1672.80841268018" calcext:value-type="float">
            <text:p>1673</text:p>
          </table:table-cell>
          <table:table-cell table:number-columns-repeated="3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ROUND(AVERAGE([.A291:.A292]))" office:value-type="float" office:value="1680" calcext:value-type="float">
            <text:p>1680</text:p>
          </table:table-cell>
          <table:table-cell table:formula="of:=ROUND(AVERAGE([.A290:.A292]))" office:value-type="float" office:value="1675" calcext:value-type="float">
            <text:p>1675</text:p>
          </table:table-cell>
          <table:table-cell table:formula="of:=ROUND(AVERAGE([.A287:.A292]))" office:value-type="float" office:value="1673" calcext:value-type="float">
            <text:p>1673</text:p>
          </table:table-cell>
          <table:table-cell table:formula="of:=ROUND(AVERAGE([.A283:.A292]))" office:value-type="float" office:value="1671" calcext:value-type="float">
            <text:p>1671</text:p>
          </table:table-cell>
          <table:table-cell table:formula="of:=[.A292]*([.$H$2]/100)+(100-[.$H$2])/100*[.F291]" office:value-type="float" office:value="1673.88812482935" calcext:value-type="float">
            <text:p>1674</text:p>
          </table:table-cell>
          <table:table-cell table:formula="of:=[.A292]*([.$H$2]/100)+(100-[.$H$2])/100*([.G291] * [.$H$3] / 100 + (100-[.$H$3])/100 * [.G290])" office:value-type="float" office:value="1673.33075401898" calcext:value-type="float">
            <text:p>1673</text:p>
          </table:table-cell>
          <table:table-cell table:number-columns-repeated="3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ROUND(AVERAGE([.A292:.A293]))" office:value-type="float" office:value="1674" calcext:value-type="float">
            <text:p>1674</text:p>
          </table:table-cell>
          <table:table-cell table:formula="of:=ROUND(AVERAGE([.A291:.A293]))" office:value-type="float" office:value="1675" calcext:value-type="float">
            <text:p>1675</text:p>
          </table:table-cell>
          <table:table-cell table:formula="of:=ROUND(AVERAGE([.A288:.A293]))" office:value-type="float" office:value="1670" calcext:value-type="float">
            <text:p>1670</text:p>
          </table:table-cell>
          <table:table-cell table:formula="of:=ROUND(AVERAGE([.A284:.A293]))" office:value-type="float" office:value="1671" calcext:value-type="float">
            <text:p>1671</text:p>
          </table:table-cell>
          <table:table-cell table:formula="of:=[.A293]*([.$H$2]/100)+(100-[.$H$2])/100*[.F292]" office:value-type="float" office:value="1671.66609362201" calcext:value-type="float">
            <text:p>1672</text:p>
          </table:table-cell>
          <table:table-cell table:formula="of:=[.A293]*([.$H$2]/100)+(100-[.$H$2])/100*([.G292] * [.$H$3] / 100 + (100-[.$H$3])/100 * [.G291])" office:value-type="float" office:value="1670.93466071095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ROUND(AVERAGE([.A293:.A294]))" office:value-type="float" office:value="1665" calcext:value-type="float">
            <text:p>1665</text:p>
          </table:table-cell>
          <table:table-cell table:formula="of:=ROUND(AVERAGE([.A292:.A294]))" office:value-type="float" office:value="1670" calcext:value-type="float">
            <text:p>1670</text:p>
          </table:table-cell>
          <table:table-cell table:formula="of:=ROUND(AVERAGE([.A289:.A294]))" office:value-type="float" office:value="1670" calcext:value-type="float">
            <text:p>1670</text:p>
          </table:table-cell>
          <table:table-cell table:formula="of:=ROUND(AVERAGE([.A285:.A294]))" office:value-type="float" office:value="1671" calcext:value-type="float">
            <text:p>1671</text:p>
          </table:table-cell>
          <table:table-cell table:formula="of:=[.A294]*([.$H$2]/100)+(100-[.$H$2])/100*[.F293]" office:value-type="float" office:value="1669.74957021651" calcext:value-type="float">
            <text:p>1670</text:p>
          </table:table-cell>
          <table:table-cell table:formula="of:=[.A294]*([.$H$2]/100)+(100-[.$H$2])/100*([.G293] * [.$H$3] / 100 + (100-[.$H$3])/100 * [.G292])" office:value-type="float" office:value="1670.63865151803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ROUND(AVERAGE([.A294:.A295]))" office:value-type="float" office:value="1665" calcext:value-type="float">
            <text:p>1665</text:p>
          </table:table-cell>
          <table:table-cell table:formula="of:=ROUND(AVERAGE([.A293:.A295]))" office:value-type="float" office:value="1665" calcext:value-type="float">
            <text:p>1665</text:p>
          </table:table-cell>
          <table:table-cell table:formula="of:=ROUND(AVERAGE([.A290:.A295]))" office:value-type="float" office:value="1670" calcext:value-type="float">
            <text:p>1670</text:p>
          </table:table-cell>
          <table:table-cell table:formula="of:=ROUND(AVERAGE([.A286:.A295]))" office:value-type="float" office:value="1671" calcext:value-type="float">
            <text:p>1671</text:p>
          </table:table-cell>
          <table:table-cell table:formula="of:=[.A295]*([.$H$2]/100)+(100-[.$H$2])/100*[.F294]" office:value-type="float" office:value="1668.81217766238" calcext:value-type="float">
            <text:p>1669</text:p>
          </table:table-cell>
          <table:table-cell table:formula="of:=[.A295]*([.$H$2]/100)+(100-[.$H$2])/100*([.G294] * [.$H$3] / 100 + (100-[.$H$3])/100 * [.G293])" office:value-type="float" office:value="1669.65659415428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ROUND(AVERAGE([.A295:.A296]))" office:value-type="float" office:value="1673" calcext:value-type="float">
            <text:p>1673</text:p>
          </table:table-cell>
          <table:table-cell table:formula="of:=ROUND(AVERAGE([.A294:.A296]))" office:value-type="float" office:value="1670" calcext:value-type="float">
            <text:p>1670</text:p>
          </table:table-cell>
          <table:table-cell table:formula="of:=ROUND(AVERAGE([.A291:.A296]))" office:value-type="float" office:value="1673" calcext:value-type="float">
            <text:p>1673</text:p>
          </table:table-cell>
          <table:table-cell table:formula="of:=ROUND(AVERAGE([.A287:.A296]))" office:value-type="float" office:value="1671" calcext:value-type="float">
            <text:p>1671</text:p>
          </table:table-cell>
          <table:table-cell table:formula="of:=[.A296]*([.$H$2]/100)+(100-[.$H$2])/100*[.F295]" office:value-type="float" office:value="1671.60913324679" calcext:value-type="float">
            <text:p>1672</text:p>
          </table:table-cell>
          <table:table-cell table:formula="of:=[.A296]*([.$H$2]/100)+(100-[.$H$2])/100*([.G295] * [.$H$3] / 100 + (100-[.$H$3])/100 * [.G294])" office:value-type="float" office:value="1672.83168003396" calcext:value-type="float">
            <text:p>1673</text:p>
          </table:table-cell>
          <table:table-cell table:number-columns-repeated="3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ROUND(AVERAGE([.A296:.A297]))" office:value-type="float" office:value="1680" calcext:value-type="float">
            <text:p>1680</text:p>
          </table:table-cell>
          <table:table-cell table:formula="of:=ROUND(AVERAGE([.A295:.A297]))" office:value-type="float" office:value="1675" calcext:value-type="float">
            <text:p>1675</text:p>
          </table:table-cell>
          <table:table-cell table:formula="of:=ROUND(AVERAGE([.A292:.A297]))" office:value-type="float" office:value="1673" calcext:value-type="float">
            <text:p>1673</text:p>
          </table:table-cell>
          <table:table-cell table:formula="of:=ROUND(AVERAGE([.A288:.A297]))" office:value-type="float" office:value="1671" calcext:value-type="float">
            <text:p>1671</text:p>
          </table:table-cell>
          <table:table-cell table:formula="of:=[.A297]*([.$H$2]/100)+(100-[.$H$2])/100*[.F296]" office:value-type="float" office:value="1673.45684993509" calcext:value-type="float">
            <text:p>1673</text:p>
          </table:table-cell>
          <table:table-cell table:formula="of:=[.A297]*([.$H$2]/100)+(100-[.$H$2])/100*([.G296] * [.$H$3] / 100 + (100-[.$H$3])/100 * [.G295])" office:value-type="float" office:value="1672.46870849766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ROUND(AVERAGE([.A297:.A298]))" office:value-type="float" office:value="1673" calcext:value-type="float">
            <text:p>1673</text:p>
          </table:table-cell>
          <table:table-cell table:formula="of:=ROUND(AVERAGE([.A296:.A298]))" office:value-type="float" office:value="1675" calcext:value-type="float">
            <text:p>1675</text:p>
          </table:table-cell>
          <table:table-cell table:formula="of:=ROUND(AVERAGE([.A293:.A298]))" office:value-type="float" office:value="1670" calcext:value-type="float">
            <text:p>1670</text:p>
          </table:table-cell>
          <table:table-cell table:formula="of:=ROUND(AVERAGE([.A289:.A298]))" office:value-type="float" office:value="1671" calcext:value-type="float">
            <text:p>1671</text:p>
          </table:table-cell>
          <table:table-cell table:formula="of:=[.A298]*([.$H$2]/100)+(100-[.$H$2])/100*[.F297]" office:value-type="float" office:value="1671.59263745132" calcext:value-type="float">
            <text:p>1672</text:p>
          </table:table-cell>
          <table:table-cell table:formula="of:=[.A298]*([.$H$2]/100)+(100-[.$H$2])/100*([.G297] * [.$H$3] / 100 + (100-[.$H$3])/100 * [.G296])" office:value-type="float" office:value="1671.06931429503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ROUND(AVERAGE([.A298:.A299]))" office:value-type="float" office:value="1664" calcext:value-type="float">
            <text:p>1664</text:p>
          </table:table-cell>
          <table:table-cell table:formula="of:=ROUND(AVERAGE([.A297:.A299]))" office:value-type="float" office:value="1669" calcext:value-type="float">
            <text:p>1669</text:p>
          </table:table-cell>
          <table:table-cell table:formula="of:=ROUND(AVERAGE([.A294:.A299]))" office:value-type="float" office:value="1670" calcext:value-type="float">
            <text:p>1670</text:p>
          </table:table-cell>
          <table:table-cell table:formula="of:=ROUND(AVERAGE([.A290:.A299]))" office:value-type="float" office:value="1671" calcext:value-type="float">
            <text:p>1671</text:p>
          </table:table-cell>
          <table:table-cell table:formula="of:=[.A299]*([.$H$2]/100)+(100-[.$H$2])/100*[.F298]" office:value-type="float" office:value="1669.19447808849" calcext:value-type="float">
            <text:p>1669</text:p>
          </table:table-cell>
          <table:table-cell table:formula="of:=[.A299]*([.$H$2]/100)+(100-[.$H$2])/100*([.G298] * [.$H$3] / 100 + (100-[.$H$3])/100 * [.G297])" office:value-type="float" office:value="1669.64162224285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ROUND(AVERAGE([.A299:.A300]))" office:value-type="float" office:value="1666" calcext:value-type="float">
            <text:p>1666</text:p>
          </table:table-cell>
          <table:table-cell table:formula="of:=ROUND(AVERAGE([.A298:.A300]))" office:value-type="float" office:value="1666" calcext:value-type="float">
            <text:p>1666</text:p>
          </table:table-cell>
          <table:table-cell table:formula="of:=ROUND(AVERAGE([.A295:.A300]))" office:value-type="float" office:value="1670" calcext:value-type="float">
            <text:p>1670</text:p>
          </table:table-cell>
          <table:table-cell table:formula="of:=ROUND(AVERAGE([.A291:.A300]))" office:value-type="float" office:value="1671" calcext:value-type="float">
            <text:p>1671</text:p>
          </table:table-cell>
          <table:table-cell table:formula="of:=[.A300]*([.$H$2]/100)+(100-[.$H$2])/100*[.F299]" office:value-type="float" office:value="1669.14585856637" calcext:value-type="float">
            <text:p>1669</text:p>
          </table:table-cell>
          <table:table-cell table:formula="of:=[.A300]*([.$H$2]/100)+(100-[.$H$2])/100*([.G299] * [.$H$3] / 100 + (100-[.$H$3])/100 * [.G298])" office:value-type="float" office:value="1670.33783191344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ROUND(AVERAGE([.A300:.A301]))" office:value-type="float" office:value="1674" calcext:value-type="float">
            <text:p>1674</text:p>
          </table:table-cell>
          <table:table-cell table:formula="of:=ROUND(AVERAGE([.A299:.A301]))" office:value-type="float" office:value="1670" calcext:value-type="float">
            <text:p>1670</text:p>
          </table:table-cell>
          <table:table-cell table:formula="of:=ROUND(AVERAGE([.A296:.A301]))" office:value-type="float" office:value="1672" calcext:value-type="float">
            <text:p>1672</text:p>
          </table:table-cell>
          <table:table-cell table:formula="of:=ROUND(AVERAGE([.A292:.A301]))" office:value-type="float" office:value="1671" calcext:value-type="float">
            <text:p>1671</text:p>
          </table:table-cell>
          <table:table-cell table:formula="of:=[.A301]*([.$H$2]/100)+(100-[.$H$2])/100*[.F300]" office:value-type="float" office:value="1671.35939392477" calcext:value-type="float">
            <text:p>1671</text:p>
          </table:table-cell>
          <table:table-cell table:formula="of:=[.A301]*([.$H$2]/100)+(100-[.$H$2])/100*([.G300] * [.$H$3] / 100 + (100-[.$H$3])/100 * [.G299])" office:value-type="float" office:value="1671.83564813273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ROUND(AVERAGE([.A301:.A302]))" office:value-type="float" office:value="1675" calcext:value-type="float">
            <text:p>1675</text:p>
          </table:table-cell>
          <table:table-cell table:formula="of:=ROUND(AVERAGE([.A300:.A302]))" office:value-type="float" office:value="1673" calcext:value-type="float">
            <text:p>1673</text:p>
          </table:table-cell>
          <table:table-cell table:formula="of:=ROUND(AVERAGE([.A297:.A302]))" office:value-type="float" office:value="1671" calcext:value-type="float">
            <text:p>1671</text:p>
          </table:table-cell>
          <table:table-cell table:formula="of:=ROUND(AVERAGE([.A293:.A302]))" office:value-type="float" office:value="1670" calcext:value-type="float">
            <text:p>1670</text:p>
          </table:table-cell>
          <table:table-cell table:formula="of:=[.A302]*([.$H$2]/100)+(100-[.$H$2])/100*[.F301]" office:value-type="float" office:value="1671.26954544358" calcext:value-type="float">
            <text:p>1671</text:p>
          </table:table-cell>
          <table:table-cell table:formula="of:=[.A302]*([.$H$2]/100)+(100-[.$H$2])/100*([.G301] * [.$H$3] / 100 + (100-[.$H$3])/100 * [.G300])" office:value-type="float" office:value="1670.72804636797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ROUND(AVERAGE([.A302:.A303]))" office:value-type="float" office:value="1669" calcext:value-type="float">
            <text:p>1669</text:p>
          </table:table-cell>
          <table:table-cell table:formula="of:=ROUND(AVERAGE([.A301:.A303]))" office:value-type="float" office:value="1672" calcext:value-type="float">
            <text:p>1672</text:p>
          </table:table-cell>
          <table:table-cell table:formula="of:=ROUND(AVERAGE([.A298:.A303]))" office:value-type="float" office:value="1669" calcext:value-type="float">
            <text:p>1669</text:p>
          </table:table-cell>
          <table:table-cell table:formula="of:=ROUND(AVERAGE([.A294:.A303]))" office:value-type="float" office:value="1670" calcext:value-type="float">
            <text:p>1670</text:p>
          </table:table-cell>
          <table:table-cell table:formula="of:=[.A303]*([.$H$2]/100)+(100-[.$H$2])/100*[.F302]" office:value-type="float" office:value="1669.95215908269" calcext:value-type="float">
            <text:p>1670</text:p>
          </table:table-cell>
          <table:table-cell table:formula="of:=[.A303]*([.$H$2]/100)+(100-[.$H$2])/100*([.G302] * [.$H$3] / 100 + (100-[.$H$3])/100 * [.G301])" office:value-type="float" office:value="1670.21059583483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ROUND(AVERAGE([.A303:.A304]))" office:value-type="float" office:value="1667" calcext:value-type="float">
            <text:p>1667</text:p>
          </table:table-cell>
          <table:table-cell table:formula="of:=ROUND(AVERAGE([.A302:.A304]))" office:value-type="float" office:value="1668" calcext:value-type="float">
            <text:p>1668</text:p>
          </table:table-cell>
          <table:table-cell table:formula="of:=ROUND(AVERAGE([.A299:.A304]))" office:value-type="float" office:value="1669" calcext:value-type="float">
            <text:p>1669</text:p>
          </table:table-cell>
          <table:table-cell table:formula="of:=ROUND(AVERAGE([.A295:.A304]))" office:value-type="float" office:value="1671" calcext:value-type="float">
            <text:p>1671</text:p>
          </table:table-cell>
          <table:table-cell table:formula="of:=[.A304]*([.$H$2]/100)+(100-[.$H$2])/100*[.F303]" office:value-type="float" office:value="1669.46411931201" calcext:value-type="float">
            <text:p>1669</text:p>
          </table:table-cell>
          <table:table-cell table:formula="of:=[.A304]*([.$H$2]/100)+(100-[.$H$2])/100*([.G303] * [.$H$3] / 100 + (100-[.$H$3])/100 * [.G302])" office:value-type="float" office:value="1669.96841719601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ROUND(AVERAGE([.A304:.A305]))" office:value-type="float" office:value="1670" calcext:value-type="float">
            <text:p>1670</text:p>
          </table:table-cell>
          <table:table-cell table:formula="of:=ROUND(AVERAGE([.A303:.A305]))" office:value-type="float" office:value="1668" calcext:value-type="float">
            <text:p>1668</text:p>
          </table:table-cell>
          <table:table-cell table:formula="of:=ROUND(AVERAGE([.A300:.A305]))" office:value-type="float" office:value="1671" calcext:value-type="float">
            <text:p>1671</text:p>
          </table:table-cell>
          <table:table-cell table:formula="of:=ROUND(AVERAGE([.A296:.A305]))" office:value-type="float" office:value="1671" calcext:value-type="float">
            <text:p>1671</text:p>
          </table:table-cell>
          <table:table-cell table:formula="of:=[.A305]*([.$H$2]/100)+(100-[.$H$2])/100*[.F304]" office:value-type="float" office:value="1669.84808948401" calcext:value-type="float">
            <text:p>1670</text:p>
          </table:table-cell>
          <table:table-cell table:formula="of:=[.A305]*([.$H$2]/100)+(100-[.$H$2])/100*([.G304] * [.$H$3] / 100 + (100-[.$H$3])/100 * [.G303])" office:value-type="float" office:value="1670.3716200803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ROUND(AVERAGE([.A305:.A306]))" office:value-type="float" office:value="1679" calcext:value-type="float">
            <text:p>1679</text:p>
          </table:table-cell>
          <table:table-cell table:formula="of:=ROUND(AVERAGE([.A304:.A306]))" office:value-type="float" office:value="1675" calcext:value-type="float">
            <text:p>1675</text:p>
          </table:table-cell>
          <table:table-cell table:formula="of:=ROUND(AVERAGE([.A301:.A306]))" office:value-type="float" office:value="1673" calcext:value-type="float">
            <text:p>1673</text:p>
          </table:table-cell>
          <table:table-cell table:formula="of:=ROUND(AVERAGE([.A297:.A306]))" office:value-type="float" office:value="1672" calcext:value-type="float">
            <text:p>1672</text:p>
          </table:table-cell>
          <table:table-cell table:formula="of:=[.A306]*([.$H$2]/100)+(100-[.$H$2])/100*[.F305]" office:value-type="float" office:value="1673.88606711301" calcext:value-type="float">
            <text:p>1674</text:p>
          </table:table-cell>
          <table:table-cell table:formula="of:=[.A306]*([.$H$2]/100)+(100-[.$H$2])/100*([.G305] * [.$H$3] / 100 + (100-[.$H$3])/100 * [.G304])" office:value-type="float" office:value="1674.03679332965" calcext:value-type="float">
            <text:p>1674</text:p>
          </table:table-cell>
          <table:table-cell table:number-columns-repeated="3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ROUND(AVERAGE([.A306:.A307]))" office:value-type="float" office:value="1679" calcext:value-type="float">
            <text:p>1679</text:p>
          </table:table-cell>
          <table:table-cell table:formula="of:=ROUND(AVERAGE([.A305:.A307]))" office:value-type="float" office:value="1676" calcext:value-type="float">
            <text:p>1676</text:p>
          </table:table-cell>
          <table:table-cell table:formula="of:=ROUND(AVERAGE([.A302:.A307]))" office:value-type="float" office:value="1672" calcext:value-type="float">
            <text:p>1672</text:p>
          </table:table-cell>
          <table:table-cell table:formula="of:=ROUND(AVERAGE([.A298:.A307]))" office:value-type="float" office:value="1671" calcext:value-type="float">
            <text:p>1671</text:p>
          </table:table-cell>
          <table:table-cell table:formula="of:=[.A307]*([.$H$2]/100)+(100-[.$H$2])/100*[.F306]" office:value-type="float" office:value="1673.41455033476" calcext:value-type="float">
            <text:p>1673</text:p>
          </table:table-cell>
          <table:table-cell table:formula="of:=[.A307]*([.$H$2]/100)+(100-[.$H$2])/100*([.G306] * [.$H$3] / 100 + (100-[.$H$3])/100 * [.G305])" office:value-type="float" office:value="1671.32849104763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ROUND(AVERAGE([.A307:.A308]))" office:value-type="float" office:value="1668" calcext:value-type="float">
            <text:p>1668</text:p>
          </table:table-cell>
          <table:table-cell table:formula="of:=ROUND(AVERAGE([.A306:.A308]))" office:value-type="float" office:value="1674" calcext:value-type="float">
            <text:p>1674</text:p>
          </table:table-cell>
          <table:table-cell table:formula="of:=ROUND(AVERAGE([.A303:.A308]))" office:value-type="float" office:value="1671" calcext:value-type="float">
            <text:p>1671</text:p>
          </table:table-cell>
          <table:table-cell table:formula="of:=ROUND(AVERAGE([.A299:.A308]))" office:value-type="float" office:value="1671" calcext:value-type="float">
            <text:p>1671</text:p>
          </table:table-cell>
          <table:table-cell table:formula="of:=[.A308]*([.$H$2]/100)+(100-[.$H$2])/100*[.F307]" office:value-type="float" office:value="1670.81091275107" calcext:value-type="float">
            <text:p>1671</text:p>
          </table:table-cell>
          <table:table-cell table:formula="of:=[.A308]*([.$H$2]/100)+(100-[.$H$2])/100*([.G307] * [.$H$3] / 100 + (100-[.$H$3])/100 * [.G306])" office:value-type="float" office:value="1670.87134965493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ROUND(AVERAGE([.A308:.A309]))" office:value-type="float" office:value="1664" calcext:value-type="float">
            <text:p>1664</text:p>
          </table:table-cell>
          <table:table-cell table:formula="of:=ROUND(AVERAGE([.A307:.A309]))" office:value-type="float" office:value="1666" calcext:value-type="float">
            <text:p>1666</text:p>
          </table:table-cell>
          <table:table-cell table:formula="of:=ROUND(AVERAGE([.A304:.A309]))" office:value-type="float" office:value="1671" calcext:value-type="float">
            <text:p>1671</text:p>
          </table:table-cell>
          <table:table-cell table:formula="of:=ROUND(AVERAGE([.A300:.A309]))" office:value-type="float" office:value="1671" calcext:value-type="float">
            <text:p>1671</text:p>
          </table:table-cell>
          <table:table-cell table:formula="of:=[.A309]*([.$H$2]/100)+(100-[.$H$2])/100*[.F308]" office:value-type="float" office:value="1669.1081845633" calcext:value-type="float">
            <text:p>1669</text:p>
          </table:table-cell>
          <table:table-cell table:formula="of:=[.A309]*([.$H$2]/100)+(100-[.$H$2])/100*([.G308] * [.$H$3] / 100 + (100-[.$H$3])/100 * [.G307])" office:value-type="float" office:value="1669.42779707682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ROUND(AVERAGE([.A309:.A310]))" office:value-type="float" office:value="1668" calcext:value-type="float">
            <text:p>1668</text:p>
          </table:table-cell>
          <table:table-cell table:formula="of:=ROUND(AVERAGE([.A308:.A310]))" office:value-type="float" office:value="1666" calcext:value-type="float">
            <text:p>1666</text:p>
          </table:table-cell>
          <table:table-cell table:formula="of:=ROUND(AVERAGE([.A305:.A310]))" office:value-type="float" office:value="1671" calcext:value-type="float">
            <text:p>1671</text:p>
          </table:table-cell>
          <table:table-cell table:formula="of:=ROUND(AVERAGE([.A301:.A310]))" office:value-type="float" office:value="1671" calcext:value-type="float">
            <text:p>1671</text:p>
          </table:table-cell>
          <table:table-cell table:formula="of:=[.A310]*([.$H$2]/100)+(100-[.$H$2])/100*[.F309]" office:value-type="float" office:value="1669.83113842248" calcext:value-type="float">
            <text:p>1670</text:p>
          </table:table-cell>
          <table:table-cell table:formula="of:=[.A310]*([.$H$2]/100)+(100-[.$H$2])/100*([.G309] * [.$H$3] / 100 + (100-[.$H$3])/100 * [.G308])" office:value-type="float" office:value="1670.93697935448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ROUND(AVERAGE([.A310:.A311]))" office:value-type="float" office:value="1677" calcext:value-type="float">
            <text:p>1677</text:p>
          </table:table-cell>
          <table:table-cell table:formula="of:=ROUND(AVERAGE([.A309:.A311]))" office:value-type="float" office:value="1672" calcext:value-type="float">
            <text:p>1672</text:p>
          </table:table-cell>
          <table:table-cell table:formula="of:=ROUND(AVERAGE([.A306:.A311]))" office:value-type="float" office:value="1673" calcext:value-type="float">
            <text:p>1673</text:p>
          </table:table-cell>
          <table:table-cell table:formula="of:=ROUND(AVERAGE([.A302:.A311]))" office:value-type="float" office:value="1671" calcext:value-type="float">
            <text:p>1671</text:p>
          </table:table-cell>
          <table:table-cell table:formula="of:=[.A311]*([.$H$2]/100)+(100-[.$H$2])/100*[.F310]" office:value-type="float" office:value="1672.62335381686" calcext:value-type="float">
            <text:p>1673</text:p>
          </table:table-cell>
          <table:table-cell table:formula="of:=[.A311]*([.$H$2]/100)+(100-[.$H$2])/100*([.G310] * [.$H$3] / 100 + (100-[.$H$3])/100 * [.G309])" office:value-type="float" office:value="1672.54722514926" calcext:value-type="float">
            <text:p>1673</text:p>
          </table:table-cell>
          <table:table-cell table:number-columns-repeated="3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ROUND(AVERAGE([.A311:.A312]))" office:value-type="float" office:value="1674" calcext:value-type="float">
            <text:p>1674</text:p>
          </table:table-cell>
          <table:table-cell table:formula="of:=ROUND(AVERAGE([.A310:.A312]))" office:value-type="float" office:value="1673" calcext:value-type="float">
            <text:p>1673</text:p>
          </table:table-cell>
          <table:table-cell table:formula="of:=ROUND(AVERAGE([.A307:.A312]))" office:value-type="float" office:value="1670" calcext:value-type="float">
            <text:p>1670</text:p>
          </table:table-cell>
          <table:table-cell table:formula="of:=ROUND(AVERAGE([.A303:.A312]))" office:value-type="float" office:value="1671" calcext:value-type="float">
            <text:p>1671</text:p>
          </table:table-cell>
          <table:table-cell table:formula="of:=[.A312]*([.$H$2]/100)+(100-[.$H$2])/100*[.F311]" office:value-type="float" office:value="1671.21751536264" calcext:value-type="float">
            <text:p>1671</text:p>
          </table:table-cell>
          <table:table-cell table:formula="of:=[.A312]*([.$H$2]/100)+(100-[.$H$2])/100*([.G311] * [.$H$3] / 100 + (100-[.$H$3])/100 * [.G310])" office:value-type="float" office:value="1670.19427138508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ROUND(AVERAGE([.A312:.A313]))" office:value-type="float" office:value="1667" calcext:value-type="float">
            <text:p>1667</text:p>
          </table:table-cell>
          <table:table-cell table:formula="of:=ROUND(AVERAGE([.A311:.A313]))" office:value-type="float" office:value="1672" calcext:value-type="float">
            <text:p>1672</text:p>
          </table:table-cell>
          <table:table-cell table:formula="of:=ROUND(AVERAGE([.A308:.A313]))" office:value-type="float" office:value="1669" calcext:value-type="float">
            <text:p>1669</text:p>
          </table:table-cell>
          <table:table-cell table:formula="of:=ROUND(AVERAGE([.A304:.A313]))" office:value-type="float" office:value="1671" calcext:value-type="float">
            <text:p>1671</text:p>
          </table:table-cell>
          <table:table-cell table:formula="of:=[.A313]*([.$H$2]/100)+(100-[.$H$2])/100*[.F312]" office:value-type="float" office:value="1670.16313652198" calcext:value-type="float">
            <text:p>1670</text:p>
          </table:table-cell>
          <table:table-cell table:formula="of:=[.A313]*([.$H$2]/100)+(100-[.$H$2])/100*([.G312] * [.$H$3] / 100 + (100-[.$H$3])/100 * [.G311])" office:value-type="float" office:value="1670.80747579732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ROUND(AVERAGE([.A313:.A314]))" office:value-type="float" office:value="1666" calcext:value-type="float">
            <text:p>1666</text:p>
          </table:table-cell>
          <table:table-cell table:formula="of:=ROUND(AVERAGE([.A312:.A314]))" office:value-type="float" office:value="1666" calcext:value-type="float">
            <text:p>1666</text:p>
          </table:table-cell>
          <table:table-cell table:formula="of:=ROUND(AVERAGE([.A309:.A314]))" office:value-type="float" office:value="1669" calcext:value-type="float">
            <text:p>1669</text:p>
          </table:table-cell>
          <table:table-cell table:formula="of:=ROUND(AVERAGE([.A305:.A314]))" office:value-type="float" office:value="1671" calcext:value-type="float">
            <text:p>1671</text:p>
          </table:table-cell>
          <table:table-cell table:formula="of:=[.A314]*([.$H$2]/100)+(100-[.$H$2])/100*[.F313]" office:value-type="float" office:value="1668.87235239149" calcext:value-type="float">
            <text:p>1669</text:p>
          </table:table-cell>
          <table:table-cell table:formula="of:=[.A314]*([.$H$2]/100)+(100-[.$H$2])/100*([.G313] * [.$H$3] / 100 + (100-[.$H$3])/100 * [.G312])" office:value-type="float" office:value="1668.98768420065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ROUND(AVERAGE([.A314:.A315]))" office:value-type="float" office:value="1671" calcext:value-type="float">
            <text:p>1671</text:p>
          </table:table-cell>
          <table:table-cell table:formula="of:=ROUND(AVERAGE([.A313:.A315]))" office:value-type="float" office:value="1670" calcext:value-type="float">
            <text:p>1670</text:p>
          </table:table-cell>
          <table:table-cell table:formula="of:=ROUND(AVERAGE([.A310:.A315]))" office:value-type="float" office:value="1672" calcext:value-type="float">
            <text:p>1672</text:p>
          </table:table-cell>
          <table:table-cell table:formula="of:=ROUND(AVERAGE([.A306:.A315]))" office:value-type="float" office:value="1671" calcext:value-type="float">
            <text:p>1671</text:p>
          </table:table-cell>
          <table:table-cell table:formula="of:=[.A315]*([.$H$2]/100)+(100-[.$H$2])/100*[.F314]" office:value-type="float" office:value="1670.90426429361" calcext:value-type="float">
            <text:p>1671</text:p>
          </table:table-cell>
          <table:table-cell table:formula="of:=[.A315]*([.$H$2]/100)+(100-[.$H$2])/100*([.G314] * [.$H$3] / 100 + (100-[.$H$3])/100 * [.G313])" office:value-type="float" office:value="1672.08263810849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ROUND(AVERAGE([.A315:.A316]))" office:value-type="float" office:value="1676" calcext:value-type="float">
            <text:p>1676</text:p>
          </table:table-cell>
          <table:table-cell table:formula="of:=ROUND(AVERAGE([.A314:.A316]))" office:value-type="float" office:value="1672" calcext:value-type="float">
            <text:p>1672</text:p>
          </table:table-cell>
          <table:table-cell table:formula="of:=ROUND(AVERAGE([.A311:.A316]))" office:value-type="float" office:value="1672" calcext:value-type="float">
            <text:p>1672</text:p>
          </table:table-cell>
          <table:table-cell table:formula="of:=ROUND(AVERAGE([.A307:.A316]))" office:value-type="float" office:value="1670" calcext:value-type="float">
            <text:p>1670</text:p>
          </table:table-cell>
          <table:table-cell table:formula="of:=[.A316]*([.$H$2]/100)+(100-[.$H$2])/100*[.F315]" office:value-type="float" office:value="1671.92819822021" calcext:value-type="float">
            <text:p>1672</text:p>
          </table:table-cell>
          <table:table-cell table:formula="of:=[.A316]*([.$H$2]/100)+(100-[.$H$2])/100*([.G315] * [.$H$3] / 100 + (100-[.$H$3])/100 * [.G314])" office:value-type="float" office:value="1670.95500623666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ROUND(AVERAGE([.A316:.A317]))" office:value-type="float" office:value="1671" calcext:value-type="float">
            <text:p>1671</text:p>
          </table:table-cell>
          <table:table-cell table:formula="of:=ROUND(AVERAGE([.A315:.A317]))" office:value-type="float" office:value="1673" calcext:value-type="float">
            <text:p>1673</text:p>
          </table:table-cell>
          <table:table-cell table:formula="of:=ROUND(AVERAGE([.A312:.A317]))" office:value-type="float" office:value="1670" calcext:value-type="float">
            <text:p>1670</text:p>
          </table:table-cell>
          <table:table-cell table:formula="of:=ROUND(AVERAGE([.A308:.A317]))" office:value-type="float" office:value="1670" calcext:value-type="float">
            <text:p>1670</text:p>
          </table:table-cell>
          <table:table-cell table:formula="of:=[.A317]*([.$H$2]/100)+(100-[.$H$2])/100*[.F316]" office:value-type="float" office:value="1670.44614866516" calcext:value-type="float">
            <text:p>1670</text:p>
          </table:table-cell>
          <table:table-cell table:formula="of:=[.A317]*([.$H$2]/100)+(100-[.$H$2])/100*([.G316] * [.$H$3] / 100 + (100-[.$H$3])/100 * [.G315])" office:value-type="float" office:value="1670.39283380059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ROUND(AVERAGE([.A317:.A318]))" office:value-type="float" office:value="1665" calcext:value-type="float">
            <text:p>1665</text:p>
          </table:table-cell>
          <table:table-cell table:formula="of:=ROUND(AVERAGE([.A316:.A318]))" office:value-type="float" office:value="1668" calcext:value-type="float">
            <text:p>1668</text:p>
          </table:table-cell>
          <table:table-cell table:formula="of:=ROUND(AVERAGE([.A313:.A318]))" office:value-type="float" office:value="1669" calcext:value-type="float">
            <text:p>1669</text:p>
          </table:table-cell>
          <table:table-cell table:formula="of:=ROUND(AVERAGE([.A309:.A318]))" office:value-type="float" office:value="1670" calcext:value-type="float">
            <text:p>1670</text:p>
          </table:table-cell>
          <table:table-cell table:formula="of:=[.A318]*([.$H$2]/100)+(100-[.$H$2])/100*[.F317]" office:value-type="float" office:value="1668.83461149887" calcext:value-type="float">
            <text:p>1669</text:p>
          </table:table-cell>
          <table:table-cell table:formula="of:=[.A318]*([.$H$2]/100)+(100-[.$H$2])/100*([.G317] * [.$H$3] / 100 + (100-[.$H$3])/100 * [.G316])" office:value-type="float" office:value="1669.13192881209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ROUND(AVERAGE([.A318:.A319]))" office:value-type="float" office:value="1664" calcext:value-type="float">
            <text:p>1664</text:p>
          </table:table-cell>
          <table:table-cell table:formula="of:=ROUND(AVERAGE([.A317:.A319]))" office:value-type="float" office:value="1664" calcext:value-type="float">
            <text:p>1664</text:p>
          </table:table-cell>
          <table:table-cell table:formula="of:=ROUND(AVERAGE([.A314:.A319]))" office:value-type="float" office:value="1668" calcext:value-type="float">
            <text:p>1668</text:p>
          </table:table-cell>
          <table:table-cell table:formula="of:=ROUND(AVERAGE([.A310:.A319]))" office:value-type="float" office:value="1670" calcext:value-type="float">
            <text:p>1670</text:p>
          </table:table-cell>
          <table:table-cell table:formula="of:=[.A319]*([.$H$2]/100)+(100-[.$H$2])/100*[.F318]" office:value-type="float" office:value="1667.37595862415" calcext:value-type="float">
            <text:p>1667</text:p>
          </table:table-cell>
          <table:table-cell table:formula="of:=[.A319]*([.$H$2]/100)+(100-[.$H$2])/100*([.G318] * [.$H$3] / 100 + (100-[.$H$3])/100 * [.G317])" office:value-type="float" office:value="1668.35548960217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ROUND(AVERAGE([.A319:.A320]))" office:value-type="float" office:value="1673" calcext:value-type="float">
            <text:p>1673</text:p>
          </table:table-cell>
          <table:table-cell table:formula="of:=ROUND(AVERAGE([.A318:.A320]))" office:value-type="float" office:value="1670" calcext:value-type="float">
            <text:p>1670</text:p>
          </table:table-cell>
          <table:table-cell table:formula="of:=ROUND(AVERAGE([.A315:.A320]))" office:value-type="float" office:value="1671" calcext:value-type="float">
            <text:p>1671</text:p>
          </table:table-cell>
          <table:table-cell table:formula="of:=ROUND(AVERAGE([.A311:.A320]))" office:value-type="float" office:value="1671" calcext:value-type="float">
            <text:p>1671</text:p>
          </table:table-cell>
          <table:table-cell table:formula="of:=[.A320]*([.$H$2]/100)+(100-[.$H$2])/100*[.F319]" office:value-type="float" office:value="1671.03196896811" calcext:value-type="float">
            <text:p>1671</text:p>
          </table:table-cell>
          <table:table-cell table:formula="of:=[.A320]*([.$H$2]/100)+(100-[.$H$2])/100*([.G319] * [.$H$3] / 100 + (100-[.$H$3])/100 * [.G318])" office:value-type="float" office:value="1672.23248072758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ROUND(AVERAGE([.A320:.A321]))" office:value-type="float" office:value="1680" calcext:value-type="float">
            <text:p>1680</text:p>
          </table:table-cell>
          <table:table-cell table:formula="of:=ROUND(AVERAGE([.A319:.A321]))" office:value-type="float" office:value="1674" calcext:value-type="float">
            <text:p>1674</text:p>
          </table:table-cell>
          <table:table-cell table:formula="of:=ROUND(AVERAGE([.A316:.A321]))" office:value-type="float" office:value="1671" calcext:value-type="float">
            <text:p>1671</text:p>
          </table:table-cell>
          <table:table-cell table:formula="of:=ROUND(AVERAGE([.A312:.A321]))" office:value-type="float" office:value="1670" calcext:value-type="float">
            <text:p>1670</text:p>
          </table:table-cell>
          <table:table-cell table:formula="of:=[.A321]*([.$H$2]/100)+(100-[.$H$2])/100*[.F320]" office:value-type="float" office:value="1672.52397672609" calcext:value-type="float">
            <text:p>1673</text:p>
          </table:table-cell>
          <table:table-cell table:formula="of:=[.A321]*([.$H$2]/100)+(100-[.$H$2])/100*([.G320] * [.$H$3] / 100 + (100-[.$H$3])/100 * [.G319])" office:value-type="float" office:value="1671.09816587044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ROUND(AVERAGE([.A321:.A322]))" office:value-type="float" office:value="1671" calcext:value-type="float">
            <text:p>1671</text:p>
          </table:table-cell>
          <table:table-cell table:formula="of:=ROUND(AVERAGE([.A320:.A322]))" office:value-type="float" office:value="1674" calcext:value-type="float">
            <text:p>1674</text:p>
          </table:table-cell>
          <table:table-cell table:formula="of:=ROUND(AVERAGE([.A317:.A322]))" office:value-type="float" office:value="1669" calcext:value-type="float">
            <text:p>1669</text:p>
          </table:table-cell>
          <table:table-cell table:formula="of:=ROUND(AVERAGE([.A313:.A322]))" office:value-type="float" office:value="1670" calcext:value-type="float">
            <text:p>1670</text:p>
          </table:table-cell>
          <table:table-cell table:formula="of:=[.A322]*([.$H$2]/100)+(100-[.$H$2])/100*[.F321]" office:value-type="float" office:value="1670.39298254456" calcext:value-type="float">
            <text:p>1670</text:p>
          </table:table-cell>
          <table:table-cell table:formula="of:=[.A322]*([.$H$2]/100)+(100-[.$H$2])/100*([.G321] * [.$H$3] / 100 + (100-[.$H$3])/100 * [.G320])" office:value-type="float" office:value="1670.00421331711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ROUND(AVERAGE([.A322:.A323]))" office:value-type="float" office:value="1663" calcext:value-type="float">
            <text:p>1663</text:p>
          </table:table-cell>
          <table:table-cell table:formula="of:=ROUND(AVERAGE([.A321:.A323]))" office:value-type="float" office:value="1668" calcext:value-type="float">
            <text:p>1668</text:p>
          </table:table-cell>
          <table:table-cell table:formula="of:=ROUND(AVERAGE([.A318:.A323]))" office:value-type="float" office:value="1669" calcext:value-type="float">
            <text:p>1669</text:p>
          </table:table-cell>
          <table:table-cell table:formula="of:=ROUND(AVERAGE([.A314:.A323]))" office:value-type="float" office:value="1670" calcext:value-type="float">
            <text:p>1670</text:p>
          </table:table-cell>
          <table:table-cell table:formula="of:=[.A323]*([.$H$2]/100)+(100-[.$H$2])/100*[.F322]" office:value-type="float" office:value="1668.29473690842" calcext:value-type="float">
            <text:p>1668</text:p>
          </table:table-cell>
          <table:table-cell table:formula="of:=[.A323]*([.$H$2]/100)+(100-[.$H$2])/100*([.G322] * [.$H$3] / 100 + (100-[.$H$3])/100 * [.G321])" office:value-type="float" office:value="1668.65953151983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ROUND(AVERAGE([.A323:.A324]))" office:value-type="float" office:value="1665" calcext:value-type="float">
            <text:p>1665</text:p>
          </table:table-cell>
          <table:table-cell table:formula="of:=ROUND(AVERAGE([.A322:.A324]))" office:value-type="float" office:value="1665" calcext:value-type="float">
            <text:p>1665</text:p>
          </table:table-cell>
          <table:table-cell table:formula="of:=ROUND(AVERAGE([.A319:.A324]))" office:value-type="float" office:value="1669" calcext:value-type="float">
            <text:p>1669</text:p>
          </table:table-cell>
          <table:table-cell table:formula="of:=ROUND(AVERAGE([.A315:.A324]))" office:value-type="float" office:value="1670" calcext:value-type="float">
            <text:p>1670</text:p>
          </table:table-cell>
          <table:table-cell table:formula="of:=[.A324]*([.$H$2]/100)+(100-[.$H$2])/100*[.F323]" office:value-type="float" office:value="1668.22105268132" calcext:value-type="float">
            <text:p>1668</text:p>
          </table:table-cell>
          <table:table-cell table:formula="of:=[.A324]*([.$H$2]/100)+(100-[.$H$2])/100*([.G323] * [.$H$3] / 100 + (100-[.$H$3])/100 * [.G322])" office:value-type="float" office:value="1669.30145771824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formula="of:=ROUND(AVERAGE([.A324:.A325]))" office:value-type="float" office:value="1679" calcext:value-type="float">
            <text:p>1679</text:p>
          </table:table-cell>
          <table:table-cell table:formula="of:=ROUND(AVERAGE([.A323:.A325]))" office:value-type="float" office:value="1673" calcext:value-type="float">
            <text:p>1673</text:p>
          </table:table-cell>
          <table:table-cell table:formula="of:=ROUND(AVERAGE([.A320:.A325]))" office:value-type="float" office:value="1674" calcext:value-type="float">
            <text:p>1674</text:p>
          </table:table-cell>
          <table:table-cell table:formula="of:=ROUND(AVERAGE([.A316:.A325]))" office:value-type="float" office:value="1671" calcext:value-type="float">
            <text:p>1671</text:p>
          </table:table-cell>
          <table:table-cell table:formula="of:=[.A325]*([.$H$2]/100)+(100-[.$H$2])/100*[.F324]" office:value-type="float" office:value="1673.41578951099" calcext:value-type="float">
            <text:p>1673</text:p>
          </table:table-cell>
          <table:table-cell table:formula="of:=[.A325]*([.$H$2]/100)+(100-[.$H$2])/100*([.G324] * [.$H$3] / 100 + (100-[.$H$3])/100 * [.G323])" office:value-type="float" office:value="1673.84093756963" calcext:value-type="float">
            <text:p>1674</text:p>
          </table:table-cell>
          <table:table-cell table:number-columns-repeated="3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ROUND(AVERAGE([.A325:.A326]))" office:value-type="float" office:value="1683" calcext:value-type="float">
            <text:p>1683</text:p>
          </table:table-cell>
          <table:table-cell table:formula="of:=ROUND(AVERAGE([.A324:.A326]))" office:value-type="float" office:value="1678" calcext:value-type="float">
            <text:p>1678</text:p>
          </table:table-cell>
          <table:table-cell table:formula="of:=ROUND(AVERAGE([.A321:.A326]))" office:value-type="float" office:value="1673" calcext:value-type="float">
            <text:p>1673</text:p>
          </table:table-cell>
          <table:table-cell table:formula="of:=ROUND(AVERAGE([.A317:.A326]))" office:value-type="float" office:value="1671" calcext:value-type="float">
            <text:p>1671</text:p>
          </table:table-cell>
          <table:table-cell table:formula="of:=[.A326]*([.$H$2]/100)+(100-[.$H$2])/100*[.F325]" office:value-type="float" office:value="1674.31184213324" calcext:value-type="float">
            <text:p>1674</text:p>
          </table:table-cell>
          <table:table-cell table:formula="of:=[.A326]*([.$H$2]/100)+(100-[.$H$2])/100*([.G325] * [.$H$3] / 100 + (100-[.$H$3])/100 * [.G324])" office:value-type="float" office:value="1671.90701526639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ROUND(AVERAGE([.A326:.A327]))" office:value-type="float" office:value="1670" calcext:value-type="float">
            <text:p>1670</text:p>
          </table:table-cell>
          <table:table-cell table:formula="of:=ROUND(AVERAGE([.A325:.A327]))" office:value-type="float" office:value="1676" calcext:value-type="float">
            <text:p>1676</text:p>
          </table:table-cell>
          <table:table-cell table:formula="of:=ROUND(AVERAGE([.A322:.A327]))" office:value-type="float" office:value="1671" calcext:value-type="float">
            <text:p>1671</text:p>
          </table:table-cell>
          <table:table-cell table:formula="of:=ROUND(AVERAGE([.A318:.A327]))" office:value-type="float" office:value="1671" calcext:value-type="float">
            <text:p>1671</text:p>
          </table:table-cell>
          <table:table-cell table:formula="of:=[.A327]*([.$H$2]/100)+(100-[.$H$2])/100*[.F326]" office:value-type="float" office:value="1671.48388159993" calcext:value-type="float">
            <text:p>1671</text:p>
          </table:table-cell>
          <table:table-cell table:formula="of:=[.A327]*([.$H$2]/100)+(100-[.$H$2])/100*([.G326] * [.$H$3] / 100 + (100-[.$H$3])/100 * [.G325])" office:value-type="float" office:value="1670.84061483174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ROUND(AVERAGE([.A327:.A328]))" office:value-type="float" office:value="1662" calcext:value-type="float">
            <text:p>1662</text:p>
          </table:table-cell>
          <table:table-cell table:formula="of:=ROUND(AVERAGE([.A326:.A328]))" office:value-type="float" office:value="1667" calcext:value-type="float">
            <text:p>1667</text:p>
          </table:table-cell>
          <table:table-cell table:formula="of:=ROUND(AVERAGE([.A323:.A328]))" office:value-type="float" office:value="1670" calcext:value-type="float">
            <text:p>1670</text:p>
          </table:table-cell>
          <table:table-cell table:formula="of:=ROUND(AVERAGE([.A319:.A328]))" office:value-type="float" office:value="1671" calcext:value-type="float">
            <text:p>1671</text:p>
          </table:table-cell>
          <table:table-cell table:formula="of:=[.A328]*([.$H$2]/100)+(100-[.$H$2])/100*[.F327]" office:value-type="float" office:value="1668.86291119995" calcext:value-type="float">
            <text:p>1669</text:p>
          </table:table-cell>
          <table:table-cell table:formula="of:=[.A328]*([.$H$2]/100)+(100-[.$H$2])/100*([.G327] * [.$H$3] / 100 + (100-[.$H$3])/100 * [.G326])" office:value-type="float" office:value="1669.02030138459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ROUND(AVERAGE([.A328:.A329]))" office:value-type="float" office:value="1667" calcext:value-type="float">
            <text:p>1667</text:p>
          </table:table-cell>
          <table:table-cell table:formula="of:=ROUND(AVERAGE([.A327:.A329]))" office:value-type="float" office:value="1666" calcext:value-type="float">
            <text:p>1666</text:p>
          </table:table-cell>
          <table:table-cell table:formula="of:=ROUND(AVERAGE([.A324:.A329]))" office:value-type="float" office:value="1672" calcext:value-type="float">
            <text:p>1672</text:p>
          </table:table-cell>
          <table:table-cell table:formula="of:=ROUND(AVERAGE([.A320:.A329]))" office:value-type="float" office:value="1672" calcext:value-type="float">
            <text:p>1672</text:p>
          </table:table-cell>
          <table:table-cell table:formula="of:=[.A329]*([.$H$2]/100)+(100-[.$H$2])/100*[.F328]" office:value-type="float" office:value="1669.89718339996" calcext:value-type="float">
            <text:p>1670</text:p>
          </table:table-cell>
          <table:table-cell table:formula="of:=[.A329]*([.$H$2]/100)+(100-[.$H$2])/100*([.G328] * [.$H$3] / 100 + (100-[.$H$3])/100 * [.G327])" office:value-type="float" office:value="1671.10741410673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formula="of:=ROUND(AVERAGE([.A329:.A330]))" office:value-type="float" office:value="1680" calcext:value-type="float">
            <text:p>1680</text:p>
          </table:table-cell>
          <table:table-cell table:formula="of:=ROUND(AVERAGE([.A328:.A330]))" office:value-type="float" office:value="1674" calcext:value-type="float">
            <text:p>1674</text:p>
          </table:table-cell>
          <table:table-cell table:formula="of:=ROUND(AVERAGE([.A325:.A330]))" office:value-type="float" office:value="1675" calcext:value-type="float">
            <text:p>1675</text:p>
          </table:table-cell>
          <table:table-cell table:formula="of:=ROUND(AVERAGE([.A321:.A330]))" office:value-type="float" office:value="1672" calcext:value-type="float">
            <text:p>1672</text:p>
          </table:table-cell>
          <table:table-cell table:formula="of:=[.A330]*([.$H$2]/100)+(100-[.$H$2])/100*[.F329]" office:value-type="float" office:value="1674.17288754997" calcext:value-type="float">
            <text:p>1674</text:p>
          </table:table-cell>
          <table:table-cell table:formula="of:=[.A330]*([.$H$2]/100)+(100-[.$H$2])/100*([.G329] * [.$H$3] / 100 + (100-[.$H$3])/100 * [.G328])" office:value-type="float" office:value="1673.82829294677" calcext:value-type="float">
            <text:p>1674</text:p>
          </table:table-cell>
          <table:table-cell table:number-columns-repeated="3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ROUND(AVERAGE([.A330:.A331]))" office:value-type="float" office:value="1683" calcext:value-type="float">
            <text:p>1683</text:p>
          </table:table-cell>
          <table:table-cell table:formula="of:=ROUND(AVERAGE([.A329:.A331]))" office:value-type="float" office:value="1679" calcext:value-type="float">
            <text:p>1679</text:p>
          </table:table-cell>
          <table:table-cell table:formula="of:=ROUND(AVERAGE([.A326:.A331]))" office:value-type="float" office:value="1673" calcext:value-type="float">
            <text:p>1673</text:p>
          </table:table-cell>
          <table:table-cell table:formula="of:=ROUND(AVERAGE([.A322:.A331]))" office:value-type="float" office:value="1672" calcext:value-type="float">
            <text:p>1672</text:p>
          </table:table-cell>
          <table:table-cell table:formula="of:=[.A331]*([.$H$2]/100)+(100-[.$H$2])/100*[.F330]" office:value-type="float" office:value="1675.12966566248" calcext:value-type="float">
            <text:p>1675</text:p>
          </table:table-cell>
          <table:table-cell table:formula="of:=[.A331]*([.$H$2]/100)+(100-[.$H$2])/100*([.G330] * [.$H$3] / 100 + (100-[.$H$3])/100 * [.G329])" office:value-type="float" office:value="1673.23869240605" calcext:value-type="float">
            <text:p>1673</text:p>
          </table:table-cell>
          <table:table-cell table:number-columns-repeated="3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ROUND(AVERAGE([.A331:.A332]))" office:value-type="float" office:value="1675" calcext:value-type="float">
            <text:p>1675</text:p>
          </table:table-cell>
          <table:table-cell table:formula="of:=ROUND(AVERAGE([.A330:.A332]))" office:value-type="float" office:value="1679" calcext:value-type="float">
            <text:p>1679</text:p>
          </table:table-cell>
          <table:table-cell table:formula="of:=ROUND(AVERAGE([.A327:.A332]))" office:value-type="float" office:value="1672" calcext:value-type="float">
            <text:p>1672</text:p>
          </table:table-cell>
          <table:table-cell table:formula="of:=ROUND(AVERAGE([.A323:.A332]))" office:value-type="float" office:value="1673" calcext:value-type="float">
            <text:p>1673</text:p>
          </table:table-cell>
          <table:table-cell table:formula="of:=[.A332]*([.$H$2]/100)+(100-[.$H$2])/100*[.F331]" office:value-type="float" office:value="1674.34724924686" calcext:value-type="float">
            <text:p>1674</text:p>
          </table:table-cell>
          <table:table-cell table:formula="of:=[.A332]*([.$H$2]/100)+(100-[.$H$2])/100*([.G331] * [.$H$3] / 100 + (100-[.$H$3])/100 * [.G330])" office:value-type="float" office:value="1673.28277962897" calcext:value-type="float">
            <text:p>1673</text:p>
          </table:table-cell>
          <table:table-cell table:number-columns-repeated="3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ROUND(AVERAGE([.A332:.A333]))" office:value-type="float" office:value="1675" calcext:value-type="float">
            <text:p>1675</text:p>
          </table:table-cell>
          <table:table-cell table:formula="of:=ROUND(AVERAGE([.A331:.A333]))" office:value-type="float" office:value="1676" calcext:value-type="float">
            <text:p>1676</text:p>
          </table:table-cell>
          <table:table-cell table:formula="of:=ROUND(AVERAGE([.A328:.A333]))" office:value-type="float" office:value="1675" calcext:value-type="float">
            <text:p>1675</text:p>
          </table:table-cell>
          <table:table-cell table:formula="of:=ROUND(AVERAGE([.A324:.A333]))" office:value-type="float" office:value="1675" calcext:value-type="float">
            <text:p>1675</text:p>
          </table:table-cell>
          <table:table-cell table:formula="of:=[.A333]*([.$H$2]/100)+(100-[.$H$2])/100*[.F332]" office:value-type="float" office:value="1675.01043693514" calcext:value-type="float">
            <text:p>1675</text:p>
          </table:table-cell>
          <table:table-cell table:formula="of:=[.A333]*([.$H$2]/100)+(100-[.$H$2])/100*([.G332] * [.$H$3] / 100 + (100-[.$H$3])/100 * [.G331])" office:value-type="float" office:value="1674.18563238798" calcext:value-type="float">
            <text:p>1674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ROUND(AVERAGE([.A333:.A334]))" office:value-type="float" office:value="1677" calcext:value-type="float">
            <text:p>1677</text:p>
          </table:table-cell>
          <table:table-cell table:formula="of:=ROUND(AVERAGE([.A332:.A334]))" office:value-type="float" office:value="1675" calcext:value-type="float">
            <text:p>1675</text:p>
          </table:table-cell>
          <table:table-cell table:formula="of:=ROUND(AVERAGE([.A329:.A334]))" office:value-type="float" office:value="1677" calcext:value-type="float">
            <text:p>1677</text:p>
          </table:table-cell>
          <table:table-cell table:formula="of:=ROUND(AVERAGE([.A325:.A334]))" office:value-type="float" office:value="1675" calcext:value-type="float">
            <text:p>1675</text:p>
          </table:table-cell>
          <table:table-cell table:formula="of:=[.A334]*([.$H$2]/100)+(100-[.$H$2])/100*[.F333]" office:value-type="float" office:value="1675.25782770136" calcext:value-type="float">
            <text:p>1675</text:p>
          </table:table-cell>
          <table:table-cell table:formula="of:=[.A334]*([.$H$2]/100)+(100-[.$H$2])/100*([.G333] * [.$H$3] / 100 + (100-[.$H$3])/100 * [.G332])" office:value-type="float" office:value="1674.09751263558" calcext:value-type="float">
            <text:p>1674</text:p>
          </table:table-cell>
          <table:table-cell table:number-columns-repeated="3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ROUND(AVERAGE([.A334:.A335]))" office:value-type="float" office:value="1547" calcext:value-type="float">
            <text:p>1547</text:p>
          </table:table-cell>
          <table:table-cell table:formula="of:=ROUND(AVERAGE([.A333:.A335]))" office:value-type="float" office:value="1590" calcext:value-type="float">
            <text:p>1590</text:p>
          </table:table-cell>
          <table:table-cell table:formula="of:=ROUND(AVERAGE([.A330:.A335]))" office:value-type="float" office:value="1635" calcext:value-type="float">
            <text:p>1635</text:p>
          </table:table-cell>
          <table:table-cell table:formula="of:=ROUND(AVERAGE([.A326:.A335]))" office:value-type="float" office:value="1648" calcext:value-type="float">
            <text:p>1648</text:p>
          </table:table-cell>
          <table:table-cell table:formula="of:=[.A335]*([.$H$2]/100)+(100-[.$H$2])/100*[.F334]" office:value-type="float" office:value="1610.94337077602" calcext:value-type="float">
            <text:p>1611</text:p>
          </table:table-cell>
          <table:table-cell table:formula="of:=[.A335]*([.$H$2]/100)+(100-[.$H$2])/100*([.G334] * [.$H$3] / 100 + (100-[.$H$3])/100 * [.G333])" office:value-type="float" office:value="1610.12600632812" calcext:value-type="float">
            <text:p>1610</text:p>
          </table:table-cell>
          <table:table-cell table:number-columns-repeated="3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ROUND(AVERAGE([.A335:.A336]))" office:value-type="float" office:value="1332" calcext:value-type="float">
            <text:p>1332</text:p>
          </table:table-cell>
          <table:table-cell table:formula="of:=ROUND(AVERAGE([.A334:.A336]))" office:value-type="float" office:value="1446" calcext:value-type="float">
            <text:p>1446</text:p>
          </table:table-cell>
          <table:table-cell table:formula="of:=ROUND(AVERAGE([.A331:.A336]))" office:value-type="float" office:value="1561" calcext:value-type="float">
            <text:p>1561</text:p>
          </table:table-cell>
          <table:table-cell table:formula="of:=ROUND(AVERAGE([.A327:.A336]))" office:value-type="float" office:value="1605" calcext:value-type="float">
            <text:p>1605</text:p>
          </table:table-cell>
          <table:table-cell table:formula="of:=[.A336]*([.$H$2]/100)+(100-[.$H$2])/100*[.F335]" office:value-type="float" office:value="1519.45752808201" calcext:value-type="float">
            <text:p>1519</text:p>
          </table:table-cell>
          <table:table-cell table:formula="of:=[.A336]*([.$H$2]/100)+(100-[.$H$2])/100*([.G335] * [.$H$3] / 100 + (100-[.$H$3])/100 * [.G334])" office:value-type="float" office:value="1557.22740853057" calcext:value-type="float">
            <text:p>1557</text:p>
          </table:table-cell>
          <table:table-cell table:number-columns-repeated="3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ROUND(AVERAGE([.A336:.A337]))" office:value-type="float" office:value="1244" calcext:value-type="float">
            <text:p>1244</text:p>
          </table:table-cell>
          <table:table-cell table:formula="of:=ROUND(AVERAGE([.A335:.A337]))" office:value-type="float" office:value="1302" calcext:value-type="float">
            <text:p>1302</text:p>
          </table:table-cell>
          <table:table-cell table:formula="of:=ROUND(AVERAGE([.A332:.A337]))" office:value-type="float" office:value="1488" calcext:value-type="float">
            <text:p>1488</text:p>
          </table:table-cell>
          <table:table-cell table:formula="of:=ROUND(AVERAGE([.A328:.A337]))" office:value-type="float" office:value="1563" calcext:value-type="float">
            <text:p>1563</text:p>
          </table:table-cell>
          <table:table-cell table:formula="of:=[.A337]*([.$H$2]/100)+(100-[.$H$2])/100*[.F336]" office:value-type="float" office:value="1450.09314606151" calcext:value-type="float">
            <text:p>1450</text:p>
          </table:table-cell>
          <table:table-cell table:formula="of:=[.A337]*([.$H$2]/100)+(100-[.$H$2])/100*([.G336] * [.$H$3] / 100 + (100-[.$H$3])/100 * [.G335])" office:value-type="float" office:value="1510.15971507646" calcext:value-type="float">
            <text:p>1510</text:p>
          </table:table-cell>
          <table:table-cell table:number-columns-repeated="3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ROUND(AVERAGE([.A337:.A338]))" office:value-type="float" office:value="1210" calcext:value-type="float">
            <text:p>1210</text:p>
          </table:table-cell>
          <table:table-cell table:formula="of:=ROUND(AVERAGE([.A336:.A338]))" office:value-type="float" office:value="1221" calcext:value-type="float">
            <text:p>1221</text:p>
          </table:table-cell>
          <table:table-cell table:formula="of:=ROUND(AVERAGE([.A333:.A338]))" office:value-type="float" office:value="1406" calcext:value-type="float">
            <text:p>1406</text:p>
          </table:table-cell>
          <table:table-cell table:formula="of:=ROUND(AVERAGE([.A329:.A338]))" office:value-type="float" office:value="1515" calcext:value-type="float">
            <text:p>1515</text:p>
          </table:table-cell>
          <table:table-cell table:formula="of:=[.A338]*([.$H$2]/100)+(100-[.$H$2])/100*[.F337]" office:value-type="float" office:value="1381.81985954613" calcext:value-type="float">
            <text:p>1382</text:p>
          </table:table-cell>
          <table:table-cell table:formula="of:=[.A338]*([.$H$2]/100)+(100-[.$H$2])/100*([.G337] * [.$H$3] / 100 + (100-[.$H$3])/100 * [.G336])" office:value-type="float" office:value="1455.11040237981" calcext:value-type="float">
            <text:p>1455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ROUND(AVERAGE([.A338:.A339]))" office:value-type="float" office:value="1189" calcext:value-type="float">
            <text:p>1189</text:p>
          </table:table-cell>
          <table:table-cell table:formula="of:=ROUND(AVERAGE([.A337:.A339]))" office:value-type="float" office:value="1206" calcext:value-type="float">
            <text:p>1206</text:p>
          </table:table-cell>
          <table:table-cell table:formula="of:=ROUND(AVERAGE([.A334:.A339]))" office:value-type="float" office:value="1326" calcext:value-type="float">
            <text:p>1326</text:p>
          </table:table-cell>
          <table:table-cell table:formula="of:=ROUND(AVERAGE([.A330:.A339]))" office:value-type="float" office:value="1467" calcext:value-type="float">
            <text:p>1467</text:p>
          </table:table-cell>
          <table:table-cell table:formula="of:=[.A339]*([.$H$2]/100)+(100-[.$H$2])/100*[.F338]" office:value-type="float" office:value="1336.3648946596" calcext:value-type="float">
            <text:p>1336</text:p>
          </table:table-cell>
          <table:table-cell table:formula="of:=[.A339]*([.$H$2]/100)+(100-[.$H$2])/100*([.G338] * [.$H$3] / 100 + (100-[.$H$3])/100 * [.G337])" office:value-type="float" office:value="1424.36238940285" calcext:value-type="float">
            <text:p>1424</text:p>
          </table:table-cell>
          <table:table-cell table:number-columns-repeated="3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ROUND(AVERAGE([.A339:.A340]))" office:value-type="float" office:value="1195" calcext:value-type="float">
            <text:p>1195</text:p>
          </table:table-cell>
          <table:table-cell table:formula="of:=ROUND(AVERAGE([.A338:.A340]))" office:value-type="float" office:value="1189" calcext:value-type="float">
            <text:p>1189</text:p>
          </table:table-cell>
          <table:table-cell table:formula="of:=ROUND(AVERAGE([.A335:.A340]))" office:value-type="float" office:value="1245" calcext:value-type="float">
            <text:p>1245</text:p>
          </table:table-cell>
          <table:table-cell table:formula="of:=ROUND(AVERAGE([.A331:.A340]))" office:value-type="float" office:value="1417" calcext:value-type="float">
            <text:p>1417</text:p>
          </table:table-cell>
          <table:table-cell table:formula="of:=[.A340]*([.$H$2]/100)+(100-[.$H$2])/100*[.F339]" office:value-type="float" office:value="1299.5236709947" calcext:value-type="float">
            <text:p>1300</text:p>
          </table:table-cell>
          <table:table-cell table:formula="of:=[.A340]*([.$H$2]/100)+(100-[.$H$2])/100*([.G339] * [.$H$3] / 100 + (100-[.$H$3])/100 * [.G338])" office:value-type="float" office:value="1383.97059983831" calcext:value-type="float">
            <text:p>1384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ROUND(AVERAGE([.A340:.A341]))" office:value-type="float" office:value="1189" calcext:value-type="float">
            <text:p>1189</text:p>
          </table:table-cell>
          <table:table-cell table:formula="of:=ROUND(AVERAGE([.A339:.A341]))" office:value-type="float" office:value="1192" calcext:value-type="float">
            <text:p>1192</text:p>
          </table:table-cell>
          <table:table-cell table:formula="of:=ROUND(AVERAGE([.A336:.A341]))" office:value-type="float" office:value="1207" calcext:value-type="float">
            <text:p>1207</text:p>
          </table:table-cell>
          <table:table-cell table:formula="of:=ROUND(AVERAGE([.A332:.A341]))" office:value-type="float" office:value="1368" calcext:value-type="float">
            <text:p>1368</text:p>
          </table:table-cell>
          <table:table-cell table:formula="of:=[.A341]*([.$H$2]/100)+(100-[.$H$2])/100*[.F340]" office:value-type="float" office:value="1271.64275324602" calcext:value-type="float">
            <text:p>1272</text:p>
          </table:table-cell>
          <table:table-cell table:formula="of:=[.A341]*([.$H$2]/100)+(100-[.$H$2])/100*([.G340] * [.$H$3] / 100 + (100-[.$H$3])/100 * [.G339])" office:value-type="float" office:value="1359.21302361745" calcext:value-type="float">
            <text:p>1359</text:p>
          </table:table-cell>
          <table:table-cell table:number-columns-repeated="3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ROUND(AVERAGE([.A341:.A342]))" office:value-type="float" office:value="1180" calcext:value-type="float">
            <text:p>1180</text:p>
          </table:table-cell>
          <table:table-cell table:formula="of:=ROUND(AVERAGE([.A340:.A342]))" office:value-type="float" office:value="1183" calcext:value-type="float">
            <text:p>1183</text:p>
          </table:table-cell>
          <table:table-cell table:formula="of:=ROUND(AVERAGE([.A337:.A342]))" office:value-type="float" office:value="1195" calcext:value-type="float">
            <text:p>1195</text:p>
          </table:table-cell>
          <table:table-cell table:formula="of:=ROUND(AVERAGE([.A333:.A342]))" office:value-type="float" office:value="1318" calcext:value-type="float">
            <text:p>1318</text:p>
          </table:table-cell>
          <table:table-cell table:formula="of:=[.A342]*([.$H$2]/100)+(100-[.$H$2])/100*[.F341]" office:value-type="float" office:value="1246.48206493452" calcext:value-type="float">
            <text:p>1246</text:p>
          </table:table-cell>
          <table:table-cell table:formula="of:=[.A342]*([.$H$2]/100)+(100-[.$H$2])/100*([.G341] * [.$H$3] / 100 + (100-[.$H$3])/100 * [.G340])" office:value-type="float" office:value="1327.01431344561" calcext:value-type="float">
            <text:p>1327</text:p>
          </table:table-cell>
          <table:table-cell table:number-columns-repeated="3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ROUND(AVERAGE([.A342:.A343]))" office:value-type="float" office:value="1161" calcext:value-type="float">
            <text:p>1161</text:p>
          </table:table-cell>
          <table:table-cell table:formula="of:=ROUND(AVERAGE([.A341:.A343]))" office:value-type="float" office:value="1170" calcext:value-type="float">
            <text:p>1170</text:p>
          </table:table-cell>
          <table:table-cell table:formula="of:=ROUND(AVERAGE([.A338:.A343]))" office:value-type="float" office:value="1179" calcext:value-type="float">
            <text:p>1179</text:p>
          </table:table-cell>
          <table:table-cell table:formula="of:=ROUND(AVERAGE([.A334:.A343]))" office:value-type="float" office:value="1266" calcext:value-type="float">
            <text:p>1266</text:p>
          </table:table-cell>
          <table:table-cell table:formula="of:=[.A343]*([.$H$2]/100)+(100-[.$H$2])/100*[.F342]" office:value-type="float" office:value="1222.61154870089" calcext:value-type="float">
            <text:p>1223</text:p>
          </table:table-cell>
          <table:table-cell table:formula="of:=[.A343]*([.$H$2]/100)+(100-[.$H$2])/100*([.G342] * [.$H$3] / 100 + (100-[.$H$3])/100 * [.G341])" office:value-type="float" office:value="1302.32996118731" calcext:value-type="float">
            <text:p>1302</text:p>
          </table:table-cell>
          <table:table-cell table:number-columns-repeated="3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ROUND(AVERAGE([.A343:.A344]))" office:value-type="float" office:value="1136" calcext:value-type="float">
            <text:p>1136</text:p>
          </table:table-cell>
          <table:table-cell table:formula="of:=ROUND(AVERAGE([.A342:.A344]))" office:value-type="float" office:value="1148" calcext:value-type="float">
            <text:p>1148</text:p>
          </table:table-cell>
          <table:table-cell table:formula="of:=ROUND(AVERAGE([.A339:.A344]))" office:value-type="float" office:value="1170" calcext:value-type="float">
            <text:p>1170</text:p>
          </table:table-cell>
          <table:table-cell table:formula="of:=ROUND(AVERAGE([.A335:.A344]))" office:value-type="float" office:value="1210" calcext:value-type="float">
            <text:p>1210</text:p>
          </table:table-cell>
          <table:table-cell table:formula="of:=[.A344]*([.$H$2]/100)+(100-[.$H$2])/100*[.F343]" office:value-type="float" office:value="1197.20866152567" calcext:value-type="float">
            <text:p>1197</text:p>
          </table:table-cell>
          <table:table-cell table:formula="of:=[.A344]*([.$H$2]/100)+(100-[.$H$2])/100*([.G343] * [.$H$3] / 100 + (100-[.$H$3])/100 * [.G342])" office:value-type="float" office:value="1271.80808224546" calcext:value-type="float">
            <text:p>1272</text:p>
          </table:table-cell>
          <table:table-cell table:number-columns-repeated="3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ROUND(AVERAGE([.A344:.A345]))" office:value-type="float" office:value="1133" calcext:value-type="float">
            <text:p>1133</text:p>
          </table:table-cell>
          <table:table-cell table:formula="of:=ROUND(AVERAGE([.A343:.A345]))" office:value-type="float" office:value="1139" calcext:value-type="float">
            <text:p>1139</text:p>
          </table:table-cell>
          <table:table-cell table:formula="of:=ROUND(AVERAGE([.A340:.A345]))" office:value-type="float" office:value="1161" calcext:value-type="float">
            <text:p>1161</text:p>
          </table:table-cell>
          <table:table-cell table:formula="of:=ROUND(AVERAGE([.A336:.A345]))" office:value-type="float" office:value="1183" calcext:value-type="float">
            <text:p>1183</text:p>
          </table:table-cell>
          <table:table-cell table:formula="of:=[.A345]*([.$H$2]/100)+(100-[.$H$2])/100*[.F344]" office:value-type="float" office:value="1183.90649614425" calcext:value-type="float">
            <text:p>1184</text:p>
          </table:table-cell>
          <table:table-cell table:formula="of:=[.A345]*([.$H$2]/100)+(100-[.$H$2])/100*([.G344] * [.$H$3] / 100 + (100-[.$H$3])/100 * [.G343])" office:value-type="float" office:value="1258.16918904921" calcext:value-type="float">
            <text:p>1258</text:p>
          </table:table-cell>
          <table:table-cell table:number-columns-repeated="3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ROUND(AVERAGE([.A345:.A346]))" office:value-type="float" office:value="1137" calcext:value-type="float">
            <text:p>1137</text:p>
          </table:table-cell>
          <table:table-cell table:formula="of:=ROUND(AVERAGE([.A344:.A346]))" office:value-type="float" office:value="1131" calcext:value-type="float">
            <text:p>1131</text:p>
          </table:table-cell>
          <table:table-cell table:formula="of:=ROUND(AVERAGE([.A341:.A346]))" office:value-type="float" office:value="1151" calcext:value-type="float">
            <text:p>1151</text:p>
          </table:table-cell>
          <table:table-cell table:formula="of:=ROUND(AVERAGE([.A337:.A346]))" office:value-type="float" office:value="1171" calcext:value-type="float">
            <text:p>1171</text:p>
          </table:table-cell>
          <table:table-cell table:formula="of:=[.A346]*([.$H$2]/100)+(100-[.$H$2])/100*[.F345]" office:value-type="float" office:value="1170.17987210819" calcext:value-type="float">
            <text:p>1170</text:p>
          </table:table-cell>
          <table:table-cell table:formula="of:=[.A346]*([.$H$2]/100)+(100-[.$H$2])/100*([.G345] * [.$H$3] / 100 + (100-[.$H$3])/100 * [.G344])" office:value-type="float" office:value="1234.06022770466" calcext:value-type="float">
            <text:p>1234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ROUND(AVERAGE([.A346:.A347]))" office:value-type="float" office:value="1120" calcext:value-type="float">
            <text:p>1120</text:p>
          </table:table-cell>
          <table:table-cell table:formula="of:=ROUND(AVERAGE([.A345:.A347]))" office:value-type="float" office:value="1128" calcext:value-type="float">
            <text:p>1128</text:p>
          </table:table-cell>
          <table:table-cell table:formula="of:=ROUND(AVERAGE([.A342:.A347]))" office:value-type="float" office:value="1138" calcext:value-type="float">
            <text:p>1138</text:p>
          </table:table-cell>
          <table:table-cell table:formula="of:=ROUND(AVERAGE([.A338:.A347]))" office:value-type="float" office:value="1158" calcext:value-type="float">
            <text:p>1158</text:p>
          </table:table-cell>
          <table:table-cell table:formula="of:=[.A347]*([.$H$2]/100)+(100-[.$H$2])/100*[.F346]" office:value-type="float" office:value="1155.38490408114" calcext:value-type="float">
            <text:p>1155</text:p>
          </table:table-cell>
          <table:table-cell table:formula="of:=[.A347]*([.$H$2]/100)+(100-[.$H$2])/100*([.G346] * [.$H$3] / 100 + (100-[.$H$3])/100 * [.G345])" office:value-type="float" office:value="1217.76054758522" calcext:value-type="float">
            <text:p>1218</text:p>
          </table:table-cell>
          <table:table-cell table:number-columns-repeated="3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ROUND(AVERAGE([.A347:.A348]))" office:value-type="float" office:value="1122" calcext:value-type="float">
            <text:p>1122</text:p>
          </table:table-cell>
          <table:table-cell table:formula="of:=ROUND(AVERAGE([.A346:.A348]))" office:value-type="float" office:value="1124" calcext:value-type="float">
            <text:p>1124</text:p>
          </table:table-cell>
          <table:table-cell table:formula="of:=ROUND(AVERAGE([.A343:.A348]))" office:value-type="float" office:value="1131" calcext:value-type="float">
            <text:p>1131</text:p>
          </table:table-cell>
          <table:table-cell table:formula="of:=ROUND(AVERAGE([.A339:.A348]))" office:value-type="float" office:value="1154" calcext:value-type="float">
            <text:p>1154</text:p>
          </table:table-cell>
          <table:table-cell table:formula="of:=[.A348]*([.$H$2]/100)+(100-[.$H$2])/100*[.F347]" office:value-type="float" office:value="1149.53867806086" calcext:value-type="float">
            <text:p>1150</text:p>
          </table:table-cell>
          <table:table-cell table:formula="of:=[.A348]*([.$H$2]/100)+(100-[.$H$2])/100*([.G347] * [.$H$3] / 100 + (100-[.$H$3])/100 * [.G346])" office:value-type="float" office:value="1206.10021876058" calcext:value-type="float">
            <text:p>1206</text:p>
          </table:table-cell>
          <table:table-cell table:number-columns-repeated="3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ROUND(AVERAGE([.A348:.A349]))" office:value-type="float" office:value="1124" calcext:value-type="float">
            <text:p>1124</text:p>
          </table:table-cell>
          <table:table-cell table:formula="of:=ROUND(AVERAGE([.A347:.A349]))" office:value-type="float" office:value="1119" calcext:value-type="float">
            <text:p>1119</text:p>
          </table:table-cell>
          <table:table-cell table:formula="of:=ROUND(AVERAGE([.A344:.A349]))" office:value-type="float" office:value="1125" calcext:value-type="float">
            <text:p>1125</text:p>
          </table:table-cell>
          <table:table-cell table:formula="of:=ROUND(AVERAGE([.A340:.A349]))" office:value-type="float" office:value="1145" calcext:value-type="float">
            <text:p>1145</text:p>
          </table:table-cell>
          <table:table-cell table:formula="of:=[.A349]*([.$H$2]/100)+(100-[.$H$2])/100*[.F348]" office:value-type="float" office:value="1140.90400854564" calcext:value-type="float">
            <text:p>1141</text:p>
          </table:table-cell>
          <table:table-cell table:formula="of:=[.A349]*([.$H$2]/100)+(100-[.$H$2])/100*([.G348] * [.$H$3] / 100 + (100-[.$H$3])/100 * [.G347])" office:value-type="float" office:value="1190.32136136522" calcext:value-type="float">
            <text:p>1190</text:p>
          </table:table-cell>
          <table:table-cell table:number-columns-repeated="3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ROUND(AVERAGE([.A349:.A350]))" office:value-type="float" office:value="1121" calcext:value-type="float">
            <text:p>1121</text:p>
          </table:table-cell>
          <table:table-cell table:formula="of:=ROUND(AVERAGE([.A348:.A350]))" office:value-type="float" office:value="1124" calcext:value-type="float">
            <text:p>1124</text:p>
          </table:table-cell>
          <table:table-cell table:formula="of:=ROUND(AVERAGE([.A345:.A350]))" office:value-type="float" office:value="1126" calcext:value-type="float">
            <text:p>1126</text:p>
          </table:table-cell>
          <table:table-cell table:formula="of:=ROUND(AVERAGE([.A341:.A350]))" office:value-type="float" office:value="1139" calcext:value-type="float">
            <text:p>1139</text:p>
          </table:table-cell>
          <table:table-cell table:formula="of:=[.A350]*([.$H$2]/100)+(100-[.$H$2])/100*[.F349]" office:value-type="float" office:value="1137.17800640923" calcext:value-type="float">
            <text:p>1137</text:p>
          </table:table-cell>
          <table:table-cell table:formula="of:=[.A350]*([.$H$2]/100)+(100-[.$H$2])/100*([.G349] * [.$H$3] / 100 + (100-[.$H$3])/100 * [.G348])" office:value-type="float" office:value="1183.70833546113" calcext:value-type="float">
            <text:p>1184</text:p>
          </table:table-cell>
          <table:table-cell table:number-columns-repeated="3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ROUND(AVERAGE([.A350:.A351]))" office:value-type="float" office:value="1125" calcext:value-type="float">
            <text:p>1125</text:p>
          </table:table-cell>
          <table:table-cell table:formula="of:=ROUND(AVERAGE([.A349:.A351]))" office:value-type="float" office:value="1122" calcext:value-type="float">
            <text:p>1122</text:p>
          </table:table-cell>
          <table:table-cell table:formula="of:=ROUND(AVERAGE([.A346:.A351]))" office:value-type="float" office:value="1123" calcext:value-type="float">
            <text:p>1123</text:p>
          </table:table-cell>
          <table:table-cell table:formula="of:=ROUND(AVERAGE([.A342:.A351]))" office:value-type="float" office:value="1132" calcext:value-type="float">
            <text:p>1132</text:p>
          </table:table-cell>
          <table:table-cell table:formula="of:=[.A351]*([.$H$2]/100)+(100-[.$H$2])/100*[.F350]" office:value-type="float" office:value="1133.88350480692" calcext:value-type="float">
            <text:p>1134</text:p>
          </table:table-cell>
          <table:table-cell table:formula="of:=[.A351]*([.$H$2]/100)+(100-[.$H$2])/100*([.G350] * [.$H$3] / 100 + (100-[.$H$3])/100 * [.G349])" office:value-type="float" office:value="1172.7490671383" calcext:value-type="float">
            <text:p>1173</text:p>
          </table:table-cell>
          <table:table-cell table:number-columns-repeated="3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ROUND(AVERAGE([.A351:.A352]))" office:value-type="float" office:value="1123" calcext:value-type="float">
            <text:p>1123</text:p>
          </table:table-cell>
          <table:table-cell table:formula="of:=ROUND(AVERAGE([.A350:.A352]))" office:value-type="float" office:value="1124" calcext:value-type="float">
            <text:p>1124</text:p>
          </table:table-cell>
          <table:table-cell table:formula="of:=ROUND(AVERAGE([.A347:.A352]))" office:value-type="float" office:value="1122" calcext:value-type="float">
            <text:p>1122</text:p>
          </table:table-cell>
          <table:table-cell table:formula="of:=ROUND(AVERAGE([.A343:.A352]))" office:value-type="float" office:value="1127" calcext:value-type="float">
            <text:p>1127</text:p>
          </table:table-cell>
          <table:table-cell table:formula="of:=[.A352]*([.$H$2]/100)+(100-[.$H$2])/100*[.F351]" office:value-type="float" office:value="1130.66262860519" calcext:value-type="float">
            <text:p>1131</text:p>
          </table:table-cell>
          <table:table-cell table:formula="of:=[.A352]*([.$H$2]/100)+(100-[.$H$2])/100*([.G351] * [.$H$3] / 100 + (100-[.$H$3])/100 * [.G350])" office:value-type="float" office:value="1166.38736134742" calcext:value-type="float">
            <text:p>1166</text:p>
          </table:table-cell>
          <table:table-cell table:number-columns-repeated="3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ROUND(AVERAGE([.A352:.A353]))" office:value-type="float" office:value="1106" calcext:value-type="float">
            <text:p>1106</text:p>
          </table:table-cell>
          <table:table-cell table:formula="of:=ROUND(AVERAGE([.A351:.A353]))" office:value-type="float" office:value="1112" calcext:value-type="float">
            <text:p>1112</text:p>
          </table:table-cell>
          <table:table-cell table:formula="of:=ROUND(AVERAGE([.A348:.A353]))" office:value-type="float" office:value="1118" calcext:value-type="float">
            <text:p>1118</text:p>
          </table:table-cell>
          <table:table-cell table:formula="of:=ROUND(AVERAGE([.A344:.A353]))" office:value-type="float" office:value="1121" calcext:value-type="float">
            <text:p>1121</text:p>
          </table:table-cell>
          <table:table-cell table:formula="of:=[.A353]*([.$H$2]/100)+(100-[.$H$2])/100*[.F352]" office:value-type="float" office:value="1120.74697145389" calcext:value-type="float">
            <text:p>1121</text:p>
          </table:table-cell>
          <table:table-cell table:formula="of:=[.A353]*([.$H$2]/100)+(100-[.$H$2])/100*([.G352] * [.$H$3] / 100 + (100-[.$H$3])/100 * [.G351])" office:value-type="float" office:value="1151.35754448509" calcext:value-type="float">
            <text:p>1151</text:p>
          </table:table-cell>
          <table:table-cell table:number-columns-repeated="3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ROUND(AVERAGE([.A353:.A354]))" office:value-type="float" office:value="1100" calcext:value-type="float">
            <text:p>1100</text:p>
          </table:table-cell>
          <table:table-cell table:formula="of:=ROUND(AVERAGE([.A352:.A354]))" office:value-type="float" office:value="1107" calcext:value-type="float">
            <text:p>1107</text:p>
          </table:table-cell>
          <table:table-cell table:formula="of:=ROUND(AVERAGE([.A349:.A354]))" office:value-type="float" office:value="1114" calcext:value-type="float">
            <text:p>1114</text:p>
          </table:table-cell>
          <table:table-cell table:formula="of:=ROUND(AVERAGE([.A345:.A354]))" office:value-type="float" office:value="1120" calcext:value-type="float">
            <text:p>1120</text:p>
          </table:table-cell>
          <table:table-cell table:formula="of:=[.A354]*([.$H$2]/100)+(100-[.$H$2])/100*[.F353]" office:value-type="float" office:value="1117.81022859042" calcext:value-type="float">
            <text:p>1118</text:p>
          </table:table-cell>
          <table:table-cell table:formula="of:=[.A354]*([.$H$2]/100)+(100-[.$H$2])/100*([.G353] * [.$H$3] / 100 + (100-[.$H$3])/100 * [.G352])" office:value-type="float" office:value="1149.78604848122" calcext:value-type="float">
            <text:p>1150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ROUND(AVERAGE([.A354:.A355]))" office:value-type="float" office:value="1110" calcext:value-type="float">
            <text:p>1110</text:p>
          </table:table-cell>
          <table:table-cell table:formula="of:=ROUND(AVERAGE([.A353:.A355]))" office:value-type="float" office:value="1104" calcext:value-type="float">
            <text:p>1104</text:p>
          </table:table-cell>
          <table:table-cell table:formula="of:=ROUND(AVERAGE([.A350:.A355]))" office:value-type="float" office:value="1114" calcext:value-type="float">
            <text:p>1114</text:p>
          </table:table-cell>
          <table:table-cell table:formula="of:=ROUND(AVERAGE([.A346:.A355]))" office:value-type="float" office:value="1117" calcext:value-type="float">
            <text:p>1117</text:p>
          </table:table-cell>
          <table:table-cell table:formula="of:=[.A355]*([.$H$2]/100)+(100-[.$H$2])/100*[.F354]" office:value-type="float" office:value="1116.10767144282" calcext:value-type="float">
            <text:p>1116</text:p>
          </table:table-cell>
          <table:table-cell table:formula="of:=[.A355]*([.$H$2]/100)+(100-[.$H$2])/100*([.G354] * [.$H$3] / 100 + (100-[.$H$3])/100 * [.G353])" office:value-type="float" office:value="1141.03243396324" calcext:value-type="float">
            <text:p>1141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ROUND(AVERAGE([.A355:.A356]))" office:value-type="float" office:value="1108" calcext:value-type="float">
            <text:p>1108</text:p>
          </table:table-cell>
          <table:table-cell table:formula="of:=ROUND(AVERAGE([.A354:.A356]))" office:value-type="float" office:value="1108" calcext:value-type="float">
            <text:p>1108</text:p>
          </table:table-cell>
          <table:table-cell table:formula="of:=ROUND(AVERAGE([.A351:.A356]))" office:value-type="float" office:value="1110" calcext:value-type="float">
            <text:p>1110</text:p>
          </table:table-cell>
          <table:table-cell table:formula="of:=ROUND(AVERAGE([.A347:.A356]))" office:value-type="float" office:value="1115" calcext:value-type="float">
            <text:p>1115</text:p>
          </table:table-cell>
          <table:table-cell table:formula="of:=[.A356]*([.$H$2]/100)+(100-[.$H$2])/100*[.F355]" office:value-type="float" office:value="1113.33075358211" calcext:value-type="float">
            <text:p>1113</text:p>
          </table:table-cell>
          <table:table-cell table:formula="of:=[.A356]*([.$H$2]/100)+(100-[.$H$2])/100*([.G355] * [.$H$3] / 100 + (100-[.$H$3])/100 * [.G354])" office:value-type="float" office:value="1137.27649418322" calcext:value-type="float">
            <text:p>1137</text:p>
          </table:table-cell>
          <table:table-cell table:number-columns-repeated="3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ROUND(AVERAGE([.A356:.A357]))" office:value-type="float" office:value="1107" calcext:value-type="float">
            <text:p>1107</text:p>
          </table:table-cell>
          <table:table-cell table:formula="of:=ROUND(AVERAGE([.A355:.A357]))" office:value-type="float" office:value="1108" calcext:value-type="float">
            <text:p>1108</text:p>
          </table:table-cell>
          <table:table-cell table:formula="of:=ROUND(AVERAGE([.A352:.A357]))" office:value-type="float" office:value="1108" calcext:value-type="float">
            <text:p>1108</text:p>
          </table:table-cell>
          <table:table-cell table:formula="of:=ROUND(AVERAGE([.A348:.A357]))" office:value-type="float" office:value="1114" calcext:value-type="float">
            <text:p>1114</text:p>
          </table:table-cell>
          <table:table-cell table:formula="of:=[.A357]*([.$H$2]/100)+(100-[.$H$2])/100*[.F356]" office:value-type="float" office:value="1112.24806518658" calcext:value-type="float">
            <text:p>1112</text:p>
          </table:table-cell>
          <table:table-cell table:formula="of:=[.A357]*([.$H$2]/100)+(100-[.$H$2])/100*([.G356] * [.$H$3] / 100 + (100-[.$H$3])/100 * [.G355])" office:value-type="float" office:value="1132.46093450543" calcext:value-type="float">
            <text:p>1132</text:p>
          </table:table-cell>
          <table:table-cell table:number-columns-repeated="3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ROUND(AVERAGE([.A357:.A358]))" office:value-type="float" office:value="1117" calcext:value-type="float">
            <text:p>1117</text:p>
          </table:table-cell>
          <table:table-cell table:formula="of:=ROUND(AVERAGE([.A356:.A358]))" office:value-type="float" office:value="1113" calcext:value-type="float">
            <text:p>1113</text:p>
          </table:table-cell>
          <table:table-cell table:formula="of:=ROUND(AVERAGE([.A353:.A358]))" office:value-type="float" office:value="1108" calcext:value-type="float">
            <text:p>1108</text:p>
          </table:table-cell>
          <table:table-cell table:formula="of:=ROUND(AVERAGE([.A349:.A358]))" office:value-type="float" office:value="1114" calcext:value-type="float">
            <text:p>1114</text:p>
          </table:table-cell>
          <table:table-cell table:formula="of:=[.A358]*([.$H$2]/100)+(100-[.$H$2])/100*[.F357]" office:value-type="float" office:value="1115.43604888994" calcext:value-type="float">
            <text:p>1115</text:p>
          </table:table-cell>
          <table:table-cell table:formula="of:=[.A358]*([.$H$2]/100)+(100-[.$H$2])/100*([.G357] * [.$H$3] / 100 + (100-[.$H$3])/100 * [.G356])" office:value-type="float" office:value="1133.48503668574" calcext:value-type="float">
            <text:p>1133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ROUND(AVERAGE([.A358:.A359]))" office:value-type="float" office:value="1122" calcext:value-type="float">
            <text:p>1122</text:p>
          </table:table-cell>
          <table:table-cell table:formula="of:=ROUND(AVERAGE([.A357:.A359]))" office:value-type="float" office:value="1117" calcext:value-type="float">
            <text:p>1117</text:p>
          </table:table-cell>
          <table:table-cell table:formula="of:=ROUND(AVERAGE([.A354:.A359]))" office:value-type="float" office:value="1113" calcext:value-type="float">
            <text:p>1113</text:p>
          </table:table-cell>
          <table:table-cell table:formula="of:=ROUND(AVERAGE([.A350:.A359]))" office:value-type="float" office:value="1114" calcext:value-type="float">
            <text:p>1114</text:p>
          </table:table-cell>
          <table:table-cell table:formula="of:=[.A359]*([.$H$2]/100)+(100-[.$H$2])/100*[.F358]" office:value-type="float" office:value="1116.07703666745" calcext:value-type="float">
            <text:p>1116</text:p>
          </table:table-cell>
          <table:table-cell table:formula="of:=[.A359]*([.$H$2]/100)+(100-[.$H$2])/100*([.G358] * [.$H$3] / 100 + (100-[.$H$3])/100 * [.G357])" office:value-type="float" office:value="1128.99931620612" calcext:value-type="float">
            <text:p>1129</text:p>
          </table:table-cell>
          <table:table-cell table:number-columns-repeated="3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ROUND(AVERAGE([.A359:.A360]))" office:value-type="float" office:value="1099" calcext:value-type="float">
            <text:p>1099</text:p>
          </table:table-cell>
          <table:table-cell table:formula="of:=ROUND(AVERAGE([.A358:.A360]))" office:value-type="float" office:value="1107" calcext:value-type="float">
            <text:p>1107</text:p>
          </table:table-cell>
          <table:table-cell table:formula="of:=ROUND(AVERAGE([.A355:.A360]))" office:value-type="float" office:value="1108" calcext:value-type="float">
            <text:p>1108</text:p>
          </table:table-cell>
          <table:table-cell table:formula="of:=ROUND(AVERAGE([.A351:.A360]))" office:value-type="float" office:value="1109" calcext:value-type="float">
            <text:p>1109</text:p>
          </table:table-cell>
          <table:table-cell table:formula="of:=[.A360]*([.$H$2]/100)+(100-[.$H$2])/100*[.F359]" office:value-type="float" office:value="1106.80777750059" calcext:value-type="float">
            <text:p>1107</text:p>
          </table:table-cell>
          <table:table-cell table:formula="of:=[.A360]*([.$H$2]/100)+(100-[.$H$2])/100*([.G359] * [.$H$3] / 100 + (100-[.$H$3])/100 * [.G358])" office:value-type="float" office:value="1119.19091944236" calcext:value-type="float">
            <text:p>1119</text:p>
          </table:table-cell>
          <table:table-cell table:number-columns-repeated="3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ROUND(AVERAGE([.A360:.A361]))" office:value-type="float" office:value="1105" calcext:value-type="float">
            <text:p>1105</text:p>
          </table:table-cell>
          <table:table-cell table:formula="of:=ROUND(AVERAGE([.A359:.A361]))" office:value-type="float" office:value="1109" calcext:value-type="float">
            <text:p>1109</text:p>
          </table:table-cell>
          <table:table-cell table:formula="of:=ROUND(AVERAGE([.A356:.A361]))" office:value-type="float" office:value="1111" calcext:value-type="float">
            <text:p>1111</text:p>
          </table:table-cell>
          <table:table-cell table:formula="of:=ROUND(AVERAGE([.A352:.A361]))" office:value-type="float" office:value="1110" calcext:value-type="float">
            <text:p>1110</text:p>
          </table:table-cell>
          <table:table-cell table:formula="of:=[.A361]*([.$H$2]/100)+(100-[.$H$2])/100*[.F360]" office:value-type="float" office:value="1112.85583312544" calcext:value-type="float">
            <text:p>1113</text:p>
          </table:table-cell>
          <table:table-cell table:formula="of:=[.A361]*([.$H$2]/100)+(100-[.$H$2])/100*([.G360] * [.$H$3] / 100 + (100-[.$H$3])/100 * [.G359])" office:value-type="float" office:value="1128.02822764002" calcext:value-type="float">
            <text:p>1128</text:p>
          </table:table-cell>
          <table:table-cell table:number-columns-repeated="3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ROUND(AVERAGE([.A361:.A362]))" office:value-type="float" office:value="1126" calcext:value-type="float">
            <text:p>1126</text:p>
          </table:table-cell>
          <table:table-cell table:formula="of:=ROUND(AVERAGE([.A360:.A362]))" office:value-type="float" office:value="1110" calcext:value-type="float">
            <text:p>1110</text:p>
          </table:table-cell>
          <table:table-cell table:formula="of:=ROUND(AVERAGE([.A357:.A362]))" office:value-type="float" office:value="1114" calcext:value-type="float">
            <text:p>1114</text:p>
          </table:table-cell>
          <table:table-cell table:formula="of:=ROUND(AVERAGE([.A353:.A362]))" office:value-type="float" office:value="1110" calcext:value-type="float">
            <text:p>1110</text:p>
          </table:table-cell>
          <table:table-cell table:formula="of:=[.A362]*([.$H$2]/100)+(100-[.$H$2])/100*[.F361]" office:value-type="float" office:value="1114.64187484408" calcext:value-type="float">
            <text:p>1115</text:p>
          </table:table-cell>
          <table:table-cell table:formula="of:=[.A362]*([.$H$2]/100)+(100-[.$H$2])/100*([.G361] * [.$H$3] / 100 + (100-[.$H$3])/100 * [.G360])" office:value-type="float" office:value="1120.71878581142" calcext:value-type="float">
            <text:p>1121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ROUND(AVERAGE([.A362:.A363]))" office:value-type="float" office:value="1113" calcext:value-type="float">
            <text:p>1113</text:p>
          </table:table-cell>
          <table:table-cell table:formula="of:=ROUND(AVERAGE([.A361:.A363]))" office:value-type="float" office:value="1119" calcext:value-type="float">
            <text:p>1119</text:p>
          </table:table-cell>
          <table:table-cell table:formula="of:=ROUND(AVERAGE([.A358:.A363]))" office:value-type="float" office:value="1113" calcext:value-type="float">
            <text:p>1113</text:p>
          </table:table-cell>
          <table:table-cell table:formula="of:=ROUND(AVERAGE([.A354:.A363]))" office:value-type="float" office:value="1111" calcext:value-type="float">
            <text:p>1111</text:p>
          </table:table-cell>
          <table:table-cell table:formula="of:=[.A363]*([.$H$2]/100)+(100-[.$H$2])/100*[.F362]" office:value-type="float" office:value="1112.23140613306" calcext:value-type="float">
            <text:p>1112</text:p>
          </table:table-cell>
          <table:table-cell table:formula="of:=[.A363]*([.$H$2]/100)+(100-[.$H$2])/100*([.G362] * [.$H$3] / 100 + (100-[.$H$3])/100 * [.G361])" office:value-type="float" office:value="1121.17475445573" calcext:value-type="float">
            <text:p>1121</text:p>
          </table:table-cell>
          <table:table-cell table:number-columns-repeated="3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ROUND(AVERAGE([.A363:.A364]))" office:value-type="float" office:value="1109" calcext:value-type="float">
            <text:p>1109</text:p>
          </table:table-cell>
          <table:table-cell table:formula="of:=ROUND(AVERAGE([.A362:.A364]))" office:value-type="float" office:value="1112" calcext:value-type="float">
            <text:p>1112</text:p>
          </table:table-cell>
          <table:table-cell table:formula="of:=ROUND(AVERAGE([.A359:.A364]))" office:value-type="float" office:value="1111" calcext:value-type="float">
            <text:p>1111</text:p>
          </table:table-cell>
          <table:table-cell table:formula="of:=ROUND(AVERAGE([.A355:.A364]))" office:value-type="float" office:value="1112" calcext:value-type="float">
            <text:p>1112</text:p>
          </table:table-cell>
          <table:table-cell table:formula="of:=[.A364]*([.$H$2]/100)+(100-[.$H$2])/100*[.F363]" office:value-type="float" office:value="1112.1735545998" calcext:value-type="float">
            <text:p>1112</text:p>
          </table:table-cell>
          <table:table-cell table:formula="of:=[.A364]*([.$H$2]/100)+(100-[.$H$2])/100*([.G363] * [.$H$3] / 100 + (100-[.$H$3])/100 * [.G362])" office:value-type="float" office:value="1118.60748465521" calcext:value-type="float">
            <text:p>1119</text:p>
          </table:table-cell>
          <table:table-cell table:number-columns-repeated="3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ROUND(AVERAGE([.A364:.A365]))" office:value-type="float" office:value="1092" calcext:value-type="float">
            <text:p>1092</text:p>
          </table:table-cell>
          <table:table-cell table:formula="of:=ROUND(AVERAGE([.A363:.A365]))" office:value-type="float" office:value="1096" calcext:value-type="float">
            <text:p>1096</text:p>
          </table:table-cell>
          <table:table-cell table:formula="of:=ROUND(AVERAGE([.A360:.A365]))" office:value-type="float" office:value="1103" calcext:value-type="float">
            <text:p>1103</text:p>
          </table:table-cell>
          <table:table-cell table:formula="of:=ROUND(AVERAGE([.A356:.A365]))" office:value-type="float" office:value="1108" calcext:value-type="float">
            <text:p>1108</text:p>
          </table:table-cell>
          <table:table-cell table:formula="of:=[.A365]*([.$H$2]/100)+(100-[.$H$2])/100*[.F364]" office:value-type="float" office:value="1102.13016594985" calcext:value-type="float">
            <text:p>1102</text:p>
          </table:table-cell>
          <table:table-cell table:formula="of:=[.A365]*([.$H$2]/100)+(100-[.$H$2])/100*([.G364] * [.$H$3] / 100 + (100-[.$H$3])/100 * [.G363])" office:value-type="float" office:value="1108.49597537172" calcext:value-type="float">
            <text:p>1108</text:p>
          </table:table-cell>
          <table:table-cell table:number-columns-repeated="3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ROUND(AVERAGE([.A365:.A366]))" office:value-type="float" office:value="1084" calcext:value-type="float">
            <text:p>1084</text:p>
          </table:table-cell>
          <table:table-cell table:formula="of:=ROUND(AVERAGE([.A364:.A366]))" office:value-type="float" office:value="1093" calcext:value-type="float">
            <text:p>1093</text:p>
          </table:table-cell>
          <table:table-cell table:formula="of:=ROUND(AVERAGE([.A361:.A366]))" office:value-type="float" office:value="1106" calcext:value-type="float">
            <text:p>1106</text:p>
          </table:table-cell>
          <table:table-cell table:formula="of:=ROUND(AVERAGE([.A357:.A366]))" office:value-type="float" office:value="1107" calcext:value-type="float">
            <text:p>1107</text:p>
          </table:table-cell>
          <table:table-cell table:formula="of:=[.A366]*([.$H$2]/100)+(100-[.$H$2])/100*[.F365]" office:value-type="float" office:value="1100.59762446239" calcext:value-type="float">
            <text:p>1101</text:p>
          </table:table-cell>
          <table:table-cell table:formula="of:=[.A366]*([.$H$2]/100)+(100-[.$H$2])/100*([.G365] * [.$H$3] / 100 + (100-[.$H$3])/100 * [.G364])" office:value-type="float" office:value="1111.43888709889" calcext:value-type="float">
            <text:p>1111</text:p>
          </table:table-cell>
          <table:table-cell table:number-columns-repeated="3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ROUND(AVERAGE([.A366:.A367]))" office:value-type="float" office:value="1117" calcext:value-type="float">
            <text:p>1117</text:p>
          </table:table-cell>
          <table:table-cell table:formula="of:=ROUND(AVERAGE([.A365:.A367]))" office:value-type="float" office:value="1102" calcext:value-type="float">
            <text:p>1102</text:p>
          </table:table-cell>
          <table:table-cell table:formula="of:=ROUND(AVERAGE([.A362:.A367]))" office:value-type="float" office:value="1107" calcext:value-type="float">
            <text:p>1107</text:p>
          </table:table-cell>
          <table:table-cell table:formula="of:=ROUND(AVERAGE([.A358:.A367]))" office:value-type="float" office:value="1110" calcext:value-type="float">
            <text:p>1110</text:p>
          </table:table-cell>
          <table:table-cell table:formula="of:=[.A367]*([.$H$2]/100)+(100-[.$H$2])/100*[.F366]" office:value-type="float" office:value="1109.94821834679" calcext:value-type="float">
            <text:p>1110</text:p>
          </table:table-cell>
          <table:table-cell table:formula="of:=[.A367]*([.$H$2]/100)+(100-[.$H$2])/100*([.G366] * [.$H$3] / 100 + (100-[.$H$3])/100 * [.G365])" office:value-type="float" office:value="1116.31341828786" calcext:value-type="float">
            <text:p>1116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ROUND(AVERAGE([.A367:.A368]))" office:value-type="float" office:value="1120" calcext:value-type="float">
            <text:p>1120</text:p>
          </table:table-cell>
          <table:table-cell table:formula="of:=ROUND(AVERAGE([.A366:.A368]))" office:value-type="float" office:value="1112" calcext:value-type="float">
            <text:p>1112</text:p>
          </table:table-cell>
          <table:table-cell table:formula="of:=ROUND(AVERAGE([.A363:.A368]))" office:value-type="float" office:value="1104" calcext:value-type="float">
            <text:p>1104</text:p>
          </table:table-cell>
          <table:table-cell table:formula="of:=ROUND(AVERAGE([.A359:.A368]))" office:value-type="float" office:value="1107" calcext:value-type="float">
            <text:p>1107</text:p>
          </table:table-cell>
          <table:table-cell table:formula="of:=[.A368]*([.$H$2]/100)+(100-[.$H$2])/100*[.F367]" office:value-type="float" office:value="1107.71116376009" calcext:value-type="float">
            <text:p>1108</text:p>
          </table:table-cell>
          <table:table-cell table:formula="of:=[.A368]*([.$H$2]/100)+(100-[.$H$2])/100*([.G367] * [.$H$3] / 100 + (100-[.$H$3])/100 * [.G366])" office:value-type="float" office:value="1109.56034500251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ROUND(AVERAGE([.A368:.A369]))" office:value-type="float" office:value="1104" calcext:value-type="float">
            <text:p>1104</text:p>
          </table:table-cell>
          <table:table-cell table:formula="of:=ROUND(AVERAGE([.A367:.A369]))" office:value-type="float" office:value="1115" calcext:value-type="float">
            <text:p>1115</text:p>
          </table:table-cell>
          <table:table-cell table:formula="of:=ROUND(AVERAGE([.A364:.A369]))" office:value-type="float" office:value="1104" calcext:value-type="float">
            <text:p>1104</text:p>
          </table:table-cell>
          <table:table-cell table:formula="of:=ROUND(AVERAGE([.A360:.A369]))" office:value-type="float" office:value="1106" calcext:value-type="float">
            <text:p>1106</text:p>
          </table:table-cell>
          <table:table-cell table:formula="of:=[.A369]*([.$H$2]/100)+(100-[.$H$2])/100*[.F368]" office:value-type="float" office:value="1107.28337282007" calcext:value-type="float">
            <text:p>1107</text:p>
          </table:table-cell>
          <table:table-cell table:formula="of:=[.A369]*([.$H$2]/100)+(100-[.$H$2])/100*([.G368] * [.$H$3] / 100 + (100-[.$H$3])/100 * [.G367])" office:value-type="float" office:value="1112.7221027231" calcext:value-type="float">
            <text:p>1113</text:p>
          </table:table-cell>
          <table:table-cell table:number-columns-repeated="3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ROUND(AVERAGE([.A369:.A370]))" office:value-type="float" office:value="1108" calcext:value-type="float">
            <text:p>1108</text:p>
          </table:table-cell>
          <table:table-cell table:formula="of:=ROUND(AVERAGE([.A368:.A370]))" office:value-type="float" office:value="1105" calcext:value-type="float">
            <text:p>1105</text:p>
          </table:table-cell>
          <table:table-cell table:formula="of:=ROUND(AVERAGE([.A365:.A370]))" office:value-type="float" office:value="1104" calcext:value-type="float">
            <text:p>1104</text:p>
          </table:table-cell>
          <table:table-cell table:formula="of:=ROUND(AVERAGE([.A361:.A370]))" office:value-type="float" office:value="1109" calcext:value-type="float">
            <text:p>1109</text:p>
          </table:table-cell>
          <table:table-cell table:formula="of:=[.A370]*([.$H$2]/100)+(100-[.$H$2])/100*[.F369]" office:value-type="float" office:value="1107.71252961505" calcext:value-type="float">
            <text:p>1108</text:p>
          </table:table-cell>
          <table:table-cell table:formula="of:=[.A370]*([.$H$2]/100)+(100-[.$H$2])/100*([.G369] * [.$H$3] / 100 + (100-[.$H$3])/100 * [.G368])" office:value-type="float" office:value="1109.89452240997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ROUND(AVERAGE([.A370:.A371]))" office:value-type="float" office:value="1104" calcext:value-type="float">
            <text:p>1104</text:p>
          </table:table-cell>
          <table:table-cell table:formula="of:=ROUND(AVERAGE([.A369:.A371]))" office:value-type="float" office:value="1105" calcext:value-type="float">
            <text:p>1105</text:p>
          </table:table-cell>
          <table:table-cell table:formula="of:=ROUND(AVERAGE([.A366:.A371]))" office:value-type="float" office:value="1108" calcext:value-type="float">
            <text:p>1108</text:p>
          </table:table-cell>
          <table:table-cell table:formula="of:=ROUND(AVERAGE([.A362:.A371]))" office:value-type="float" office:value="1106" calcext:value-type="float">
            <text:p>1106</text:p>
          </table:table-cell>
          <table:table-cell table:formula="of:=[.A371]*([.$H$2]/100)+(100-[.$H$2])/100*[.F370]" office:value-type="float" office:value="1105.53439721129" calcext:value-type="float">
            <text:p>1106</text:p>
          </table:table-cell>
          <table:table-cell table:formula="of:=[.A371]*([.$H$2]/100)+(100-[.$H$2])/100*([.G370] * [.$H$3] / 100 + (100-[.$H$3])/100 * [.G369])" office:value-type="float" office:value="1108.86743999535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ROUND(AVERAGE([.A371:.A372]))" office:value-type="float" office:value="1105" calcext:value-type="float">
            <text:p>1105</text:p>
          </table:table-cell>
          <table:table-cell table:formula="of:=ROUND(AVERAGE([.A370:.A372]))" office:value-type="float" office:value="1106" calcext:value-type="float">
            <text:p>1106</text:p>
          </table:table-cell>
          <table:table-cell table:formula="of:=ROUND(AVERAGE([.A367:.A372]))" office:value-type="float" office:value="1111" calcext:value-type="float">
            <text:p>1111</text:p>
          </table:table-cell>
          <table:table-cell table:formula="of:=ROUND(AVERAGE([.A363:.A372]))" office:value-type="float" office:value="1105" calcext:value-type="float">
            <text:p>1105</text:p>
          </table:table-cell>
          <table:table-cell table:formula="of:=[.A372]*([.$H$2]/100)+(100-[.$H$2])/100*[.F371]" office:value-type="float" office:value="1106.65079790847" calcext:value-type="float">
            <text:p>1107</text:p>
          </table:table-cell>
          <table:table-cell table:formula="of:=[.A372]*([.$H$2]/100)+(100-[.$H$2])/100*([.G371] * [.$H$3] / 100 + (100-[.$H$3])/100 * [.G370])" office:value-type="float" office:value="1109.76682944529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ROUND(AVERAGE([.A372:.A373]))" office:value-type="float" office:value="1119" calcext:value-type="float">
            <text:p>1119</text:p>
          </table:table-cell>
          <table:table-cell table:formula="of:=ROUND(AVERAGE([.A371:.A373]))" office:value-type="float" office:value="1112" calcext:value-type="float">
            <text:p>1112</text:p>
          </table:table-cell>
          <table:table-cell table:formula="of:=ROUND(AVERAGE([.A368:.A373]))" office:value-type="float" office:value="1109" calcext:value-type="float">
            <text:p>1109</text:p>
          </table:table-cell>
          <table:table-cell table:formula="of:=ROUND(AVERAGE([.A364:.A373]))" office:value-type="float" office:value="1107" calcext:value-type="float">
            <text:p>1107</text:p>
          </table:table-cell>
          <table:table-cell table:formula="of:=[.A373]*([.$H$2]/100)+(100-[.$H$2])/100*[.F372]" office:value-type="float" office:value="1111.73809843135" calcext:value-type="float">
            <text:p>1112</text:p>
          </table:table-cell>
          <table:table-cell table:formula="of:=[.A373]*([.$H$2]/100)+(100-[.$H$2])/100*([.G372] * [.$H$3] / 100 + (100-[.$H$3])/100 * [.G371])" office:value-type="float" office:value="1113.535488414" calcext:value-type="float">
            <text:p>1114</text:p>
          </table:table-cell>
          <table:table-cell table:number-columns-repeated="3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ROUND(AVERAGE([.A373:.A374]))" office:value-type="float" office:value="1097" calcext:value-type="float">
            <text:p>1097</text:p>
          </table:table-cell>
          <table:table-cell table:formula="of:=ROUND(AVERAGE([.A372:.A374]))" office:value-type="float" office:value="1101" calcext:value-type="float">
            <text:p>1101</text:p>
          </table:table-cell>
          <table:table-cell table:formula="of:=ROUND(AVERAGE([.A369:.A374]))" office:value-type="float" office:value="1103" calcext:value-type="float">
            <text:p>1103</text:p>
          </table:table-cell>
          <table:table-cell table:formula="of:=ROUND(AVERAGE([.A365:.A374]))" office:value-type="float" office:value="1102" calcext:value-type="float">
            <text:p>1102</text:p>
          </table:table-cell>
          <table:table-cell table:formula="of:=[.A374]*([.$H$2]/100)+(100-[.$H$2])/100*[.F373]" office:value-type="float" office:value="1100.30357382351" calcext:value-type="float">
            <text:p>1100</text:p>
          </table:table-cell>
          <table:table-cell table:formula="of:=[.A374]*([.$H$2]/100)+(100-[.$H$2])/100*([.G373] * [.$H$3] / 100 + (100-[.$H$3])/100 * [.G372])" office:value-type="float" office:value="1099.39042092927" calcext:value-type="float">
            <text:p>1099</text:p>
          </table:table-cell>
          <table:table-cell table:number-columns-repeated="3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ROUND(AVERAGE([.A374:.A375]))" office:value-type="float" office:value="1085" calcext:value-type="float">
            <text:p>1085</text:p>
          </table:table-cell>
          <table:table-cell table:formula="of:=ROUND(AVERAGE([.A373:.A375]))" office:value-type="float" office:value="1099" calcext:value-type="float">
            <text:p>1099</text:p>
          </table:table-cell>
          <table:table-cell table:formula="of:=ROUND(AVERAGE([.A370:.A375]))" office:value-type="float" office:value="1102" calcext:value-type="float">
            <text:p>1102</text:p>
          </table:table-cell>
          <table:table-cell table:formula="of:=ROUND(AVERAGE([.A366:.A375]))" office:value-type="float" office:value="1106" calcext:value-type="float">
            <text:p>1106</text:p>
          </table:table-cell>
          <table:table-cell table:formula="of:=[.A375]*([.$H$2]/100)+(100-[.$H$2])/100*[.F374]" office:value-type="float" office:value="1100.97768036763" calcext:value-type="float">
            <text:p>1101</text:p>
          </table:table-cell>
          <table:table-cell table:formula="of:=[.A375]*([.$H$2]/100)+(100-[.$H$2])/100*([.G374] * [.$H$3] / 100 + (100-[.$H$3])/100 * [.G373])" office:value-type="float" office:value="1108.77985618779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ROUND(AVERAGE([.A375:.A376]))" office:value-type="float" office:value="1109" calcext:value-type="float">
            <text:p>1109</text:p>
          </table:table-cell>
          <table:table-cell table:formula="of:=ROUND(AVERAGE([.A374:.A376]))" office:value-type="float" office:value="1094" calcext:value-type="float">
            <text:p>1094</text:p>
          </table:table-cell>
          <table:table-cell table:formula="of:=ROUND(AVERAGE([.A371:.A376]))" office:value-type="float" office:value="1103" calcext:value-type="float">
            <text:p>1103</text:p>
          </table:table-cell>
          <table:table-cell table:formula="of:=ROUND(AVERAGE([.A367:.A376]))" office:value-type="float" office:value="1107" calcext:value-type="float">
            <text:p>1107</text:p>
          </table:table-cell>
          <table:table-cell table:formula="of:=[.A376]*([.$H$2]/100)+(100-[.$H$2])/100*[.F375]" office:value-type="float" office:value="1104.23326027573" calcext:value-type="float">
            <text:p>1104</text:p>
          </table:table-cell>
          <table:table-cell table:formula="of:=[.A376]*([.$H$2]/100)+(100-[.$H$2])/100*([.G375] * [.$H$3] / 100 + (100-[.$H$3])/100 * [.G374])" office:value-type="float" office:value="1104.45123098573" calcext:value-type="float">
            <text:p>1104</text:p>
          </table:table-cell>
          <table:table-cell table:number-columns-repeated="3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ROUND(AVERAGE([.A376:.A377]))" office:value-type="float" office:value="1122" calcext:value-type="float">
            <text:p>1122</text:p>
          </table:table-cell>
          <table:table-cell table:formula="of:=ROUND(AVERAGE([.A375:.A377]))" office:value-type="float" office:value="1116" calcext:value-type="float">
            <text:p>1116</text:p>
          </table:table-cell>
          <table:table-cell table:formula="of:=ROUND(AVERAGE([.A372:.A377]))" office:value-type="float" office:value="1108" calcext:value-type="float">
            <text:p>1108</text:p>
          </table:table-cell>
          <table:table-cell table:formula="of:=ROUND(AVERAGE([.A368:.A377]))" office:value-type="float" office:value="1107" calcext:value-type="float">
            <text:p>1107</text:p>
          </table:table-cell>
          <table:table-cell table:formula="of:=[.A377]*([.$H$2]/100)+(100-[.$H$2])/100*[.F376]" office:value-type="float" office:value="1110.67494520679" calcext:value-type="float">
            <text:p>1111</text:p>
          </table:table-cell>
          <table:table-cell table:formula="of:=[.A377]*([.$H$2]/100)+(100-[.$H$2])/100*([.G376] * [.$H$3] / 100 + (100-[.$H$3])/100 * [.G375])" office:value-type="float" office:value="1113.43559836054" calcext:value-type="float">
            <text:p>1113</text:p>
          </table:table-cell>
          <table:table-cell table:number-columns-repeated="3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ROUND(AVERAGE([.A377:.A378]))" office:value-type="float" office:value="1112" calcext:value-type="float">
            <text:p>1112</text:p>
          </table:table-cell>
          <table:table-cell table:formula="of:=ROUND(AVERAGE([.A376:.A378]))" office:value-type="float" office:value="1112" calcext:value-type="float">
            <text:p>1112</text:p>
          </table:table-cell>
          <table:table-cell table:formula="of:=ROUND(AVERAGE([.A373:.A378]))" office:value-type="float" office:value="1106" calcext:value-type="float">
            <text:p>1106</text:p>
          </table:table-cell>
          <table:table-cell table:formula="of:=ROUND(AVERAGE([.A369:.A378]))" office:value-type="float" office:value="1106" calcext:value-type="float">
            <text:p>1106</text:p>
          </table:table-cell>
          <table:table-cell table:formula="of:=[.A378]*([.$H$2]/100)+(100-[.$H$2])/100*[.F377]" office:value-type="float" office:value="1106.2562089051" calcext:value-type="float">
            <text:p>1106</text:p>
          </table:table-cell>
          <table:table-cell table:formula="of:=[.A378]*([.$H$2]/100)+(100-[.$H$2])/100*([.G377] * [.$H$3] / 100 + (100-[.$H$3])/100 * [.G376])" office:value-type="float" office:value="1102.93607834552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ROUND(AVERAGE([.A378:.A379]))" office:value-type="float" office:value="1099" calcext:value-type="float">
            <text:p>1099</text:p>
          </table:table-cell>
          <table:table-cell table:formula="of:=ROUND(AVERAGE([.A377:.A379]))" office:value-type="float" office:value="1109" calcext:value-type="float">
            <text:p>1109</text:p>
          </table:table-cell>
          <table:table-cell table:formula="of:=ROUND(AVERAGE([.A374:.A379]))" office:value-type="float" office:value="1102" calcext:value-type="float">
            <text:p>1102</text:p>
          </table:table-cell>
          <table:table-cell table:formula="of:=ROUND(AVERAGE([.A370:.A379]))" office:value-type="float" office:value="1106" calcext:value-type="float">
            <text:p>1106</text:p>
          </table:table-cell>
          <table:table-cell table:formula="of:=[.A379]*([.$H$2]/100)+(100-[.$H$2])/100*[.F378]" office:value-type="float" office:value="1105.94215667882" calcext:value-type="float">
            <text:p>1106</text:p>
          </table:table-cell>
          <table:table-cell table:formula="of:=[.A379]*([.$H$2]/100)+(100-[.$H$2])/100*([.G378] * [.$H$3] / 100 + (100-[.$H$3])/100 * [.G377])" office:value-type="float" office:value="1109.75177076815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ROUND(AVERAGE([.A379:.A380]))" office:value-type="float" office:value="1103" calcext:value-type="float">
            <text:p>1103</text:p>
          </table:table-cell>
          <table:table-cell table:formula="of:=ROUND(AVERAGE([.A378:.A380]))" office:value-type="float" office:value="1100" calcext:value-type="float">
            <text:p>1100</text:p>
          </table:table-cell>
          <table:table-cell table:formula="of:=ROUND(AVERAGE([.A375:.A380]))" office:value-type="float" office:value="1108" calcext:value-type="float">
            <text:p>1108</text:p>
          </table:table-cell>
          <table:table-cell table:formula="of:=ROUND(AVERAGE([.A371:.A380]))" office:value-type="float" office:value="1105" calcext:value-type="float">
            <text:p>1105</text:p>
          </table:table-cell>
          <table:table-cell table:formula="of:=[.A380]*([.$H$2]/100)+(100-[.$H$2])/100*[.F379]" office:value-type="float" office:value="1104.70661750912" calcext:value-type="float">
            <text:p>1105</text:p>
          </table:table-cell>
          <table:table-cell table:formula="of:=[.A380]*([.$H$2]/100)+(100-[.$H$2])/100*([.G379] * [.$H$3] / 100 + (100-[.$H$3])/100 * [.G378])" office:value-type="float" office:value="1103.47441262253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ROUND(AVERAGE([.A380:.A381]))" office:value-type="float" office:value="1116" calcext:value-type="float">
            <text:p>1116</text:p>
          </table:table-cell>
          <table:table-cell table:formula="of:=ROUND(AVERAGE([.A379:.A381]))" office:value-type="float" office:value="1112" calcext:value-type="float">
            <text:p>1112</text:p>
          </table:table-cell>
          <table:table-cell table:formula="of:=ROUND(AVERAGE([.A376:.A381]))" office:value-type="float" office:value="1112" calcext:value-type="float">
            <text:p>1112</text:p>
          </table:table-cell>
          <table:table-cell table:formula="of:=ROUND(AVERAGE([.A372:.A381]))" office:value-type="float" office:value="1108" calcext:value-type="float">
            <text:p>1108</text:p>
          </table:table-cell>
          <table:table-cell table:formula="of:=[.A381]*([.$H$2]/100)+(100-[.$H$2])/100*[.F380]" office:value-type="float" office:value="1111.02996313184" calcext:value-type="float">
            <text:p>1111</text:p>
          </table:table-cell>
          <table:table-cell table:formula="of:=[.A381]*([.$H$2]/100)+(100-[.$H$2])/100*([.G380] * [.$H$3] / 100 + (100-[.$H$3])/100 * [.G379])" office:value-type="float" office:value="1113.87222435427" calcext:value-type="float">
            <text:p>1114</text:p>
          </table:table-cell>
          <table:table-cell table:number-columns-repeated="3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ROUND(AVERAGE([.A381:.A382]))" office:value-type="float" office:value="1104" calcext:value-type="float">
            <text:p>1104</text:p>
          </table:table-cell>
          <table:table-cell table:formula="of:=ROUND(AVERAGE([.A380:.A382]))" office:value-type="float" office:value="1103" calcext:value-type="float">
            <text:p>1103</text:p>
          </table:table-cell>
          <table:table-cell table:formula="of:=ROUND(AVERAGE([.A377:.A382]))" office:value-type="float" office:value="1106" calcext:value-type="float">
            <text:p>1106</text:p>
          </table:table-cell>
          <table:table-cell table:formula="of:=ROUND(AVERAGE([.A373:.A382]))" office:value-type="float" office:value="1105" calcext:value-type="float">
            <text:p>1105</text:p>
          </table:table-cell>
          <table:table-cell table:formula="of:=[.A382]*([.$H$2]/100)+(100-[.$H$2])/100*[.F381]" office:value-type="float" office:value="1102.77247234888" calcext:value-type="float">
            <text:p>1103</text:p>
          </table:table-cell>
          <table:table-cell table:formula="of:=[.A382]*([.$H$2]/100)+(100-[.$H$2])/100*([.G381] * [.$H$3] / 100 + (100-[.$H$3])/100 * [.G380])" office:value-type="float" office:value="1098.66548122666" calcext:value-type="float">
            <text:p>1099</text:p>
          </table:table-cell>
          <table:table-cell table:number-columns-repeated="3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ROUND(AVERAGE([.A382:.A383]))" office:value-type="float" office:value="1093" calcext:value-type="float">
            <text:p>1093</text:p>
          </table:table-cell>
          <table:table-cell table:formula="of:=ROUND(AVERAGE([.A381:.A383]))" office:value-type="float" office:value="1105" calcext:value-type="float">
            <text:p>1105</text:p>
          </table:table-cell>
          <table:table-cell table:formula="of:=ROUND(AVERAGE([.A378:.A383]))" office:value-type="float" office:value="1102" calcext:value-type="float">
            <text:p>1102</text:p>
          </table:table-cell>
          <table:table-cell table:formula="of:=ROUND(AVERAGE([.A374:.A383]))" office:value-type="float" office:value="1103" calcext:value-type="float">
            <text:p>1103</text:p>
          </table:table-cell>
          <table:table-cell table:formula="of:=[.A383]*([.$H$2]/100)+(100-[.$H$2])/100*[.F382]" office:value-type="float" office:value="1103.82935426166" calcext:value-type="float">
            <text:p>1104</text:p>
          </table:table-cell>
          <table:table-cell table:formula="of:=[.A383]*([.$H$2]/100)+(100-[.$H$2])/100*([.G382] * [.$H$3] / 100 + (100-[.$H$3])/100 * [.G381])" office:value-type="float" office:value="1109.87315679656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ROUND(AVERAGE([.A383:.A384]))" office:value-type="float" office:value="1109" calcext:value-type="float">
            <text:p>1109</text:p>
          </table:table-cell>
          <table:table-cell table:formula="of:=ROUND(AVERAGE([.A382:.A384]))" office:value-type="float" office:value="1098" calcext:value-type="float">
            <text:p>1098</text:p>
          </table:table-cell>
          <table:table-cell table:formula="of:=ROUND(AVERAGE([.A379:.A384]))" office:value-type="float" office:value="1105" calcext:value-type="float">
            <text:p>1105</text:p>
          </table:table-cell>
          <table:table-cell table:formula="of:=ROUND(AVERAGE([.A375:.A384]))" office:value-type="float" office:value="1107" calcext:value-type="float">
            <text:p>1107</text:p>
          </table:table-cell>
          <table:table-cell table:formula="of:=[.A384]*([.$H$2]/100)+(100-[.$H$2])/100*[.F383]" office:value-type="float" office:value="1105.37201569624" calcext:value-type="float">
            <text:p>1105</text:p>
          </table:table-cell>
          <table:table-cell table:formula="of:=[.A384]*([.$H$2]/100)+(100-[.$H$2])/100*([.G383] * [.$H$3] / 100 + (100-[.$H$3])/100 * [.G382])" office:value-type="float" office:value="1103.18026225548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ROUND(AVERAGE([.A384:.A385]))" office:value-type="float" office:value="1099" calcext:value-type="float">
            <text:p>1099</text:p>
          </table:table-cell>
          <table:table-cell table:formula="of:=ROUND(AVERAGE([.A383:.A385]))" office:value-type="float" office:value="1101" calcext:value-type="float">
            <text:p>1101</text:p>
          </table:table-cell>
          <table:table-cell table:formula="of:=ROUND(AVERAGE([.A380:.A385]))" office:value-type="float" office:value="1102" calcext:value-type="float">
            <text:p>1102</text:p>
          </table:table-cell>
          <table:table-cell table:formula="of:=ROUND(AVERAGE([.A376:.A385]))" office:value-type="float" office:value="1106" calcext:value-type="float">
            <text:p>1106</text:p>
          </table:table-cell>
          <table:table-cell table:formula="of:=[.A385]*([.$H$2]/100)+(100-[.$H$2])/100*[.F384]" office:value-type="float" office:value="1100.77901177218" calcext:value-type="float">
            <text:p>1101</text:p>
          </table:table-cell>
          <table:table-cell table:formula="of:=[.A385]*([.$H$2]/100)+(100-[.$H$2])/100*([.G384] * [.$H$3] / 100 + (100-[.$H$3])/100 * [.G383])" office:value-type="float" office:value="1103.15093341626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ROUND(AVERAGE([.A385:.A386]))" office:value-type="float" office:value="1100" calcext:value-type="float">
            <text:p>1100</text:p>
          </table:table-cell>
          <table:table-cell table:formula="of:=ROUND(AVERAGE([.A384:.A386]))" office:value-type="float" office:value="1103" calcext:value-type="float">
            <text:p>1103</text:p>
          </table:table-cell>
          <table:table-cell table:formula="of:=ROUND(AVERAGE([.A381:.A386]))" office:value-type="float" office:value="1104" calcext:value-type="float">
            <text:p>1104</text:p>
          </table:table-cell>
          <table:table-cell table:formula="of:=ROUND(AVERAGE([.A377:.A386]))" office:value-type="float" office:value="1105" calcext:value-type="float">
            <text:p>1105</text:p>
          </table:table-cell>
          <table:table-cell table:formula="of:=[.A386]*([.$H$2]/100)+(100-[.$H$2])/100*[.F385]" office:value-type="float" office:value="1103.83425882914" calcext:value-type="float">
            <text:p>1104</text:p>
          </table:table-cell>
          <table:table-cell table:formula="of:=[.A386]*([.$H$2]/100)+(100-[.$H$2])/100*([.G385] * [.$H$3] / 100 + (100-[.$H$3])/100 * [.G384])" office:value-type="float" office:value="1105.63079736573" calcext:value-type="float">
            <text:p>1106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ROUND(AVERAGE([.A386:.A387]))" office:value-type="float" office:value="1103" calcext:value-type="float">
            <text:p>1103</text:p>
          </table:table-cell>
          <table:table-cell table:formula="of:=ROUND(AVERAGE([.A385:.A387]))" office:value-type="float" office:value="1097" calcext:value-type="float">
            <text:p>1097</text:p>
          </table:table-cell>
          <table:table-cell table:formula="of:=ROUND(AVERAGE([.A382:.A387]))" office:value-type="float" office:value="1098" calcext:value-type="float">
            <text:p>1098</text:p>
          </table:table-cell>
          <table:table-cell table:formula="of:=ROUND(AVERAGE([.A378:.A387]))" office:value-type="float" office:value="1102" calcext:value-type="float">
            <text:p>1102</text:p>
          </table:table-cell>
          <table:table-cell table:formula="of:=[.A387]*([.$H$2]/100)+(100-[.$H$2])/100*[.F386]" office:value-type="float" office:value="1100.87569412185" calcext:value-type="float">
            <text:p>1101</text:p>
          </table:table-cell>
          <table:table-cell table:formula="of:=[.A387]*([.$H$2]/100)+(100-[.$H$2])/100*([.G386] * [.$H$3] / 100 + (100-[.$H$3])/100 * [.G385])" office:value-type="float" office:value="1100.73517965461" calcext:value-type="float">
            <text:p>1101</text:p>
          </table:table-cell>
          <table:table-cell table:number-columns-repeated="3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ROUND(AVERAGE([.A387:.A388]))" office:value-type="float" office:value="1108" calcext:value-type="float">
            <text:p>1108</text:p>
          </table:table-cell>
          <table:table-cell table:formula="of:=ROUND(AVERAGE([.A386:.A388]))" office:value-type="float" office:value="1110" calcext:value-type="float">
            <text:p>1110</text:p>
          </table:table-cell>
          <table:table-cell table:formula="of:=ROUND(AVERAGE([.A383:.A388]))" office:value-type="float" office:value="1106" calcext:value-type="float">
            <text:p>1106</text:p>
          </table:table-cell>
          <table:table-cell table:formula="of:=ROUND(AVERAGE([.A379:.A388]))" office:value-type="float" office:value="1105" calcext:value-type="float">
            <text:p>1105</text:p>
          </table:table-cell>
          <table:table-cell table:formula="of:=[.A388]*([.$H$2]/100)+(100-[.$H$2])/100*[.F387]" office:value-type="float" office:value="1106.65677059139" calcext:value-type="float">
            <text:p>1107</text:p>
          </table:table-cell>
          <table:table-cell table:formula="of:=[.A388]*([.$H$2]/100)+(100-[.$H$2])/100*([.G387] * [.$H$3] / 100 + (100-[.$H$3])/100 * [.G386])" office:value-type="float" office:value="1109.48875536763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ROUND(AVERAGE([.A388:.A389]))" office:value-type="float" office:value="1108" calcext:value-type="float">
            <text:p>1108</text:p>
          </table:table-cell>
          <table:table-cell table:formula="of:=ROUND(AVERAGE([.A387:.A389]))" office:value-type="float" office:value="1103" calcext:value-type="float">
            <text:p>1103</text:p>
          </table:table-cell>
          <table:table-cell table:formula="of:=ROUND(AVERAGE([.A384:.A389]))" office:value-type="float" office:value="1103" calcext:value-type="float">
            <text:p>1103</text:p>
          </table:table-cell>
          <table:table-cell table:formula="of:=ROUND(AVERAGE([.A380:.A389]))" office:value-type="float" office:value="1103" calcext:value-type="float">
            <text:p>1103</text:p>
          </table:table-cell>
          <table:table-cell table:formula="of:=[.A389]*([.$H$2]/100)+(100-[.$H$2])/100*[.F388]" office:value-type="float" office:value="1102.99257794354" calcext:value-type="float">
            <text:p>1103</text:p>
          </table:table-cell>
          <table:table-cell table:formula="of:=[.A389]*([.$H$2]/100)+(100-[.$H$2])/100*([.G388] * [.$H$3] / 100 + (100-[.$H$3])/100 * [.G387])" office:value-type="float" office:value="1099.86442109791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ROUND(AVERAGE([.A389:.A390]))" office:value-type="float" office:value="1112" calcext:value-type="float">
            <text:p>1112</text:p>
          </table:table-cell>
          <table:table-cell table:formula="of:=ROUND(AVERAGE([.A388:.A390]))" office:value-type="float" office:value="1116" calcext:value-type="float">
            <text:p>1116</text:p>
          </table:table-cell>
          <table:table-cell table:formula="of:=ROUND(AVERAGE([.A385:.A390]))" office:value-type="float" office:value="1107" calcext:value-type="float">
            <text:p>1107</text:p>
          </table:table-cell>
          <table:table-cell table:formula="of:=ROUND(AVERAGE([.A381:.A390]))" office:value-type="float" office:value="1106" calcext:value-type="float">
            <text:p>1106</text:p>
          </table:table-cell>
          <table:table-cell table:formula="of:=[.A390]*([.$H$2]/100)+(100-[.$H$2])/100*[.F389]" office:value-type="float" office:value="1109.99443345766" calcext:value-type="float">
            <text:p>1110</text:p>
          </table:table-cell>
          <table:table-cell table:formula="of:=[.A390]*([.$H$2]/100)+(100-[.$H$2])/100*([.G389] * [.$H$3] / 100 + (100-[.$H$3])/100 * [.G388])" office:value-type="float" office:value="1113.42291638526" calcext:value-type="float">
            <text:p>1113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ROUND(AVERAGE([.A390:.A391]))" office:value-type="float" office:value="1110" calcext:value-type="float">
            <text:p>1110</text:p>
          </table:table-cell>
          <table:table-cell table:formula="of:=ROUND(AVERAGE([.A389:.A391]))" office:value-type="float" office:value="1104" calcext:value-type="float">
            <text:p>1104</text:p>
          </table:table-cell>
          <table:table-cell table:formula="of:=ROUND(AVERAGE([.A386:.A391]))" office:value-type="float" office:value="1107" calcext:value-type="float">
            <text:p>1107</text:p>
          </table:table-cell>
          <table:table-cell table:formula="of:=ROUND(AVERAGE([.A382:.A391]))" office:value-type="float" office:value="1102" calcext:value-type="float">
            <text:p>1102</text:p>
          </table:table-cell>
          <table:table-cell table:formula="of:=[.A391]*([.$H$2]/100)+(100-[.$H$2])/100*[.F390]" office:value-type="float" office:value="1104.49582509324" calcext:value-type="float">
            <text:p>1104</text:p>
          </table:table-cell>
          <table:table-cell table:formula="of:=[.A391]*([.$H$2]/100)+(100-[.$H$2])/100*([.G390] * [.$H$3] / 100 + (100-[.$H$3])/100 * [.G389])" office:value-type="float" office:value="1098.93209011654" calcext:value-type="float">
            <text:p>1099</text:p>
          </table:table-cell>
          <table:table-cell table:number-columns-repeated="3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ROUND(AVERAGE([.A391:.A392]))" office:value-type="float" office:value="1089" calcext:value-type="float">
            <text:p>1089</text:p>
          </table:table-cell>
          <table:table-cell table:formula="of:=ROUND(AVERAGE([.A390:.A392]))" office:value-type="float" office:value="1103" calcext:value-type="float">
            <text:p>1103</text:p>
          </table:table-cell>
          <table:table-cell table:formula="of:=ROUND(AVERAGE([.A387:.A392]))" office:value-type="float" office:value="1103" calcext:value-type="float">
            <text:p>1103</text:p>
          </table:table-cell>
          <table:table-cell table:formula="of:=ROUND(AVERAGE([.A383:.A392]))" office:value-type="float" office:value="1103" calcext:value-type="float">
            <text:p>1103</text:p>
          </table:table-cell>
          <table:table-cell table:formula="of:=[.A392]*([.$H$2]/100)+(100-[.$H$2])/100*[.F391]" office:value-type="float" office:value="1100.87186881993" calcext:value-type="float">
            <text:p>1101</text:p>
          </table:table-cell>
          <table:table-cell table:formula="of:=[.A392]*([.$H$2]/100)+(100-[.$H$2])/100*([.G391] * [.$H$3] / 100 + (100-[.$H$3])/100 * [.G390])" office:value-type="float" office:value="1105.39356334864" calcext:value-type="float">
            <text:p>1105</text:p>
          </table:table-cell>
          <table:table-cell table:number-columns-repeated="3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ROUND(AVERAGE([.A392:.A393]))" office:value-type="float" office:value="1100" calcext:value-type="float">
            <text:p>1100</text:p>
          </table:table-cell>
          <table:table-cell table:formula="of:=ROUND(AVERAGE([.A391:.A393]))" office:value-type="float" office:value="1096" calcext:value-type="float">
            <text:p>1096</text:p>
          </table:table-cell>
          <table:table-cell table:formula="of:=ROUND(AVERAGE([.A388:.A393]))" office:value-type="float" office:value="1106" calcext:value-type="float">
            <text:p>1106</text:p>
          </table:table-cell>
          <table:table-cell table:formula="of:=ROUND(AVERAGE([.A384:.A393]))" office:value-type="float" office:value="1104" calcext:value-type="float">
            <text:p>1104</text:p>
          </table:table-cell>
          <table:table-cell table:formula="of:=[.A393]*([.$H$2]/100)+(100-[.$H$2])/100*[.F392]" office:value-type="float" office:value="1102.90390161495" calcext:value-type="float">
            <text:p>1103</text:p>
          </table:table-cell>
          <table:table-cell table:formula="of:=[.A393]*([.$H$2]/100)+(100-[.$H$2])/100*([.G392] * [.$H$3] / 100 + (100-[.$H$3])/100 * [.G391])" office:value-type="float" office:value="1102.41828857222" calcext:value-type="float">
            <text:p>1102</text:p>
          </table:table-cell>
          <table:table-cell table:number-columns-repeated="3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ROUND(AVERAGE([.A393:.A394]))" office:value-type="float" office:value="1108" calcext:value-type="float">
            <text:p>1108</text:p>
          </table:table-cell>
          <table:table-cell table:formula="of:=ROUND(AVERAGE([.A392:.A394]))" office:value-type="float" office:value="1102" calcext:value-type="float">
            <text:p>1102</text:p>
          </table:table-cell>
          <table:table-cell table:formula="of:=ROUND(AVERAGE([.A389:.A394]))" office:value-type="float" office:value="1103" calcext:value-type="float">
            <text:p>1103</text:p>
          </table:table-cell>
          <table:table-cell table:formula="of:=ROUND(AVERAGE([.A385:.A394]))" office:value-type="float" office:value="1103" calcext:value-type="float">
            <text:p>1103</text:p>
          </table:table-cell>
          <table:table-cell table:formula="of:=[.A394]*([.$H$2]/100)+(100-[.$H$2])/100*[.F393]" office:value-type="float" office:value="1103.67792621121" calcext:value-type="float">
            <text:p>1104</text:p>
          </table:table-cell>
          <table:table-cell table:formula="of:=[.A394]*([.$H$2]/100)+(100-[.$H$2])/100*([.G393] * [.$H$3] / 100 + (100-[.$H$3])/100 * [.G392])" office:value-type="float" office:value="1105.09888129502" calcext:value-type="float">
            <text:p>1105</text:p>
          </table:table-cell>
          <table:table-cell table:number-columns-repeated="3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ROUND(AVERAGE([.A394:.A395]))" office:value-type="float" office:value="1114" calcext:value-type="float">
            <text:p>1114</text:p>
          </table:table-cell>
          <table:table-cell table:formula="of:=ROUND(AVERAGE([.A393:.A395]))" office:value-type="float" office:value="1112" calcext:value-type="float">
            <text:p>1112</text:p>
          </table:table-cell>
          <table:table-cell table:formula="of:=ROUND(AVERAGE([.A390:.A395]))" office:value-type="float" office:value="1108" calcext:value-type="float">
            <text:p>1108</text:p>
          </table:table-cell>
          <table:table-cell table:formula="of:=ROUND(AVERAGE([.A386:.A395]))" office:value-type="float" office:value="1107" calcext:value-type="float">
            <text:p>1107</text:p>
          </table:table-cell>
          <table:table-cell table:formula="of:=[.A395]*([.$H$2]/100)+(100-[.$H$2])/100*[.F394]" office:value-type="float" office:value="1108.00844465841" calcext:value-type="float">
            <text:p>1108</text:p>
          </table:table-cell>
          <table:table-cell table:formula="of:=[.A395]*([.$H$2]/100)+(100-[.$H$2])/100*([.G394] * [.$H$3] / 100 + (100-[.$H$3])/100 * [.G393])" office:value-type="float" office:value="1107.46580533758" calcext:value-type="float">
            <text:p>1107</text:p>
          </table:table-cell>
          <table:table-cell table:number-columns-repeated="3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ROUND(AVERAGE([.A395:.A396]))" office:value-type="float" office:value="1122" calcext:value-type="float">
            <text:p>1122</text:p>
          </table:table-cell>
          <table:table-cell table:formula="of:=ROUND(AVERAGE([.A394:.A396]))" office:value-type="float" office:value="1117" calcext:value-type="float">
            <text:p>1117</text:p>
          </table:table-cell>
          <table:table-cell table:formula="of:=ROUND(AVERAGE([.A391:.A396]))" office:value-type="float" office:value="1106" calcext:value-type="float">
            <text:p>1106</text:p>
          </table:table-cell>
          <table:table-cell table:formula="of:=ROUND(AVERAGE([.A387:.A396]))" office:value-type="float" office:value="1108" calcext:value-type="float">
            <text:p>1108</text:p>
          </table:table-cell>
          <table:table-cell table:formula="of:=[.A396]*([.$H$2]/100)+(100-[.$H$2])/100*[.F395]" office:value-type="float" office:value="1111.75633349381" calcext:value-type="float">
            <text:p>1112</text:p>
          </table:table-cell>
          <table:table-cell table:formula="of:=[.A396]*([.$H$2]/100)+(100-[.$H$2])/100*([.G395] * [.$H$3] / 100 + (100-[.$H$3])/100 * [.G394])" office:value-type="float" office:value="1109.92919957765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ROUND(AVERAGE([.A396:.A397]))" office:value-type="float" office:value="1120" calcext:value-type="float">
            <text:p>1120</text:p>
          </table:table-cell>
          <table:table-cell table:formula="of:=ROUND(AVERAGE([.A395:.A397]))" office:value-type="float" office:value="1120" calcext:value-type="float">
            <text:p>1120</text:p>
          </table:table-cell>
          <table:table-cell table:formula="of:=ROUND(AVERAGE([.A392:.A397]))" office:value-type="float" office:value="1111" calcext:value-type="float">
            <text:p>1111</text:p>
          </table:table-cell>
          <table:table-cell table:formula="of:=ROUND(AVERAGE([.A388:.A397]))" office:value-type="float" office:value="1110" calcext:value-type="float">
            <text:p>1110</text:p>
          </table:table-cell>
          <table:table-cell table:formula="of:=[.A397]*([.$H$2]/100)+(100-[.$H$2])/100*[.F396]" office:value-type="float" office:value="1113.06725012036" calcext:value-type="float">
            <text:p>1113</text:p>
          </table:table-cell>
          <table:table-cell table:formula="of:=[.A397]*([.$H$2]/100)+(100-[.$H$2])/100*([.G396] * [.$H$3] / 100 + (100-[.$H$3])/100 * [.G395])" office:value-type="float" office:value="1110.2188631392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ROUND(AVERAGE([.A397:.A398]))" office:value-type="float" office:value="1110" calcext:value-type="float">
            <text:p>1110</text:p>
          </table:table-cell>
          <table:table-cell table:formula="of:=ROUND(AVERAGE([.A396:.A398]))" office:value-type="float" office:value="1114" calcext:value-type="float">
            <text:p>1114</text:p>
          </table:table-cell>
          <table:table-cell table:formula="of:=ROUND(AVERAGE([.A393:.A398]))" office:value-type="float" office:value="1113" calcext:value-type="float">
            <text:p>1113</text:p>
          </table:table-cell>
          <table:table-cell table:formula="of:=ROUND(AVERAGE([.A389:.A398]))" office:value-type="float" office:value="1108" calcext:value-type="float">
            <text:p>1108</text:p>
          </table:table-cell>
          <table:table-cell table:formula="of:=[.A398]*([.$H$2]/100)+(100-[.$H$2])/100*[.F397]" office:value-type="float" office:value="1110.55043759027" calcext:value-type="float">
            <text:p>1111</text:p>
          </table:table-cell>
          <table:table-cell table:formula="of:=[.A398]*([.$H$2]/100)+(100-[.$H$2])/100*([.G397] * [.$H$3] / 100 + (100-[.$H$3])/100 * [.G396])" office:value-type="float" office:value="1108.24034921747" calcext:value-type="float">
            <text:p>1108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ROUND(AVERAGE([.A398:.A399]))" office:value-type="float" office:value="1107" calcext:value-type="float">
            <text:p>1107</text:p>
          </table:table-cell>
          <table:table-cell table:formula="of:=ROUND(AVERAGE([.A397:.A399]))" office:value-type="float" office:value="1110" calcext:value-type="float">
            <text:p>1110</text:p>
          </table:table-cell>
          <table:table-cell table:formula="of:=ROUND(AVERAGE([.A394:.A399]))" office:value-type="float" office:value="1114" calcext:value-type="float">
            <text:p>1114</text:p>
          </table:table-cell>
          <table:table-cell table:formula="of:=ROUND(AVERAGE([.A390:.A399]))" office:value-type="float" office:value="1110" calcext:value-type="float">
            <text:p>1110</text:p>
          </table:table-cell>
          <table:table-cell table:formula="of:=[.A399]*([.$H$2]/100)+(100-[.$H$2])/100*[.F398]" office:value-type="float" office:value="1110.6628281927" calcext:value-type="float">
            <text:p>1111</text:p>
          </table:table-cell>
          <table:table-cell table:formula="of:=[.A399]*([.$H$2]/100)+(100-[.$H$2])/100*([.G398] * [.$H$3] / 100 + (100-[.$H$3])/100 * [.G397])" office:value-type="float" office:value="1110.11737026614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ROUND(AVERAGE([.A399:.A400]))" office:value-type="float" office:value="1105" calcext:value-type="float">
            <text:p>1105</text:p>
          </table:table-cell>
          <table:table-cell table:formula="of:=ROUND(AVERAGE([.A398:.A400]))" office:value-type="float" office:value="1104" calcext:value-type="float">
            <text:p>1104</text:p>
          </table:table-cell>
          <table:table-cell table:formula="of:=ROUND(AVERAGE([.A395:.A400]))" office:value-type="float" office:value="1112" calcext:value-type="float">
            <text:p>1112</text:p>
          </table:table-cell>
          <table:table-cell table:formula="of:=ROUND(AVERAGE([.A391:.A400]))" office:value-type="float" office:value="1107" calcext:value-type="float">
            <text:p>1107</text:p>
          </table:table-cell>
          <table:table-cell table:formula="of:=[.A400]*([.$H$2]/100)+(100-[.$H$2])/100*[.F399]" office:value-type="float" office:value="1107.74712114452" calcext:value-type="float">
            <text:p>1108</text:p>
          </table:table-cell>
          <table:table-cell table:formula="of:=[.A400]*([.$H$2]/100)+(100-[.$H$2])/100*([.G399] * [.$H$3] / 100 + (100-[.$H$3])/100 * [.G398])" office:value-type="float" office:value="1106.2118150704" calcext:value-type="float">
            <text:p>1106</text:p>
          </table:table-cell>
          <table:table-cell table:number-columns-repeated="3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ROUND(AVERAGE([.A400:.A401]))" office:value-type="float" office:value="1111" calcext:value-type="float">
            <text:p>1111</text:p>
          </table:table-cell>
          <table:table-cell table:formula="of:=ROUND(AVERAGE([.A399:.A401]))" office:value-type="float" office:value="1111" calcext:value-type="float">
            <text:p>1111</text:p>
          </table:table-cell>
          <table:table-cell table:formula="of:=ROUND(AVERAGE([.A396:.A401]))" office:value-type="float" office:value="1113" calcext:value-type="float">
            <text:p>1113</text:p>
          </table:table-cell>
          <table:table-cell table:formula="of:=ROUND(AVERAGE([.A392:.A401]))" office:value-type="float" office:value="1110" calcext:value-type="float">
            <text:p>1110</text:p>
          </table:table-cell>
          <table:table-cell table:formula="of:=[.A401]*([.$H$2]/100)+(100-[.$H$2])/100*[.F400]" office:value-type="float" office:value="1111.56034085839" calcext:value-type="float">
            <text:p>1112</text:p>
          </table:table-cell>
          <table:table-cell table:formula="of:=[.A401]*([.$H$2]/100)+(100-[.$H$2])/100*([.G400] * [.$H$3] / 100 + (100-[.$H$3])/100 * [.G399])" office:value-type="float" office:value="1112.75219442024" calcext:value-type="float">
            <text:p>1113</text:p>
          </table:table-cell>
          <table:table-cell table:number-columns-repeated="3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ROUND(AVERAGE([.A401:.A402]))" office:value-type="float" office:value="1121" calcext:value-type="float">
            <text:p>1121</text:p>
          </table:table-cell>
          <table:table-cell table:formula="of:=ROUND(AVERAGE([.A400:.A402]))" office:value-type="float" office:value="1114" calcext:value-type="float">
            <text:p>1114</text:p>
          </table:table-cell>
          <table:table-cell table:formula="of:=ROUND(AVERAGE([.A397:.A402]))" office:value-type="float" office:value="1112" calcext:value-type="float">
            <text:p>1112</text:p>
          </table:table-cell>
          <table:table-cell table:formula="of:=ROUND(AVERAGE([.A393:.A402]))" office:value-type="float" office:value="1113" calcext:value-type="float">
            <text:p>1113</text:p>
          </table:table-cell>
          <table:table-cell table:formula="of:=[.A402]*([.$H$2]/100)+(100-[.$H$2])/100*[.F401]" office:value-type="float" office:value="1113.4202556438" calcext:value-type="float">
            <text:p>1113</text:p>
          </table:table-cell>
          <table:table-cell table:formula="of:=[.A402]*([.$H$2]/100)+(100-[.$H$2])/100*([.G401] * [.$H$3] / 100 + (100-[.$H$3])/100 * [.G400])" office:value-type="float" office:value="1110.38991820528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ROUND(AVERAGE([.A402:.A403]))" office:value-type="float" office:value="1117" calcext:value-type="float">
            <text:p>1117</text:p>
          </table:table-cell>
          <table:table-cell table:formula="of:=ROUND(AVERAGE([.A401:.A403]))" office:value-type="float" office:value="1119" calcext:value-type="float">
            <text:p>1119</text:p>
          </table:table-cell>
          <table:table-cell table:formula="of:=ROUND(AVERAGE([.A398:.A403]))" office:value-type="float" office:value="1112" calcext:value-type="float">
            <text:p>1112</text:p>
          </table:table-cell>
          <table:table-cell table:formula="of:=ROUND(AVERAGE([.A394:.A403]))" office:value-type="float" office:value="1114" calcext:value-type="float">
            <text:p>1114</text:p>
          </table:table-cell>
          <table:table-cell table:formula="of:=[.A403]*([.$H$2]/100)+(100-[.$H$2])/100*[.F402]" office:value-type="float" office:value="1113.56519173285" calcext:value-type="float">
            <text:p>1114</text:p>
          </table:table-cell>
          <table:table-cell table:formula="of:=[.A403]*([.$H$2]/100)+(100-[.$H$2])/100*([.G402] * [.$H$3] / 100 + (100-[.$H$3])/100 * [.G401])" office:value-type="float" office:value="1112.70980438294" calcext:value-type="float">
            <text:p>1113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ROUND(AVERAGE([.A403:.A404]))" office:value-type="float" office:value="1116" calcext:value-type="float">
            <text:p>1116</text:p>
          </table:table-cell>
          <table:table-cell table:formula="of:=ROUND(AVERAGE([.A402:.A404]))" office:value-type="float" office:value="1117" calcext:value-type="float">
            <text:p>1117</text:p>
          </table:table-cell>
          <table:table-cell table:formula="of:=ROUND(AVERAGE([.A399:.A404]))" office:value-type="float" office:value="1114" calcext:value-type="float">
            <text:p>1114</text:p>
          </table:table-cell>
          <table:table-cell table:formula="of:=ROUND(AVERAGE([.A395:.A404]))" office:value-type="float" office:value="1115" calcext:value-type="float">
            <text:p>1115</text:p>
          </table:table-cell>
          <table:table-cell table:formula="of:=[.A404]*([.$H$2]/100)+(100-[.$H$2])/100*[.F403]" office:value-type="float" office:value="1114.67389379963" calcext:value-type="float">
            <text:p>1115</text:p>
          </table:table-cell>
          <table:table-cell table:formula="of:=[.A404]*([.$H$2]/100)+(100-[.$H$2])/100*([.G403] * [.$H$3] / 100 + (100-[.$H$3])/100 * [.G402])" office:value-type="float" office:value="1112.64042158061" calcext:value-type="float">
            <text:p>1113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ROUND(AVERAGE([.A404:.A405]))" office:value-type="float" office:value="1112" calcext:value-type="float">
            <text:p>1112</text:p>
          </table:table-cell>
          <table:table-cell table:formula="of:=ROUND(AVERAGE([.A403:.A405]))" office:value-type="float" office:value="1112" calcext:value-type="float">
            <text:p>1112</text:p>
          </table:table-cell>
          <table:table-cell table:formula="of:=ROUND(AVERAGE([.A400:.A405]))" office:value-type="float" office:value="1113" calcext:value-type="float">
            <text:p>1113</text:p>
          </table:table-cell>
          <table:table-cell table:formula="of:=ROUND(AVERAGE([.A396:.A405]))" office:value-type="float" office:value="1113" calcext:value-type="float">
            <text:p>1113</text:p>
          </table:table-cell>
          <table:table-cell table:formula="of:=[.A405]*([.$H$2]/100)+(100-[.$H$2])/100*[.F404]" office:value-type="float" office:value="1112.25542034973" calcext:value-type="float">
            <text:p>1112</text:p>
          </table:table-cell>
          <table:table-cell table:formula="of:=[.A405]*([.$H$2]/100)+(100-[.$H$2])/100*([.G404] * [.$H$3] / 100 + (100-[.$H$3])/100 * [.G403])" office:value-type="float" office:value="1110.77194586685" calcext:value-type="float">
            <text:p>1111</text:p>
          </table:table-cell>
          <table:table-cell table:number-columns-repeated="3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ROUND(AVERAGE([.A405:.A406]))" office:value-type="float" office:value="1089" calcext:value-type="float">
            <text:p>1089</text:p>
          </table:table-cell>
          <table:table-cell table:formula="of:=ROUND(AVERAGE([.A404:.A406]))" office:value-type="float" office:value="1099" calcext:value-type="float">
            <text:p>1099</text:p>
          </table:table-cell>
          <table:table-cell table:formula="of:=ROUND(AVERAGE([.A401:.A406]))" office:value-type="float" office:value="1109" calcext:value-type="float">
            <text:p>1109</text:p>
          </table:table-cell>
          <table:table-cell table:formula="of:=ROUND(AVERAGE([.A397:.A406]))" office:value-type="float" office:value="1108" calcext:value-type="float">
            <text:p>1108</text:p>
          </table:table-cell>
          <table:table-cell table:formula="of:=[.A406]*([.$H$2]/100)+(100-[.$H$2])/100*[.F405]" office:value-type="float" office:value="1102.44156526229" calcext:value-type="float">
            <text:p>1102</text:p>
          </table:table-cell>
          <table:table-cell table:formula="of:=[.A406]*([.$H$2]/100)+(100-[.$H$2])/100*([.G405] * [.$H$3] / 100 + (100-[.$H$3])/100 * [.G404])" office:value-type="float" office:value="1102.45004482839" calcext:value-type="float">
            <text:p>1102</text:p>
          </table:table-cell>
          <table:table-cell table:number-columns-repeated="3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ROUND(AVERAGE([.A406:.A407]))" office:value-type="float" office:value="1074" calcext:value-type="float">
            <text:p>1074</text:p>
          </table:table-cell>
          <table:table-cell table:formula="of:=ROUND(AVERAGE([.A405:.A407]))" office:value-type="float" office:value="1084" calcext:value-type="float">
            <text:p>1084</text:p>
          </table:table-cell>
          <table:table-cell table:formula="of:=ROUND(AVERAGE([.A402:.A407]))" office:value-type="float" office:value="1101" calcext:value-type="float">
            <text:p>1101</text:p>
          </table:table-cell>
          <table:table-cell table:formula="of:=ROUND(AVERAGE([.A398:.A407]))" office:value-type="float" office:value="1104" calcext:value-type="float">
            <text:p>1104</text:p>
          </table:table-cell>
          <table:table-cell table:formula="of:=[.A407]*([.$H$2]/100)+(100-[.$H$2])/100*[.F406]" office:value-type="float" office:value="1095.58117394672" calcext:value-type="float">
            <text:p>1096</text:p>
          </table:table-cell>
          <table:table-cell table:formula="of:=[.A407]*([.$H$2]/100)+(100-[.$H$2])/100*([.G406] * [.$H$3] / 100 + (100-[.$H$3])/100 * [.G405])" office:value-type="float" office:value="1100.58067424437" calcext:value-type="float">
            <text:p>1101</text:p>
          </table:table-cell>
          <table:table-cell table:number-columns-repeated="3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ROUND(AVERAGE([.A407:.A408]))" office:value-type="float" office:value="1091" calcext:value-type="float">
            <text:p>1091</text:p>
          </table:table-cell>
          <table:table-cell table:formula="of:=ROUND(AVERAGE([.A406:.A408]))" office:value-type="float" office:value="1085" calcext:value-type="float">
            <text:p>1085</text:p>
          </table:table-cell>
          <table:table-cell table:formula="of:=ROUND(AVERAGE([.A403:.A408]))" office:value-type="float" office:value="1099" calcext:value-type="float">
            <text:p>1099</text:p>
          </table:table-cell>
          <table:table-cell table:formula="of:=ROUND(AVERAGE([.A399:.A408]))" office:value-type="float" office:value="1104" calcext:value-type="float">
            <text:p>1104</text:p>
          </table:table-cell>
          <table:table-cell table:formula="of:=[.A408]*([.$H$2]/100)+(100-[.$H$2])/100*[.F407]" office:value-type="float" office:value="1098.43588046004" calcext:value-type="float">
            <text:p>1098</text:p>
          </table:table-cell>
          <table:table-cell table:formula="of:=[.A408]*([.$H$2]/100)+(100-[.$H$2])/100*([.G407] * [.$H$3] / 100 + (100-[.$H$3])/100 * [.G406])" office:value-type="float" office:value="1103.30712803369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ROUND(AVERAGE([.A408:.A409]))" office:value-type="float" office:value="1107" calcext:value-type="float">
            <text:p>1107</text:p>
          </table:table-cell>
          <table:table-cell table:formula="of:=ROUND(AVERAGE([.A407:.A409]))" office:value-type="float" office:value="1096" calcext:value-type="float">
            <text:p>1096</text:p>
          </table:table-cell>
          <table:table-cell table:formula="of:=ROUND(AVERAGE([.A404:.A409]))" office:value-type="float" office:value="1097" calcext:value-type="float">
            <text:p>1097</text:p>
          </table:table-cell>
          <table:table-cell table:formula="of:=ROUND(AVERAGE([.A400:.A409]))" office:value-type="float" office:value="1104" calcext:value-type="float">
            <text:p>1104</text:p>
          </table:table-cell>
          <table:table-cell table:formula="of:=[.A409]*([.$H$2]/100)+(100-[.$H$2])/100*[.F408]" office:value-type="float" office:value="1100.32691034503" calcext:value-type="float">
            <text:p>1100</text:p>
          </table:table-cell>
          <table:table-cell table:formula="of:=[.A409]*([.$H$2]/100)+(100-[.$H$2])/100*([.G408] * [.$H$3] / 100 + (100-[.$H$3])/100 * [.G407])" office:value-type="float" office:value="1102.34447375168" calcext:value-type="float">
            <text:p>1102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ROUND(AVERAGE([.A409:.A410]))" office:value-type="float" office:value="1100" calcext:value-type="float">
            <text:p>1100</text:p>
          </table:table-cell>
          <table:table-cell table:formula="of:=ROUND(AVERAGE([.A408:.A410]))" office:value-type="float" office:value="1102" calcext:value-type="float">
            <text:p>1102</text:p>
          </table:table-cell>
          <table:table-cell table:formula="of:=ROUND(AVERAGE([.A405:.A410]))" office:value-type="float" office:value="1093" calcext:value-type="float">
            <text:p>1093</text:p>
          </table:table-cell>
          <table:table-cell table:formula="of:=ROUND(AVERAGE([.A401:.A410]))" office:value-type="float" office:value="1103" calcext:value-type="float">
            <text:p>1103</text:p>
          </table:table-cell>
          <table:table-cell table:formula="of:=[.A410]*([.$H$2]/100)+(100-[.$H$2])/100*[.F409]" office:value-type="float" office:value="1098.74518275877" calcext:value-type="float">
            <text:p>1099</text:p>
          </table:table-cell>
          <table:table-cell table:formula="of:=[.A410]*([.$H$2]/100)+(100-[.$H$2])/100*([.G409] * [.$H$3] / 100 + (100-[.$H$3])/100 * [.G408])" office:value-type="float" office:value="1100.83594788297" calcext:value-type="float">
            <text:p>1101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ROUND(AVERAGE([.A410:.A411]))" office:value-type="float" office:value="1100" calcext:value-type="float">
            <text:p>1100</text:p>
          </table:table-cell>
          <table:table-cell table:formula="of:=ROUND(AVERAGE([.A409:.A411]))" office:value-type="float" office:value="1102" calcext:value-type="float">
            <text:p>1102</text:p>
          </table:table-cell>
          <table:table-cell table:formula="of:=ROUND(AVERAGE([.A406:.A411]))" office:value-type="float" office:value="1093" calcext:value-type="float">
            <text:p>1093</text:p>
          </table:table-cell>
          <table:table-cell table:formula="of:=ROUND(AVERAGE([.A402:.A411]))" office:value-type="float" office:value="1102" calcext:value-type="float">
            <text:p>1102</text:p>
          </table:table-cell>
          <table:table-cell table:formula="of:=[.A411]*([.$H$2]/100)+(100-[.$H$2])/100*[.F410]" office:value-type="float" office:value="1100.30888706908" calcext:value-type="float">
            <text:p>1100</text:p>
          </table:table-cell>
          <table:table-cell table:formula="of:=[.A411]*([.$H$2]/100)+(100-[.$H$2])/100*([.G410] * [.$H$3] / 100 + (100-[.$H$3])/100 * [.G409])" office:value-type="float" office:value="1102.78207643345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ROUND(AVERAGE([.A411:.A412]))" office:value-type="float" office:value="1115" calcext:value-type="float">
            <text:p>1115</text:p>
          </table:table-cell>
          <table:table-cell table:formula="of:=ROUND(AVERAGE([.A410:.A412]))" office:value-type="float" office:value="1108" calcext:value-type="float">
            <text:p>1108</text:p>
          </table:table-cell>
          <table:table-cell table:formula="of:=ROUND(AVERAGE([.A407:.A412]))" office:value-type="float" office:value="1102" calcext:value-type="float">
            <text:p>1102</text:p>
          </table:table-cell>
          <table:table-cell table:formula="of:=ROUND(AVERAGE([.A403:.A412]))" office:value-type="float" office:value="1102" calcext:value-type="float">
            <text:p>1102</text:p>
          </table:table-cell>
          <table:table-cell table:formula="of:=[.A412]*([.$H$2]/100)+(100-[.$H$2])/100*[.F411]" office:value-type="float" office:value="1106.48166530181" calcext:value-type="float">
            <text:p>1106</text:p>
          </table:table-cell>
          <table:table-cell table:formula="of:=[.A412]*([.$H$2]/100)+(100-[.$H$2])/100*([.G411] * [.$H$3] / 100 + (100-[.$H$3])/100 * [.G410])" office:value-type="float" office:value="1107.1688801948" calcext:value-type="float">
            <text:p>1107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ROUND(AVERAGE([.A412:.A413]))" office:value-type="float" office:value="1118" calcext:value-type="float">
            <text:p>1118</text:p>
          </table:table-cell>
          <table:table-cell table:formula="of:=ROUND(AVERAGE([.A411:.A413]))" office:value-type="float" office:value="1114" calcext:value-type="float">
            <text:p>1114</text:p>
          </table:table-cell>
          <table:table-cell table:formula="of:=ROUND(AVERAGE([.A408:.A413]))" office:value-type="float" office:value="1108" calcext:value-type="float">
            <text:p>1108</text:p>
          </table:table-cell>
          <table:table-cell table:formula="of:=ROUND(AVERAGE([.A404:.A413]))" office:value-type="float" office:value="1102" calcext:value-type="float">
            <text:p>1102</text:p>
          </table:table-cell>
          <table:table-cell table:formula="of:=[.A413]*([.$H$2]/100)+(100-[.$H$2])/100*[.F412]" office:value-type="float" office:value="1107.61124897636" calcext:value-type="float">
            <text:p>1108</text:p>
          </table:table-cell>
          <table:table-cell table:formula="of:=[.A413]*([.$H$2]/100)+(100-[.$H$2])/100*([.G412] * [.$H$3] / 100 + (100-[.$H$3])/100 * [.G411])" office:value-type="float" office:value="1105.49457788929" calcext:value-type="float">
            <text:p>1105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ROUND(AVERAGE([.A413:.A414]))" office:value-type="float" office:value="1106" calcext:value-type="float">
            <text:p>1106</text:p>
          </table:table-cell>
          <table:table-cell table:formula="of:=ROUND(AVERAGE([.A412:.A414]))" office:value-type="float" office:value="1112" calcext:value-type="float">
            <text:p>1112</text:p>
          </table:table-cell>
          <table:table-cell table:formula="of:=ROUND(AVERAGE([.A409:.A414]))" office:value-type="float" office:value="1107" calcext:value-type="float">
            <text:p>1107</text:p>
          </table:table-cell>
          <table:table-cell table:formula="of:=ROUND(AVERAGE([.A405:.A414]))" office:value-type="float" office:value="1100" calcext:value-type="float">
            <text:p>1100</text:p>
          </table:table-cell>
          <table:table-cell table:formula="of:=[.A414]*([.$H$2]/100)+(100-[.$H$2])/100*[.F413]" office:value-type="float" office:value="1105.95843673227" calcext:value-type="float">
            <text:p>1106</text:p>
          </table:table-cell>
          <table:table-cell table:formula="of:=[.A414]*([.$H$2]/100)+(100-[.$H$2])/100*([.G413] * [.$H$3] / 100 + (100-[.$H$3])/100 * [.G412])" office:value-type="float" office:value="1105.37551480027" calcext:value-type="float">
            <text:p>1105</text:p>
          </table:table-cell>
          <table:table-cell table:number-columns-repeated="3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ROUND(AVERAGE([.A414:.A415]))" office:value-type="float" office:value="1116" calcext:value-type="float">
            <text:p>1116</text:p>
          </table:table-cell>
          <table:table-cell table:formula="of:=ROUND(AVERAGE([.A413:.A415]))" office:value-type="float" office:value="1114" calcext:value-type="float">
            <text:p>1114</text:p>
          </table:table-cell>
          <table:table-cell table:formula="of:=ROUND(AVERAGE([.A410:.A415]))" office:value-type="float" office:value="1111" calcext:value-type="float">
            <text:p>1111</text:p>
          </table:table-cell>
          <table:table-cell table:formula="of:=ROUND(AVERAGE([.A406:.A415]))" office:value-type="float" office:value="1103" calcext:value-type="float">
            <text:p>1103</text:p>
          </table:table-cell>
          <table:table-cell table:formula="of:=[.A415]*([.$H$2]/100)+(100-[.$H$2])/100*[.F414]" office:value-type="float" office:value="1111.9688275492" calcext:value-type="float">
            <text:p>1112</text:p>
          </table:table-cell>
          <table:table-cell table:formula="of:=[.A415]*([.$H$2]/100)+(100-[.$H$2])/100*([.G414] * [.$H$3] / 100 + (100-[.$H$3])/100 * [.G413])" office:value-type="float" office:value="1111.60307395362" calcext:value-type="float">
            <text:p>1112</text:p>
          </table:table-cell>
          <table:table-cell table:number-columns-repeated="3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ROUND(AVERAGE([.A415:.A416]))" office:value-type="float" office:value="1115" calcext:value-type="float">
            <text:p>1115</text:p>
          </table:table-cell>
          <table:table-cell table:formula="of:=ROUND(AVERAGE([.A414:.A416]))" office:value-type="float" office:value="1110" calcext:value-type="float">
            <text:p>1110</text:p>
          </table:table-cell>
          <table:table-cell table:formula="of:=ROUND(AVERAGE([.A411:.A416]))" office:value-type="float" office:value="1112" calcext:value-type="float">
            <text:p>1112</text:p>
          </table:table-cell>
          <table:table-cell table:formula="of:=ROUND(AVERAGE([.A407:.A416]))" office:value-type="float" office:value="1105" calcext:value-type="float">
            <text:p>1105</text:p>
          </table:table-cell>
          <table:table-cell table:formula="of:=[.A416]*([.$H$2]/100)+(100-[.$H$2])/100*[.F415]" office:value-type="float" office:value="1108.7266206619" calcext:value-type="float">
            <text:p>1109</text:p>
          </table:table-cell>
          <table:table-cell table:formula="of:=[.A416]*([.$H$2]/100)+(100-[.$H$2])/100*([.G415] * [.$H$3] / 100 + (100-[.$H$3])/100 * [.G414])" office:value-type="float" office:value="1104.71576997321" calcext:value-type="float">
            <text:p>1105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ROUND(AVERAGE([.A416:.A417]))" office:value-type="float" office:value="1100" calcext:value-type="float">
            <text:p>1100</text:p>
          </table:table-cell>
          <table:table-cell table:formula="of:=ROUND(AVERAGE([.A415:.A417]))" office:value-type="float" office:value="1110" calcext:value-type="float">
            <text:p>1110</text:p>
          </table:table-cell>
          <table:table-cell table:formula="of:=ROUND(AVERAGE([.A412:.A417]))" office:value-type="float" office:value="1111" calcext:value-type="float">
            <text:p>1111</text:p>
          </table:table-cell>
          <table:table-cell table:formula="of:=ROUND(AVERAGE([.A408:.A417]))" office:value-type="float" office:value="1108" calcext:value-type="float">
            <text:p>1108</text:p>
          </table:table-cell>
          <table:table-cell table:formula="of:=[.A417]*([.$H$2]/100)+(100-[.$H$2])/100*[.F416]" office:value-type="float" office:value="1106.79496549643" calcext:value-type="float">
            <text:p>1107</text:p>
          </table:table-cell>
          <table:table-cell table:formula="of:=[.A417]*([.$H$2]/100)+(100-[.$H$2])/100*([.G416] * [.$H$3] / 100 + (100-[.$H$3])/100 * [.G415])" office:value-type="float" office:value="1107.91920986815" calcext:value-type="float">
            <text:p>1108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ROUND(AVERAGE([.A417:.A418]))" office:value-type="float" office:value="1101" calcext:value-type="float">
            <text:p>1101</text:p>
          </table:table-cell>
          <table:table-cell table:formula="of:=ROUND(AVERAGE([.A416:.A418]))" office:value-type="float" office:value="1100" calcext:value-type="float">
            <text:p>1100</text:p>
          </table:table-cell>
          <table:table-cell table:formula="of:=ROUND(AVERAGE([.A413:.A418]))" office:value-type="float" office:value="1107" calcext:value-type="float">
            <text:p>1107</text:p>
          </table:table-cell>
          <table:table-cell table:formula="of:=ROUND(AVERAGE([.A409:.A418]))" office:value-type="float" office:value="1107" calcext:value-type="float">
            <text:p>1107</text:p>
          </table:table-cell>
          <table:table-cell table:formula="of:=[.A418]*([.$H$2]/100)+(100-[.$H$2])/100*[.F417]" office:value-type="float" office:value="1105.34622412232" calcext:value-type="float">
            <text:p>1105</text:p>
          </table:table-cell>
          <table:table-cell table:formula="of:=[.A418]*([.$H$2]/100)+(100-[.$H$2])/100*([.G417] * [.$H$3] / 100 + (100-[.$H$3])/100 * [.G416])" office:value-type="float" office:value="1104.26734346415" calcext:value-type="float">
            <text:p>1104</text:p>
          </table:table-cell>
          <table:table-cell table:number-columns-repeated="3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ROUND(AVERAGE([.A418:.A419]))" office:value-type="float" office:value="1110" calcext:value-type="float">
            <text:p>1110</text:p>
          </table:table-cell>
          <table:table-cell table:formula="of:=ROUND(AVERAGE([.A417:.A419]))" office:value-type="float" office:value="1107" calcext:value-type="float">
            <text:p>1107</text:p>
          </table:table-cell>
          <table:table-cell table:formula="of:=ROUND(AVERAGE([.A414:.A419]))" office:value-type="float" office:value="1109" calcext:value-type="float">
            <text:p>1109</text:p>
          </table:table-cell>
          <table:table-cell table:formula="of:=ROUND(AVERAGE([.A410:.A419]))" office:value-type="float" office:value="1109" calcext:value-type="float">
            <text:p>1109</text:p>
          </table:table-cell>
          <table:table-cell table:formula="of:=[.A419]*([.$H$2]/100)+(100-[.$H$2])/100*[.F418]" office:value-type="float" office:value="1108.75966809174" calcext:value-type="float">
            <text:p>1109</text:p>
          </table:table-cell>
          <table:table-cell table:formula="of:=[.A419]*([.$H$2]/100)+(100-[.$H$2])/100*([.G418] * [.$H$3] / 100 + (100-[.$H$3])/100 * [.G417])" office:value-type="float" office:value="1110.14162744051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ROUND(AVERAGE([.A419:.A420]))" office:value-type="float" office:value="1112" calcext:value-type="float">
            <text:p>1112</text:p>
          </table:table-cell>
          <table:table-cell table:formula="of:=ROUND(AVERAGE([.A418:.A420]))" office:value-type="float" office:value="1108" calcext:value-type="float">
            <text:p>1108</text:p>
          </table:table-cell>
          <table:table-cell table:formula="of:=ROUND(AVERAGE([.A415:.A420]))" office:value-type="float" office:value="1109" calcext:value-type="float">
            <text:p>1109</text:p>
          </table:table-cell>
          <table:table-cell table:formula="of:=ROUND(AVERAGE([.A411:.A420]))" office:value-type="float" office:value="1110" calcext:value-type="float">
            <text:p>1110</text:p>
          </table:table-cell>
          <table:table-cell table:formula="of:=[.A420]*([.$H$2]/100)+(100-[.$H$2])/100*[.F419]" office:value-type="float" office:value="1107.8197510688" calcext:value-type="float">
            <text:p>1108</text:p>
          </table:table-cell>
          <table:table-cell table:formula="of:=[.A420]*([.$H$2]/100)+(100-[.$H$2])/100*([.G419] * [.$H$3] / 100 + (100-[.$H$3])/100 * [.G418])" office:value-type="float" office:value="1105.33165019456" calcext:value-type="float">
            <text:p>1105</text:p>
          </table:table-cell>
          <table:table-cell table:number-columns-repeated="3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ROUND(AVERAGE([.A420:.A421]))" office:value-type="float" office:value="1111" calcext:value-type="float">
            <text:p>1111</text:p>
          </table:table-cell>
          <table:table-cell table:formula="of:=ROUND(AVERAGE([.A419:.A421]))" office:value-type="float" office:value="1114" calcext:value-type="float">
            <text:p>1114</text:p>
          </table:table-cell>
          <table:table-cell table:formula="of:=ROUND(AVERAGE([.A416:.A421]))" office:value-type="float" office:value="1107" calcext:value-type="float">
            <text:p>1107</text:p>
          </table:table-cell>
          <table:table-cell table:formula="of:=ROUND(AVERAGE([.A412:.A421]))" office:value-type="float" office:value="1111" calcext:value-type="float">
            <text:p>1111</text:p>
          </table:table-cell>
          <table:table-cell table:formula="of:=[.A421]*([.$H$2]/100)+(100-[.$H$2])/100*[.F420]" office:value-type="float" office:value="1110.1148133016" calcext:value-type="float">
            <text:p>1110</text:p>
          </table:table-cell>
          <table:table-cell table:formula="of:=[.A421]*([.$H$2]/100)+(100-[.$H$2])/100*([.G420] * [.$H$3] / 100 + (100-[.$H$3])/100 * [.G419])" office:value-type="float" office:value="1111.13472399349" calcext:value-type="float">
            <text:p>1111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ROUND(AVERAGE([.A421:.A422]))" office:value-type="float" office:value="1114" calcext:value-type="float">
            <text:p>1114</text:p>
          </table:table-cell>
          <table:table-cell table:formula="of:=ROUND(AVERAGE([.A420:.A422]))" office:value-type="float" office:value="1111" calcext:value-type="float">
            <text:p>1111</text:p>
          </table:table-cell>
          <table:table-cell table:formula="of:=ROUND(AVERAGE([.A417:.A422]))" office:value-type="float" office:value="1109" calcext:value-type="float">
            <text:p>1109</text:p>
          </table:table-cell>
          <table:table-cell table:formula="of:=ROUND(AVERAGE([.A413:.A422]))" office:value-type="float" office:value="1109" calcext:value-type="float">
            <text:p>1109</text:p>
          </table:table-cell>
          <table:table-cell table:formula="of:=[.A422]*([.$H$2]/100)+(100-[.$H$2])/100*[.F421]" office:value-type="float" office:value="1110.0861099762" calcext:value-type="float">
            <text:p>1110</text:p>
          </table:table-cell>
          <table:table-cell table:formula="of:=[.A422]*([.$H$2]/100)+(100-[.$H$2])/100*([.G421] * [.$H$3] / 100 + (100-[.$H$3])/100 * [.G420])" office:value-type="float" office:value="1107.36919871576" calcext:value-type="float">
            <text:p>1107</text:p>
          </table:table-cell>
          <table:table-cell table:number-columns-repeated="3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ROUND(AVERAGE([.A422:.A423]))" office:value-type="float" office:value="1109" calcext:value-type="float">
            <text:p>1109</text:p>
          </table:table-cell>
          <table:table-cell table:formula="of:=ROUND(AVERAGE([.A421:.A423]))" office:value-type="float" office:value="1112" calcext:value-type="float">
            <text:p>1112</text:p>
          </table:table-cell>
          <table:table-cell table:formula="of:=ROUND(AVERAGE([.A418:.A423]))" office:value-type="float" office:value="1110" calcext:value-type="float">
            <text:p>1110</text:p>
          </table:table-cell>
          <table:table-cell table:formula="of:=ROUND(AVERAGE([.A414:.A423]))" office:value-type="float" office:value="1109" calcext:value-type="float">
            <text:p>1109</text:p>
          </table:table-cell>
          <table:table-cell table:formula="of:=[.A423]*([.$H$2]/100)+(100-[.$H$2])/100*[.F422]" office:value-type="float" office:value="1109.56458248215" calcext:value-type="float">
            <text:p>1110</text:p>
          </table:table-cell>
          <table:table-cell table:formula="of:=[.A423]*([.$H$2]/100)+(100-[.$H$2])/100*([.G422] * [.$H$3] / 100 + (100-[.$H$3])/100 * [.G421])" office:value-type="float" office:value="1109.78621420346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ROUND(AVERAGE([.A423:.A424]))" office:value-type="float" office:value="1112" calcext:value-type="float">
            <text:p>1112</text:p>
          </table:table-cell>
          <table:table-cell table:formula="of:=ROUND(AVERAGE([.A422:.A424]))" office:value-type="float" office:value="1111" calcext:value-type="float">
            <text:p>1111</text:p>
          </table:table-cell>
          <table:table-cell table:formula="of:=ROUND(AVERAGE([.A419:.A424]))" office:value-type="float" office:value="1112" calcext:value-type="float">
            <text:p>1112</text:p>
          </table:table-cell>
          <table:table-cell table:formula="of:=ROUND(AVERAGE([.A415:.A424]))" office:value-type="float" office:value="1111" calcext:value-type="float">
            <text:p>1111</text:p>
          </table:table-cell>
          <table:table-cell table:formula="of:=[.A424]*([.$H$2]/100)+(100-[.$H$2])/100*[.F423]" office:value-type="float" office:value="1110.92343686161" calcext:value-type="float">
            <text:p>1111</text:p>
          </table:table-cell>
          <table:table-cell table:formula="of:=[.A424]*([.$H$2]/100)+(100-[.$H$2])/100*([.G423] * [.$H$3] / 100 + (100-[.$H$3])/100 * [.G422])" office:value-type="float" office:value="1109.63945135998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ROUND(AVERAGE([.A424:.A425]))" office:value-type="float" office:value="1122" calcext:value-type="float">
            <text:p>1122</text:p>
          </table:table-cell>
          <table:table-cell table:formula="of:=ROUND(AVERAGE([.A423:.A425]))" office:value-type="float" office:value="1117" calcext:value-type="float">
            <text:p>1117</text:p>
          </table:table-cell>
          <table:table-cell table:formula="of:=ROUND(AVERAGE([.A420:.A425]))" office:value-type="float" office:value="1114" calcext:value-type="float">
            <text:p>1114</text:p>
          </table:table-cell>
          <table:table-cell table:formula="of:=ROUND(AVERAGE([.A416:.A425]))" office:value-type="float" office:value="1110" calcext:value-type="float">
            <text:p>1110</text:p>
          </table:table-cell>
          <table:table-cell table:formula="of:=[.A425]*([.$H$2]/100)+(100-[.$H$2])/100*[.F424]" office:value-type="float" office:value="1115.44257764621" calcext:value-type="float">
            <text:p>1115</text:p>
          </table:table-cell>
          <table:table-cell table:formula="of:=[.A425]*([.$H$2]/100)+(100-[.$H$2])/100*([.G424] * [.$H$3] / 100 + (100-[.$H$3])/100 * [.G423])" office:value-type="float" office:value="1114.56764622607" calcext:value-type="float">
            <text:p>1115</text:p>
          </table:table-cell>
          <table:table-cell table:number-columns-repeated="3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ROUND(AVERAGE([.A425:.A426]))" office:value-type="float" office:value="1131" calcext:value-type="float">
            <text:p>1131</text:p>
          </table:table-cell>
          <table:table-cell table:formula="of:=ROUND(AVERAGE([.A424:.A426]))" office:value-type="float" office:value="1125" calcext:value-type="float">
            <text:p>1125</text:p>
          </table:table-cell>
          <table:table-cell table:formula="of:=ROUND(AVERAGE([.A421:.A426]))" office:value-type="float" office:value="1119" calcext:value-type="float">
            <text:p>1119</text:p>
          </table:table-cell>
          <table:table-cell table:formula="of:=ROUND(AVERAGE([.A417:.A426]))" office:value-type="float" office:value="1114" calcext:value-type="float">
            <text:p>1114</text:p>
          </table:table-cell>
          <table:table-cell table:formula="of:=[.A426]*([.$H$2]/100)+(100-[.$H$2])/100*[.F425]" office:value-type="float" office:value="1119.58193323466" calcext:value-type="float">
            <text:p>1120</text:p>
          </table:table-cell>
          <table:table-cell table:formula="of:=[.A426]*([.$H$2]/100)+(100-[.$H$2])/100*([.G425] * [.$H$3] / 100 + (100-[.$H$3])/100 * [.G424])" office:value-type="float" office:value="1115.9688177499" calcext:value-type="float">
            <text:p>1116</text:p>
          </table:table-cell>
          <table:table-cell table:number-columns-repeated="3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ROUND(AVERAGE([.A426:.A427]))" office:value-type="float" office:value="1120" calcext:value-type="float">
            <text:p>1120</text:p>
          </table:table-cell>
          <table:table-cell table:formula="of:=ROUND(AVERAGE([.A425:.A427]))" office:value-type="float" office:value="1123" calcext:value-type="float">
            <text:p>1123</text:p>
          </table:table-cell>
          <table:table-cell table:formula="of:=ROUND(AVERAGE([.A422:.A427]))" office:value-type="float" office:value="1117" calcext:value-type="float">
            <text:p>1117</text:p>
          </table:table-cell>
          <table:table-cell table:formula="of:=ROUND(AVERAGE([.A418:.A427]))" office:value-type="float" office:value="1114" calcext:value-type="float">
            <text:p>1114</text:p>
          </table:table-cell>
          <table:table-cell table:formula="of:=[.A427]*([.$H$2]/100)+(100-[.$H$2])/100*[.F426]" office:value-type="float" office:value="1116.43644992599" calcext:value-type="float">
            <text:p>1116</text:p>
          </table:table-cell>
          <table:table-cell table:formula="of:=[.A427]*([.$H$2]/100)+(100-[.$H$2])/100*([.G426] * [.$H$3] / 100 + (100-[.$H$3])/100 * [.G425])" office:value-type="float" office:value="1112.88591039813" calcext:value-type="float">
            <text:p>1113</text:p>
          </table:table-cell>
          <table:table-cell table:number-columns-repeated="3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ROUND(AVERAGE([.A427:.A428]))" office:value-type="float" office:value="1111" calcext:value-type="float">
            <text:p>1111</text:p>
          </table:table-cell>
          <table:table-cell table:formula="of:=ROUND(AVERAGE([.A426:.A428]))" office:value-type="float" office:value="1118" calcext:value-type="float">
            <text:p>1118</text:p>
          </table:table-cell>
          <table:table-cell table:formula="of:=ROUND(AVERAGE([.A423:.A428]))" office:value-type="float" office:value="1118" calcext:value-type="float">
            <text:p>1118</text:p>
          </table:table-cell>
          <table:table-cell table:formula="of:=ROUND(AVERAGE([.A419:.A428]))" office:value-type="float" office:value="1116" calcext:value-type="float">
            <text:p>1116</text:p>
          </table:table-cell>
          <table:table-cell table:formula="of:=[.A428]*([.$H$2]/100)+(100-[.$H$2])/100*[.F427]" office:value-type="float" office:value="1115.8273374445" calcext:value-type="float">
            <text:p>1116</text:p>
          </table:table-cell>
          <table:table-cell table:formula="of:=[.A428]*([.$H$2]/100)+(100-[.$H$2])/100*([.G427] * [.$H$3] / 100 + (100-[.$H$3])/100 * [.G426])" office:value-type="float" office:value="1115.01417720966" calcext:value-type="float">
            <text:p>1115</text:p>
          </table:table-cell>
          <table:table-cell table:number-columns-repeated="3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ROUND(AVERAGE([.A428:.A429]))" office:value-type="float" office:value="1121" calcext:value-type="float">
            <text:p>1121</text:p>
          </table:table-cell>
          <table:table-cell table:formula="of:=ROUND(AVERAGE([.A427:.A429]))" office:value-type="float" office:value="1116" calcext:value-type="float">
            <text:p>1116</text:p>
          </table:table-cell>
          <table:table-cell table:formula="of:=ROUND(AVERAGE([.A424:.A429]))" office:value-type="float" office:value="1121" calcext:value-type="float">
            <text:p>1121</text:p>
          </table:table-cell>
          <table:table-cell table:formula="of:=ROUND(AVERAGE([.A420:.A429]))" office:value-type="float" office:value="1117" calcext:value-type="float">
            <text:p>1117</text:p>
          </table:table-cell>
          <table:table-cell table:formula="of:=[.A429]*([.$H$2]/100)+(100-[.$H$2])/100*[.F428]" office:value-type="float" office:value="1118.87050308337" calcext:value-type="float">
            <text:p>1119</text:p>
          </table:table-cell>
          <table:table-cell table:formula="of:=[.A429]*([.$H$2]/100)+(100-[.$H$2])/100*([.G428] * [.$H$3] / 100 + (100-[.$H$3])/100 * [.G427])" office:value-type="float" office:value="1116.98367282033" calcext:value-type="float">
            <text:p>1117</text:p>
          </table:table-cell>
          <table:table-cell table:number-columns-repeated="3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ROUND(AVERAGE([.A429:.A430]))" office:value-type="float" office:value="1129" calcext:value-type="float">
            <text:p>1129</text:p>
          </table:table-cell>
          <table:table-cell table:formula="of:=ROUND(AVERAGE([.A428:.A430]))" office:value-type="float" office:value="1124" calcext:value-type="float">
            <text:p>1124</text:p>
          </table:table-cell>
          <table:table-cell table:formula="of:=ROUND(AVERAGE([.A425:.A430]))" office:value-type="float" office:value="1123" calcext:value-type="float">
            <text:p>1123</text:p>
          </table:table-cell>
          <table:table-cell table:formula="of:=ROUND(AVERAGE([.A421:.A430]))" office:value-type="float" office:value="1119" calcext:value-type="float">
            <text:p>1119</text:p>
          </table:table-cell>
          <table:table-cell table:formula="of:=[.A430]*([.$H$2]/100)+(100-[.$H$2])/100*[.F429]" office:value-type="float" office:value="1121.40287731253" calcext:value-type="float">
            <text:p>1121</text:p>
          </table:table-cell>
          <table:table-cell table:formula="of:=[.A430]*([.$H$2]/100)+(100-[.$H$2])/100*([.G429] * [.$H$3] / 100 + (100-[.$H$3])/100 * [.G428])" office:value-type="float" office:value="1118.80605724884" calcext:value-type="float">
            <text:p>1119</text:p>
          </table:table-cell>
          <table:table-cell table:number-columns-repeated="3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ROUND(AVERAGE([.A430:.A431]))" office:value-type="float" office:value="1128" calcext:value-type="float">
            <text:p>1128</text:p>
          </table:table-cell>
          <table:table-cell table:formula="of:=ROUND(AVERAGE([.A429:.A431]))" office:value-type="float" office:value="1128" calcext:value-type="float">
            <text:p>1128</text:p>
          </table:table-cell>
          <table:table-cell table:formula="of:=ROUND(AVERAGE([.A426:.A431]))" office:value-type="float" office:value="1123" calcext:value-type="float">
            <text:p>1123</text:p>
          </table:table-cell>
          <table:table-cell table:formula="of:=ROUND(AVERAGE([.A422:.A431]))" office:value-type="float" office:value="1120" calcext:value-type="float">
            <text:p>1120</text:p>
          </table:table-cell>
          <table:table-cell table:formula="of:=[.A431]*([.$H$2]/100)+(100-[.$H$2])/100*[.F430]" office:value-type="float" office:value="1122.5521579844" calcext:value-type="float">
            <text:p>1123</text:p>
          </table:table-cell>
          <table:table-cell table:formula="of:=[.A431]*([.$H$2]/100)+(100-[.$H$2])/100*([.G430] * [.$H$3] / 100 + (100-[.$H$3])/100 * [.G429])" office:value-type="float" office:value="1119.51111227952" calcext:value-type="float">
            <text:p>1120</text:p>
          </table:table-cell>
          <table:table-cell table:number-columns-repeated="3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ROUND(AVERAGE([.A431:.A432]))" office:value-type="float" office:value="1125" calcext:value-type="float">
            <text:p>1125</text:p>
          </table:table-cell>
          <table:table-cell table:formula="of:=ROUND(AVERAGE([.A430:.A432]))" office:value-type="float" office:value="1126" calcext:value-type="float">
            <text:p>1126</text:p>
          </table:table-cell>
          <table:table-cell table:formula="of:=ROUND(AVERAGE([.A427:.A432]))" office:value-type="float" office:value="1121" calcext:value-type="float">
            <text:p>1121</text:p>
          </table:table-cell>
          <table:table-cell table:formula="of:=ROUND(AVERAGE([.A423:.A432]))" office:value-type="float" office:value="1121" calcext:value-type="float">
            <text:p>1121</text:p>
          </table:table-cell>
          <table:table-cell table:formula="of:=[.A432]*([.$H$2]/100)+(100-[.$H$2])/100*[.F431]" office:value-type="float" office:value="1122.6641184883" calcext:value-type="float">
            <text:p>1123</text:p>
          </table:table-cell>
          <table:table-cell table:formula="of:=[.A432]*([.$H$2]/100)+(100-[.$H$2])/100*([.G431] * [.$H$3] / 100 + (100-[.$H$3])/100 * [.G430])" office:value-type="float" office:value="1119.96030119123" calcext:value-type="float">
            <text:p>1120</text:p>
          </table:table-cell>
          <table:table-cell table:number-columns-repeated="3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ROUND(AVERAGE([.A432:.A433]))" office:value-type="float" office:value="1118" calcext:value-type="float">
            <text:p>1118</text:p>
          </table:table-cell>
          <table:table-cell table:formula="of:=ROUND(AVERAGE([.A431:.A433]))" office:value-type="float" office:value="1121" calcext:value-type="float">
            <text:p>1121</text:p>
          </table:table-cell>
          <table:table-cell table:formula="of:=ROUND(AVERAGE([.A428:.A433]))" office:value-type="float" office:value="1122" calcext:value-type="float">
            <text:p>1122</text:p>
          </table:table-cell>
          <table:table-cell table:formula="of:=ROUND(AVERAGE([.A424:.A433]))" office:value-type="float" office:value="1122" calcext:value-type="float">
            <text:p>1122</text:p>
          </table:table-cell>
          <table:table-cell table:formula="of:=[.A433]*([.$H$2]/100)+(100-[.$H$2])/100*[.F432]" office:value-type="float" office:value="1120.24808886622" calcext:value-type="float">
            <text:p>1120</text:p>
          </table:table-cell>
          <table:table-cell table:formula="of:=[.A433]*([.$H$2]/100)+(100-[.$H$2])/100*([.G432] * [.$H$3] / 100 + (100-[.$H$3])/100 * [.G431])" office:value-type="float" office:value="1117.9507125464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ROUND(AVERAGE([.A433:.A434]))" office:value-type="float" office:value="1112" calcext:value-type="float">
            <text:p>1112</text:p>
          </table:table-cell>
          <table:table-cell table:formula="of:=ROUND(AVERAGE([.A432:.A434]))" office:value-type="float" office:value="1116" calcext:value-type="float">
            <text:p>1116</text:p>
          </table:table-cell>
          <table:table-cell table:formula="of:=ROUND(AVERAGE([.A429:.A434]))" office:value-type="float" office:value="1122" calcext:value-type="float">
            <text:p>1122</text:p>
          </table:table-cell>
          <table:table-cell table:formula="of:=ROUND(AVERAGE([.A425:.A434]))" office:value-type="float" office:value="1121" calcext:value-type="float">
            <text:p>1121</text:p>
          </table:table-cell>
          <table:table-cell table:formula="of:=[.A434]*([.$H$2]/100)+(100-[.$H$2])/100*[.F433]" office:value-type="float" office:value="1117.93606664967" calcext:value-type="float">
            <text:p>1118</text:p>
          </table:table-cell>
          <table:table-cell table:formula="of:=[.A434]*([.$H$2]/100)+(100-[.$H$2])/100*([.G433] * [.$H$3] / 100 + (100-[.$H$3])/100 * [.G432])" office:value-type="float" office:value="1117.4187875967" calcext:value-type="float">
            <text:p>1117</text:p>
          </table:table-cell>
          <table:table-cell table:number-columns-repeated="3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ROUND(AVERAGE([.A434:.A435]))" office:value-type="float" office:value="1119" calcext:value-type="float">
            <text:p>1119</text:p>
          </table:table-cell>
          <table:table-cell table:formula="of:=ROUND(AVERAGE([.A433:.A435]))" office:value-type="float" office:value="1117" calcext:value-type="float">
            <text:p>1117</text:p>
          </table:table-cell>
          <table:table-cell table:formula="of:=ROUND(AVERAGE([.A430:.A435]))" office:value-type="float" office:value="1121" calcext:value-type="float">
            <text:p>1121</text:p>
          </table:table-cell>
          <table:table-cell table:formula="of:=ROUND(AVERAGE([.A426:.A435]))" office:value-type="float" office:value="1121" calcext:value-type="float">
            <text:p>1121</text:p>
          </table:table-cell>
          <table:table-cell table:formula="of:=[.A435]*([.$H$2]/100)+(100-[.$H$2])/100*[.F434]" office:value-type="float" office:value="1119.95204998725" calcext:value-type="float">
            <text:p>1120</text:p>
          </table:table-cell>
          <table:table-cell table:formula="of:=[.A435]*([.$H$2]/100)+(100-[.$H$2])/100*([.G434] * [.$H$3] / 100 + (100-[.$H$3])/100 * [.G433])" office:value-type="float" office:value="1119.88324566734" calcext:value-type="float">
            <text:p>1120</text:p>
          </table:table-cell>
          <table:table-cell table:number-columns-repeated="3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ROUND(AVERAGE([.A435:.A436]))" office:value-type="float" office:value="1127" calcext:value-type="float">
            <text:p>1127</text:p>
          </table:table-cell>
          <table:table-cell table:formula="of:=ROUND(AVERAGE([.A434:.A436]))" office:value-type="float" office:value="1122" calcext:value-type="float">
            <text:p>1122</text:p>
          </table:table-cell>
          <table:table-cell table:formula="of:=ROUND(AVERAGE([.A431:.A436]))" office:value-type="float" office:value="1121" calcext:value-type="float">
            <text:p>1121</text:p>
          </table:table-cell>
          <table:table-cell table:formula="of:=ROUND(AVERAGE([.A427:.A436]))" office:value-type="float" office:value="1121" calcext:value-type="float">
            <text:p>1121</text:p>
          </table:table-cell>
          <table:table-cell table:formula="of:=[.A436]*([.$H$2]/100)+(100-[.$H$2])/100*[.F435]" office:value-type="float" office:value="1121.96403749044" calcext:value-type="float">
            <text:p>1122</text:p>
          </table:table-cell>
          <table:table-cell table:formula="of:=[.A436]*([.$H$2]/100)+(100-[.$H$2])/100*([.G435] * [.$H$3] / 100 + (100-[.$H$3])/100 * [.G434])" office:value-type="float" office:value="1120.43375940812" calcext:value-type="float">
            <text:p>1120</text:p>
          </table:table-cell>
          <table:table-cell table:number-columns-repeated="3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ROUND(AVERAGE([.A436:.A437]))" office:value-type="float" office:value="1129" calcext:value-type="float">
            <text:p>1129</text:p>
          </table:table-cell>
          <table:table-cell table:formula="of:=ROUND(AVERAGE([.A435:.A437]))" office:value-type="float" office:value="1128" calcext:value-type="float">
            <text:p>1128</text:p>
          </table:table-cell>
          <table:table-cell table:formula="of:=ROUND(AVERAGE([.A432:.A437]))" office:value-type="float" office:value="1122" calcext:value-type="float">
            <text:p>1122</text:p>
          </table:table-cell>
          <table:table-cell table:formula="of:=ROUND(AVERAGE([.A428:.A437]))" office:value-type="float" office:value="1123" calcext:value-type="float">
            <text:p>1123</text:p>
          </table:table-cell>
          <table:table-cell table:formula="of:=[.A437]*([.$H$2]/100)+(100-[.$H$2])/100*[.F436]" office:value-type="float" office:value="1123.72302811783" calcext:value-type="float">
            <text:p>1124</text:p>
          </table:table-cell>
          <table:table-cell table:formula="of:=[.A437]*([.$H$2]/100)+(100-[.$H$2])/100*([.G436] * [.$H$3] / 100 + (100-[.$H$3])/100 * [.G435])" office:value-type="float" office:value="1122.24501131162" calcext:value-type="float">
            <text:p>1122</text:p>
          </table:table-cell>
          <table:table-cell table:number-columns-repeated="3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ROUND(AVERAGE([.A437:.A438]))" office:value-type="float" office:value="1127" calcext:value-type="float">
            <text:p>1127</text:p>
          </table:table-cell>
          <table:table-cell table:formula="of:=ROUND(AVERAGE([.A436:.A438]))" office:value-type="float" office:value="1127" calcext:value-type="float">
            <text:p>1127</text:p>
          </table:table-cell>
          <table:table-cell table:formula="of:=ROUND(AVERAGE([.A433:.A438]))" office:value-type="float" office:value="1122" calcext:value-type="float">
            <text:p>1122</text:p>
          </table:table-cell>
          <table:table-cell table:formula="of:=ROUND(AVERAGE([.A429:.A438]))" office:value-type="float" office:value="1124" calcext:value-type="float">
            <text:p>1124</text:p>
          </table:table-cell>
          <table:table-cell table:formula="of:=[.A438]*([.$H$2]/100)+(100-[.$H$2])/100*[.F437]" office:value-type="float" office:value="1124.04227108837" calcext:value-type="float">
            <text:p>1124</text:p>
          </table:table-cell>
          <table:table-cell table:formula="of:=[.A438]*([.$H$2]/100)+(100-[.$H$2])/100*([.G437] * [.$H$3] / 100 + (100-[.$H$3])/100 * [.G436])" office:value-type="float" office:value="1121.84700734162" calcext:value-type="float">
            <text:p>1122</text:p>
          </table:table-cell>
          <table:table-cell table:number-columns-repeated="3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ROUND(AVERAGE([.A438:.A439]))" office:value-type="float" office:value="1137" calcext:value-type="float">
            <text:p>1137</text:p>
          </table:table-cell>
          <table:table-cell table:formula="of:=ROUND(AVERAGE([.A437:.A439]))" office:value-type="float" office:value="1134" calcext:value-type="float">
            <text:p>1134</text:p>
          </table:table-cell>
          <table:table-cell table:formula="of:=ROUND(AVERAGE([.A434:.A439]))" office:value-type="float" office:value="1128" calcext:value-type="float">
            <text:p>1128</text:p>
          </table:table-cell>
          <table:table-cell table:formula="of:=ROUND(AVERAGE([.A430:.A439]))" office:value-type="float" office:value="1126" calcext:value-type="float">
            <text:p>1126</text:p>
          </table:table-cell>
          <table:table-cell table:formula="of:=[.A439]*([.$H$2]/100)+(100-[.$H$2])/100*[.F438]" office:value-type="float" office:value="1130.03170331628" calcext:value-type="float">
            <text:p>1130</text:p>
          </table:table-cell>
          <table:table-cell table:formula="of:=[.A439]*([.$H$2]/100)+(100-[.$H$2])/100*([.G438] * [.$H$3] / 100 + (100-[.$H$3])/100 * [.G437])" office:value-type="float" office:value="1128.62405788822" calcext:value-type="float">
            <text:p>1129</text:p>
          </table:table-cell>
          <table:table-cell table:number-columns-repeated="3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ROUND(AVERAGE([.A439:.A440]))" office:value-type="float" office:value="1150" calcext:value-type="float">
            <text:p>1150</text:p>
          </table:table-cell>
          <table:table-cell table:formula="of:=ROUND(AVERAGE([.A438:.A440]))" office:value-type="float" office:value="1141" calcext:value-type="float">
            <text:p>1141</text:p>
          </table:table-cell>
          <table:table-cell table:formula="of:=ROUND(AVERAGE([.A435:.A440]))" office:value-type="float" office:value="1135" calcext:value-type="float">
            <text:p>1135</text:p>
          </table:table-cell>
          <table:table-cell table:formula="of:=ROUND(AVERAGE([.A431:.A440]))" office:value-type="float" office:value="1128" calcext:value-type="float">
            <text:p>1128</text:p>
          </table:table-cell>
          <table:table-cell table:formula="of:=[.A440]*([.$H$2]/100)+(100-[.$H$2])/100*[.F439]" office:value-type="float" office:value="1135.27377748721" calcext:value-type="float">
            <text:p>1135</text:p>
          </table:table-cell>
          <table:table-cell table:formula="of:=[.A440]*([.$H$2]/100)+(100-[.$H$2])/100*([.G439] * [.$H$3] / 100 + (100-[.$H$3])/100 * [.G438])" office:value-type="float" office:value="1130.1518130882" calcext:value-type="float">
            <text:p>1130</text:p>
          </table:table-cell>
          <table:table-cell table:number-columns-repeated="3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ROUND(AVERAGE([.A440:.A441]))" office:value-type="float" office:value="1155" calcext:value-type="float">
            <text:p>1155</text:p>
          </table:table-cell>
          <table:table-cell table:formula="of:=ROUND(AVERAGE([.A439:.A441]))" office:value-type="float" office:value="1153" calcext:value-type="float">
            <text:p>1153</text:p>
          </table:table-cell>
          <table:table-cell table:formula="of:=ROUND(AVERAGE([.A436:.A441]))" office:value-type="float" office:value="1140" calcext:value-type="float">
            <text:p>1140</text:p>
          </table:table-cell>
          <table:table-cell table:formula="of:=ROUND(AVERAGE([.A432:.A441]))" office:value-type="float" office:value="1131" calcext:value-type="float">
            <text:p>1131</text:p>
          </table:table-cell>
          <table:table-cell table:formula="of:=[.A441]*([.$H$2]/100)+(100-[.$H$2])/100*[.F440]" office:value-type="float" office:value="1141.20533311541" calcext:value-type="float">
            <text:p>1141</text:p>
          </table:table-cell>
          <table:table-cell table:formula="of:=[.A441]*([.$H$2]/100)+(100-[.$H$2])/100*([.G440] * [.$H$3] / 100 + (100-[.$H$3])/100 * [.G439])" office:value-type="float" office:value="1136.44720669616" calcext:value-type="float">
            <text:p>1136</text:p>
          </table:table-cell>
          <table:table-cell table:number-columns-repeated="3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ROUND(AVERAGE([.A441:.A442]))" office:value-type="float" office:value="1156" calcext:value-type="float">
            <text:p>1156</text:p>
          </table:table-cell>
          <table:table-cell table:formula="of:=ROUND(AVERAGE([.A440:.A442]))" office:value-type="float" office:value="1154" calcext:value-type="float">
            <text:p>1154</text:p>
          </table:table-cell>
          <table:table-cell table:formula="of:=ROUND(AVERAGE([.A437:.A442]))" office:value-type="float" office:value="1144" calcext:value-type="float">
            <text:p>1144</text:p>
          </table:table-cell>
          <table:table-cell table:formula="of:=ROUND(AVERAGE([.A433:.A442]))" office:value-type="float" office:value="1134" calcext:value-type="float">
            <text:p>1134</text:p>
          </table:table-cell>
          <table:table-cell table:formula="of:=[.A442]*([.$H$2]/100)+(100-[.$H$2])/100*[.F441]" office:value-type="float" office:value="1144.15399983655" calcext:value-type="float">
            <text:p>1144</text:p>
          </table:table-cell>
          <table:table-cell table:formula="of:=[.A442]*([.$H$2]/100)+(100-[.$H$2])/100*([.G441] * [.$H$3] / 100 + (100-[.$H$3])/100 * [.G440])" office:value-type="float" office:value="1136.80816885735" calcext:value-type="float">
            <text:p>1137</text:p>
          </table:table-cell>
          <table:table-cell table:number-columns-repeated="3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ROUND(AVERAGE([.A442:.A443]))" office:value-type="float" office:value="1155" calcext:value-type="float">
            <text:p>1155</text:p>
          </table:table-cell>
          <table:table-cell table:formula="of:=ROUND(AVERAGE([.A441:.A443]))" office:value-type="float" office:value="1156" calcext:value-type="float">
            <text:p>1156</text:p>
          </table:table-cell>
          <table:table-cell table:formula="of:=ROUND(AVERAGE([.A438:.A443]))" office:value-type="float" office:value="1149" calcext:value-type="float">
            <text:p>1149</text:p>
          </table:table-cell>
          <table:table-cell table:formula="of:=ROUND(AVERAGE([.A434:.A443]))" office:value-type="float" office:value="1139" calcext:value-type="float">
            <text:p>1139</text:p>
          </table:table-cell>
          <table:table-cell table:formula="of:=[.A443]*([.$H$2]/100)+(100-[.$H$2])/100*[.F442]" office:value-type="float" office:value="1147.11549987742" calcext:value-type="float">
            <text:p>1147</text:p>
          </table:table-cell>
          <table:table-cell table:formula="of:=[.A443]*([.$H$2]/100)+(100-[.$H$2])/100*([.G442] * [.$H$3] / 100 + (100-[.$H$3])/100 * [.G441])" office:value-type="float" office:value="1141.3895493463" calcext:value-type="float">
            <text:p>1141</text:p>
          </table:table-cell>
          <table:table-cell table:number-columns-repeated="3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ROUND(AVERAGE([.A443:.A444]))" office:value-type="float" office:value="1156" calcext:value-type="float">
            <text:p>1156</text:p>
          </table:table-cell>
          <table:table-cell table:formula="of:=ROUND(AVERAGE([.A442:.A444]))" office:value-type="float" office:value="1155" calcext:value-type="float">
            <text:p>1155</text:p>
          </table:table-cell>
          <table:table-cell table:formula="of:=ROUND(AVERAGE([.A439:.A444]))" office:value-type="float" office:value="1154" calcext:value-type="float">
            <text:p>1154</text:p>
          </table:table-cell>
          <table:table-cell table:formula="of:=ROUND(AVERAGE([.A435:.A444]))" office:value-type="float" office:value="1143" calcext:value-type="float">
            <text:p>1143</text:p>
          </table:table-cell>
          <table:table-cell table:formula="of:=[.A444]*([.$H$2]/100)+(100-[.$H$2])/100*[.F443]" office:value-type="float" office:value="1149.33662490806" calcext:value-type="float">
            <text:p>1149</text:p>
          </table:table-cell>
          <table:table-cell table:formula="of:=[.A444]*([.$H$2]/100)+(100-[.$H$2])/100*([.G443] * [.$H$3] / 100 + (100-[.$H$3])/100 * [.G442])" office:value-type="float" office:value="1142.29333371635" calcext:value-type="float">
            <text:p>1142</text:p>
          </table:table-cell>
          <table:table-cell table:number-columns-repeated="3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ROUND(AVERAGE([.A444:.A445]))" office:value-type="float" office:value="1162" calcext:value-type="float">
            <text:p>1162</text:p>
          </table:table-cell>
          <table:table-cell table:formula="of:=ROUND(AVERAGE([.A443:.A445]))" office:value-type="float" office:value="1160" calcext:value-type="float">
            <text:p>1160</text:p>
          </table:table-cell>
          <table:table-cell table:formula="of:=ROUND(AVERAGE([.A440:.A445]))" office:value-type="float" office:value="1157" calcext:value-type="float">
            <text:p>1157</text:p>
          </table:table-cell>
          <table:table-cell table:formula="of:=ROUND(AVERAGE([.A436:.A445]))" office:value-type="float" office:value="1147" calcext:value-type="float">
            <text:p>1147</text:p>
          </table:table-cell>
          <table:table-cell table:formula="of:=[.A445]*([.$H$2]/100)+(100-[.$H$2])/100*[.F444]" office:value-type="float" office:value="1153.75246868105" calcext:value-type="float">
            <text:p>1154</text:p>
          </table:table-cell>
          <table:table-cell table:formula="of:=[.A445]*([.$H$2]/100)+(100-[.$H$2])/100*([.G444] * [.$H$3] / 100 + (100-[.$H$3])/100 * [.G443])" office:value-type="float" office:value="1147.92772966523" calcext:value-type="float">
            <text:p>1148</text:p>
          </table:table-cell>
          <table:table-cell table:number-columns-repeated="3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ROUND(AVERAGE([.A445:.A446]))" office:value-type="float" office:value="1159" calcext:value-type="float">
            <text:p>1159</text:p>
          </table:table-cell>
          <table:table-cell table:formula="of:=ROUND(AVERAGE([.A444:.A446]))" office:value-type="float" office:value="1158" calcext:value-type="float">
            <text:p>1158</text:p>
          </table:table-cell>
          <table:table-cell table:formula="of:=ROUND(AVERAGE([.A441:.A446]))" office:value-type="float" office:value="1157" calcext:value-type="float">
            <text:p>1157</text:p>
          </table:table-cell>
          <table:table-cell table:formula="of:=ROUND(AVERAGE([.A437:.A446]))" office:value-type="float" office:value="1149" calcext:value-type="float">
            <text:p>1149</text:p>
          </table:table-cell>
          <table:table-cell table:formula="of:=[.A446]*([.$H$2]/100)+(100-[.$H$2])/100*[.F445]" office:value-type="float" office:value="1152.81435151079" calcext:value-type="float">
            <text:p>1153</text:p>
          </table:table-cell>
          <table:table-cell table:formula="of:=[.A446]*([.$H$2]/100)+(100-[.$H$2])/100*([.G445] * [.$H$3] / 100 + (100-[.$H$3])/100 * [.G444])" office:value-type="float" office:value="1145.0651596796" calcext:value-type="float">
            <text:p>1145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ROUND(AVERAGE([.A446:.A447]))" office:value-type="float" office:value="1169" calcext:value-type="float">
            <text:p>1169</text:p>
          </table:table-cell>
          <table:table-cell table:formula="of:=ROUND(AVERAGE([.A445:.A447]))" office:value-type="float" office:value="1168" calcext:value-type="float">
            <text:p>1168</text:p>
          </table:table-cell>
          <table:table-cell table:formula="of:=ROUND(AVERAGE([.A442:.A447]))" office:value-type="float" office:value="1162" calcext:value-type="float">
            <text:p>1162</text:p>
          </table:table-cell>
          <table:table-cell table:formula="of:=ROUND(AVERAGE([.A438:.A447]))" office:value-type="float" office:value="1155" calcext:value-type="float">
            <text:p>1155</text:p>
          </table:table-cell>
          <table:table-cell table:formula="of:=[.A447]*([.$H$2]/100)+(100-[.$H$2])/100*[.F446]" office:value-type="float" office:value="1161.61076363309" calcext:value-type="float">
            <text:p>1162</text:p>
          </table:table-cell>
          <table:table-cell table:formula="of:=[.A447]*([.$H$2]/100)+(100-[.$H$2])/100*([.G446] * [.$H$3] / 100 + (100-[.$H$3])/100 * [.G445])" office:value-type="float" office:value="1157.51641175108" calcext:value-type="float">
            <text:p>1158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ROUND(AVERAGE([.A447:.A448]))" office:value-type="float" office:value="1196" calcext:value-type="float">
            <text:p>1196</text:p>
          </table:table-cell>
          <table:table-cell table:formula="of:=ROUND(AVERAGE([.A446:.A448]))" office:value-type="float" office:value="1181" calcext:value-type="float">
            <text:p>1181</text:p>
          </table:table-cell>
          <table:table-cell table:formula="of:=ROUND(AVERAGE([.A443:.A448]))" office:value-type="float" office:value="1170" calcext:value-type="float">
            <text:p>1170</text:p>
          </table:table-cell>
          <table:table-cell table:formula="of:=ROUND(AVERAGE([.A439:.A448]))" office:value-type="float" office:value="1163" calcext:value-type="float">
            <text:p>1163</text:p>
          </table:table-cell>
          <table:table-cell table:formula="of:=[.A448]*([.$H$2]/100)+(100-[.$H$2])/100*[.F447]" office:value-type="float" office:value="1172.20807272482" calcext:value-type="float">
            <text:p>1172</text:p>
          </table:table-cell>
          <table:table-cell table:formula="of:=[.A448]*([.$H$2]/100)+(100-[.$H$2])/100*([.G447] * [.$H$3] / 100 + (100-[.$H$3])/100 * [.G446])" office:value-type="float" office:value="1161.66655757042" calcext:value-type="float">
            <text:p>1162</text:p>
          </table:table-cell>
          <table:table-cell table:number-columns-repeated="3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ROUND(AVERAGE([.A448:.A449]))" office:value-type="float" office:value="1203" calcext:value-type="float">
            <text:p>1203</text:p>
          </table:table-cell>
          <table:table-cell table:formula="of:=ROUND(AVERAGE([.A447:.A449]))" office:value-type="float" office:value="1198" calcext:value-type="float">
            <text:p>1198</text:p>
          </table:table-cell>
          <table:table-cell table:formula="of:=ROUND(AVERAGE([.A444:.A449]))" office:value-type="float" office:value="1178" calcext:value-type="float">
            <text:p>1178</text:p>
          </table:table-cell>
          <table:table-cell table:formula="of:=ROUND(AVERAGE([.A440:.A449]))" office:value-type="float" office:value="1169" calcext:value-type="float">
            <text:p>1169</text:p>
          </table:table-cell>
          <table:table-cell table:formula="of:=[.A449]*([.$H$2]/100)+(100-[.$H$2])/100*[.F448]" office:value-type="float" office:value="1179.40605454361" calcext:value-type="float">
            <text:p>1179</text:p>
          </table:table-cell>
          <table:table-cell table:formula="of:=[.A449]*([.$H$2]/100)+(100-[.$H$2])/100*([.G448] * [.$H$3] / 100 + (100-[.$H$3])/100 * [.G447])" office:value-type="float" office:value="1169.00983068621" calcext:value-type="float">
            <text:p>1169</text:p>
          </table:table-cell>
          <table:table-cell table:number-columns-repeated="3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ROUND(AVERAGE([.A449:.A450]))" office:value-type="float" office:value="1206" calcext:value-type="float">
            <text:p>1206</text:p>
          </table:table-cell>
          <table:table-cell table:formula="of:=ROUND(AVERAGE([.A448:.A450]))" office:value-type="float" office:value="1205" calcext:value-type="float">
            <text:p>1205</text:p>
          </table:table-cell>
          <table:table-cell table:formula="of:=ROUND(AVERAGE([.A445:.A450]))" office:value-type="float" office:value="1187" calcext:value-type="float">
            <text:p>1187</text:p>
          </table:table-cell>
          <table:table-cell table:formula="of:=ROUND(AVERAGE([.A441:.A450]))" office:value-type="float" office:value="1174" calcext:value-type="float">
            <text:p>1174</text:p>
          </table:table-cell>
          <table:table-cell table:formula="of:=[.A450]*([.$H$2]/100)+(100-[.$H$2])/100*[.F449]" office:value-type="float" office:value="1187.05454090771" calcext:value-type="float">
            <text:p>1187</text:p>
          </table:table-cell>
          <table:table-cell table:formula="of:=[.A450]*([.$H$2]/100)+(100-[.$H$2])/100*([.G449] * [.$H$3] / 100 + (100-[.$H$3])/100 * [.G448])" office:value-type="float" office:value="1174.85140914518" calcext:value-type="float">
            <text:p>1175</text:p>
          </table:table-cell>
          <table:table-cell table:number-columns-repeated="3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ROUND(AVERAGE([.A450:.A451]))" office:value-type="float" office:value="1231" calcext:value-type="float">
            <text:p>1231</text:p>
          </table:table-cell>
          <table:table-cell table:formula="of:=ROUND(AVERAGE([.A449:.A451]))" office:value-type="float" office:value="1221" calcext:value-type="float">
            <text:p>1221</text:p>
          </table:table-cell>
          <table:table-cell table:formula="of:=ROUND(AVERAGE([.A446:.A451]))" office:value-type="float" office:value="1201" calcext:value-type="float">
            <text:p>1201</text:p>
          </table:table-cell>
          <table:table-cell table:formula="of:=ROUND(AVERAGE([.A442:.A451]))" office:value-type="float" office:value="1184" calcext:value-type="float">
            <text:p>1184</text:p>
          </table:table-cell>
          <table:table-cell table:formula="of:=[.A451]*([.$H$2]/100)+(100-[.$H$2])/100*[.F450]" office:value-type="float" office:value="1203.29090568078" calcext:value-type="float">
            <text:p>1203</text:p>
          </table:table-cell>
          <table:table-cell table:formula="of:=[.A451]*([.$H$2]/100)+(100-[.$H$2])/100*([.G450] * [.$H$3] / 100 + (100-[.$H$3])/100 * [.G449])" office:value-type="float" office:value="1190.6336097835" calcext:value-type="float">
            <text:p>1191</text:p>
          </table:table-cell>
          <table:table-cell table:number-columns-repeated="3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ROUND(AVERAGE([.A451:.A452]))" office:value-type="float" office:value="1275" calcext:value-type="float">
            <text:p>1275</text:p>
          </table:table-cell>
          <table:table-cell table:formula="of:=ROUND(AVERAGE([.A450:.A452]))" office:value-type="float" office:value="1253" calcext:value-type="float">
            <text:p>1253</text:p>
          </table:table-cell>
          <table:table-cell table:formula="of:=ROUND(AVERAGE([.A447:.A452]))" office:value-type="float" office:value="1225" calcext:value-type="float">
            <text:p>1225</text:p>
          </table:table-cell>
          <table:table-cell table:formula="of:=ROUND(AVERAGE([.A443:.A452]))" office:value-type="float" office:value="1198" calcext:value-type="float">
            <text:p>1198</text:p>
          </table:table-cell>
          <table:table-cell table:formula="of:=[.A452]*([.$H$2]/100)+(100-[.$H$2])/100*[.F451]" office:value-type="float" office:value="1226.71817926059" calcext:value-type="float">
            <text:p>1227</text:p>
          </table:table-cell>
          <table:table-cell table:formula="of:=[.A452]*([.$H$2]/100)+(100-[.$H$2])/100*([.G451] * [.$H$3] / 100 + (100-[.$H$3])/100 * [.G450])" office:value-type="float" office:value="1207.75588695464" calcext:value-type="float">
            <text:p>1208</text:p>
          </table:table-cell>
          <table:table-cell table:number-columns-repeated="3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ROUND(AVERAGE([.A452:.A453]))" office:value-type="float" office:value="1401" calcext:value-type="float">
            <text:p>1401</text:p>
          </table:table-cell>
          <table:table-cell table:formula="of:=ROUND(AVERAGE([.A451:.A453]))" office:value-type="float" office:value="1351" calcext:value-type="float">
            <text:p>1351</text:p>
          </table:table-cell>
          <table:table-cell table:formula="of:=ROUND(AVERAGE([.A448:.A453]))" office:value-type="float" office:value="1278" calcext:value-type="float">
            <text:p>1278</text:p>
          </table:table-cell>
          <table:table-cell table:formula="of:=ROUND(AVERAGE([.A444:.A453]))" office:value-type="float" office:value="1233" calcext:value-type="float">
            <text:p>1233</text:p>
          </table:table-cell>
          <table:table-cell table:formula="of:=[.A453]*([.$H$2]/100)+(100-[.$H$2])/100*[.F452]" office:value-type="float" office:value="1296.28863444544" calcext:value-type="float">
            <text:p>1296</text:p>
          </table:table-cell>
          <table:table-cell table:formula="of:=[.A453]*([.$H$2]/100)+(100-[.$H$2])/100*([.G452] * [.$H$3] / 100 + (100-[.$H$3])/100 * [.G451])" office:value-type="float" office:value="1271.7935489133" calcext:value-type="float">
            <text:p>1272</text:p>
          </table:table-cell>
          <table:table-cell table:number-columns-repeated="3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formula="of:=ROUND(AVERAGE([.A453:.A454]))" office:value-type="float" office:value="1549" calcext:value-type="float">
            <text:p>1549</text:p>
          </table:table-cell>
          <table:table-cell table:formula="of:=ROUND(AVERAGE([.A452:.A454]))" office:value-type="float" office:value="1465" calcext:value-type="float">
            <text:p>1465</text:p>
          </table:table-cell>
          <table:table-cell table:formula="of:=ROUND(AVERAGE([.A449:.A454]))" office:value-type="float" office:value="1343" calcext:value-type="float">
            <text:p>1343</text:p>
          </table:table-cell>
          <table:table-cell table:formula="of:=ROUND(AVERAGE([.A445:.A454]))" office:value-type="float" office:value="1277" calcext:value-type="float">
            <text:p>1277</text:p>
          </table:table-cell>
          <table:table-cell table:formula="of:=[.A454]*([.$H$2]/100)+(100-[.$H$2])/100*[.F453]" office:value-type="float" office:value="1370.21647583408" calcext:value-type="float">
            <text:p>1370</text:p>
          </table:table-cell>
          <table:table-cell table:formula="of:=[.A454]*([.$H$2]/100)+(100-[.$H$2])/100*([.G453] * [.$H$3] / 100 + (100-[.$H$3])/100 * [.G452])" office:value-type="float" office:value="1313.42256450978" calcext:value-type="float">
            <text:p>1313</text:p>
          </table:table-cell>
          <table:table-cell table:number-columns-repeated="3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ROUND(AVERAGE([.A454:.A455]))" office:value-type="float" office:value="1603" calcext:value-type="float">
            <text:p>1603</text:p>
          </table:table-cell>
          <table:table-cell table:formula="of:=ROUND(AVERAGE([.A453:.A455]))" office:value-type="float" office:value="1570" calcext:value-type="float">
            <text:p>1570</text:p>
          </table:table-cell>
          <table:table-cell table:formula="of:=ROUND(AVERAGE([.A450:.A455]))" office:value-type="float" office:value="1412" calcext:value-type="float">
            <text:p>1412</text:p>
          </table:table-cell>
          <table:table-cell table:formula="of:=ROUND(AVERAGE([.A446:.A455]))" office:value-type="float" office:value="1321" calcext:value-type="float">
            <text:p>1321</text:p>
          </table:table-cell>
          <table:table-cell table:formula="of:=[.A455]*([.$H$2]/100)+(100-[.$H$2])/100*[.F454]" office:value-type="float" office:value="1431.16235687556" calcext:value-type="float">
            <text:p>1431</text:p>
          </table:table-cell>
          <table:table-cell table:formula="of:=[.A455]*([.$H$2]/100)+(100-[.$H$2])/100*([.G454] * [.$H$3] / 100 + (100-[.$H$3])/100 * [.G453])" office:value-type="float" office:value="1363.58951402445" calcext:value-type="float">
            <text:p>1364</text:p>
          </table:table-cell>
          <table:table-cell table:number-columns-repeated="3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ROUND(AVERAGE([.A455:.A456]))" office:value-type="float" office:value="1617" calcext:value-type="float">
            <text:p>1617</text:p>
          </table:table-cell>
          <table:table-cell table:formula="of:=ROUND(AVERAGE([.A454:.A456]))" office:value-type="float" office:value="1609" calcext:value-type="float">
            <text:p>1609</text:p>
          </table:table-cell>
          <table:table-cell table:formula="of:=ROUND(AVERAGE([.A451:.A456]))" office:value-type="float" office:value="1480" calcext:value-type="float">
            <text:p>1480</text:p>
          </table:table-cell>
          <table:table-cell table:formula="of:=ROUND(AVERAGE([.A447:.A456]))" office:value-type="float" office:value="1368" calcext:value-type="float">
            <text:p>1368</text:p>
          </table:table-cell>
          <table:table-cell table:formula="of:=[.A456]*([.$H$2]/100)+(100-[.$H$2])/100*[.F455]" office:value-type="float" office:value="1478.37176765667" calcext:value-type="float">
            <text:p>1478</text:p>
          </table:table-cell>
          <table:table-cell table:formula="of:=[.A456]*([.$H$2]/100)+(100-[.$H$2])/100*([.G455] * [.$H$3] / 100 + (100-[.$H$3])/100 * [.G454])" office:value-type="float" office:value="1397.59196580953" calcext:value-type="float">
            <text:p>1398</text:p>
          </table:table-cell>
          <table:table-cell table:number-columns-repeated="3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formula="of:=ROUND(AVERAGE([.A456:.A457]))" office:value-type="float" office:value="1624" calcext:value-type="float">
            <text:p>1624</text:p>
          </table:table-cell>
          <table:table-cell table:formula="of:=ROUND(AVERAGE([.A455:.A457]))" office:value-type="float" office:value="1620" calcext:value-type="float">
            <text:p>1620</text:p>
          </table:table-cell>
          <table:table-cell table:formula="of:=ROUND(AVERAGE([.A452:.A457]))" office:value-type="float" office:value="1543" calcext:value-type="float">
            <text:p>1543</text:p>
          </table:table-cell>
          <table:table-cell table:formula="of:=ROUND(AVERAGE([.A448:.A457]))" office:value-type="float" office:value="1412" calcext:value-type="float">
            <text:p>1412</text:p>
          </table:table-cell>
          <table:table-cell table:formula="of:=[.A457]*([.$H$2]/100)+(100-[.$H$2])/100*[.F456]" office:value-type="float" office:value="1515.5288257425" calcext:value-type="float">
            <text:p>1516</text:p>
          </table:table-cell>
          <table:table-cell table:formula="of:=[.A457]*([.$H$2]/100)+(100-[.$H$2])/100*([.G456] * [.$H$3] / 100 + (100-[.$H$3])/100 * [.G455])" office:value-type="float" office:value="1434.5425032861" calcext:value-type="float">
            <text:p>1435</text:p>
          </table:table-cell>
          <table:table-cell table:number-columns-repeated="3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ROUND(AVERAGE([.A457:.A458]))" office:value-type="float" office:value="1632" calcext:value-type="float">
            <text:p>1632</text:p>
          </table:table-cell>
          <table:table-cell table:formula="of:=ROUND(AVERAGE([.A456:.A458]))" office:value-type="float" office:value="1628" calcext:value-type="float">
            <text:p>1628</text:p>
          </table:table-cell>
          <table:table-cell table:formula="of:=ROUND(AVERAGE([.A453:.A458]))" office:value-type="float" office:value="1599" calcext:value-type="float">
            <text:p>1599</text:p>
          </table:table-cell>
          <table:table-cell table:formula="of:=ROUND(AVERAGE([.A449:.A458]))" office:value-type="float" office:value="1456" calcext:value-type="float">
            <text:p>1456</text:p>
          </table:table-cell>
          <table:table-cell table:formula="of:=[.A458]*([.$H$2]/100)+(100-[.$H$2])/100*[.F457]" office:value-type="float" office:value="1545.89661930688" calcext:value-type="float">
            <text:p>1546</text:p>
          </table:table-cell>
          <table:table-cell table:formula="of:=[.A458]*([.$H$2]/100)+(100-[.$H$2])/100*([.G457] * [.$H$3] / 100 + (100-[.$H$3])/100 * [.G456])" office:value-type="float" office:value="1462.98655497863" calcext:value-type="float">
            <text:p>1463</text:p>
          </table:table-cell>
          <table:table-cell table:number-columns-repeated="3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formula="of:=ROUND(AVERAGE([.A458:.A459]))" office:value-type="float" office:value="1645" calcext:value-type="float">
            <text:p>1645</text:p>
          </table:table-cell>
          <table:table-cell table:formula="of:=ROUND(AVERAGE([.A457:.A459]))" office:value-type="float" office:value="1639" calcext:value-type="float">
            <text:p>1639</text:p>
          </table:table-cell>
          <table:table-cell table:formula="of:=ROUND(AVERAGE([.A454:.A459]))" office:value-type="float" office:value="1624" calcext:value-type="float">
            <text:p>1624</text:p>
          </table:table-cell>
          <table:table-cell table:formula="of:=ROUND(AVERAGE([.A450:.A459]))" office:value-type="float" office:value="1501" calcext:value-type="float">
            <text:p>1501</text:p>
          </table:table-cell>
          <table:table-cell table:formula="of:=[.A459]*([.$H$2]/100)+(100-[.$H$2])/100*[.F458]" office:value-type="float" office:value="1572.67246448016" calcext:value-type="float">
            <text:p>1573</text:p>
          </table:table-cell>
          <table:table-cell table:formula="of:=[.A459]*([.$H$2]/100)+(100-[.$H$2])/100*([.G458] * [.$H$3] / 100 + (100-[.$H$3])/100 * [.G457])" office:value-type="float" office:value="1493.42348521845" calcext:value-type="float">
            <text:p>1493</text:p>
          </table:table-cell>
          <table:table-cell table:number-columns-repeated="3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formula="of:=ROUND(AVERAGE([.A459:.A460]))" office:value-type="float" office:value="1652" calcext:value-type="float">
            <text:p>1652</text:p>
          </table:table-cell>
          <table:table-cell table:formula="of:=ROUND(AVERAGE([.A458:.A460]))" office:value-type="float" office:value="1647" calcext:value-type="float">
            <text:p>1647</text:p>
          </table:table-cell>
          <table:table-cell table:formula="of:=ROUND(AVERAGE([.A455:.A460]))" office:value-type="float" office:value="1634" calcext:value-type="float">
            <text:p>1634</text:p>
          </table:table-cell>
          <table:table-cell table:formula="of:=ROUND(AVERAGE([.A451:.A460]))" office:value-type="float" office:value="1545" calcext:value-type="float">
            <text:p>1545</text:p>
          </table:table-cell>
          <table:table-cell table:formula="of:=[.A460]*([.$H$2]/100)+(100-[.$H$2])/100*[.F459]" office:value-type="float" office:value="1592.25434836012" calcext:value-type="float">
            <text:p>1592</text:p>
          </table:table-cell>
          <table:table-cell table:formula="of:=[.A460]*([.$H$2]/100)+(100-[.$H$2])/100*([.G459] * [.$H$3] / 100 + (100-[.$H$3])/100 * [.G458])" office:value-type="float" office:value="1514.55545576995" calcext:value-type="float">
            <text:p>1515</text:p>
          </table:table-cell>
          <table:table-cell table:number-columns-repeated="3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ROUND(AVERAGE([.A460:.A461]))" office:value-type="float" office:value="1647" calcext:value-type="float">
            <text:p>1647</text:p>
          </table:table-cell>
          <table:table-cell table:formula="of:=ROUND(AVERAGE([.A459:.A461]))" office:value-type="float" office:value="1649" calcext:value-type="float">
            <text:p>1649</text:p>
          </table:table-cell>
          <table:table-cell table:formula="of:=ROUND(AVERAGE([.A456:.A461]))" office:value-type="float" office:value="1638" calcext:value-type="float">
            <text:p>1638</text:p>
          </table:table-cell>
          <table:table-cell table:formula="of:=ROUND(AVERAGE([.A452:.A461]))" office:value-type="float" office:value="1584" calcext:value-type="float">
            <text:p>1584</text:p>
          </table:table-cell>
          <table:table-cell table:formula="of:=[.A461]*([.$H$2]/100)+(100-[.$H$2])/100*[.F460]" office:value-type="float" office:value="1604.69076127009" calcext:value-type="float">
            <text:p>1605</text:p>
          </table:table-cell>
          <table:table-cell table:formula="of:=[.A461]*([.$H$2]/100)+(100-[.$H$2])/100*([.G460] * [.$H$3] / 100 + (100-[.$H$3])/100 * [.G459])" office:value-type="float" office:value="1533.73740949656" calcext:value-type="float">
            <text:p>1534</text:p>
          </table:table-cell>
          <table:table-cell table:number-columns-repeated="3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ROUND(AVERAGE([.A461:.A462]))" office:value-type="float" office:value="1642" calcext:value-type="float">
            <text:p>1642</text:p>
          </table:table-cell>
          <table:table-cell table:formula="of:=ROUND(AVERAGE([.A460:.A462]))" office:value-type="float" office:value="1645" calcext:value-type="float">
            <text:p>1645</text:p>
          </table:table-cell>
          <table:table-cell table:formula="of:=ROUND(AVERAGE([.A457:.A462]))" office:value-type="float" office:value="1642" calcext:value-type="float">
            <text:p>1642</text:p>
          </table:table-cell>
          <table:table-cell table:formula="of:=ROUND(AVERAGE([.A453:.A462]))" office:value-type="float" office:value="1618" calcext:value-type="float">
            <text:p>1618</text:p>
          </table:table-cell>
          <table:table-cell table:formula="of:=[.A462]*([.$H$2]/100)+(100-[.$H$2])/100*[.F461]" office:value-type="float" office:value="1614.01807095257" calcext:value-type="float">
            <text:p>1614</text:p>
          </table:table-cell>
          <table:table-cell table:formula="of:=[.A462]*([.$H$2]/100)+(100-[.$H$2])/100*([.G461] * [.$H$3] / 100 + (100-[.$H$3])/100 * [.G460])" office:value-type="float" office:value="1549.29388488645" calcext:value-type="float">
            <text:p>1549</text:p>
          </table:table-cell>
          <table:table-cell table:number-columns-repeated="3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ROUND(AVERAGE([.A462:.A463]))" office:value-type="float" office:value="1646" calcext:value-type="float">
            <text:p>1646</text:p>
          </table:table-cell>
          <table:table-cell table:formula="of:=ROUND(AVERAGE([.A461:.A463]))" office:value-type="float" office:value="1645" calcext:value-type="float">
            <text:p>1645</text:p>
          </table:table-cell>
          <table:table-cell table:formula="of:=ROUND(AVERAGE([.A458:.A463]))" office:value-type="float" office:value="1646" calcext:value-type="float">
            <text:p>1646</text:p>
          </table:table-cell>
          <table:table-cell table:formula="of:=ROUND(AVERAGE([.A454:.A463]))" office:value-type="float" office:value="1633" calcext:value-type="float">
            <text:p>1633</text:p>
          </table:table-cell>
          <table:table-cell table:formula="of:=[.A463]*([.$H$2]/100)+(100-[.$H$2])/100*[.F462]" office:value-type="float" office:value="1623.01355321442" calcext:value-type="float">
            <text:p>1623</text:p>
          </table:table-cell>
          <table:table-cell table:formula="of:=[.A463]*([.$H$2]/100)+(100-[.$H$2])/100*([.G462] * [.$H$3] / 100 + (100-[.$H$3])/100 * [.G461])" office:value-type="float" office:value="1565.13652843091" calcext:value-type="float">
            <text:p>1565</text:p>
          </table:table-cell>
          <table:table-cell table:number-columns-repeated="3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ROUND(AVERAGE([.A463:.A464]))" office:value-type="float" office:value="1655" calcext:value-type="float">
            <text:p>1655</text:p>
          </table:table-cell>
          <table:table-cell table:formula="of:=ROUND(AVERAGE([.A462:.A464]))" office:value-type="float" office:value="1651" calcext:value-type="float">
            <text:p>1651</text:p>
          </table:table-cell>
          <table:table-cell table:formula="of:=ROUND(AVERAGE([.A459:.A464]))" office:value-type="float" office:value="1650" calcext:value-type="float">
            <text:p>1650</text:p>
          </table:table-cell>
          <table:table-cell table:formula="of:=ROUND(AVERAGE([.A455:.A464]))" office:value-type="float" office:value="1640" calcext:value-type="float">
            <text:p>1640</text:p>
          </table:table-cell>
          <table:table-cell table:formula="of:=[.A464]*([.$H$2]/100)+(100-[.$H$2])/100*[.F463]" office:value-type="float" office:value="1632.26016491082" calcext:value-type="float">
            <text:p>1632</text:p>
          </table:table-cell>
          <table:table-cell table:formula="of:=[.A464]*([.$H$2]/100)+(100-[.$H$2])/100*([.G463] * [.$H$3] / 100 + (100-[.$H$3])/100 * [.G462])" office:value-type="float" office:value="1579.34681019651" calcext:value-type="float">
            <text:p>1579</text:p>
          </table:table-cell>
          <table:table-cell table:number-columns-repeated="3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ROUND(AVERAGE([.A464:.A465]))" office:value-type="float" office:value="1660" calcext:value-type="float">
            <text:p>1660</text:p>
          </table:table-cell>
          <table:table-cell table:formula="of:=ROUND(AVERAGE([.A463:.A465]))" office:value-type="float" office:value="1656" calcext:value-type="float">
            <text:p>1656</text:p>
          </table:table-cell>
          <table:table-cell table:formula="of:=ROUND(AVERAGE([.A460:.A465]))" office:value-type="float" office:value="1651" calcext:value-type="float">
            <text:p>1651</text:p>
          </table:table-cell>
          <table:table-cell table:formula="of:=ROUND(AVERAGE([.A456:.A465]))" office:value-type="float" office:value="1644" calcext:value-type="float">
            <text:p>1644</text:p>
          </table:table-cell>
          <table:table-cell table:formula="of:=[.A465]*([.$H$2]/100)+(100-[.$H$2])/100*[.F464]" office:value-type="float" office:value="1638.94512368311" calcext:value-type="float">
            <text:p>1639</text:p>
          </table:table-cell>
          <table:table-cell table:formula="of:=[.A465]*([.$H$2]/100)+(100-[.$H$2])/100*([.G464] * [.$H$3] / 100 + (100-[.$H$3])/100 * [.G463])" office:value-type="float" office:value="1590.73393858802" calcext:value-type="float">
            <text:p>1591</text:p>
          </table:table-cell>
          <table:table-cell table:number-columns-repeated="3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ROUND(AVERAGE([.A465:.A466]))" office:value-type="float" office:value="1655" calcext:value-type="float">
            <text:p>1655</text:p>
          </table:table-cell>
          <table:table-cell table:formula="of:=ROUND(AVERAGE([.A464:.A466]))" office:value-type="float" office:value="1656" calcext:value-type="float">
            <text:p>1656</text:p>
          </table:table-cell>
          <table:table-cell table:formula="of:=ROUND(AVERAGE([.A461:.A466]))" office:value-type="float" office:value="1651" calcext:value-type="float">
            <text:p>1651</text:p>
          </table:table-cell>
          <table:table-cell table:formula="of:=ROUND(AVERAGE([.A457:.A466]))" office:value-type="float" office:value="1647" calcext:value-type="float">
            <text:p>1647</text:p>
          </table:table-cell>
          <table:table-cell table:formula="of:=[.A466]*([.$H$2]/100)+(100-[.$H$2])/100*[.F465]" office:value-type="float" office:value="1641.70884276234" calcext:value-type="float">
            <text:p>1642</text:p>
          </table:table-cell>
          <table:table-cell table:formula="of:=[.A466]*([.$H$2]/100)+(100-[.$H$2])/100*([.G465] * [.$H$3] / 100 + (100-[.$H$3])/100 * [.G464])" office:value-type="float" office:value="1598.71817690611" calcext:value-type="float">
            <text:p>1599</text:p>
          </table:table-cell>
          <table:table-cell table:number-columns-repeated="3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ROUND(AVERAGE([.A466:.A467]))" office:value-type="float" office:value="1650" calcext:value-type="float">
            <text:p>1650</text:p>
          </table:table-cell>
          <table:table-cell table:formula="of:=ROUND(AVERAGE([.A465:.A467]))" office:value-type="float" office:value="1653" calcext:value-type="float">
            <text:p>1653</text:p>
          </table:table-cell>
          <table:table-cell table:formula="of:=ROUND(AVERAGE([.A462:.A467]))" office:value-type="float" office:value="1652" calcext:value-type="float">
            <text:p>1652</text:p>
          </table:table-cell>
          <table:table-cell table:formula="of:=ROUND(AVERAGE([.A458:.A467]))" office:value-type="float" office:value="1649" calcext:value-type="float">
            <text:p>1649</text:p>
          </table:table-cell>
          <table:table-cell table:formula="of:=[.A467]*([.$H$2]/100)+(100-[.$H$2])/100*[.F466]" office:value-type="float" office:value="1643.78163207175" calcext:value-type="float">
            <text:p>1644</text:p>
          </table:table-cell>
          <table:table-cell table:formula="of:=[.A467]*([.$H$2]/100)+(100-[.$H$2])/100*([.G466] * [.$H$3] / 100 + (100-[.$H$3])/100 * [.G465])" office:value-type="float" office:value="1606.74808968873" calcext:value-type="float">
            <text:p>1607</text:p>
          </table:table-cell>
          <table:table-cell table:number-columns-repeated="3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ROUND(AVERAGE([.A467:.A468]))" office:value-type="float" office:value="1653" calcext:value-type="float">
            <text:p>1653</text:p>
          </table:table-cell>
          <table:table-cell table:formula="of:=ROUND(AVERAGE([.A466:.A468]))" office:value-type="float" office:value="1652" calcext:value-type="float">
            <text:p>1652</text:p>
          </table:table-cell>
          <table:table-cell table:formula="of:=ROUND(AVERAGE([.A463:.A468]))" office:value-type="float" office:value="1654" calcext:value-type="float">
            <text:p>1654</text:p>
          </table:table-cell>
          <table:table-cell table:formula="of:=ROUND(AVERAGE([.A459:.A468]))" office:value-type="float" office:value="1651" calcext:value-type="float">
            <text:p>1651</text:p>
          </table:table-cell>
          <table:table-cell table:formula="of:=[.A468]*([.$H$2]/100)+(100-[.$H$2])/100*[.F467]" office:value-type="float" office:value="1646.83622405381" calcext:value-type="float">
            <text:p>1647</text:p>
          </table:table-cell>
          <table:table-cell table:formula="of:=[.A468]*([.$H$2]/100)+(100-[.$H$2])/100*([.G467] * [.$H$3] / 100 + (100-[.$H$3])/100 * [.G466])" office:value-type="float" office:value="1614.24311959697" calcext:value-type="float">
            <text:p>1614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ROUND(AVERAGE([.A468:.A469]))" office:value-type="float" office:value="1662" calcext:value-type="float">
            <text:p>1662</text:p>
          </table:table-cell>
          <table:table-cell table:formula="of:=ROUND(AVERAGE([.A467:.A469]))" office:value-type="float" office:value="1658" calcext:value-type="float">
            <text:p>1658</text:p>
          </table:table-cell>
          <table:table-cell table:formula="of:=ROUND(AVERAGE([.A464:.A469]))" office:value-type="float" office:value="1657" calcext:value-type="float">
            <text:p>1657</text:p>
          </table:table-cell>
          <table:table-cell table:formula="of:=ROUND(AVERAGE([.A460:.A469]))" office:value-type="float" office:value="1653" calcext:value-type="float">
            <text:p>1653</text:p>
          </table:table-cell>
          <table:table-cell table:formula="of:=[.A469]*([.$H$2]/100)+(100-[.$H$2])/100*[.F468]" office:value-type="float" office:value="1652.12716804036" calcext:value-type="float">
            <text:p>1652</text:p>
          </table:table-cell>
          <table:table-cell table:formula="of:=[.A469]*([.$H$2]/100)+(100-[.$H$2])/100*([.G468] * [.$H$3] / 100 + (100-[.$H$3])/100 * [.G467])" office:value-type="float" office:value="1623.18532175278" calcext:value-type="float">
            <text:p>1623</text:p>
          </table:table-cell>
          <table:table-cell table:number-columns-repeated="3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ROUND(AVERAGE([.A469:.A470]))" office:value-type="float" office:value="1660" calcext:value-type="float">
            <text:p>1660</text:p>
          </table:table-cell>
          <table:table-cell table:formula="of:=ROUND(AVERAGE([.A468:.A470]))" office:value-type="float" office:value="1659" calcext:value-type="float">
            <text:p>1659</text:p>
          </table:table-cell>
          <table:table-cell table:formula="of:=ROUND(AVERAGE([.A465:.A470]))" office:value-type="float" office:value="1656" calcext:value-type="float">
            <text:p>1656</text:p>
          </table:table-cell>
          <table:table-cell table:formula="of:=ROUND(AVERAGE([.A461:.A470]))" office:value-type="float" office:value="1653" calcext:value-type="float">
            <text:p>1653</text:p>
          </table:table-cell>
          <table:table-cell table:formula="of:=[.A470]*([.$H$2]/100)+(100-[.$H$2])/100*[.F469]" office:value-type="float" office:value="1652.09537603027" calcext:value-type="float">
            <text:p>1652</text:p>
          </table:table-cell>
          <table:table-cell table:formula="of:=[.A470]*([.$H$2]/100)+(100-[.$H$2])/100*([.G469] * [.$H$3] / 100 + (100-[.$H$3])/100 * [.G468])" office:value-type="float" office:value="1625.0236700211" calcext:value-type="float">
            <text:p>1625</text:p>
          </table:table-cell>
          <table:table-cell table:number-columns-repeated="3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ROUND(AVERAGE([.A470:.A471]))" office:value-type="float" office:value="1651" calcext:value-type="float">
            <text:p>1651</text:p>
          </table:table-cell>
          <table:table-cell table:formula="of:=ROUND(AVERAGE([.A469:.A471]))" office:value-type="float" office:value="1657" calcext:value-type="float">
            <text:p>1657</text:p>
          </table:table-cell>
          <table:table-cell table:formula="of:=ROUND(AVERAGE([.A466:.A471]))" office:value-type="float" office:value="1654" calcext:value-type="float">
            <text:p>1654</text:p>
          </table:table-cell>
          <table:table-cell table:formula="of:=ROUND(AVERAGE([.A462:.A471]))" office:value-type="float" office:value="1654" calcext:value-type="float">
            <text:p>1654</text:p>
          </table:table-cell>
          <table:table-cell table:formula="of:=[.A471]*([.$H$2]/100)+(100-[.$H$2])/100*[.F470]" office:value-type="float" office:value="1651.5715320227" calcext:value-type="float">
            <text:p>1652</text:p>
          </table:table-cell>
          <table:table-cell table:formula="of:=[.A471]*([.$H$2]/100)+(100-[.$H$2])/100*([.G470] * [.$H$3] / 100 + (100-[.$H$3])/100 * [.G469])" office:value-type="float" office:value="1630.16474355484" calcext:value-type="float">
            <text:p>1630</text:p>
          </table:table-cell>
          <table:table-cell table:number-columns-repeated="3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ROUND(AVERAGE([.A471:.A472]))" office:value-type="float" office:value="1650" calcext:value-type="float">
            <text:p>1650</text:p>
          </table:table-cell>
          <table:table-cell table:formula="of:=ROUND(AVERAGE([.A470:.A472]))" office:value-type="float" office:value="1651" calcext:value-type="float">
            <text:p>1651</text:p>
          </table:table-cell>
          <table:table-cell table:formula="of:=ROUND(AVERAGE([.A467:.A472]))" office:value-type="float" office:value="1654" calcext:value-type="float">
            <text:p>1654</text:p>
          </table:table-cell>
          <table:table-cell table:formula="of:=ROUND(AVERAGE([.A463:.A472]))" office:value-type="float" office:value="1655" calcext:value-type="float">
            <text:p>1655</text:p>
          </table:table-cell>
          <table:table-cell table:formula="of:=[.A472]*([.$H$2]/100)+(100-[.$H$2])/100*[.F471]" office:value-type="float" office:value="1651.17864901703" calcext:value-type="float">
            <text:p>1651</text:p>
          </table:table-cell>
          <table:table-cell table:formula="of:=[.A472]*([.$H$2]/100)+(100-[.$H$2])/100*([.G471] * [.$H$3] / 100 + (100-[.$H$3])/100 * [.G470])" office:value-type="float" office:value="1632.03891354589" calcext:value-type="float">
            <text:p>1632</text:p>
          </table:table-cell>
          <table:table-cell table:number-columns-repeated="3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ROUND(AVERAGE([.A472:.A473]))" office:value-type="float" office:value="1656" calcext:value-type="float">
            <text:p>1656</text:p>
          </table:table-cell>
          <table:table-cell table:formula="of:=ROUND(AVERAGE([.A471:.A473]))" office:value-type="float" office:value="1654" calcext:value-type="float">
            <text:p>1654</text:p>
          </table:table-cell>
          <table:table-cell table:formula="of:=ROUND(AVERAGE([.A468:.A473]))" office:value-type="float" office:value="1656" calcext:value-type="float">
            <text:p>1656</text:p>
          </table:table-cell>
          <table:table-cell table:formula="of:=ROUND(AVERAGE([.A464:.A473]))" office:value-type="float" office:value="1656" calcext:value-type="float">
            <text:p>1656</text:p>
          </table:table-cell>
          <table:table-cell table:formula="of:=[.A473]*([.$H$2]/100)+(100-[.$H$2])/100*[.F472]" office:value-type="float" office:value="1653.88398676277" calcext:value-type="float">
            <text:p>1654</text:p>
          </table:table-cell>
          <table:table-cell table:formula="of:=[.A473]*([.$H$2]/100)+(100-[.$H$2])/100*([.G472] * [.$H$3] / 100 + (100-[.$H$3])/100 * [.G471])" office:value-type="float" office:value="1638.40468316478" calcext:value-type="float">
            <text:p>1638</text:p>
          </table:table-cell>
          <table:table-cell table:number-columns-repeated="3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ROUND(AVERAGE([.A473:.A474]))" office:value-type="float" office:value="1664" calcext:value-type="float">
            <text:p>1664</text:p>
          </table:table-cell>
          <table:table-cell table:formula="of:=ROUND(AVERAGE([.A472:.A474]))" office:value-type="float" office:value="1659" calcext:value-type="float">
            <text:p>1659</text:p>
          </table:table-cell>
          <table:table-cell table:formula="of:=ROUND(AVERAGE([.A469:.A474]))" office:value-type="float" office:value="1658" calcext:value-type="float">
            <text:p>1658</text:p>
          </table:table-cell>
          <table:table-cell table:formula="of:=ROUND(AVERAGE([.A465:.A474]))" office:value-type="float" office:value="1656" calcext:value-type="float">
            <text:p>1656</text:p>
          </table:table-cell>
          <table:table-cell table:formula="of:=[.A474]*([.$H$2]/100)+(100-[.$H$2])/100*[.F473]" office:value-type="float" office:value="1656.66299007208" calcext:value-type="float">
            <text:p>1657</text:p>
          </table:table-cell>
          <table:table-cell table:formula="of:=[.A474]*([.$H$2]/100)+(100-[.$H$2])/100*([.G473] * [.$H$3] / 100 + (100-[.$H$3])/100 * [.G472])" office:value-type="float" office:value="1641.23405060225" calcext:value-type="float">
            <text:p>1641</text:p>
          </table:table-cell>
          <table:table-cell table:number-columns-repeated="3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ROUND(AVERAGE([.A474:.A475]))" office:value-type="float" office:value="1661" calcext:value-type="float">
            <text:p>1661</text:p>
          </table:table-cell>
          <table:table-cell table:formula="of:=ROUND(AVERAGE([.A473:.A475]))" office:value-type="float" office:value="1661" calcext:value-type="float">
            <text:p>1661</text:p>
          </table:table-cell>
          <table:table-cell table:formula="of:=ROUND(AVERAGE([.A470:.A475]))" office:value-type="float" office:value="1656" calcext:value-type="float">
            <text:p>1656</text:p>
          </table:table-cell>
          <table:table-cell table:formula="of:=ROUND(AVERAGE([.A466:.A475]))" office:value-type="float" office:value="1656" calcext:value-type="float">
            <text:p>1656</text:p>
          </table:table-cell>
          <table:table-cell table:formula="of:=[.A475]*([.$H$2]/100)+(100-[.$H$2])/100*[.F474]" office:value-type="float" office:value="1656.49724255406" calcext:value-type="float">
            <text:p>1656</text:p>
          </table:table-cell>
          <table:table-cell table:formula="of:=[.A475]*([.$H$2]/100)+(100-[.$H$2])/100*([.G474] * [.$H$3] / 100 + (100-[.$H$3])/100 * [.G473])" office:value-type="float" office:value="1643.22791748921" calcext:value-type="float">
            <text:p>1643</text:p>
          </table:table-cell>
          <table:table-cell table:number-columns-repeated="3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formula="of:=ROUND(AVERAGE([.A475:.A476]))" office:value-type="float" office:value="1656" calcext:value-type="float">
            <text:p>1656</text:p>
          </table:table-cell>
          <table:table-cell table:formula="of:=ROUND(AVERAGE([.A474:.A476]))" office:value-type="float" office:value="1659" calcext:value-type="float">
            <text:p>1659</text:p>
          </table:table-cell>
          <table:table-cell table:formula="of:=ROUND(AVERAGE([.A471:.A476]))" office:value-type="float" office:value="1656" calcext:value-type="float">
            <text:p>1656</text:p>
          </table:table-cell>
          <table:table-cell table:formula="of:=ROUND(AVERAGE([.A467:.A476]))" office:value-type="float" office:value="1656" calcext:value-type="float">
            <text:p>1656</text:p>
          </table:table-cell>
          <table:table-cell table:formula="of:=[.A476]*([.$H$2]/100)+(100-[.$H$2])/100*[.F475]" office:value-type="float" office:value="1656.12293191554" calcext:value-type="float">
            <text:p>1656</text:p>
          </table:table-cell>
          <table:table-cell table:formula="of:=[.A476]*([.$H$2]/100)+(100-[.$H$2])/100*([.G475] * [.$H$3] / 100 + (100-[.$H$3])/100 * [.G474])" office:value-type="float" office:value="1644.97461798473" calcext:value-type="float">
            <text:p>1645</text:p>
          </table:table-cell>
          <table:table-cell table:number-columns-repeated="3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ROUND(AVERAGE([.A476:.A477]))" office:value-type="float" office:value="1657" calcext:value-type="float">
            <text:p>1657</text:p>
          </table:table-cell>
          <table:table-cell table:formula="of:=ROUND(AVERAGE([.A475:.A477]))" office:value-type="float" office:value="1656" calcext:value-type="float">
            <text:p>1656</text:p>
          </table:table-cell>
          <table:table-cell table:formula="of:=ROUND(AVERAGE([.A472:.A477]))" office:value-type="float" office:value="1658" calcext:value-type="float">
            <text:p>1658</text:p>
          </table:table-cell>
          <table:table-cell table:formula="of:=ROUND(AVERAGE([.A468:.A477]))" office:value-type="float" office:value="1657" calcext:value-type="float">
            <text:p>1657</text:p>
          </table:table-cell>
          <table:table-cell table:formula="of:=[.A477]*([.$H$2]/100)+(100-[.$H$2])/100*[.F476]" office:value-type="float" office:value="1656.59219893666" calcext:value-type="float">
            <text:p>1657</text:p>
          </table:table-cell>
          <table:table-cell table:formula="of:=[.A477]*([.$H$2]/100)+(100-[.$H$2])/100*([.G476] * [.$H$3] / 100 + (100-[.$H$3])/100 * [.G475])" office:value-type="float" office:value="1647.18294319123" calcext:value-type="float">
            <text:p>1647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ROUND(AVERAGE([.A477:.A478]))" office:value-type="float" office:value="1663" calcext:value-type="float">
            <text:p>1663</text:p>
          </table:table-cell>
          <table:table-cell table:formula="of:=ROUND(AVERAGE([.A476:.A478]))" office:value-type="float" office:value="1660" calcext:value-type="float">
            <text:p>1660</text:p>
          </table:table-cell>
          <table:table-cell table:formula="of:=ROUND(AVERAGE([.A473:.A478]))" office:value-type="float" office:value="1661" calcext:value-type="float">
            <text:p>1661</text:p>
          </table:table-cell>
          <table:table-cell table:formula="of:=ROUND(AVERAGE([.A469:.A478]))" office:value-type="float" office:value="1658" calcext:value-type="float">
            <text:p>1658</text:p>
          </table:table-cell>
          <table:table-cell table:formula="of:=[.A478]*([.$H$2]/100)+(100-[.$H$2])/100*[.F477]" office:value-type="float" office:value="1659.44414920249" calcext:value-type="float">
            <text:p>1659</text:p>
          </table:table-cell>
          <table:table-cell table:formula="of:=[.A478]*([.$H$2]/100)+(100-[.$H$2])/100*([.G477] * [.$H$3] / 100 + (100-[.$H$3])/100 * [.G476])" office:value-type="float" office:value="1651.06221226952" calcext:value-type="float">
            <text:p>1651</text:p>
          </table:table-cell>
          <table:table-cell table:number-columns-repeated="3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ROUND(AVERAGE([.A478:.A479]))" office:value-type="float" office:value="1672" calcext:value-type="float">
            <text:p>1672</text:p>
          </table:table-cell>
          <table:table-cell table:formula="of:=ROUND(AVERAGE([.A477:.A479]))" office:value-type="float" office:value="1667" calcext:value-type="float">
            <text:p>1667</text:p>
          </table:table-cell>
          <table:table-cell table:formula="of:=ROUND(AVERAGE([.A474:.A479]))" office:value-type="float" office:value="1663" calcext:value-type="float">
            <text:p>1663</text:p>
          </table:table-cell>
          <table:table-cell table:formula="of:=ROUND(AVERAGE([.A470:.A479]))" office:value-type="float" office:value="1659" calcext:value-type="float">
            <text:p>1659</text:p>
          </table:table-cell>
          <table:table-cell table:formula="of:=[.A479]*([.$H$2]/100)+(100-[.$H$2])/100*[.F478]" office:value-type="float" office:value="1663.33311190187" calcext:value-type="float">
            <text:p>1663</text:p>
          </table:table-cell>
          <table:table-cell table:formula="of:=[.A479]*([.$H$2]/100)+(100-[.$H$2])/100*([.G478] * [.$H$3] / 100 + (100-[.$H$3])/100 * [.G477])" office:value-type="float" office:value="1654.71909775517" calcext:value-type="float">
            <text:p>1655</text:p>
          </table:table-cell>
          <table:table-cell table:number-columns-repeated="3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formula="of:=ROUND(AVERAGE([.A479:.A480]))" office:value-type="float" office:value="1665" calcext:value-type="float">
            <text:p>1665</text:p>
          </table:table-cell>
          <table:table-cell table:formula="of:=ROUND(AVERAGE([.A478:.A480]))" office:value-type="float" office:value="1666" calcext:value-type="float">
            <text:p>1666</text:p>
          </table:table-cell>
          <table:table-cell table:formula="of:=ROUND(AVERAGE([.A475:.A480]))" office:value-type="float" office:value="1661" calcext:value-type="float">
            <text:p>1661</text:p>
          </table:table-cell>
          <table:table-cell table:formula="of:=ROUND(AVERAGE([.A471:.A480]))" office:value-type="float" office:value="1659" calcext:value-type="float">
            <text:p>1659</text:p>
          </table:table-cell>
          <table:table-cell table:formula="of:=[.A480]*([.$H$2]/100)+(100-[.$H$2])/100*[.F479]" office:value-type="float" office:value="1661.2498339264" calcext:value-type="float">
            <text:p>1661</text:p>
          </table:table-cell>
          <table:table-cell table:formula="of:=[.A480]*([.$H$2]/100)+(100-[.$H$2])/100*([.G479] * [.$H$3] / 100 + (100-[.$H$3])/100 * [.G478])" office:value-type="float" office:value="1652.59519202499" calcext:value-type="float">
            <text:p>1653</text:p>
          </table:table-cell>
          <table:table-cell table:number-columns-repeated="3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ROUND(AVERAGE([.A480:.A481]))" office:value-type="float" office:value="1657" calcext:value-type="float">
            <text:p>1657</text:p>
          </table:table-cell>
          <table:table-cell table:formula="of:=ROUND(AVERAGE([.A479:.A481]))" office:value-type="float" office:value="1663" calcext:value-type="float">
            <text:p>1663</text:p>
          </table:table-cell>
          <table:table-cell table:formula="of:=ROUND(AVERAGE([.A476:.A481]))" office:value-type="float" office:value="1662" calcext:value-type="float">
            <text:p>1662</text:p>
          </table:table-cell>
          <table:table-cell table:formula="of:=ROUND(AVERAGE([.A472:.A481]))" office:value-type="float" office:value="1660" calcext:value-type="float">
            <text:p>1660</text:p>
          </table:table-cell>
          <table:table-cell table:formula="of:=[.A481]*([.$H$2]/100)+(100-[.$H$2])/100*[.F480]" office:value-type="float" office:value="1660.4373754448" calcext:value-type="float">
            <text:p>1660</text:p>
          </table:table-cell>
          <table:table-cell table:formula="of:=[.A481]*([.$H$2]/100)+(100-[.$H$2])/100*([.G480] * [.$H$3] / 100 + (100-[.$H$3])/100 * [.G479])" office:value-type="float" office:value="1655.22073745685" calcext:value-type="float">
            <text:p>1655</text:p>
          </table:table-cell>
          <table:table-cell table:number-columns-repeated="3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ROUND(AVERAGE([.A481:.A482]))" office:value-type="float" office:value="1658" calcext:value-type="float">
            <text:p>1658</text:p>
          </table:table-cell>
          <table:table-cell table:formula="of:=ROUND(AVERAGE([.A480:.A482]))" office:value-type="float" office:value="1657" calcext:value-type="float">
            <text:p>1657</text:p>
          </table:table-cell>
          <table:table-cell table:formula="of:=ROUND(AVERAGE([.A477:.A482]))" office:value-type="float" office:value="1662" calcext:value-type="float">
            <text:p>1662</text:p>
          </table:table-cell>
          <table:table-cell table:formula="of:=ROUND(AVERAGE([.A473:.A482]))" office:value-type="float" office:value="1661" calcext:value-type="float">
            <text:p>1661</text:p>
          </table:table-cell>
          <table:table-cell table:formula="of:=[.A482]*([.$H$2]/100)+(100-[.$H$2])/100*[.F481]" office:value-type="float" office:value="1659.8280315836" calcext:value-type="float">
            <text:p>1660</text:p>
          </table:table-cell>
          <table:table-cell table:formula="of:=[.A482]*([.$H$2]/100)+(100-[.$H$2])/100*([.G481] * [.$H$3] / 100 + (100-[.$H$3])/100 * [.G480])" office:value-type="float" office:value="1654.34022583352" calcext:value-type="float">
            <text:p>1654</text:p>
          </table:table-cell>
          <table:table-cell table:number-columns-repeated="3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ROUND(AVERAGE([.A482:.A483]))" office:value-type="float" office:value="1666" calcext:value-type="float">
            <text:p>1666</text:p>
          </table:table-cell>
          <table:table-cell table:formula="of:=ROUND(AVERAGE([.A481:.A483]))" office:value-type="float" office:value="1663" calcext:value-type="float">
            <text:p>1663</text:p>
          </table:table-cell>
          <table:table-cell table:formula="of:=ROUND(AVERAGE([.A478:.A483]))" office:value-type="float" office:value="1665" calcext:value-type="float">
            <text:p>1665</text:p>
          </table:table-cell>
          <table:table-cell table:formula="of:=ROUND(AVERAGE([.A474:.A483]))" office:value-type="float" office:value="1662" calcext:value-type="float">
            <text:p>1662</text:p>
          </table:table-cell>
          <table:table-cell table:formula="of:=[.A483]*([.$H$2]/100)+(100-[.$H$2])/100*[.F482]" office:value-type="float" office:value="1663.1210236877" calcext:value-type="float">
            <text:p>1663</text:p>
          </table:table-cell>
          <table:table-cell table:formula="of:=[.A483]*([.$H$2]/100)+(100-[.$H$2])/100*([.G482] * [.$H$3] / 100 + (100-[.$H$3])/100 * [.G481])" office:value-type="float" office:value="1659.53347634914" calcext:value-type="float">
            <text:p>1660</text:p>
          </table:table-cell>
          <table:table-cell table:number-columns-repeated="3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ROUND(AVERAGE([.A483:.A484]))" office:value-type="float" office:value="1673" calcext:value-type="float">
            <text:p>1673</text:p>
          </table:table-cell>
          <table:table-cell table:formula="of:=ROUND(AVERAGE([.A482:.A484]))" office:value-type="float" office:value="1668" calcext:value-type="float">
            <text:p>1668</text:p>
          </table:table-cell>
          <table:table-cell table:formula="of:=ROUND(AVERAGE([.A479:.A484]))" office:value-type="float" office:value="1665" calcext:value-type="float">
            <text:p>1665</text:p>
          </table:table-cell>
          <table:table-cell table:formula="of:=ROUND(AVERAGE([.A475:.A484]))" office:value-type="float" office:value="1663" calcext:value-type="float">
            <text:p>1663</text:p>
          </table:table-cell>
          <table:table-cell table:formula="of:=[.A484]*([.$H$2]/100)+(100-[.$H$2])/100*[.F483]" office:value-type="float" office:value="1665.59076776578" calcext:value-type="float">
            <text:p>1666</text:p>
          </table:table-cell>
          <table:table-cell table:formula="of:=[.A484]*([.$H$2]/100)+(100-[.$H$2])/100*([.G483] * [.$H$3] / 100 + (100-[.$H$3])/100 * [.G482])" office:value-type="float" office:value="1659.78415695248" calcext:value-type="float">
            <text:p>1660</text:p>
          </table:table-cell>
          <table:table-cell table:number-columns-repeated="3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ROUND(AVERAGE([.A484:.A485]))" office:value-type="float" office:value="1666" calcext:value-type="float">
            <text:p>1666</text:p>
          </table:table-cell>
          <table:table-cell table:formula="of:=ROUND(AVERAGE([.A483:.A485]))" office:value-type="float" office:value="1668" calcext:value-type="float">
            <text:p>1668</text:p>
          </table:table-cell>
          <table:table-cell table:formula="of:=ROUND(AVERAGE([.A480:.A485]))" office:value-type="float" office:value="1663" calcext:value-type="float">
            <text:p>1663</text:p>
          </table:table-cell>
          <table:table-cell table:formula="of:=ROUND(AVERAGE([.A476:.A485]))" office:value-type="float" office:value="1663" calcext:value-type="float">
            <text:p>1663</text:p>
          </table:table-cell>
          <table:table-cell table:formula="of:=[.A485]*([.$H$2]/100)+(100-[.$H$2])/100*[.F484]" office:value-type="float" office:value="1663.94307582433" calcext:value-type="float">
            <text:p>1664</text:p>
          </table:table-cell>
          <table:table-cell table:formula="of:=[.A485]*([.$H$2]/100)+(100-[.$H$2])/100*([.G484] * [.$H$3] / 100 + (100-[.$H$3])/100 * [.G483])" office:value-type="float" office:value="1659.43770935236" calcext:value-type="float">
            <text:p>1659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ROUND(AVERAGE([.A485:.A486]))" office:value-type="float" office:value="1661" calcext:value-type="float">
            <text:p>1661</text:p>
          </table:table-cell>
          <table:table-cell table:formula="of:=ROUND(AVERAGE([.A484:.A486]))" office:value-type="float" office:value="1665" calcext:value-type="float">
            <text:p>1665</text:p>
          </table:table-cell>
          <table:table-cell table:formula="of:=ROUND(AVERAGE([.A481:.A486]))" office:value-type="float" office:value="1664" calcext:value-type="float">
            <text:p>1664</text:p>
          </table:table-cell>
          <table:table-cell table:formula="of:=ROUND(AVERAGE([.A477:.A486]))" office:value-type="float" office:value="1664" calcext:value-type="float">
            <text:p>1664</text:p>
          </table:table-cell>
          <table:table-cell table:formula="of:=[.A486]*([.$H$2]/100)+(100-[.$H$2])/100*[.F485]" office:value-type="float" office:value="1663.70730686825" calcext:value-type="float">
            <text:p>1664</text:p>
          </table:table-cell>
          <table:table-cell table:formula="of:=[.A486]*([.$H$2]/100)+(100-[.$H$2])/100*([.G485] * [.$H$3] / 100 + (100-[.$H$3])/100 * [.G484])" office:value-type="float" office:value="1660.53615057434" calcext:value-type="float">
            <text:p>1661</text:p>
          </table:table-cell>
          <table:table-cell table:number-columns-repeated="3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ROUND(AVERAGE([.A486:.A487]))" office:value-type="float" office:value="1662" calcext:value-type="float">
            <text:p>1662</text:p>
          </table:table-cell>
          <table:table-cell table:formula="of:=ROUND(AVERAGE([.A485:.A487]))" office:value-type="float" office:value="1661" calcext:value-type="float">
            <text:p>1661</text:p>
          </table:table-cell>
          <table:table-cell table:formula="of:=ROUND(AVERAGE([.A482:.A487]))" office:value-type="float" office:value="1665" calcext:value-type="float">
            <text:p>1665</text:p>
          </table:table-cell>
          <table:table-cell table:formula="of:=ROUND(AVERAGE([.A478:.A487]))" office:value-type="float" office:value="1664" calcext:value-type="float">
            <text:p>1664</text:p>
          </table:table-cell>
          <table:table-cell table:formula="of:=[.A487]*([.$H$2]/100)+(100-[.$H$2])/100*[.F486]" office:value-type="float" office:value="1663.03048015119" calcext:value-type="float">
            <text:p>1663</text:p>
          </table:table-cell>
          <table:table-cell table:formula="of:=[.A487]*([.$H$2]/100)+(100-[.$H$2])/100*([.G486] * [.$H$3] / 100 + (100-[.$H$3])/100 * [.G485])" office:value-type="float" office:value="1659.99304819757" calcext:value-type="float">
            <text:p>1660</text:p>
          </table:table-cell>
          <table:table-cell table:number-columns-repeated="3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ROUND(AVERAGE([.A487:.A488]))" office:value-type="float" office:value="1672" calcext:value-type="float">
            <text:p>1672</text:p>
          </table:table-cell>
          <table:table-cell table:formula="of:=ROUND(AVERAGE([.A486:.A488]))" office:value-type="float" office:value="1669" calcext:value-type="float">
            <text:p>1669</text:p>
          </table:table-cell>
          <table:table-cell table:formula="of:=ROUND(AVERAGE([.A483:.A488]))" office:value-type="float" office:value="1669" calcext:value-type="float">
            <text:p>1669</text:p>
          </table:table-cell>
          <table:table-cell table:formula="of:=ROUND(AVERAGE([.A479:.A488]))" office:value-type="float" office:value="1666" calcext:value-type="float">
            <text:p>1666</text:p>
          </table:table-cell>
          <table:table-cell table:formula="of:=[.A488]*([.$H$2]/100)+(100-[.$H$2])/100*[.F487]" office:value-type="float" office:value="1668.02286011339" calcext:value-type="float">
            <text:p>1668</text:p>
          </table:table-cell>
          <table:table-cell table:formula="of:=[.A488]*([.$H$2]/100)+(100-[.$H$2])/100*([.G487] * [.$H$3] / 100 + (100-[.$H$3])/100 * [.G486])" office:value-type="float" office:value="1666.07064757424" calcext:value-type="float">
            <text:p>1666</text:p>
          </table:table-cell>
          <table:table-cell table:number-columns-repeated="3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ROUND(AVERAGE([.A488:.A489]))" office:value-type="float" office:value="1677" calcext:value-type="float">
            <text:p>1677</text:p>
          </table:table-cell>
          <table:table-cell table:formula="of:=ROUND(AVERAGE([.A487:.A489]))" office:value-type="float" office:value="1671" calcext:value-type="float">
            <text:p>1671</text:p>
          </table:table-cell>
          <table:table-cell table:formula="of:=ROUND(AVERAGE([.A484:.A489]))" office:value-type="float" office:value="1668" calcext:value-type="float">
            <text:p>1668</text:p>
          </table:table-cell>
          <table:table-cell table:formula="of:=ROUND(AVERAGE([.A480:.A489]))" office:value-type="float" office:value="1665" calcext:value-type="float">
            <text:p>1665</text:p>
          </table:table-cell>
          <table:table-cell table:formula="of:=[.A489]*([.$H$2]/100)+(100-[.$H$2])/100*[.F488]" office:value-type="float" office:value="1668.51714508504" calcext:value-type="float">
            <text:p>1669</text:p>
          </table:table-cell>
          <table:table-cell table:formula="of:=[.A489]*([.$H$2]/100)+(100-[.$H$2])/100*([.G488] * [.$H$3] / 100 + (100-[.$H$3])/100 * [.G487])" office:value-type="float" office:value="1663.40642605468" calcext:value-type="float">
            <text:p>1663</text:p>
          </table:table-cell>
          <table:table-cell table:number-columns-repeated="3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ROUND(AVERAGE([.A489:.A490]))" office:value-type="float" office:value="1668" calcext:value-type="float">
            <text:p>1668</text:p>
          </table:table-cell>
          <table:table-cell table:formula="of:=ROUND(AVERAGE([.A488:.A490]))" office:value-type="float" office:value="1673" calcext:value-type="float">
            <text:p>1673</text:p>
          </table:table-cell>
          <table:table-cell table:formula="of:=ROUND(AVERAGE([.A485:.A490]))" office:value-type="float" office:value="1667" calcext:value-type="float">
            <text:p>1667</text:p>
          </table:table-cell>
          <table:table-cell table:formula="of:=ROUND(AVERAGE([.A481:.A490]))" office:value-type="float" office:value="1666" calcext:value-type="float">
            <text:p>1666</text:p>
          </table:table-cell>
          <table:table-cell table:formula="of:=[.A490]*([.$H$2]/100)+(100-[.$H$2])/100*[.F489]" office:value-type="float" office:value="1667.63785881378" calcext:value-type="float">
            <text:p>1668</text:p>
          </table:table-cell>
          <table:table-cell table:formula="of:=[.A490]*([.$H$2]/100)+(100-[.$H$2])/100*([.G489] * [.$H$3] / 100 + (100-[.$H$3])/100 * [.G488])" office:value-type="float" office:value="1665.40335245275" calcext:value-type="float">
            <text:p>1665</text:p>
          </table:table-cell>
          <table:table-cell table:number-columns-repeated="3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ROUND(AVERAGE([.A490:.A491]))" office:value-type="float" office:value="1663" calcext:value-type="float">
            <text:p>1663</text:p>
          </table:table-cell>
          <table:table-cell table:formula="of:=ROUND(AVERAGE([.A489:.A491]))" office:value-type="float" office:value="1665" calcext:value-type="float">
            <text:p>1665</text:p>
          </table:table-cell>
          <table:table-cell table:formula="of:=ROUND(AVERAGE([.A486:.A491]))" office:value-type="float" office:value="1667" calcext:value-type="float">
            <text:p>1667</text:p>
          </table:table-cell>
          <table:table-cell table:formula="of:=ROUND(AVERAGE([.A482:.A491]))" office:value-type="float" office:value="1667" calcext:value-type="float">
            <text:p>1667</text:p>
          </table:table-cell>
          <table:table-cell table:formula="of:=[.A491]*([.$H$2]/100)+(100-[.$H$2])/100*[.F490]" office:value-type="float" office:value="1665.72839411034" calcext:value-type="float">
            <text:p>1666</text:p>
          </table:table-cell>
          <table:table-cell table:formula="of:=[.A491]*([.$H$2]/100)+(100-[.$H$2])/100*([.G490] * [.$H$3] / 100 + (100-[.$H$3])/100 * [.G489])" office:value-type="float" office:value="1662.85435850072" calcext:value-type="float">
            <text:p>1663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ROUND(AVERAGE([.A491:.A492]))" office:value-type="float" office:value="1662" calcext:value-type="float">
            <text:p>1662</text:p>
          </table:table-cell>
          <table:table-cell table:formula="of:=ROUND(AVERAGE([.A490:.A492]))" office:value-type="float" office:value="1663" calcext:value-type="float">
            <text:p>1663</text:p>
          </table:table-cell>
          <table:table-cell table:formula="of:=ROUND(AVERAGE([.A487:.A492]))" office:value-type="float" office:value="1667" calcext:value-type="float">
            <text:p>1667</text:p>
          </table:table-cell>
          <table:table-cell table:formula="of:=ROUND(AVERAGE([.A483:.A492]))" office:value-type="float" office:value="1667" calcext:value-type="float">
            <text:p>1667</text:p>
          </table:table-cell>
          <table:table-cell table:formula="of:=[.A492]*([.$H$2]/100)+(100-[.$H$2])/100*[.F491]" office:value-type="float" office:value="1665.04629558275" calcext:value-type="float">
            <text:p>1665</text:p>
          </table:table-cell>
          <table:table-cell table:formula="of:=[.A492]*([.$H$2]/100)+(100-[.$H$2])/100*([.G491] * [.$H$3] / 100 + (100-[.$H$3])/100 * [.G490])" office:value-type="float" office:value="1664.42016524676" calcext:value-type="float">
            <text:p>1664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ROUND(AVERAGE([.A492:.A493]))" office:value-type="float" office:value="1672" calcext:value-type="float">
            <text:p>1672</text:p>
          </table:table-cell>
          <table:table-cell table:formula="of:=ROUND(AVERAGE([.A491:.A493]))" office:value-type="float" office:value="1668" calcext:value-type="float">
            <text:p>1668</text:p>
          </table:table-cell>
          <table:table-cell table:formula="of:=ROUND(AVERAGE([.A488:.A493]))" office:value-type="float" office:value="1670" calcext:value-type="float">
            <text:p>1670</text:p>
          </table:table-cell>
          <table:table-cell table:formula="of:=ROUND(AVERAGE([.A484:.A493]))" office:value-type="float" office:value="1668" calcext:value-type="float">
            <text:p>1668</text:p>
          </table:table-cell>
          <table:table-cell table:formula="of:=[.A493]*([.$H$2]/100)+(100-[.$H$2])/100*[.F492]" office:value-type="float" office:value="1668.78472168706" calcext:value-type="float">
            <text:p>1669</text:p>
          </table:table-cell>
          <table:table-cell table:formula="of:=[.A493]*([.$H$2]/100)+(100-[.$H$2])/100*([.G492] * [.$H$3] / 100 + (100-[.$H$3])/100 * [.G491])" office:value-type="float" office:value="1667.37563988744" calcext:value-type="float">
            <text:p>1667</text:p>
          </table:table-cell>
          <table:table-cell table:number-columns-repeated="3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ROUND(AVERAGE([.A493:.A494]))" office:value-type="float" office:value="1671" calcext:value-type="float">
            <text:p>1671</text:p>
          </table:table-cell>
          <table:table-cell table:formula="of:=ROUND(AVERAGE([.A492:.A494]))" office:value-type="float" office:value="1668" calcext:value-type="float">
            <text:p>1668</text:p>
          </table:table-cell>
          <table:table-cell table:formula="of:=ROUND(AVERAGE([.A489:.A494]))" office:value-type="float" office:value="1667" calcext:value-type="float">
            <text:p>1667</text:p>
          </table:table-cell>
          <table:table-cell table:formula="of:=ROUND(AVERAGE([.A485:.A494]))" office:value-type="float" office:value="1667" calcext:value-type="float">
            <text:p>1667</text:p>
          </table:table-cell>
          <table:table-cell table:formula="of:=[.A494]*([.$H$2]/100)+(100-[.$H$2])/100*[.F493]" office:value-type="float" office:value="1667.0885412653" calcext:value-type="float">
            <text:p>1667</text:p>
          </table:table-cell>
          <table:table-cell table:formula="of:=[.A494]*([.$H$2]/100)+(100-[.$H$2])/100*([.G493] * [.$H$3] / 100 + (100-[.$H$3])/100 * [.G492])" office:value-type="float" office:value="1664.25844513117" calcext:value-type="float">
            <text:p>1664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ROUND(AVERAGE([.A494:.A495]))" office:value-type="float" office:value="1663" calcext:value-type="float">
            <text:p>1663</text:p>
          </table:table-cell>
          <table:table-cell table:formula="of:=ROUND(AVERAGE([.A493:.A495]))" office:value-type="float" office:value="1668" calcext:value-type="float">
            <text:p>1668</text:p>
          </table:table-cell>
          <table:table-cell table:formula="of:=ROUND(AVERAGE([.A490:.A495]))" office:value-type="float" office:value="1666" calcext:value-type="float">
            <text:p>1666</text:p>
          </table:table-cell>
          <table:table-cell table:formula="of:=ROUND(AVERAGE([.A486:.A495]))" office:value-type="float" office:value="1667" calcext:value-type="float">
            <text:p>1667</text:p>
          </table:table-cell>
          <table:table-cell table:formula="of:=[.A495]*([.$H$2]/100)+(100-[.$H$2])/100*[.F494]" office:value-type="float" office:value="1666.06640594897" calcext:value-type="float">
            <text:p>1666</text:p>
          </table:table-cell>
          <table:table-cell table:formula="of:=[.A495]*([.$H$2]/100)+(100-[.$H$2])/100*([.G494] * [.$H$3] / 100 + (100-[.$H$3])/100 * [.G493])" office:value-type="float" office:value="1665.81415070214" calcext:value-type="float">
            <text:p>1666</text:p>
          </table:table-cell>
          <table:table-cell table:number-columns-repeated="3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ROUND(AVERAGE([.A495:.A496]))" office:value-type="float" office:value="1660" calcext:value-type="float">
            <text:p>1660</text:p>
          </table:table-cell>
          <table:table-cell table:formula="of:=ROUND(AVERAGE([.A494:.A496]))" office:value-type="float" office:value="1661" calcext:value-type="float">
            <text:p>1661</text:p>
          </table:table-cell>
          <table:table-cell table:formula="of:=ROUND(AVERAGE([.A491:.A496]))" office:value-type="float" office:value="1664" calcext:value-type="float">
            <text:p>1664</text:p>
          </table:table-cell>
          <table:table-cell table:formula="of:=ROUND(AVERAGE([.A487:.A496]))" office:value-type="float" office:value="1666" calcext:value-type="float">
            <text:p>1666</text:p>
          </table:table-cell>
          <table:table-cell table:formula="of:=[.A496]*([.$H$2]/100)+(100-[.$H$2])/100*[.F495]" office:value-type="float" office:value="1663.79980446173" calcext:value-type="float">
            <text:p>1664</text:p>
          </table:table-cell>
          <table:table-cell table:formula="of:=[.A496]*([.$H$2]/100)+(100-[.$H$2])/100*([.G495] * [.$H$3] / 100 + (100-[.$H$3])/100 * [.G494])" office:value-type="float" office:value="1662.67718968402" calcext:value-type="float">
            <text:p>1663</text:p>
          </table:table-cell>
          <table:table-cell table:number-columns-repeated="3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ROUND(AVERAGE([.A496:.A497]))" office:value-type="float" office:value="1664" calcext:value-type="float">
            <text:p>1664</text:p>
          </table:table-cell>
          <table:table-cell table:formula="of:=ROUND(AVERAGE([.A495:.A497]))" office:value-type="float" office:value="1664" calcext:value-type="float">
            <text:p>1664</text:p>
          </table:table-cell>
          <table:table-cell table:formula="of:=ROUND(AVERAGE([.A492:.A497]))" office:value-type="float" office:value="1666" calcext:value-type="float">
            <text:p>1666</text:p>
          </table:table-cell>
          <table:table-cell table:formula="of:=ROUND(AVERAGE([.A488:.A497]))" office:value-type="float" office:value="1667" calcext:value-type="float">
            <text:p>1667</text:p>
          </table:table-cell>
          <table:table-cell table:formula="of:=[.A497]*([.$H$2]/100)+(100-[.$H$2])/100*[.F496]" office:value-type="float" office:value="1665.5998533463" calcext:value-type="float">
            <text:p>1666</text:p>
          </table:table-cell>
          <table:table-cell table:formula="of:=[.A497]*([.$H$2]/100)+(100-[.$H$2])/100*([.G496] * [.$H$3] / 100 + (100-[.$H$3])/100 * [.G495])" office:value-type="float" office:value="1666.64006887389" calcext:value-type="float">
            <text:p>1667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ROUND(AVERAGE([.A497:.A498]))" office:value-type="float" office:value="1676" calcext:value-type="float">
            <text:p>1676</text:p>
          </table:table-cell>
          <table:table-cell table:formula="of:=ROUND(AVERAGE([.A496:.A498]))" office:value-type="float" office:value="1669" calcext:value-type="float">
            <text:p>1669</text:p>
          </table:table-cell>
          <table:table-cell table:formula="of:=ROUND(AVERAGE([.A493:.A498]))" office:value-type="float" office:value="1669" calcext:value-type="float">
            <text:p>1669</text:p>
          </table:table-cell>
          <table:table-cell table:formula="of:=ROUND(AVERAGE([.A489:.A498]))" office:value-type="float" office:value="1667" calcext:value-type="float">
            <text:p>1667</text:p>
          </table:table-cell>
          <table:table-cell table:formula="of:=[.A498]*([.$H$2]/100)+(100-[.$H$2])/100*[.F497]" office:value-type="float" office:value="1669.19989000972" calcext:value-type="float">
            <text:p>1669</text:p>
          </table:table-cell>
          <table:table-cell table:formula="of:=[.A498]*([.$H$2]/100)+(100-[.$H$2])/100*([.G497] * [.$H$3] / 100 + (100-[.$H$3])/100 * [.G496])" office:value-type="float" office:value="1667.6023241415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ROUND(AVERAGE([.A498:.A499]))" office:value-type="float" office:value="1673" calcext:value-type="float">
            <text:p>1673</text:p>
          </table:table-cell>
          <table:table-cell table:formula="of:=ROUND(AVERAGE([.A497:.A499]))" office:value-type="float" office:value="1672" calcext:value-type="float">
            <text:p>1672</text:p>
          </table:table-cell>
          <table:table-cell table:formula="of:=ROUND(AVERAGE([.A494:.A499]))" office:value-type="float" office:value="1666" calcext:value-type="float">
            <text:p>1666</text:p>
          </table:table-cell>
          <table:table-cell table:formula="of:=ROUND(AVERAGE([.A490:.A499]))" office:value-type="float" office:value="1667" calcext:value-type="float">
            <text:p>1667</text:p>
          </table:table-cell>
          <table:table-cell table:formula="of:=[.A499]*([.$H$2]/100)+(100-[.$H$2])/100*[.F498]" office:value-type="float" office:value="1668.14991750729" calcext:value-type="float">
            <text:p>1668</text:p>
          </table:table-cell>
          <table:table-cell table:formula="of:=[.A499]*([.$H$2]/100)+(100-[.$H$2])/100*([.G498] * [.$H$3] / 100 + (100-[.$H$3])/100 * [.G497])" office:value-type="float" office:value="1666.37438994556" calcext:value-type="float">
            <text:p>1666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ROUND(AVERAGE([.A499:.A500]))" office:value-type="float" office:value="1665" calcext:value-type="float">
            <text:p>1665</text:p>
          </table:table-cell>
          <table:table-cell table:formula="of:=ROUND(AVERAGE([.A498:.A500]))" office:value-type="float" office:value="1670" calcext:value-type="float">
            <text:p>1670</text:p>
          </table:table-cell>
          <table:table-cell table:formula="of:=ROUND(AVERAGE([.A495:.A500]))" office:value-type="float" office:value="1667" calcext:value-type="float">
            <text:p>1667</text:p>
          </table:table-cell>
          <table:table-cell table:formula="of:=ROUND(AVERAGE([.A491:.A500]))" office:value-type="float" office:value="1667" calcext:value-type="float">
            <text:p>1667</text:p>
          </table:table-cell>
          <table:table-cell table:formula="of:=[.A500]*([.$H$2]/100)+(100-[.$H$2])/100*[.F499]" office:value-type="float" office:value="1667.11243813047" calcext:value-type="float">
            <text:p>1667</text:p>
          </table:table-cell>
          <table:table-cell table:formula="of:=[.A500]*([.$H$2]/100)+(100-[.$H$2])/100*([.G499] * [.$H$3] / 100 + (100-[.$H$3])/100 * [.G498])" office:value-type="float" office:value="1666.51755297673" calcext:value-type="float">
            <text:p>1667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ROUND(AVERAGE([.A500:.A501]))" office:value-type="float" office:value="1664" calcext:value-type="float">
            <text:p>1664</text:p>
          </table:table-cell>
          <table:table-cell table:formula="of:=ROUND(AVERAGE([.A499:.A501]))" office:value-type="float" office:value="1664" calcext:value-type="float">
            <text:p>1664</text:p>
          </table:table-cell>
          <table:table-cell table:formula="of:=ROUND(AVERAGE([.A496:.A501]))" office:value-type="float" office:value="1667" calcext:value-type="float">
            <text:p>1667</text:p>
          </table:table-cell>
          <table:table-cell table:formula="of:=ROUND(AVERAGE([.A492:.A501]))" office:value-type="float" office:value="1667" calcext:value-type="float">
            <text:p>1667</text:p>
          </table:table-cell>
          <table:table-cell table:formula="of:=[.A501]*([.$H$2]/100)+(100-[.$H$2])/100*[.F500]" office:value-type="float" office:value="1666.08432859785" calcext:value-type="float">
            <text:p>1666</text:p>
          </table:table-cell>
          <table:table-cell table:formula="of:=[.A501]*([.$H$2]/100)+(100-[.$H$2])/100*([.G500] * [.$H$3] / 100 + (100-[.$H$3])/100 * [.G499])" office:value-type="float" office:value="1665.55226691384" calcext:value-type="float">
            <text:p>1666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ROUND(AVERAGE([.A501:.A502]))" office:value-type="float" office:value="1672" calcext:value-type="float">
            <text:p>1672</text:p>
          </table:table-cell>
          <table:table-cell table:formula="of:=ROUND(AVERAGE([.A500:.A502]))" office:value-type="float" office:value="1669" calcext:value-type="float">
            <text:p>1669</text:p>
          </table:table-cell>
          <table:table-cell table:formula="of:=ROUND(AVERAGE([.A497:.A502]))" office:value-type="float" office:value="1671" calcext:value-type="float">
            <text:p>1671</text:p>
          </table:table-cell>
          <table:table-cell table:formula="of:=ROUND(AVERAGE([.A493:.A502]))" office:value-type="float" office:value="1669" calcext:value-type="float">
            <text:p>1669</text:p>
          </table:table-cell>
          <table:table-cell table:formula="of:=[.A502]*([.$H$2]/100)+(100-[.$H$2])/100*[.F501]" office:value-type="float" office:value="1669.56324644839" calcext:value-type="float">
            <text:p>1670</text:p>
          </table:table-cell>
          <table:table-cell table:formula="of:=[.A502]*([.$H$2]/100)+(100-[.$H$2])/100*([.G501] * [.$H$3] / 100 + (100-[.$H$3])/100 * [.G500])" office:value-type="float" office:value="1669.74337182312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ROUND(AVERAGE([.A502:.A503]))" office:value-type="float" office:value="1676" calcext:value-type="float">
            <text:p>1676</text:p>
          </table:table-cell>
          <table:table-cell table:formula="of:=ROUND(AVERAGE([.A501:.A503]))" office:value-type="float" office:value="1672" calcext:value-type="float">
            <text:p>1672</text:p>
          </table:table-cell>
          <table:table-cell table:formula="of:=ROUND(AVERAGE([.A498:.A503]))" office:value-type="float" office:value="1671" calcext:value-type="float">
            <text:p>1671</text:p>
          </table:table-cell>
          <table:table-cell table:formula="of:=ROUND(AVERAGE([.A494:.A503]))" office:value-type="float" office:value="1668" calcext:value-type="float">
            <text:p>1668</text:p>
          </table:table-cell>
          <table:table-cell table:formula="of:=[.A503]*([.$H$2]/100)+(100-[.$H$2])/100*[.F502]" office:value-type="float" office:value="1670.17243483629" calcext:value-type="float">
            <text:p>1670</text:p>
          </table:table-cell>
          <table:table-cell table:formula="of:=[.A503]*([.$H$2]/100)+(100-[.$H$2])/100*([.G502] * [.$H$3] / 100 + (100-[.$H$3])/100 * [.G501])" office:value-type="float" office:value="1667.79286592177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ROUND(AVERAGE([.A503:.A504]))" office:value-type="float" office:value="1669" calcext:value-type="float">
            <text:p>1669</text:p>
          </table:table-cell>
          <table:table-cell table:formula="of:=ROUND(AVERAGE([.A502:.A504]))" office:value-type="float" office:value="1672" calcext:value-type="float">
            <text:p>1672</text:p>
          </table:table-cell>
          <table:table-cell table:formula="of:=ROUND(AVERAGE([.A499:.A504]))" office:value-type="float" office:value="1668" calcext:value-type="float">
            <text:p>1668</text:p>
          </table:table-cell>
          <table:table-cell table:formula="of:=ROUND(AVERAGE([.A495:.A504]))" office:value-type="float" office:value="1668" calcext:value-type="float">
            <text:p>1668</text:p>
          </table:table-cell>
          <table:table-cell table:formula="of:=[.A504]*([.$H$2]/100)+(100-[.$H$2])/100*[.F503]" office:value-type="float" office:value="1668.87932612722" calcext:value-type="float">
            <text:p>1669</text:p>
          </table:table-cell>
          <table:table-cell table:formula="of:=[.A504]*([.$H$2]/100)+(100-[.$H$2])/100*([.G503] * [.$H$3] / 100 + (100-[.$H$3])/100 * [.G502])" office:value-type="float" office:value="1668.26495298214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ROUND(AVERAGE([.A504:.A505]))" office:value-type="float" office:value="1663" calcext:value-type="float">
            <text:p>1663</text:p>
          </table:table-cell>
          <table:table-cell table:formula="of:=ROUND(AVERAGE([.A503:.A505]))" office:value-type="float" office:value="1666" calcext:value-type="float">
            <text:p>1666</text:p>
          </table:table-cell>
          <table:table-cell table:formula="of:=ROUND(AVERAGE([.A500:.A505]))" office:value-type="float" office:value="1668" calcext:value-type="float">
            <text:p>1668</text:p>
          </table:table-cell>
          <table:table-cell table:formula="of:=ROUND(AVERAGE([.A496:.A505]))" office:value-type="float" office:value="1668" calcext:value-type="float">
            <text:p>1668</text:p>
          </table:table-cell>
          <table:table-cell table:formula="of:=[.A505]*([.$H$2]/100)+(100-[.$H$2])/100*[.F504]" office:value-type="float" office:value="1666.90949459541" calcext:value-type="float">
            <text:p>1667</text:p>
          </table:table-cell>
          <table:table-cell table:formula="of:=[.A505]*([.$H$2]/100)+(100-[.$H$2])/100*([.G504] * [.$H$3] / 100 + (100-[.$H$3])/100 * [.G503])" office:value-type="float" office:value="1666.16546250038" calcext:value-type="float">
            <text:p>1666</text:p>
          </table:table-cell>
          <table:table-cell table:number-columns-repeated="3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ROUND(AVERAGE([.A505:.A506]))" office:value-type="float" office:value="1663" calcext:value-type="float">
            <text:p>1663</text:p>
          </table:table-cell>
          <table:table-cell table:formula="of:=ROUND(AVERAGE([.A504:.A506]))" office:value-type="float" office:value="1664" calcext:value-type="float">
            <text:p>1664</text:p>
          </table:table-cell>
          <table:table-cell table:formula="of:=ROUND(AVERAGE([.A501:.A506]))" office:value-type="float" office:value="1668" calcext:value-type="float">
            <text:p>1668</text:p>
          </table:table-cell>
          <table:table-cell table:formula="of:=ROUND(AVERAGE([.A497:.A506]))" office:value-type="float" office:value="1669" calcext:value-type="float">
            <text:p>1669</text:p>
          </table:table-cell>
          <table:table-cell table:formula="of:=[.A506]*([.$H$2]/100)+(100-[.$H$2])/100*[.F505]" office:value-type="float" office:value="1666.43212094656" calcext:value-type="float">
            <text:p>1666</text:p>
          </table:table-cell>
          <table:table-cell table:formula="of:=[.A506]*([.$H$2]/100)+(100-[.$H$2])/100*([.G505] * [.$H$3] / 100 + (100-[.$H$3])/100 * [.G504])" office:value-type="float" office:value="1667.13379116434" calcext:value-type="float">
            <text:p>1667</text:p>
          </table:table-cell>
          <table:table-cell table:number-columns-repeated="3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ROUND(AVERAGE([.A506:.A507]))" office:value-type="float" office:value="1674" calcext:value-type="float">
            <text:p>1674</text:p>
          </table:table-cell>
          <table:table-cell table:formula="of:=ROUND(AVERAGE([.A505:.A507]))" office:value-type="float" office:value="1670" calcext:value-type="float">
            <text:p>1670</text:p>
          </table:table-cell>
          <table:table-cell table:formula="of:=ROUND(AVERAGE([.A502:.A507]))" office:value-type="float" office:value="1671" calcext:value-type="float">
            <text:p>1671</text:p>
          </table:table-cell>
          <table:table-cell table:formula="of:=ROUND(AVERAGE([.A498:.A507]))" office:value-type="float" office:value="1670" calcext:value-type="float">
            <text:p>1670</text:p>
          </table:table-cell>
          <table:table-cell table:formula="of:=[.A507]*([.$H$2]/100)+(100-[.$H$2])/100*[.F506]" office:value-type="float" office:value="1670.57409070992" calcext:value-type="float">
            <text:p>1671</text:p>
          </table:table-cell>
          <table:table-cell table:formula="of:=[.A507]*([.$H$2]/100)+(100-[.$H$2])/100*([.G506] * [.$H$3] / 100 + (100-[.$H$3])/100 * [.G505])" office:value-type="float" office:value="1670.51934617488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ROUND(AVERAGE([.A507:.A508]))" office:value-type="float" office:value="1679" calcext:value-type="float">
            <text:p>1679</text:p>
          </table:table-cell>
          <table:table-cell table:formula="of:=ROUND(AVERAGE([.A506:.A508]))" office:value-type="float" office:value="1674" calcext:value-type="float">
            <text:p>1674</text:p>
          </table:table-cell>
          <table:table-cell table:formula="of:=ROUND(AVERAGE([.A503:.A508]))" office:value-type="float" office:value="1670" calcext:value-type="float">
            <text:p>1670</text:p>
          </table:table-cell>
          <table:table-cell table:formula="of:=ROUND(AVERAGE([.A499:.A508]))" office:value-type="float" office:value="1669" calcext:value-type="float">
            <text:p>1669</text:p>
          </table:table-cell>
          <table:table-cell table:formula="of:=[.A508]*([.$H$2]/100)+(100-[.$H$2])/100*[.F507]" office:value-type="float" office:value="1671.68056803244" calcext:value-type="float">
            <text:p>1672</text:p>
          </table:table-cell>
          <table:table-cell table:formula="of:=[.A508]*([.$H$2]/100)+(100-[.$H$2])/100*([.G507] * [.$H$3] / 100 + (100-[.$H$3])/100 * [.G506])" office:value-type="float" office:value="1669.60817662484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ROUND(AVERAGE([.A508:.A509]))" office:value-type="float" office:value="1669" calcext:value-type="float">
            <text:p>1669</text:p>
          </table:table-cell>
          <table:table-cell table:formula="of:=ROUND(AVERAGE([.A507:.A509]))" office:value-type="float" office:value="1674" calcext:value-type="float">
            <text:p>1674</text:p>
          </table:table-cell>
          <table:table-cell table:formula="of:=ROUND(AVERAGE([.A504:.A509]))" office:value-type="float" office:value="1669" calcext:value-type="float">
            <text:p>1669</text:p>
          </table:table-cell>
          <table:table-cell table:formula="of:=ROUND(AVERAGE([.A500:.A509]))" office:value-type="float" office:value="1669" calcext:value-type="float">
            <text:p>1669</text:p>
          </table:table-cell>
          <table:table-cell table:formula="of:=[.A509]*([.$H$2]/100)+(100-[.$H$2])/100*[.F508]" office:value-type="float" office:value="1669.51042602433" calcext:value-type="float">
            <text:p>1670</text:p>
          </table:table-cell>
          <table:table-cell table:formula="of:=[.A509]*([.$H$2]/100)+(100-[.$H$2])/100*([.G508] * [.$H$3] / 100 + (100-[.$H$3])/100 * [.G507])" office:value-type="float" office:value="1668.50283419865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ROUND(AVERAGE([.A509:.A510]))" office:value-type="float" office:value="1663" calcext:value-type="float">
            <text:p>1663</text:p>
          </table:table-cell>
          <table:table-cell table:formula="of:=ROUND(AVERAGE([.A508:.A510]))" office:value-type="float" office:value="1667" calcext:value-type="float">
            <text:p>1667</text:p>
          </table:table-cell>
          <table:table-cell table:formula="of:=ROUND(AVERAGE([.A505:.A510]))" office:value-type="float" office:value="1668" calcext:value-type="float">
            <text:p>1668</text:p>
          </table:table-cell>
          <table:table-cell table:formula="of:=ROUND(AVERAGE([.A501:.A510]))" office:value-type="float" office:value="1669" calcext:value-type="float">
            <text:p>1669</text:p>
          </table:table-cell>
          <table:table-cell table:formula="of:=[.A510]*([.$H$2]/100)+(100-[.$H$2])/100*[.F509]" office:value-type="float" office:value="1667.88281951825" calcext:value-type="float">
            <text:p>1668</text:p>
          </table:table-cell>
          <table:table-cell table:formula="of:=[.A510]*([.$H$2]/100)+(100-[.$H$2])/100*([.G509] * [.$H$3] / 100 + (100-[.$H$3])/100 * [.G508])" office:value-type="float" office:value="1667.7903311047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ROUND(AVERAGE([.A510:.A511]))" office:value-type="float" office:value="1667" calcext:value-type="float">
            <text:p>1667</text:p>
          </table:table-cell>
          <table:table-cell table:formula="of:=ROUND(AVERAGE([.A509:.A511]))" office:value-type="float" office:value="1665" calcext:value-type="float">
            <text:p>1665</text:p>
          </table:table-cell>
          <table:table-cell table:formula="of:=ROUND(AVERAGE([.A506:.A511]))" office:value-type="float" office:value="1670" calcext:value-type="float">
            <text:p>1670</text:p>
          </table:table-cell>
          <table:table-cell table:formula="of:=ROUND(AVERAGE([.A502:.A511]))" office:value-type="float" office:value="1670" calcext:value-type="float">
            <text:p>1670</text:p>
          </table:table-cell>
          <table:table-cell table:formula="of:=[.A511]*([.$H$2]/100)+(100-[.$H$2])/100*[.F510]" office:value-type="float" office:value="1668.41211463869" calcext:value-type="float">
            <text:p>1668</text:p>
          </table:table-cell>
          <table:table-cell table:formula="of:=[.A511]*([.$H$2]/100)+(100-[.$H$2])/100*([.G510] * [.$H$3] / 100 + (100-[.$H$3])/100 * [.G509])" office:value-type="float" office:value="1668.7702501849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ROUND(AVERAGE([.A511:.A512]))" office:value-type="float" office:value="1674" calcext:value-type="float">
            <text:p>1674</text:p>
          </table:table-cell>
          <table:table-cell table:formula="of:=ROUND(AVERAGE([.A510:.A512]))" office:value-type="float" office:value="1670" calcext:value-type="float">
            <text:p>1670</text:p>
          </table:table-cell>
          <table:table-cell table:formula="of:=ROUND(AVERAGE([.A507:.A512]))" office:value-type="float" office:value="1672" calcext:value-type="float">
            <text:p>1672</text:p>
          </table:table-cell>
          <table:table-cell table:formula="of:=ROUND(AVERAGE([.A503:.A512]))" office:value-type="float" office:value="1669" calcext:value-type="float">
            <text:p>1669</text:p>
          </table:table-cell>
          <table:table-cell table:formula="of:=[.A512]*([.$H$2]/100)+(100-[.$H$2])/100*[.F511]" office:value-type="float" office:value="1670.55908597901" calcext:value-type="float">
            <text:p>1671</text:p>
          </table:table-cell>
          <table:table-cell table:formula="of:=[.A512]*([.$H$2]/100)+(100-[.$H$2])/100*([.G511] * [.$H$3] / 100 + (100-[.$H$3])/100 * [.G510])" office:value-type="float" office:value="1670.23973619055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ROUND(AVERAGE([.A512:.A513]))" office:value-type="float" office:value="1677" calcext:value-type="float">
            <text:p>1677</text:p>
          </table:table-cell>
          <table:table-cell table:formula="of:=ROUND(AVERAGE([.A511:.A513]))" office:value-type="float" office:value="1674" calcext:value-type="float">
            <text:p>1674</text:p>
          </table:table-cell>
          <table:table-cell table:formula="of:=ROUND(AVERAGE([.A508:.A513]))" office:value-type="float" office:value="1671" calcext:value-type="float">
            <text:p>1671</text:p>
          </table:table-cell>
          <table:table-cell table:formula="of:=ROUND(AVERAGE([.A504:.A513]))" office:value-type="float" office:value="1670" calcext:value-type="float">
            <text:p>1670</text:p>
          </table:table-cell>
          <table:table-cell table:formula="of:=[.A513]*([.$H$2]/100)+(100-[.$H$2])/100*[.F512]" office:value-type="float" office:value="1671.91931448426" calcext:value-type="float">
            <text:p>1672</text:p>
          </table:table-cell>
          <table:table-cell table:formula="of:=[.A513]*([.$H$2]/100)+(100-[.$H$2])/100*([.G512] * [.$H$3] / 100 + (100-[.$H$3])/100 * [.G511])" office:value-type="float" office:value="1670.79811053952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ROUND(AVERAGE([.A513:.A514]))" office:value-type="float" office:value="1668" calcext:value-type="float">
            <text:p>1668</text:p>
          </table:table-cell>
          <table:table-cell table:formula="of:=ROUND(AVERAGE([.A512:.A514]))" office:value-type="float" office:value="1671" calcext:value-type="float">
            <text:p>1671</text:p>
          </table:table-cell>
          <table:table-cell table:formula="of:=ROUND(AVERAGE([.A509:.A514]))" office:value-type="float" office:value="1668" calcext:value-type="float">
            <text:p>1668</text:p>
          </table:table-cell>
          <table:table-cell table:formula="of:=ROUND(AVERAGE([.A505:.A514]))" office:value-type="float" office:value="1669" calcext:value-type="float">
            <text:p>1669</text:p>
          </table:table-cell>
          <table:table-cell table:formula="of:=[.A514]*([.$H$2]/100)+(100-[.$H$2])/100*[.F513]" office:value-type="float" office:value="1668.9394858632" calcext:value-type="float">
            <text:p>1669</text:p>
          </table:table-cell>
          <table:table-cell table:formula="of:=[.A514]*([.$H$2]/100)+(100-[.$H$2])/100*([.G513] * [.$H$3] / 100 + (100-[.$H$3])/100 * [.G512])" office:value-type="float" office:value="1667.76355829526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ROUND(AVERAGE([.A514:.A515]))" office:value-type="float" office:value="1662" calcext:value-type="float">
            <text:p>1662</text:p>
          </table:table-cell>
          <table:table-cell table:formula="of:=ROUND(AVERAGE([.A513:.A515]))" office:value-type="float" office:value="1666" calcext:value-type="float">
            <text:p>1666</text:p>
          </table:table-cell>
          <table:table-cell table:formula="of:=ROUND(AVERAGE([.A510:.A515]))" office:value-type="float" office:value="1668" calcext:value-type="float">
            <text:p>1668</text:p>
          </table:table-cell>
          <table:table-cell table:formula="of:=ROUND(AVERAGE([.A506:.A515]))" office:value-type="float" office:value="1670" calcext:value-type="float">
            <text:p>1670</text:p>
          </table:table-cell>
          <table:table-cell table:formula="of:=[.A515]*([.$H$2]/100)+(100-[.$H$2])/100*[.F514]" office:value-type="float" office:value="1667.4546143974" calcext:value-type="float">
            <text:p>1667</text:p>
          </table:table-cell>
          <table:table-cell table:formula="of:=[.A515]*([.$H$2]/100)+(100-[.$H$2])/100*([.G514] * [.$H$3] / 100 + (100-[.$H$3])/100 * [.G513])" office:value-type="float" office:value="1668.393400068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ROUND(AVERAGE([.A515:.A516]))" office:value-type="float" office:value="1668" calcext:value-type="float">
            <text:p>1668</text:p>
          </table:table-cell>
          <table:table-cell table:formula="of:=ROUND(AVERAGE([.A514:.A516]))" office:value-type="float" office:value="1665" calcext:value-type="float">
            <text:p>1665</text:p>
          </table:table-cell>
          <table:table-cell table:formula="of:=ROUND(AVERAGE([.A511:.A516]))" office:value-type="float" office:value="1670" calcext:value-type="float">
            <text:p>1670</text:p>
          </table:table-cell>
          <table:table-cell table:formula="of:=ROUND(AVERAGE([.A507:.A516]))" office:value-type="float" office:value="1670" calcext:value-type="float">
            <text:p>1670</text:p>
          </table:table-cell>
          <table:table-cell table:formula="of:=[.A516]*([.$H$2]/100)+(100-[.$H$2])/100*[.F515]" office:value-type="float" office:value="1668.59096079805" calcext:value-type="float">
            <text:p>1669</text:p>
          </table:table-cell>
          <table:table-cell table:formula="of:=[.A516]*([.$H$2]/100)+(100-[.$H$2])/100*([.G515] * [.$H$3] / 100 + (100-[.$H$3])/100 * [.G514])" office:value-type="float" office:value="1668.91714498736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formula="of:=ROUND(AVERAGE([.A516:.A517]))" office:value-type="float" office:value="1680" calcext:value-type="float">
            <text:p>1680</text:p>
          </table:table-cell>
          <table:table-cell table:formula="of:=ROUND(AVERAGE([.A515:.A517]))" office:value-type="float" office:value="1674" calcext:value-type="float">
            <text:p>1674</text:p>
          </table:table-cell>
          <table:table-cell table:formula="of:=ROUND(AVERAGE([.A512:.A517]))" office:value-type="float" office:value="1673" calcext:value-type="float">
            <text:p>1673</text:p>
          </table:table-cell>
          <table:table-cell table:formula="of:=ROUND(AVERAGE([.A508:.A517]))" office:value-type="float" office:value="1671" calcext:value-type="float">
            <text:p>1671</text:p>
          </table:table-cell>
          <table:table-cell table:formula="of:=[.A517]*([.$H$2]/100)+(100-[.$H$2])/100*[.F516]" office:value-type="float" office:value="1673.44322059854" calcext:value-type="float">
            <text:p>1673</text:p>
          </table:table-cell>
          <table:table-cell table:formula="of:=[.A517]*([.$H$2]/100)+(100-[.$H$2])/100*([.G516] * [.$H$3] / 100 + (100-[.$H$3])/100 * [.G515])" office:value-type="float" office:value="1673.37361178891" calcext:value-type="float">
            <text:p>1673</text:p>
          </table:table-cell>
          <table:table-cell table:number-columns-repeated="3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ROUND(AVERAGE([.A517:.A518]))" office:value-type="float" office:value="1679" calcext:value-type="float">
            <text:p>1679</text:p>
          </table:table-cell>
          <table:table-cell table:formula="of:=ROUND(AVERAGE([.A516:.A518]))" office:value-type="float" office:value="1676" calcext:value-type="float">
            <text:p>1676</text:p>
          </table:table-cell>
          <table:table-cell table:formula="of:=ROUND(AVERAGE([.A513:.A518]))" office:value-type="float" office:value="1671" calcext:value-type="float">
            <text:p>1671</text:p>
          </table:table-cell>
          <table:table-cell table:formula="of:=ROUND(AVERAGE([.A509:.A518]))" office:value-type="float" office:value="1670" calcext:value-type="float">
            <text:p>1670</text:p>
          </table:table-cell>
          <table:table-cell table:formula="of:=[.A518]*([.$H$2]/100)+(100-[.$H$2])/100*[.F517]" office:value-type="float" office:value="1672.3324154489" calcext:value-type="float">
            <text:p>1672</text:p>
          </table:table-cell>
          <table:table-cell table:formula="of:=[.A518]*([.$H$2]/100)+(100-[.$H$2])/100*([.G517] * [.$H$3] / 100 + (100-[.$H$3])/100 * [.G516])" office:value-type="float" office:value="1669.60632876075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ROUND(AVERAGE([.A518:.A519]))" office:value-type="float" office:value="1667" calcext:value-type="float">
            <text:p>1667</text:p>
          </table:table-cell>
          <table:table-cell table:formula="of:=ROUND(AVERAGE([.A517:.A519]))" office:value-type="float" office:value="1674" calcext:value-type="float">
            <text:p>1674</text:p>
          </table:table-cell>
          <table:table-cell table:formula="of:=ROUND(AVERAGE([.A514:.A519]))" office:value-type="float" office:value="1669" calcext:value-type="float">
            <text:p>1669</text:p>
          </table:table-cell>
          <table:table-cell table:formula="of:=ROUND(AVERAGE([.A510:.A519]))" office:value-type="float" office:value="1670" calcext:value-type="float">
            <text:p>1670</text:p>
          </table:table-cell>
          <table:table-cell table:formula="of:=[.A519]*([.$H$2]/100)+(100-[.$H$2])/100*[.F518]" office:value-type="float" office:value="1670.24931158668" calcext:value-type="float">
            <text:p>1670</text:p>
          </table:table-cell>
          <table:table-cell table:formula="of:=[.A519]*([.$H$2]/100)+(100-[.$H$2])/100*([.G518] * [.$H$3] / 100 + (100-[.$H$3])/100 * [.G517])" office:value-type="float" office:value="1670.46511638746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ROUND(AVERAGE([.A519:.A520]))" office:value-type="float" office:value="1665" calcext:value-type="float">
            <text:p>1665</text:p>
          </table:table-cell>
          <table:table-cell table:formula="of:=ROUND(AVERAGE([.A518:.A520]))" office:value-type="float" office:value="1666" calcext:value-type="float">
            <text:p>1666</text:p>
          </table:table-cell>
          <table:table-cell table:formula="of:=ROUND(AVERAGE([.A515:.A520]))" office:value-type="float" office:value="1670" calcext:value-type="float">
            <text:p>1670</text:p>
          </table:table-cell>
          <table:table-cell table:formula="of:=ROUND(AVERAGE([.A511:.A520]))" office:value-type="float" office:value="1671" calcext:value-type="float">
            <text:p>1671</text:p>
          </table:table-cell>
          <table:table-cell table:formula="of:=[.A520]*([.$H$2]/100)+(100-[.$H$2])/100*[.F519]" office:value-type="float" office:value="1669.18698369001" calcext:value-type="float">
            <text:p>1669</text:p>
          </table:table-cell>
          <table:table-cell table:formula="of:=[.A520]*([.$H$2]/100)+(100-[.$H$2])/100*([.G519] * [.$H$3] / 100 + (100-[.$H$3])/100 * [.G518])" office:value-type="float" office:value="1668.83356471457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formula="of:=ROUND(AVERAGE([.A520:.A521]))" office:value-type="float" office:value="1670" calcext:value-type="float">
            <text:p>1670</text:p>
          </table:table-cell>
          <table:table-cell table:formula="of:=ROUND(AVERAGE([.A519:.A521]))" office:value-type="float" office:value="1668" calcext:value-type="float">
            <text:p>1668</text:p>
          </table:table-cell>
          <table:table-cell table:formula="of:=ROUND(AVERAGE([.A516:.A521]))" office:value-type="float" office:value="1672" calcext:value-type="float">
            <text:p>1672</text:p>
          </table:table-cell>
          <table:table-cell table:formula="of:=ROUND(AVERAGE([.A512:.A521]))" office:value-type="float" office:value="1671" calcext:value-type="float">
            <text:p>1671</text:p>
          </table:table-cell>
          <table:table-cell table:formula="of:=[.A521]*([.$H$2]/100)+(100-[.$H$2])/100*[.F520]" office:value-type="float" office:value="1670.39023776751" calcext:value-type="float">
            <text:p>1670</text:p>
          </table:table-cell>
          <table:table-cell table:formula="of:=[.A521]*([.$H$2]/100)+(100-[.$H$2])/100*([.G520] * [.$H$3] / 100 + (100-[.$H$3])/100 * [.G519])" office:value-type="float" office:value="1671.10410453966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ROUND(AVERAGE([.A521:.A522]))" office:value-type="float" office:value="1679" calcext:value-type="float">
            <text:p>1679</text:p>
          </table:table-cell>
          <table:table-cell table:formula="of:=ROUND(AVERAGE([.A520:.A522]))" office:value-type="float" office:value="1675" calcext:value-type="float">
            <text:p>1675</text:p>
          </table:table-cell>
          <table:table-cell table:formula="of:=ROUND(AVERAGE([.A517:.A522]))" office:value-type="float" office:value="1674" calcext:value-type="float">
            <text:p>1674</text:p>
          </table:table-cell>
          <table:table-cell table:formula="of:=ROUND(AVERAGE([.A513:.A522]))" office:value-type="float" office:value="1672" calcext:value-type="float">
            <text:p>1672</text:p>
          </table:table-cell>
          <table:table-cell table:formula="of:=[.A522]*([.$H$2]/100)+(100-[.$H$2])/100*[.F521]" office:value-type="float" office:value="1673.79267832563" calcext:value-type="float">
            <text:p>1674</text:p>
          </table:table-cell>
          <table:table-cell table:formula="of:=[.A522]*([.$H$2]/100)+(100-[.$H$2])/100*([.G521] * [.$H$3] / 100 + (100-[.$H$3])/100 * [.G520])" office:value-type="float" office:value="1672.96575450969" calcext:value-type="float">
            <text:p>1673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ROUND(AVERAGE([.A522:.A523]))" office:value-type="float" office:value="1674" calcext:value-type="float">
            <text:p>1674</text:p>
          </table:table-cell>
          <table:table-cell table:formula="of:=ROUND(AVERAGE([.A521:.A523]))" office:value-type="float" office:value="1674" calcext:value-type="float">
            <text:p>1674</text:p>
          </table:table-cell>
          <table:table-cell table:formula="of:=ROUND(AVERAGE([.A518:.A523]))" office:value-type="float" office:value="1670" calcext:value-type="float">
            <text:p>1670</text:p>
          </table:table-cell>
          <table:table-cell table:formula="of:=ROUND(AVERAGE([.A514:.A523]))" office:value-type="float" office:value="1670" calcext:value-type="float">
            <text:p>1670</text:p>
          </table:table-cell>
          <table:table-cell table:formula="of:=[.A523]*([.$H$2]/100)+(100-[.$H$2])/100*[.F522]" office:value-type="float" office:value="1671.34450874422" calcext:value-type="float">
            <text:p>1671</text:p>
          </table:table-cell>
          <table:table-cell table:formula="of:=[.A523]*([.$H$2]/100)+(100-[.$H$2])/100*([.G522] * [.$H$3] / 100 + (100-[.$H$3])/100 * [.G521])" office:value-type="float" office:value="1669.60732590025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ROUND(AVERAGE([.A523:.A524]))" office:value-type="float" office:value="1664" calcext:value-type="float">
            <text:p>1664</text:p>
          </table:table-cell>
          <table:table-cell table:formula="of:=ROUND(AVERAGE([.A522:.A524]))" office:value-type="float" office:value="1670" calcext:value-type="float">
            <text:p>1670</text:p>
          </table:table-cell>
          <table:table-cell table:formula="of:=ROUND(AVERAGE([.A519:.A524]))" office:value-type="float" office:value="1669" calcext:value-type="float">
            <text:p>1669</text:p>
          </table:table-cell>
          <table:table-cell table:formula="of:=ROUND(AVERAGE([.A515:.A524]))" office:value-type="float" office:value="1671" calcext:value-type="float">
            <text:p>1671</text:p>
          </table:table-cell>
          <table:table-cell table:formula="of:=[.A524]*([.$H$2]/100)+(100-[.$H$2])/100*[.F523]" office:value-type="float" office:value="1669.25838155817" calcext:value-type="float">
            <text:p>1669</text:p>
          </table:table-cell>
          <table:table-cell table:formula="of:=[.A524]*([.$H$2]/100)+(100-[.$H$2])/100*([.G523] * [.$H$3] / 100 + (100-[.$H$3])/100 * [.G522])" office:value-type="float" office:value="1669.97055159085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ROUND(AVERAGE([.A524:.A525]))" office:value-type="float" office:value="1665" calcext:value-type="float">
            <text:p>1665</text:p>
          </table:table-cell>
          <table:table-cell table:formula="of:=ROUND(AVERAGE([.A523:.A525]))" office:value-type="float" office:value="1664" calcext:value-type="float">
            <text:p>1664</text:p>
          </table:table-cell>
          <table:table-cell table:formula="of:=ROUND(AVERAGE([.A520:.A525]))" office:value-type="float" office:value="1670" calcext:value-type="float">
            <text:p>1670</text:p>
          </table:table-cell>
          <table:table-cell table:formula="of:=ROUND(AVERAGE([.A516:.A525]))" office:value-type="float" office:value="1671" calcext:value-type="float">
            <text:p>1671</text:p>
          </table:table-cell>
          <table:table-cell table:formula="of:=[.A525]*([.$H$2]/100)+(100-[.$H$2])/100*[.F524]" office:value-type="float" office:value="1668.44378616862" calcext:value-type="float">
            <text:p>1668</text:p>
          </table:table-cell>
          <table:table-cell table:formula="of:=[.A525]*([.$H$2]/100)+(100-[.$H$2])/100*([.G524] * [.$H$3] / 100 + (100-[.$H$3])/100 * [.G523])" office:value-type="float" office:value="1668.75997827878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ROUND(AVERAGE([.A525:.A526]))" office:value-type="float" office:value="1673" calcext:value-type="float">
            <text:p>1673</text:p>
          </table:table-cell>
          <table:table-cell table:formula="of:=ROUND(AVERAGE([.A524:.A526]))" office:value-type="float" office:value="1670" calcext:value-type="float">
            <text:p>1670</text:p>
          </table:table-cell>
          <table:table-cell table:formula="of:=ROUND(AVERAGE([.A521:.A526]))" office:value-type="float" office:value="1672" calcext:value-type="float">
            <text:p>1672</text:p>
          </table:table-cell>
          <table:table-cell table:formula="of:=ROUND(AVERAGE([.A517:.A526]))" office:value-type="float" office:value="1672" calcext:value-type="float">
            <text:p>1672</text:p>
          </table:table-cell>
          <table:table-cell table:formula="of:=[.A526]*([.$H$2]/100)+(100-[.$H$2])/100*[.F525]" office:value-type="float" office:value="1671.33283962647" calcext:value-type="float">
            <text:p>1671</text:p>
          </table:table-cell>
          <table:table-cell table:formula="of:=[.A526]*([.$H$2]/100)+(100-[.$H$2])/100*([.G525] * [.$H$3] / 100 + (100-[.$H$3])/100 * [.G524])" office:value-type="float" office:value="1672.29632769633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ROUND(AVERAGE([.A526:.A527]))" office:value-type="float" office:value="1681" calcext:value-type="float">
            <text:p>1681</text:p>
          </table:table-cell>
          <table:table-cell table:formula="of:=ROUND(AVERAGE([.A525:.A527]))" office:value-type="float" office:value="1676" calcext:value-type="float">
            <text:p>1676</text:p>
          </table:table-cell>
          <table:table-cell table:formula="of:=ROUND(AVERAGE([.A522:.A527]))" office:value-type="float" office:value="1673" calcext:value-type="float">
            <text:p>1673</text:p>
          </table:table-cell>
          <table:table-cell table:formula="of:=ROUND(AVERAGE([.A518:.A527]))" office:value-type="float" office:value="1671" calcext:value-type="float">
            <text:p>1671</text:p>
          </table:table-cell>
          <table:table-cell table:formula="of:=[.A527]*([.$H$2]/100)+(100-[.$H$2])/100*[.F526]" office:value-type="float" office:value="1673.99962971985" calcext:value-type="float">
            <text:p>1674</text:p>
          </table:table-cell>
          <table:table-cell table:formula="of:=[.A527]*([.$H$2]/100)+(100-[.$H$2])/100*([.G526] * [.$H$3] / 100 + (100-[.$H$3])/100 * [.G525])" office:value-type="float" office:value="1672.60043612172" calcext:value-type="float">
            <text:p>1673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ROUND(AVERAGE([.A527:.A528]))" office:value-type="float" office:value="1673" calcext:value-type="float">
            <text:p>1673</text:p>
          </table:table-cell>
          <table:table-cell table:formula="of:=ROUND(AVERAGE([.A526:.A528]))" office:value-type="float" office:value="1675" calcext:value-type="float">
            <text:p>1675</text:p>
          </table:table-cell>
          <table:table-cell table:formula="of:=ROUND(AVERAGE([.A523:.A528]))" office:value-type="float" office:value="1670" calcext:value-type="float">
            <text:p>1670</text:p>
          </table:table-cell>
          <table:table-cell table:formula="of:=ROUND(AVERAGE([.A519:.A528]))" office:value-type="float" office:value="1671" calcext:value-type="float">
            <text:p>1671</text:p>
          </table:table-cell>
          <table:table-cell table:formula="of:=[.A528]*([.$H$2]/100)+(100-[.$H$2])/100*[.F527]" office:value-type="float" office:value="1671.49972228989" calcext:value-type="float">
            <text:p>1671</text:p>
          </table:table-cell>
          <table:table-cell table:formula="of:=[.A528]*([.$H$2]/100)+(100-[.$H$2])/100*([.G527] * [.$H$3] / 100 + (100-[.$H$3])/100 * [.G526])" office:value-type="float" office:value="1670.26786203605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ROUND(AVERAGE([.A528:.A529]))" office:value-type="float" office:value="1665" calcext:value-type="float">
            <text:p>1665</text:p>
          </table:table-cell>
          <table:table-cell table:formula="of:=ROUND(AVERAGE([.A527:.A529]))" office:value-type="float" office:value="1671" calcext:value-type="float">
            <text:p>1671</text:p>
          </table:table-cell>
          <table:table-cell table:formula="of:=ROUND(AVERAGE([.A524:.A529]))" office:value-type="float" office:value="1670" calcext:value-type="float">
            <text:p>1670</text:p>
          </table:table-cell>
          <table:table-cell table:formula="of:=ROUND(AVERAGE([.A520:.A529]))" office:value-type="float" office:value="1671" calcext:value-type="float">
            <text:p>1671</text:p>
          </table:table-cell>
          <table:table-cell table:formula="of:=[.A529]*([.$H$2]/100)+(100-[.$H$2])/100*[.F528]" office:value-type="float" office:value="1670.12479171742" calcext:value-type="float">
            <text:p>1670</text:p>
          </table:table-cell>
          <table:table-cell table:formula="of:=[.A529]*([.$H$2]/100)+(100-[.$H$2])/100*([.G528] * [.$H$3] / 100 + (100-[.$H$3])/100 * [.G527])" office:value-type="float" office:value="1670.60044097844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ROUND(AVERAGE([.A529:.A530]))" office:value-type="float" office:value="1667" calcext:value-type="float">
            <text:p>1667</text:p>
          </table:table-cell>
          <table:table-cell table:formula="of:=ROUND(AVERAGE([.A528:.A530]))" office:value-type="float" office:value="1666" calcext:value-type="float">
            <text:p>1666</text:p>
          </table:table-cell>
          <table:table-cell table:formula="of:=ROUND(AVERAGE([.A525:.A530]))" office:value-type="float" office:value="1671" calcext:value-type="float">
            <text:p>1671</text:p>
          </table:table-cell>
          <table:table-cell table:formula="of:=ROUND(AVERAGE([.A521:.A530]))" office:value-type="float" office:value="1671" calcext:value-type="float">
            <text:p>1671</text:p>
          </table:table-cell>
          <table:table-cell table:formula="of:=[.A530]*([.$H$2]/100)+(100-[.$H$2])/100*[.F529]" office:value-type="float" office:value="1669.34359378806" calcext:value-type="float">
            <text:p>1669</text:p>
          </table:table-cell>
          <table:table-cell table:formula="of:=[.A530]*([.$H$2]/100)+(100-[.$H$2])/100*([.G529] * [.$H$3] / 100 + (100-[.$H$3])/100 * [.G528])" office:value-type="float" office:value="1669.5007833684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ROUND(AVERAGE([.A530:.A531]))" office:value-type="float" office:value="1673" calcext:value-type="float">
            <text:p>1673</text:p>
          </table:table-cell>
          <table:table-cell table:formula="of:=ROUND(AVERAGE([.A529:.A531]))" office:value-type="float" office:value="1671" calcext:value-type="float">
            <text:p>1671</text:p>
          </table:table-cell>
          <table:table-cell table:formula="of:=ROUND(AVERAGE([.A526:.A531]))" office:value-type="float" office:value="1673" calcext:value-type="float">
            <text:p>1673</text:p>
          </table:table-cell>
          <table:table-cell table:formula="of:=ROUND(AVERAGE([.A522:.A531]))" office:value-type="float" office:value="1672" calcext:value-type="float">
            <text:p>1672</text:p>
          </table:table-cell>
          <table:table-cell table:formula="of:=[.A531]*([.$H$2]/100)+(100-[.$H$2])/100*[.F530]" office:value-type="float" office:value="1671.75769534105" calcext:value-type="float">
            <text:p>1672</text:p>
          </table:table-cell>
          <table:table-cell table:formula="of:=[.A531]*([.$H$2]/100)+(100-[.$H$2])/100*([.G530] * [.$H$3] / 100 + (100-[.$H$3])/100 * [.G529])" office:value-type="float" office:value="1672.53538209232" calcext:value-type="float">
            <text:p>1673</text:p>
          </table:table-cell>
          <table:table-cell table:number-columns-repeated="3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ROUND(AVERAGE([.A531:.A532]))" office:value-type="float" office:value="1677" calcext:value-type="float">
            <text:p>1677</text:p>
          </table:table-cell>
          <table:table-cell table:formula="of:=ROUND(AVERAGE([.A530:.A532]))" office:value-type="float" office:value="1674" calcext:value-type="float">
            <text:p>1674</text:p>
          </table:table-cell>
          <table:table-cell table:formula="of:=ROUND(AVERAGE([.A527:.A532]))" office:value-type="float" office:value="1672" calcext:value-type="float">
            <text:p>1672</text:p>
          </table:table-cell>
          <table:table-cell table:formula="of:=ROUND(AVERAGE([.A523:.A532]))" office:value-type="float" office:value="1671" calcext:value-type="float">
            <text:p>1671</text:p>
          </table:table-cell>
          <table:table-cell table:formula="of:=[.A532]*([.$H$2]/100)+(100-[.$H$2])/100*[.F531]" office:value-type="float" office:value="1672.56827150579" calcext:value-type="float">
            <text:p>1673</text:p>
          </table:table-cell>
          <table:table-cell table:formula="of:=[.A532]*([.$H$2]/100)+(100-[.$H$2])/100*([.G531] * [.$H$3] / 100 + (100-[.$H$3])/100 * [.G530])" office:value-type="float" office:value="1671.33077733489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ROUND(AVERAGE([.A532:.A533]))" office:value-type="float" office:value="1670" calcext:value-type="float">
            <text:p>1670</text:p>
          </table:table-cell>
          <table:table-cell table:formula="of:=ROUND(AVERAGE([.A531:.A533]))" office:value-type="float" office:value="1673" calcext:value-type="float">
            <text:p>1673</text:p>
          </table:table-cell>
          <table:table-cell table:formula="of:=ROUND(AVERAGE([.A528:.A533]))" office:value-type="float" office:value="1669" calcext:value-type="float">
            <text:p>1669</text:p>
          </table:table-cell>
          <table:table-cell table:formula="of:=ROUND(AVERAGE([.A524:.A533]))" office:value-type="float" office:value="1671" calcext:value-type="float">
            <text:p>1671</text:p>
          </table:table-cell>
          <table:table-cell table:formula="of:=[.A533]*([.$H$2]/100)+(100-[.$H$2])/100*[.F532]" office:value-type="float" office:value="1670.42620362934" calcext:value-type="float">
            <text:p>1670</text:p>
          </table:table-cell>
          <table:table-cell table:formula="of:=[.A533]*([.$H$2]/100)+(100-[.$H$2])/100*([.G532] * [.$H$3] / 100 + (100-[.$H$3])/100 * [.G531])" office:value-type="float" office:value="1670.22084585563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ROUND(AVERAGE([.A533:.A534]))" office:value-type="float" office:value="1662" calcext:value-type="float">
            <text:p>1662</text:p>
          </table:table-cell>
          <table:table-cell table:formula="of:=ROUND(AVERAGE([.A532:.A534]))" office:value-type="float" office:value="1666" calcext:value-type="float">
            <text:p>1666</text:p>
          </table:table-cell>
          <table:table-cell table:formula="of:=ROUND(AVERAGE([.A529:.A534]))" office:value-type="float" office:value="1669" calcext:value-type="float">
            <text:p>1669</text:p>
          </table:table-cell>
          <table:table-cell table:formula="of:=ROUND(AVERAGE([.A525:.A534]))" office:value-type="float" office:value="1670" calcext:value-type="float">
            <text:p>1670</text:p>
          </table:table-cell>
          <table:table-cell table:formula="of:=[.A534]*([.$H$2]/100)+(100-[.$H$2])/100*[.F533]" office:value-type="float" office:value="1667.819652722" calcext:value-type="float">
            <text:p>1668</text:p>
          </table:table-cell>
          <table:table-cell table:formula="of:=[.A534]*([.$H$2]/100)+(100-[.$H$2])/100*([.G533] * [.$H$3] / 100 + (100-[.$H$3])/100 * [.G532])" office:value-type="float" office:value="1668.33159327928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ROUND(AVERAGE([.A534:.A535]))" office:value-type="float" office:value="1664" calcext:value-type="float">
            <text:p>1664</text:p>
          </table:table-cell>
          <table:table-cell table:formula="of:=ROUND(AVERAGE([.A533:.A535]))" office:value-type="float" office:value="1664" calcext:value-type="float">
            <text:p>1664</text:p>
          </table:table-cell>
          <table:table-cell table:formula="of:=ROUND(AVERAGE([.A530:.A535]))" office:value-type="float" office:value="1669" calcext:value-type="float">
            <text:p>1669</text:p>
          </table:table-cell>
          <table:table-cell table:formula="of:=ROUND(AVERAGE([.A526:.A535]))" office:value-type="float" office:value="1671" calcext:value-type="float">
            <text:p>1671</text:p>
          </table:table-cell>
          <table:table-cell table:formula="of:=[.A535]*([.$H$2]/100)+(100-[.$H$2])/100*[.F534]" office:value-type="float" office:value="1667.8647395415" calcext:value-type="float">
            <text:p>1668</text:p>
          </table:table-cell>
          <table:table-cell table:formula="of:=[.A535]*([.$H$2]/100)+(100-[.$H$2])/100*([.G534] * [.$H$3] / 100 + (100-[.$H$3])/100 * [.G533])" office:value-type="float" office:value="1669.38224650527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formula="of:=ROUND(AVERAGE([.A535:.A536]))" office:value-type="float" office:value="1678" calcext:value-type="float">
            <text:p>1678</text:p>
          </table:table-cell>
          <table:table-cell table:formula="of:=ROUND(AVERAGE([.A534:.A536]))" office:value-type="float" office:value="1672" calcext:value-type="float">
            <text:p>1672</text:p>
          </table:table-cell>
          <table:table-cell table:formula="of:=ROUND(AVERAGE([.A531:.A536]))" office:value-type="float" office:value="1672" calcext:value-type="float">
            <text:p>1672</text:p>
          </table:table-cell>
          <table:table-cell table:formula="of:=ROUND(AVERAGE([.A527:.A536]))" office:value-type="float" office:value="1671" calcext:value-type="float">
            <text:p>1671</text:p>
          </table:table-cell>
          <table:table-cell table:formula="of:=[.A536]*([.$H$2]/100)+(100-[.$H$2])/100*[.F535]" office:value-type="float" office:value="1672.64855465613" calcext:value-type="float">
            <text:p>1673</text:p>
          </table:table-cell>
          <table:table-cell table:formula="of:=[.A536]*([.$H$2]/100)+(100-[.$H$2])/100*([.G535] * [.$H$3] / 100 + (100-[.$H$3])/100 * [.G534])" office:value-type="float" office:value="1673.15629294336" calcext:value-type="float">
            <text:p>1673</text:p>
          </table:table-cell>
          <table:table-cell table:number-columns-repeated="3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ROUND(AVERAGE([.A536:.A537]))" office:value-type="float" office:value="1677" calcext:value-type="float">
            <text:p>1677</text:p>
          </table:table-cell>
          <table:table-cell table:formula="of:=ROUND(AVERAGE([.A535:.A537]))" office:value-type="float" office:value="1674" calcext:value-type="float">
            <text:p>1674</text:p>
          </table:table-cell>
          <table:table-cell table:formula="of:=ROUND(AVERAGE([.A532:.A537]))" office:value-type="float" office:value="1670" calcext:value-type="float">
            <text:p>1670</text:p>
          </table:table-cell>
          <table:table-cell table:formula="of:=ROUND(AVERAGE([.A528:.A537]))" office:value-type="float" office:value="1670" calcext:value-type="float">
            <text:p>1670</text:p>
          </table:table-cell>
          <table:table-cell table:formula="of:=[.A537]*([.$H$2]/100)+(100-[.$H$2])/100*[.F536]" office:value-type="float" office:value="1671.2364159921" calcext:value-type="float">
            <text:p>1671</text:p>
          </table:table-cell>
          <table:table-cell table:formula="of:=[.A537]*([.$H$2]/100)+(100-[.$H$2])/100*([.G536] * [.$H$3] / 100 + (100-[.$H$3])/100 * [.G535])" office:value-type="float" office:value="1669.35279184466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ROUND(AVERAGE([.A537:.A538]))" office:value-type="float" office:value="1667" calcext:value-type="float">
            <text:p>1667</text:p>
          </table:table-cell>
          <table:table-cell table:formula="of:=ROUND(AVERAGE([.A536:.A538]))" office:value-type="float" office:value="1674" calcext:value-type="float">
            <text:p>1674</text:p>
          </table:table-cell>
          <table:table-cell table:formula="of:=ROUND(AVERAGE([.A533:.A538]))" office:value-type="float" office:value="1669" calcext:value-type="float">
            <text:p>1669</text:p>
          </table:table-cell>
          <table:table-cell table:formula="of:=ROUND(AVERAGE([.A529:.A538]))" office:value-type="float" office:value="1670" calcext:value-type="float">
            <text:p>1670</text:p>
          </table:table-cell>
          <table:table-cell table:formula="of:=[.A538]*([.$H$2]/100)+(100-[.$H$2])/100*[.F537]" office:value-type="float" office:value="1670.17731199407" calcext:value-type="float">
            <text:p>1670</text:p>
          </table:table-cell>
          <table:table-cell table:formula="of:=[.A538]*([.$H$2]/100)+(100-[.$H$2])/100*([.G537] * [.$H$3] / 100 + (100-[.$H$3])/100 * [.G536])" office:value-type="float" office:value="1671.04669454271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ROUND(AVERAGE([.A538:.A539]))" office:value-type="float" office:value="1666" calcext:value-type="float">
            <text:p>1666</text:p>
          </table:table-cell>
          <table:table-cell table:formula="of:=ROUND(AVERAGE([.A537:.A539]))" office:value-type="float" office:value="1666" calcext:value-type="float">
            <text:p>1666</text:p>
          </table:table-cell>
          <table:table-cell table:formula="of:=ROUND(AVERAGE([.A534:.A539]))" office:value-type="float" office:value="1669" calcext:value-type="float">
            <text:p>1669</text:p>
          </table:table-cell>
          <table:table-cell table:formula="of:=ROUND(AVERAGE([.A530:.A539]))" office:value-type="float" office:value="1670" calcext:value-type="float">
            <text:p>1670</text:p>
          </table:table-cell>
          <table:table-cell table:formula="of:=[.A539]*([.$H$2]/100)+(100-[.$H$2])/100*[.F538]" office:value-type="float" office:value="1668.63298399555" calcext:value-type="float">
            <text:p>1669</text:p>
          </table:table-cell>
          <table:table-cell table:formula="of:=[.A539]*([.$H$2]/100)+(100-[.$H$2])/100*([.G538] * [.$H$3] / 100 + (100-[.$H$3])/100 * [.G537])" office:value-type="float" office:value="1668.26867928821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ROUND(AVERAGE([.A539:.A540]))" office:value-type="float" office:value="1668" calcext:value-type="float">
            <text:p>1668</text:p>
          </table:table-cell>
          <table:table-cell table:formula="of:=ROUND(AVERAGE([.A538:.A540]))" office:value-type="float" office:value="1667" calcext:value-type="float">
            <text:p>1667</text:p>
          </table:table-cell>
          <table:table-cell table:formula="of:=ROUND(AVERAGE([.A535:.A540]))" office:value-type="float" office:value="1671" calcext:value-type="float">
            <text:p>1671</text:p>
          </table:table-cell>
          <table:table-cell table:formula="of:=ROUND(AVERAGE([.A531:.A540]))" office:value-type="float" office:value="1670" calcext:value-type="float">
            <text:p>1670</text:p>
          </table:table-cell>
          <table:table-cell table:formula="of:=[.A540]*([.$H$2]/100)+(100-[.$H$2])/100*[.F539]" office:value-type="float" office:value="1669.22473799667" calcext:value-type="float">
            <text:p>1669</text:p>
          </table:table-cell>
          <table:table-cell table:formula="of:=[.A540]*([.$H$2]/100)+(100-[.$H$2])/100*([.G539] * [.$H$3] / 100 + (100-[.$H$3])/100 * [.G538])" office:value-type="float" office:value="1670.61831861886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ROUND(AVERAGE([.A540:.A541]))" office:value-type="float" office:value="1677" calcext:value-type="float">
            <text:p>1677</text:p>
          </table:table-cell>
          <table:table-cell table:formula="of:=ROUND(AVERAGE([.A539:.A541]))" office:value-type="float" office:value="1673" calcext:value-type="float">
            <text:p>1673</text:p>
          </table:table-cell>
          <table:table-cell table:formula="of:=ROUND(AVERAGE([.A536:.A541]))" office:value-type="float" office:value="1673" calcext:value-type="float">
            <text:p>1673</text:p>
          </table:table-cell>
          <table:table-cell table:formula="of:=ROUND(AVERAGE([.A532:.A541]))" office:value-type="float" office:value="1671" calcext:value-type="float">
            <text:p>1671</text:p>
          </table:table-cell>
          <table:table-cell table:formula="of:=[.A541]*([.$H$2]/100)+(100-[.$H$2])/100*[.F540]" office:value-type="float" office:value="1672.6685534975" calcext:value-type="float">
            <text:p>1673</text:p>
          </table:table-cell>
          <table:table-cell table:formula="of:=[.A541]*([.$H$2]/100)+(100-[.$H$2])/100*([.G540] * [.$H$3] / 100 + (100-[.$H$3])/100 * [.G539])" office:value-type="float" office:value="1672.30395536575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ROUND(AVERAGE([.A541:.A542]))" office:value-type="float" office:value="1677" calcext:value-type="float">
            <text:p>1677</text:p>
          </table:table-cell>
          <table:table-cell table:formula="of:=ROUND(AVERAGE([.A540:.A542]))" office:value-type="float" office:value="1675" calcext:value-type="float">
            <text:p>1675</text:p>
          </table:table-cell>
          <table:table-cell table:formula="of:=ROUND(AVERAGE([.A537:.A542]))" office:value-type="float" office:value="1671" calcext:value-type="float">
            <text:p>1671</text:p>
          </table:table-cell>
          <table:table-cell table:formula="of:=ROUND(AVERAGE([.A533:.A542]))" office:value-type="float" office:value="1670" calcext:value-type="float">
            <text:p>1670</text:p>
          </table:table-cell>
          <table:table-cell table:formula="of:=[.A542]*([.$H$2]/100)+(100-[.$H$2])/100*[.F541]" office:value-type="float" office:value="1672.25141512312" calcext:value-type="float">
            <text:p>1672</text:p>
          </table:table-cell>
          <table:table-cell table:formula="of:=[.A542]*([.$H$2]/100)+(100-[.$H$2])/100*([.G541] * [.$H$3] / 100 + (100-[.$H$3])/100 * [.G540])" office:value-type="float" office:value="1670.96658447618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ROUND(AVERAGE([.A542:.A543]))" office:value-type="float" office:value="1667" calcext:value-type="float">
            <text:p>1667</text:p>
          </table:table-cell>
          <table:table-cell table:formula="of:=ROUND(AVERAGE([.A541:.A543]))" office:value-type="float" office:value="1672" calcext:value-type="float">
            <text:p>1672</text:p>
          </table:table-cell>
          <table:table-cell table:formula="of:=ROUND(AVERAGE([.A538:.A543]))" office:value-type="float" office:value="1670" calcext:value-type="float">
            <text:p>1670</text:p>
          </table:table-cell>
          <table:table-cell table:formula="of:=ROUND(AVERAGE([.A534:.A543]))" office:value-type="float" office:value="1670" calcext:value-type="float">
            <text:p>1670</text:p>
          </table:table-cell>
          <table:table-cell table:formula="of:=[.A543]*([.$H$2]/100)+(100-[.$H$2])/100*[.F542]" office:value-type="float" office:value="1669.68856134234" calcext:value-type="float">
            <text:p>1670</text:p>
          </table:table-cell>
          <table:table-cell table:formula="of:=[.A543]*([.$H$2]/100)+(100-[.$H$2])/100*([.G542] * [.$H$3] / 100 + (100-[.$H$3])/100 * [.G541])" office:value-type="float" office:value="1669.52736089088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ROUND(AVERAGE([.A543:.A544]))" office:value-type="float" office:value="1662" calcext:value-type="float">
            <text:p>1662</text:p>
          </table:table-cell>
          <table:table-cell table:formula="of:=ROUND(AVERAGE([.A542:.A544]))" office:value-type="float" office:value="1665" calcext:value-type="float">
            <text:p>1665</text:p>
          </table:table-cell>
          <table:table-cell table:formula="of:=ROUND(AVERAGE([.A539:.A544]))" office:value-type="float" office:value="1669" calcext:value-type="float">
            <text:p>1669</text:p>
          </table:table-cell>
          <table:table-cell table:formula="of:=ROUND(AVERAGE([.A535:.A544]))" office:value-type="float" office:value="1670" calcext:value-type="float">
            <text:p>1670</text:p>
          </table:table-cell>
          <table:table-cell table:formula="of:=[.A544]*([.$H$2]/100)+(100-[.$H$2])/100*[.F543]" office:value-type="float" office:value="1667.51642100676" calcext:value-type="float">
            <text:p>1668</text:p>
          </table:table-cell>
          <table:table-cell table:formula="of:=[.A544]*([.$H$2]/100)+(100-[.$H$2])/100*([.G543] * [.$H$3] / 100 + (100-[.$H$3])/100 * [.G542])" office:value-type="float" office:value="1668.25905481934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ROUND(AVERAGE([.A544:.A545]))" office:value-type="float" office:value="1666" calcext:value-type="float">
            <text:p>1666</text:p>
          </table:table-cell>
          <table:table-cell table:formula="of:=ROUND(AVERAGE([.A543:.A545]))" office:value-type="float" office:value="1665" calcext:value-type="float">
            <text:p>1665</text:p>
          </table:table-cell>
          <table:table-cell table:formula="of:=ROUND(AVERAGE([.A540:.A545]))" office:value-type="float" office:value="1670" calcext:value-type="float">
            <text:p>1670</text:p>
          </table:table-cell>
          <table:table-cell table:formula="of:=ROUND(AVERAGE([.A536:.A545]))" office:value-type="float" office:value="1670" calcext:value-type="float">
            <text:p>1670</text:p>
          </table:table-cell>
          <table:table-cell table:formula="of:=[.A545]*([.$H$2]/100)+(100-[.$H$2])/100*[.F544]" office:value-type="float" office:value="1668.38731575507" calcext:value-type="float">
            <text:p>1668</text:p>
          </table:table-cell>
          <table:table-cell table:formula="of:=[.A545]*([.$H$2]/100)+(100-[.$H$2])/100*([.G544] * [.$H$3] / 100 + (100-[.$H$3])/100 * [.G543])" office:value-type="float" office:value="1669.70527475743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ROUND(AVERAGE([.A545:.A546]))" office:value-type="float" office:value="1674" calcext:value-type="float">
            <text:p>1674</text:p>
          </table:table-cell>
          <table:table-cell table:formula="of:=ROUND(AVERAGE([.A544:.A546]))" office:value-type="float" office:value="1670" calcext:value-type="float">
            <text:p>1670</text:p>
          </table:table-cell>
          <table:table-cell table:formula="of:=ROUND(AVERAGE([.A541:.A546]))" office:value-type="float" office:value="1671" calcext:value-type="float">
            <text:p>1671</text:p>
          </table:table-cell>
          <table:table-cell table:formula="of:=ROUND(AVERAGE([.A537:.A546]))" office:value-type="float" office:value="1669" calcext:value-type="float">
            <text:p>1669</text:p>
          </table:table-cell>
          <table:table-cell table:formula="of:=[.A546]*([.$H$2]/100)+(100-[.$H$2])/100*[.F545]" office:value-type="float" office:value="1670.5404868163" calcext:value-type="float">
            <text:p>1671</text:p>
          </table:table-cell>
          <table:table-cell table:formula="of:=[.A546]*([.$H$2]/100)+(100-[.$H$2])/100*([.G545] * [.$H$3] / 100 + (100-[.$H$3])/100 * [.G544])" office:value-type="float" office:value="1670.66122410522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ROUND(AVERAGE([.A546:.A547]))" office:value-type="float" office:value="1670" calcext:value-type="float">
            <text:p>1670</text:p>
          </table:table-cell>
          <table:table-cell table:formula="of:=ROUND(AVERAGE([.A545:.A547]))" office:value-type="float" office:value="1670" calcext:value-type="float">
            <text:p>1670</text:p>
          </table:table-cell>
          <table:table-cell table:formula="of:=ROUND(AVERAGE([.A542:.A547]))" office:value-type="float" office:value="1668" calcext:value-type="float">
            <text:p>1668</text:p>
          </table:table-cell>
          <table:table-cell table:formula="of:=ROUND(AVERAGE([.A538:.A547]))" office:value-type="float" office:value="1669" calcext:value-type="float">
            <text:p>1669</text:p>
          </table:table-cell>
          <table:table-cell table:formula="of:=[.A547]*([.$H$2]/100)+(100-[.$H$2])/100*[.F546]" office:value-type="float" office:value="1668.65536511223" calcext:value-type="float">
            <text:p>1669</text:p>
          </table:table-cell>
          <table:table-cell table:formula="of:=[.A547]*([.$H$2]/100)+(100-[.$H$2])/100*([.G546] * [.$H$3] / 100 + (100-[.$H$3])/100 * [.G545])" office:value-type="float" office:value="1668.17234847024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ROUND(AVERAGE([.A547:.A548]))" office:value-type="float" office:value="1663" calcext:value-type="float">
            <text:p>1663</text:p>
          </table:table-cell>
          <table:table-cell table:formula="of:=ROUND(AVERAGE([.A546:.A548]))" office:value-type="float" office:value="1667" calcext:value-type="float">
            <text:p>1667</text:p>
          </table:table-cell>
          <table:table-cell table:formula="of:=ROUND(AVERAGE([.A543:.A548]))" office:value-type="float" office:value="1666" calcext:value-type="float">
            <text:p>1666</text:p>
          </table:table-cell>
          <table:table-cell table:formula="of:=ROUND(AVERAGE([.A539:.A548]))" office:value-type="float" office:value="1669" calcext:value-type="float">
            <text:p>1669</text:p>
          </table:table-cell>
          <table:table-cell table:formula="of:=[.A548]*([.$H$2]/100)+(100-[.$H$2])/100*[.F547]" office:value-type="float" office:value="1666.99152383417" calcext:value-type="float">
            <text:p>1667</text:p>
          </table:table-cell>
          <table:table-cell table:formula="of:=[.A548]*([.$H$2]/100)+(100-[.$H$2])/100*([.G547] * [.$H$3] / 100 + (100-[.$H$3])/100 * [.G546])" office:value-type="float" office:value="1668.12258673367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ROUND(AVERAGE([.A548:.A549]))" office:value-type="float" office:value="1662" calcext:value-type="float">
            <text:p>1662</text:p>
          </table:table-cell>
          <table:table-cell table:formula="of:=ROUND(AVERAGE([.A547:.A549]))" office:value-type="float" office:value="1662" calcext:value-type="float">
            <text:p>1662</text:p>
          </table:table-cell>
          <table:table-cell table:formula="of:=ROUND(AVERAGE([.A544:.A549]))" office:value-type="float" office:value="1666" calcext:value-type="float">
            <text:p>1666</text:p>
          </table:table-cell>
          <table:table-cell table:formula="of:=ROUND(AVERAGE([.A540:.A549]))" office:value-type="float" office:value="1668" calcext:value-type="float">
            <text:p>1668</text:p>
          </table:table-cell>
          <table:table-cell table:formula="of:=[.A549]*([.$H$2]/100)+(100-[.$H$2])/100*[.F548]" office:value-type="float" office:value="1665.74364287563" calcext:value-type="float">
            <text:p>1666</text:p>
          </table:table-cell>
          <table:table-cell table:formula="of:=[.A549]*([.$H$2]/100)+(100-[.$H$2])/100*([.G548] * [.$H$3] / 100 + (100-[.$H$3])/100 * [.G547])" office:value-type="float" office:value="1666.62179709219" calcext:value-type="float">
            <text:p>1667</text:p>
          </table:table-cell>
          <table:table-cell table:number-columns-repeated="3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ROUND(AVERAGE([.A549:.A550]))" office:value-type="float" office:value="1671" calcext:value-type="float">
            <text:p>1671</text:p>
          </table:table-cell>
          <table:table-cell table:formula="of:=ROUND(AVERAGE([.A548:.A550]))" office:value-type="float" office:value="1668" calcext:value-type="float">
            <text:p>1668</text:p>
          </table:table-cell>
          <table:table-cell table:formula="of:=ROUND(AVERAGE([.A545:.A550]))" office:value-type="float" office:value="1669" calcext:value-type="float">
            <text:p>1669</text:p>
          </table:table-cell>
          <table:table-cell table:formula="of:=ROUND(AVERAGE([.A541:.A550]))" office:value-type="float" office:value="1669" calcext:value-type="float">
            <text:p>1669</text:p>
          </table:table-cell>
          <table:table-cell table:formula="of:=[.A550]*([.$H$2]/100)+(100-[.$H$2])/100*[.F549]" office:value-type="float" office:value="1669.05773215672" calcext:value-type="float">
            <text:p>1669</text:p>
          </table:table-cell>
          <table:table-cell table:formula="of:=[.A550]*([.$H$2]/100)+(100-[.$H$2])/100*([.G549] * [.$H$3] / 100 + (100-[.$H$3])/100 * [.G548])" office:value-type="float" office:value="1670.61682160403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ROUND(AVERAGE([.A550:.A551]))" office:value-type="float" office:value="1678" calcext:value-type="float">
            <text:p>1678</text:p>
          </table:table-cell>
          <table:table-cell table:formula="of:=ROUND(AVERAGE([.A549:.A551]))" office:value-type="float" office:value="1673" calcext:value-type="float">
            <text:p>1673</text:p>
          </table:table-cell>
          <table:table-cell table:formula="of:=ROUND(AVERAGE([.A546:.A551]))" office:value-type="float" office:value="1670" calcext:value-type="float">
            <text:p>1670</text:p>
          </table:table-cell>
          <table:table-cell table:formula="of:=ROUND(AVERAGE([.A542:.A551]))" office:value-type="float" office:value="1669" calcext:value-type="float">
            <text:p>1669</text:p>
          </table:table-cell>
          <table:table-cell table:formula="of:=[.A551]*([.$H$2]/100)+(100-[.$H$2])/100*[.F550]" office:value-type="float" office:value="1671.04329911754" calcext:value-type="float">
            <text:p>1671</text:p>
          </table:table-cell>
          <table:table-cell table:formula="of:=[.A551]*([.$H$2]/100)+(100-[.$H$2])/100*([.G550] * [.$H$3] / 100 + (100-[.$H$3])/100 * [.G549])" office:value-type="float" office:value="1669.81560149592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ROUND(AVERAGE([.A551:.A552]))" office:value-type="float" office:value="1672" calcext:value-type="float">
            <text:p>1672</text:p>
          </table:table-cell>
          <table:table-cell table:formula="of:=ROUND(AVERAGE([.A550:.A552]))" office:value-type="float" office:value="1674" calcext:value-type="float">
            <text:p>1674</text:p>
          </table:table-cell>
          <table:table-cell table:formula="of:=ROUND(AVERAGE([.A547:.A552]))" office:value-type="float" office:value="1668" calcext:value-type="float">
            <text:p>1668</text:p>
          </table:table-cell>
          <table:table-cell table:formula="of:=ROUND(AVERAGE([.A543:.A552]))" office:value-type="float" office:value="1668" calcext:value-type="float">
            <text:p>1668</text:p>
          </table:table-cell>
          <table:table-cell table:formula="of:=[.A552]*([.$H$2]/100)+(100-[.$H$2])/100*[.F551]" office:value-type="float" office:value="1669.78247433816" calcext:value-type="float">
            <text:p>1670</text:p>
          </table:table-cell>
          <table:table-cell table:formula="of:=[.A552]*([.$H$2]/100)+(100-[.$H$2])/100*([.G551] * [.$H$3] / 100 + (100-[.$H$3])/100 * [.G550])" office:value-type="float" office:value="1669.34243318681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ROUND(AVERAGE([.A552:.A553]))" office:value-type="float" office:value="1663" calcext:value-type="float">
            <text:p>1663</text:p>
          </table:table-cell>
          <table:table-cell table:formula="of:=ROUND(AVERAGE([.A551:.A553]))" office:value-type="float" office:value="1668" calcext:value-type="float">
            <text:p>1668</text:p>
          </table:table-cell>
          <table:table-cell table:formula="of:=ROUND(AVERAGE([.A548:.A553]))" office:value-type="float" office:value="1668" calcext:value-type="float">
            <text:p>1668</text:p>
          </table:table-cell>
          <table:table-cell table:formula="of:=ROUND(AVERAGE([.A544:.A553]))" office:value-type="float" office:value="1668" calcext:value-type="float">
            <text:p>1668</text:p>
          </table:table-cell>
          <table:table-cell table:formula="of:=[.A553]*([.$H$2]/100)+(100-[.$H$2])/100*[.F552]" office:value-type="float" office:value="1667.33685575362" calcext:value-type="float">
            <text:p>1667</text:p>
          </table:table-cell>
          <table:table-cell table:formula="of:=[.A553]*([.$H$2]/100)+(100-[.$H$2])/100*([.G552] * [.$H$3] / 100 + (100-[.$H$3])/100 * [.G551])" office:value-type="float" office:value="1667.29072587557" calcext:value-type="float">
            <text:p>1667</text:p>
          </table:table-cell>
          <table:table-cell table:number-columns-repeated="3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ROUND(AVERAGE([.A553:.A554]))" office:value-type="float" office:value="1660" calcext:value-type="float">
            <text:p>1660</text:p>
          </table:table-cell>
          <table:table-cell table:formula="of:=ROUND(AVERAGE([.A552:.A554]))" office:value-type="float" office:value="1662" calcext:value-type="float">
            <text:p>1662</text:p>
          </table:table-cell>
          <table:table-cell table:formula="of:=ROUND(AVERAGE([.A549:.A554]))" office:value-type="float" office:value="1667" calcext:value-type="float">
            <text:p>1667</text:p>
          </table:table-cell>
          <table:table-cell table:formula="of:=ROUND(AVERAGE([.A545:.A554]))" office:value-type="float" office:value="1668" calcext:value-type="float">
            <text:p>1668</text:p>
          </table:table-cell>
          <table:table-cell table:formula="of:=[.A554]*([.$H$2]/100)+(100-[.$H$2])/100*[.F553]" office:value-type="float" office:value="1665.50264181521" calcext:value-type="float">
            <text:p>1666</text:p>
          </table:table-cell>
          <table:table-cell table:formula="of:=[.A554]*([.$H$2]/100)+(100-[.$H$2])/100*([.G553] * [.$H$3] / 100 + (100-[.$H$3])/100 * [.G552])" office:value-type="float" office:value="1666.69906879342" calcext:value-type="float">
            <text:p>1667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ROUND(AVERAGE([.A554:.A555]))" office:value-type="float" office:value="1670" calcext:value-type="float">
            <text:p>1670</text:p>
          </table:table-cell>
          <table:table-cell table:formula="of:=ROUND(AVERAGE([.A553:.A555]))" office:value-type="float" office:value="1667" calcext:value-type="float">
            <text:p>1667</text:p>
          </table:table-cell>
          <table:table-cell table:formula="of:=ROUND(AVERAGE([.A550:.A555]))" office:value-type="float" office:value="1670" calcext:value-type="float">
            <text:p>1670</text:p>
          </table:table-cell>
          <table:table-cell table:formula="of:=ROUND(AVERAGE([.A546:.A555]))" office:value-type="float" office:value="1669" calcext:value-type="float">
            <text:p>1669</text:p>
          </table:table-cell>
          <table:table-cell table:formula="of:=[.A555]*([.$H$2]/100)+(100-[.$H$2])/100*[.F554]" office:value-type="float" office:value="1669.12698136141" calcext:value-type="float">
            <text:p>1669</text:p>
          </table:table-cell>
          <table:table-cell table:formula="of:=[.A555]*([.$H$2]/100)+(100-[.$H$2])/100*([.G554] * [.$H$3] / 100 + (100-[.$H$3])/100 * [.G553])" office:value-type="float" office:value="1670.37929584436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ROUND(AVERAGE([.A555:.A556]))" office:value-type="float" office:value="1676" calcext:value-type="float">
            <text:p>1676</text:p>
          </table:table-cell>
          <table:table-cell table:formula="of:=ROUND(AVERAGE([.A554:.A556]))" office:value-type="float" office:value="1670" calcext:value-type="float">
            <text:p>1670</text:p>
          </table:table-cell>
          <table:table-cell table:formula="of:=ROUND(AVERAGE([.A551:.A556]))" office:value-type="float" office:value="1669" calcext:value-type="float">
            <text:p>1669</text:p>
          </table:table-cell>
          <table:table-cell table:formula="of:=ROUND(AVERAGE([.A547:.A556]))" office:value-type="float" office:value="1668" calcext:value-type="float">
            <text:p>1668</text:p>
          </table:table-cell>
          <table:table-cell table:formula="of:=[.A556]*([.$H$2]/100)+(100-[.$H$2])/100*[.F555]" office:value-type="float" office:value="1669.59523602106" calcext:value-type="float">
            <text:p>1670</text:p>
          </table:table-cell>
          <table:table-cell table:formula="of:=[.A556]*([.$H$2]/100)+(100-[.$H$2])/100*([.G555] * [.$H$3] / 100 + (100-[.$H$3])/100 * [.G554])" office:value-type="float" office:value="1668.32633565271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ROUND(AVERAGE([.A556:.A557]))" office:value-type="float" office:value="1667" calcext:value-type="float">
            <text:p>1667</text:p>
          </table:table-cell>
          <table:table-cell table:formula="of:=ROUND(AVERAGE([.A555:.A557]))" office:value-type="float" office:value="1671" calcext:value-type="float">
            <text:p>1671</text:p>
          </table:table-cell>
          <table:table-cell table:formula="of:=ROUND(AVERAGE([.A552:.A557]))" office:value-type="float" office:value="1667" calcext:value-type="float">
            <text:p>1667</text:p>
          </table:table-cell>
          <table:table-cell table:formula="of:=ROUND(AVERAGE([.A548:.A557]))" office:value-type="float" office:value="1668" calcext:value-type="float">
            <text:p>1668</text:p>
          </table:table-cell>
          <table:table-cell table:formula="of:=[.A557]*([.$H$2]/100)+(100-[.$H$2])/100*[.F556]" office:value-type="float" office:value="1667.94642701579" calcext:value-type="float">
            <text:p>1668</text:p>
          </table:table-cell>
          <table:table-cell table:formula="of:=[.A557]*([.$H$2]/100)+(100-[.$H$2])/100*([.G556] * [.$H$3] / 100 + (100-[.$H$3])/100 * [.G555])" office:value-type="float" office:value="1668.22652785452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ROUND(AVERAGE([.A557:.A558]))" office:value-type="float" office:value="1663" calcext:value-type="float">
            <text:p>1663</text:p>
          </table:table-cell>
          <table:table-cell table:formula="of:=ROUND(AVERAGE([.A556:.A558]))" office:value-type="float" office:value="1665" calcext:value-type="float">
            <text:p>1665</text:p>
          </table:table-cell>
          <table:table-cell table:formula="of:=ROUND(AVERAGE([.A553:.A558]))" office:value-type="float" office:value="1666" calcext:value-type="float">
            <text:p>1666</text:p>
          </table:table-cell>
          <table:table-cell table:formula="of:=ROUND(AVERAGE([.A549:.A558]))" office:value-type="float" office:value="1668" calcext:value-type="float">
            <text:p>1668</text:p>
          </table:table-cell>
          <table:table-cell table:formula="of:=[.A558]*([.$H$2]/100)+(100-[.$H$2])/100*[.F557]" office:value-type="float" office:value="1666.45982026184" calcext:value-type="float">
            <text:p>1666</text:p>
          </table:table-cell>
          <table:table-cell table:formula="of:=[.A558]*([.$H$2]/100)+(100-[.$H$2])/100*([.G557] * [.$H$3] / 100 + (100-[.$H$3])/100 * [.G556])" office:value-type="float" office:value="1666.7297805698" calcext:value-type="float">
            <text:p>1667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ROUND(AVERAGE([.A558:.A559]))" office:value-type="float" office:value="1663" calcext:value-type="float">
            <text:p>1663</text:p>
          </table:table-cell>
          <table:table-cell table:formula="of:=ROUND(AVERAGE([.A557:.A559]))" office:value-type="float" office:value="1663" calcext:value-type="float">
            <text:p>1663</text:p>
          </table:table-cell>
          <table:table-cell table:formula="of:=ROUND(AVERAGE([.A554:.A559]))" office:value-type="float" office:value="1667" calcext:value-type="float">
            <text:p>1667</text:p>
          </table:table-cell>
          <table:table-cell table:formula="of:=ROUND(AVERAGE([.A550:.A559]))" office:value-type="float" office:value="1668" calcext:value-type="float">
            <text:p>1668</text:p>
          </table:table-cell>
          <table:table-cell table:formula="of:=[.A559]*([.$H$2]/100)+(100-[.$H$2])/100*[.F558]" office:value-type="float" office:value="1665.59486519638" calcext:value-type="float">
            <text:p>1666</text:p>
          </table:table-cell>
          <table:table-cell table:formula="of:=[.A559]*([.$H$2]/100)+(100-[.$H$2])/100*([.G558] * [.$H$3] / 100 + (100-[.$H$3])/100 * [.G557])" office:value-type="float" office:value="1666.69538379818" calcext:value-type="float">
            <text:p>1667</text:p>
          </table:table-cell>
          <table:table-cell table:number-columns-repeated="3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ROUND(AVERAGE([.A559:.A560]))" office:value-type="float" office:value="1672" calcext:value-type="float">
            <text:p>1672</text:p>
          </table:table-cell>
          <table:table-cell table:formula="of:=ROUND(AVERAGE([.A558:.A560]))" office:value-type="float" office:value="1669" calcext:value-type="float">
            <text:p>1669</text:p>
          </table:table-cell>
          <table:table-cell table:formula="of:=ROUND(AVERAGE([.A555:.A560]))" office:value-type="float" office:value="1670" calcext:value-type="float">
            <text:p>1670</text:p>
          </table:table-cell>
          <table:table-cell table:formula="of:=ROUND(AVERAGE([.A551:.A560]))" office:value-type="float" office:value="1668" calcext:value-type="float">
            <text:p>1668</text:p>
          </table:table-cell>
          <table:table-cell table:formula="of:=[.A560]*([.$H$2]/100)+(100-[.$H$2])/100*[.F559]" office:value-type="float" office:value="1669.44614889729" calcext:value-type="float">
            <text:p>1669</text:p>
          </table:table-cell>
          <table:table-cell table:formula="of:=[.A560]*([.$H$2]/100)+(100-[.$H$2])/100*([.G559] * [.$H$3] / 100 + (100-[.$H$3])/100 * [.G558])" office:value-type="float" office:value="1670.29217591161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ROUND(AVERAGE([.A560:.A561]))" office:value-type="float" office:value="1675" calcext:value-type="float">
            <text:p>1675</text:p>
          </table:table-cell>
          <table:table-cell table:formula="of:=ROUND(AVERAGE([.A559:.A561]))" office:value-type="float" office:value="1671" calcext:value-type="float">
            <text:p>1671</text:p>
          </table:table-cell>
          <table:table-cell table:formula="of:=ROUND(AVERAGE([.A556:.A561]))" office:value-type="float" office:value="1668" calcext:value-type="float">
            <text:p>1668</text:p>
          </table:table-cell>
          <table:table-cell table:formula="of:=ROUND(AVERAGE([.A552:.A561]))" office:value-type="float" office:value="1667" calcext:value-type="float">
            <text:p>1667</text:p>
          </table:table-cell>
          <table:table-cell table:formula="of:=[.A561]*([.$H$2]/100)+(100-[.$H$2])/100*[.F560]" office:value-type="float" office:value="1669.08461167297" calcext:value-type="float">
            <text:p>1669</text:p>
          </table:table-cell>
          <table:table-cell table:formula="of:=[.A561]*([.$H$2]/100)+(100-[.$H$2])/100*([.G560] * [.$H$3] / 100 + (100-[.$H$3])/100 * [.G559])" office:value-type="float" office:value="1667.56105666565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ROUND(AVERAGE([.A561:.A562]))" office:value-type="float" office:value="1666" calcext:value-type="float">
            <text:p>1666</text:p>
          </table:table-cell>
          <table:table-cell table:formula="of:=ROUND(AVERAGE([.A560:.A562]))" office:value-type="float" office:value="1671" calcext:value-type="float">
            <text:p>1671</text:p>
          </table:table-cell>
          <table:table-cell table:formula="of:=ROUND(AVERAGE([.A557:.A562]))" office:value-type="float" office:value="1667" calcext:value-type="float">
            <text:p>1667</text:p>
          </table:table-cell>
          <table:table-cell table:formula="of:=ROUND(AVERAGE([.A553:.A562]))" office:value-type="float" office:value="1667" calcext:value-type="float">
            <text:p>1667</text:p>
          </table:table-cell>
          <table:table-cell table:formula="of:=[.A562]*([.$H$2]/100)+(100-[.$H$2])/100*[.F561]" office:value-type="float" office:value="1667.56345875472" calcext:value-type="float">
            <text:p>1668</text:p>
          </table:table-cell>
          <table:table-cell table:formula="of:=[.A562]*([.$H$2]/100)+(100-[.$H$2])/100*([.G561] * [.$H$3] / 100 + (100-[.$H$3])/100 * [.G560])" office:value-type="float" office:value="1668.05946404681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ROUND(AVERAGE([.A562:.A563]))" office:value-type="float" office:value="1661" calcext:value-type="float">
            <text:p>1661</text:p>
          </table:table-cell>
          <table:table-cell table:formula="of:=ROUND(AVERAGE([.A561:.A563]))" office:value-type="float" office:value="1663" calcext:value-type="float">
            <text:p>1663</text:p>
          </table:table-cell>
          <table:table-cell table:formula="of:=ROUND(AVERAGE([.A558:.A563]))" office:value-type="float" office:value="1666" calcext:value-type="float">
            <text:p>1666</text:p>
          </table:table-cell>
          <table:table-cell table:formula="of:=ROUND(AVERAGE([.A554:.A563]))" office:value-type="float" office:value="1667" calcext:value-type="float">
            <text:p>1667</text:p>
          </table:table-cell>
          <table:table-cell table:formula="of:=[.A563]*([.$H$2]/100)+(100-[.$H$2])/100*[.F562]" office:value-type="float" office:value="1665.42259406604" calcext:value-type="float">
            <text:p>1665</text:p>
          </table:table-cell>
          <table:table-cell table:formula="of:=[.A563]*([.$H$2]/100)+(100-[.$H$2])/100*([.G562] * [.$H$3] / 100 + (100-[.$H$3])/100 * [.G561])" office:value-type="float" office:value="1665.49555360641" calcext:value-type="float">
            <text:p>1665</text:p>
          </table:table-cell>
          <table:table-cell table:number-columns-repeated="3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ROUND(AVERAGE([.A563:.A564]))" office:value-type="float" office:value="1662" calcext:value-type="float">
            <text:p>1662</text:p>
          </table:table-cell>
          <table:table-cell table:formula="of:=ROUND(AVERAGE([.A562:.A564]))" office:value-type="float" office:value="1662" calcext:value-type="float">
            <text:p>1662</text:p>
          </table:table-cell>
          <table:table-cell table:formula="of:=ROUND(AVERAGE([.A559:.A564]))" office:value-type="float" office:value="1667" calcext:value-type="float">
            <text:p>1667</text:p>
          </table:table-cell>
          <table:table-cell table:formula="of:=ROUND(AVERAGE([.A555:.A564]))" office:value-type="float" office:value="1668" calcext:value-type="float">
            <text:p>1668</text:p>
          </table:table-cell>
          <table:table-cell table:formula="of:=[.A564]*([.$H$2]/100)+(100-[.$H$2])/100*[.F563]" office:value-type="float" office:value="1665.31694554953" calcext:value-type="float">
            <text:p>1665</text:p>
          </table:table-cell>
          <table:table-cell table:formula="of:=[.A564]*([.$H$2]/100)+(100-[.$H$2])/100*([.G563] * [.$H$3] / 100 + (100-[.$H$3])/100 * [.G562])" office:value-type="float" office:value="1666.91001146905" calcext:value-type="float">
            <text:p>1667</text:p>
          </table:table-cell>
          <table:table-cell table:number-columns-repeated="3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ROUND(AVERAGE([.A564:.A565]))" office:value-type="float" office:value="1674" calcext:value-type="float">
            <text:p>1674</text:p>
          </table:table-cell>
          <table:table-cell table:formula="of:=ROUND(AVERAGE([.A563:.A565]))" office:value-type="float" office:value="1669" calcext:value-type="float">
            <text:p>1669</text:p>
          </table:table-cell>
          <table:table-cell table:formula="of:=ROUND(AVERAGE([.A560:.A565]))" office:value-type="float" office:value="1670" calcext:value-type="float">
            <text:p>1670</text:p>
          </table:table-cell>
          <table:table-cell table:formula="of:=ROUND(AVERAGE([.A556:.A565]))" office:value-type="float" office:value="1668" calcext:value-type="float">
            <text:p>1668</text:p>
          </table:table-cell>
          <table:table-cell table:formula="of:=[.A565]*([.$H$2]/100)+(100-[.$H$2])/100*[.F564]" office:value-type="float" office:value="1669.73770916215" calcext:value-type="float">
            <text:p>1670</text:p>
          </table:table-cell>
          <table:table-cell table:formula="of:=[.A565]*([.$H$2]/100)+(100-[.$H$2])/100*([.G564] * [.$H$3] / 100 + (100-[.$H$3])/100 * [.G563])" office:value-type="float" office:value="1670.0838338842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ROUND(AVERAGE([.A565:.A566]))" office:value-type="float" office:value="1673" calcext:value-type="float">
            <text:p>1673</text:p>
          </table:table-cell>
          <table:table-cell table:formula="of:=ROUND(AVERAGE([.A564:.A566]))" office:value-type="float" office:value="1670" calcext:value-type="float">
            <text:p>1670</text:p>
          </table:table-cell>
          <table:table-cell table:formula="of:=ROUND(AVERAGE([.A561:.A566]))" office:value-type="float" office:value="1667" calcext:value-type="float">
            <text:p>1667</text:p>
          </table:table-cell>
          <table:table-cell table:formula="of:=ROUND(AVERAGE([.A557:.A566]))" office:value-type="float" office:value="1667" calcext:value-type="float">
            <text:p>1667</text:p>
          </table:table-cell>
          <table:table-cell table:formula="of:=[.A566]*([.$H$2]/100)+(100-[.$H$2])/100*[.F565]" office:value-type="float" office:value="1668.05328187161" calcext:value-type="float">
            <text:p>1668</text:p>
          </table:table-cell>
          <table:table-cell table:formula="of:=[.A566]*([.$H$2]/100)+(100-[.$H$2])/100*([.G565] * [.$H$3] / 100 + (100-[.$H$3])/100 * [.G564])" office:value-type="float" office:value="1666.40858196406" calcext:value-type="float">
            <text:p>1666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ROUND(AVERAGE([.A566:.A567]))" office:value-type="float" office:value="1663" calcext:value-type="float">
            <text:p>1663</text:p>
          </table:table-cell>
          <table:table-cell table:formula="of:=ROUND(AVERAGE([.A565:.A567]))" office:value-type="float" office:value="1670" calcext:value-type="float">
            <text:p>1670</text:p>
          </table:table-cell>
          <table:table-cell table:formula="of:=ROUND(AVERAGE([.A562:.A567]))" office:value-type="float" office:value="1666" calcext:value-type="float">
            <text:p>1666</text:p>
          </table:table-cell>
          <table:table-cell table:formula="of:=ROUND(AVERAGE([.A558:.A567]))" office:value-type="float" office:value="1667" calcext:value-type="float">
            <text:p>1667</text:p>
          </table:table-cell>
          <table:table-cell table:formula="of:=[.A567]*([.$H$2]/100)+(100-[.$H$2])/100*[.F566]" office:value-type="float" office:value="1666.78996140371" calcext:value-type="float">
            <text:p>1667</text:p>
          </table:table-cell>
          <table:table-cell table:formula="of:=[.A567]*([.$H$2]/100)+(100-[.$H$2])/100*([.G566] * [.$H$3] / 100 + (100-[.$H$3])/100 * [.G565])" office:value-type="float" office:value="1667.76158762513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ROUND(AVERAGE([.A567:.A568]))" office:value-type="float" office:value="1661" calcext:value-type="float">
            <text:p>1661</text:p>
          </table:table-cell>
          <table:table-cell table:formula="of:=ROUND(AVERAGE([.A566:.A568]))" office:value-type="float" office:value="1662" calcext:value-type="float">
            <text:p>1662</text:p>
          </table:table-cell>
          <table:table-cell table:formula="of:=ROUND(AVERAGE([.A563:.A568]))" office:value-type="float" office:value="1665" calcext:value-type="float">
            <text:p>1665</text:p>
          </table:table-cell>
          <table:table-cell table:formula="of:=ROUND(AVERAGE([.A559:.A568]))" office:value-type="float" office:value="1667" calcext:value-type="float">
            <text:p>1667</text:p>
          </table:table-cell>
          <table:table-cell table:formula="of:=[.A568]*([.$H$2]/100)+(100-[.$H$2])/100*[.F567]" office:value-type="float" office:value="1664.84247105278" calcext:value-type="float">
            <text:p>1665</text:p>
          </table:table-cell>
          <table:table-cell table:formula="of:=[.A568]*([.$H$2]/100)+(100-[.$H$2])/100*([.G567] * [.$H$3] / 100 + (100-[.$H$3])/100 * [.G566])" office:value-type="float" office:value="1664.75938732221" calcext:value-type="float">
            <text:p>1665</text:p>
          </table:table-cell>
          <table:table-cell table:number-columns-repeated="3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ROUND(AVERAGE([.A568:.A569]))" office:value-type="float" office:value="1667" calcext:value-type="float">
            <text:p>1667</text:p>
          </table:table-cell>
          <table:table-cell table:formula="of:=ROUND(AVERAGE([.A567:.A569]))" office:value-type="float" office:value="1666" calcext:value-type="float">
            <text:p>1666</text:p>
          </table:table-cell>
          <table:table-cell table:formula="of:=ROUND(AVERAGE([.A564:.A569]))" office:value-type="float" office:value="1668" calcext:value-type="float">
            <text:p>1668</text:p>
          </table:table-cell>
          <table:table-cell table:formula="of:=ROUND(AVERAGE([.A560:.A569]))" office:value-type="float" office:value="1668" calcext:value-type="float">
            <text:p>1668</text:p>
          </table:table-cell>
          <table:table-cell table:formula="of:=[.A569]*([.$H$2]/100)+(100-[.$H$2])/100*[.F568]" office:value-type="float" office:value="1667.38185328959" calcext:value-type="float">
            <text:p>1667</text:p>
          </table:table-cell>
          <table:table-cell table:formula="of:=[.A569]*([.$H$2]/100)+(100-[.$H$2])/100*([.G568] * [.$H$3] / 100 + (100-[.$H$3])/100 * [.G567])" office:value-type="float" office:value="1669.12086067341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ROUND(AVERAGE([.A569:.A570]))" office:value-type="float" office:value="1676" calcext:value-type="float">
            <text:p>1676</text:p>
          </table:table-cell>
          <table:table-cell table:formula="of:=ROUND(AVERAGE([.A568:.A570]))" office:value-type="float" office:value="1670" calcext:value-type="float">
            <text:p>1670</text:p>
          </table:table-cell>
          <table:table-cell table:formula="of:=ROUND(AVERAGE([.A565:.A570]))" office:value-type="float" office:value="1670" calcext:value-type="float">
            <text:p>1670</text:p>
          </table:table-cell>
          <table:table-cell table:formula="of:=ROUND(AVERAGE([.A561:.A570]))" office:value-type="float" office:value="1667" calcext:value-type="float">
            <text:p>1667</text:p>
          </table:table-cell>
          <table:table-cell table:formula="of:=[.A570]*([.$H$2]/100)+(100-[.$H$2])/100*[.F569]" office:value-type="float" office:value="1669.53638996719" calcext:value-type="float">
            <text:p>1670</text:p>
          </table:table-cell>
          <table:table-cell table:formula="of:=[.A570]*([.$H$2]/100)+(100-[.$H$2])/100*([.G569] * [.$H$3] / 100 + (100-[.$H$3])/100 * [.G568])" office:value-type="float" office:value="1668.22376149434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ROUND(AVERAGE([.A570:.A571]))" office:value-type="float" office:value="1672" calcext:value-type="float">
            <text:p>1672</text:p>
          </table:table-cell>
          <table:table-cell table:formula="of:=ROUND(AVERAGE([.A569:.A571]))" office:value-type="float" office:value="1673" calcext:value-type="float">
            <text:p>1673</text:p>
          </table:table-cell>
          <table:table-cell table:formula="of:=ROUND(AVERAGE([.A566:.A571]))" office:value-type="float" office:value="1667" calcext:value-type="float">
            <text:p>1667</text:p>
          </table:table-cell>
          <table:table-cell table:formula="of:=ROUND(AVERAGE([.A562:.A571]))" office:value-type="float" office:value="1667" calcext:value-type="float">
            <text:p>1667</text:p>
          </table:table-cell>
          <table:table-cell table:formula="of:=[.A571]*([.$H$2]/100)+(100-[.$H$2])/100*[.F570]" office:value-type="float" office:value="1668.90229247539" calcext:value-type="float">
            <text:p>1669</text:p>
          </table:table-cell>
          <table:table-cell table:formula="of:=[.A571]*([.$H$2]/100)+(100-[.$H$2])/100*([.G570] * [.$H$3] / 100 + (100-[.$H$3])/100 * [.G569])" office:value-type="float" office:value="1668.4560806282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ROUND(AVERAGE([.A571:.A572]))" office:value-type="float" office:value="1665" calcext:value-type="float">
            <text:p>1665</text:p>
          </table:table-cell>
          <table:table-cell table:formula="of:=ROUND(AVERAGE([.A570:.A572]))" office:value-type="float" office:value="1669" calcext:value-type="float">
            <text:p>1669</text:p>
          </table:table-cell>
          <table:table-cell table:formula="of:=ROUND(AVERAGE([.A567:.A572]))" office:value-type="float" office:value="1667" calcext:value-type="float">
            <text:p>1667</text:p>
          </table:table-cell>
          <table:table-cell table:formula="of:=ROUND(AVERAGE([.A563:.A572]))" office:value-type="float" office:value="1667" calcext:value-type="float">
            <text:p>1667</text:p>
          </table:table-cell>
          <table:table-cell table:formula="of:=[.A572]*([.$H$2]/100)+(100-[.$H$2])/100*[.F571]" office:value-type="float" office:value="1667.42671935654" calcext:value-type="float">
            <text:p>1667</text:p>
          </table:table-cell>
          <table:table-cell table:formula="of:=[.A572]*([.$H$2]/100)+(100-[.$H$2])/100*([.G571] * [.$H$3] / 100 + (100-[.$H$3])/100 * [.G570])" office:value-type="float" office:value="1666.95266899083" calcext:value-type="float">
            <text:p>1667</text:p>
          </table:table-cell>
          <table:table-cell table:number-columns-repeated="3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ROUND(AVERAGE([.A572:.A573]))" office:value-type="float" office:value="1662" calcext:value-type="float">
            <text:p>1662</text:p>
          </table:table-cell>
          <table:table-cell table:formula="of:=ROUND(AVERAGE([.A571:.A573]))" office:value-type="float" office:value="1663" calcext:value-type="float">
            <text:p>1663</text:p>
          </table:table-cell>
          <table:table-cell table:formula="of:=ROUND(AVERAGE([.A568:.A573]))" office:value-type="float" office:value="1667" calcext:value-type="float">
            <text:p>1667</text:p>
          </table:table-cell>
          <table:table-cell table:formula="of:=ROUND(AVERAGE([.A564:.A573]))" office:value-type="float" office:value="1667" calcext:value-type="float">
            <text:p>1667</text:p>
          </table:table-cell>
          <table:table-cell table:formula="of:=[.A573]*([.$H$2]/100)+(100-[.$H$2])/100*[.F572]" office:value-type="float" office:value="1665.57003951741" calcext:value-type="float">
            <text:p>1666</text:p>
          </table:table-cell>
          <table:table-cell table:formula="of:=[.A573]*([.$H$2]/100)+(100-[.$H$2])/100*([.G572] * [.$H$3] / 100 + (100-[.$H$3])/100 * [.G571])" office:value-type="float" office:value="1666.11654872554" calcext:value-type="float">
            <text:p>1666</text:p>
          </table:table-cell>
          <table:table-cell table:number-columns-repeated="3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ROUND(AVERAGE([.A573:.A574]))" office:value-type="float" office:value="1669" calcext:value-type="float">
            <text:p>1669</text:p>
          </table:table-cell>
          <table:table-cell table:formula="of:=ROUND(AVERAGE([.A572:.A574]))" office:value-type="float" office:value="1667" calcext:value-type="float">
            <text:p>1667</text:p>
          </table:table-cell>
          <table:table-cell table:formula="of:=ROUND(AVERAGE([.A569:.A574]))" office:value-type="float" office:value="1670" calcext:value-type="float">
            <text:p>1670</text:p>
          </table:table-cell>
          <table:table-cell table:formula="of:=ROUND(AVERAGE([.A565:.A574]))" office:value-type="float" office:value="1669" calcext:value-type="float">
            <text:p>1669</text:p>
          </table:table-cell>
          <table:table-cell table:formula="of:=[.A574]*([.$H$2]/100)+(100-[.$H$2])/100*[.F573]" office:value-type="float" office:value="1668.67752963806" calcext:value-type="float">
            <text:p>1669</text:p>
          </table:table-cell>
          <table:table-cell table:formula="of:=[.A574]*([.$H$2]/100)+(100-[.$H$2])/100*([.G573] * [.$H$3] / 100 + (100-[.$H$3])/100 * [.G572])" office:value-type="float" office:value="1669.58908370333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ROUND(AVERAGE([.A574:.A575]))" office:value-type="float" office:value="1677" calcext:value-type="float">
            <text:p>1677</text:p>
          </table:table-cell>
          <table:table-cell table:formula="of:=ROUND(AVERAGE([.A573:.A575]))" office:value-type="float" office:value="1671" calcext:value-type="float">
            <text:p>1671</text:p>
          </table:table-cell>
          <table:table-cell table:formula="of:=ROUND(AVERAGE([.A570:.A575]))" office:value-type="float" office:value="1670" calcext:value-type="float">
            <text:p>1670</text:p>
          </table:table-cell>
          <table:table-cell table:formula="of:=ROUND(AVERAGE([.A566:.A575]))" office:value-type="float" office:value="1668" calcext:value-type="float">
            <text:p>1668</text:p>
          </table:table-cell>
          <table:table-cell table:formula="of:=[.A575]*([.$H$2]/100)+(100-[.$H$2])/100*[.F574]" office:value-type="float" office:value="1670.50814722854" calcext:value-type="float">
            <text:p>1671</text:p>
          </table:table-cell>
          <table:table-cell table:formula="of:=[.A575]*([.$H$2]/100)+(100-[.$H$2])/100*([.G574] * [.$H$3] / 100 + (100-[.$H$3])/100 * [.G573])" office:value-type="float" office:value="1669.10829179083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ROUND(AVERAGE([.A575:.A576]))" office:value-type="float" office:value="1669" calcext:value-type="float">
            <text:p>1669</text:p>
          </table:table-cell>
          <table:table-cell table:formula="of:=ROUND(AVERAGE([.A574:.A576]))" office:value-type="float" office:value="1672" calcext:value-type="float">
            <text:p>1672</text:p>
          </table:table-cell>
          <table:table-cell table:formula="of:=ROUND(AVERAGE([.A571:.A576]))" office:value-type="float" office:value="1668" calcext:value-type="float">
            <text:p>1668</text:p>
          </table:table-cell>
          <table:table-cell table:formula="of:=ROUND(AVERAGE([.A567:.A576]))" office:value-type="float" office:value="1668" calcext:value-type="float">
            <text:p>1668</text:p>
          </table:table-cell>
          <table:table-cell table:formula="of:=[.A576]*([.$H$2]/100)+(100-[.$H$2])/100*[.F575]" office:value-type="float" office:value="1668.38111042141" calcext:value-type="float">
            <text:p>1668</text:p>
          </table:table-cell>
          <table:table-cell table:formula="of:=[.A576]*([.$H$2]/100)+(100-[.$H$2])/100*([.G575] * [.$H$3] / 100 + (100-[.$H$3])/100 * [.G574])" office:value-type="float" office:value="1667.61969399062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ROUND(AVERAGE([.A576:.A577]))" office:value-type="float" office:value="1662" calcext:value-type="float">
            <text:p>1662</text:p>
          </table:table-cell>
          <table:table-cell table:formula="of:=ROUND(AVERAGE([.A575:.A577]))" office:value-type="float" office:value="1667" calcext:value-type="float">
            <text:p>1667</text:p>
          </table:table-cell>
          <table:table-cell table:formula="of:=ROUND(AVERAGE([.A572:.A577]))" office:value-type="float" office:value="1667" calcext:value-type="float">
            <text:p>1667</text:p>
          </table:table-cell>
          <table:table-cell table:formula="of:=ROUND(AVERAGE([.A568:.A577]))" office:value-type="float" office:value="1668" calcext:value-type="float">
            <text:p>1668</text:p>
          </table:table-cell>
          <table:table-cell table:formula="of:=[.A577]*([.$H$2]/100)+(100-[.$H$2])/100*[.F576]" office:value-type="float" office:value="1666.78583281605" calcext:value-type="float">
            <text:p>1667</text:p>
          </table:table-cell>
          <table:table-cell table:formula="of:=[.A577]*([.$H$2]/100)+(100-[.$H$2])/100*([.G576] * [.$H$3] / 100 + (100-[.$H$3])/100 * [.G575])" office:value-type="float" office:value="1667.10792917309" calcext:value-type="float">
            <text:p>1667</text:p>
          </table:table-cell>
          <table:table-cell table:number-columns-repeated="3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ROUND(AVERAGE([.A577:.A578]))" office:value-type="float" office:value="1666" calcext:value-type="float">
            <text:p>1666</text:p>
          </table:table-cell>
          <table:table-cell table:formula="of:=ROUND(AVERAGE([.A576:.A578]))" office:value-type="float" office:value="1665" calcext:value-type="float">
            <text:p>1665</text:p>
          </table:table-cell>
          <table:table-cell table:formula="of:=ROUND(AVERAGE([.A573:.A578]))" office:value-type="float" office:value="1668" calcext:value-type="float">
            <text:p>1668</text:p>
          </table:table-cell>
          <table:table-cell table:formula="of:=ROUND(AVERAGE([.A569:.A578]))" office:value-type="float" office:value="1669" calcext:value-type="float">
            <text:p>1669</text:p>
          </table:table-cell>
          <table:table-cell table:formula="of:=[.A578]*([.$H$2]/100)+(100-[.$H$2])/100*[.F577]" office:value-type="float" office:value="1667.58937461204" calcext:value-type="float">
            <text:p>1668</text:p>
          </table:table-cell>
          <table:table-cell table:formula="of:=[.A578]*([.$H$2]/100)+(100-[.$H$2])/100*([.G577] * [.$H$3] / 100 + (100-[.$H$3])/100 * [.G576])" office:value-type="float" office:value="1668.13800577034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ROUND(AVERAGE([.A578:.A579]))" office:value-type="float" office:value="1678" calcext:value-type="float">
            <text:p>1678</text:p>
          </table:table-cell>
          <table:table-cell table:formula="of:=ROUND(AVERAGE([.A577:.A579]))" office:value-type="float" office:value="1672" calcext:value-type="float">
            <text:p>1672</text:p>
          </table:table-cell>
          <table:table-cell table:formula="of:=ROUND(AVERAGE([.A574:.A579]))" office:value-type="float" office:value="1672" calcext:value-type="float">
            <text:p>1672</text:p>
          </table:table-cell>
          <table:table-cell table:formula="of:=ROUND(AVERAGE([.A570:.A579]))" office:value-type="float" office:value="1670" calcext:value-type="float">
            <text:p>1670</text:p>
          </table:table-cell>
          <table:table-cell table:formula="of:=[.A579]*([.$H$2]/100)+(100-[.$H$2])/100*[.F578]" office:value-type="float" office:value="1671.94203095903" calcext:value-type="float">
            <text:p>1672</text:p>
          </table:table-cell>
          <table:table-cell table:formula="of:=[.A579]*([.$H$2]/100)+(100-[.$H$2])/100*([.G578] * [.$H$3] / 100 + (100-[.$H$3])/100 * [.G577])" office:value-type="float" office:value="1671.7354583694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ROUND(AVERAGE([.A579:.A580]))" office:value-type="float" office:value="1678" calcext:value-type="float">
            <text:p>1678</text:p>
          </table:table-cell>
          <table:table-cell table:formula="of:=ROUND(AVERAGE([.A578:.A580]))" office:value-type="float" office:value="1675" calcext:value-type="float">
            <text:p>1675</text:p>
          </table:table-cell>
          <table:table-cell table:formula="of:=ROUND(AVERAGE([.A575:.A580]))" office:value-type="float" office:value="1671" calcext:value-type="float">
            <text:p>1671</text:p>
          </table:table-cell>
          <table:table-cell table:formula="of:=ROUND(AVERAGE([.A571:.A580]))" office:value-type="float" office:value="1669" calcext:value-type="float">
            <text:p>1669</text:p>
          </table:table-cell>
          <table:table-cell table:formula="of:=[.A580]*([.$H$2]/100)+(100-[.$H$2])/100*[.F579]" office:value-type="float" office:value="1671.70652321927" calcext:value-type="float">
            <text:p>1672</text:p>
          </table:table-cell>
          <table:table-cell table:formula="of:=[.A580]*([.$H$2]/100)+(100-[.$H$2])/100*([.G579] * [.$H$3] / 100 + (100-[.$H$3])/100 * [.G578])" office:value-type="float" office:value="1669.39312221761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ROUND(AVERAGE([.A580:.A581]))" office:value-type="float" office:value="1668" calcext:value-type="float">
            <text:p>1668</text:p>
          </table:table-cell>
          <table:table-cell table:formula="of:=ROUND(AVERAGE([.A579:.A581]))" office:value-type="float" office:value="1674" calcext:value-type="float">
            <text:p>1674</text:p>
          </table:table-cell>
          <table:table-cell table:formula="of:=ROUND(AVERAGE([.A576:.A581]))" office:value-type="float" office:value="1669" calcext:value-type="float">
            <text:p>1669</text:p>
          </table:table-cell>
          <table:table-cell table:formula="of:=ROUND(AVERAGE([.A572:.A581]))" office:value-type="float" office:value="1669" calcext:value-type="float">
            <text:p>1669</text:p>
          </table:table-cell>
          <table:table-cell table:formula="of:=[.A581]*([.$H$2]/100)+(100-[.$H$2])/100*[.F580]" office:value-type="float" office:value="1670.02989241446" calcext:value-type="float">
            <text:p>1670</text:p>
          </table:table-cell>
          <table:table-cell table:formula="of:=[.A581]*([.$H$2]/100)+(100-[.$H$2])/100*([.G580] * [.$H$3] / 100 + (100-[.$H$3])/100 * [.G579])" office:value-type="float" office:value="1669.70024335428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ROUND(AVERAGE([.A581:.A582]))" office:value-type="float" office:value="1665" calcext:value-type="float">
            <text:p>1665</text:p>
          </table:table-cell>
          <table:table-cell table:formula="of:=ROUND(AVERAGE([.A580:.A582]))" office:value-type="float" office:value="1667" calcext:value-type="float">
            <text:p>1667</text:p>
          </table:table-cell>
          <table:table-cell table:formula="of:=ROUND(AVERAGE([.A577:.A582]))" office:value-type="float" office:value="1670" calcext:value-type="float">
            <text:p>1670</text:p>
          </table:table-cell>
          <table:table-cell table:formula="of:=ROUND(AVERAGE([.A573:.A582]))" office:value-type="float" office:value="1669" calcext:value-type="float">
            <text:p>1669</text:p>
          </table:table-cell>
          <table:table-cell table:formula="of:=[.A582]*([.$H$2]/100)+(100-[.$H$2])/100*[.F581]" office:value-type="float" office:value="1668.77241931084" calcext:value-type="float">
            <text:p>1669</text:p>
          </table:table-cell>
          <table:table-cell table:formula="of:=[.A582]*([.$H$2]/100)+(100-[.$H$2])/100*([.G581] * [.$H$3] / 100 + (100-[.$H$3])/100 * [.G580])" office:value-type="float" office:value="1668.34090983371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ROUND(AVERAGE([.A582:.A583]))" office:value-type="float" office:value="1668" calcext:value-type="float">
            <text:p>1668</text:p>
          </table:table-cell>
          <table:table-cell table:formula="of:=ROUND(AVERAGE([.A581:.A583]))" office:value-type="float" office:value="1667" calcext:value-type="float">
            <text:p>1667</text:p>
          </table:table-cell>
          <table:table-cell table:formula="of:=ROUND(AVERAGE([.A578:.A583]))" office:value-type="float" office:value="1671" calcext:value-type="float">
            <text:p>1671</text:p>
          </table:table-cell>
          <table:table-cell table:formula="of:=ROUND(AVERAGE([.A574:.A583]))" office:value-type="float" office:value="1670" calcext:value-type="float">
            <text:p>1670</text:p>
          </table:table-cell>
          <table:table-cell table:formula="of:=[.A583]*([.$H$2]/100)+(100-[.$H$2])/100*[.F582]" office:value-type="float" office:value="1669.07931448313" calcext:value-type="float">
            <text:p>1669</text:p>
          </table:table-cell>
          <table:table-cell table:formula="of:=[.A583]*([.$H$2]/100)+(100-[.$H$2])/100*([.G582] * [.$H$3] / 100 + (100-[.$H$3])/100 * [.G581])" office:value-type="float" office:value="1669.57128248763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ROUND(AVERAGE([.A583:.A584]))" office:value-type="float" office:value="1675" calcext:value-type="float">
            <text:p>1675</text:p>
          </table:table-cell>
          <table:table-cell table:formula="of:=ROUND(AVERAGE([.A582:.A584]))" office:value-type="float" office:value="1671" calcext:value-type="float">
            <text:p>1671</text:p>
          </table:table-cell>
          <table:table-cell table:formula="of:=ROUND(AVERAGE([.A579:.A584]))" office:value-type="float" office:value="1673" calcext:value-type="float">
            <text:p>1673</text:p>
          </table:table-cell>
          <table:table-cell table:formula="of:=ROUND(AVERAGE([.A575:.A584]))" office:value-type="float" office:value="1671" calcext:value-type="float">
            <text:p>1671</text:p>
          </table:table-cell>
          <table:table-cell table:formula="of:=[.A584]*([.$H$2]/100)+(100-[.$H$2])/100*[.F583]" office:value-type="float" office:value="1671.55948586235" calcext:value-type="float">
            <text:p>1672</text:p>
          </table:table-cell>
          <table:table-cell table:formula="of:=[.A584]*([.$H$2]/100)+(100-[.$H$2])/100*([.G583] * [.$H$3] / 100 + (100-[.$H$3])/100 * [.G582])" office:value-type="float" office:value="1671.19023827337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ROUND(AVERAGE([.A584:.A585]))" office:value-type="float" office:value="1676" calcext:value-type="float">
            <text:p>1676</text:p>
          </table:table-cell>
          <table:table-cell table:formula="of:=ROUND(AVERAGE([.A583:.A585]))" office:value-type="float" office:value="1674" calcext:value-type="float">
            <text:p>1674</text:p>
          </table:table-cell>
          <table:table-cell table:formula="of:=ROUND(AVERAGE([.A580:.A585]))" office:value-type="float" office:value="1670" calcext:value-type="float">
            <text:p>1670</text:p>
          </table:table-cell>
          <table:table-cell table:formula="of:=ROUND(AVERAGE([.A576:.A585]))" office:value-type="float" office:value="1670" calcext:value-type="float">
            <text:p>1670</text:p>
          </table:table-cell>
          <table:table-cell table:formula="of:=[.A585]*([.$H$2]/100)+(100-[.$H$2])/100*[.F584]" office:value-type="float" office:value="1671.66961439676" calcext:value-type="float">
            <text:p>1672</text:p>
          </table:table-cell>
          <table:table-cell table:formula="of:=[.A585]*([.$H$2]/100)+(100-[.$H$2])/100*([.G584] * [.$H$3] / 100 + (100-[.$H$3])/100 * [.G583])" office:value-type="float" office:value="1670.42130523358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ROUND(AVERAGE([.A585:.A586]))" office:value-type="float" office:value="1667" calcext:value-type="float">
            <text:p>1667</text:p>
          </table:table-cell>
          <table:table-cell table:formula="of:=ROUND(AVERAGE([.A584:.A586]))" office:value-type="float" office:value="1671" calcext:value-type="float">
            <text:p>1671</text:p>
          </table:table-cell>
          <table:table-cell table:formula="of:=ROUND(AVERAGE([.A581:.A586]))" office:value-type="float" office:value="1669" calcext:value-type="float">
            <text:p>1669</text:p>
          </table:table-cell>
          <table:table-cell table:formula="of:=ROUND(AVERAGE([.A577:.A586]))" office:value-type="float" office:value="1670" calcext:value-type="float">
            <text:p>1670</text:p>
          </table:table-cell>
          <table:table-cell table:formula="of:=[.A586]*([.$H$2]/100)+(100-[.$H$2])/100*[.F585]" office:value-type="float" office:value="1669.25221079757" calcext:value-type="float">
            <text:p>1669</text:p>
          </table:table-cell>
          <table:table-cell table:formula="of:=[.A586]*([.$H$2]/100)+(100-[.$H$2])/100*([.G585] * [.$H$3] / 100 + (100-[.$H$3])/100 * [.G584])" office:value-type="float" office:value="1668.77733874906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ROUND(AVERAGE([.A586:.A587]))" office:value-type="float" office:value="1664" calcext:value-type="float">
            <text:p>1664</text:p>
          </table:table-cell>
          <table:table-cell table:formula="of:=ROUND(AVERAGE([.A585:.A587]))" office:value-type="float" office:value="1666" calcext:value-type="float">
            <text:p>1666</text:p>
          </table:table-cell>
          <table:table-cell table:formula="of:=ROUND(AVERAGE([.A582:.A587]))" office:value-type="float" office:value="1669" calcext:value-type="float">
            <text:p>1669</text:p>
          </table:table-cell>
          <table:table-cell table:formula="of:=ROUND(AVERAGE([.A578:.A587]))" office:value-type="float" office:value="1670" calcext:value-type="float">
            <text:p>1670</text:p>
          </table:table-cell>
          <table:table-cell table:formula="of:=[.A587]*([.$H$2]/100)+(100-[.$H$2])/100*[.F586]" office:value-type="float" office:value="1668.18915809818" calcext:value-type="float">
            <text:p>1668</text:p>
          </table:table-cell>
          <table:table-cell table:formula="of:=[.A587]*([.$H$2]/100)+(100-[.$H$2])/100*([.G586] * [.$H$3] / 100 + (100-[.$H$3])/100 * [.G585])" office:value-type="float" office:value="1668.81938395251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ROUND(AVERAGE([.A587:.A588]))" office:value-type="float" office:value="1669" calcext:value-type="float">
            <text:p>1669</text:p>
          </table:table-cell>
          <table:table-cell table:formula="of:=ROUND(AVERAGE([.A586:.A588]))" office:value-type="float" office:value="1667" calcext:value-type="float">
            <text:p>1667</text:p>
          </table:table-cell>
          <table:table-cell table:formula="of:=ROUND(AVERAGE([.A583:.A588]))" office:value-type="float" office:value="1670" calcext:value-type="float">
            <text:p>1670</text:p>
          </table:table-cell>
          <table:table-cell table:formula="of:=ROUND(AVERAGE([.A579:.A588]))" office:value-type="float" office:value="1671" calcext:value-type="float">
            <text:p>1671</text:p>
          </table:table-cell>
          <table:table-cell table:formula="of:=[.A588]*([.$H$2]/100)+(100-[.$H$2])/100*[.F587]" office:value-type="float" office:value="1669.39186857363" calcext:value-type="float">
            <text:p>1669</text:p>
          </table:table-cell>
          <table:table-cell table:formula="of:=[.A588]*([.$H$2]/100)+(100-[.$H$2])/100*([.G587] * [.$H$3] / 100 + (100-[.$H$3])/100 * [.G586])" office:value-type="float" office:value="1669.83931084231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ROUND(AVERAGE([.A588:.A589]))" office:value-type="float" office:value="1678" calcext:value-type="float">
            <text:p>1678</text:p>
          </table:table-cell>
          <table:table-cell table:formula="of:=ROUND(AVERAGE([.A587:.A589]))" office:value-type="float" office:value="1673" calcext:value-type="float">
            <text:p>1673</text:p>
          </table:table-cell>
          <table:table-cell table:formula="of:=ROUND(AVERAGE([.A584:.A589]))" office:value-type="float" office:value="1672" calcext:value-type="float">
            <text:p>1672</text:p>
          </table:table-cell>
          <table:table-cell table:formula="of:=ROUND(AVERAGE([.A580:.A589]))" office:value-type="float" office:value="1670" calcext:value-type="float">
            <text:p>1670</text:p>
          </table:table-cell>
          <table:table-cell table:formula="of:=[.A589]*([.$H$2]/100)+(100-[.$H$2])/100*[.F588]" office:value-type="float" office:value="1672.54390143023" calcext:value-type="float">
            <text:p>1673</text:p>
          </table:table-cell>
          <table:table-cell table:formula="of:=[.A589]*([.$H$2]/100)+(100-[.$H$2])/100*([.G588] * [.$H$3] / 100 + (100-[.$H$3])/100 * [.G587])" office:value-type="float" office:value="1672.26752699785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ROUND(AVERAGE([.A589:.A590]))" office:value-type="float" office:value="1674" calcext:value-type="float">
            <text:p>1674</text:p>
          </table:table-cell>
          <table:table-cell table:formula="of:=ROUND(AVERAGE([.A588:.A590]))" office:value-type="float" office:value="1674" calcext:value-type="float">
            <text:p>1674</text:p>
          </table:table-cell>
          <table:table-cell table:formula="of:=ROUND(AVERAGE([.A585:.A590]))" office:value-type="float" office:value="1670" calcext:value-type="float">
            <text:p>1670</text:p>
          </table:table-cell>
          <table:table-cell table:formula="of:=ROUND(AVERAGE([.A581:.A590]))" office:value-type="float" office:value="1670" calcext:value-type="float">
            <text:p>1670</text:p>
          </table:table-cell>
          <table:table-cell table:formula="of:=[.A590]*([.$H$2]/100)+(100-[.$H$2])/100*[.F589]" office:value-type="float" office:value="1670.90792607267" calcext:value-type="float">
            <text:p>1671</text:p>
          </table:table-cell>
          <table:table-cell table:formula="of:=[.A590]*([.$H$2]/100)+(100-[.$H$2])/100*([.G589] * [.$H$3] / 100 + (100-[.$H$3])/100 * [.G588])" office:value-type="float" office:value="1669.24371555507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ROUND(AVERAGE([.A590:.A591]))" office:value-type="float" office:value="1665" calcext:value-type="float">
            <text:p>1665</text:p>
          </table:table-cell>
          <table:table-cell table:formula="of:=ROUND(AVERAGE([.A589:.A591]))" office:value-type="float" office:value="1670" calcext:value-type="float">
            <text:p>1670</text:p>
          </table:table-cell>
          <table:table-cell table:formula="of:=ROUND(AVERAGE([.A586:.A591]))" office:value-type="float" office:value="1669" calcext:value-type="float">
            <text:p>1669</text:p>
          </table:table-cell>
          <table:table-cell table:formula="of:=ROUND(AVERAGE([.A582:.A591]))" office:value-type="float" office:value="1670" calcext:value-type="float">
            <text:p>1670</text:p>
          </table:table-cell>
          <table:table-cell table:formula="of:=[.A591]*([.$H$2]/100)+(100-[.$H$2])/100*[.F590]" office:value-type="float" office:value="1668.9309445545" calcext:value-type="float">
            <text:p>1669</text:p>
          </table:table-cell>
          <table:table-cell table:formula="of:=[.A591]*([.$H$2]/100)+(100-[.$H$2])/100*([.G590] * [.$H$3] / 100 + (100-[.$H$3])/100 * [.G589])" office:value-type="float" office:value="1669.49707353197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ROUND(AVERAGE([.A591:.A592]))" office:value-type="float" office:value="1664" calcext:value-type="float">
            <text:p>1664</text:p>
          </table:table-cell>
          <table:table-cell table:formula="of:=ROUND(AVERAGE([.A590:.A592]))" office:value-type="float" office:value="1664" calcext:value-type="float">
            <text:p>1664</text:p>
          </table:table-cell>
          <table:table-cell table:formula="of:=ROUND(AVERAGE([.A587:.A592]))" office:value-type="float" office:value="1669" calcext:value-type="float">
            <text:p>1669</text:p>
          </table:table-cell>
          <table:table-cell table:formula="of:=ROUND(AVERAGE([.A583:.A592]))" office:value-type="float" office:value="1670" calcext:value-type="float">
            <text:p>1670</text:p>
          </table:table-cell>
          <table:table-cell table:formula="of:=[.A592]*([.$H$2]/100)+(100-[.$H$2])/100*[.F591]" office:value-type="float" office:value="1667.69820841588" calcext:value-type="float">
            <text:p>1668</text:p>
          </table:table-cell>
          <table:table-cell table:formula="of:=[.A592]*([.$H$2]/100)+(100-[.$H$2])/100*([.G591] * [.$H$3] / 100 + (100-[.$H$3])/100 * [.G590])" office:value-type="float" office:value="1667.97079036283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ROUND(AVERAGE([.A592:.A593]))" office:value-type="float" office:value="1671" calcext:value-type="float">
            <text:p>1671</text:p>
          </table:table-cell>
          <table:table-cell table:formula="of:=ROUND(AVERAGE([.A591:.A593]))" office:value-type="float" office:value="1668" calcext:value-type="float">
            <text:p>1668</text:p>
          </table:table-cell>
          <table:table-cell table:formula="of:=ROUND(AVERAGE([.A588:.A593]))" office:value-type="float" office:value="1671" calcext:value-type="float">
            <text:p>1671</text:p>
          </table:table-cell>
          <table:table-cell table:formula="of:=ROUND(AVERAGE([.A584:.A593]))" office:value-type="float" office:value="1670" calcext:value-type="float">
            <text:p>1670</text:p>
          </table:table-cell>
          <table:table-cell table:formula="of:=[.A593]*([.$H$2]/100)+(100-[.$H$2])/100*[.F592]" office:value-type="float" office:value="1670.02365631191" calcext:value-type="float">
            <text:p>1670</text:p>
          </table:table-cell>
          <table:table-cell table:formula="of:=[.A593]*([.$H$2]/100)+(100-[.$H$2])/100*([.G592] * [.$H$3] / 100 + (100-[.$H$3])/100 * [.G591])" office:value-type="float" office:value="1671.14386267361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ROUND(AVERAGE([.A593:.A594]))" office:value-type="float" office:value="1681" calcext:value-type="float">
            <text:p>1681</text:p>
          </table:table-cell>
          <table:table-cell table:formula="of:=ROUND(AVERAGE([.A592:.A594]))" office:value-type="float" office:value="1675" calcext:value-type="float">
            <text:p>1675</text:p>
          </table:table-cell>
          <table:table-cell table:formula="of:=ROUND(AVERAGE([.A589:.A594]))" office:value-type="float" office:value="1673" calcext:value-type="float">
            <text:p>1673</text:p>
          </table:table-cell>
          <table:table-cell table:formula="of:=ROUND(AVERAGE([.A585:.A594]))" office:value-type="float" office:value="1671" calcext:value-type="float">
            <text:p>1671</text:p>
          </table:table-cell>
          <table:table-cell table:formula="of:=[.A594]*([.$H$2]/100)+(100-[.$H$2])/100*[.F593]" office:value-type="float" office:value="1673.51774223393" calcext:value-type="float">
            <text:p>1674</text:p>
          </table:table-cell>
          <table:table-cell table:formula="of:=[.A594]*([.$H$2]/100)+(100-[.$H$2])/100*([.G593] * [.$H$3] / 100 + (100-[.$H$3])/100 * [.G592])" office:value-type="float" office:value="1672.45405361874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ROUND(AVERAGE([.A594:.A595]))" office:value-type="float" office:value="1674" calcext:value-type="float">
            <text:p>1674</text:p>
          </table:table-cell>
          <table:table-cell table:formula="of:=ROUND(AVERAGE([.A593:.A595]))" office:value-type="float" office:value="1675" calcext:value-type="float">
            <text:p>1675</text:p>
          </table:table-cell>
          <table:table-cell table:formula="of:=ROUND(AVERAGE([.A590:.A595]))" office:value-type="float" office:value="1670" calcext:value-type="float">
            <text:p>1670</text:p>
          </table:table-cell>
          <table:table-cell table:formula="of:=ROUND(AVERAGE([.A586:.A595]))" office:value-type="float" office:value="1670" calcext:value-type="float">
            <text:p>1670</text:p>
          </table:table-cell>
          <table:table-cell table:formula="of:=[.A595]*([.$H$2]/100)+(100-[.$H$2])/100*[.F594]" office:value-type="float" office:value="1670.88830667545" calcext:value-type="float">
            <text:p>1671</text:p>
          </table:table-cell>
          <table:table-cell table:formula="of:=[.A595]*([.$H$2]/100)+(100-[.$H$2])/100*([.G594] * [.$H$3] / 100 + (100-[.$H$3])/100 * [.G593])" office:value-type="float" office:value="1669.30442564698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ROUND(AVERAGE([.A595:.A596]))" office:value-type="float" office:value="1664" calcext:value-type="float">
            <text:p>1664</text:p>
          </table:table-cell>
          <table:table-cell table:formula="of:=ROUND(AVERAGE([.A594:.A596]))" office:value-type="float" office:value="1670" calcext:value-type="float">
            <text:p>1670</text:p>
          </table:table-cell>
          <table:table-cell table:formula="of:=ROUND(AVERAGE([.A591:.A596]))" office:value-type="float" office:value="1669" calcext:value-type="float">
            <text:p>1669</text:p>
          </table:table-cell>
          <table:table-cell table:formula="of:=ROUND(AVERAGE([.A587:.A596]))" office:value-type="float" office:value="1670" calcext:value-type="float">
            <text:p>1670</text:p>
          </table:table-cell>
          <table:table-cell table:formula="of:=[.A596]*([.$H$2]/100)+(100-[.$H$2])/100*[.F595]" office:value-type="float" office:value="1669.16623000659" calcext:value-type="float">
            <text:p>1669</text:p>
          </table:table-cell>
          <table:table-cell table:formula="of:=[.A596]*([.$H$2]/100)+(100-[.$H$2])/100*([.G595] * [.$H$3] / 100 + (100-[.$H$3])/100 * [.G594])" office:value-type="float" office:value="1669.86809601829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ROUND(AVERAGE([.A596:.A597]))" office:value-type="float" office:value="1665" calcext:value-type="float">
            <text:p>1665</text:p>
          </table:table-cell>
          <table:table-cell table:formula="of:=ROUND(AVERAGE([.A595:.A597]))" office:value-type="float" office:value="1664" calcext:value-type="float">
            <text:p>1664</text:p>
          </table:table-cell>
          <table:table-cell table:formula="of:=ROUND(AVERAGE([.A592:.A597]))" office:value-type="float" office:value="1670" calcext:value-type="float">
            <text:p>1670</text:p>
          </table:table-cell>
          <table:table-cell table:formula="of:=ROUND(AVERAGE([.A588:.A597]))" office:value-type="float" office:value="1670" calcext:value-type="float">
            <text:p>1670</text:p>
          </table:table-cell>
          <table:table-cell table:formula="of:=[.A597]*([.$H$2]/100)+(100-[.$H$2])/100*[.F596]" office:value-type="float" office:value="1668.37467250494" calcext:value-type="float">
            <text:p>1668</text:p>
          </table:table-cell>
          <table:table-cell table:formula="of:=[.A597]*([.$H$2]/100)+(100-[.$H$2])/100*([.G596] * [.$H$3] / 100 + (100-[.$H$3])/100 * [.G595])" office:value-type="float" office:value="1668.56286979093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ROUND(AVERAGE([.A597:.A598]))" office:value-type="float" office:value="1674" calcext:value-type="float">
            <text:p>1674</text:p>
          </table:table-cell>
          <table:table-cell table:formula="of:=ROUND(AVERAGE([.A596:.A598]))" office:value-type="float" office:value="1670" calcext:value-type="float">
            <text:p>1670</text:p>
          </table:table-cell>
          <table:table-cell table:formula="of:=ROUND(AVERAGE([.A593:.A598]))" office:value-type="float" office:value="1673" calcext:value-type="float">
            <text:p>1673</text:p>
          </table:table-cell>
          <table:table-cell table:formula="of:=ROUND(AVERAGE([.A589:.A598]))" office:value-type="float" office:value="1671" calcext:value-type="float">
            <text:p>1671</text:p>
          </table:table-cell>
          <table:table-cell table:formula="of:=[.A598]*([.$H$2]/100)+(100-[.$H$2])/100*[.F597]" office:value-type="float" office:value="1671.5310043787" calcext:value-type="float">
            <text:p>1672</text:p>
          </table:table-cell>
          <table:table-cell table:formula="of:=[.A598]*([.$H$2]/100)+(100-[.$H$2])/100*([.G597] * [.$H$3] / 100 + (100-[.$H$3])/100 * [.G596])" office:value-type="float" office:value="1672.45528807961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ROUND(AVERAGE([.A598:.A599]))" office:value-type="float" office:value="1680" calcext:value-type="float">
            <text:p>1680</text:p>
          </table:table-cell>
          <table:table-cell table:formula="of:=ROUND(AVERAGE([.A597:.A599]))" office:value-type="float" office:value="1675" calcext:value-type="float">
            <text:p>1675</text:p>
          </table:table-cell>
          <table:table-cell table:formula="of:=ROUND(AVERAGE([.A594:.A599]))" office:value-type="float" office:value="1673" calcext:value-type="float">
            <text:p>1673</text:p>
          </table:table-cell>
          <table:table-cell table:formula="of:=ROUND(AVERAGE([.A590:.A599]))" office:value-type="float" office:value="1671" calcext:value-type="float">
            <text:p>1671</text:p>
          </table:table-cell>
          <table:table-cell table:formula="of:=[.A599]*([.$H$2]/100)+(100-[.$H$2])/100*[.F598]" office:value-type="float" office:value="1673.14825328403" calcext:value-type="float">
            <text:p>1673</text:p>
          </table:table-cell>
          <table:table-cell table:formula="of:=[.A599]*([.$H$2]/100)+(100-[.$H$2])/100*([.G598] * [.$H$3] / 100 + (100-[.$H$3])/100 * [.G597])" office:value-type="float" office:value="1671.5060150865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ROUND(AVERAGE([.A599:.A600]))" office:value-type="float" office:value="1672" calcext:value-type="float">
            <text:p>1672</text:p>
          </table:table-cell>
          <table:table-cell table:formula="of:=ROUND(AVERAGE([.A598:.A600]))" office:value-type="float" office:value="1675" calcext:value-type="float">
            <text:p>1675</text:p>
          </table:table-cell>
          <table:table-cell table:formula="of:=ROUND(AVERAGE([.A595:.A600]))" office:value-type="float" office:value="1670" calcext:value-type="float">
            <text:p>1670</text:p>
          </table:table-cell>
          <table:table-cell table:formula="of:=ROUND(AVERAGE([.A591:.A600]))" office:value-type="float" office:value="1671" calcext:value-type="float">
            <text:p>1671</text:p>
          </table:table-cell>
          <table:table-cell table:formula="of:=[.A600]*([.$H$2]/100)+(100-[.$H$2])/100*[.F599]" office:value-type="float" office:value="1671.36118996302" calcext:value-type="float">
            <text:p>1671</text:p>
          </table:table-cell>
          <table:table-cell table:formula="of:=[.A600]*([.$H$2]/100)+(100-[.$H$2])/100*([.G599] * [.$H$3] / 100 + (100-[.$H$3])/100 * [.G598])" office:value-type="float" office:value="1670.69907511074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ROUND(AVERAGE([.A600:.A601]))" office:value-type="float" office:value="1665" calcext:value-type="float">
            <text:p>1665</text:p>
          </table:table-cell>
          <table:table-cell table:formula="of:=ROUND(AVERAGE([.A599:.A601]))" office:value-type="float" office:value="1669" calcext:value-type="float">
            <text:p>1669</text:p>
          </table:table-cell>
          <table:table-cell table:formula="of:=ROUND(AVERAGE([.A596:.A601]))" office:value-type="float" office:value="1670" calcext:value-type="float">
            <text:p>1670</text:p>
          </table:table-cell>
          <table:table-cell table:formula="of:=ROUND(AVERAGE([.A592:.A601]))" office:value-type="float" office:value="1671" calcext:value-type="float">
            <text:p>1671</text:p>
          </table:table-cell>
          <table:table-cell table:formula="of:=[.A601]*([.$H$2]/100)+(100-[.$H$2])/100*[.F600]" office:value-type="float" office:value="1669.52089247227" calcext:value-type="float">
            <text:p>1670</text:p>
          </table:table-cell>
          <table:table-cell table:formula="of:=[.A601]*([.$H$2]/100)+(100-[.$H$2])/100*([.G600] * [.$H$3] / 100 + (100-[.$H$3])/100 * [.G599])" office:value-type="float" office:value="1669.50847031851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ROUND(AVERAGE([.A601:.A602]))" office:value-type="float" office:value="1664" calcext:value-type="float">
            <text:p>1664</text:p>
          </table:table-cell>
          <table:table-cell table:formula="of:=ROUND(AVERAGE([.A600:.A602]))" office:value-type="float" office:value="1665" calcext:value-type="float">
            <text:p>1665</text:p>
          </table:table-cell>
          <table:table-cell table:formula="of:=ROUND(AVERAGE([.A597:.A602]))" office:value-type="float" office:value="1670" calcext:value-type="float">
            <text:p>1670</text:p>
          </table:table-cell>
          <table:table-cell table:formula="of:=ROUND(AVERAGE([.A593:.A602]))" office:value-type="float" office:value="1671" calcext:value-type="float">
            <text:p>1671</text:p>
          </table:table-cell>
          <table:table-cell table:formula="of:=[.A602]*([.$H$2]/100)+(100-[.$H$2])/100*[.F601]" office:value-type="float" office:value="1668.1406693542" calcext:value-type="float">
            <text:p>1668</text:p>
          </table:table-cell>
          <table:table-cell table:formula="of:=[.A602]*([.$H$2]/100)+(100-[.$H$2])/100*([.G601] * [.$H$3] / 100 + (100-[.$H$3])/100 * [.G600])" office:value-type="float" office:value="1668.84571561422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ROUND(AVERAGE([.A602:.A603]))" office:value-type="float" office:value="1675" calcext:value-type="float">
            <text:p>1675</text:p>
          </table:table-cell>
          <table:table-cell table:formula="of:=ROUND(AVERAGE([.A601:.A603]))" office:value-type="float" office:value="1671" calcext:value-type="float">
            <text:p>1671</text:p>
          </table:table-cell>
          <table:table-cell table:formula="of:=ROUND(AVERAGE([.A598:.A603]))" office:value-type="float" office:value="1673" calcext:value-type="float">
            <text:p>1673</text:p>
          </table:table-cell>
          <table:table-cell table:formula="of:=ROUND(AVERAGE([.A594:.A603]))" office:value-type="float" office:value="1672" calcext:value-type="float">
            <text:p>1672</text:p>
          </table:table-cell>
          <table:table-cell table:formula="of:=[.A603]*([.$H$2]/100)+(100-[.$H$2])/100*[.F602]" office:value-type="float" office:value="1672.35550201565" calcext:value-type="float">
            <text:p>1672</text:p>
          </table:table-cell>
          <table:table-cell table:formula="of:=[.A603]*([.$H$2]/100)+(100-[.$H$2])/100*([.G602] * [.$H$3] / 100 + (100-[.$H$3])/100 * [.G601])" office:value-type="float" office:value="1673.28193953324" calcext:value-type="float">
            <text:p>1673</text:p>
          </table:table-cell>
          <table:table-cell table:number-columns-repeated="3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ROUND(AVERAGE([.A603:.A604]))" office:value-type="float" office:value="1679" calcext:value-type="float">
            <text:p>1679</text:p>
          </table:table-cell>
          <table:table-cell table:formula="of:=ROUND(AVERAGE([.A602:.A604]))" office:value-type="float" office:value="1674" calcext:value-type="float">
            <text:p>1674</text:p>
          </table:table-cell>
          <table:table-cell table:formula="of:=ROUND(AVERAGE([.A599:.A604]))" office:value-type="float" office:value="1672" calcext:value-type="float">
            <text:p>1672</text:p>
          </table:table-cell>
          <table:table-cell table:formula="of:=ROUND(AVERAGE([.A595:.A604]))" office:value-type="float" office:value="1670" calcext:value-type="float">
            <text:p>1670</text:p>
          </table:table-cell>
          <table:table-cell table:formula="of:=[.A604]*([.$H$2]/100)+(100-[.$H$2])/100*[.F603]" office:value-type="float" office:value="1672.26662651174" calcext:value-type="float">
            <text:p>1672</text:p>
          </table:table-cell>
          <table:table-cell table:formula="of:=[.A604]*([.$H$2]/100)+(100-[.$H$2])/100*([.G603] * [.$H$3] / 100 + (100-[.$H$3])/100 * [.G602])" office:value-type="float" office:value="1670.29972029852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ROUND(AVERAGE([.A604:.A605]))" office:value-type="float" office:value="1667" calcext:value-type="float">
            <text:p>1667</text:p>
          </table:table-cell>
          <table:table-cell table:formula="of:=ROUND(AVERAGE([.A603:.A605]))" office:value-type="float" office:value="1673" calcext:value-type="float">
            <text:p>1673</text:p>
          </table:table-cell>
          <table:table-cell table:formula="of:=ROUND(AVERAGE([.A600:.A605]))" office:value-type="float" office:value="1669" calcext:value-type="float">
            <text:p>1669</text:p>
          </table:table-cell>
          <table:table-cell table:formula="of:=ROUND(AVERAGE([.A596:.A605]))" office:value-type="float" office:value="1670" calcext:value-type="float">
            <text:p>1670</text:p>
          </table:table-cell>
          <table:table-cell table:formula="of:=[.A605]*([.$H$2]/100)+(100-[.$H$2])/100*[.F604]" office:value-type="float" office:value="1669.6999698838" calcext:value-type="float">
            <text:p>1670</text:p>
          </table:table-cell>
          <table:table-cell table:formula="of:=[.A605]*([.$H$2]/100)+(100-[.$H$2])/100*([.G604] * [.$H$3] / 100 + (100-[.$H$3])/100 * [.G603])" office:value-type="float" office:value="1670.01412176472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ROUND(AVERAGE([.A605:.A606]))" office:value-type="float" office:value="1663" calcext:value-type="float">
            <text:p>1663</text:p>
          </table:table-cell>
          <table:table-cell table:formula="of:=ROUND(AVERAGE([.A604:.A606]))" office:value-type="float" office:value="1666" calcext:value-type="float">
            <text:p>1666</text:p>
          </table:table-cell>
          <table:table-cell table:formula="of:=ROUND(AVERAGE([.A601:.A606]))" office:value-type="float" office:value="1668" calcext:value-type="float">
            <text:p>1668</text:p>
          </table:table-cell>
          <table:table-cell table:formula="of:=ROUND(AVERAGE([.A597:.A606]))" office:value-type="float" office:value="1670" calcext:value-type="float">
            <text:p>1670</text:p>
          </table:table-cell>
          <table:table-cell table:formula="of:=[.A606]*([.$H$2]/100)+(100-[.$H$2])/100*[.F605]" office:value-type="float" office:value="1668.02497741285" calcext:value-type="float">
            <text:p>1668</text:p>
          </table:table-cell>
          <table:table-cell table:formula="of:=[.A606]*([.$H$2]/100)+(100-[.$H$2])/100*([.G605] * [.$H$3] / 100 + (100-[.$H$3])/100 * [.G604])" office:value-type="float" office:value="1668.43195044382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ROUND(AVERAGE([.A606:.A607]))" office:value-type="float" office:value="1666" calcext:value-type="float">
            <text:p>1666</text:p>
          </table:table-cell>
          <table:table-cell table:formula="of:=ROUND(AVERAGE([.A605:.A607]))" office:value-type="float" office:value="1665" calcext:value-type="float">
            <text:p>1665</text:p>
          </table:table-cell>
          <table:table-cell table:formula="of:=ROUND(AVERAGE([.A602:.A607]))" office:value-type="float" office:value="1669" calcext:value-type="float">
            <text:p>1669</text:p>
          </table:table-cell>
          <table:table-cell table:formula="of:=ROUND(AVERAGE([.A598:.A607]))" office:value-type="float" office:value="1670" calcext:value-type="float">
            <text:p>1670</text:p>
          </table:table-cell>
          <table:table-cell table:formula="of:=[.A607]*([.$H$2]/100)+(100-[.$H$2])/100*[.F606]" office:value-type="float" office:value="1668.26873305964" calcext:value-type="float">
            <text:p>1668</text:p>
          </table:table-cell>
          <table:table-cell table:formula="of:=[.A607]*([.$H$2]/100)+(100-[.$H$2])/100*([.G606] * [.$H$3] / 100 + (100-[.$H$3])/100 * [.G605])" office:value-type="float" office:value="1669.52326562541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formula="of:=ROUND(AVERAGE([.A607:.A608]))" office:value-type="float" office:value="1678" calcext:value-type="float">
            <text:p>1678</text:p>
          </table:table-cell>
          <table:table-cell table:formula="of:=ROUND(AVERAGE([.A606:.A608]))" office:value-type="float" office:value="1673" calcext:value-type="float">
            <text:p>1673</text:p>
          </table:table-cell>
          <table:table-cell table:formula="of:=ROUND(AVERAGE([.A603:.A608]))" office:value-type="float" office:value="1673" calcext:value-type="float">
            <text:p>1673</text:p>
          </table:table-cell>
          <table:table-cell table:formula="of:=ROUND(AVERAGE([.A599:.A608]))" office:value-type="float" office:value="1671" calcext:value-type="float">
            <text:p>1671</text:p>
          </table:table-cell>
          <table:table-cell table:formula="of:=[.A608]*([.$H$2]/100)+(100-[.$H$2])/100*[.F607]" office:value-type="float" office:value="1672.95154979473" calcext:value-type="float">
            <text:p>1673</text:p>
          </table:table-cell>
          <table:table-cell table:formula="of:=[.A608]*([.$H$2]/100)+(100-[.$H$2])/100*([.G607] * [.$H$3] / 100 + (100-[.$H$3])/100 * [.G606])" office:value-type="float" office:value="1673.2376601101" calcext:value-type="float">
            <text:p>1673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ROUND(AVERAGE([.A608:.A609]))" office:value-type="float" office:value="1678" calcext:value-type="float">
            <text:p>1678</text:p>
          </table:table-cell>
          <table:table-cell table:formula="of:=ROUND(AVERAGE([.A607:.A609]))" office:value-type="float" office:value="1675" calcext:value-type="float">
            <text:p>1675</text:p>
          </table:table-cell>
          <table:table-cell table:formula="of:=ROUND(AVERAGE([.A604:.A609]))" office:value-type="float" office:value="1670" calcext:value-type="float">
            <text:p>1670</text:p>
          </table:table-cell>
          <table:table-cell table:formula="of:=ROUND(AVERAGE([.A600:.A609]))" office:value-type="float" office:value="1670" calcext:value-type="float">
            <text:p>1670</text:p>
          </table:table-cell>
          <table:table-cell table:formula="of:=[.A609]*([.$H$2]/100)+(100-[.$H$2])/100*[.F608]" office:value-type="float" office:value="1671.71366234605" calcext:value-type="float">
            <text:p>1672</text:p>
          </table:table-cell>
          <table:table-cell table:formula="of:=[.A609]*([.$H$2]/100)+(100-[.$H$2])/100*([.G608] * [.$H$3] / 100 + (100-[.$H$3])/100 * [.G607])" office:value-type="float" office:value="1669.69960839176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ROUND(AVERAGE([.A609:.A610]))" office:value-type="float" office:value="1502" calcext:value-type="float">
            <text:p>1502</text:p>
          </table:table-cell>
          <table:table-cell table:formula="of:=ROUND(AVERAGE([.A608:.A610]))" office:value-type="float" office:value="1563" calcext:value-type="float">
            <text:p>1563</text:p>
          </table:table-cell>
          <table:table-cell table:formula="of:=ROUND(AVERAGE([.A605:.A610]))" office:value-type="float" office:value="1614" calcext:value-type="float">
            <text:p>1614</text:p>
          </table:table-cell>
          <table:table-cell table:formula="of:=ROUND(AVERAGE([.A601:.A610]))" office:value-type="float" office:value="1637" calcext:value-type="float">
            <text:p>1637</text:p>
          </table:table-cell>
          <table:table-cell table:formula="of:=[.A610]*([.$H$2]/100)+(100-[.$H$2])/100*[.F609]" office:value-type="float" office:value="1587.53524675954" calcext:value-type="float">
            <text:p>1588</text:p>
          </table:table-cell>
          <table:table-cell table:formula="of:=[.A610]*([.$H$2]/100)+(100-[.$H$2])/100*([.G609] * [.$H$3] / 100 + (100-[.$H$3])/100 * [.G608])" office:value-type="float" office:value="1588.14753732483" calcext:value-type="float">
            <text:p>1588</text:p>
          </table:table-cell>
          <table:table-cell table:number-columns-repeated="3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ROUND(AVERAGE([.A610:.A611]))" office:value-type="float" office:value="1285" calcext:value-type="float">
            <text:p>1285</text:p>
          </table:table-cell>
          <table:table-cell table:formula="of:=ROUND(AVERAGE([.A609:.A611]))" office:value-type="float" office:value="1413" calcext:value-type="float">
            <text:p>1413</text:p>
          </table:table-cell>
          <table:table-cell table:formula="of:=ROUND(AVERAGE([.A606:.A611]))" office:value-type="float" office:value="1543" calcext:value-type="float">
            <text:p>1543</text:p>
          </table:table-cell>
          <table:table-cell table:formula="of:=ROUND(AVERAGE([.A602:.A611]))" office:value-type="float" office:value="1594" calcext:value-type="float">
            <text:p>1594</text:p>
          </table:table-cell>
          <table:table-cell table:formula="of:=[.A611]*([.$H$2]/100)+(100-[.$H$2])/100*[.F610]" office:value-type="float" office:value="1499.40143506965" calcext:value-type="float">
            <text:p>1499</text:p>
          </table:table-cell>
          <table:table-cell table:formula="of:=[.A611]*([.$H$2]/100)+(100-[.$H$2])/100*([.G610] * [.$H$3] / 100 + (100-[.$H$3])/100 * [.G609])" office:value-type="float" office:value="1548.79189563378" calcext:value-type="float">
            <text:p>1549</text:p>
          </table:table-cell>
          <table:table-cell table:number-columns-repeated="3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ROUND(AVERAGE([.A611:.A612]))" office:value-type="float" office:value="1211" calcext:value-type="float">
            <text:p>1211</text:p>
          </table:table-cell>
          <table:table-cell table:formula="of:=ROUND(AVERAGE([.A610:.A612]))" office:value-type="float" office:value="1252" calcext:value-type="float">
            <text:p>1252</text:p>
          </table:table-cell>
          <table:table-cell table:formula="of:=ROUND(AVERAGE([.A607:.A612]))" office:value-type="float" office:value="1463" calcext:value-type="float">
            <text:p>1463</text:p>
          </table:table-cell>
          <table:table-cell table:formula="of:=ROUND(AVERAGE([.A603:.A612]))" office:value-type="float" office:value="1546" calcext:value-type="float">
            <text:p>1546</text:p>
          </table:table-cell>
          <table:table-cell table:formula="of:=[.A612]*([.$H$2]/100)+(100-[.$H$2])/100*[.F611]" office:value-type="float" office:value="1421.05107630224" calcext:value-type="float">
            <text:p>1421</text:p>
          </table:table-cell>
          <table:table-cell table:formula="of:=[.A612]*([.$H$2]/100)+(100-[.$H$2])/100*([.G611] * [.$H$3] / 100 + (100-[.$H$3])/100 * [.G610])" office:value-type="float" office:value="1481.70730673996" calcext:value-type="float">
            <text:p>1482</text:p>
          </table:table-cell>
          <table:table-cell table:number-columns-repeated="3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ROUND(AVERAGE([.A612:.A613]))" office:value-type="float" office:value="1173" calcext:value-type="float">
            <text:p>1173</text:p>
          </table:table-cell>
          <table:table-cell table:formula="of:=ROUND(AVERAGE([.A611:.A613]))" office:value-type="float" office:value="1194" calcext:value-type="float">
            <text:p>1194</text:p>
          </table:table-cell>
          <table:table-cell table:formula="of:=ROUND(AVERAGE([.A608:.A613]))" office:value-type="float" office:value="1379" calcext:value-type="float">
            <text:p>1379</text:p>
          </table:table-cell>
          <table:table-cell table:formula="of:=ROUND(AVERAGE([.A604:.A613]))" office:value-type="float" office:value="1494" calcext:value-type="float">
            <text:p>1494</text:p>
          </table:table-cell>
          <table:table-cell table:formula="of:=[.A613]*([.$H$2]/100)+(100-[.$H$2])/100*[.F612]" office:value-type="float" office:value="1355.78830722668" calcext:value-type="float">
            <text:p>1356</text:p>
          </table:table-cell>
          <table:table-cell table:formula="of:=[.A613]*([.$H$2]/100)+(100-[.$H$2])/100*([.G612] * [.$H$3] / 100 + (100-[.$H$3])/100 * [.G611])" office:value-type="float" office:value="1441.53123339126" calcext:value-type="float">
            <text:p>1442</text:p>
          </table:table-cell>
          <table:table-cell table:number-columns-repeated="3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ROUND(AVERAGE([.A613:.A614]))" office:value-type="float" office:value="1155" calcext:value-type="float">
            <text:p>1155</text:p>
          </table:table-cell>
          <table:table-cell table:formula="of:=ROUND(AVERAGE([.A612:.A614]))" office:value-type="float" office:value="1165" calcext:value-type="float">
            <text:p>1165</text:p>
          </table:table-cell>
          <table:table-cell table:formula="of:=ROUND(AVERAGE([.A609:.A614]))" office:value-type="float" office:value="1289" calcext:value-type="float">
            <text:p>1289</text:p>
          </table:table-cell>
          <table:table-cell table:formula="of:=ROUND(AVERAGE([.A605:.A614]))" office:value-type="float" office:value="1441" calcext:value-type="float">
            <text:p>1441</text:p>
          </table:table-cell>
          <table:table-cell table:formula="of:=[.A614]*([.$H$2]/100)+(100-[.$H$2])/100*[.F613]" office:value-type="float" office:value="1304.09123042001" calcext:value-type="float">
            <text:p>1304</text:p>
          </table:table-cell>
          <table:table-cell table:formula="of:=[.A614]*([.$H$2]/100)+(100-[.$H$2])/100*([.G613] * [.$H$3] / 100 + (100-[.$H$3])/100 * [.G612])" office:value-type="float" office:value="1392.50406905267" calcext:value-type="float">
            <text:p>1393</text:p>
          </table:table-cell>
          <table:table-cell table:number-columns-repeated="3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ROUND(AVERAGE([.A614:.A615]))" office:value-type="float" office:value="1141" calcext:value-type="float">
            <text:p>1141</text:p>
          </table:table-cell>
          <table:table-cell table:formula="of:=ROUND(AVERAGE([.A613:.A615]))" office:value-type="float" office:value="1147" calcext:value-type="float">
            <text:p>1147</text:p>
          </table:table-cell>
          <table:table-cell table:formula="of:=ROUND(AVERAGE([.A610:.A615]))" office:value-type="float" office:value="1200" calcext:value-type="float">
            <text:p>1200</text:p>
          </table:table-cell>
          <table:table-cell table:formula="of:=ROUND(AVERAGE([.A606:.A615]))" office:value-type="float" office:value="1388" calcext:value-type="float">
            <text:p>1388</text:p>
          </table:table-cell>
          <table:table-cell table:formula="of:=[.A615]*([.$H$2]/100)+(100-[.$H$2])/100*[.F614]" office:value-type="float" office:value="1261.06842281501" calcext:value-type="float">
            <text:p>1261</text:p>
          </table:table-cell>
          <table:table-cell table:formula="of:=[.A615]*([.$H$2]/100)+(100-[.$H$2])/100*([.G614] * [.$H$3] / 100 + (100-[.$H$3])/100 * [.G613])" office:value-type="float" office:value="1356.79435039266" calcext:value-type="float">
            <text:p>1357</text:p>
          </table:table-cell>
          <table:table-cell table:number-columns-repeated="3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ROUND(AVERAGE([.A615:.A616]))" office:value-type="float" office:value="1142" calcext:value-type="float">
            <text:p>1142</text:p>
          </table:table-cell>
          <table:table-cell table:formula="of:=ROUND(AVERAGE([.A614:.A616]))" office:value-type="float" office:value="1144" calcext:value-type="float">
            <text:p>1144</text:p>
          </table:table-cell>
          <table:table-cell table:formula="of:=ROUND(AVERAGE([.A611:.A616]))" office:value-type="float" office:value="1169" calcext:value-type="float">
            <text:p>1169</text:p>
          </table:table-cell>
          <table:table-cell table:formula="of:=ROUND(AVERAGE([.A607:.A616]))" office:value-type="float" office:value="1337" calcext:value-type="float">
            <text:p>1337</text:p>
          </table:table-cell>
          <table:table-cell table:formula="of:=[.A616]*([.$H$2]/100)+(100-[.$H$2])/100*[.F615]" office:value-type="float" office:value="1233.55131711126" calcext:value-type="float">
            <text:p>1234</text:p>
          </table:table-cell>
          <table:table-cell table:formula="of:=[.A616]*([.$H$2]/100)+(100-[.$H$2])/100*([.G615] * [.$H$3] / 100 + (100-[.$H$3])/100 * [.G614])" office:value-type="float" office:value="1326.7715939905" calcext:value-type="float">
            <text:p>1327</text:p>
          </table:table-cell>
          <table:table-cell table:number-columns-repeated="3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ROUND(AVERAGE([.A616:.A617]))" office:value-type="float" office:value="1145" calcext:value-type="float">
            <text:p>1145</text:p>
          </table:table-cell>
          <table:table-cell table:formula="of:=ROUND(AVERAGE([.A615:.A617]))" office:value-type="float" office:value="1141" calcext:value-type="float">
            <text:p>1141</text:p>
          </table:table-cell>
          <table:table-cell table:formula="of:=ROUND(AVERAGE([.A612:.A617]))" office:value-type="float" office:value="1153" calcext:value-type="float">
            <text:p>1153</text:p>
          </table:table-cell>
          <table:table-cell table:formula="of:=ROUND(AVERAGE([.A608:.A617]))" office:value-type="float" office:value="1284" calcext:value-type="float">
            <text:p>1284</text:p>
          </table:table-cell>
          <table:table-cell table:formula="of:=[.A617]*([.$H$2]/100)+(100-[.$H$2])/100*[.F616]" office:value-type="float" office:value="1209.91348783344" calcext:value-type="float">
            <text:p>1210</text:p>
          </table:table-cell>
          <table:table-cell table:formula="of:=[.A617]*([.$H$2]/100)+(100-[.$H$2])/100*([.G616] * [.$H$3] / 100 + (100-[.$H$3])/100 * [.G615])" office:value-type="float" office:value="1297.84234933417" calcext:value-type="float">
            <text:p>1298</text:p>
          </table:table-cell>
          <table:table-cell table:number-columns-repeated="3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ROUND(AVERAGE([.A617:.A618]))" office:value-type="float" office:value="1133" calcext:value-type="float">
            <text:p>1133</text:p>
          </table:table-cell>
          <table:table-cell table:formula="of:=ROUND(AVERAGE([.A616:.A618]))" office:value-type="float" office:value="1139" calcext:value-type="float">
            <text:p>1139</text:p>
          </table:table-cell>
          <table:table-cell table:formula="of:=ROUND(AVERAGE([.A613:.A618]))" office:value-type="float" office:value="1143" calcext:value-type="float">
            <text:p>1143</text:p>
          </table:table-cell>
          <table:table-cell table:formula="of:=ROUND(AVERAGE([.A609:.A618]))" office:value-type="float" office:value="1228" calcext:value-type="float">
            <text:p>1228</text:p>
          </table:table-cell>
          <table:table-cell table:formula="of:=[.A618]*([.$H$2]/100)+(100-[.$H$2])/100*[.F617]" office:value-type="float" office:value="1189.18511587508" calcext:value-type="float">
            <text:p>1189</text:p>
          </table:table-cell>
          <table:table-cell table:formula="of:=[.A618]*([.$H$2]/100)+(100-[.$H$2])/100*([.G617] * [.$H$3] / 100 + (100-[.$H$3])/100 * [.G616])" office:value-type="float" office:value="1272.48930879442" calcext:value-type="float">
            <text:p>1272</text:p>
          </table:table-cell>
          <table:table-cell table:number-columns-repeated="3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ROUND(AVERAGE([.A618:.A619]))" office:value-type="float" office:value="1127" calcext:value-type="float">
            <text:p>1127</text:p>
          </table:table-cell>
          <table:table-cell table:formula="of:=ROUND(AVERAGE([.A617:.A619]))" office:value-type="float" office:value="1131" calcext:value-type="float">
            <text:p>1131</text:p>
          </table:table-cell>
          <table:table-cell table:formula="of:=ROUND(AVERAGE([.A614:.A619]))" office:value-type="float" office:value="1137" calcext:value-type="float">
            <text:p>1137</text:p>
          </table:table-cell>
          <table:table-cell table:formula="of:=ROUND(AVERAGE([.A610:.A619]))" office:value-type="float" office:value="1174" calcext:value-type="float">
            <text:p>1174</text:p>
          </table:table-cell>
          <table:table-cell table:formula="of:=[.A619]*([.$H$2]/100)+(100-[.$H$2])/100*[.F618]" office:value-type="float" office:value="1173.38883690631" calcext:value-type="float">
            <text:p>1173</text:p>
          </table:table-cell>
          <table:table-cell table:formula="of:=[.A619]*([.$H$2]/100)+(100-[.$H$2])/100*([.G618] * [.$H$3] / 100 + (100-[.$H$3])/100 * [.G617])" office:value-type="float" office:value="1251.07880591967" calcext:value-type="float">
            <text:p>1251</text:p>
          </table:table-cell>
          <table:table-cell table:number-columns-repeated="3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ROUND(AVERAGE([.A619:.A620]))" office:value-type="float" office:value="1121" calcext:value-type="float">
            <text:p>1121</text:p>
          </table:table-cell>
          <table:table-cell table:formula="of:=ROUND(AVERAGE([.A618:.A620]))" office:value-type="float" office:value="1123" calcext:value-type="float">
            <text:p>1123</text:p>
          </table:table-cell>
          <table:table-cell table:formula="of:=ROUND(AVERAGE([.A615:.A620]))" office:value-type="float" office:value="1132" calcext:value-type="float">
            <text:p>1132</text:p>
          </table:table-cell>
          <table:table-cell table:formula="of:=ROUND(AVERAGE([.A611:.A620]))" office:value-type="float" office:value="1152" calcext:value-type="float">
            <text:p>1152</text:p>
          </table:table-cell>
          <table:table-cell table:formula="of:=[.A620]*([.$H$2]/100)+(100-[.$H$2])/100*[.F619]" office:value-type="float" office:value="1158.79162767973" calcext:value-type="float">
            <text:p>1159</text:p>
          </table:table-cell>
          <table:table-cell table:formula="of:=[.A620]*([.$H$2]/100)+(100-[.$H$2])/100*([.G619] * [.$H$3] / 100 + (100-[.$H$3])/100 * [.G618])" office:value-type="float" office:value="1229.9054061646" calcext:value-type="float">
            <text:p>1230</text:p>
          </table:table-cell>
          <table:table-cell table:number-columns-repeated="3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ROUND(AVERAGE([.A620:.A621]))" office:value-type="float" office:value="1122" calcext:value-type="float">
            <text:p>1122</text:p>
          </table:table-cell>
          <table:table-cell table:formula="of:=ROUND(AVERAGE([.A619:.A621]))" office:value-type="float" office:value="1123" calcext:value-type="float">
            <text:p>1123</text:p>
          </table:table-cell>
          <table:table-cell table:formula="of:=ROUND(AVERAGE([.A616:.A621]))" office:value-type="float" office:value="1131" calcext:value-type="float">
            <text:p>1131</text:p>
          </table:table-cell>
          <table:table-cell table:formula="of:=ROUND(AVERAGE([.A612:.A621]))" office:value-type="float" office:value="1141" calcext:value-type="float">
            <text:p>1141</text:p>
          </table:table-cell>
          <table:table-cell table:formula="of:=[.A621]*([.$H$2]/100)+(100-[.$H$2])/100*[.F620]" office:value-type="float" office:value="1151.3437207598" calcext:value-type="float">
            <text:p>1151</text:p>
          </table:table-cell>
          <table:table-cell table:formula="of:=[.A621]*([.$H$2]/100)+(100-[.$H$2])/100*([.G620] * [.$H$3] / 100 + (100-[.$H$3])/100 * [.G619])" office:value-type="float" office:value="1217.38309447649" calcext:value-type="float">
            <text:p>1217</text:p>
          </table:table-cell>
          <table:table-cell table:number-columns-repeated="3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ROUND(AVERAGE([.A621:.A622]))" office:value-type="float" office:value="1113" calcext:value-type="float">
            <text:p>1113</text:p>
          </table:table-cell>
          <table:table-cell table:formula="of:=ROUND(AVERAGE([.A620:.A622]))" office:value-type="float" office:value="1114" calcext:value-type="float">
            <text:p>1114</text:p>
          </table:table-cell>
          <table:table-cell table:formula="of:=ROUND(AVERAGE([.A617:.A622]))" office:value-type="float" office:value="1122" calcext:value-type="float">
            <text:p>1122</text:p>
          </table:table-cell>
          <table:table-cell table:formula="of:=ROUND(AVERAGE([.A613:.A622]))" office:value-type="float" office:value="1133" calcext:value-type="float">
            <text:p>1133</text:p>
          </table:table-cell>
          <table:table-cell table:formula="of:=[.A622]*([.$H$2]/100)+(100-[.$H$2])/100*[.F621]" office:value-type="float" office:value="1137.75779056985" calcext:value-type="float">
            <text:p>1138</text:p>
          </table:table-cell>
          <table:table-cell table:formula="of:=[.A622]*([.$H$2]/100)+(100-[.$H$2])/100*([.G621] * [.$H$3] / 100 + (100-[.$H$3])/100 * [.G620])" office:value-type="float" office:value="1194.80070787024" calcext:value-type="float">
            <text:p>1195</text:p>
          </table:table-cell>
          <table:table-cell table:number-columns-repeated="3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ROUND(AVERAGE([.A622:.A623]))" office:value-type="float" office:value="1096" calcext:value-type="float">
            <text:p>1096</text:p>
          </table:table-cell>
          <table:table-cell table:formula="of:=ROUND(AVERAGE([.A621:.A623]))" office:value-type="float" office:value="1107" calcext:value-type="float">
            <text:p>1107</text:p>
          </table:table-cell>
          <table:table-cell table:formula="of:=ROUND(AVERAGE([.A618:.A623]))" office:value-type="float" office:value="1115" calcext:value-type="float">
            <text:p>1115</text:p>
          </table:table-cell>
          <table:table-cell table:formula="of:=ROUND(AVERAGE([.A614:.A623]))" office:value-type="float" office:value="1126" calcext:value-type="float">
            <text:p>1126</text:p>
          </table:table-cell>
          <table:table-cell table:formula="of:=[.A623]*([.$H$2]/100)+(100-[.$H$2])/100*[.F622]" office:value-type="float" office:value="1127.06834292739" calcext:value-type="float">
            <text:p>1127</text:p>
          </table:table-cell>
          <table:table-cell table:formula="of:=[.A623]*([.$H$2]/100)+(100-[.$H$2])/100*([.G622] * [.$H$3] / 100 + (100-[.$H$3])/100 * [.G621])" office:value-type="float" office:value="1183.39996286643" calcext:value-type="float">
            <text:p>1183</text:p>
          </table:table-cell>
          <table:table-cell table:number-columns-repeated="3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ROUND(AVERAGE([.A623:.A624]))" office:value-type="float" office:value="1094" calcext:value-type="float">
            <text:p>1094</text:p>
          </table:table-cell>
          <table:table-cell table:formula="of:=ROUND(AVERAGE([.A622:.A624]))" office:value-type="float" office:value="1095" calcext:value-type="float">
            <text:p>1095</text:p>
          </table:table-cell>
          <table:table-cell table:formula="of:=ROUND(AVERAGE([.A619:.A624]))" office:value-type="float" office:value="1109" calcext:value-type="float">
            <text:p>1109</text:p>
          </table:table-cell>
          <table:table-cell table:formula="of:=ROUND(AVERAGE([.A615:.A624]))" office:value-type="float" office:value="1120" calcext:value-type="float">
            <text:p>1120</text:p>
          </table:table-cell>
          <table:table-cell table:formula="of:=[.A624]*([.$H$2]/100)+(100-[.$H$2])/100*[.F623]" office:value-type="float" office:value="1118.55125719554" calcext:value-type="float">
            <text:p>1119</text:p>
          </table:table-cell>
          <table:table-cell table:formula="of:=[.A624]*([.$H$2]/100)+(100-[.$H$2])/100*([.G623] * [.$H$3] / 100 + (100-[.$H$3])/100 * [.G622])" office:value-type="float" office:value="1167.64041915211" calcext:value-type="float">
            <text:p>1168</text:p>
          </table:table-cell>
          <table:table-cell table:number-columns-repeated="3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ROUND(AVERAGE([.A624:.A625]))" office:value-type="float" office:value="1078" calcext:value-type="float">
            <text:p>1078</text:p>
          </table:table-cell>
          <table:table-cell table:formula="of:=ROUND(AVERAGE([.A623:.A625]))" office:value-type="float" office:value="1083" calcext:value-type="float">
            <text:p>1083</text:p>
          </table:table-cell>
          <table:table-cell table:formula="of:=ROUND(AVERAGE([.A620:.A625]))" office:value-type="float" office:value="1099" calcext:value-type="float">
            <text:p>1099</text:p>
          </table:table-cell>
          <table:table-cell table:formula="of:=ROUND(AVERAGE([.A616:.A625]))" office:value-type="float" office:value="1113" calcext:value-type="float">
            <text:p>1113</text:p>
          </table:table-cell>
          <table:table-cell table:formula="of:=[.A625]*([.$H$2]/100)+(100-[.$H$2])/100*[.F624]" office:value-type="float" office:value="1104.41344289666" calcext:value-type="float">
            <text:p>1104</text:p>
          </table:table-cell>
          <table:table-cell table:formula="of:=[.A625]*([.$H$2]/100)+(100-[.$H$2])/100*([.G624] * [.$H$3] / 100 + (100-[.$H$3])/100 * [.G623])" office:value-type="float" office:value="1150.68604059267" calcext:value-type="float">
            <text:p>1151</text:p>
          </table:table-cell>
          <table:table-cell table:number-columns-repeated="3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ROUND(AVERAGE([.A625:.A626]))" office:value-type="float" office:value="1091" calcext:value-type="float">
            <text:p>1091</text:p>
          </table:table-cell>
          <table:table-cell table:formula="of:=ROUND(AVERAGE([.A624:.A626]))" office:value-type="float" office:value="1092" calcext:value-type="float">
            <text:p>1092</text:p>
          </table:table-cell>
          <table:table-cell table:formula="of:=ROUND(AVERAGE([.A621:.A626]))" office:value-type="float" office:value="1099" calcext:value-type="float">
            <text:p>1099</text:p>
          </table:table-cell>
          <table:table-cell table:formula="of:=ROUND(AVERAGE([.A617:.A626]))" office:value-type="float" office:value="1110" calcext:value-type="float">
            <text:p>1110</text:p>
          </table:table-cell>
          <table:table-cell table:formula="of:=[.A626]*([.$H$2]/100)+(100-[.$H$2])/100*[.F625]" office:value-type="float" office:value="1108.31008217249" calcext:value-type="float">
            <text:p>1108</text:p>
          </table:table-cell>
          <table:table-cell table:formula="of:=[.A626]*([.$H$2]/100)+(100-[.$H$2])/100*([.G625] * [.$H$3] / 100 + (100-[.$H$3])/100 * [.G624])" office:value-type="float" office:value="1153.18715758016" calcext:value-type="float">
            <text:p>1153</text:p>
          </table:table-cell>
          <table:table-cell table:number-columns-repeated="3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ROUND(AVERAGE([.A626:.A627]))" office:value-type="float" office:value="1114" calcext:value-type="float">
            <text:p>1114</text:p>
          </table:table-cell>
          <table:table-cell table:formula="of:=ROUND(AVERAGE([.A625:.A627]))" office:value-type="float" office:value="1097" calcext:value-type="float">
            <text:p>1097</text:p>
          </table:table-cell>
          <table:table-cell table:formula="of:=ROUND(AVERAGE([.A622:.A627]))" office:value-type="float" office:value="1096" calcext:value-type="float">
            <text:p>1096</text:p>
          </table:table-cell>
          <table:table-cell table:formula="of:=ROUND(AVERAGE([.A618:.A627]))" office:value-type="float" office:value="1107" calcext:value-type="float">
            <text:p>1107</text:p>
          </table:table-cell>
          <table:table-cell table:formula="of:=[.A627]*([.$H$2]/100)+(100-[.$H$2])/100*[.F626]" office:value-type="float" office:value="1108.23256162937" calcext:value-type="float">
            <text:p>1108</text:p>
          </table:table-cell>
          <table:table-cell table:formula="of:=[.A627]*([.$H$2]/100)+(100-[.$H$2])/100*([.G626] * [.$H$3] / 100 + (100-[.$H$3])/100 * [.G625])" office:value-type="float" office:value="1140.38969799263" calcext:value-type="float">
            <text:p>1140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ROUND(AVERAGE([.A627:.A628]))" office:value-type="float" office:value="1106" calcext:value-type="float">
            <text:p>1106</text:p>
          </table:table-cell>
          <table:table-cell table:formula="of:=ROUND(AVERAGE([.A626:.A628]))" office:value-type="float" office:value="1111" calcext:value-type="float">
            <text:p>1111</text:p>
          </table:table-cell>
          <table:table-cell table:formula="of:=ROUND(AVERAGE([.A623:.A628]))" office:value-type="float" office:value="1097" calcext:value-type="float">
            <text:p>1097</text:p>
          </table:table-cell>
          <table:table-cell table:formula="of:=ROUND(AVERAGE([.A619:.A628]))" office:value-type="float" office:value="1105" calcext:value-type="float">
            <text:p>1105</text:p>
          </table:table-cell>
          <table:table-cell table:formula="of:=[.A628]*([.$H$2]/100)+(100-[.$H$2])/100*[.F627]" office:value-type="float" office:value="1107.17442122203" calcext:value-type="float">
            <text:p>1107</text:p>
          </table:table-cell>
          <table:table-cell table:formula="of:=[.A628]*([.$H$2]/100)+(100-[.$H$2])/100*([.G627] * [.$H$3] / 100 + (100-[.$H$3])/100 * [.G626])" office:value-type="float" office:value="1138.97074924699" calcext:value-type="float">
            <text:p>1139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ROUND(AVERAGE([.A628:.A629]))" office:value-type="float" office:value="1108" calcext:value-type="float">
            <text:p>1108</text:p>
          </table:table-cell>
          <table:table-cell table:formula="of:=ROUND(AVERAGE([.A627:.A629]))" office:value-type="float" office:value="1108" calcext:value-type="float">
            <text:p>1108</text:p>
          </table:table-cell>
          <table:table-cell table:formula="of:=ROUND(AVERAGE([.A624:.A629]))" office:value-type="float" office:value="1100" calcext:value-type="float">
            <text:p>1100</text:p>
          </table:table-cell>
          <table:table-cell table:formula="of:=ROUND(AVERAGE([.A620:.A629]))" office:value-type="float" office:value="1103" calcext:value-type="float">
            <text:p>1103</text:p>
          </table:table-cell>
          <table:table-cell table:formula="of:=[.A629]*([.$H$2]/100)+(100-[.$H$2])/100*[.F628]" office:value-type="float" office:value="1108.13081591652" calcext:value-type="float">
            <text:p>1108</text:p>
          </table:table-cell>
          <table:table-cell table:formula="of:=[.A629]*([.$H$2]/100)+(100-[.$H$2])/100*([.G628] * [.$H$3] / 100 + (100-[.$H$3])/100 * [.G627])" office:value-type="float" office:value="1132.82943118263" calcext:value-type="float">
            <text:p>1133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ROUND(AVERAGE([.A629:.A630]))" office:value-type="float" office:value="1117" calcext:value-type="float">
            <text:p>1117</text:p>
          </table:table-cell>
          <table:table-cell table:formula="of:=ROUND(AVERAGE([.A628:.A630]))" office:value-type="float" office:value="1112" calcext:value-type="float">
            <text:p>1112</text:p>
          </table:table-cell>
          <table:table-cell table:formula="of:=ROUND(AVERAGE([.A625:.A630]))" office:value-type="float" office:value="1105" calcext:value-type="float">
            <text:p>1105</text:p>
          </table:table-cell>
          <table:table-cell table:formula="of:=ROUND(AVERAGE([.A621:.A630]))" office:value-type="float" office:value="1104" calcext:value-type="float">
            <text:p>1104</text:p>
          </table:table-cell>
          <table:table-cell table:formula="of:=[.A630]*([.$H$2]/100)+(100-[.$H$2])/100*[.F629]" office:value-type="float" office:value="1111.59811193739" calcext:value-type="float">
            <text:p>1112</text:p>
          </table:table-cell>
          <table:table-cell table:formula="of:=[.A630]*([.$H$2]/100)+(100-[.$H$2])/100*([.G629] * [.$H$3] / 100 + (100-[.$H$3])/100 * [.G628])" office:value-type="float" office:value="1133.80686422559" calcext:value-type="float">
            <text:p>1134</text:p>
          </table:table-cell>
          <table:table-cell table:number-columns-repeated="3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ROUND(AVERAGE([.A630:.A631]))" office:value-type="float" office:value="1133" calcext:value-type="float">
            <text:p>1133</text:p>
          </table:table-cell>
          <table:table-cell table:formula="of:=ROUND(AVERAGE([.A629:.A631]))" office:value-type="float" office:value="1126" calcext:value-type="float">
            <text:p>1126</text:p>
          </table:table-cell>
          <table:table-cell table:formula="of:=ROUND(AVERAGE([.A626:.A631]))" office:value-type="float" office:value="1118" calcext:value-type="float">
            <text:p>1118</text:p>
          </table:table-cell>
          <table:table-cell table:formula="of:=ROUND(AVERAGE([.A622:.A631]))" office:value-type="float" office:value="1106" calcext:value-type="float">
            <text:p>1106</text:p>
          </table:table-cell>
          <table:table-cell table:formula="of:=[.A631]*([.$H$2]/100)+(100-[.$H$2])/100*[.F630]" office:value-type="float" office:value="1119.69858395304" calcext:value-type="float">
            <text:p>1120</text:p>
          </table:table-cell>
          <table:table-cell table:formula="of:=[.A631]*([.$H$2]/100)+(100-[.$H$2])/100*([.G630] * [.$H$3] / 100 + (100-[.$H$3])/100 * [.G629])" office:value-type="float" office:value="1135.76868834341" calcext:value-type="float">
            <text:p>1136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ROUND(AVERAGE([.A631:.A632]))" office:value-type="float" office:value="1131" calcext:value-type="float">
            <text:p>1131</text:p>
          </table:table-cell>
          <table:table-cell table:formula="of:=ROUND(AVERAGE([.A630:.A632]))" office:value-type="float" office:value="1128" calcext:value-type="float">
            <text:p>1128</text:p>
          </table:table-cell>
          <table:table-cell table:formula="of:=ROUND(AVERAGE([.A627:.A632]))" office:value-type="float" office:value="1118" calcext:value-type="float">
            <text:p>1118</text:p>
          </table:table-cell>
          <table:table-cell table:formula="of:=ROUND(AVERAGE([.A623:.A632]))" office:value-type="float" office:value="1108" calcext:value-type="float">
            <text:p>1108</text:p>
          </table:table-cell>
          <table:table-cell table:formula="of:=[.A632]*([.$H$2]/100)+(100-[.$H$2])/100*[.F631]" office:value-type="float" office:value="1119.27393796478" calcext:value-type="float">
            <text:p>1119</text:p>
          </table:table-cell>
          <table:table-cell table:formula="of:=[.A632]*([.$H$2]/100)+(100-[.$H$2])/100*([.G631] * [.$H$3] / 100 + (100-[.$H$3])/100 * [.G630])" office:value-type="float" office:value="1130.14942178687" calcext:value-type="float">
            <text:p>1130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ROUND(AVERAGE([.A632:.A633]))" office:value-type="float" office:value="1108" calcext:value-type="float">
            <text:p>1108</text:p>
          </table:table-cell>
          <table:table-cell table:formula="of:=ROUND(AVERAGE([.A631:.A633]))" office:value-type="float" office:value="1120" calcext:value-type="float">
            <text:p>1120</text:p>
          </table:table-cell>
          <table:table-cell table:formula="of:=ROUND(AVERAGE([.A628:.A633]))" office:value-type="float" office:value="1116" calcext:value-type="float">
            <text:p>1116</text:p>
          </table:table-cell>
          <table:table-cell table:formula="of:=ROUND(AVERAGE([.A624:.A633]))" office:value-type="float" office:value="1108" calcext:value-type="float">
            <text:p>1108</text:p>
          </table:table-cell>
          <table:table-cell table:formula="of:=[.A633]*([.$H$2]/100)+(100-[.$H$2])/100*[.F632]" office:value-type="float" office:value="1113.95545347359" calcext:value-type="float">
            <text:p>1114</text:p>
          </table:table-cell>
          <table:table-cell table:formula="of:=[.A633]*([.$H$2]/100)+(100-[.$H$2])/100*([.G632] * [.$H$3] / 100 + (100-[.$H$3])/100 * [.G631])" office:value-type="float" office:value="1125.48362627408" calcext:value-type="float">
            <text:p>1125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ROUND(AVERAGE([.A633:.A634]))" office:value-type="float" office:value="1100" calcext:value-type="float">
            <text:p>1100</text:p>
          </table:table-cell>
          <table:table-cell table:formula="of:=ROUND(AVERAGE([.A632:.A634]))" office:value-type="float" office:value="1106" calcext:value-type="float">
            <text:p>1106</text:p>
          </table:table-cell>
          <table:table-cell table:formula="of:=ROUND(AVERAGE([.A629:.A634]))" office:value-type="float" office:value="1116" calcext:value-type="float">
            <text:p>1116</text:p>
          </table:table-cell>
          <table:table-cell table:formula="of:=ROUND(AVERAGE([.A625:.A634]))" office:value-type="float" office:value="1109" calcext:value-type="float">
            <text:p>1109</text:p>
          </table:table-cell>
          <table:table-cell table:formula="of:=[.A634]*([.$H$2]/100)+(100-[.$H$2])/100*[.F633]" office:value-type="float" office:value="1110.71659010519" calcext:value-type="float">
            <text:p>1111</text:p>
          </table:table-cell>
          <table:table-cell table:formula="of:=[.A634]*([.$H$2]/100)+(100-[.$H$2])/100*([.G633] * [.$H$3] / 100 + (100-[.$H$3])/100 * [.G632])" office:value-type="float" office:value="1122.16219701323" calcext:value-type="float">
            <text:p>1122</text:p>
          </table:table-cell>
          <table:table-cell table:number-columns-repeated="3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ROUND(AVERAGE([.A634:.A635]))" office:value-type="float" office:value="1097" calcext:value-type="float">
            <text:p>1097</text:p>
          </table:table-cell>
          <table:table-cell table:formula="of:=ROUND(AVERAGE([.A633:.A635]))" office:value-type="float" office:value="1097" calcext:value-type="float">
            <text:p>1097</text:p>
          </table:table-cell>
          <table:table-cell table:formula="of:=ROUND(AVERAGE([.A630:.A635]))" office:value-type="float" office:value="1113" calcext:value-type="float">
            <text:p>1113</text:p>
          </table:table-cell>
          <table:table-cell table:formula="of:=ROUND(AVERAGE([.A626:.A635]))" office:value-type="float" office:value="1112" calcext:value-type="float">
            <text:p>1112</text:p>
          </table:table-cell>
          <table:table-cell table:formula="of:=[.A635]*([.$H$2]/100)+(100-[.$H$2])/100*[.F634]" office:value-type="float" office:value="1106.28744257889" calcext:value-type="float">
            <text:p>1106</text:p>
          </table:table-cell>
          <table:table-cell table:formula="of:=[.A635]*([.$H$2]/100)+(100-[.$H$2])/100*([.G634] * [.$H$3] / 100 + (100-[.$H$3])/100 * [.G633])" office:value-type="float" office:value="1116.86450531643" calcext:value-type="float">
            <text:p>1117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ROUND(AVERAGE([.A635:.A636]))" office:value-type="float" office:value="1102" calcext:value-type="float">
            <text:p>1102</text:p>
          </table:table-cell>
          <table:table-cell table:formula="of:=ROUND(AVERAGE([.A634:.A636]))" office:value-type="float" office:value="1101" calcext:value-type="float">
            <text:p>1101</text:p>
          </table:table-cell>
          <table:table-cell table:formula="of:=ROUND(AVERAGE([.A631:.A636]))" office:value-type="float" office:value="1111" calcext:value-type="float">
            <text:p>1111</text:p>
          </table:table-cell>
          <table:table-cell table:formula="of:=ROUND(AVERAGE([.A627:.A636]))" office:value-type="float" office:value="1111" calcext:value-type="float">
            <text:p>1111</text:p>
          </table:table-cell>
          <table:table-cell table:formula="of:=[.A636]*([.$H$2]/100)+(100-[.$H$2])/100*[.F635]" office:value-type="float" office:value="1107.21558193417" calcext:value-type="float">
            <text:p>1107</text:p>
          </table:table-cell>
          <table:table-cell table:formula="of:=[.A636]*([.$H$2]/100)+(100-[.$H$2])/100*([.G635] * [.$H$3] / 100 + (100-[.$H$3])/100 * [.G634])" office:value-type="float" office:value="1118.3269940054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ROUND(AVERAGE([.A636:.A637]))" office:value-type="float" office:value="1113" calcext:value-type="float">
            <text:p>1113</text:p>
          </table:table-cell>
          <table:table-cell table:formula="of:=ROUND(AVERAGE([.A635:.A637]))" office:value-type="float" office:value="1106" calcext:value-type="float">
            <text:p>1106</text:p>
          </table:table-cell>
          <table:table-cell table:formula="of:=ROUND(AVERAGE([.A632:.A637]))" office:value-type="float" office:value="1106" calcext:value-type="float">
            <text:p>1106</text:p>
          </table:table-cell>
          <table:table-cell table:formula="of:=ROUND(AVERAGE([.A628:.A637]))" office:value-type="float" office:value="1112" calcext:value-type="float">
            <text:p>1112</text:p>
          </table:table-cell>
          <table:table-cell table:formula="of:=[.A637]*([.$H$2]/100)+(100-[.$H$2])/100*[.F636]" office:value-type="float" office:value="1109.41168645063" calcext:value-type="float">
            <text:p>1109</text:p>
          </table:table-cell>
          <table:table-cell table:formula="of:=[.A637]*([.$H$2]/100)+(100-[.$H$2])/100*([.G636] * [.$H$3] / 100 + (100-[.$H$3])/100 * [.G635])" office:value-type="float" office:value="1116.86775229067" calcext:value-type="float">
            <text:p>1117</text:p>
          </table:table-cell>
          <table:table-cell table:number-columns-repeated="3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ROUND(AVERAGE([.A637:.A638]))" office:value-type="float" office:value="1116" calcext:value-type="float">
            <text:p>1116</text:p>
          </table:table-cell>
          <table:table-cell table:formula="of:=ROUND(AVERAGE([.A636:.A638]))" office:value-type="float" office:value="1114" calcext:value-type="float">
            <text:p>1114</text:p>
          </table:table-cell>
          <table:table-cell table:formula="of:=ROUND(AVERAGE([.A633:.A638]))" office:value-type="float" office:value="1106" calcext:value-type="float">
            <text:p>1106</text:p>
          </table:table-cell>
          <table:table-cell table:formula="of:=ROUND(AVERAGE([.A629:.A638]))" office:value-type="float" office:value="1113" calcext:value-type="float">
            <text:p>1113</text:p>
          </table:table-cell>
          <table:table-cell table:formula="of:=[.A638]*([.$H$2]/100)+(100-[.$H$2])/100*[.F637]" office:value-type="float" office:value="1111.05876483797" calcext:value-type="float">
            <text:p>1111</text:p>
          </table:table-cell>
          <table:table-cell table:formula="of:=[.A638]*([.$H$2]/100)+(100-[.$H$2])/100*([.G637] * [.$H$3] / 100 + (100-[.$H$3])/100 * [.G636])" office:value-type="float" office:value="1117.52635924684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ROUND(AVERAGE([.A638:.A639]))" office:value-type="float" office:value="1098" calcext:value-type="float">
            <text:p>1098</text:p>
          </table:table-cell>
          <table:table-cell table:formula="of:=ROUND(AVERAGE([.A637:.A639]))" office:value-type="float" office:value="1104" calcext:value-type="float">
            <text:p>1104</text:p>
          </table:table-cell>
          <table:table-cell table:formula="of:=ROUND(AVERAGE([.A634:.A639]))" office:value-type="float" office:value="1103" calcext:value-type="float">
            <text:p>1103</text:p>
          </table:table-cell>
          <table:table-cell table:formula="of:=ROUND(AVERAGE([.A630:.A639]))" office:value-type="float" office:value="1110" calcext:value-type="float">
            <text:p>1110</text:p>
          </table:table-cell>
          <table:table-cell table:formula="of:=[.A639]*([.$H$2]/100)+(100-[.$H$2])/100*[.F638]" office:value-type="float" office:value="1103.04407362848" calcext:value-type="float">
            <text:p>1103</text:p>
          </table:table-cell>
          <table:table-cell table:formula="of:=[.A639]*([.$H$2]/100)+(100-[.$H$2])/100*([.G638] * [.$H$3] / 100 + (100-[.$H$3])/100 * [.G637])" office:value-type="float" office:value="1107.49960526143" calcext:value-type="float">
            <text:p>1107</text:p>
          </table:table-cell>
          <table:table-cell table:number-columns-repeated="3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ROUND(AVERAGE([.A639:.A640]))" office:value-type="float" office:value="1091" calcext:value-type="float">
            <text:p>1091</text:p>
          </table:table-cell>
          <table:table-cell table:formula="of:=ROUND(AVERAGE([.A638:.A640]))" office:value-type="float" office:value="1099" calcext:value-type="float">
            <text:p>1099</text:p>
          </table:table-cell>
          <table:table-cell table:formula="of:=ROUND(AVERAGE([.A635:.A640]))" office:value-type="float" office:value="1103" calcext:value-type="float">
            <text:p>1103</text:p>
          </table:table-cell>
          <table:table-cell table:formula="of:=ROUND(AVERAGE([.A631:.A640]))" office:value-type="float" office:value="1108" calcext:value-type="float">
            <text:p>1108</text:p>
          </table:table-cell>
          <table:table-cell table:formula="of:=[.A640]*([.$H$2]/100)+(100-[.$H$2])/100*[.F639]" office:value-type="float" office:value="1102.78305522136" calcext:value-type="float">
            <text:p>1103</text:p>
          </table:table-cell>
          <table:table-cell table:formula="of:=[.A640]*([.$H$2]/100)+(100-[.$H$2])/100*([.G639] * [.$H$3] / 100 + (100-[.$H$3])/100 * [.G638])" office:value-type="float" office:value="1112.14075633732" calcext:value-type="float">
            <text:p>1112</text:p>
          </table:table-cell>
          <table:table-cell table:number-columns-repeated="3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ROUND(AVERAGE([.A640:.A641]))" office:value-type="float" office:value="1108" calcext:value-type="float">
            <text:p>1108</text:p>
          </table:table-cell>
          <table:table-cell table:formula="of:=ROUND(AVERAGE([.A639:.A641]))" office:value-type="float" office:value="1098" calcext:value-type="float">
            <text:p>1098</text:p>
          </table:table-cell>
          <table:table-cell table:formula="of:=ROUND(AVERAGE([.A636:.A641]))" office:value-type="float" office:value="1106" calcext:value-type="float">
            <text:p>1106</text:p>
          </table:table-cell>
          <table:table-cell table:formula="of:=ROUND(AVERAGE([.A632:.A641]))" office:value-type="float" office:value="1105" calcext:value-type="float">
            <text:p>1105</text:p>
          </table:table-cell>
          <table:table-cell table:formula="of:=[.A641]*([.$H$2]/100)+(100-[.$H$2])/100*[.F640]" office:value-type="float" office:value="1105.58729141602" calcext:value-type="float">
            <text:p>1106</text:p>
          </table:table-cell>
          <table:table-cell table:formula="of:=[.A641]*([.$H$2]/100)+(100-[.$H$2])/100*([.G640] * [.$H$3] / 100 + (100-[.$H$3])/100 * [.G639])" office:value-type="float" office:value="1109.82087660745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ROUND(AVERAGE([.A641:.A642]))" office:value-type="float" office:value="1109" calcext:value-type="float">
            <text:p>1109</text:p>
          </table:table-cell>
          <table:table-cell table:formula="of:=ROUND(AVERAGE([.A640:.A642]))" office:value-type="float" office:value="1107" calcext:value-type="float">
            <text:p>1107</text:p>
          </table:table-cell>
          <table:table-cell table:formula="of:=ROUND(AVERAGE([.A637:.A642]))" office:value-type="float" office:value="1105" calcext:value-type="float">
            <text:p>1105</text:p>
          </table:table-cell>
          <table:table-cell table:formula="of:=ROUND(AVERAGE([.A633:.A642]))" office:value-type="float" office:value="1103" calcext:value-type="float">
            <text:p>1103</text:p>
          </table:table-cell>
          <table:table-cell table:formula="of:=[.A642]*([.$H$2]/100)+(100-[.$H$2])/100*[.F641]" office:value-type="float" office:value="1105.19046856201" calcext:value-type="float">
            <text:p>1105</text:p>
          </table:table-cell>
          <table:table-cell table:formula="of:=[.A642]*([.$H$2]/100)+(100-[.$H$2])/100*([.G641] * [.$H$3] / 100 + (100-[.$H$3])/100 * [.G640])" office:value-type="float" office:value="1109.75758529351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ROUND(AVERAGE([.A642:.A643]))" office:value-type="float" office:value="1102" calcext:value-type="float">
            <text:p>1102</text:p>
          </table:table-cell>
          <table:table-cell table:formula="of:=ROUND(AVERAGE([.A641:.A643]))" office:value-type="float" office:value="1106" calcext:value-type="float">
            <text:p>1106</text:p>
          </table:table-cell>
          <table:table-cell table:formula="of:=ROUND(AVERAGE([.A638:.A643]))" office:value-type="float" office:value="1102" calcext:value-type="float">
            <text:p>1102</text:p>
          </table:table-cell>
          <table:table-cell table:formula="of:=ROUND(AVERAGE([.A634:.A643]))" office:value-type="float" office:value="1103" calcext:value-type="float">
            <text:p>1103</text:p>
          </table:table-cell>
          <table:table-cell table:formula="of:=[.A643]*([.$H$2]/100)+(100-[.$H$2])/100*[.F642]" office:value-type="float" office:value="1103.64285142151" calcext:value-type="float">
            <text:p>1104</text:p>
          </table:table-cell>
          <table:table-cell table:formula="of:=[.A643]*([.$H$2]/100)+(100-[.$H$2])/100*([.G642] * [.$H$3] / 100 + (100-[.$H$3])/100 * [.G641])" office:value-type="float" office:value="1107.1061637585" calcext:value-type="float">
            <text:p>1107</text:p>
          </table:table-cell>
          <table:table-cell table:number-columns-repeated="3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ROUND(AVERAGE([.A643:.A644]))" office:value-type="float" office:value="1104" calcext:value-type="float">
            <text:p>1104</text:p>
          </table:table-cell>
          <table:table-cell table:formula="of:=ROUND(AVERAGE([.A642:.A644]))" office:value-type="float" office:value="1104" calcext:value-type="float">
            <text:p>1104</text:p>
          </table:table-cell>
          <table:table-cell table:formula="of:=ROUND(AVERAGE([.A639:.A644]))" office:value-type="float" office:value="1101" calcext:value-type="float">
            <text:p>1101</text:p>
          </table:table-cell>
          <table:table-cell table:formula="of:=ROUND(AVERAGE([.A635:.A644]))" office:value-type="float" office:value="1104" calcext:value-type="float">
            <text:p>1104</text:p>
          </table:table-cell>
          <table:table-cell table:formula="of:=[.A644]*([.$H$2]/100)+(100-[.$H$2])/100*[.F643]" office:value-type="float" office:value="1104.98213856613" calcext:value-type="float">
            <text:p>1105</text:p>
          </table:table-cell>
          <table:table-cell table:formula="of:=[.A644]*([.$H$2]/100)+(100-[.$H$2])/100*([.G643] * [.$H$3] / 100 + (100-[.$H$3])/100 * [.G642])" office:value-type="float" office:value="1109.17047573988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ROUND(AVERAGE([.A644:.A645]))" office:value-type="float" office:value="1096" calcext:value-type="float">
            <text:p>1096</text:p>
          </table:table-cell>
          <table:table-cell table:formula="of:=ROUND(AVERAGE([.A643:.A645]))" office:value-type="float" office:value="1097" calcext:value-type="float">
            <text:p>1097</text:p>
          </table:table-cell>
          <table:table-cell table:formula="of:=ROUND(AVERAGE([.A640:.A645]))" office:value-type="float" office:value="1102" calcext:value-type="float">
            <text:p>1102</text:p>
          </table:table-cell>
          <table:table-cell table:formula="of:=ROUND(AVERAGE([.A636:.A645]))" office:value-type="float" office:value="1103" calcext:value-type="float">
            <text:p>1103</text:p>
          </table:table-cell>
          <table:table-cell table:formula="of:=[.A645]*([.$H$2]/100)+(100-[.$H$2])/100*[.F644]" office:value-type="float" office:value="1099.4866039246" calcext:value-type="float">
            <text:p>1099</text:p>
          </table:table-cell>
          <table:table-cell table:formula="of:=[.A645]*([.$H$2]/100)+(100-[.$H$2])/100*([.G644] * [.$H$3] / 100 + (100-[.$H$3])/100 * [.G643])" office:value-type="float" office:value="1101.38926961608" calcext:value-type="float">
            <text:p>1101</text:p>
          </table:table-cell>
          <table:table-cell table:number-columns-repeated="3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ROUND(AVERAGE([.A645:.A646]))" office:value-type="float" office:value="1100" calcext:value-type="float">
            <text:p>1100</text:p>
          </table:table-cell>
          <table:table-cell table:formula="of:=ROUND(AVERAGE([.A644:.A646]))" office:value-type="float" office:value="1103" calcext:value-type="float">
            <text:p>1103</text:p>
          </table:table-cell>
          <table:table-cell table:formula="of:=ROUND(AVERAGE([.A641:.A646]))" office:value-type="float" office:value="1104" calcext:value-type="float">
            <text:p>1104</text:p>
          </table:table-cell>
          <table:table-cell table:formula="of:=ROUND(AVERAGE([.A637:.A646]))" office:value-type="float" office:value="1104" calcext:value-type="float">
            <text:p>1104</text:p>
          </table:table-cell>
          <table:table-cell table:formula="of:=[.A646]*([.$H$2]/100)+(100-[.$H$2])/100*[.F645]" office:value-type="float" office:value="1103.86495294345" calcext:value-type="float">
            <text:p>1104</text:p>
          </table:table-cell>
          <table:table-cell table:formula="of:=[.A646]*([.$H$2]/100)+(100-[.$H$2])/100*([.G645] * [.$H$3] / 100 + (100-[.$H$3])/100 * [.G644])" office:value-type="float" office:value="1109.96067588634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ROUND(AVERAGE([.A646:.A647]))" office:value-type="float" office:value="1120" calcext:value-type="float">
            <text:p>1120</text:p>
          </table:table-cell>
          <table:table-cell table:formula="of:=ROUND(AVERAGE([.A645:.A647]))" office:value-type="float" office:value="1108" calcext:value-type="float">
            <text:p>1108</text:p>
          </table:table-cell>
          <table:table-cell table:formula="of:=ROUND(AVERAGE([.A642:.A647]))" office:value-type="float" office:value="1106" calcext:value-type="float">
            <text:p>1106</text:p>
          </table:table-cell>
          <table:table-cell table:formula="of:=ROUND(AVERAGE([.A638:.A647]))" office:value-type="float" office:value="1105" calcext:value-type="float">
            <text:p>1105</text:p>
          </table:table-cell>
          <table:table-cell table:formula="of:=[.A647]*([.$H$2]/100)+(100-[.$H$2])/100*[.F646]" office:value-type="float" office:value="1108.64871470759" calcext:value-type="float">
            <text:p>1109</text:p>
          </table:table-cell>
          <table:table-cell table:formula="of:=[.A647]*([.$H$2]/100)+(100-[.$H$2])/100*([.G646] * [.$H$3] / 100 + (100-[.$H$3])/100 * [.G645])" office:value-type="float" office:value="1108.0776631526" calcext:value-type="float">
            <text:p>1108</text:p>
          </table:table-cell>
          <table:table-cell table:number-columns-repeated="3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ROUND(AVERAGE([.A647:.A648]))" office:value-type="float" office:value="1109" calcext:value-type="float">
            <text:p>1109</text:p>
          </table:table-cell>
          <table:table-cell table:formula="of:=ROUND(AVERAGE([.A646:.A648]))" office:value-type="float" office:value="1112" calcext:value-type="float">
            <text:p>1112</text:p>
          </table:table-cell>
          <table:table-cell table:formula="of:=ROUND(AVERAGE([.A643:.A648]))" office:value-type="float" office:value="1104" calcext:value-type="float">
            <text:p>1104</text:p>
          </table:table-cell>
          <table:table-cell table:formula="of:=ROUND(AVERAGE([.A639:.A648]))" office:value-type="float" office:value="1103" calcext:value-type="float">
            <text:p>1103</text:p>
          </table:table-cell>
          <table:table-cell table:formula="of:=[.A648]*([.$H$2]/100)+(100-[.$H$2])/100*[.F647]" office:value-type="float" office:value="1105.23653603069" calcext:value-type="float">
            <text:p>1105</text:p>
          </table:table-cell>
          <table:table-cell table:formula="of:=[.A648]*([.$H$2]/100)+(100-[.$H$2])/100*([.G647] * [.$H$3] / 100 + (100-[.$H$3])/100 * [.G646])" office:value-type="float" office:value="1105.93805500469" calcext:value-type="float">
            <text:p>1106</text:p>
          </table:table-cell>
          <table:table-cell table:number-columns-repeated="3"/>
        </table:table-row>
      </table:table>
      <table:table table:name="global graph" table:style-name="ta1">
        <table:shapes>
          <draw:frame draw:z-index="0" draw:style-name="gr1" draw:text-style-name="P1" svg:width="568.83mm" svg:height="135.19mm" svg:x="0.01mm" svg:y="0.01mm">
            <loext:p draw:notify-on-update-of-ranges="values.A1:values.A1 values.A2:values.A648 values.D1:values.D1 values.D2:values.D648 values.F1:values.F1 values.F2:values.F648 values.G1:values.G1 values.G2:values.G6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noise" table:style-name="ta1">
        <table:shapes>
          <draw:frame draw:z-index="0" draw:style-name="gr1" draw:text-style-name="P1" svg:width="279.01mm" svg:height="89.99mm" svg:x="0.01mm" svg:y="0.01mm">
            <loext:p draw:notify-on-update-of-ranges="values.A1:values.A1 values.A2:values.A190 values.D1:values.D1 values.D2:values.D190 values.F1:values.F1 values.F2:values.F190 values.G1:values.G1 values.G2:values.G19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uch" table:style-name="ta1">
        <table:shapes>
          <draw:frame draw:z-index="0" draw:style-name="gr1" draw:text-style-name="P1" svg:width="289.93mm" svg:height="135.19mm" svg:x="0.01mm" svg:y="0.01mm">
            <loext:p draw:notify-on-update-of-ranges="values.A1:values.A1 values.A151:values.A360 values.D1:values.D1 values.D151:values.D360 values.F1:values.F1 values.F151:values.F360 values.G1:values.G1 values.G151:values.G3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1 read :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9ms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moyenn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lissante :</text:p>
          </table:table-cell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22:25:01.710063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20:54:03.436633146</meta:creation-date>
    <dc:date>2018-01-05T23:00:13.649935701</dc:date>
    <meta:editing-duration>PT41M29S</meta:editing-duration>
    <meta:editing-cycles>9</meta:editing-cycles>
    <meta:generator>LibreOffice/5.3.5.2$Linux_X86_64 LibreOffice_project/50d9bf2b0a79cdb85a3814b592608037a682059d</meta:generator>
    <meta:document-statistic meta:table-count="4" meta:cell-count="453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1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6.884cm" svg:height="13.52cm" xlink:href=".." xlink:type="simple" chart:class="chart:line" chart:style-name="ch1">
        <chart:legend chart:legend-position="bottom" svg:x="22.417cm" svg:y="12.79cm" style:legend-expansion="wide" chart:style-name="ch2"/>
        <chart:plot-area chart:style-name="ch3" table:cell-range-address="values.A1:values.A648 values.D1:values.D648 values.F1:values.G648" chart:data-source-has-labels="row" svg:x="1.872cm" svg:y="0.455cm" svg:width="53.416cm" svg:height="12.249cm">
          <chartooo:coordinate-region svg:x="2.864cm" svg:y="0.628cm" svg:width="52.424cm" svg:height="11.1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alues.A2:values.A648" chart:label-cell-address="values.A1:values.A1" chart:class="chart:line">
            <chart:data-point chart:repeated="647"/>
          </chart:series>
          <chart:series chart:style-name="ch8" chart:values-cell-range-address="values.D2:values.D648" chart:label-cell-address="values.D1:values.D1" chart:class="chart:line">
            <chart:data-point chart:repeated="647"/>
          </chart:series>
          <chart:series chart:style-name="ch9" chart:values-cell-range-address="values.F2:values.F648" chart:label-cell-address="values.F1:values.F1" chart:class="chart:line">
            <chart:data-point chart:repeated="647"/>
          </chart:series>
          <chart:series chart:style-name="ch10" chart:values-cell-range-address="values.G2:values.G648" chart:label-cell-address="values.G1:values.G1" chart:class="chart:line">
            <chart:data-point chart:repeated="64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values.A1:values.A1</svg:desc>
                </draw:g>
              </table:table-cell>
              <table:table-cell office:value-type="string">
                <text:p>Average / 6</text:p>
                <draw:g>
                  <svg:desc>values.D1:values.D1</svg:desc>
                </draw:g>
              </table:table-cell>
              <table:table-cell office:value-type="string">
                <text:p>exponential filter</text:p>
                <draw:g>
                  <svg:desc>values.F1:values.F1</svg:desc>
                </draw:g>
              </table:table-cell>
              <table:table-cell office:value-type="string">
                <text:p>double exp fitler</text:p>
                <draw:g>
                  <svg:desc>values.G1:value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4">
                <text:p>1104</text:p>
                <draw:g>
                  <svg:desc>values.A2:values.A648</svg:desc>
                </draw:g>
              </table:table-cell>
              <table:table-cell office:value-type="float" office:value="NaN">
                <text:p>NaN</text:p>
                <draw:g>
                  <svg:desc>values.D2:values.D648</svg:desc>
                </draw:g>
              </table:table-cell>
              <table:table-cell office:value-type="float" office:value="1104">
                <text:p>1104</text:p>
                <draw:g>
                  <svg:desc>values.F2:values.F648</svg:desc>
                </draw:g>
              </table:table-cell>
              <table:table-cell office:value-type="float" office:value="1104">
                <text:p>1104</text:p>
                <draw:g>
                  <svg:desc>values.G2:values.G6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2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1103.5">
                <text:p>1103.5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1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1102.875">
                <text:p>1102.875</text:p>
              </table:table-cell>
              <table:table-cell office:value-type="float" office:value="1102.95">
                <text:p>1102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1100.15625">
                <text:p>1100.15625</text:p>
              </table:table-cell>
              <table:table-cell office:value-type="float" office:value="1099.6425">
                <text:p>1099.6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17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1104.3671875">
                <text:p>1104.3671875</text:p>
              </table:table-cell>
              <table:table-cell office:value-type="float" office:value="1105.966375">
                <text:p>1105.966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4">
                <text:p>1104</text:p>
              </table:table-cell>
              <table:table-cell office:value-type="float" office:value="1103">
                <text:p>1103</text:p>
              </table:table-cell>
              <table:table-cell office:value-type="float" office:value="1104.275390625">
                <text:p>1104.275390625</text:p>
              </table:table-cell>
              <table:table-cell office:value-type="float" office:value="1101.68045625">
                <text:p>1101.6804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1102.45654296875">
                <text:p>1102.45654296875</text:p>
              </table:table-cell>
              <table:table-cell office:value-type="float" office:value="1103.0818934375">
                <text:p>1103.081893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0">
                <text:p>1100</text:p>
              </table:table-cell>
              <table:table-cell office:value-type="float" office:value="1102">
                <text:p>1102</text:p>
              </table:table-cell>
              <table:table-cell office:value-type="float" office:value="1101.84240722656">
                <text:p>1101.84240722656</text:p>
              </table:table-cell>
              <table:table-cell office:value-type="float" office:value="1101.47055776563">
                <text:p>1101.47055776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1100.88180541992">
                <text:p>1100.88180541992</text:p>
              </table:table-cell>
              <table:table-cell office:value-type="float" office:value="1101.56971972734">
                <text:p>1101.56971972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1099.91135406494">
                <text:p>1099.91135406494</text:p>
              </table:table-cell>
              <table:table-cell office:value-type="float" office:value="1100.36779261848">
                <text:p>1100.367792618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0">
                <text:p>1110</text:p>
              </table:table-cell>
              <table:table-cell office:value-type="float" office:value="1101">
                <text:p>1101</text:p>
              </table:table-cell>
              <table:table-cell office:value-type="float" office:value="1102.43351554871">
                <text:p>1102.43351554871</text:p>
              </table:table-cell>
              <table:table-cell office:value-type="float" office:value="1103.49700072918">
                <text:p>1103.49700072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5">
                <text:p>1105</text:p>
              </table:table-cell>
              <table:table-cell office:value-type="float" office:value="1101">
                <text:p>1101</text:p>
              </table:table-cell>
              <table:table-cell office:value-type="float" office:value="1103.07513666153">
                <text:p>1103.07513666153</text:p>
              </table:table-cell>
              <table:table-cell office:value-type="float" office:value="1101.99522568046">
                <text:p>1101.99522568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97">
                <text:p>1097</text:p>
              </table:table-cell>
              <table:table-cell office:value-type="float" office:value="1101">
                <text:p>1101</text:p>
              </table:table-cell>
              <table:table-cell office:value-type="float" office:value="1101.55635249615">
                <text:p>1101.55635249615</text:p>
              </table:table-cell>
              <table:table-cell office:value-type="float" office:value="1101.64748428958">
                <text:p>1101.64748428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8">
                <text:p>1108</text:p>
              </table:table-cell>
              <table:table-cell office:value-type="float" office:value="1103">
                <text:p>1103</text:p>
              </table:table-cell>
              <table:table-cell office:value-type="float" office:value="1103.16726437211">
                <text:p>1103.16726437211</text:p>
              </table:table-cell>
              <table:table-cell office:value-type="float" office:value="1103.44425805171">
                <text:p>1103.44425805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7">
                <text:p>1107</text:p>
              </table:table-cell>
              <table:table-cell office:value-type="float" office:value="1104">
                <text:p>1104</text:p>
              </table:table-cell>
              <table:table-cell office:value-type="float" office:value="1104.12544827908">
                <text:p>1104.12544827908</text:p>
              </table:table-cell>
              <table:table-cell office:value-type="float" office:value="1103.2551292815">
                <text:p>1103.2551292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3">
                <text:p>1103</text:p>
              </table:table-cell>
              <table:table-cell office:value-type="float" office:value="1105">
                <text:p>1105</text:p>
              </table:table-cell>
              <table:table-cell office:value-type="float" office:value="1103.84408620931">
                <text:p>1103.84408620931</text:p>
              </table:table-cell>
              <table:table-cell office:value-type="float" office:value="1103.30482422325">
                <text:p>1103.304824223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98">
                <text:p>1098</text:p>
              </table:table-cell>
              <table:table-cell office:value-type="float" office:value="1103">
                <text:p>1103</text:p>
              </table:table-cell>
              <table:table-cell office:value-type="float" office:value="1102.38306465698">
                <text:p>1102.38306465698</text:p>
              </table:table-cell>
              <table:table-cell office:value-type="float" office:value="1101.94880120239">
                <text:p>1101.94880120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6">
                <text:p>1116</text:p>
              </table:table-cell>
              <table:table-cell office:value-type="float" office:value="1105">
                <text:p>1105</text:p>
              </table:table-cell>
              <table:table-cell office:value-type="float" office:value="1105.78729849274">
                <text:p>1105.78729849274</text:p>
              </table:table-cell>
              <table:table-cell office:value-type="float" office:value="1106.27521471431">
                <text:p>1106.275214714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04">
                <text:p>1104</text:p>
              </table:table-cell>
              <table:table-cell office:value-type="float" office:value="1106">
                <text:p>1106</text:p>
              </table:table-cell>
              <table:table-cell office:value-type="float" office:value="1105.34047386955">
                <text:p>1105.34047386955</text:p>
              </table:table-cell>
              <table:table-cell office:value-type="float" office:value="1103.11056292858">
                <text:p>1103.110562928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10">
                <text:p>1110</text:p>
              </table:table-cell>
              <table:table-cell office:value-type="float" office:value="1106">
                <text:p>1106</text:p>
              </table:table-cell>
              <table:table-cell office:value-type="float" office:value="1106.50535540217">
                <text:p>1106.50535540217</text:p>
              </table:table-cell>
              <table:table-cell office:value-type="float" office:value="1106.73171326787">
                <text:p>1106.731713267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6">
                <text:p>1116</text:p>
              </table:table-cell>
              <table:table-cell office:value-type="float" office:value="1108">
                <text:p>1108</text:p>
              </table:table-cell>
              <table:table-cell office:value-type="float" office:value="1108.87901655162">
                <text:p>1108.87901655162</text:p>
              </table:table-cell>
              <table:table-cell office:value-type="float" office:value="1106.87609474733">
                <text:p>1106.876094747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12">
                <text:p>1112</text:p>
              </table:table-cell>
              <table:table-cell office:value-type="float" office:value="1109">
                <text:p>1109</text:p>
              </table:table-cell>
              <table:table-cell office:value-type="float" office:value="1109.65926241372">
                <text:p>1109.65926241372</text:p>
              </table:table-cell>
              <table:table-cell office:value-type="float" office:value="1108.07044217282">
                <text:p>1108.070442172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5">
                <text:p>1105</text:p>
              </table:table-cell>
              <table:table-cell office:value-type="float" office:value="1111">
                <text:p>1111</text:p>
              </table:table-cell>
              <table:table-cell office:value-type="float" office:value="1108.49444681029">
                <text:p>1108.49444681029</text:p>
              </table:table-cell>
              <table:table-cell office:value-type="float" office:value="1106.58622317432">
                <text:p>1106.586223174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3">
                <text:p>1103</text:p>
              </table:table-cell>
              <table:table-cell office:value-type="float" office:value="1108">
                <text:p>1108</text:p>
              </table:table-cell>
              <table:table-cell office:value-type="float" office:value="1107.12083510772">
                <text:p>1107.12083510772</text:p>
              </table:table-cell>
              <table:table-cell office:value-type="float" office:value="1106.58019877984">
                <text:p>1106.580198779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99">
                <text:p>1099</text:p>
              </table:table-cell>
              <table:table-cell office:value-type="float" office:value="1108">
                <text:p>1108</text:p>
              </table:table-cell>
              <table:table-cell office:value-type="float" office:value="1105.09062633079">
                <text:p>1105.09062633079</text:p>
              </table:table-cell>
              <table:table-cell office:value-type="float" office:value="1104.68876372157">
                <text:p>1104.688763721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7">
                <text:p>1127</text:p>
              </table:table-cell>
              <table:table-cell office:value-type="float" office:value="1110">
                <text:p>1110</text:p>
              </table:table-cell>
              <table:table-cell office:value-type="float" office:value="1110.56796974809">
                <text:p>1110.56796974809</text:p>
              </table:table-cell>
              <table:table-cell office:value-type="float" office:value="1111.40143382614">
                <text:p>1111.40143382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98">
                <text:p>1098</text:p>
              </table:table-cell>
              <table:table-cell office:value-type="float" office:value="1107">
                <text:p>1107</text:p>
              </table:table-cell>
              <table:table-cell office:value-type="float" office:value="1107.42597731107">
                <text:p>1107.42597731107</text:p>
              </table:table-cell>
              <table:table-cell office:value-type="float" office:value="1104.02347330686">
                <text:p>1104.023473306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4">
                <text:p>1104</text:p>
              </table:table-cell>
              <table:table-cell office:value-type="float" office:value="1106">
                <text:p>1106</text:p>
              </table:table-cell>
              <table:table-cell office:value-type="float" office:value="1106.5694829833">
                <text:p>1106.5694829833</text:p>
              </table:table-cell>
              <table:table-cell office:value-type="float" office:value="1108.44438129171">
                <text:p>1108.444381291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4">
                <text:p>1104</text:p>
              </table:table-cell>
              <table:table-cell office:value-type="float" office:value="1106">
                <text:p>1106</text:p>
              </table:table-cell>
              <table:table-cell office:value-type="float" office:value="1105.92711223748">
                <text:p>1105.92711223748</text:p>
              </table:table-cell>
              <table:table-cell office:value-type="float" office:value="1104.68074117787">
                <text:p>1104.680741177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6">
                <text:p>1096</text:p>
              </table:table-cell>
              <table:table-cell office:value-type="float" office:value="1105">
                <text:p>1105</text:p>
              </table:table-cell>
              <table:table-cell office:value-type="float" office:value="1103.44533417811">
                <text:p>1103.44533417811</text:p>
              </table:table-cell>
              <table:table-cell office:value-type="float" office:value="1104.76873995171">
                <text:p>1104.768739951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91">
                <text:p>1091</text:p>
              </table:table-cell>
              <table:table-cell office:value-type="float" office:value="1103">
                <text:p>1103</text:p>
              </table:table-cell>
              <table:table-cell office:value-type="float" office:value="1100.33400063358">
                <text:p>1100.33400063358</text:p>
              </table:table-cell>
              <table:table-cell office:value-type="float" office:value="1101.27375569948">
                <text:p>1101.273755699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8">
                <text:p>1108</text:p>
              </table:table-cell>
              <table:table-cell office:value-type="float" office:value="1100">
                <text:p>1100</text:p>
              </table:table-cell>
              <table:table-cell office:value-type="float" office:value="1102.25050047519">
                <text:p>1102.25050047519</text:p>
              </table:table-cell>
              <table:table-cell office:value-type="float" office:value="1105.05230732595">
                <text:p>1105.052307325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95">
                <text:p>1095</text:p>
              </table:table-cell>
              <table:table-cell office:value-type="float" office:value="1100">
                <text:p>1100</text:p>
              </table:table-cell>
              <table:table-cell office:value-type="float" office:value="1100.43787535639">
                <text:p>1100.43787535639</text:p>
              </table:table-cell>
              <table:table-cell office:value-type="float" office:value="1100.27209951858">
                <text:p>1100.272099518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09">
                <text:p>1109</text:p>
              </table:table-cell>
              <table:table-cell office:value-type="float" office:value="1101">
                <text:p>1101</text:p>
              </table:table-cell>
              <table:table-cell office:value-type="float" office:value="1102.57840651729">
                <text:p>1102.57840651729</text:p>
              </table:table-cell>
              <table:table-cell office:value-type="float" office:value="1105.32219932336">
                <text:p>1105.322199323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07">
                <text:p>1107</text:p>
              </table:table-cell>
              <table:table-cell office:value-type="float" office:value="1101">
                <text:p>1101</text:p>
              </table:table-cell>
              <table:table-cell office:value-type="float" office:value="1103.68380488797">
                <text:p>1103.68380488797</text:p>
              </table:table-cell>
              <table:table-cell office:value-type="float" office:value="1102.71158960965">
                <text:p>1102.711589609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1">
                <text:p>1101</text:p>
              </table:table-cell>
              <table:table-cell office:value-type="float" office:value="1102">
                <text:p>1102</text:p>
              </table:table-cell>
              <table:table-cell office:value-type="float" office:value="1103.01285366598">
                <text:p>1103.01285366598</text:p>
              </table:table-cell>
              <table:table-cell office:value-type="float" office:value="1103.85005803546">
                <text:p>1103.850058035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3">
                <text:p>1123</text:p>
              </table:table-cell>
              <table:table-cell office:value-type="float" office:value="1107">
                <text:p>1107</text:p>
              </table:table-cell>
              <table:table-cell office:value-type="float" office:value="1108.00964024948">
                <text:p>1108.00964024948</text:p>
              </table:table-cell>
              <table:table-cell office:value-type="float" office:value="1107.95446247111">
                <text:p>1107.95446247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98">
                <text:p>1098</text:p>
              </table:table-cell>
              <table:table-cell office:value-type="float" office:value="1106">
                <text:p>1106</text:p>
              </table:table-cell>
              <table:table-cell office:value-type="float" office:value="1105.50723018711">
                <text:p>1105.50723018711</text:p>
              </table:table-cell>
              <table:table-cell office:value-type="float" office:value="1103.00320419194">
                <text:p>1103.003204191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98">
                <text:p>1098</text:p>
              </table:table-cell>
              <table:table-cell office:value-type="float" office:value="1106">
                <text:p>1106</text:p>
              </table:table-cell>
              <table:table-cell office:value-type="float" office:value="1103.63042264033">
                <text:p>1103.63042264033</text:p>
              </table:table-cell>
              <table:table-cell office:value-type="float" office:value="1104.72315811146">
                <text:p>1104.723158111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4">
                <text:p>1094</text:p>
              </table:table-cell>
              <table:table-cell office:value-type="float" office:value="1104">
                <text:p>1104</text:p>
              </table:table-cell>
              <table:table-cell office:value-type="float" office:value="1101.22281698025">
                <text:p>1101.22281698025</text:p>
              </table:table-cell>
              <table:table-cell office:value-type="float" office:value="1101.01039623189">
                <text:p>1101.010396231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0">
                <text:p>1100</text:p>
              </table:table-cell>
              <table:table-cell office:value-type="float" office:value="1102">
                <text:p>1102</text:p>
              </table:table-cell>
              <table:table-cell office:value-type="float" office:value="1100.91711273519">
                <text:p>1100.91711273519</text:p>
              </table:table-cell>
              <table:table-cell office:value-type="float" office:value="1102.98545430166">
                <text:p>1102.985454301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1">
                <text:p>1101</text:p>
              </table:table-cell>
              <table:table-cell office:value-type="float" office:value="1102">
                <text:p>1102</text:p>
              </table:table-cell>
              <table:table-cell office:value-type="float" office:value="1100.93783455139">
                <text:p>1100.93783455139</text:p>
              </table:table-cell>
              <table:table-cell office:value-type="float" office:value="1101.30405588438">
                <text:p>1101.304055884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80">
                <text:p>1080</text:p>
              </table:table-cell>
              <table:table-cell office:value-type="float" office:value="1095">
                <text:p>1095</text:p>
              </table:table-cell>
              <table:table-cell office:value-type="float" office:value="1095.70337591354">
                <text:p>1095.70337591354</text:p>
              </table:table-cell>
              <table:table-cell office:value-type="float" office:value="1096.98688096365">
                <text:p>1096.986880963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92">
                <text:p>1092</text:p>
              </table:table-cell>
              <table:table-cell office:value-type="float" office:value="1094">
                <text:p>1094</text:p>
              </table:table-cell>
              <table:table-cell office:value-type="float" office:value="1094.77753193516">
                <text:p>1094.77753193516</text:p>
              </table:table-cell>
              <table:table-cell office:value-type="float" office:value="1098.33046567518">
                <text:p>1098.330465675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11">
                <text:p>1111</text:p>
              </table:table-cell>
              <table:table-cell office:value-type="float" office:value="1096">
                <text:p>1096</text:p>
              </table:table-cell>
              <table:table-cell office:value-type="float" office:value="1098.83314895137">
                <text:p>1098.83314895137</text:p>
              </table:table-cell>
              <table:table-cell office:value-type="float" office:value="1100.69169842947">
                <text:p>1100.691698429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04">
                <text:p>1104</text:p>
              </table:table-cell>
              <table:table-cell office:value-type="float" office:value="1098">
                <text:p>1098</text:p>
              </table:table-cell>
              <table:table-cell office:value-type="float" office:value="1100.12486171353">
                <text:p>1100.12486171353</text:p>
              </table:table-cell>
              <table:table-cell office:value-type="float" office:value="1100.10203416953">
                <text:p>1100.102034169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95">
                <text:p>1095</text:p>
              </table:table-cell>
              <table:table-cell office:value-type="float" office:value="1097">
                <text:p>1097</text:p>
              </table:table-cell>
              <table:table-cell office:value-type="float" office:value="1098.84364628514">
                <text:p>1098.84364628514</text:p>
              </table:table-cell>
              <table:table-cell office:value-type="float" office:value="1099.18032418311">
                <text:p>1099.180324183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00">
                <text:p>1100</text:p>
              </table:table-cell>
              <table:table-cell office:value-type="float" office:value="1097">
                <text:p>1097</text:p>
              </table:table-cell>
              <table:table-cell office:value-type="float" office:value="1099.13273471386">
                <text:p>1099.13273471386</text:p>
              </table:table-cell>
              <table:table-cell office:value-type="float" office:value="1099.93826912918">
                <text:p>1099.938269129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01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1099.59955103539">
                <text:p>1099.59955103539</text:p>
              </table:table-cell>
              <table:table-cell office:value-type="float" office:value="1099.74893487924">
                <text:p>1099.748934879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14">
                <text:p>1114</text:p>
              </table:table-cell>
              <table:table-cell office:value-type="float" office:value="1104">
                <text:p>1104</text:p>
              </table:table-cell>
              <table:table-cell office:value-type="float" office:value="1103.19966327655">
                <text:p>1103.19966327655</text:p>
              </table:table-cell>
              <table:table-cell office:value-type="float" office:value="1103.4253017094">
                <text:p>1103.42530170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02">
                <text:p>1102</text:p>
              </table:table-cell>
              <table:table-cell office:value-type="float" office:value="1103">
                <text:p>1103</text:p>
              </table:table-cell>
              <table:table-cell office:value-type="float" office:value="1102.89974745741">
                <text:p>1102.89974745741</text:p>
              </table:table-cell>
              <table:table-cell office:value-type="float" office:value="1100.86315618395">
                <text:p>1100.863156183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94">
                <text:p>1094</text:p>
              </table:table-cell>
              <table:table-cell office:value-type="float" office:value="1101">
                <text:p>1101</text:p>
              </table:table-cell>
              <table:table-cell office:value-type="float" office:value="1100.67481059306">
                <text:p>1100.67481059306</text:p>
              </table:table-cell>
              <table:table-cell office:value-type="float" office:value="1100.68465445323">
                <text:p>1100.684654453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99">
                <text:p>1099</text:p>
              </table:table-cell>
              <table:table-cell office:value-type="float" office:value="1102">
                <text:p>1102</text:p>
              </table:table-cell>
              <table:table-cell office:value-type="float" office:value="1100.25610794479">
                <text:p>1100.25610794479</text:p>
              </table:table-cell>
              <table:table-cell office:value-type="float" office:value="1100.37059187836">
                <text:p>1100.370591878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13">
                <text:p>1113</text:p>
              </table:table-cell>
              <table:table-cell office:value-type="float" office:value="1104">
                <text:p>1104</text:p>
              </table:table-cell>
              <table:table-cell office:value-type="float" office:value="1103.44208095859">
                <text:p>1103.44208095859</text:p>
              </table:table-cell>
              <table:table-cell office:value-type="float" office:value="1103.71638145369">
                <text:p>1103.716381453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5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1103.83156071895">
                <text:p>1103.83156071895</text:p>
              </table:table-cell>
              <table:table-cell office:value-type="float" office:value="1102.02981234507">
                <text:p>1102.029812345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2">
                <text:p>1102</text:p>
              </table:table-cell>
              <table:table-cell office:value-type="float" office:value="1103">
                <text:p>1103</text:p>
              </table:table-cell>
              <table:table-cell office:value-type="float" office:value="1103.37367053921">
                <text:p>1103.37367053921</text:p>
              </table:table-cell>
              <table:table-cell office:value-type="float" office:value="1103.03430072398">
                <text:p>1103.034300723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89">
                <text:p>1089</text:p>
              </table:table-cell>
              <table:table-cell office:value-type="float" office:value="1100">
                <text:p>1100</text:p>
              </table:table-cell>
              <table:table-cell office:value-type="float" office:value="1099.78025290441">
                <text:p>1099.78025290441</text:p>
              </table:table-cell>
              <table:table-cell office:value-type="float" office:value="1098.92303251564">
                <text:p>1098.923032515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32">
                <text:p>1132</text:p>
              </table:table-cell>
              <table:table-cell office:value-type="float" office:value="1107">
                <text:p>1107</text:p>
              </table:table-cell>
              <table:table-cell office:value-type="float" office:value="1107.83518967831">
                <text:p>1107.83518967831</text:p>
              </table:table-cell>
              <table:table-cell office:value-type="float" office:value="1109.65903531173">
                <text:p>1109.659035311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07">
                <text:p>1107</text:p>
              </table:table-cell>
              <table:table-cell office:value-type="float" office:value="1108">
                <text:p>1108</text:p>
              </table:table-cell>
              <table:table-cell office:value-type="float" office:value="1107.62639225873">
                <text:p>1107.62639225873</text:p>
              </table:table-cell>
              <table:table-cell office:value-type="float" office:value="1102.55267480614">
                <text:p>1102.552674806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99">
                <text:p>1099</text:p>
              </table:table-cell>
              <table:table-cell office:value-type="float" office:value="1106">
                <text:p>1106</text:p>
              </table:table-cell>
              <table:table-cell office:value-type="float" office:value="1105.46979419405">
                <text:p>1105.46979419405</text:p>
              </table:table-cell>
              <table:table-cell office:value-type="float" office:value="1105.92832240796">
                <text:p>1105.928322407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5">
                <text:p>1125</text:p>
              </table:table-cell>
              <table:table-cell office:value-type="float" office:value="1109">
                <text:p>1109</text:p>
              </table:table-cell>
              <table:table-cell office:value-type="float" office:value="1110.35234564554">
                <text:p>1110.35234564554</text:p>
              </table:table-cell>
              <table:table-cell office:value-type="float" office:value="1108.67085324488">
                <text:p>1108.670853244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18">
                <text:p>1118</text:p>
              </table:table-cell>
              <table:table-cell office:value-type="float" office:value="1112">
                <text:p>1112</text:p>
              </table:table-cell>
              <table:table-cell office:value-type="float" office:value="1112.26425923415">
                <text:p>1112.26425923415</text:p>
              </table:table-cell>
              <table:table-cell office:value-type="float" office:value="1109.35762143151">
                <text:p>1109.357621431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96">
                <text:p>1096</text:p>
              </table:table-cell>
              <table:table-cell office:value-type="float" office:value="1113">
                <text:p>1113</text:p>
              </table:table-cell>
              <table:table-cell office:value-type="float" office:value="1108.19819442561">
                <text:p>1108.19819442561</text:p>
              </table:table-cell>
              <table:table-cell office:value-type="float" office:value="1105.60615516165">
                <text:p>1105.606155161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11">
                <text:p>1111</text:p>
              </table:table-cell>
              <table:table-cell office:value-type="float" office:value="1109">
                <text:p>1109</text:p>
              </table:table-cell>
              <table:table-cell office:value-type="float" office:value="1108.89864581921">
                <text:p>1108.89864581921</text:p>
              </table:table-cell>
              <table:table-cell office:value-type="float" office:value="1109.20549613315">
                <text:p>1109.205496133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02">
                <text:p>1102</text:p>
              </table:table-cell>
              <table:table-cell office:value-type="float" office:value="1109">
                <text:p>1109</text:p>
              </table:table-cell>
              <table:table-cell office:value-type="float" office:value="1107.17398436441">
                <text:p>1107.17398436441</text:p>
              </table:table-cell>
              <table:table-cell office:value-type="float" office:value="1105.24451751697">
                <text:p>1105.244517516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11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1108.13048827331">
                <text:p>1108.13048827331</text:p>
              </table:table-cell>
              <table:table-cell office:value-type="float" office:value="1109.05997530744">
                <text:p>1109.059975307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03">
                <text:p>1103</text:p>
              </table:table-cell>
              <table:table-cell office:value-type="float" office:value="1107">
                <text:p>1107</text:p>
              </table:table-cell>
              <table:table-cell office:value-type="float" office:value="1106.84786620498">
                <text:p>1106.84786620498</text:p>
              </table:table-cell>
              <table:table-cell office:value-type="float" office:value="1105.25570680629">
                <text:p>1105.255706806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18">
                <text:p>1118</text:p>
              </table:table-cell>
              <table:table-cell office:value-type="float" office:value="1107">
                <text:p>1107</text:p>
              </table:table-cell>
              <table:table-cell office:value-type="float" office:value="1109.63589965373">
                <text:p>1109.63589965373</text:p>
              </table:table-cell>
              <table:table-cell office:value-type="float" office:value="1110.72434120541">
                <text:p>1110.724341205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5">
                <text:p>1065</text:p>
              </table:table-cell>
              <table:table-cell office:value-type="float" office:value="1102">
                <text:p>1102</text:p>
              </table:table-cell>
              <table:table-cell office:value-type="float" office:value="1098.4769247403">
                <text:p>1098.4769247403</text:p>
              </table:table-cell>
              <table:table-cell office:value-type="float" office:value="1096.01207526459">
                <text:p>1096.012075264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07">
                <text:p>1107</text:p>
              </table:table-cell>
              <table:table-cell office:value-type="float" office:value="1101">
                <text:p>1101</text:p>
              </table:table-cell>
              <table:table-cell office:value-type="float" office:value="1100.60769355523">
                <text:p>1100.60769355523</text:p>
              </table:table-cell>
              <table:table-cell office:value-type="float" office:value="1107.58641601293">
                <text:p>1107.586416012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08">
                <text:p>1108</text:p>
              </table:table-cell>
              <table:table-cell office:value-type="float" office:value="1102">
                <text:p>1102</text:p>
              </table:table-cell>
              <table:table-cell office:value-type="float" office:value="1102.45577016642">
                <text:p>1102.45577016642</text:p>
              </table:table-cell>
              <table:table-cell office:value-type="float" office:value="1100.74520756069">
                <text:p>1100.745207560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99">
                <text:p>1099</text:p>
              </table:table-cell>
              <table:table-cell office:value-type="float" office:value="1100">
                <text:p>1100</text:p>
              </table:table-cell>
              <table:table-cell office:value-type="float" office:value="1101.59182762481">
                <text:p>1101.59182762481</text:p>
              </table:table-cell>
              <table:table-cell office:value-type="float" office:value="1104.41363074186">
                <text:p>1104.413630741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22">
                <text:p>1122</text:p>
              </table:table-cell>
              <table:table-cell office:value-type="float" office:value="1103">
                <text:p>1103</text:p>
              </table:table-cell>
              <table:table-cell office:value-type="float" office:value="1106.69387071861">
                <text:p>1106.69387071861</text:p>
              </table:table-cell>
              <table:table-cell office:value-type="float" office:value="1106.6091691477">
                <text:p>1106.60916914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06">
                <text:p>1106</text:p>
              </table:table-cell>
              <table:table-cell office:value-type="float" office:value="1101">
                <text:p>1101</text:p>
              </table:table-cell>
              <table:table-cell office:value-type="float" office:value="1106.52040303896">
                <text:p>1106.52040303896</text:p>
              </table:table-cell>
              <table:table-cell office:value-type="float" office:value="1105.13955381727">
                <text:p>1105.139553817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25">
                <text:p>1125</text:p>
              </table:table-cell>
              <table:table-cell office:value-type="float" office:value="1111">
                <text:p>1111</text:p>
              </table:table-cell>
              <table:table-cell office:value-type="float" office:value="1111.14030227922">
                <text:p>1111.14030227922</text:p>
              </table:table-cell>
              <table:table-cell office:value-type="float" office:value="1110.98643456121">
                <text:p>1110.986434561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0">
                <text:p>1120</text:p>
              </table:table-cell>
              <table:table-cell office:value-type="float" office:value="1113">
                <text:p>1113</text:p>
              </table:table-cell>
              <table:table-cell office:value-type="float" office:value="1113.35522670941">
                <text:p>1113.35522670941</text:p>
              </table:table-cell>
              <table:table-cell office:value-type="float" office:value="1109.73169747454">
                <text:p>1109.731697474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10">
                <text:p>1110</text:p>
              </table:table-cell>
              <table:table-cell office:value-type="float" office:value="1114">
                <text:p>1114</text:p>
              </table:table-cell>
              <table:table-cell office:value-type="float" office:value="1112.51642003206">
                <text:p>1112.51642003206</text:p>
              </table:table-cell>
              <table:table-cell office:value-type="float" office:value="1110.55161535791">
                <text:p>1110.551615357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98">
                <text:p>1098</text:p>
              </table:table-cell>
              <table:table-cell office:value-type="float" office:value="1114">
                <text:p>1114</text:p>
              </table:table-cell>
              <table:table-cell office:value-type="float" office:value="1108.88731502405">
                <text:p>1108.88731502405</text:p>
              </table:table-cell>
              <table:table-cell office:value-type="float" office:value="1106.92176078841">
                <text:p>1106.921760788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98">
                <text:p>1098</text:p>
              </table:table-cell>
              <table:table-cell office:value-type="float" office:value="1110">
                <text:p>1110</text:p>
              </table:table-cell>
              <table:table-cell office:value-type="float" office:value="1106.16548626803">
                <text:p>1106.16548626803</text:p>
              </table:table-cell>
              <table:table-cell office:value-type="float" office:value="1106.86923333301">
                <text:p>1106.86923333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18">
                <text:p>1118</text:p>
              </table:table-cell>
              <table:table-cell office:value-type="float" office:value="1112">
                <text:p>1112</text:p>
              </table:table-cell>
              <table:table-cell office:value-type="float" office:value="1109.12411470103">
                <text:p>1109.12411470103</text:p>
              </table:table-cell>
              <table:table-cell office:value-type="float" office:value="1109.683441473">
                <text:p>1109.6834414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90">
                <text:p>1090</text:p>
              </table:table-cell>
              <table:table-cell office:value-type="float" office:value="1106">
                <text:p>1106</text:p>
              </table:table-cell>
              <table:table-cell office:value-type="float" office:value="1104.34308602577">
                <text:p>1104.34308602577</text:p>
              </table:table-cell>
              <table:table-cell office:value-type="float" office:value="1103.07405622075">
                <text:p>1103.074056220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99">
                <text:p>1099</text:p>
              </table:table-cell>
              <table:table-cell office:value-type="float" office:value="1102">
                <text:p>1102</text:p>
              </table:table-cell>
              <table:table-cell office:value-type="float" office:value="1103.00731451933">
                <text:p>1103.00731451933</text:p>
              </table:table-cell>
              <table:table-cell office:value-type="float" office:value="1106.02117331691">
                <text:p>1106.021173316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20">
                <text:p>1120</text:p>
              </table:table-cell>
              <table:table-cell office:value-type="float" office:value="1104">
                <text:p>1104</text:p>
              </table:table-cell>
              <table:table-cell office:value-type="float" office:value="1107.2554858895">
                <text:p>1107.2554858895</text:p>
              </table:table-cell>
              <table:table-cell office:value-type="float" office:value="1107.74760972999">
                <text:p>1107.74760972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94">
                <text:p>1094</text:p>
              </table:table-cell>
              <table:table-cell office:value-type="float" office:value="1103">
                <text:p>1103</text:p>
              </table:table-cell>
              <table:table-cell office:value-type="float" office:value="1103.94161441712">
                <text:p>1103.94161441712</text:p>
              </table:table-cell>
              <table:table-cell office:value-type="float" office:value="1103.27484544965">
                <text:p>1103.274845449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91">
                <text:p>1091</text:p>
              </table:table-cell>
              <table:table-cell office:value-type="float" office:value="1102">
                <text:p>1102</text:p>
              </table:table-cell>
              <table:table-cell office:value-type="float" office:value="1100.70621081284">
                <text:p>1100.70621081284</text:p>
              </table:table-cell>
              <table:table-cell office:value-type="float" office:value="1102.88979265544">
                <text:p>1102.889792655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8">
                <text:p>1108</text:p>
              </table:table-cell>
              <table:table-cell office:value-type="float" office:value="1100">
                <text:p>1100</text:p>
              </table:table-cell>
              <table:table-cell office:value-type="float" office:value="1102.52965810963">
                <text:p>1102.52965810963</text:p>
              </table:table-cell>
              <table:table-cell office:value-type="float" office:value="1104.3983761681">
                <text:p>1104.39837616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6">
                <text:p>1116</text:p>
              </table:table-cell>
              <table:table-cell office:value-type="float" office:value="1105">
                <text:p>1105</text:p>
              </table:table-cell>
              <table:table-cell office:value-type="float" office:value="1105.89724358222">
                <text:p>1105.89724358222</text:p>
              </table:table-cell>
              <table:table-cell office:value-type="float" office:value="1106.39363201848">
                <text:p>1106.393632018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14">
                <text:p>1114</text:p>
              </table:table-cell>
              <table:table-cell office:value-type="float" office:value="1107">
                <text:p>1107</text:p>
              </table:table-cell>
              <table:table-cell office:value-type="float" office:value="1107.92293268667">
                <text:p>1107.92293268667</text:p>
              </table:table-cell>
              <table:table-cell office:value-type="float" office:value="1107.09807050363">
                <text:p>1107.098070503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04">
                <text:p>1104</text:p>
              </table:table-cell>
              <table:table-cell office:value-type="float" office:value="1105">
                <text:p>1105</text:p>
              </table:table-cell>
              <table:table-cell office:value-type="float" office:value="1106.942199515">
                <text:p>1106.942199515</text:p>
              </table:table-cell>
              <table:table-cell office:value-type="float" office:value="1105.90088978663">
                <text:p>1105.900889786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15">
                <text:p>1115</text:p>
              </table:table-cell>
              <table:table-cell office:value-type="float" office:value="1108">
                <text:p>1108</text:p>
              </table:table-cell>
              <table:table-cell office:value-type="float" office:value="1108.95664963625">
                <text:p>1108.95664963625</text:p>
              </table:table-cell>
              <table:table-cell office:value-type="float" office:value="1108.89397577018">
                <text:p>1108.893975770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12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1109.71748722719">
                <text:p>1109.71748722719</text:p>
              </table:table-cell>
              <table:table-cell office:value-type="float" office:value="1107.87463023751">
                <text:p>1107.874630237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01">
                <text:p>1101</text:p>
              </table:table-cell>
              <table:table-cell office:value-type="float" office:value="1110">
                <text:p>1110</text:p>
              </table:table-cell>
              <table:table-cell office:value-type="float" office:value="1107.53811542039">
                <text:p>1107.53811542039</text:p>
              </table:table-cell>
              <table:table-cell office:value-type="float" office:value="1106.76757999773">
                <text:p>1106.767579997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02">
                <text:p>1102</text:p>
              </table:table-cell>
              <table:table-cell office:value-type="float" office:value="1108">
                <text:p>1108</text:p>
              </table:table-cell>
              <table:table-cell office:value-type="float" office:value="1106.15358656529">
                <text:p>1106.15358656529</text:p>
              </table:table-cell>
              <table:table-cell office:value-type="float" office:value="1106.23991514216">
                <text:p>1106.239915142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5">
                <text:p>1095</text:p>
              </table:table-cell>
              <table:table-cell office:value-type="float" office:value="1105">
                <text:p>1105</text:p>
              </table:table-cell>
              <table:table-cell office:value-type="float" office:value="1103.36518992397">
                <text:p>1103.36518992397</text:p>
              </table:table-cell>
              <table:table-cell office:value-type="float" office:value="1103.74653526996">
                <text:p>1103.746535269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9">
                <text:p>1109</text:p>
              </table:table-cell>
              <table:table-cell office:value-type="float" office:value="1106">
                <text:p>1106</text:p>
              </table:table-cell>
              <table:table-cell office:value-type="float" office:value="1104.77389244298">
                <text:p>1104.77389244298</text:p>
              </table:table-cell>
              <table:table-cell office:value-type="float" office:value="1106.55592937579">
                <text:p>1106.555929375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2">
                <text:p>1112</text:p>
              </table:table-cell>
              <table:table-cell office:value-type="float" office:value="1105">
                <text:p>1105</text:p>
              </table:table-cell>
              <table:table-cell office:value-type="float" office:value="1106.58041933223">
                <text:p>1106.58041933223</text:p>
              </table:table-cell>
              <table:table-cell office:value-type="float" office:value="1106.23131056835">
                <text:p>1106.231310568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04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1105.93531449917">
                <text:p>1105.93531449917</text:p>
              </table:table-cell>
              <table:table-cell office:value-type="float" office:value="1105.86825421073">
                <text:p>1105.868254210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15">
                <text:p>1115</text:p>
              </table:table-cell>
              <table:table-cell office:value-type="float" office:value="1106">
                <text:p>1106</text:p>
              </table:table-cell>
              <table:table-cell office:value-type="float" office:value="1108.20148587438">
                <text:p>1108.20148587438</text:p>
              </table:table-cell>
              <table:table-cell office:value-type="float" office:value="1108.36902447262">
                <text:p>1108.369024472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9">
                <text:p>1099</text:p>
              </table:table-cell>
              <table:table-cell office:value-type="float" office:value="1106">
                <text:p>1106</text:p>
              </table:table-cell>
              <table:table-cell office:value-type="float" office:value="1105.90111440579">
                <text:p>1105.90111440579</text:p>
              </table:table-cell>
              <table:table-cell office:value-type="float" office:value="1104.52630619733">
                <text:p>1104.526306197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01">
                <text:p>1101</text:p>
              </table:table-cell>
              <table:table-cell office:value-type="float" office:value="1107">
                <text:p>1107</text:p>
              </table:table-cell>
              <table:table-cell office:value-type="float" office:value="1104.67583580434">
                <text:p>1104.67583580434</text:p>
              </table:table-cell>
              <table:table-cell office:value-type="float" office:value="1105.95036061317">
                <text:p>1105.950360613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8">
                <text:p>1098</text:p>
              </table:table-cell>
              <table:table-cell office:value-type="float" office:value="1105">
                <text:p>1105</text:p>
              </table:table-cell>
              <table:table-cell office:value-type="float" office:value="1103.00687685325">
                <text:p>1103.00687685325</text:p>
              </table:table-cell>
              <table:table-cell office:value-type="float" office:value="1103.10833781037">
                <text:p>1103.108337810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17">
                <text:p>1117</text:p>
              </table:table-cell>
              <table:table-cell office:value-type="float" office:value="1106">
                <text:p>1106</text:p>
              </table:table-cell>
              <table:table-cell office:value-type="float" office:value="1106.50515763994">
                <text:p>1106.50515763994</text:p>
              </table:table-cell>
              <table:table-cell office:value-type="float" office:value="1108.28646703946">
                <text:p>1108.286467039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4">
                <text:p>1094</text:p>
              </table:table-cell>
              <table:table-cell office:value-type="float" office:value="1104">
                <text:p>1104</text:p>
              </table:table-cell>
              <table:table-cell office:value-type="float" office:value="1103.37886822996">
                <text:p>1103.37886822996</text:p>
              </table:table-cell>
              <table:table-cell office:value-type="float" office:value="1101.60797274214">
                <text:p>1101.607972742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03">
                <text:p>1103</text:p>
              </table:table-cell>
              <table:table-cell office:value-type="float" office:value="1102">
                <text:p>1102</text:p>
              </table:table-cell>
              <table:table-cell office:value-type="float" office:value="1103.28415117247">
                <text:p>1103.28415117247</text:p>
              </table:table-cell>
              <table:table-cell office:value-type="float" office:value="1105.963076135">
                <text:p>1105.9630761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8">
                <text:p>1098</text:p>
              </table:table-cell>
              <table:table-cell office:value-type="float" office:value="1102">
                <text:p>1102</text:p>
              </table:table-cell>
              <table:table-cell office:value-type="float" office:value="1101.96311337935">
                <text:p>1101.96311337935</text:p>
              </table:table-cell>
              <table:table-cell office:value-type="float" office:value="1101.35924506554">
                <text:p>1101.359245065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10">
                <text:p>1110</text:p>
              </table:table-cell>
              <table:table-cell office:value-type="float" office:value="1103">
                <text:p>1103</text:p>
              </table:table-cell>
              <table:table-cell office:value-type="float" office:value="1103.97233503451">
                <text:p>1103.97233503451</text:p>
              </table:table-cell>
              <table:table-cell office:value-type="float" office:value="1106.28173244083">
                <text:p>1106.281732440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5">
                <text:p>1095</text:p>
              </table:table-cell>
              <table:table-cell office:value-type="float" office:value="1103">
                <text:p>1103</text:p>
              </table:table-cell>
              <table:table-cell office:value-type="float" office:value="1101.72925127588">
                <text:p>1101.72925127588</text:p>
              </table:table-cell>
              <table:table-cell office:value-type="float" office:value="1100.50780690545">
                <text:p>1100.507806905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11">
                <text:p>1111</text:p>
              </table:table-cell>
              <table:table-cell office:value-type="float" office:value="1102">
                <text:p>1102</text:p>
              </table:table-cell>
              <table:table-cell office:value-type="float" office:value="1104.04693845691">
                <text:p>1104.04693845691</text:p>
              </table:table-cell>
              <table:table-cell office:value-type="float" office:value="1106.59521050031">
                <text:p>1106.595210500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4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1104.03520384269">
                <text:p>1104.03520384269</text:p>
              </table:table-cell>
              <table:table-cell office:value-type="float" office:value="1102.29396571831">
                <text:p>1102.293965718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5">
                <text:p>1115</text:p>
              </table:table-cell>
              <table:table-cell office:value-type="float" office:value="1106">
                <text:p>1106</text:p>
              </table:table-cell>
              <table:table-cell office:value-type="float" office:value="1106.77640288201">
                <text:p>1106.77640288201</text:p>
              </table:table-cell>
              <table:table-cell office:value-type="float" office:value="1108.05122115794">
                <text:p>1108.051221157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5">
                <text:p>1105</text:p>
              </table:table-cell>
              <table:table-cell office:value-type="float" office:value="1107">
                <text:p>1107</text:p>
              </table:table-cell>
              <table:table-cell office:value-type="float" office:value="1106.33230216151">
                <text:p>1106.33230216151</text:p>
              </table:table-cell>
              <table:table-cell office:value-type="float" office:value="1103.83406260468">
                <text:p>1103.834062604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9">
                <text:p>1109</text:p>
              </table:table-cell>
              <table:table-cell office:value-type="float" office:value="1107">
                <text:p>1107</text:p>
              </table:table-cell>
              <table:table-cell office:value-type="float" office:value="1106.99922662113">
                <text:p>1106.99922662113</text:p>
              </table:table-cell>
              <table:table-cell office:value-type="float" office:value="1107.65584208546">
                <text:p>1107.655842085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88">
                <text:p>1088</text:p>
              </table:table-cell>
              <table:table-cell office:value-type="float" office:value="1105">
                <text:p>1105</text:p>
              </table:table-cell>
              <table:table-cell office:value-type="float" office:value="1102.24941996585">
                <text:p>1102.24941996585</text:p>
              </table:table-cell>
              <table:table-cell office:value-type="float" office:value="1100.44881387563">
                <text:p>1100.448813875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2">
                <text:p>1142</text:p>
              </table:table-cell>
              <table:table-cell office:value-type="float" office:value="1111">
                <text:p>1111</text:p>
              </table:table-cell>
              <table:table-cell office:value-type="float" office:value="1112.18706497439">
                <text:p>1112.18706497439</text:p>
              </table:table-cell>
              <table:table-cell office:value-type="float" office:value="1115.16082733262">
                <text:p>1115.160827332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0">
                <text:p>1100</text:p>
              </table:table-cell>
              <table:table-cell office:value-type="float" office:value="1110">
                <text:p>1110</text:p>
              </table:table-cell>
              <table:table-cell office:value-type="float" office:value="1109.14029873079">
                <text:p>1109.14029873079</text:p>
              </table:table-cell>
              <table:table-cell office:value-type="float" office:value="1102.54341242527">
                <text:p>1102.543412425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17">
                <text:p>1117</text:p>
              </table:table-cell>
              <table:table-cell office:value-type="float" office:value="1110">
                <text:p>1110</text:p>
              </table:table-cell>
              <table:table-cell office:value-type="float" office:value="1111.10522404809">
                <text:p>1111.10522404809</text:p>
              </table:table-cell>
              <table:table-cell office:value-type="float" office:value="1113.72800826336">
                <text:p>1113.728008263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37">
                <text:p>1137</text:p>
              </table:table-cell>
              <table:table-cell office:value-type="float" office:value="1116">
                <text:p>1116</text:p>
              </table:table-cell>
              <table:table-cell office:value-type="float" office:value="1117.57891803607">
                <text:p>1117.57891803607</text:p>
              </table:table-cell>
              <table:table-cell office:value-type="float" office:value="1112.83524869467">
                <text:p>1112.835248694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03">
                <text:p>1103</text:p>
              </table:table-cell>
              <table:table-cell office:value-type="float" office:value="1115">
                <text:p>1115</text:p>
              </table:table-cell>
              <table:table-cell office:value-type="float" office:value="1113.93418852705">
                <text:p>1113.93418852705</text:p>
              </table:table-cell>
              <table:table-cell office:value-type="float" office:value="1110.91209226222">
                <text:p>1110.912092262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3">
                <text:p>1113</text:p>
              </table:table-cell>
              <table:table-cell office:value-type="float" office:value="1119">
                <text:p>1119</text:p>
              </table:table-cell>
              <table:table-cell office:value-type="float" office:value="1113.70064139529">
                <text:p>1113.70064139529</text:p>
              </table:table-cell>
              <table:table-cell office:value-type="float" office:value="1112.58796305613">
                <text:p>1112.587963056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14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1113.77548104647">
                <text:p>1113.77548104647</text:p>
              </table:table-cell>
              <table:table-cell office:value-type="float" office:value="1111.93544981575">
                <text:p>1111.935449815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22">
                <text:p>1122</text:p>
              </table:table-cell>
              <table:table-cell office:value-type="float" office:value="1118">
                <text:p>1118</text:p>
              </table:table-cell>
              <table:table-cell office:value-type="float" office:value="1115.83161078485">
                <text:p>1115.83161078485</text:p>
              </table:table-cell>
              <table:table-cell office:value-type="float" office:value="1114.84309530604">
                <text:p>1114.843095306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10">
                <text:p>1110</text:p>
              </table:table-cell>
              <table:table-cell office:value-type="float" office:value="1117">
                <text:p>1117</text:p>
              </table:table-cell>
              <table:table-cell office:value-type="float" office:value="1114.37370808864">
                <text:p>1114.37370808864</text:p>
              </table:table-cell>
              <table:table-cell office:value-type="float" office:value="1111.88773418536">
                <text:p>1111.887734185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23">
                <text:p>1123</text:p>
              </table:table-cell>
              <table:table-cell office:value-type="float" office:value="1114">
                <text:p>1114</text:p>
              </table:table-cell>
              <table:table-cell office:value-type="float" office:value="1116.53028106648">
                <text:p>1116.53028106648</text:p>
              </table:table-cell>
              <table:table-cell office:value-type="float" office:value="1116.43901731143">
                <text:p>1116.439017311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41">
                <text:p>1141</text:p>
              </table:table-cell>
              <table:table-cell office:value-type="float" office:value="1121">
                <text:p>1121</text:p>
              </table:table-cell>
              <table:table-cell office:value-type="float" office:value="1122.64771079986">
                <text:p>1122.64771079986</text:p>
              </table:table-cell>
              <table:table-cell office:value-type="float" office:value="1119.84849310793">
                <text:p>1119.848493107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99">
                <text:p>1099</text:p>
              </table:table-cell>
              <table:table-cell office:value-type="float" office:value="1118">
                <text:p>1118</text:p>
              </table:table-cell>
              <table:table-cell office:value-type="float" office:value="1116.73578309989">
                <text:p>1116.73578309989</text:p>
              </table:table-cell>
              <table:table-cell office:value-type="float" office:value="1112.59068435305">
                <text:p>1112.590684353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08">
                <text:p>1108</text:p>
              </table:table-cell>
              <table:table-cell office:value-type="float" office:value="1117">
                <text:p>1117</text:p>
              </table:table-cell>
              <table:table-cell office:value-type="float" office:value="1114.55183732492">
                <text:p>1114.55183732492</text:p>
              </table:table-cell>
              <table:table-cell office:value-type="float" office:value="1115.79769851771">
                <text:p>1115.797698517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77">
                <text:p>1077</text:p>
              </table:table-cell>
              <table:table-cell office:value-type="float" office:value="1110">
                <text:p>1110</text:p>
              </table:table-cell>
              <table:table-cell office:value-type="float" office:value="1105.16387799369">
                <text:p>1105.16387799369</text:p>
              </table:table-cell>
              <table:table-cell office:value-type="float" office:value="1104.17406538949">
                <text:p>1104.174065389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0">
                <text:p>1120</text:p>
              </table:table-cell>
              <table:table-cell office:value-type="float" office:value="1111">
                <text:p>1111</text:p>
              </table:table-cell>
              <table:table-cell office:value-type="float" office:value="1108.87290849527">
                <text:p>1108.87290849527</text:p>
              </table:table-cell>
              <table:table-cell office:value-type="float" office:value="1115.10472891905">
                <text:p>1115.104728919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02">
                <text:p>1102</text:p>
              </table:table-cell>
              <table:table-cell office:value-type="float" office:value="1108">
                <text:p>1108</text:p>
              </table:table-cell>
              <table:table-cell office:value-type="float" office:value="1107.15468137145">
                <text:p>1107.15468137145</text:p>
              </table:table-cell>
              <table:table-cell office:value-type="float" office:value="1105.27014857155">
                <text:p>1105.270148571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09">
                <text:p>1109</text:p>
              </table:table-cell>
              <table:table-cell office:value-type="float" office:value="1103">
                <text:p>1103</text:p>
              </table:table-cell>
              <table:table-cell office:value-type="float" office:value="1107.61601102859">
                <text:p>1107.61601102859</text:p>
              </table:table-cell>
              <table:table-cell office:value-type="float" office:value="1112.10335963716">
                <text:p>1112.103359637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32">
                <text:p>1132</text:p>
              </table:table-cell>
              <table:table-cell office:value-type="float" office:value="1108">
                <text:p>1108</text:p>
              </table:table-cell>
              <table:table-cell office:value-type="float" office:value="1113.71200827144">
                <text:p>1113.71200827144</text:p>
              </table:table-cell>
              <table:table-cell office:value-type="float" office:value="1112.9775930885">
                <text:p>1112.97759308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06">
                <text:p>1106</text:p>
              </table:table-cell>
              <table:table-cell office:value-type="float" office:value="1108">
                <text:p>1108</text:p>
              </table:table-cell>
              <table:table-cell office:value-type="float" office:value="1111.78400620358">
                <text:p>1111.78400620358</text:p>
              </table:table-cell>
              <table:table-cell office:value-type="float" office:value="1110.70865474557">
                <text:p>1110.708654745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11">
                <text:p>1111</text:p>
              </table:table-cell>
              <table:table-cell office:value-type="float" office:value="1113">
                <text:p>1113</text:p>
              </table:table-cell>
              <table:table-cell office:value-type="float" office:value="1111.58800465269">
                <text:p>1111.58800465269</text:p>
              </table:table-cell>
              <table:table-cell office:value-type="float" office:value="1112.14285406494">
                <text:p>1112.142854064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35">
                <text:p>1135</text:p>
              </table:table-cell>
              <table:table-cell office:value-type="float" office:value="1116">
                <text:p>1116</text:p>
              </table:table-cell>
              <table:table-cell office:value-type="float" office:value="1117.44100348951">
                <text:p>1117.44100348951</text:p>
              </table:table-cell>
              <table:table-cell office:value-type="float" office:value="1116.99662095709">
                <text:p>1116.996620957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92">
                <text:p>1092</text:p>
              </table:table-cell>
              <table:table-cell office:value-type="float" office:value="1114">
                <text:p>1114</text:p>
              </table:table-cell>
              <table:table-cell office:value-type="float" office:value="1111.08075261714">
                <text:p>1111.08075261714</text:p>
              </table:table-cell>
              <table:table-cell office:value-type="float" office:value="1107.83520558253">
                <text:p>1107.835205582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6">
                <text:p>1126</text:p>
              </table:table-cell>
              <table:table-cell office:value-type="float" office:value="1117">
                <text:p>1117</text:p>
              </table:table-cell>
              <table:table-cell office:value-type="float" office:value="1114.81056446285">
                <text:p>1114.81056446285</text:p>
              </table:table-cell>
              <table:table-cell office:value-type="float" office:value="1117.87325341163">
                <text:p>1117.873253411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12">
                <text:p>1112</text:p>
              </table:table-cell>
              <table:table-cell office:value-type="float" office:value="1114">
                <text:p>1114</text:p>
              </table:table-cell>
              <table:table-cell office:value-type="float" office:value="1114.10792334714">
                <text:p>1114.10792334714</text:p>
              </table:table-cell>
              <table:table-cell office:value-type="float" office:value="1110.38211136126">
                <text:p>1110.382111361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28">
                <text:p>1128</text:p>
              </table:table-cell>
              <table:table-cell office:value-type="float" office:value="1117">
                <text:p>1117</text:p>
              </table:table-cell>
              <table:table-cell office:value-type="float" office:value="1117.58094251035">
                <text:p>1117.58094251035</text:p>
              </table:table-cell>
              <table:table-cell office:value-type="float" office:value="1119.28126875117">
                <text:p>1119.281268751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20">
                <text:p>1120</text:p>
              </table:table-cell>
              <table:table-cell office:value-type="float" office:value="1119">
                <text:p>1119</text:p>
              </table:table-cell>
              <table:table-cell office:value-type="float" office:value="1118.18570688277">
                <text:p>1118.18570688277</text:p>
              </table:table-cell>
              <table:table-cell office:value-type="float" office:value="1114.12145712943">
                <text:p>1114.121457129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12">
                <text:p>1112</text:p>
              </table:table-cell>
              <table:table-cell office:value-type="float" office:value="1115">
                <text:p>1115</text:p>
              </table:table-cell>
              <table:table-cell office:value-type="float" office:value="1116.63928016207">
                <text:p>1116.63928016207</text:p>
              </table:table-cell>
              <table:table-cell office:value-type="float" office:value="1116.68697982011">
                <text:p>1116.686979820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18">
                <text:p>1118</text:p>
              </table:table-cell>
              <table:table-cell office:value-type="float" office:value="1119">
                <text:p>1119</text:p>
              </table:table-cell>
              <table:table-cell office:value-type="float" office:value="1116.97946012156">
                <text:p>1116.97946012156</text:p>
              </table:table-cell>
              <table:table-cell office:value-type="float" office:value="1115.47592125068">
                <text:p>1115.475921250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46">
                <text:p>1146</text:p>
              </table:table-cell>
              <table:table-cell office:value-type="float" office:value="1123">
                <text:p>1123</text:p>
              </table:table-cell>
              <table:table-cell office:value-type="float" office:value="1124.23459509117">
                <text:p>1124.23459509117</text:p>
              </table:table-cell>
              <table:table-cell office:value-type="float" office:value="1123.83357607967">
                <text:p>1123.833576079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40">
                <text:p>1140</text:p>
              </table:table-cell>
              <table:table-cell office:value-type="float" office:value="1127">
                <text:p>1127</text:p>
              </table:table-cell>
              <table:table-cell office:value-type="float" office:value="1128.17594631838">
                <text:p>1128.17594631838</text:p>
              </table:table-cell>
              <table:table-cell office:value-type="float" office:value="1122.86058916236">
                <text:p>1122.860589162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8">
                <text:p>1138</text:p>
              </table:table-cell>
              <table:table-cell office:value-type="float" office:value="1129">
                <text:p>1129</text:p>
              </table:table-cell>
              <table:table-cell office:value-type="float" office:value="1130.63195973878">
                <text:p>1130.63195973878</text:p>
              </table:table-cell>
              <table:table-cell office:value-type="float" office:value="1127.22923402216">
                <text:p>1127.229234022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3">
                <text:p>1133</text:p>
              </table:table-cell>
              <table:table-cell office:value-type="float" office:value="1131">
                <text:p>1131</text:p>
              </table:table-cell>
              <table:table-cell office:value-type="float" office:value="1131.22396980409">
                <text:p>1131.22396980409</text:p>
              </table:table-cell>
              <table:table-cell office:value-type="float" office:value="1126.05073860074">
                <text:p>1126.050738600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21">
                <text:p>1121</text:p>
              </table:table-cell>
              <table:table-cell office:value-type="float" office:value="1133">
                <text:p>1133</text:p>
              </table:table-cell>
              <table:table-cell office:value-type="float" office:value="1128.66797735306">
                <text:p>1128.66797735306</text:p>
              </table:table-cell>
              <table:table-cell office:value-type="float" office:value="1125.4951512034">
                <text:p>1125.49515120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80">
                <text:p>1080</text:p>
              </table:table-cell>
              <table:table-cell office:value-type="float" office:value="1126">
                <text:p>1126</text:p>
              </table:table-cell>
              <table:table-cell office:value-type="float" office:value="1116.5009830148">
                <text:p>1116.5009830148</text:p>
              </table:table-cell>
              <table:table-cell office:value-type="float" office:value="1114.45471584095">
                <text:p>1114.454715840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18">
                <text:p>1118</text:p>
              </table:table-cell>
              <table:table-cell office:value-type="float" office:value="1122">
                <text:p>1122</text:p>
              </table:table-cell>
              <table:table-cell office:value-type="float" office:value="1116.8757372611">
                <text:p>1116.8757372611</text:p>
              </table:table-cell>
              <table:table-cell office:value-type="float" office:value="1121.96529809819">
                <text:p>1121.965298098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4">
                <text:p>1144</text:p>
              </table:table-cell>
              <table:table-cell office:value-type="float" office:value="1122">
                <text:p>1122</text:p>
              </table:table-cell>
              <table:table-cell office:value-type="float" office:value="1123.65680294582">
                <text:p>1123.65680294582</text:p>
              </table:table-cell>
              <table:table-cell office:value-type="float" office:value="1122.9676242193">
                <text:p>1122.96762421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1">
                <text:p>1141</text:p>
              </table:table-cell>
              <table:table-cell office:value-type="float" office:value="1123">
                <text:p>1123</text:p>
              </table:table-cell>
              <table:table-cell office:value-type="float" office:value="1127.99260220937">
                <text:p>1127.99260220937</text:p>
              </table:table-cell>
              <table:table-cell office:value-type="float" office:value="1126.87432249181">
                <text:p>1126.874322491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30">
                <text:p>1130</text:p>
              </table:table-cell>
              <table:table-cell office:value-type="float" office:value="1122">
                <text:p>1122</text:p>
              </table:table-cell>
              <table:table-cell office:value-type="float" office:value="1128.49445165703">
                <text:p>1128.49445165703</text:p>
              </table:table-cell>
              <table:table-cell office:value-type="float" office:value="1125.31172290535">
                <text:p>1125.311722905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24">
                <text:p>1124</text:p>
              </table:table-cell>
              <table:table-cell office:value-type="float" office:value="1123">
                <text:p>1123</text:p>
              </table:table-cell>
              <table:table-cell office:value-type="float" office:value="1127.37083874277">
                <text:p>1127.37083874277</text:p>
              </table:table-cell>
              <table:table-cell office:value-type="float" office:value="1125.92135193089">
                <text:p>1125.921351930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41">
                <text:p>1141</text:p>
              </table:table-cell>
              <table:table-cell office:value-type="float" office:value="1133">
                <text:p>1133</text:p>
              </table:table-cell>
              <table:table-cell office:value-type="float" office:value="1130.77812905708">
                <text:p>1130.77812905708</text:p>
              </table:table-cell>
              <table:table-cell office:value-type="float" office:value="1129.32523653284">
                <text:p>1129.325236532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5">
                <text:p>1145</text:p>
              </table:table-cell>
              <table:table-cell office:value-type="float" office:value="1138">
                <text:p>1138</text:p>
              </table:table-cell>
              <table:table-cell office:value-type="float" office:value="1134.33359679281">
                <text:p>1134.33359679281</text:p>
              </table:table-cell>
              <table:table-cell office:value-type="float" office:value="1131.20159663846">
                <text:p>1131.201596638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37">
                <text:p>1137</text:p>
              </table:table-cell>
              <table:table-cell office:value-type="float" office:value="1136">
                <text:p>1136</text:p>
              </table:table-cell>
              <table:table-cell office:value-type="float" office:value="1135.00019759461">
                <text:p>1135.00019759461</text:p>
              </table:table-cell>
              <table:table-cell office:value-type="float" office:value="1131.52538141547">
                <text:p>1131.525381415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53">
                <text:p>1153</text:p>
              </table:table-cell>
              <table:table-cell office:value-type="float" office:value="1138">
                <text:p>1138</text:p>
              </table:table-cell>
              <table:table-cell office:value-type="float" office:value="1139.50014819595">
                <text:p>1139.50014819595</text:p>
              </table:table-cell>
              <table:table-cell office:value-type="float" office:value="1136.6997651954">
                <text:p>1136.69976519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07">
                <text:p>1107</text:p>
              </table:table-cell>
              <table:table-cell office:value-type="float" office:value="1135">
                <text:p>1135</text:p>
              </table:table-cell>
              <table:table-cell office:value-type="float" office:value="1131.37511114697">
                <text:p>1131.37511114697</text:p>
              </table:table-cell>
              <table:table-cell office:value-type="float" office:value="1126.17019362859">
                <text:p>1126.170193628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3">
                <text:p>1153</text:p>
              </table:table-cell>
              <table:table-cell office:value-type="float" office:value="1139">
                <text:p>1139</text:p>
              </table:table-cell>
              <table:table-cell office:value-type="float" office:value="1136.78133336022">
                <text:p>1136.78133336022</text:p>
              </table:table-cell>
              <table:table-cell office:value-type="float" office:value="1139.19538816153">
                <text:p>1139.195388161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32">
                <text:p>1132</text:p>
              </table:table-cell>
              <table:table-cell office:value-type="float" office:value="1138">
                <text:p>1138</text:p>
              </table:table-cell>
              <table:table-cell office:value-type="float" office:value="1135.58600002017">
                <text:p>1135.58600002017</text:p>
              </table:table-cell>
              <table:table-cell office:value-type="float" office:value="1129.58142440139">
                <text:p>1129.581424401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58">
                <text:p>1158</text:p>
              </table:table-cell>
              <table:table-cell office:value-type="float" office:value="1140">
                <text:p>1140</text:p>
              </table:table-cell>
              <table:table-cell office:value-type="float" office:value="1141.18950001513">
                <text:p>1141.18950001513</text:p>
              </table:table-cell>
              <table:table-cell office:value-type="float" office:value="1142.45444655712">
                <text:p>1142.454446557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33">
                <text:p>1133</text:p>
              </table:table-cell>
              <table:table-cell office:value-type="float" office:value="1139">
                <text:p>1139</text:p>
              </table:table-cell>
              <table:table-cell office:value-type="float" office:value="1139.14212501134">
                <text:p>1139.14212501134</text:p>
              </table:table-cell>
              <table:table-cell office:value-type="float" office:value="1132.3670216244">
                <text:p>1132.36702162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66">
                <text:p>1166</text:p>
              </table:table-cell>
              <table:table-cell office:value-type="float" office:value="1142">
                <text:p>1142</text:p>
              </table:table-cell>
              <table:table-cell office:value-type="float" office:value="1145.85659375851">
                <text:p>1145.85659375851</text:p>
              </table:table-cell>
              <table:table-cell office:value-type="float" office:value="1146.82772117793">
                <text:p>1146.827721177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63">
                <text:p>1163</text:p>
              </table:table-cell>
              <table:table-cell office:value-type="float" office:value="1151">
                <text:p>1151</text:p>
              </table:table-cell>
              <table:table-cell office:value-type="float" office:value="1150.14244531888">
                <text:p>1150.14244531888</text:p>
              </table:table-cell>
              <table:table-cell office:value-type="float" office:value="1142.19437115133">
                <text:p>1142.194371151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1150.10683398916">
                <text:p>1150.10683398916</text:p>
              </table:table-cell>
              <table:table-cell office:value-type="float" office:value="1146.92578837946">
                <text:p>1146.925788379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36">
                <text:p>1136</text:p>
              </table:table-cell>
              <table:table-cell office:value-type="float" office:value="1151">
                <text:p>1151</text:p>
              </table:table-cell>
              <table:table-cell office:value-type="float" office:value="1146.58012549187">
                <text:p>1146.58012549187</text:p>
              </table:table-cell>
              <table:table-cell office:value-type="float" office:value="1141.35549094772">
                <text:p>1141.355490947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64">
                <text:p>1164</text:p>
              </table:table-cell>
              <table:table-cell office:value-type="float" office:value="1152">
                <text:p>1152</text:p>
              </table:table-cell>
              <table:table-cell office:value-type="float" office:value="1150.9350941189">
                <text:p>1150.9350941189</text:p>
              </table:table-cell>
              <table:table-cell office:value-type="float" office:value="1150.35879666983">
                <text:p>1150.358796669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28">
                <text:p>1128</text:p>
              </table:table-cell>
              <table:table-cell office:value-type="float" office:value="1151">
                <text:p>1151</text:p>
              </table:table-cell>
              <table:table-cell office:value-type="float" office:value="1145.20132058918">
                <text:p>1145.20132058918</text:p>
              </table:table-cell>
              <table:table-cell office:value-type="float" office:value="1139.36711406911">
                <text:p>1139.367114069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33">
                <text:p>1133</text:p>
              </table:table-cell>
              <table:table-cell office:value-type="float" office:value="1146">
                <text:p>1146</text:p>
              </table:table-cell>
              <table:table-cell office:value-type="float" office:value="1142.15099044188">
                <text:p>1142.15099044188</text:p>
              </table:table-cell>
              <table:table-cell office:value-type="float" office:value="1144.37034511227">
                <text:p>1144.370345112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77">
                <text:p>1177</text:p>
              </table:table-cell>
              <table:table-cell office:value-type="float" office:value="1148">
                <text:p>1148</text:p>
              </table:table-cell>
              <table:table-cell office:value-type="float" office:value="1150.86324283141">
                <text:p>1150.86324283141</text:p>
              </table:table-cell>
              <table:table-cell office:value-type="float" office:value="1149.5258202083">
                <text:p>1149.52582020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53">
                <text:p>1153</text:p>
              </table:table-cell>
              <table:table-cell office:value-type="float" office:value="1149">
                <text:p>1149</text:p>
              </table:table-cell>
              <table:table-cell office:value-type="float" office:value="1151.39743212356">
                <text:p>1151.39743212356</text:p>
              </table:table-cell>
              <table:table-cell office:value-type="float" office:value="1147.30108009861">
                <text:p>1147.301080098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61">
                <text:p>1161</text:p>
              </table:table-cell>
              <table:table-cell office:value-type="float" office:value="1153">
                <text:p>1153</text:p>
              </table:table-cell>
              <table:table-cell office:value-type="float" office:value="1153.79807409267">
                <text:p>1153.79807409267</text:p>
              </table:table-cell>
              <table:table-cell office:value-type="float" office:value="1152.06065413977">
                <text:p>1152.060654139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73">
                <text:p>1173</text:p>
              </table:table-cell>
              <table:table-cell office:value-type="float" office:value="1154">
                <text:p>1154</text:p>
              </table:table-cell>
              <table:table-cell office:value-type="float" office:value="1158.5985555695">
                <text:p>1158.5985555695</text:p>
              </table:table-cell>
              <table:table-cell office:value-type="float" office:value="1154.43974618013">
                <text:p>1154.439746180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81">
                <text:p>1181</text:p>
              </table:table-cell>
              <table:table-cell office:value-type="float" office:value="1163">
                <text:p>1163</text:p>
              </table:table-cell>
              <table:table-cell office:value-type="float" office:value="1164.19891667713">
                <text:p>1164.19891667713</text:p>
              </table:table-cell>
              <table:table-cell office:value-type="float" office:value="1159.65235441088">
                <text:p>1159.652354410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82">
                <text:p>1182</text:p>
              </table:table-cell>
              <table:table-cell office:value-type="float" office:value="1171">
                <text:p>1171</text:p>
              </table:table-cell>
              <table:table-cell office:value-type="float" office:value="1168.64918750784">
                <text:p>1168.64918750784</text:p>
              </table:table-cell>
              <table:table-cell office:value-type="float" office:value="1162.11170086971">
                <text:p>1162.111700869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65">
                <text:p>1165</text:p>
              </table:table-cell>
              <table:table-cell office:value-type="float" office:value="1169">
                <text:p>1169</text:p>
              </table:table-cell>
              <table:table-cell office:value-type="float" office:value="1167.73689063088">
                <text:p>1167.73689063088</text:p>
              </table:table-cell>
              <table:table-cell office:value-type="float" office:value="1161.35816777699">
                <text:p>1161.358167776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2">
                <text:p>1162</text:p>
              </table:table-cell>
              <table:table-cell office:value-type="float" office:value="1171">
                <text:p>1171</text:p>
              </table:table-cell>
              <table:table-cell office:value-type="float" office:value="1166.30266797316">
                <text:p>1166.30266797316</text:p>
              </table:table-cell>
              <table:table-cell office:value-type="float" office:value="1161.97074568837">
                <text:p>1161.970745688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91">
                <text:p>1191</text:p>
              </table:table-cell>
              <table:table-cell office:value-type="float" office:value="1176">
                <text:p>1176</text:p>
              </table:table-cell>
              <table:table-cell office:value-type="float" office:value="1172.47700097987">
                <text:p>1172.47700097987</text:p>
              </table:table-cell>
              <table:table-cell office:value-type="float" office:value="1168.86051251945">
                <text:p>1168.860512519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8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1173.8577507349">
                <text:p>1173.8577507349</text:p>
              </table:table-cell>
              <table:table-cell office:value-type="float" office:value="1167.01152429094">
                <text:p>1167.011524290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83">
                <text:p>1183</text:p>
              </table:table-cell>
              <table:table-cell office:value-type="float" office:value="1177">
                <text:p>1177</text:p>
              </table:table-cell>
              <table:table-cell office:value-type="float" office:value="1176.14331305118">
                <text:p>1176.14331305118</text:p>
              </table:table-cell>
              <table:table-cell office:value-type="float" office:value="1172.11803615531">
                <text:p>1172.118036155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93">
                <text:p>1193</text:p>
              </table:table-cell>
              <table:table-cell office:value-type="float" office:value="1179">
                <text:p>1179</text:p>
              </table:table-cell>
              <table:table-cell office:value-type="float" office:value="1180.35748478838">
                <text:p>1180.35748478838</text:p>
              </table:table-cell>
              <table:table-cell office:value-type="float" office:value="1174.27461999786">
                <text:p>1174.274619997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92">
                <text:p>1192</text:p>
              </table:table-cell>
              <table:table-cell office:value-type="float" office:value="1183">
                <text:p>1183</text:p>
              </table:table-cell>
              <table:table-cell office:value-type="float" office:value="1183.26811359129">
                <text:p>1183.26811359129</text:p>
              </table:table-cell>
              <table:table-cell office:value-type="float" office:value="1177.41201469287">
                <text:p>1177.412014692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07">
                <text:p>1207</text:p>
              </table:table-cell>
              <table:table-cell office:value-type="float" office:value="1191">
                <text:p>1191</text:p>
              </table:table-cell>
              <table:table-cell office:value-type="float" office:value="1189.20108519347">
                <text:p>1189.20108519347</text:p>
              </table:table-cell>
              <table:table-cell office:value-type="float" office:value="1182.92657420265">
                <text:p>1182.926574202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19">
                <text:p>1219</text:p>
              </table:table-cell>
              <table:table-cell office:value-type="float" office:value="1195">
                <text:p>1195</text:p>
              </table:table-cell>
              <table:table-cell office:value-type="float" office:value="1196.6508138951">
                <text:p>1196.6508138951</text:p>
              </table:table-cell>
              <table:table-cell office:value-type="float" office:value="1188.63619494612">
                <text:p>1188.636194946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48">
                <text:p>1248</text:p>
              </table:table-cell>
              <table:table-cell office:value-type="float" office:value="1207">
                <text:p>1207</text:p>
              </table:table-cell>
              <table:table-cell office:value-type="float" office:value="1209.48811042132">
                <text:p>1209.48811042132</text:p>
              </table:table-cell>
              <table:table-cell office:value-type="float" office:value="1200.05137376351">
                <text:p>1200.051373763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12">
                <text:p>1212</text:p>
              </table:table-cell>
              <table:table-cell office:value-type="float" office:value="1212">
                <text:p>1212</text:p>
              </table:table-cell>
              <table:table-cell office:value-type="float" office:value="1210.11608281599">
                <text:p>1210.11608281599</text:p>
              </table:table-cell>
              <table:table-cell office:value-type="float" office:value="1196.1894230322">
                <text:p>1196.18942303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71">
                <text:p>1371</text:p>
              </table:table-cell>
              <table:table-cell office:value-type="float" office:value="1242">
                <text:p>1242</text:p>
              </table:table-cell>
              <table:table-cell office:value-type="float" office:value="1250.33706211199">
                <text:p>1250.33706211199</text:p>
              </table:table-cell>
              <table:table-cell office:value-type="float" office:value="1242.20923771293">
                <text:p>1242.209237712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50">
                <text:p>1450</text:p>
              </table:table-cell>
              <table:table-cell office:value-type="float" office:value="1285">
                <text:p>1285</text:p>
              </table:table-cell>
              <table:table-cell office:value-type="float" office:value="1300.252796584">
                <text:p>1300.252796584</text:p>
              </table:table-cell>
              <table:table-cell office:value-type="float" office:value="1266.54503947626">
                <text:p>1266.545039476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75">
                <text:p>1475</text:p>
              </table:table-cell>
              <table:table-cell office:value-type="float" office:value="1329">
                <text:p>1329</text:p>
              </table:table-cell>
              <table:table-cell office:value-type="float" office:value="1343.939597438">
                <text:p>1343.939597438</text:p>
              </table:table-cell>
              <table:table-cell office:value-type="float" office:value="1304.0572985492">
                <text:p>1304.05729854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14">
                <text:p>1514</text:p>
              </table:table-cell>
              <table:table-cell office:value-type="float" office:value="1378">
                <text:p>1378</text:p>
              </table:table-cell>
              <table:table-cell office:value-type="float" office:value="1386.4546980785">
                <text:p>1386.4546980785</text:p>
              </table:table-cell>
              <table:table-cell office:value-type="float" office:value="1334.03561846813">
                <text:p>1334.035618468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41">
                <text:p>1541</text:p>
              </table:table-cell>
              <table:table-cell office:value-type="float" office:value="1427">
                <text:p>1427</text:p>
              </table:table-cell>
              <table:table-cell office:value-type="float" office:value="1425.09102355887">
                <text:p>1425.09102355887</text:p>
              </table:table-cell>
              <table:table-cell office:value-type="float" office:value="1367.78972189974">
                <text:p>1367.789721899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37">
                <text:p>1537</text:p>
              </table:table-cell>
              <table:table-cell office:value-type="float" office:value="1481">
                <text:p>1481</text:p>
              </table:table-cell>
              <table:table-cell office:value-type="float" office:value="1453.06826766915">
                <text:p>1453.06826766915</text:p>
              </table:table-cell>
              <table:table-cell office:value-type="float" office:value="1389.83982936584">
                <text:p>1389.839829365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40">
                <text:p>1540</text:p>
              </table:table-cell>
              <table:table-cell office:value-type="float" office:value="1510">
                <text:p>1510</text:p>
              </table:table-cell>
              <table:table-cell office:value-type="float" office:value="1474.80120075187">
                <text:p>1474.80120075187</text:p>
              </table:table-cell>
              <table:table-cell office:value-type="float" office:value="1414.14980754472">
                <text:p>1414.149807544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45">
                <text:p>1545</text:p>
              </table:table-cell>
              <table:table-cell office:value-type="float" office:value="1525">
                <text:p>1525</text:p>
              </table:table-cell>
              <table:table-cell office:value-type="float" office:value="1492.3509005639">
                <text:p>1492.3509005639</text:p>
              </table:table-cell>
              <table:table-cell office:value-type="float" office:value="1432.27636875121">
                <text:p>1432.276368751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58">
                <text:p>1558</text:p>
              </table:table-cell>
              <table:table-cell office:value-type="float" office:value="1539">
                <text:p>1539</text:p>
              </table:table-cell>
              <table:table-cell office:value-type="float" office:value="1508.76317542292">
                <text:p>1508.76317542292</text:p>
              </table:table-cell>
              <table:table-cell office:value-type="float" office:value="1452.83133983951">
                <text:p>1452.831339839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79">
                <text:p>1579</text:p>
              </table:table-cell>
              <table:table-cell office:value-type="float" office:value="1550">
                <text:p>1550</text:p>
              </table:table-cell>
              <table:table-cell office:value-type="float" office:value="1526.32238156719">
                <text:p>1526.32238156719</text:p>
              </table:table-cell>
              <table:table-cell office:value-type="float" office:value="1472.04052222665">
                <text:p>1472.040522226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68">
                <text:p>1568</text:p>
              </table:table-cell>
              <table:table-cell office:value-type="float" office:value="1555">
                <text:p>1555</text:p>
              </table:table-cell>
              <table:table-cell office:value-type="float" office:value="1536.7417861754">
                <text:p>1536.7417861754</text:p>
              </table:table-cell>
              <table:table-cell office:value-type="float" office:value="1484.50488223771">
                <text:p>1484.504882237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75">
                <text:p>1575</text:p>
              </table:table-cell>
              <table:table-cell office:value-type="float" office:value="1561">
                <text:p>1561</text:p>
              </table:table-cell>
              <table:table-cell office:value-type="float" office:value="1546.30633963155">
                <text:p>1546.30633963155</text:p>
              </table:table-cell>
              <table:table-cell office:value-type="float" office:value="1499.65004567165">
                <text:p>1499.650045671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72">
                <text:p>1572</text:p>
              </table:table-cell>
              <table:table-cell office:value-type="float" office:value="1566">
                <text:p>1566</text:p>
              </table:table-cell>
              <table:table-cell office:value-type="float" office:value="1552.72975472366">
                <text:p>1552.72975472366</text:p>
              </table:table-cell>
              <table:table-cell office:value-type="float" office:value="1508.65043619337">
                <text:p>1508.650436193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88">
                <text:p>1588</text:p>
              </table:table-cell>
              <table:table-cell office:value-type="float" office:value="1573">
                <text:p>1573</text:p>
              </table:table-cell>
              <table:table-cell office:value-type="float" office:value="1561.54731604275">
                <text:p>1561.54731604275</text:p>
              </table:table-cell>
              <table:table-cell office:value-type="float" office:value="1523.08759283199">
                <text:p>1523.087592831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94">
                <text:p>1594</text:p>
              </table:table-cell>
              <table:table-cell office:value-type="float" office:value="1579">
                <text:p>1579</text:p>
              </table:table-cell>
              <table:table-cell office:value-type="float" office:value="1569.66048703206">
                <text:p>1569.66048703206</text:p>
              </table:table-cell>
              <table:table-cell office:value-type="float" office:value="1532.15340064082">
                <text:p>1532.153400640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01">
                <text:p>1601</text:p>
              </table:table-cell>
              <table:table-cell office:value-type="float" office:value="1583">
                <text:p>1583</text:p>
              </table:table-cell>
              <table:table-cell office:value-type="float" office:value="1577.49536527404">
                <text:p>1577.49536527404</text:p>
              </table:table-cell>
              <table:table-cell office:value-type="float" office:value="1543.92556579532">
                <text:p>1543.925565795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04">
                <text:p>1604</text:p>
              </table:table-cell>
              <table:table-cell office:value-type="float" office:value="1589">
                <text:p>1589</text:p>
              </table:table-cell>
              <table:table-cell office:value-type="float" office:value="1584.12152395553">
                <text:p>1584.12152395553</text:p>
              </table:table-cell>
              <table:table-cell office:value-type="float" office:value="1551.88087525379">
                <text:p>1551.880875253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02">
                <text:p>1602</text:p>
              </table:table-cell>
              <table:table-cell office:value-type="float" office:value="1594">
                <text:p>1594</text:p>
              </table:table-cell>
              <table:table-cell office:value-type="float" office:value="1588.59114296665">
                <text:p>1588.59114296665</text:p>
              </table:table-cell>
              <table:table-cell office:value-type="float" office:value="1559.63747076526">
                <text:p>1559.637470765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18">
                <text:p>1618</text:p>
              </table:table-cell>
              <table:table-cell office:value-type="float" office:value="1601">
                <text:p>1601</text:p>
              </table:table-cell>
              <table:table-cell office:value-type="float" office:value="1595.94335722499">
                <text:p>1595.94335722499</text:p>
              </table:table-cell>
              <table:table-cell office:value-type="float" office:value="1569.57414576706">
                <text:p>1569.574145767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18">
                <text:p>1618</text:p>
              </table:table-cell>
              <table:table-cell office:value-type="float" office:value="1606">
                <text:p>1606</text:p>
              </table:table-cell>
              <table:table-cell office:value-type="float" office:value="1601.45751791874">
                <text:p>1601.45751791874</text:p>
              </table:table-cell>
              <table:table-cell office:value-type="float" office:value="1575.71860432422">
                <text:p>1575.718604324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17">
                <text:p>1617</text:p>
              </table:table-cell>
              <table:table-cell office:value-type="float" office:value="1610">
                <text:p>1610</text:p>
              </table:table-cell>
              <table:table-cell office:value-type="float" office:value="1605.34313843906">
                <text:p>1605.34313843906</text:p>
              </table:table-cell>
              <table:table-cell office:value-type="float" office:value="1582.35227810887">
                <text:p>1582.352278108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18">
                <text:p>1618</text:p>
              </table:table-cell>
              <table:table-cell office:value-type="float" office:value="1613">
                <text:p>1613</text:p>
              </table:table-cell>
              <table:table-cell office:value-type="float" office:value="1608.50735382929">
                <text:p>1608.50735382929</text:p>
              </table:table-cell>
              <table:table-cell office:value-type="float" office:value="1587.28400431086">
                <text:p>1587.284004310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29">
                <text:p>1629</text:p>
              </table:table-cell>
              <table:table-cell office:value-type="float" office:value="1617">
                <text:p>1617</text:p>
              </table:table-cell>
              <table:table-cell office:value-type="float" office:value="1613.63051537197">
                <text:p>1613.63051537197</text:p>
              </table:table-cell>
              <table:table-cell office:value-type="float" office:value="1594.75396751195">
                <text:p>1594.753967511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44">
                <text:p>1644</text:p>
              </table:table-cell>
              <table:table-cell office:value-type="float" office:value="1624">
                <text:p>1624</text:p>
              </table:table-cell>
              <table:table-cell office:value-type="float" office:value="1621.22288652898">
                <text:p>1621.22288652898</text:p>
              </table:table-cell>
              <table:table-cell office:value-type="float" office:value="1602.58349771331">
                <text:p>1602.583497713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37">
                <text:p>1637</text:p>
              </table:table-cell>
              <table:table-cell office:value-type="float" office:value="1627">
                <text:p>1627</text:p>
              </table:table-cell>
              <table:table-cell office:value-type="float" office:value="1625.16716489673">
                <text:p>1625.16716489673</text:p>
              </table:table-cell>
              <table:table-cell office:value-type="float" office:value="1606.48990516417">
                <text:p>1606.489905164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34">
                <text:p>1634</text:p>
              </table:table-cell>
              <table:table-cell office:value-type="float" office:value="1630">
                <text:p>1630</text:p>
              </table:table-cell>
              <table:table-cell office:value-type="float" office:value="1627.37537367255">
                <text:p>1627.37537367255</text:p>
              </table:table-cell>
              <table:table-cell office:value-type="float" office:value="1611.02358440261">
                <text:p>1611.023584402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34">
                <text:p>1634</text:p>
              </table:table-cell>
              <table:table-cell office:value-type="float" office:value="1633">
                <text:p>1633</text:p>
              </table:table-cell>
              <table:table-cell office:value-type="float" office:value="1629.03153025441">
                <text:p>1629.03153025441</text:p>
              </table:table-cell>
              <table:table-cell office:value-type="float" office:value="1614.04748075889">
                <text:p>1614.047480758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49">
                <text:p>1649</text:p>
              </table:table-cell>
              <table:table-cell office:value-type="float" office:value="1638">
                <text:p>1638</text:p>
              </table:table-cell>
              <table:table-cell office:value-type="float" office:value="1634.02364769081">
                <text:p>1634.02364769081</text:p>
              </table:table-cell>
              <table:table-cell office:value-type="float" office:value="1620.9712727554">
                <text:p>1620.97127275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57">
                <text:p>1657</text:p>
              </table:table-cell>
              <table:table-cell office:value-type="float" office:value="1643">
                <text:p>1643</text:p>
              </table:table-cell>
              <table:table-cell office:value-type="float" office:value="1639.76773576811">
                <text:p>1639.76773576811</text:p>
              </table:table-cell>
              <table:table-cell office:value-type="float" office:value="1625.82417936865">
                <text:p>1625.824179368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41">
                <text:p>1641</text:p>
              </table:table-cell>
              <table:table-cell office:value-type="float" office:value="1642">
                <text:p>1642</text:p>
              </table:table-cell>
              <table:table-cell office:value-type="float" office:value="1640.07580182608">
                <text:p>1640.07580182608</text:p>
              </table:table-cell>
              <table:table-cell office:value-type="float" office:value="1626.70639055854">
                <text:p>1626.706390558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43">
                <text:p>1643</text:p>
              </table:table-cell>
              <table:table-cell office:value-type="float" office:value="1643">
                <text:p>1643</text:p>
              </table:table-cell>
              <table:table-cell office:value-type="float" office:value="1640.80685136956">
                <text:p>1640.80685136956</text:p>
              </table:table-cell>
              <table:table-cell office:value-type="float" office:value="1630.25046620497">
                <text:p>1630.250466204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47">
                <text:p>1647</text:p>
              </table:table-cell>
              <table:table-cell office:value-type="float" office:value="1645">
                <text:p>1645</text:p>
              </table:table-cell>
              <table:table-cell office:value-type="float" office:value="1642.35513852717">
                <text:p>1642.35513852717</text:p>
              </table:table-cell>
              <table:table-cell office:value-type="float" office:value="1632.31140426587">
                <text:p>1632.311404265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59">
                <text:p>1659</text:p>
              </table:table-cell>
              <table:table-cell office:value-type="float" office:value="1649">
                <text:p>1649</text:p>
              </table:table-cell>
              <table:table-cell office:value-type="float" office:value="1646.51635389538">
                <text:p>1646.51635389538</text:p>
              </table:table-cell>
              <table:table-cell office:value-type="float" office:value="1637.74699036286">
                <text:p>1637.746990362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71">
                <text:p>1671</text:p>
              </table:table-cell>
              <table:table-cell office:value-type="float" office:value="1653">
                <text:p>1653</text:p>
              </table:table-cell>
              <table:table-cell office:value-type="float" office:value="1652.63726542153">
                <text:p>1652.63726542153</text:p>
              </table:table-cell>
              <table:table-cell office:value-type="float" office:value="1642.79889111395">
                <text:p>1642.798891113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56">
                <text:p>1656</text:p>
              </table:table-cell>
              <table:table-cell office:value-type="float" office:value="1653">
                <text:p>1653</text:p>
              </table:table-cell>
              <table:table-cell office:value-type="float" office:value="1653.47794906615">
                <text:p>1653.47794906615</text:p>
              </table:table-cell>
              <table:table-cell office:value-type="float" office:value="1643.06802788481">
                <text:p>1643.068027884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54">
                <text:p>1654</text:p>
              </table:table-cell>
              <table:table-cell office:value-type="float" office:value="1655">
                <text:p>1655</text:p>
              </table:table-cell>
              <table:table-cell office:value-type="float" office:value="1653.60846179961">
                <text:p>1653.60846179961</text:p>
              </table:table-cell>
              <table:table-cell office:value-type="float" office:value="1645.63953885109">
                <text:p>1645.639538851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57">
                <text:p>1657</text:p>
              </table:table-cell>
              <table:table-cell office:value-type="float" office:value="1657">
                <text:p>1657</text:p>
              </table:table-cell>
              <table:table-cell office:value-type="float" office:value="1654.45634634971">
                <text:p>1654.45634634971</text:p>
              </table:table-cell>
              <table:table-cell office:value-type="float" office:value="1646.93674755855">
                <text:p>1646.936747558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65">
                <text:p>1665</text:p>
              </table:table-cell>
              <table:table-cell office:value-type="float" office:value="1660">
                <text:p>1660</text:p>
              </table:table-cell>
              <table:table-cell office:value-type="float" office:value="1657.09225976228">
                <text:p>1657.09225976228</text:p>
              </table:table-cell>
              <table:table-cell office:value-type="float" office:value="1650.67423544444">
                <text:p>1650.674235444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67">
                <text:p>1667</text:p>
              </table:table-cell>
              <table:table-cell office:value-type="float" office:value="1662">
                <text:p>1662</text:p>
              </table:table-cell>
              <table:table-cell office:value-type="float" office:value="1659.56919482171">
                <text:p>1659.56919482171</text:p>
              </table:table-cell>
              <table:table-cell office:value-type="float" office:value="1652.5131838518">
                <text:p>1652.51318385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58">
                <text:p>1658</text:p>
              </table:table-cell>
              <table:table-cell office:value-type="float" office:value="1660">
                <text:p>1660</text:p>
              </table:table-cell>
              <table:table-cell office:value-type="float" office:value="1659.17689611628">
                <text:p>1659.17689611628</text:p>
              </table:table-cell>
              <table:table-cell office:value-type="float" office:value="1652.78151884443">
                <text:p>1652.781518844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8">
                <text:p>1658</text:p>
              </table:table-cell>
              <table:table-cell office:value-type="float" office:value="1660">
                <text:p>1660</text:p>
              </table:table-cell>
              <table:table-cell office:value-type="float" office:value="1658.88267208721">
                <text:p>1658.88267208721</text:p>
              </table:table-cell>
              <table:table-cell office:value-type="float" office:value="1653.92513813774">
                <text:p>1653.925138137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59">
                <text:p>1659</text:p>
              </table:table-cell>
              <table:table-cell office:value-type="float" office:value="1661">
                <text:p>1661</text:p>
              </table:table-cell>
              <table:table-cell office:value-type="float" office:value="1658.91200406541">
                <text:p>1658.91200406541</text:p>
              </table:table-cell>
              <table:table-cell office:value-type="float" office:value="1654.50768202732">
                <text:p>1654.507682027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71">
                <text:p>1671</text:p>
              </table:table-cell>
              <table:table-cell office:value-type="float" office:value="1663">
                <text:p>1663</text:p>
              </table:table-cell>
              <table:table-cell office:value-type="float" office:value="1661.93400304906">
                <text:p>1661.93400304906</text:p>
              </table:table-cell>
              <table:table-cell office:value-type="float" office:value="1658.28123518674">
                <text:p>1658.281235186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72">
                <text:p>1672</text:p>
              </table:table-cell>
              <table:table-cell office:value-type="float" office:value="1664">
                <text:p>1664</text:p>
              </table:table-cell>
              <table:table-cell office:value-type="float" office:value="1664.45050228679">
                <text:p>1664.45050228679</text:p>
              </table:table-cell>
              <table:table-cell office:value-type="float" office:value="1659.4467944944">
                <text:p>1659.44679449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63">
                <text:p>1663</text:p>
              </table:table-cell>
              <table:table-cell office:value-type="float" office:value="1664">
                <text:p>1664</text:p>
              </table:table-cell>
              <table:table-cell office:value-type="float" office:value="1664.08787671509">
                <text:p>1664.08787671509</text:p>
              </table:table-cell>
              <table:table-cell office:value-type="float" office:value="1659.63576028621">
                <text:p>1659.635760286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61">
                <text:p>1661</text:p>
              </table:table-cell>
              <table:table-cell office:value-type="float" office:value="1664">
                <text:p>1664</text:p>
              </table:table-cell>
              <table:table-cell office:value-type="float" office:value="1663.31590753632">
                <text:p>1663.31590753632</text:p>
              </table:table-cell>
              <table:table-cell office:value-type="float" office:value="1659.86344073957">
                <text:p>1659.863440739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62">
                <text:p>1662</text:p>
              </table:table-cell>
              <table:table-cell office:value-type="float" office:value="1665">
                <text:p>1665</text:p>
              </table:table-cell>
              <table:table-cell office:value-type="float" office:value="1662.98693065224">
                <text:p>1662.98693065224</text:p>
              </table:table-cell>
              <table:table-cell office:value-type="float" office:value="1660.26097228266">
                <text:p>1660.260972282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83">
                <text:p>1683</text:p>
              </table:table-cell>
              <table:table-cell office:value-type="float" office:value="1669">
                <text:p>1669</text:p>
              </table:table-cell>
              <table:table-cell office:value-type="float" office:value="1667.99019798918">
                <text:p>1667.99019798918</text:p>
              </table:table-cell>
              <table:table-cell office:value-type="float" office:value="1665.70721028614">
                <text:p>1665.707210286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69">
                <text:p>1669</text:p>
              </table:table-cell>
              <table:table-cell office:value-type="float" office:value="1668">
                <text:p>1668</text:p>
              </table:table-cell>
              <table:table-cell office:value-type="float" office:value="1668.24264849189">
                <text:p>1668.24264849189</text:p>
              </table:table-cell>
              <table:table-cell office:value-type="float" office:value="1663.26266491252">
                <text:p>1663.262664912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61">
                <text:p>1661</text:p>
              </table:table-cell>
              <table:table-cell office:value-type="float" office:value="1667">
                <text:p>1667</text:p>
              </table:table-cell>
              <table:table-cell office:value-type="float" office:value="1666.43198636891">
                <text:p>1666.43198636891</text:p>
              </table:table-cell>
              <table:table-cell office:value-type="float" office:value="1664.16372590856">
                <text:p>1664.163725908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63">
                <text:p>1663</text:p>
              </table:table-cell>
              <table:table-cell office:value-type="float" office:value="1667">
                <text:p>1667</text:p>
              </table:table-cell>
              <table:table-cell office:value-type="float" office:value="1665.57398977669">
                <text:p>1665.57398977669</text:p>
              </table:table-cell>
              <table:table-cell office:value-type="float" office:value="1663.3321578338">
                <text:p>1663.33215783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70">
                <text:p>1670</text:p>
              </table:table-cell>
              <table:table-cell office:value-type="float" office:value="1668">
                <text:p>1668</text:p>
              </table:table-cell>
              <table:table-cell office:value-type="float" office:value="1666.68049233251">
                <text:p>1666.68049233251</text:p>
              </table:table-cell>
              <table:table-cell office:value-type="float" office:value="1665.49805922021">
                <text:p>1665.498059220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84">
                <text:p>1684</text:p>
              </table:table-cell>
              <table:table-cell office:value-type="float" office:value="1672">
                <text:p>1672</text:p>
              </table:table-cell>
              <table:table-cell office:value-type="float" office:value="1671.01036924939">
                <text:p>1671.01036924939</text:p>
              </table:table-cell>
              <table:table-cell office:value-type="float" office:value="1668.82400358331">
                <text:p>1668.824003583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67">
                <text:p>1667</text:p>
              </table:table-cell>
              <table:table-cell office:value-type="float" office:value="1669">
                <text:p>1669</text:p>
              </table:table-cell>
              <table:table-cell office:value-type="float" office:value="1670.00777693704">
                <text:p>1670.00777693704</text:p>
              </table:table-cell>
              <table:table-cell office:value-type="float" office:value="1666.37243606962">
                <text:p>1666.372436069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67">
                <text:p>1667</text:p>
              </table:table-cell>
              <table:table-cell office:value-type="float" office:value="1669">
                <text:p>1669</text:p>
              </table:table-cell>
              <table:table-cell office:value-type="float" office:value="1669.25583270278">
                <text:p>1669.25583270278</text:p>
              </table:table-cell>
              <table:table-cell office:value-type="float" office:value="1668.00026756043">
                <text:p>1668.000267560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65">
                <text:p>1665</text:p>
              </table:table-cell>
              <table:table-cell office:value-type="float" office:value="1669">
                <text:p>1669</text:p>
              </table:table-cell>
              <table:table-cell office:value-type="float" office:value="1668.19187452708">
                <text:p>1668.19187452708</text:p>
              </table:table-cell>
              <table:table-cell office:value-type="float" office:value="1666.27350177584">
                <text:p>1666.273501775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74">
                <text:p>1674</text:p>
              </table:table-cell>
              <table:table-cell office:value-type="float" office:value="1671">
                <text:p>1671</text:p>
              </table:table-cell>
              <table:table-cell office:value-type="float" office:value="1669.64390589531">
                <text:p>1669.64390589531</text:p>
              </table:table-cell>
              <table:table-cell office:value-type="float" office:value="1669.24118580263">
                <text:p>1669.241185802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83">
                <text:p>1683</text:p>
              </table:table-cell>
              <table:table-cell office:value-type="float" office:value="1673">
                <text:p>1673</text:p>
              </table:table-cell>
              <table:table-cell office:value-type="float" office:value="1672.98292942149">
                <text:p>1672.98292942149</text:p>
              </table:table-cell>
              <table:table-cell office:value-type="float" office:value="1670.9002789359">
                <text:p>1670.90027893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66">
                <text:p>1666</text:p>
              </table:table-cell>
              <table:table-cell office:value-type="float" office:value="1670">
                <text:p>1670</text:p>
              </table:table-cell>
              <table:table-cell office:value-type="float" office:value="1671.23719706611">
                <text:p>1671.23719706611</text:p>
              </table:table-cell>
              <table:table-cell office:value-type="float" office:value="1668.67975332196">
                <text:p>1668.679753321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66">
                <text:p>1666</text:p>
              </table:table-cell>
              <table:table-cell office:value-type="float" office:value="1670">
                <text:p>1670</text:p>
              </table:table-cell>
              <table:table-cell office:value-type="float" office:value="1669.92789779959">
                <text:p>1669.92789779959</text:p>
              </table:table-cell>
              <table:table-cell office:value-type="float" office:value="1669.34213035983">
                <text:p>1669.342130359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64">
                <text:p>1664</text:p>
              </table:table-cell>
              <table:table-cell office:value-type="float" office:value="1670">
                <text:p>1670</text:p>
              </table:table-cell>
              <table:table-cell office:value-type="float" office:value="1668.44592334969">
                <text:p>1668.44592334969</text:p>
              </table:table-cell>
              <table:table-cell office:value-type="float" office:value="1667.60917154715">
                <text:p>1667.609171547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83">
                <text:p>1683</text:p>
              </table:table-cell>
              <table:table-cell office:value-type="float" office:value="1673">
                <text:p>1673</text:p>
              </table:table-cell>
              <table:table-cell office:value-type="float" office:value="1672.08444251227">
                <text:p>1672.08444251227</text:p>
              </table:table-cell>
              <table:table-cell office:value-type="float" office:value="1672.49665394797">
                <text:p>1672.496653947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78">
                <text:p>1678</text:p>
              </table:table-cell>
              <table:table-cell office:value-type="float" office:value="1673">
                <text:p>1673</text:p>
              </table:table-cell>
              <table:table-cell office:value-type="float" office:value="1673.5633318842">
                <text:p>1673.5633318842</text:p>
              </table:table-cell>
              <table:table-cell office:value-type="float" office:value="1670.94000102049">
                <text:p>1670.940001020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70">
                <text:p>1670</text:p>
              </table:table-cell>
              <table:table-cell office:value-type="float" office:value="1671">
                <text:p>1671</text:p>
              </table:table-cell>
              <table:table-cell office:value-type="float" office:value="1672.67249891315">
                <text:p>1672.67249891315</text:p>
              </table:table-cell>
              <table:table-cell office:value-type="float" office:value="1671.63899252186">
                <text:p>1671.638992521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67">
                <text:p>1667</text:p>
              </table:table-cell>
              <table:table-cell office:value-type="float" office:value="1671">
                <text:p>1671</text:p>
              </table:table-cell>
              <table:table-cell office:value-type="float" office:value="1671.25437418486">
                <text:p>1671.25437418486</text:p>
              </table:table-cell>
              <table:table-cell office:value-type="float" office:value="1670.05984949057">
                <text:p>1670.059849490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68">
                <text:p>1668</text:p>
              </table:table-cell>
              <table:table-cell office:value-type="float" office:value="1672">
                <text:p>1672</text:p>
              </table:table-cell>
              <table:table-cell office:value-type="float" office:value="1670.44078063865">
                <text:p>1670.44078063865</text:p>
              </table:table-cell>
              <table:table-cell office:value-type="float" office:value="1670.4923729367">
                <text:p>1670.49237293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82">
                <text:p>1682</text:p>
              </table:table-cell>
              <table:table-cell office:value-type="float" office:value="1675">
                <text:p>1675</text:p>
              </table:table-cell>
              <table:table-cell office:value-type="float" office:value="1673.33058547899">
                <text:p>1673.33058547899</text:p>
              </table:table-cell>
              <table:table-cell office:value-type="float" office:value="1673.10976563485">
                <text:p>1673.109765634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72">
                <text:p>1672</text:p>
              </table:table-cell>
              <table:table-cell office:value-type="float" office:value="1673">
                <text:p>1673</text:p>
              </table:table-cell>
              <table:table-cell office:value-type="float" office:value="1672.99793910924">
                <text:p>1672.99793910924</text:p>
              </table:table-cell>
              <table:table-cell office:value-type="float" office:value="1671.26188860725">
                <text:p>1671.261888607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69">
                <text:p>1669</text:p>
              </table:table-cell>
              <table:table-cell office:value-type="float" office:value="1671">
                <text:p>1671</text:p>
              </table:table-cell>
              <table:table-cell office:value-type="float" office:value="1671.99845433193">
                <text:p>1671.99845433193</text:p>
              </table:table-cell>
              <table:table-cell office:value-type="float" office:value="1671.805142672">
                <text:p>1671.8051426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66">
                <text:p>1666</text:p>
              </table:table-cell>
              <table:table-cell office:value-type="float" office:value="1671">
                <text:p>1671</text:p>
              </table:table-cell>
              <table:table-cell office:value-type="float" office:value="1670.49884074895">
                <text:p>1670.49884074895</text:p>
              </table:table-cell>
              <table:table-cell office:value-type="float" office:value="1670.02790456515">
                <text:p>1670.027904565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68">
                <text:p>1668</text:p>
              </table:table-cell>
              <table:table-cell office:value-type="float" office:value="1671">
                <text:p>1671</text:p>
              </table:table-cell>
              <table:table-cell office:value-type="float" office:value="1669.87413056171">
                <text:p>1669.87413056171</text:p>
              </table:table-cell>
              <table:table-cell office:value-type="float" office:value="1670.58727128797">
                <text:p>1670.587271287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85">
                <text:p>1685</text:p>
              </table:table-cell>
              <table:table-cell office:value-type="float" office:value="1674">
                <text:p>1674</text:p>
              </table:table-cell>
              <table:table-cell office:value-type="float" office:value="1673.65559792128">
                <text:p>1673.65559792128</text:p>
              </table:table-cell>
              <table:table-cell office:value-type="float" office:value="1673.85483343228">
                <text:p>1673.854833432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73">
                <text:p>1673</text:p>
              </table:table-cell>
              <table:table-cell office:value-type="float" office:value="1672">
                <text:p>1672</text:p>
              </table:table-cell>
              <table:table-cell office:value-type="float" office:value="1673.49169844096">
                <text:p>1673.49169844096</text:p>
              </table:table-cell>
              <table:table-cell office:value-type="float" office:value="1671.68058778762">
                <text:p>1671.680587787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67">
                <text:p>1667</text:p>
              </table:table-cell>
              <table:table-cell office:value-type="float" office:value="1671">
                <text:p>1671</text:p>
              </table:table-cell>
              <table:table-cell office:value-type="float" office:value="1671.86877383072">
                <text:p>1671.86877383072</text:p>
              </table:table-cell>
              <table:table-cell office:value-type="float" office:value="1671.81498822751">
                <text:p>1671.814988227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69">
                <text:p>1669</text:p>
              </table:table-cell>
              <table:table-cell office:value-type="float" office:value="1671">
                <text:p>1671</text:p>
              </table:table-cell>
              <table:table-cell office:value-type="float" office:value="1671.15158037304">
                <text:p>1671.15158037304</text:p>
              </table:table-cell>
              <table:table-cell office:value-type="float" office:value="1671.0306009067">
                <text:p>1671.03060090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75">
                <text:p>1675</text:p>
              </table:table-cell>
              <table:table-cell office:value-type="float" office:value="1673">
                <text:p>1673</text:p>
              </table:table-cell>
              <table:table-cell office:value-type="float" office:value="1672.11368527978">
                <text:p>1672.11368527978</text:p>
              </table:table-cell>
              <table:table-cell office:value-type="float" office:value="1672.49358307251">
                <text:p>1672.493583072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85">
                <text:p>1685</text:p>
              </table:table-cell>
              <table:table-cell office:value-type="float" office:value="1676">
                <text:p>1676</text:p>
              </table:table-cell>
              <table:table-cell office:value-type="float" office:value="1675.33526395984">
                <text:p>1675.33526395984</text:p>
              </table:table-cell>
              <table:table-cell office:value-type="float" office:value="1674.7423980049">
                <text:p>1674.74239800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72">
                <text:p>1672</text:p>
              </table:table-cell>
              <table:table-cell office:value-type="float" office:value="1674">
                <text:p>1674</text:p>
              </table:table-cell>
              <table:table-cell office:value-type="float" office:value="1674.50144796988">
                <text:p>1674.50144796988</text:p>
              </table:table-cell>
              <table:table-cell office:value-type="float" office:value="1672.70750954424">
                <text:p>1672.707509544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69">
                <text:p>1669</text:p>
              </table:table-cell>
              <table:table-cell office:value-type="float" office:value="1673">
                <text:p>1673</text:p>
              </table:table-cell>
              <table:table-cell office:value-type="float" office:value="1673.12608597741">
                <text:p>1673.12608597741</text:p>
              </table:table-cell>
              <table:table-cell office:value-type="float" office:value="1673.00156523458">
                <text:p>1673.001565234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69">
                <text:p>1669</text:p>
              </table:table-cell>
              <table:table-cell office:value-type="float" office:value="1673">
                <text:p>1673</text:p>
              </table:table-cell>
              <table:table-cell office:value-type="float" office:value="1672.09456448306">
                <text:p>1672.09456448306</text:p>
              </table:table-cell>
              <table:table-cell office:value-type="float" office:value="1671.82474051173">
                <text:p>1671.824740511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80">
                <text:p>1680</text:p>
              </table:table-cell>
              <table:table-cell office:value-type="float" office:value="1675">
                <text:p>1675</text:p>
              </table:table-cell>
              <table:table-cell office:value-type="float" office:value="1674.07092336229">
                <text:p>1674.07092336229</text:p>
              </table:table-cell>
              <table:table-cell office:value-type="float" office:value="1674.57465021751">
                <text:p>1674.574650217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84">
                <text:p>1684</text:p>
              </table:table-cell>
              <table:table-cell office:value-type="float" office:value="1677">
                <text:p>1677</text:p>
              </table:table-cell>
              <table:table-cell office:value-type="float" office:value="1676.55319252172">
                <text:p>1676.55319252172</text:p>
              </table:table-cell>
              <table:table-cell office:value-type="float" office:value="1675.28104183967">
                <text:p>1675.281041839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67">
                <text:p>1667</text:p>
              </table:table-cell>
              <table:table-cell office:value-type="float" office:value="1674">
                <text:p>1674</text:p>
              </table:table-cell>
              <table:table-cell office:value-type="float" office:value="1674.16489439129">
                <text:p>1674.16489439129</text:p>
              </table:table-cell>
              <table:table-cell office:value-type="float" office:value="1672.78694640645">
                <text:p>1672.786946406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70">
                <text:p>1670</text:p>
              </table:table-cell>
              <table:table-cell office:value-type="float" office:value="1673">
                <text:p>1673</text:p>
              </table:table-cell>
              <table:table-cell office:value-type="float" office:value="1673.12367079347">
                <text:p>1673.12367079347</text:p>
              </table:table-cell>
              <table:table-cell office:value-type="float" office:value="1673.58666706477">
                <text:p>1673.586667064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71">
                <text:p>1671</text:p>
              </table:table-cell>
              <table:table-cell office:value-type="float" office:value="1674">
                <text:p>1674</text:p>
              </table:table-cell>
              <table:table-cell office:value-type="float" office:value="1672.5927530951">
                <text:p>1672.5927530951</text:p>
              </table:table-cell>
              <table:table-cell office:value-type="float" office:value="1672.46016790359">
                <text:p>1672.460167903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84">
                <text:p>1684</text:p>
              </table:table-cell>
              <table:table-cell office:value-type="float" office:value="1676">
                <text:p>1676</text:p>
              </table:table-cell>
              <table:table-cell office:value-type="float" office:value="1675.44456482133">
                <text:p>1675.44456482133</text:p>
              </table:table-cell>
              <table:table-cell office:value-type="float" office:value="1676.0210254244">
                <text:p>1676.02102542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81">
                <text:p>1681</text:p>
              </table:table-cell>
              <table:table-cell office:value-type="float" office:value="1676">
                <text:p>1676</text:p>
              </table:table-cell>
              <table:table-cell office:value-type="float" office:value="1676.83342361599">
                <text:p>1676.83342361599</text:p>
              </table:table-cell>
              <table:table-cell office:value-type="float" office:value="1675.12925455581">
                <text:p>1675.129254555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67">
                <text:p>1667</text:p>
              </table:table-cell>
              <table:table-cell office:value-type="float" office:value="1673">
                <text:p>1673</text:p>
              </table:table-cell>
              <table:table-cell office:value-type="float" office:value="1674.375067712">
                <text:p>1674.375067712</text:p>
              </table:table-cell>
              <table:table-cell office:value-type="float" office:value="1673.63200343801">
                <text:p>1673.632003438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69">
                <text:p>1669</text:p>
              </table:table-cell>
              <table:table-cell office:value-type="float" office:value="1674">
                <text:p>1674</text:p>
              </table:table-cell>
              <table:table-cell office:value-type="float" office:value="1673.031300784">
                <text:p>1673.031300784</text:p>
              </table:table-cell>
              <table:table-cell office:value-type="float" office:value="1673.37235324919">
                <text:p>1673.372353249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68">
                <text:p>1668</text:p>
              </table:table-cell>
              <table:table-cell office:value-type="float" office:value="1673">
                <text:p>1673</text:p>
              </table:table-cell>
              <table:table-cell office:value-type="float" office:value="1671.773475588">
                <text:p>1671.773475588</text:p>
              </table:table-cell>
              <table:table-cell office:value-type="float" office:value="1672.18505505018">
                <text:p>1672.185055050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86">
                <text:p>1686</text:p>
              </table:table-cell>
              <table:table-cell office:value-type="float" office:value="1676">
                <text:p>1676</text:p>
              </table:table-cell>
              <table:table-cell office:value-type="float" office:value="1675.330106691">
                <text:p>1675.330106691</text:p>
              </table:table-cell>
              <table:table-cell office:value-type="float" office:value="1676.35117020704">
                <text:p>1676.351170207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71">
                <text:p>1671</text:p>
              </table:table-cell>
              <table:table-cell office:value-type="float" office:value="1674">
                <text:p>1674</text:p>
              </table:table-cell>
              <table:table-cell office:value-type="float" office:value="1674.24758001825">
                <text:p>1674.24758001825</text:p>
              </table:table-cell>
              <table:table-cell office:value-type="float" office:value="1672.51370856117">
                <text:p>1672.513708561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68">
                <text:p>1668</text:p>
              </table:table-cell>
              <table:table-cell office:value-type="float" office:value="1672">
                <text:p>1672</text:p>
              </table:table-cell>
              <table:table-cell office:value-type="float" office:value="1672.68568501369">
                <text:p>1672.68568501369</text:p>
              </table:table-cell>
              <table:table-cell office:value-type="float" office:value="1673.6877584084">
                <text:p>1673.68775840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65">
                <text:p>1665</text:p>
              </table:table-cell>
              <table:table-cell office:value-type="float" office:value="1671">
                <text:p>1671</text:p>
              </table:table-cell>
              <table:table-cell office:value-type="float" office:value="1670.76426376026">
                <text:p>1670.76426376026</text:p>
              </table:table-cell>
              <table:table-cell office:value-type="float" office:value="1670.81138889796">
                <text:p>1670.811388897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77">
                <text:p>1677</text:p>
              </table:table-cell>
              <table:table-cell office:value-type="float" office:value="1673">
                <text:p>1673</text:p>
              </table:table-cell>
              <table:table-cell office:value-type="float" office:value="1672.3231978202">
                <text:p>1672.3231978202</text:p>
              </table:table-cell>
              <table:table-cell office:value-type="float" office:value="1674.08436337973">
                <text:p>1674.084363379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88">
                <text:p>1688</text:p>
              </table:table-cell>
              <table:table-cell office:value-type="float" office:value="1676">
                <text:p>1676</text:p>
              </table:table-cell>
              <table:table-cell office:value-type="float" office:value="1676.24239836515">
                <text:p>1676.24239836515</text:p>
              </table:table-cell>
              <table:table-cell office:value-type="float" office:value="1675.59948784574">
                <text:p>1675.599487845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71">
                <text:p>1671</text:p>
              </table:table-cell>
              <table:table-cell office:value-type="float" office:value="1673">
                <text:p>1673</text:p>
              </table:table-cell>
              <table:table-cell office:value-type="float" office:value="1674.93179877386">
                <text:p>1674.93179877386</text:p>
              </table:table-cell>
              <table:table-cell office:value-type="float" office:value="1673.5405412047">
                <text:p>1673.54054120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62">
                <text:p>1662</text:p>
              </table:table-cell>
              <table:table-cell office:value-type="float" office:value="1672">
                <text:p>1672</text:p>
              </table:table-cell>
              <table:table-cell office:value-type="float" office:value="1671.6988490804">
                <text:p>1671.6988490804</text:p>
              </table:table-cell>
              <table:table-cell office:value-type="float" office:value="1671.89077388815">
                <text:p>1671.890773888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68">
                <text:p>1668</text:p>
              </table:table-cell>
              <table:table-cell office:value-type="float" office:value="1672">
                <text:p>1672</text:p>
              </table:table-cell>
              <table:table-cell office:value-type="float" office:value="1670.7741368103">
                <text:p>1670.7741368103</text:p>
              </table:table-cell>
              <table:table-cell office:value-type="float" office:value="1671.90794080604">
                <text:p>1671.907940806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76">
                <text:p>1676</text:p>
              </table:table-cell>
              <table:table-cell office:value-type="float" office:value="1674">
                <text:p>1674</text:p>
              </table:table-cell>
              <table:table-cell office:value-type="float" office:value="1672.08060260772">
                <text:p>1672.08060260772</text:p>
              </table:table-cell>
              <table:table-cell office:value-type="float" office:value="1672.92065545379">
                <text:p>1672.920655453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81">
                <text:p>1681</text:p>
              </table:table-cell>
              <table:table-cell office:value-type="float" office:value="1674">
                <text:p>1674</text:p>
              </table:table-cell>
              <table:table-cell office:value-type="float" office:value="1674.31045195579">
                <text:p>1674.31045195579</text:p>
              </table:table-cell>
              <table:table-cell office:value-type="float" office:value="1674.33286280169">
                <text:p>1674.332862801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68">
                <text:p>1668</text:p>
              </table:table-cell>
              <table:table-cell office:value-type="float" office:value="1671">
                <text:p>1671</text:p>
              </table:table-cell>
              <table:table-cell office:value-type="float" office:value="1672.73283896684">
                <text:p>1672.73283896684</text:p>
              </table:table-cell>
              <table:table-cell office:value-type="float" office:value="1671.90232269253">
                <text:p>1671.902322692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64">
                <text:p>1664</text:p>
              </table:table-cell>
              <table:table-cell office:value-type="float" office:value="1670">
                <text:p>1670</text:p>
              </table:table-cell>
              <table:table-cell office:value-type="float" office:value="1670.54962922513">
                <text:p>1670.54962922513</text:p>
              </table:table-cell>
              <table:table-cell office:value-type="float" office:value="1671.3850660849">
                <text:p>1671.38506608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64">
                <text:p>1664</text:p>
              </table:table-cell>
              <table:table-cell office:value-type="float" office:value="1670">
                <text:p>1670</text:p>
              </table:table-cell>
              <table:table-cell office:value-type="float" office:value="1668.91222191885">
                <text:p>1668.91222191885</text:p>
              </table:table-cell>
              <table:table-cell office:value-type="float" office:value="1669.84915352825">
                <text:p>1669.849153528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78">
                <text:p>1678</text:p>
              </table:table-cell>
              <table:table-cell office:value-type="float" office:value="1672">
                <text:p>1672</text:p>
              </table:table-cell>
              <table:table-cell office:value-type="float" office:value="1671.18416643914">
                <text:p>1671.18416643914</text:p>
              </table:table-cell>
              <table:table-cell office:value-type="float" office:value="1672.80841268018">
                <text:p>1672.8084126801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82">
                <text:p>1682</text:p>
              </table:table-cell>
              <table:table-cell office:value-type="float" office:value="1673">
                <text:p>1673</text:p>
              </table:table-cell>
              <table:table-cell office:value-type="float" office:value="1673.88812482935">
                <text:p>1673.88812482935</text:p>
              </table:table-cell>
              <table:table-cell office:value-type="float" office:value="1673.33075401898">
                <text:p>1673.330754018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65">
                <text:p>1665</text:p>
              </table:table-cell>
              <table:table-cell office:value-type="float" office:value="1670">
                <text:p>1670</text:p>
              </table:table-cell>
              <table:table-cell office:value-type="float" office:value="1671.66609362201">
                <text:p>1671.66609362201</text:p>
              </table:table-cell>
              <table:table-cell office:value-type="float" office:value="1670.93466071095">
                <text:p>1670.934660710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64">
                <text:p>1664</text:p>
              </table:table-cell>
              <table:table-cell office:value-type="float" office:value="1670">
                <text:p>1670</text:p>
              </table:table-cell>
              <table:table-cell office:value-type="float" office:value="1669.74957021651">
                <text:p>1669.74957021651</text:p>
              </table:table-cell>
              <table:table-cell office:value-type="float" office:value="1670.63865151803">
                <text:p>1670.638651518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66">
                <text:p>1666</text:p>
              </table:table-cell>
              <table:table-cell office:value-type="float" office:value="1670">
                <text:p>1670</text:p>
              </table:table-cell>
              <table:table-cell office:value-type="float" office:value="1668.81217766238">
                <text:p>1668.81217766238</text:p>
              </table:table-cell>
              <table:table-cell office:value-type="float" office:value="1669.65659415428">
                <text:p>1669.656594154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80">
                <text:p>1680</text:p>
              </table:table-cell>
              <table:table-cell office:value-type="float" office:value="1673">
                <text:p>1673</text:p>
              </table:table-cell>
              <table:table-cell office:value-type="float" office:value="1671.60913324679">
                <text:p>1671.60913324679</text:p>
              </table:table-cell>
              <table:table-cell office:value-type="float" office:value="1672.83168003396">
                <text:p>1672.831680033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79">
                <text:p>1679</text:p>
              </table:table-cell>
              <table:table-cell office:value-type="float" office:value="1673">
                <text:p>1673</text:p>
              </table:table-cell>
              <table:table-cell office:value-type="float" office:value="1673.45684993509">
                <text:p>1673.45684993509</text:p>
              </table:table-cell>
              <table:table-cell office:value-type="float" office:value="1672.46870849766">
                <text:p>1672.468708497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66">
                <text:p>1666</text:p>
              </table:table-cell>
              <table:table-cell office:value-type="float" office:value="1670">
                <text:p>1670</text:p>
              </table:table-cell>
              <table:table-cell office:value-type="float" office:value="1671.59263745132">
                <text:p>1671.59263745132</text:p>
              </table:table-cell>
              <table:table-cell office:value-type="float" office:value="1671.06931429503">
                <text:p>1671.069314295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62">
                <text:p>1662</text:p>
              </table:table-cell>
              <table:table-cell office:value-type="float" office:value="1670">
                <text:p>1670</text:p>
              </table:table-cell>
              <table:table-cell office:value-type="float" office:value="1669.19447808849">
                <text:p>1669.19447808849</text:p>
              </table:table-cell>
              <table:table-cell office:value-type="float" office:value="1669.64162224285">
                <text:p>1669.6416222428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69">
                <text:p>1669</text:p>
              </table:table-cell>
              <table:table-cell office:value-type="float" office:value="1670">
                <text:p>1670</text:p>
              </table:table-cell>
              <table:table-cell office:value-type="float" office:value="1669.14585856637">
                <text:p>1669.14585856637</text:p>
              </table:table-cell>
              <table:table-cell office:value-type="float" office:value="1670.33783191344">
                <text:p>1670.337831913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78">
                <text:p>1678</text:p>
              </table:table-cell>
              <table:table-cell office:value-type="float" office:value="1672">
                <text:p>1672</text:p>
              </table:table-cell>
              <table:table-cell office:value-type="float" office:value="1671.35939392477">
                <text:p>1671.35939392477</text:p>
              </table:table-cell>
              <table:table-cell office:value-type="float" office:value="1671.83564813273">
                <text:p>1671.835648132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71">
                <text:p>1671</text:p>
              </table:table-cell>
              <table:table-cell office:value-type="float" office:value="1671">
                <text:p>1671</text:p>
              </table:table-cell>
              <table:table-cell office:value-type="float" office:value="1671.26954544358">
                <text:p>1671.26954544358</text:p>
              </table:table-cell>
              <table:table-cell office:value-type="float" office:value="1670.72804636797">
                <text:p>1670.728046367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66">
                <text:p>1666</text:p>
              </table:table-cell>
              <table:table-cell office:value-type="float" office:value="1669">
                <text:p>1669</text:p>
              </table:table-cell>
              <table:table-cell office:value-type="float" office:value="1669.95215908269">
                <text:p>1669.95215908269</text:p>
              </table:table-cell>
              <table:table-cell office:value-type="float" office:value="1670.21059583483">
                <text:p>1670.210595834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68">
                <text:p>1668</text:p>
              </table:table-cell>
              <table:table-cell office:value-type="float" office:value="1669">
                <text:p>1669</text:p>
              </table:table-cell>
              <table:table-cell office:value-type="float" office:value="1669.46411931201">
                <text:p>1669.46411931201</text:p>
              </table:table-cell>
              <table:table-cell office:value-type="float" office:value="1669.96841719601">
                <text:p>1669.968417196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71">
                <text:p>1671</text:p>
              </table:table-cell>
              <table:table-cell office:value-type="float" office:value="1671">
                <text:p>1671</text:p>
              </table:table-cell>
              <table:table-cell office:value-type="float" office:value="1669.84808948401">
                <text:p>1669.84808948401</text:p>
              </table:table-cell>
              <table:table-cell office:value-type="float" office:value="1670.3716200803">
                <text:p>1670.37162008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86">
                <text:p>1686</text:p>
              </table:table-cell>
              <table:table-cell office:value-type="float" office:value="1673">
                <text:p>1673</text:p>
              </table:table-cell>
              <table:table-cell office:value-type="float" office:value="1673.88606711301">
                <text:p>1673.88606711301</text:p>
              </table:table-cell>
              <table:table-cell office:value-type="float" office:value="1674.03679332965">
                <text:p>1674.036793329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72">
                <text:p>1672</text:p>
              </table:table-cell>
              <table:table-cell office:value-type="float" office:value="1672">
                <text:p>1672</text:p>
              </table:table-cell>
              <table:table-cell office:value-type="float" office:value="1673.41455033476">
                <text:p>1673.41455033476</text:p>
              </table:table-cell>
              <table:table-cell office:value-type="float" office:value="1671.32849104763">
                <text:p>1671.328491047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63">
                <text:p>1663</text:p>
              </table:table-cell>
              <table:table-cell office:value-type="float" office:value="1671">
                <text:p>1671</text:p>
              </table:table-cell>
              <table:table-cell office:value-type="float" office:value="1670.81091275107">
                <text:p>1670.81091275107</text:p>
              </table:table-cell>
              <table:table-cell office:value-type="float" office:value="1670.87134965493">
                <text:p>1670.871349654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64">
                <text:p>1664</text:p>
              </table:table-cell>
              <table:table-cell office:value-type="float" office:value="1671">
                <text:p>1671</text:p>
              </table:table-cell>
              <table:table-cell office:value-type="float" office:value="1669.1081845633">
                <text:p>1669.1081845633</text:p>
              </table:table-cell>
              <table:table-cell office:value-type="float" office:value="1669.42779707682">
                <text:p>1669.427797076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72">
                <text:p>1672</text:p>
              </table:table-cell>
              <table:table-cell office:value-type="float" office:value="1671">
                <text:p>1671</text:p>
              </table:table-cell>
              <table:table-cell office:value-type="float" office:value="1669.83113842248">
                <text:p>1669.83113842248</text:p>
              </table:table-cell>
              <table:table-cell office:value-type="float" office:value="1670.93697935448">
                <text:p>1670.936979354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81">
                <text:p>1681</text:p>
              </table:table-cell>
              <table:table-cell office:value-type="float" office:value="1673">
                <text:p>1673</text:p>
              </table:table-cell>
              <table:table-cell office:value-type="float" office:value="1672.62335381686">
                <text:p>1672.62335381686</text:p>
              </table:table-cell>
              <table:table-cell office:value-type="float" office:value="1672.54722514926">
                <text:p>1672.547225149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67">
                <text:p>1667</text:p>
              </table:table-cell>
              <table:table-cell office:value-type="float" office:value="1670">
                <text:p>1670</text:p>
              </table:table-cell>
              <table:table-cell office:value-type="float" office:value="1671.21751536264">
                <text:p>1671.21751536264</text:p>
              </table:table-cell>
              <table:table-cell office:value-type="float" office:value="1670.19427138508">
                <text:p>1670.1942713850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67">
                <text:p>1667</text:p>
              </table:table-cell>
              <table:table-cell office:value-type="float" office:value="1669">
                <text:p>1669</text:p>
              </table:table-cell>
              <table:table-cell office:value-type="float" office:value="1670.16313652198">
                <text:p>1670.16313652198</text:p>
              </table:table-cell>
              <table:table-cell office:value-type="float" office:value="1670.80747579732">
                <text:p>1670.807475797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65">
                <text:p>1665</text:p>
              </table:table-cell>
              <table:table-cell office:value-type="float" office:value="1669">
                <text:p>1669</text:p>
              </table:table-cell>
              <table:table-cell office:value-type="float" office:value="1668.87235239149">
                <text:p>1668.87235239149</text:p>
              </table:table-cell>
              <table:table-cell office:value-type="float" office:value="1668.98768420065">
                <text:p>1668.987684200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77">
                <text:p>1677</text:p>
              </table:table-cell>
              <table:table-cell office:value-type="float" office:value="1672">
                <text:p>1672</text:p>
              </table:table-cell>
              <table:table-cell office:value-type="float" office:value="1670.90426429361">
                <text:p>1670.90426429361</text:p>
              </table:table-cell>
              <table:table-cell office:value-type="float" office:value="1672.08263810849">
                <text:p>1672.0826381084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75">
                <text:p>1675</text:p>
              </table:table-cell>
              <table:table-cell office:value-type="float" office:value="1672">
                <text:p>1672</text:p>
              </table:table-cell>
              <table:table-cell office:value-type="float" office:value="1671.92819822021">
                <text:p>1671.92819822021</text:p>
              </table:table-cell>
              <table:table-cell office:value-type="float" office:value="1670.95500623666">
                <text:p>1670.955006236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66">
                <text:p>1666</text:p>
              </table:table-cell>
              <table:table-cell office:value-type="float" office:value="1670">
                <text:p>1670</text:p>
              </table:table-cell>
              <table:table-cell office:value-type="float" office:value="1670.44614866516">
                <text:p>1670.44614866516</text:p>
              </table:table-cell>
              <table:table-cell office:value-type="float" office:value="1670.39283380059">
                <text:p>1670.392833800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64">
                <text:p>1664</text:p>
              </table:table-cell>
              <table:table-cell office:value-type="float" office:value="1669">
                <text:p>1669</text:p>
              </table:table-cell>
              <table:table-cell office:value-type="float" office:value="1668.83461149887">
                <text:p>1668.83461149887</text:p>
              </table:table-cell>
              <table:table-cell office:value-type="float" office:value="1669.13192881209">
                <text:p>1669.1319288120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63">
                <text:p>1663</text:p>
              </table:table-cell>
              <table:table-cell office:value-type="float" office:value="1668">
                <text:p>1668</text:p>
              </table:table-cell>
              <table:table-cell office:value-type="float" office:value="1667.37595862415">
                <text:p>1667.37595862415</text:p>
              </table:table-cell>
              <table:table-cell office:value-type="float" office:value="1668.35548960217">
                <text:p>1668.355489602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82">
                <text:p>1682</text:p>
              </table:table-cell>
              <table:table-cell office:value-type="float" office:value="1671">
                <text:p>1671</text:p>
              </table:table-cell>
              <table:table-cell office:value-type="float" office:value="1671.03196896811">
                <text:p>1671.03196896811</text:p>
              </table:table-cell>
              <table:table-cell office:value-type="float" office:value="1672.23248072758">
                <text:p>1672.232480727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77">
                <text:p>1677</text:p>
              </table:table-cell>
              <table:table-cell office:value-type="float" office:value="1671">
                <text:p>1671</text:p>
              </table:table-cell>
              <table:table-cell office:value-type="float" office:value="1672.52397672609">
                <text:p>1672.52397672609</text:p>
              </table:table-cell>
              <table:table-cell office:value-type="float" office:value="1671.09816587044">
                <text:p>1671.098165870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64">
                <text:p>1664</text:p>
              </table:table-cell>
              <table:table-cell office:value-type="float" office:value="1669">
                <text:p>1669</text:p>
              </table:table-cell>
              <table:table-cell office:value-type="float" office:value="1670.39298254456">
                <text:p>1670.39298254456</text:p>
              </table:table-cell>
              <table:table-cell office:value-type="float" office:value="1670.00421331711">
                <text:p>1670.004213317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62">
                <text:p>1662</text:p>
              </table:table-cell>
              <table:table-cell office:value-type="float" office:value="1669">
                <text:p>1669</text:p>
              </table:table-cell>
              <table:table-cell office:value-type="float" office:value="1668.29473690842">
                <text:p>1668.29473690842</text:p>
              </table:table-cell>
              <table:table-cell office:value-type="float" office:value="1668.65953151983">
                <text:p>1668.6595315198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68">
                <text:p>1668</text:p>
              </table:table-cell>
              <table:table-cell office:value-type="float" office:value="1669">
                <text:p>1669</text:p>
              </table:table-cell>
              <table:table-cell office:value-type="float" office:value="1668.22105268132">
                <text:p>1668.22105268132</text:p>
              </table:table-cell>
              <table:table-cell office:value-type="float" office:value="1669.30145771824">
                <text:p>1669.301457718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89">
                <text:p>1689</text:p>
              </table:table-cell>
              <table:table-cell office:value-type="float" office:value="1674">
                <text:p>1674</text:p>
              </table:table-cell>
              <table:table-cell office:value-type="float" office:value="1673.41578951099">
                <text:p>1673.41578951099</text:p>
              </table:table-cell>
              <table:table-cell office:value-type="float" office:value="1673.84093756963">
                <text:p>1673.840937569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77">
                <text:p>1677</text:p>
              </table:table-cell>
              <table:table-cell office:value-type="float" office:value="1673">
                <text:p>1673</text:p>
              </table:table-cell>
              <table:table-cell office:value-type="float" office:value="1674.31184213324">
                <text:p>1674.31184213324</text:p>
              </table:table-cell>
              <table:table-cell office:value-type="float" office:value="1671.90701526639">
                <text:p>1671.9070152663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63">
                <text:p>1663</text:p>
              </table:table-cell>
              <table:table-cell office:value-type="float" office:value="1671">
                <text:p>1671</text:p>
              </table:table-cell>
              <table:table-cell office:value-type="float" office:value="1671.48388159993">
                <text:p>1671.48388159993</text:p>
              </table:table-cell>
              <table:table-cell office:value-type="float" office:value="1670.84061483174">
                <text:p>1670.840614831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61">
                <text:p>1661</text:p>
              </table:table-cell>
              <table:table-cell office:value-type="float" office:value="1670">
                <text:p>1670</text:p>
              </table:table-cell>
              <table:table-cell office:value-type="float" office:value="1668.86291119995">
                <text:p>1668.86291119995</text:p>
              </table:table-cell>
              <table:table-cell office:value-type="float" office:value="1669.02030138459">
                <text:p>1669.020301384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73">
                <text:p>1673</text:p>
              </table:table-cell>
              <table:table-cell office:value-type="float" office:value="1672">
                <text:p>1672</text:p>
              </table:table-cell>
              <table:table-cell office:value-type="float" office:value="1669.89718339996">
                <text:p>1669.89718339996</text:p>
              </table:table-cell>
              <table:table-cell office:value-type="float" office:value="1671.10741410673">
                <text:p>1671.107414106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87">
                <text:p>1687</text:p>
              </table:table-cell>
              <table:table-cell office:value-type="float" office:value="1675">
                <text:p>1675</text:p>
              </table:table-cell>
              <table:table-cell office:value-type="float" office:value="1674.17288754997">
                <text:p>1674.17288754997</text:p>
              </table:table-cell>
              <table:table-cell office:value-type="float" office:value="1673.82829294677">
                <text:p>1673.828292946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78">
                <text:p>1678</text:p>
              </table:table-cell>
              <table:table-cell office:value-type="float" office:value="1673">
                <text:p>1673</text:p>
              </table:table-cell>
              <table:table-cell office:value-type="float" office:value="1675.12966566248">
                <text:p>1675.12966566248</text:p>
              </table:table-cell>
              <table:table-cell office:value-type="float" office:value="1673.23869240605">
                <text:p>1673.238692406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72">
                <text:p>1672</text:p>
              </table:table-cell>
              <table:table-cell office:value-type="float" office:value="1672">
                <text:p>1672</text:p>
              </table:table-cell>
              <table:table-cell office:value-type="float" office:value="1674.34724924686">
                <text:p>1674.34724924686</text:p>
              </table:table-cell>
              <table:table-cell office:value-type="float" office:value="1673.28277962897">
                <text:p>1673.2827796289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77">
                <text:p>1677</text:p>
              </table:table-cell>
              <table:table-cell office:value-type="float" office:value="1675">
                <text:p>1675</text:p>
              </table:table-cell>
              <table:table-cell office:value-type="float" office:value="1675.01043693514">
                <text:p>1675.01043693514</text:p>
              </table:table-cell>
              <table:table-cell office:value-type="float" office:value="1674.18563238798">
                <text:p>1674.185632387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76">
                <text:p>1676</text:p>
              </table:table-cell>
              <table:table-cell office:value-type="float" office:value="1677">
                <text:p>1677</text:p>
              </table:table-cell>
              <table:table-cell office:value-type="float" office:value="1675.25782770136">
                <text:p>1675.25782770136</text:p>
              </table:table-cell>
              <table:table-cell office:value-type="float" office:value="1674.09751263558">
                <text:p>1674.097512635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18">
                <text:p>1418</text:p>
              </table:table-cell>
              <table:table-cell office:value-type="float" office:value="1635">
                <text:p>1635</text:p>
              </table:table-cell>
              <table:table-cell office:value-type="float" office:value="1610.94337077602">
                <text:p>1610.94337077602</text:p>
              </table:table-cell>
              <table:table-cell office:value-type="float" office:value="1610.12600632812">
                <text:p>1610.126006328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45">
                <text:p>1245</text:p>
              </table:table-cell>
              <table:table-cell office:value-type="float" office:value="1561">
                <text:p>1561</text:p>
              </table:table-cell>
              <table:table-cell office:value-type="float" office:value="1519.45752808201">
                <text:p>1519.45752808201</text:p>
              </table:table-cell>
              <table:table-cell office:value-type="float" office:value="1557.22740853057">
                <text:p>1557.2274085305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42">
                <text:p>1242</text:p>
              </table:table-cell>
              <table:table-cell office:value-type="float" office:value="1488">
                <text:p>1488</text:p>
              </table:table-cell>
              <table:table-cell office:value-type="float" office:value="1450.09314606151">
                <text:p>1450.09314606151</text:p>
              </table:table-cell>
              <table:table-cell office:value-type="float" office:value="1510.15971507646">
                <text:p>1510.159715076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77">
                <text:p>1177</text:p>
              </table:table-cell>
              <table:table-cell office:value-type="float" office:value="1406">
                <text:p>1406</text:p>
              </table:table-cell>
              <table:table-cell office:value-type="float" office:value="1381.81985954613">
                <text:p>1381.81985954613</text:p>
              </table:table-cell>
              <table:table-cell office:value-type="float" office:value="1455.11040237981">
                <text:p>1455.1104023798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00">
                <text:p>1200</text:p>
              </table:table-cell>
              <table:table-cell office:value-type="float" office:value="1326">
                <text:p>1326</text:p>
              </table:table-cell>
              <table:table-cell office:value-type="float" office:value="1336.3648946596">
                <text:p>1336.3648946596</text:p>
              </table:table-cell>
              <table:table-cell office:value-type="float" office:value="1424.36238940285">
                <text:p>1424.362389402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89">
                <text:p>1189</text:p>
              </table:table-cell>
              <table:table-cell office:value-type="float" office:value="1245">
                <text:p>1245</text:p>
              </table:table-cell>
              <table:table-cell office:value-type="float" office:value="1299.5236709947">
                <text:p>1299.5236709947</text:p>
              </table:table-cell>
              <table:table-cell office:value-type="float" office:value="1383.97059983831">
                <text:p>1383.970599838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88">
                <text:p>1188</text:p>
              </table:table-cell>
              <table:table-cell office:value-type="float" office:value="1207">
                <text:p>1207</text:p>
              </table:table-cell>
              <table:table-cell office:value-type="float" office:value="1271.64275324602">
                <text:p>1271.64275324602</text:p>
              </table:table-cell>
              <table:table-cell office:value-type="float" office:value="1359.21302361745">
                <text:p>1359.213023617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71">
                <text:p>1171</text:p>
              </table:table-cell>
              <table:table-cell office:value-type="float" office:value="1195">
                <text:p>1195</text:p>
              </table:table-cell>
              <table:table-cell office:value-type="float" office:value="1246.48206493452">
                <text:p>1246.48206493452</text:p>
              </table:table-cell>
              <table:table-cell office:value-type="float" office:value="1327.01431344561">
                <text:p>1327.014313445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51">
                <text:p>1151</text:p>
              </table:table-cell>
              <table:table-cell office:value-type="float" office:value="1179">
                <text:p>1179</text:p>
              </table:table-cell>
              <table:table-cell office:value-type="float" office:value="1222.61154870089">
                <text:p>1222.61154870089</text:p>
              </table:table-cell>
              <table:table-cell office:value-type="float" office:value="1302.32996118731">
                <text:p>1302.329961187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21">
                <text:p>1121</text:p>
              </table:table-cell>
              <table:table-cell office:value-type="float" office:value="1170">
                <text:p>1170</text:p>
              </table:table-cell>
              <table:table-cell office:value-type="float" office:value="1197.20866152567">
                <text:p>1197.20866152567</text:p>
              </table:table-cell>
              <table:table-cell office:value-type="float" office:value="1271.80808224546">
                <text:p>1271.808082245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44">
                <text:p>1144</text:p>
              </table:table-cell>
              <table:table-cell office:value-type="float" office:value="1161">
                <text:p>1161</text:p>
              </table:table-cell>
              <table:table-cell office:value-type="float" office:value="1183.90649614425">
                <text:p>1183.90649614425</text:p>
              </table:table-cell>
              <table:table-cell office:value-type="float" office:value="1258.16918904921">
                <text:p>1258.169189049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29">
                <text:p>1129</text:p>
              </table:table-cell>
              <table:table-cell office:value-type="float" office:value="1151">
                <text:p>1151</text:p>
              </table:table-cell>
              <table:table-cell office:value-type="float" office:value="1170.17987210819">
                <text:p>1170.17987210819</text:p>
              </table:table-cell>
              <table:table-cell office:value-type="float" office:value="1234.06022770466">
                <text:p>1234.060227704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11">
                <text:p>1111</text:p>
              </table:table-cell>
              <table:table-cell office:value-type="float" office:value="1138">
                <text:p>1138</text:p>
              </table:table-cell>
              <table:table-cell office:value-type="float" office:value="1155.38490408114">
                <text:p>1155.38490408114</text:p>
              </table:table-cell>
              <table:table-cell office:value-type="float" office:value="1217.76054758522">
                <text:p>1217.7605475852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32">
                <text:p>1132</text:p>
              </table:table-cell>
              <table:table-cell office:value-type="float" office:value="1131">
                <text:p>1131</text:p>
              </table:table-cell>
              <table:table-cell office:value-type="float" office:value="1149.53867806086">
                <text:p>1149.53867806086</text:p>
              </table:table-cell>
              <table:table-cell office:value-type="float" office:value="1206.10021876058">
                <text:p>1206.100218760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15">
                <text:p>1115</text:p>
              </table:table-cell>
              <table:table-cell office:value-type="float" office:value="1125">
                <text:p>1125</text:p>
              </table:table-cell>
              <table:table-cell office:value-type="float" office:value="1140.90400854564">
                <text:p>1140.90400854564</text:p>
              </table:table-cell>
              <table:table-cell office:value-type="float" office:value="1190.32136136522">
                <text:p>1190.321361365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26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1137.17800640923">
                <text:p>1137.17800640923</text:p>
              </table:table-cell>
              <table:table-cell office:value-type="float" office:value="1183.70833546113">
                <text:p>1183.708335461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24">
                <text:p>1124</text:p>
              </table:table-cell>
              <table:table-cell office:value-type="float" office:value="1123">
                <text:p>1123</text:p>
              </table:table-cell>
              <table:table-cell office:value-type="float" office:value="1133.88350480692">
                <text:p>1133.88350480692</text:p>
              </table:table-cell>
              <table:table-cell office:value-type="float" office:value="1172.7490671383">
                <text:p>1172.74906713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21">
                <text:p>1121</text:p>
              </table:table-cell>
              <table:table-cell office:value-type="float" office:value="1122">
                <text:p>1122</text:p>
              </table:table-cell>
              <table:table-cell office:value-type="float" office:value="1130.66262860519">
                <text:p>1130.66262860519</text:p>
              </table:table-cell>
              <table:table-cell office:value-type="float" office:value="1166.38736134742">
                <text:p>1166.3873613474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91">
                <text:p>1091</text:p>
              </table:table-cell>
              <table:table-cell office:value-type="float" office:value="1118">
                <text:p>1118</text:p>
              </table:table-cell>
              <table:table-cell office:value-type="float" office:value="1120.74697145389">
                <text:p>1120.74697145389</text:p>
              </table:table-cell>
              <table:table-cell office:value-type="float" office:value="1151.35754448509">
                <text:p>1151.357544485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09">
                <text:p>1109</text:p>
              </table:table-cell>
              <table:table-cell office:value-type="float" office:value="1114">
                <text:p>1114</text:p>
              </table:table-cell>
              <table:table-cell office:value-type="float" office:value="1117.81022859042">
                <text:p>1117.81022859042</text:p>
              </table:table-cell>
              <table:table-cell office:value-type="float" office:value="1149.78604848122">
                <text:p>1149.786048481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11">
                <text:p>1111</text:p>
              </table:table-cell>
              <table:table-cell office:value-type="float" office:value="1114">
                <text:p>1114</text:p>
              </table:table-cell>
              <table:table-cell office:value-type="float" office:value="1116.10767144282">
                <text:p>1116.10767144282</text:p>
              </table:table-cell>
              <table:table-cell office:value-type="float" office:value="1141.03243396324">
                <text:p>1141.032433963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05">
                <text:p>1105</text:p>
              </table:table-cell>
              <table:table-cell office:value-type="float" office:value="1110">
                <text:p>1110</text:p>
              </table:table-cell>
              <table:table-cell office:value-type="float" office:value="1113.33075358211">
                <text:p>1113.33075358211</text:p>
              </table:table-cell>
              <table:table-cell office:value-type="float" office:value="1137.27649418322">
                <text:p>1137.2764941832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09">
                <text:p>1109</text:p>
              </table:table-cell>
              <table:table-cell office:value-type="float" office:value="1108">
                <text:p>1108</text:p>
              </table:table-cell>
              <table:table-cell office:value-type="float" office:value="1112.24806518658">
                <text:p>1112.24806518658</text:p>
              </table:table-cell>
              <table:table-cell office:value-type="float" office:value="1132.46093450543">
                <text:p>1132.460934505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25">
                <text:p>1125</text:p>
              </table:table-cell>
              <table:table-cell office:value-type="float" office:value="1108">
                <text:p>1108</text:p>
              </table:table-cell>
              <table:table-cell office:value-type="float" office:value="1115.43604888994">
                <text:p>1115.43604888994</text:p>
              </table:table-cell>
              <table:table-cell office:value-type="float" office:value="1133.48503668574">
                <text:p>1133.485036685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18">
                <text:p>1118</text:p>
              </table:table-cell>
              <table:table-cell office:value-type="float" office:value="1113">
                <text:p>1113</text:p>
              </table:table-cell>
              <table:table-cell office:value-type="float" office:value="1116.07703666745">
                <text:p>1116.07703666745</text:p>
              </table:table-cell>
              <table:table-cell office:value-type="float" office:value="1128.99931620612">
                <text:p>1128.999316206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79">
                <text:p>1079</text:p>
              </table:table-cell>
              <table:table-cell office:value-type="float" office:value="1108">
                <text:p>1108</text:p>
              </table:table-cell>
              <table:table-cell office:value-type="float" office:value="1106.80777750059">
                <text:p>1106.80777750059</text:p>
              </table:table-cell>
              <table:table-cell office:value-type="float" office:value="1119.19091944236">
                <text:p>1119.190919442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31">
                <text:p>1131</text:p>
              </table:table-cell>
              <table:table-cell office:value-type="float" office:value="1111">
                <text:p>1111</text:p>
              </table:table-cell>
              <table:table-cell office:value-type="float" office:value="1112.85583312544">
                <text:p>1112.85583312544</text:p>
              </table:table-cell>
              <table:table-cell office:value-type="float" office:value="1128.02822764002">
                <text:p>1128.028227640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20">
                <text:p>1120</text:p>
              </table:table-cell>
              <table:table-cell office:value-type="float" office:value="1114">
                <text:p>1114</text:p>
              </table:table-cell>
              <table:table-cell office:value-type="float" office:value="1114.64187484408">
                <text:p>1114.64187484408</text:p>
              </table:table-cell>
              <table:table-cell office:value-type="float" office:value="1120.71878581142">
                <text:p>1120.718785811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05">
                <text:p>1105</text:p>
              </table:table-cell>
              <table:table-cell office:value-type="float" office:value="1113">
                <text:p>1113</text:p>
              </table:table-cell>
              <table:table-cell office:value-type="float" office:value="1112.23140613306">
                <text:p>1112.23140613306</text:p>
              </table:table-cell>
              <table:table-cell office:value-type="float" office:value="1121.17475445573">
                <text:p>1121.174754455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12">
                <text:p>1112</text:p>
              </table:table-cell>
              <table:table-cell office:value-type="float" office:value="1111">
                <text:p>1111</text:p>
              </table:table-cell>
              <table:table-cell office:value-type="float" office:value="1112.1735545998">
                <text:p>1112.1735545998</text:p>
              </table:table-cell>
              <table:table-cell office:value-type="float" office:value="1118.60748465521">
                <text:p>1118.607484655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72">
                <text:p>1072</text:p>
              </table:table-cell>
              <table:table-cell office:value-type="float" office:value="1103">
                <text:p>1103</text:p>
              </table:table-cell>
              <table:table-cell office:value-type="float" office:value="1102.13016594985">
                <text:p>1102.13016594985</text:p>
              </table:table-cell>
              <table:table-cell office:value-type="float" office:value="1108.49597537172">
                <text:p>1108.4959753717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96">
                <text:p>1096</text:p>
              </table:table-cell>
              <table:table-cell office:value-type="float" office:value="1106">
                <text:p>1106</text:p>
              </table:table-cell>
              <table:table-cell office:value-type="float" office:value="1100.59762446239">
                <text:p>1100.59762446239</text:p>
              </table:table-cell>
              <table:table-cell office:value-type="float" office:value="1111.43888709889">
                <text:p>1111.4388870988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38">
                <text:p>1138</text:p>
              </table:table-cell>
              <table:table-cell office:value-type="float" office:value="1107">
                <text:p>1107</text:p>
              </table:table-cell>
              <table:table-cell office:value-type="float" office:value="1109.94821834679">
                <text:p>1109.94821834679</text:p>
              </table:table-cell>
              <table:table-cell office:value-type="float" office:value="1116.31341828786">
                <text:p>1116.3134182878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01">
                <text:p>1101</text:p>
              </table:table-cell>
              <table:table-cell office:value-type="float" office:value="1104">
                <text:p>1104</text:p>
              </table:table-cell>
              <table:table-cell office:value-type="float" office:value="1107.71116376009">
                <text:p>1107.71116376009</text:p>
              </table:table-cell>
              <table:table-cell office:value-type="float" office:value="1109.56034500251">
                <text:p>1109.560345002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06">
                <text:p>1106</text:p>
              </table:table-cell>
              <table:table-cell office:value-type="float" office:value="1104">
                <text:p>1104</text:p>
              </table:table-cell>
              <table:table-cell office:value-type="float" office:value="1107.28337282007">
                <text:p>1107.28337282007</text:p>
              </table:table-cell>
              <table:table-cell office:value-type="float" office:value="1112.7221027231">
                <text:p>1112.72210272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09">
                <text:p>1109</text:p>
              </table:table-cell>
              <table:table-cell office:value-type="float" office:value="1104">
                <text:p>1104</text:p>
              </table:table-cell>
              <table:table-cell office:value-type="float" office:value="1107.71252961505">
                <text:p>1107.71252961505</text:p>
              </table:table-cell>
              <table:table-cell office:value-type="float" office:value="1109.89452240997">
                <text:p>1109.8945224099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99">
                <text:p>1099</text:p>
              </table:table-cell>
              <table:table-cell office:value-type="float" office:value="1108">
                <text:p>1108</text:p>
              </table:table-cell>
              <table:table-cell office:value-type="float" office:value="1105.53439721129">
                <text:p>1105.53439721129</text:p>
              </table:table-cell>
              <table:table-cell office:value-type="float" office:value="1108.86743999535">
                <text:p>1108.867439995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10">
                <text:p>1110</text:p>
              </table:table-cell>
              <table:table-cell office:value-type="float" office:value="1111">
                <text:p>1111</text:p>
              </table:table-cell>
              <table:table-cell office:value-type="float" office:value="1106.65079790847">
                <text:p>1106.65079790847</text:p>
              </table:table-cell>
              <table:table-cell office:value-type="float" office:value="1109.76682944529">
                <text:p>1109.7668294452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27">
                <text:p>1127</text:p>
              </table:table-cell>
              <table:table-cell office:value-type="float" office:value="1109">
                <text:p>1109</text:p>
              </table:table-cell>
              <table:table-cell office:value-type="float" office:value="1111.73809843135">
                <text:p>1111.73809843135</text:p>
              </table:table-cell>
              <table:table-cell office:value-type="float" office:value="1113.535488414">
                <text:p>1113.5354884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66">
                <text:p>1066</text:p>
              </table:table-cell>
              <table:table-cell office:value-type="float" office:value="1103">
                <text:p>1103</text:p>
              </table:table-cell>
              <table:table-cell office:value-type="float" office:value="1100.30357382351">
                <text:p>1100.30357382351</text:p>
              </table:table-cell>
              <table:table-cell office:value-type="float" office:value="1099.39042092927">
                <text:p>1099.390420929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03">
                <text:p>1103</text:p>
              </table:table-cell>
              <table:table-cell office:value-type="float" office:value="1102">
                <text:p>1102</text:p>
              </table:table-cell>
              <table:table-cell office:value-type="float" office:value="1100.97768036763">
                <text:p>1100.97768036763</text:p>
              </table:table-cell>
              <table:table-cell office:value-type="float" office:value="1108.77985618779">
                <text:p>1108.779856187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14">
                <text:p>1114</text:p>
              </table:table-cell>
              <table:table-cell office:value-type="float" office:value="1103">
                <text:p>1103</text:p>
              </table:table-cell>
              <table:table-cell office:value-type="float" office:value="1104.23326027573">
                <text:p>1104.23326027573</text:p>
              </table:table-cell>
              <table:table-cell office:value-type="float" office:value="1104.45123098573">
                <text:p>1104.4512309857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30">
                <text:p>1130</text:p>
              </table:table-cell>
              <table:table-cell office:value-type="float" office:value="1108">
                <text:p>1108</text:p>
              </table:table-cell>
              <table:table-cell office:value-type="float" office:value="1110.67494520679">
                <text:p>1110.67494520679</text:p>
              </table:table-cell>
              <table:table-cell office:value-type="float" office:value="1113.43559836054">
                <text:p>1113.435598360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93">
                <text:p>1093</text:p>
              </table:table-cell>
              <table:table-cell office:value-type="float" office:value="1106">
                <text:p>1106</text:p>
              </table:table-cell>
              <table:table-cell office:value-type="float" office:value="1106.2562089051">
                <text:p>1106.2562089051</text:p>
              </table:table-cell>
              <table:table-cell office:value-type="float" office:value="1102.93607834552">
                <text:p>1102.936078345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05">
                <text:p>1105</text:p>
              </table:table-cell>
              <table:table-cell office:value-type="float" office:value="1102">
                <text:p>1102</text:p>
              </table:table-cell>
              <table:table-cell office:value-type="float" office:value="1105.94215667882">
                <text:p>1105.94215667882</text:p>
              </table:table-cell>
              <table:table-cell office:value-type="float" office:value="1109.75177076815">
                <text:p>1109.751770768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01">
                <text:p>1101</text:p>
              </table:table-cell>
              <table:table-cell office:value-type="float" office:value="1108">
                <text:p>1108</text:p>
              </table:table-cell>
              <table:table-cell office:value-type="float" office:value="1104.70661750912">
                <text:p>1104.70661750912</text:p>
              </table:table-cell>
              <table:table-cell office:value-type="float" office:value="1103.47441262253">
                <text:p>1103.474412622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30">
                <text:p>1130</text:p>
              </table:table-cell>
              <table:table-cell office:value-type="float" office:value="1112">
                <text:p>1112</text:p>
              </table:table-cell>
              <table:table-cell office:value-type="float" office:value="1111.02996313184">
                <text:p>1111.02996313184</text:p>
              </table:table-cell>
              <table:table-cell office:value-type="float" office:value="1113.87222435427">
                <text:p>1113.8722243542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78">
                <text:p>1078</text:p>
              </table:table-cell>
              <table:table-cell office:value-type="float" office:value="1106">
                <text:p>1106</text:p>
              </table:table-cell>
              <table:table-cell office:value-type="float" office:value="1102.77247234888">
                <text:p>1102.77247234888</text:p>
              </table:table-cell>
              <table:table-cell office:value-type="float" office:value="1098.66548122666">
                <text:p>1098.6654812266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07">
                <text:p>1107</text:p>
              </table:table-cell>
              <table:table-cell office:value-type="float" office:value="1102">
                <text:p>1102</text:p>
              </table:table-cell>
              <table:table-cell office:value-type="float" office:value="1103.82935426166">
                <text:p>1103.82935426166</text:p>
              </table:table-cell>
              <table:table-cell office:value-type="float" office:value="1109.87315679656">
                <text:p>1109.873156796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10">
                <text:p>1110</text:p>
              </table:table-cell>
              <table:table-cell office:value-type="float" office:value="1105">
                <text:p>1105</text:p>
              </table:table-cell>
              <table:table-cell office:value-type="float" office:value="1105.37201569624">
                <text:p>1105.37201569624</text:p>
              </table:table-cell>
              <table:table-cell office:value-type="float" office:value="1103.18026225548">
                <text:p>1103.180262255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87">
                <text:p>1087</text:p>
              </table:table-cell>
              <table:table-cell office:value-type="float" office:value="1102">
                <text:p>1102</text:p>
              </table:table-cell>
              <table:table-cell office:value-type="float" office:value="1100.77901177218">
                <text:p>1100.77901177218</text:p>
              </table:table-cell>
              <table:table-cell office:value-type="float" office:value="1103.15093341626">
                <text:p>1103.1509334162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13">
                <text:p>1113</text:p>
              </table:table-cell>
              <table:table-cell office:value-type="float" office:value="1104">
                <text:p>1104</text:p>
              </table:table-cell>
              <table:table-cell office:value-type="float" office:value="1103.83425882914">
                <text:p>1103.83425882914</text:p>
              </table:table-cell>
              <table:table-cell office:value-type="float" office:value="1105.63079736573">
                <text:p>1105.630797365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92">
                <text:p>1092</text:p>
              </table:table-cell>
              <table:table-cell office:value-type="float" office:value="1098">
                <text:p>1098</text:p>
              </table:table-cell>
              <table:table-cell office:value-type="float" office:value="1100.87569412185">
                <text:p>1100.87569412185</text:p>
              </table:table-cell>
              <table:table-cell office:value-type="float" office:value="1100.73517965461">
                <text:p>1100.7351796546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24">
                <text:p>1124</text:p>
              </table:table-cell>
              <table:table-cell office:value-type="float" office:value="1106">
                <text:p>1106</text:p>
              </table:table-cell>
              <table:table-cell office:value-type="float" office:value="1106.65677059139">
                <text:p>1106.65677059139</text:p>
              </table:table-cell>
              <table:table-cell office:value-type="float" office:value="1109.48875536763">
                <text:p>1109.488755367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92">
                <text:p>1092</text:p>
              </table:table-cell>
              <table:table-cell office:value-type="float" office:value="1103">
                <text:p>1103</text:p>
              </table:table-cell>
              <table:table-cell office:value-type="float" office:value="1102.99257794354">
                <text:p>1102.99257794354</text:p>
              </table:table-cell>
              <table:table-cell office:value-type="float" office:value="1099.86442109791">
                <text:p>1099.864421097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31">
                <text:p>1131</text:p>
              </table:table-cell>
              <table:table-cell office:value-type="float" office:value="1107">
                <text:p>1107</text:p>
              </table:table-cell>
              <table:table-cell office:value-type="float" office:value="1109.99443345766">
                <text:p>1109.99443345766</text:p>
              </table:table-cell>
              <table:table-cell office:value-type="float" office:value="1113.42291638526">
                <text:p>1113.422916385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88">
                <text:p>1088</text:p>
              </table:table-cell>
              <table:table-cell office:value-type="float" office:value="1107">
                <text:p>1107</text:p>
              </table:table-cell>
              <table:table-cell office:value-type="float" office:value="1104.49582509324">
                <text:p>1104.49582509324</text:p>
              </table:table-cell>
              <table:table-cell office:value-type="float" office:value="1098.93209011654">
                <text:p>1098.932090116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90">
                <text:p>1090</text:p>
              </table:table-cell>
              <table:table-cell office:value-type="float" office:value="1103">
                <text:p>1103</text:p>
              </table:table-cell>
              <table:table-cell office:value-type="float" office:value="1100.87186881993">
                <text:p>1100.87186881993</text:p>
              </table:table-cell>
              <table:table-cell office:value-type="float" office:value="1105.39356334864">
                <text:p>1105.393563348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09">
                <text:p>1109</text:p>
              </table:table-cell>
              <table:table-cell office:value-type="float" office:value="1106">
                <text:p>1106</text:p>
              </table:table-cell>
              <table:table-cell office:value-type="float" office:value="1102.90390161495">
                <text:p>1102.90390161495</text:p>
              </table:table-cell>
              <table:table-cell office:value-type="float" office:value="1102.41828857222">
                <text:p>1102.418288572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06">
                <text:p>1106</text:p>
              </table:table-cell>
              <table:table-cell office:value-type="float" office:value="1103">
                <text:p>1103</text:p>
              </table:table-cell>
              <table:table-cell office:value-type="float" office:value="1103.67792621121">
                <text:p>1103.67792621121</text:p>
              </table:table-cell>
              <table:table-cell office:value-type="float" office:value="1105.09888129502">
                <text:p>1105.098881295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21">
                <text:p>1121</text:p>
              </table:table-cell>
              <table:table-cell office:value-type="float" office:value="1108">
                <text:p>1108</text:p>
              </table:table-cell>
              <table:table-cell office:value-type="float" office:value="1108.00844465841">
                <text:p>1108.00844465841</text:p>
              </table:table-cell>
              <table:table-cell office:value-type="float" office:value="1107.46580533758">
                <text:p>1107.4658053375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23">
                <text:p>1123</text:p>
              </table:table-cell>
              <table:table-cell office:value-type="float" office:value="1106">
                <text:p>1106</text:p>
              </table:table-cell>
              <table:table-cell office:value-type="float" office:value="1111.75633349381">
                <text:p>1111.75633349381</text:p>
              </table:table-cell>
              <table:table-cell office:value-type="float" office:value="1109.92919957765">
                <text:p>1109.929199577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17">
                <text:p>1117</text:p>
              </table:table-cell>
              <table:table-cell office:value-type="float" office:value="1111">
                <text:p>1111</text:p>
              </table:table-cell>
              <table:table-cell office:value-type="float" office:value="1113.06725012036">
                <text:p>1113.06725012036</text:p>
              </table:table-cell>
              <table:table-cell office:value-type="float" office:value="1110.2188631392">
                <text:p>1110.21886313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03">
                <text:p>1103</text:p>
              </table:table-cell>
              <table:table-cell office:value-type="float" office:value="1113">
                <text:p>1113</text:p>
              </table:table-cell>
              <table:table-cell office:value-type="float" office:value="1110.55043759027">
                <text:p>1110.55043759027</text:p>
              </table:table-cell>
              <table:table-cell office:value-type="float" office:value="1108.24034921747">
                <text:p>1108.2403492174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11">
                <text:p>1111</text:p>
              </table:table-cell>
              <table:table-cell office:value-type="float" office:value="1114">
                <text:p>1114</text:p>
              </table:table-cell>
              <table:table-cell office:value-type="float" office:value="1110.6628281927">
                <text:p>1110.6628281927</text:p>
              </table:table-cell>
              <table:table-cell office:value-type="float" office:value="1110.11737026614">
                <text:p>1110.117370266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99">
                <text:p>1099</text:p>
              </table:table-cell>
              <table:table-cell office:value-type="float" office:value="1112">
                <text:p>1112</text:p>
              </table:table-cell>
              <table:table-cell office:value-type="float" office:value="1107.74712114452">
                <text:p>1107.74712114452</text:p>
              </table:table-cell>
              <table:table-cell office:value-type="float" office:value="1106.2118150704">
                <text:p>1106.21181507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23">
                <text:p>1123</text:p>
              </table:table-cell>
              <table:table-cell office:value-type="float" office:value="1113">
                <text:p>1113</text:p>
              </table:table-cell>
              <table:table-cell office:value-type="float" office:value="1111.56034085839">
                <text:p>1111.56034085839</text:p>
              </table:table-cell>
              <table:table-cell office:value-type="float" office:value="1112.75219442024">
                <text:p>1112.752194420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19">
                <text:p>1119</text:p>
              </table:table-cell>
              <table:table-cell office:value-type="float" office:value="1112">
                <text:p>1112</text:p>
              </table:table-cell>
              <table:table-cell office:value-type="float" office:value="1113.4202556438">
                <text:p>1113.4202556438</text:p>
              </table:table-cell>
              <table:table-cell office:value-type="float" office:value="1110.38991820528">
                <text:p>1110.3899182052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14">
                <text:p>1114</text:p>
              </table:table-cell>
              <table:table-cell office:value-type="float" office:value="1112">
                <text:p>1112</text:p>
              </table:table-cell>
              <table:table-cell office:value-type="float" office:value="1113.56519173285">
                <text:p>1113.56519173285</text:p>
              </table:table-cell>
              <table:table-cell office:value-type="float" office:value="1112.70980438294">
                <text:p>1112.709804382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18">
                <text:p>1118</text:p>
              </table:table-cell>
              <table:table-cell office:value-type="float" office:value="1114">
                <text:p>1114</text:p>
              </table:table-cell>
              <table:table-cell office:value-type="float" office:value="1114.67389379963">
                <text:p>1114.67389379963</text:p>
              </table:table-cell>
              <table:table-cell office:value-type="float" office:value="1112.64042158061">
                <text:p>1112.6404215806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05">
                <text:p>1105</text:p>
              </table:table-cell>
              <table:table-cell office:value-type="float" office:value="1113">
                <text:p>1113</text:p>
              </table:table-cell>
              <table:table-cell office:value-type="float" office:value="1112.25542034973">
                <text:p>1112.25542034973</text:p>
              </table:table-cell>
              <table:table-cell office:value-type="float" office:value="1110.77194586685">
                <text:p>1110.7719458668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73">
                <text:p>1073</text:p>
              </table:table-cell>
              <table:table-cell office:value-type="float" office:value="1109">
                <text:p>1109</text:p>
              </table:table-cell>
              <table:table-cell office:value-type="float" office:value="1102.44156526229">
                <text:p>1102.44156526229</text:p>
              </table:table-cell>
              <table:table-cell office:value-type="float" office:value="1102.45004482839">
                <text:p>1102.4500448283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75">
                <text:p>1075</text:p>
              </table:table-cell>
              <table:table-cell office:value-type="float" office:value="1101">
                <text:p>1101</text:p>
              </table:table-cell>
              <table:table-cell office:value-type="float" office:value="1095.58117394672">
                <text:p>1095.58117394672</text:p>
              </table:table-cell>
              <table:table-cell office:value-type="float" office:value="1100.58067424437">
                <text:p>1100.5806742443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07">
                <text:p>1107</text:p>
              </table:table-cell>
              <table:table-cell office:value-type="float" office:value="1099">
                <text:p>1099</text:p>
              </table:table-cell>
              <table:table-cell office:value-type="float" office:value="1098.43588046004">
                <text:p>1098.43588046004</text:p>
              </table:table-cell>
              <table:table-cell office:value-type="float" office:value="1103.30712803369">
                <text:p>1103.307128033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06">
                <text:p>1106</text:p>
              </table:table-cell>
              <table:table-cell office:value-type="float" office:value="1097">
                <text:p>1097</text:p>
              </table:table-cell>
              <table:table-cell office:value-type="float" office:value="1100.32691034503">
                <text:p>1100.32691034503</text:p>
              </table:table-cell>
              <table:table-cell office:value-type="float" office:value="1102.34447375168">
                <text:p>1102.344473751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94">
                <text:p>1094</text:p>
              </table:table-cell>
              <table:table-cell office:value-type="float" office:value="1093">
                <text:p>1093</text:p>
              </table:table-cell>
              <table:table-cell office:value-type="float" office:value="1098.74518275877">
                <text:p>1098.74518275877</text:p>
              </table:table-cell>
              <table:table-cell office:value-type="float" office:value="1100.83594788297">
                <text:p>1100.835947882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05">
                <text:p>1105</text:p>
              </table:table-cell>
              <table:table-cell office:value-type="float" office:value="1093">
                <text:p>1093</text:p>
              </table:table-cell>
              <table:table-cell office:value-type="float" office:value="1100.30888706908">
                <text:p>1100.30888706908</text:p>
              </table:table-cell>
              <table:table-cell office:value-type="float" office:value="1102.78207643345">
                <text:p>1102.782076433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25">
                <text:p>1125</text:p>
              </table:table-cell>
              <table:table-cell office:value-type="float" office:value="1102">
                <text:p>1102</text:p>
              </table:table-cell>
              <table:table-cell office:value-type="float" office:value="1106.48166530181">
                <text:p>1106.48166530181</text:p>
              </table:table-cell>
              <table:table-cell office:value-type="float" office:value="1107.1688801948">
                <text:p>1107.16888019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11">
                <text:p>1111</text:p>
              </table:table-cell>
              <table:table-cell office:value-type="float" office:value="1108">
                <text:p>1108</text:p>
              </table:table-cell>
              <table:table-cell office:value-type="float" office:value="1107.61124897636">
                <text:p>1107.61124897636</text:p>
              </table:table-cell>
              <table:table-cell office:value-type="float" office:value="1105.49457788929">
                <text:p>1105.494577889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01">
                <text:p>1101</text:p>
              </table:table-cell>
              <table:table-cell office:value-type="float" office:value="1107">
                <text:p>1107</text:p>
              </table:table-cell>
              <table:table-cell office:value-type="float" office:value="1105.95843673227">
                <text:p>1105.95843673227</text:p>
              </table:table-cell>
              <table:table-cell office:value-type="float" office:value="1105.37551480027">
                <text:p>1105.375514800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30">
                <text:p>1130</text:p>
              </table:table-cell>
              <table:table-cell office:value-type="float" office:value="1111">
                <text:p>1111</text:p>
              </table:table-cell>
              <table:table-cell office:value-type="float" office:value="1111.9688275492">
                <text:p>1111.9688275492</text:p>
              </table:table-cell>
              <table:table-cell office:value-type="float" office:value="1111.60307395362">
                <text:p>1111.6030739536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99">
                <text:p>1099</text:p>
              </table:table-cell>
              <table:table-cell office:value-type="float" office:value="1112">
                <text:p>1112</text:p>
              </table:table-cell>
              <table:table-cell office:value-type="float" office:value="1108.7266206619">
                <text:p>1108.7266206619</text:p>
              </table:table-cell>
              <table:table-cell office:value-type="float" office:value="1104.71576997321">
                <text:p>1104.715769973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01">
                <text:p>1101</text:p>
              </table:table-cell>
              <table:table-cell office:value-type="float" office:value="1111">
                <text:p>1111</text:p>
              </table:table-cell>
              <table:table-cell office:value-type="float" office:value="1106.79496549643">
                <text:p>1106.79496549643</text:p>
              </table:table-cell>
              <table:table-cell office:value-type="float" office:value="1107.91920986815">
                <text:p>1107.919209868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01">
                <text:p>1101</text:p>
              </table:table-cell>
              <table:table-cell office:value-type="float" office:value="1107">
                <text:p>1107</text:p>
              </table:table-cell>
              <table:table-cell office:value-type="float" office:value="1105.34622412232">
                <text:p>1105.34622412232</text:p>
              </table:table-cell>
              <table:table-cell office:value-type="float" office:value="1104.26734346415">
                <text:p>1104.267343464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19">
                <text:p>1119</text:p>
              </table:table-cell>
              <table:table-cell office:value-type="float" office:value="1109">
                <text:p>1109</text:p>
              </table:table-cell>
              <table:table-cell office:value-type="float" office:value="1108.75966809174">
                <text:p>1108.75966809174</text:p>
              </table:table-cell>
              <table:table-cell office:value-type="float" office:value="1110.14162744051">
                <text:p>1110.1416274405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05">
                <text:p>1105</text:p>
              </table:table-cell>
              <table:table-cell office:value-type="float" office:value="1109">
                <text:p>1109</text:p>
              </table:table-cell>
              <table:table-cell office:value-type="float" office:value="1107.8197510688">
                <text:p>1107.8197510688</text:p>
              </table:table-cell>
              <table:table-cell office:value-type="float" office:value="1105.33165019456">
                <text:p>1105.3316501945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17">
                <text:p>1117</text:p>
              </table:table-cell>
              <table:table-cell office:value-type="float" office:value="1107">
                <text:p>1107</text:p>
              </table:table-cell>
              <table:table-cell office:value-type="float" office:value="1110.1148133016">
                <text:p>1110.1148133016</text:p>
              </table:table-cell>
              <table:table-cell office:value-type="float" office:value="1111.13472399349">
                <text:p>1111.134723993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10">
                <text:p>1110</text:p>
              </table:table-cell>
              <table:table-cell office:value-type="float" office:value="1109">
                <text:p>1109</text:p>
              </table:table-cell>
              <table:table-cell office:value-type="float" office:value="1110.0861099762">
                <text:p>1110.0861099762</text:p>
              </table:table-cell>
              <table:table-cell office:value-type="float" office:value="1107.36919871576">
                <text:p>1107.3691987157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08">
                <text:p>1108</text:p>
              </table:table-cell>
              <table:table-cell office:value-type="float" office:value="1110">
                <text:p>1110</text:p>
              </table:table-cell>
              <table:table-cell office:value-type="float" office:value="1109.56458248215">
                <text:p>1109.56458248215</text:p>
              </table:table-cell>
              <table:table-cell office:value-type="float" office:value="1109.78621420346">
                <text:p>1109.7862142034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15">
                <text:p>1115</text:p>
              </table:table-cell>
              <table:table-cell office:value-type="float" office:value="1112">
                <text:p>1112</text:p>
              </table:table-cell>
              <table:table-cell office:value-type="float" office:value="1110.92343686161">
                <text:p>1110.92343686161</text:p>
              </table:table-cell>
              <table:table-cell office:value-type="float" office:value="1109.63945135998">
                <text:p>1109.6394513599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29">
                <text:p>1129</text:p>
              </table:table-cell>
              <table:table-cell office:value-type="float" office:value="1114">
                <text:p>1114</text:p>
              </table:table-cell>
              <table:table-cell office:value-type="float" office:value="1115.44257764621">
                <text:p>1115.44257764621</text:p>
              </table:table-cell>
              <table:table-cell office:value-type="float" office:value="1114.56764622607">
                <text:p>1114.5676462260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32">
                <text:p>1132</text:p>
              </table:table-cell>
              <table:table-cell office:value-type="float" office:value="1119">
                <text:p>1119</text:p>
              </table:table-cell>
              <table:table-cell office:value-type="float" office:value="1119.58193323466">
                <text:p>1119.58193323466</text:p>
              </table:table-cell>
              <table:table-cell office:value-type="float" office:value="1115.9688177499">
                <text:p>1115.968817749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07">
                <text:p>1107</text:p>
              </table:table-cell>
              <table:table-cell office:value-type="float" office:value="1117">
                <text:p>1117</text:p>
              </table:table-cell>
              <table:table-cell office:value-type="float" office:value="1116.43644992599">
                <text:p>1116.43644992599</text:p>
              </table:table-cell>
              <table:table-cell office:value-type="float" office:value="1112.88591039813">
                <text:p>1112.885910398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14">
                <text:p>1114</text:p>
              </table:table-cell>
              <table:table-cell office:value-type="float" office:value="1118">
                <text:p>1118</text:p>
              </table:table-cell>
              <table:table-cell office:value-type="float" office:value="1115.8273374445">
                <text:p>1115.8273374445</text:p>
              </table:table-cell>
              <table:table-cell office:value-type="float" office:value="1115.01417720966">
                <text:p>1115.014177209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28">
                <text:p>1128</text:p>
              </table:table-cell>
              <table:table-cell office:value-type="float" office:value="1121">
                <text:p>1121</text:p>
              </table:table-cell>
              <table:table-cell office:value-type="float" office:value="1118.87050308337">
                <text:p>1118.87050308337</text:p>
              </table:table-cell>
              <table:table-cell office:value-type="float" office:value="1116.98367282033">
                <text:p>1116.983672820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29">
                <text:p>1129</text:p>
              </table:table-cell>
              <table:table-cell office:value-type="float" office:value="1123">
                <text:p>1123</text:p>
              </table:table-cell>
              <table:table-cell office:value-type="float" office:value="1121.40287731253">
                <text:p>1121.40287731253</text:p>
              </table:table-cell>
              <table:table-cell office:value-type="float" office:value="1118.80605724884">
                <text:p>1118.806057248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26">
                <text:p>1126</text:p>
              </table:table-cell>
              <table:table-cell office:value-type="float" office:value="1123">
                <text:p>1123</text:p>
              </table:table-cell>
              <table:table-cell office:value-type="float" office:value="1122.5521579844">
                <text:p>1122.5521579844</text:p>
              </table:table-cell>
              <table:table-cell office:value-type="float" office:value="1119.51111227952">
                <text:p>1119.511112279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23">
                <text:p>1123</text:p>
              </table:table-cell>
              <table:table-cell office:value-type="float" office:value="1121">
                <text:p>1121</text:p>
              </table:table-cell>
              <table:table-cell office:value-type="float" office:value="1122.6641184883">
                <text:p>1122.6641184883</text:p>
              </table:table-cell>
              <table:table-cell office:value-type="float" office:value="1119.96030119123">
                <text:p>1119.960301191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13">
                <text:p>1113</text:p>
              </table:table-cell>
              <table:table-cell office:value-type="float" office:value="1122">
                <text:p>1122</text:p>
              </table:table-cell>
              <table:table-cell office:value-type="float" office:value="1120.24808886622">
                <text:p>1120.24808886622</text:p>
              </table:table-cell>
              <table:table-cell office:value-type="float" office:value="1117.9507125464">
                <text:p>1117.95071254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11">
                <text:p>1111</text:p>
              </table:table-cell>
              <table:table-cell office:value-type="float" office:value="1122">
                <text:p>1122</text:p>
              </table:table-cell>
              <table:table-cell office:value-type="float" office:value="1117.93606664967">
                <text:p>1117.93606664967</text:p>
              </table:table-cell>
              <table:table-cell office:value-type="float" office:value="1117.4187875967">
                <text:p>1117.41878759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26">
                <text:p>1126</text:p>
              </table:table-cell>
              <table:table-cell office:value-type="float" office:value="1121">
                <text:p>1121</text:p>
              </table:table-cell>
              <table:table-cell office:value-type="float" office:value="1119.95204998725">
                <text:p>1119.95204998725</text:p>
              </table:table-cell>
              <table:table-cell office:value-type="float" office:value="1119.88324566734">
                <text:p>1119.8832456673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28">
                <text:p>1128</text:p>
              </table:table-cell>
              <table:table-cell office:value-type="float" office:value="1121">
                <text:p>1121</text:p>
              </table:table-cell>
              <table:table-cell office:value-type="float" office:value="1121.96403749044">
                <text:p>1121.96403749044</text:p>
              </table:table-cell>
              <table:table-cell office:value-type="float" office:value="1120.43375940812">
                <text:p>1120.433759408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29">
                <text:p>1129</text:p>
              </table:table-cell>
              <table:table-cell office:value-type="float" office:value="1122">
                <text:p>1122</text:p>
              </table:table-cell>
              <table:table-cell office:value-type="float" office:value="1123.72302811783">
                <text:p>1123.72302811783</text:p>
              </table:table-cell>
              <table:table-cell office:value-type="float" office:value="1122.24501131162">
                <text:p>1122.2450113116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25">
                <text:p>1125</text:p>
              </table:table-cell>
              <table:table-cell office:value-type="float" office:value="1122">
                <text:p>1122</text:p>
              </table:table-cell>
              <table:table-cell office:value-type="float" office:value="1124.04227108837">
                <text:p>1124.04227108837</text:p>
              </table:table-cell>
              <table:table-cell office:value-type="float" office:value="1121.84700734162">
                <text:p>1121.8470073416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48">
                <text:p>1148</text:p>
              </table:table-cell>
              <table:table-cell office:value-type="float" office:value="1128">
                <text:p>1128</text:p>
              </table:table-cell>
              <table:table-cell office:value-type="float" office:value="1130.03170331628">
                <text:p>1130.03170331628</text:p>
              </table:table-cell>
              <table:table-cell office:value-type="float" office:value="1128.62405788822">
                <text:p>1128.624057888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51">
                <text:p>1151</text:p>
              </table:table-cell>
              <table:table-cell office:value-type="float" office:value="1135">
                <text:p>1135</text:p>
              </table:table-cell>
              <table:table-cell office:value-type="float" office:value="1135.27377748721">
                <text:p>1135.27377748721</text:p>
              </table:table-cell>
              <table:table-cell office:value-type="float" office:value="1130.1518130882">
                <text:p>1130.15181308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59">
                <text:p>1159</text:p>
              </table:table-cell>
              <table:table-cell office:value-type="float" office:value="1140">
                <text:p>1140</text:p>
              </table:table-cell>
              <table:table-cell office:value-type="float" office:value="1141.20533311541">
                <text:p>1141.20533311541</text:p>
              </table:table-cell>
              <table:table-cell office:value-type="float" office:value="1136.44720669616">
                <text:p>1136.447206696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53">
                <text:p>1153</text:p>
              </table:table-cell>
              <table:table-cell office:value-type="float" office:value="1144">
                <text:p>1144</text:p>
              </table:table-cell>
              <table:table-cell office:value-type="float" office:value="1144.15399983655">
                <text:p>1144.15399983655</text:p>
              </table:table-cell>
              <table:table-cell office:value-type="float" office:value="1136.80816885735">
                <text:p>1136.808168857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56">
                <text:p>1156</text:p>
              </table:table-cell>
              <table:table-cell office:value-type="float" office:value="1149">
                <text:p>1149</text:p>
              </table:table-cell>
              <table:table-cell office:value-type="float" office:value="1147.11549987742">
                <text:p>1147.11549987742</text:p>
              </table:table-cell>
              <table:table-cell office:value-type="float" office:value="1141.3895493463">
                <text:p>1141.38954934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56">
                <text:p>1156</text:p>
              </table:table-cell>
              <table:table-cell office:value-type="float" office:value="1154">
                <text:p>1154</text:p>
              </table:table-cell>
              <table:table-cell office:value-type="float" office:value="1149.33662490806">
                <text:p>1149.33662490806</text:p>
              </table:table-cell>
              <table:table-cell office:value-type="float" office:value="1142.29333371635">
                <text:p>1142.2933337163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67">
                <text:p>1167</text:p>
              </table:table-cell>
              <table:table-cell office:value-type="float" office:value="1157">
                <text:p>1157</text:p>
              </table:table-cell>
              <table:table-cell office:value-type="float" office:value="1153.75246868105">
                <text:p>1153.75246868105</text:p>
              </table:table-cell>
              <table:table-cell office:value-type="float" office:value="1147.92772966523">
                <text:p>1147.927729665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50">
                <text:p>1150</text:p>
              </table:table-cell>
              <table:table-cell office:value-type="float" office:value="1157">
                <text:p>1157</text:p>
              </table:table-cell>
              <table:table-cell office:value-type="float" office:value="1152.81435151079">
                <text:p>1152.81435151079</text:p>
              </table:table-cell>
              <table:table-cell office:value-type="float" office:value="1145.0651596796">
                <text:p>1145.06515967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88">
                <text:p>1188</text:p>
              </table:table-cell>
              <table:table-cell office:value-type="float" office:value="1162">
                <text:p>1162</text:p>
              </table:table-cell>
              <table:table-cell office:value-type="float" office:value="1161.61076363309">
                <text:p>1161.61076363309</text:p>
              </table:table-cell>
              <table:table-cell office:value-type="float" office:value="1157.51641175108">
                <text:p>1157.516411751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04">
                <text:p>1204</text:p>
              </table:table-cell>
              <table:table-cell office:value-type="float" office:value="1170">
                <text:p>1170</text:p>
              </table:table-cell>
              <table:table-cell office:value-type="float" office:value="1172.20807272482">
                <text:p>1172.20807272482</text:p>
              </table:table-cell>
              <table:table-cell office:value-type="float" office:value="1161.66655757042">
                <text:p>1161.6665575704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01">
                <text:p>1201</text:p>
              </table:table-cell>
              <table:table-cell office:value-type="float" office:value="1178">
                <text:p>1178</text:p>
              </table:table-cell>
              <table:table-cell office:value-type="float" office:value="1179.40605454361">
                <text:p>1179.40605454361</text:p>
              </table:table-cell>
              <table:table-cell office:value-type="float" office:value="1169.00983068621">
                <text:p>1169.0098306862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10">
                <text:p>1210</text:p>
              </table:table-cell>
              <table:table-cell office:value-type="float" office:value="1187">
                <text:p>1187</text:p>
              </table:table-cell>
              <table:table-cell office:value-type="float" office:value="1187.05454090771">
                <text:p>1187.05454090771</text:p>
              </table:table-cell>
              <table:table-cell office:value-type="float" office:value="1174.85140914518">
                <text:p>1174.851409145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52">
                <text:p>1252</text:p>
              </table:table-cell>
              <table:table-cell office:value-type="float" office:value="1201">
                <text:p>1201</text:p>
              </table:table-cell>
              <table:table-cell office:value-type="float" office:value="1203.29090568078">
                <text:p>1203.29090568078</text:p>
              </table:table-cell>
              <table:table-cell office:value-type="float" office:value="1190.6336097835">
                <text:p>1190.63360978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97">
                <text:p>1297</text:p>
              </table:table-cell>
              <table:table-cell office:value-type="float" office:value="1225">
                <text:p>1225</text:p>
              </table:table-cell>
              <table:table-cell office:value-type="float" office:value="1226.71817926059">
                <text:p>1226.71817926059</text:p>
              </table:table-cell>
              <table:table-cell office:value-type="float" office:value="1207.75588695464">
                <text:p>1207.755886954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05">
                <text:p>1505</text:p>
              </table:table-cell>
              <table:table-cell office:value-type="float" office:value="1278">
                <text:p>1278</text:p>
              </table:table-cell>
              <table:table-cell office:value-type="float" office:value="1296.28863444544">
                <text:p>1296.28863444544</text:p>
              </table:table-cell>
              <table:table-cell office:value-type="float" office:value="1271.7935489133">
                <text:p>1271.79354891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92">
                <text:p>1592</text:p>
              </table:table-cell>
              <table:table-cell office:value-type="float" office:value="1343">
                <text:p>1343</text:p>
              </table:table-cell>
              <table:table-cell office:value-type="float" office:value="1370.21647583408">
                <text:p>1370.21647583408</text:p>
              </table:table-cell>
              <table:table-cell office:value-type="float" office:value="1313.42256450978">
                <text:p>1313.4225645097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14">
                <text:p>1614</text:p>
              </table:table-cell>
              <table:table-cell office:value-type="float" office:value="1412">
                <text:p>1412</text:p>
              </table:table-cell>
              <table:table-cell office:value-type="float" office:value="1431.16235687556">
                <text:p>1431.16235687556</text:p>
              </table:table-cell>
              <table:table-cell office:value-type="float" office:value="1363.58951402445">
                <text:p>1363.589514024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20">
                <text:p>1620</text:p>
              </table:table-cell>
              <table:table-cell office:value-type="float" office:value="1480">
                <text:p>1480</text:p>
              </table:table-cell>
              <table:table-cell office:value-type="float" office:value="1478.37176765667">
                <text:p>1478.37176765667</text:p>
              </table:table-cell>
              <table:table-cell office:value-type="float" office:value="1397.59196580953">
                <text:p>1397.5919658095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627">
                <text:p>1627</text:p>
              </table:table-cell>
              <table:table-cell office:value-type="float" office:value="1543">
                <text:p>1543</text:p>
              </table:table-cell>
              <table:table-cell office:value-type="float" office:value="1515.5288257425">
                <text:p>1515.5288257425</text:p>
              </table:table-cell>
              <table:table-cell office:value-type="float" office:value="1434.5425032861">
                <text:p>1434.54250328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637">
                <text:p>1637</text:p>
              </table:table-cell>
              <table:table-cell office:value-type="float" office:value="1599">
                <text:p>1599</text:p>
              </table:table-cell>
              <table:table-cell office:value-type="float" office:value="1545.89661930688">
                <text:p>1545.89661930688</text:p>
              </table:table-cell>
              <table:table-cell office:value-type="float" office:value="1462.98655497863">
                <text:p>1462.986554978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53">
                <text:p>1653</text:p>
              </table:table-cell>
              <table:table-cell office:value-type="float" office:value="1624">
                <text:p>1624</text:p>
              </table:table-cell>
              <table:table-cell office:value-type="float" office:value="1572.67246448016">
                <text:p>1572.67246448016</text:p>
              </table:table-cell>
              <table:table-cell office:value-type="float" office:value="1493.42348521845">
                <text:p>1493.423485218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651">
                <text:p>1651</text:p>
              </table:table-cell>
              <table:table-cell office:value-type="float" office:value="1634">
                <text:p>1634</text:p>
              </table:table-cell>
              <table:table-cell office:value-type="float" office:value="1592.25434836012">
                <text:p>1592.25434836012</text:p>
              </table:table-cell>
              <table:table-cell office:value-type="float" office:value="1514.55545576995">
                <text:p>1514.5554557699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42">
                <text:p>1642</text:p>
              </table:table-cell>
              <table:table-cell office:value-type="float" office:value="1638">
                <text:p>1638</text:p>
              </table:table-cell>
              <table:table-cell office:value-type="float" office:value="1604.69076127009">
                <text:p>1604.69076127009</text:p>
              </table:table-cell>
              <table:table-cell office:value-type="float" office:value="1533.73740949656">
                <text:p>1533.737409496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42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1614.01807095257">
                <text:p>1614.01807095257</text:p>
              </table:table-cell>
              <table:table-cell office:value-type="float" office:value="1549.29388488645">
                <text:p>1549.293884886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650">
                <text:p>1650</text:p>
              </table:table-cell>
              <table:table-cell office:value-type="float" office:value="1646">
                <text:p>1646</text:p>
              </table:table-cell>
              <table:table-cell office:value-type="float" office:value="1623.01355321442">
                <text:p>1623.01355321442</text:p>
              </table:table-cell>
              <table:table-cell office:value-type="float" office:value="1565.13652843091">
                <text:p>1565.136528430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60">
                <text:p>1660</text:p>
              </table:table-cell>
              <table:table-cell office:value-type="float" office:value="1650">
                <text:p>1650</text:p>
              </table:table-cell>
              <table:table-cell office:value-type="float" office:value="1632.26016491082">
                <text:p>1632.26016491082</text:p>
              </table:table-cell>
              <table:table-cell office:value-type="float" office:value="1579.34681019651">
                <text:p>1579.3468101965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59">
                <text:p>1659</text:p>
              </table:table-cell>
              <table:table-cell office:value-type="float" office:value="1651">
                <text:p>1651</text:p>
              </table:table-cell>
              <table:table-cell office:value-type="float" office:value="1638.94512368311">
                <text:p>1638.94512368311</text:p>
              </table:table-cell>
              <table:table-cell office:value-type="float" office:value="1590.73393858802">
                <text:p>1590.7339385880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50">
                <text:p>1650</text:p>
              </table:table-cell>
              <table:table-cell office:value-type="float" office:value="1651">
                <text:p>1651</text:p>
              </table:table-cell>
              <table:table-cell office:value-type="float" office:value="1641.70884276234">
                <text:p>1641.70884276234</text:p>
              </table:table-cell>
              <table:table-cell office:value-type="float" office:value="1598.71817690611">
                <text:p>1598.718176906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50">
                <text:p>1650</text:p>
              </table:table-cell>
              <table:table-cell office:value-type="float" office:value="1652">
                <text:p>1652</text:p>
              </table:table-cell>
              <table:table-cell office:value-type="float" office:value="1643.78163207175">
                <text:p>1643.78163207175</text:p>
              </table:table-cell>
              <table:table-cell office:value-type="float" office:value="1606.74808968873">
                <text:p>1606.7480896887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56">
                <text:p>1656</text:p>
              </table:table-cell>
              <table:table-cell office:value-type="float" office:value="1654">
                <text:p>1654</text:p>
              </table:table-cell>
              <table:table-cell office:value-type="float" office:value="1646.83622405381">
                <text:p>1646.83622405381</text:p>
              </table:table-cell>
              <table:table-cell office:value-type="float" office:value="1614.24311959697">
                <text:p>1614.2431195969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68">
                <text:p>1668</text:p>
              </table:table-cell>
              <table:table-cell office:value-type="float" office:value="1657">
                <text:p>1657</text:p>
              </table:table-cell>
              <table:table-cell office:value-type="float" office:value="1652.12716804036">
                <text:p>1652.12716804036</text:p>
              </table:table-cell>
              <table:table-cell office:value-type="float" office:value="1623.18532175278">
                <text:p>1623.1853217527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52">
                <text:p>1652</text:p>
              </table:table-cell>
              <table:table-cell office:value-type="float" office:value="1656">
                <text:p>1656</text:p>
              </table:table-cell>
              <table:table-cell office:value-type="float" office:value="1652.09537603027">
                <text:p>1652.09537603027</text:p>
              </table:table-cell>
              <table:table-cell office:value-type="float" office:value="1625.0236700211">
                <text:p>1625.02367002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50">
                <text:p>1650</text:p>
              </table:table-cell>
              <table:table-cell office:value-type="float" office:value="1654">
                <text:p>1654</text:p>
              </table:table-cell>
              <table:table-cell office:value-type="float" office:value="1651.5715320227">
                <text:p>1651.5715320227</text:p>
              </table:table-cell>
              <table:table-cell office:value-type="float" office:value="1630.16474355484">
                <text:p>1630.164743554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50">
                <text:p>1650</text:p>
              </table:table-cell>
              <table:table-cell office:value-type="float" office:value="1654">
                <text:p>1654</text:p>
              </table:table-cell>
              <table:table-cell office:value-type="float" office:value="1651.17864901703">
                <text:p>1651.17864901703</text:p>
              </table:table-cell>
              <table:table-cell office:value-type="float" office:value="1632.03891354589">
                <text:p>1632.0389135458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62">
                <text:p>1662</text:p>
              </table:table-cell>
              <table:table-cell office:value-type="float" office:value="1656">
                <text:p>1656</text:p>
              </table:table-cell>
              <table:table-cell office:value-type="float" office:value="1653.88398676277">
                <text:p>1653.88398676277</text:p>
              </table:table-cell>
              <table:table-cell office:value-type="float" office:value="1638.40468316478">
                <text:p>1638.4046831647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65">
                <text:p>1665</text:p>
              </table:table-cell>
              <table:table-cell office:value-type="float" office:value="1658">
                <text:p>1658</text:p>
              </table:table-cell>
              <table:table-cell office:value-type="float" office:value="1656.66299007208">
                <text:p>1656.66299007208</text:p>
              </table:table-cell>
              <table:table-cell office:value-type="float" office:value="1641.23405060225">
                <text:p>1641.234050602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56">
                <text:p>1656</text:p>
              </table:table-cell>
              <table:table-cell office:value-type="float" office:value="1656">
                <text:p>1656</text:p>
              </table:table-cell>
              <table:table-cell office:value-type="float" office:value="1656.49724255406">
                <text:p>1656.49724255406</text:p>
              </table:table-cell>
              <table:table-cell office:value-type="float" office:value="1643.22791748921">
                <text:p>1643.2279174892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55">
                <text:p>1655</text:p>
              </table:table-cell>
              <table:table-cell office:value-type="float" office:value="1656">
                <text:p>1656</text:p>
              </table:table-cell>
              <table:table-cell office:value-type="float" office:value="1656.12293191554">
                <text:p>1656.12293191554</text:p>
              </table:table-cell>
              <table:table-cell office:value-type="float" office:value="1644.97461798473">
                <text:p>1644.9746179847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58">
                <text:p>1658</text:p>
              </table:table-cell>
              <table:table-cell office:value-type="float" office:value="1658">
                <text:p>1658</text:p>
              </table:table-cell>
              <table:table-cell office:value-type="float" office:value="1656.59219893666">
                <text:p>1656.59219893666</text:p>
              </table:table-cell>
              <table:table-cell office:value-type="float" office:value="1647.18294319123">
                <text:p>1647.182943191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68">
                <text:p>1668</text:p>
              </table:table-cell>
              <table:table-cell office:value-type="float" office:value="1661">
                <text:p>1661</text:p>
              </table:table-cell>
              <table:table-cell office:value-type="float" office:value="1659.44414920249">
                <text:p>1659.44414920249</text:p>
              </table:table-cell>
              <table:table-cell office:value-type="float" office:value="1651.06221226952">
                <text:p>1651.0622122695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75">
                <text:p>1675</text:p>
              </table:table-cell>
              <table:table-cell office:value-type="float" office:value="1663">
                <text:p>1663</text:p>
              </table:table-cell>
              <table:table-cell office:value-type="float" office:value="1663.33311190187">
                <text:p>1663.33311190187</text:p>
              </table:table-cell>
              <table:table-cell office:value-type="float" office:value="1654.71909775517">
                <text:p>1654.719097755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55">
                <text:p>1655</text:p>
              </table:table-cell>
              <table:table-cell office:value-type="float" office:value="1661">
                <text:p>1661</text:p>
              </table:table-cell>
              <table:table-cell office:value-type="float" office:value="1661.2498339264">
                <text:p>1661.2498339264</text:p>
              </table:table-cell>
              <table:table-cell office:value-type="float" office:value="1652.59519202499">
                <text:p>1652.5951920249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58">
                <text:p>1658</text:p>
              </table:table-cell>
              <table:table-cell office:value-type="float" office:value="1662">
                <text:p>1662</text:p>
              </table:table-cell>
              <table:table-cell office:value-type="float" office:value="1660.4373754448">
                <text:p>1660.4373754448</text:p>
              </table:table-cell>
              <table:table-cell office:value-type="float" office:value="1655.22073745685">
                <text:p>1655.220737456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58">
                <text:p>1658</text:p>
              </table:table-cell>
              <table:table-cell office:value-type="float" office:value="1662">
                <text:p>1662</text:p>
              </table:table-cell>
              <table:table-cell office:value-type="float" office:value="1659.8280315836">
                <text:p>1659.8280315836</text:p>
              </table:table-cell>
              <table:table-cell office:value-type="float" office:value="1654.34022583352">
                <text:p>1654.3402258335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73">
                <text:p>1673</text:p>
              </table:table-cell>
              <table:table-cell office:value-type="float" office:value="1665">
                <text:p>1665</text:p>
              </table:table-cell>
              <table:table-cell office:value-type="float" office:value="1663.1210236877">
                <text:p>1663.1210236877</text:p>
              </table:table-cell>
              <table:table-cell office:value-type="float" office:value="1659.53347634914">
                <text:p>1659.533476349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73">
                <text:p>1673</text:p>
              </table:table-cell>
              <table:table-cell office:value-type="float" office:value="1665">
                <text:p>1665</text:p>
              </table:table-cell>
              <table:table-cell office:value-type="float" office:value="1665.59076776578">
                <text:p>1665.59076776578</text:p>
              </table:table-cell>
              <table:table-cell office:value-type="float" office:value="1659.78415695248">
                <text:p>1659.7841569524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59">
                <text:p>1659</text:p>
              </table:table-cell>
              <table:table-cell office:value-type="float" office:value="1663">
                <text:p>1663</text:p>
              </table:table-cell>
              <table:table-cell office:value-type="float" office:value="1663.94307582433">
                <text:p>1663.94307582433</text:p>
              </table:table-cell>
              <table:table-cell office:value-type="float" office:value="1659.43770935236">
                <text:p>1659.4377093523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63">
                <text:p>1663</text:p>
              </table:table-cell>
              <table:table-cell office:value-type="float" office:value="1664">
                <text:p>1664</text:p>
              </table:table-cell>
              <table:table-cell office:value-type="float" office:value="1663.70730686825">
                <text:p>1663.70730686825</text:p>
              </table:table-cell>
              <table:table-cell office:value-type="float" office:value="1660.53615057434">
                <text:p>1660.536150574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61">
                <text:p>1661</text:p>
              </table:table-cell>
              <table:table-cell office:value-type="float" office:value="1665">
                <text:p>1665</text:p>
              </table:table-cell>
              <table:table-cell office:value-type="float" office:value="1663.03048015119">
                <text:p>1663.03048015119</text:p>
              </table:table-cell>
              <table:table-cell office:value-type="float" office:value="1659.99304819757">
                <text:p>1659.9930481975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83">
                <text:p>1683</text:p>
              </table:table-cell>
              <table:table-cell office:value-type="float" office:value="1669">
                <text:p>1669</text:p>
              </table:table-cell>
              <table:table-cell office:value-type="float" office:value="1668.02286011339">
                <text:p>1668.02286011339</text:p>
              </table:table-cell>
              <table:table-cell office:value-type="float" office:value="1666.07064757424">
                <text:p>1666.070647574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70">
                <text:p>1670</text:p>
              </table:table-cell>
              <table:table-cell office:value-type="float" office:value="1668">
                <text:p>1668</text:p>
              </table:table-cell>
              <table:table-cell office:value-type="float" office:value="1668.51714508504">
                <text:p>1668.51714508504</text:p>
              </table:table-cell>
              <table:table-cell office:value-type="float" office:value="1663.40642605468">
                <text:p>1663.4064260546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65">
                <text:p>1665</text:p>
              </table:table-cell>
              <table:table-cell office:value-type="float" office:value="1667">
                <text:p>1667</text:p>
              </table:table-cell>
              <table:table-cell office:value-type="float" office:value="1667.63785881378">
                <text:p>1667.63785881378</text:p>
              </table:table-cell>
              <table:table-cell office:value-type="float" office:value="1665.40335245275">
                <text:p>1665.403352452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60">
                <text:p>1660</text:p>
              </table:table-cell>
              <table:table-cell office:value-type="float" office:value="1667">
                <text:p>1667</text:p>
              </table:table-cell>
              <table:table-cell office:value-type="float" office:value="1665.72839411034">
                <text:p>1665.72839411034</text:p>
              </table:table-cell>
              <table:table-cell office:value-type="float" office:value="1662.85435850072">
                <text:p>1662.8543585007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63">
                <text:p>1663</text:p>
              </table:table-cell>
              <table:table-cell office:value-type="float" office:value="1667">
                <text:p>1667</text:p>
              </table:table-cell>
              <table:table-cell office:value-type="float" office:value="1665.04629558275">
                <text:p>1665.04629558275</text:p>
              </table:table-cell>
              <table:table-cell office:value-type="float" office:value="1664.42016524676">
                <text:p>1664.4201652467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80">
                <text:p>1680</text:p>
              </table:table-cell>
              <table:table-cell office:value-type="float" office:value="1670">
                <text:p>1670</text:p>
              </table:table-cell>
              <table:table-cell office:value-type="float" office:value="1668.78472168706">
                <text:p>1668.78472168706</text:p>
              </table:table-cell>
              <table:table-cell office:value-type="float" office:value="1667.37563988744">
                <text:p>1667.3756398874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62">
                <text:p>1662</text:p>
              </table:table-cell>
              <table:table-cell office:value-type="float" office:value="1667">
                <text:p>1667</text:p>
              </table:table-cell>
              <table:table-cell office:value-type="float" office:value="1667.0885412653">
                <text:p>1667.0885412653</text:p>
              </table:table-cell>
              <table:table-cell office:value-type="float" office:value="1664.25844513117">
                <text:p>1664.2584451311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63">
                <text:p>1663</text:p>
              </table:table-cell>
              <table:table-cell office:value-type="float" office:value="1666">
                <text:p>1666</text:p>
              </table:table-cell>
              <table:table-cell office:value-type="float" office:value="1666.06640594897">
                <text:p>1666.06640594897</text:p>
              </table:table-cell>
              <table:table-cell office:value-type="float" office:value="1665.81415070214">
                <text:p>1665.814150702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57">
                <text:p>1657</text:p>
              </table:table-cell>
              <table:table-cell office:value-type="float" office:value="1664">
                <text:p>1664</text:p>
              </table:table-cell>
              <table:table-cell office:value-type="float" office:value="1663.79980446173">
                <text:p>1663.79980446173</text:p>
              </table:table-cell>
              <table:table-cell office:value-type="float" office:value="1662.67718968402">
                <text:p>1662.6771896840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71">
                <text:p>1671</text:p>
              </table:table-cell>
              <table:table-cell office:value-type="float" office:value="1666">
                <text:p>1666</text:p>
              </table:table-cell>
              <table:table-cell office:value-type="float" office:value="1665.5998533463">
                <text:p>1665.5998533463</text:p>
              </table:table-cell>
              <table:table-cell office:value-type="float" office:value="1666.64006887389">
                <text:p>1666.640068873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80">
                <text:p>1680</text:p>
              </table:table-cell>
              <table:table-cell office:value-type="float" office:value="1669">
                <text:p>1669</text:p>
              </table:table-cell>
              <table:table-cell office:value-type="float" office:value="1669.19989000972">
                <text:p>1669.19989000972</text:p>
              </table:table-cell>
              <table:table-cell office:value-type="float" office:value="1667.6023241415">
                <text:p>1667.60232414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65">
                <text:p>1665</text:p>
              </table:table-cell>
              <table:table-cell office:value-type="float" office:value="1666">
                <text:p>1666</text:p>
              </table:table-cell>
              <table:table-cell office:value-type="float" office:value="1668.14991750729">
                <text:p>1668.14991750729</text:p>
              </table:table-cell>
              <table:table-cell office:value-type="float" office:value="1666.37438994556">
                <text:p>1666.3743899455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64">
                <text:p>1664</text:p>
              </table:table-cell>
              <table:table-cell office:value-type="float" office:value="1667">
                <text:p>1667</text:p>
              </table:table-cell>
              <table:table-cell office:value-type="float" office:value="1667.11243813047">
                <text:p>1667.11243813047</text:p>
              </table:table-cell>
              <table:table-cell office:value-type="float" office:value="1666.51755297673">
                <text:p>1666.5175529767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63">
                <text:p>1663</text:p>
              </table:table-cell>
              <table:table-cell office:value-type="float" office:value="1667">
                <text:p>1667</text:p>
              </table:table-cell>
              <table:table-cell office:value-type="float" office:value="1666.08432859785">
                <text:p>1666.08432859785</text:p>
              </table:table-cell>
              <table:table-cell office:value-type="float" office:value="1665.55226691384">
                <text:p>1665.5522669138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80">
                <text:p>1680</text:p>
              </table:table-cell>
              <table:table-cell office:value-type="float" office:value="1671">
                <text:p>1671</text:p>
              </table:table-cell>
              <table:table-cell office:value-type="float" office:value="1669.56324644839">
                <text:p>1669.56324644839</text:p>
              </table:table-cell>
              <table:table-cell office:value-type="float" office:value="1669.74337182312">
                <text:p>1669.743371823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72">
                <text:p>1672</text:p>
              </table:table-cell>
              <table:table-cell office:value-type="float" office:value="1671">
                <text:p>1671</text:p>
              </table:table-cell>
              <table:table-cell office:value-type="float" office:value="1670.17243483629">
                <text:p>1670.17243483629</text:p>
              </table:table-cell>
              <table:table-cell office:value-type="float" office:value="1667.79286592177">
                <text:p>1667.7928659217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65">
                <text:p>1665</text:p>
              </table:table-cell>
              <table:table-cell office:value-type="float" office:value="1668">
                <text:p>1668</text:p>
              </table:table-cell>
              <table:table-cell office:value-type="float" office:value="1668.87932612722">
                <text:p>1668.87932612722</text:p>
              </table:table-cell>
              <table:table-cell office:value-type="float" office:value="1668.26495298214">
                <text:p>1668.264952982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61">
                <text:p>1661</text:p>
              </table:table-cell>
              <table:table-cell office:value-type="float" office:value="1668">
                <text:p>1668</text:p>
              </table:table-cell>
              <table:table-cell office:value-type="float" office:value="1666.90949459541">
                <text:p>1666.90949459541</text:p>
              </table:table-cell>
              <table:table-cell office:value-type="float" office:value="1666.16546250038">
                <text:p>1666.1654625003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65">
                <text:p>1665</text:p>
              </table:table-cell>
              <table:table-cell office:value-type="float" office:value="1668">
                <text:p>1668</text:p>
              </table:table-cell>
              <table:table-cell office:value-type="float" office:value="1666.43212094656">
                <text:p>1666.43212094656</text:p>
              </table:table-cell>
              <table:table-cell office:value-type="float" office:value="1667.13379116434">
                <text:p>1667.1337911643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83">
                <text:p>1683</text:p>
              </table:table-cell>
              <table:table-cell office:value-type="float" office:value="1671">
                <text:p>1671</text:p>
              </table:table-cell>
              <table:table-cell office:value-type="float" office:value="1670.57409070992">
                <text:p>1670.57409070992</text:p>
              </table:table-cell>
              <table:table-cell office:value-type="float" office:value="1670.51934617488">
                <text:p>1670.5193461748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75">
                <text:p>1675</text:p>
              </table:table-cell>
              <table:table-cell office:value-type="float" office:value="1670">
                <text:p>1670</text:p>
              </table:table-cell>
              <table:table-cell office:value-type="float" office:value="1671.68056803244">
                <text:p>1671.68056803244</text:p>
              </table:table-cell>
              <table:table-cell office:value-type="float" office:value="1669.60817662484">
                <text:p>1669.608176624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63">
                <text:p>1663</text:p>
              </table:table-cell>
              <table:table-cell office:value-type="float" office:value="1669">
                <text:p>1669</text:p>
              </table:table-cell>
              <table:table-cell office:value-type="float" office:value="1669.51042602433">
                <text:p>1669.51042602433</text:p>
              </table:table-cell>
              <table:table-cell office:value-type="float" office:value="1668.50283419865">
                <text:p>1668.502834198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63">
                <text:p>1663</text:p>
              </table:table-cell>
              <table:table-cell office:value-type="float" office:value="1668">
                <text:p>1668</text:p>
              </table:table-cell>
              <table:table-cell office:value-type="float" office:value="1667.88281951825">
                <text:p>1667.88281951825</text:p>
              </table:table-cell>
              <table:table-cell office:value-type="float" office:value="1667.7903311047">
                <text:p>1667.79033110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70">
                <text:p>1670</text:p>
              </table:table-cell>
              <table:table-cell office:value-type="float" office:value="1670">
                <text:p>1670</text:p>
              </table:table-cell>
              <table:table-cell office:value-type="float" office:value="1668.41211463869">
                <text:p>1668.41211463869</text:p>
              </table:table-cell>
              <table:table-cell office:value-type="float" office:value="1668.7702501849">
                <text:p>1668.770250184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77">
                <text:p>1677</text:p>
              </table:table-cell>
              <table:table-cell office:value-type="float" office:value="1672">
                <text:p>1672</text:p>
              </table:table-cell>
              <table:table-cell office:value-type="float" office:value="1670.55908597901">
                <text:p>1670.55908597901</text:p>
              </table:table-cell>
              <table:table-cell office:value-type="float" office:value="1670.23973619055">
                <text:p>1670.2397361905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76">
                <text:p>1676</text:p>
              </table:table-cell>
              <table:table-cell office:value-type="float" office:value="1671">
                <text:p>1671</text:p>
              </table:table-cell>
              <table:table-cell office:value-type="float" office:value="1671.91931448426">
                <text:p>1671.91931448426</text:p>
              </table:table-cell>
              <table:table-cell office:value-type="float" office:value="1670.79811053952">
                <text:p>1670.7981105395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60">
                <text:p>1660</text:p>
              </table:table-cell>
              <table:table-cell office:value-type="float" office:value="1668">
                <text:p>1668</text:p>
              </table:table-cell>
              <table:table-cell office:value-type="float" office:value="1668.9394858632">
                <text:p>1668.9394858632</text:p>
              </table:table-cell>
              <table:table-cell office:value-type="float" office:value="1667.76355829526">
                <text:p>1667.763558295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63">
                <text:p>1663</text:p>
              </table:table-cell>
              <table:table-cell office:value-type="float" office:value="1668">
                <text:p>1668</text:p>
              </table:table-cell>
              <table:table-cell office:value-type="float" office:value="1667.4546143974">
                <text:p>1667.4546143974</text:p>
              </table:table-cell>
              <table:table-cell office:value-type="float" office:value="1668.393400068">
                <text:p>1668.39340006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72">
                <text:p>1672</text:p>
              </table:table-cell>
              <table:table-cell office:value-type="float" office:value="1670">
                <text:p>1670</text:p>
              </table:table-cell>
              <table:table-cell office:value-type="float" office:value="1668.59096079805">
                <text:p>1668.59096079805</text:p>
              </table:table-cell>
              <table:table-cell office:value-type="float" office:value="1668.91714498736">
                <text:p>1668.9171449873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88">
                <text:p>1688</text:p>
              </table:table-cell>
              <table:table-cell office:value-type="float" office:value="1673">
                <text:p>1673</text:p>
              </table:table-cell>
              <table:table-cell office:value-type="float" office:value="1673.44322059854">
                <text:p>1673.44322059854</text:p>
              </table:table-cell>
              <table:table-cell office:value-type="float" office:value="1673.37361178891">
                <text:p>1673.3736117889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69">
                <text:p>1669</text:p>
              </table:table-cell>
              <table:table-cell office:value-type="float" office:value="1671">
                <text:p>1671</text:p>
              </table:table-cell>
              <table:table-cell office:value-type="float" office:value="1672.3324154489">
                <text:p>1672.3324154489</text:p>
              </table:table-cell>
              <table:table-cell office:value-type="float" office:value="1669.60632876075">
                <text:p>1669.606328760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64">
                <text:p>1664</text:p>
              </table:table-cell>
              <table:table-cell office:value-type="float" office:value="1669">
                <text:p>1669</text:p>
              </table:table-cell>
              <table:table-cell office:value-type="float" office:value="1670.24931158668">
                <text:p>1670.24931158668</text:p>
              </table:table-cell>
              <table:table-cell office:value-type="float" office:value="1670.46511638746">
                <text:p>1670.4651163874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66">
                <text:p>1666</text:p>
              </table:table-cell>
              <table:table-cell office:value-type="float" office:value="1670">
                <text:p>1670</text:p>
              </table:table-cell>
              <table:table-cell office:value-type="float" office:value="1669.18698369001">
                <text:p>1669.18698369001</text:p>
              </table:table-cell>
              <table:table-cell office:value-type="float" office:value="1668.83356471457">
                <text:p>1668.833564714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74">
                <text:p>1674</text:p>
              </table:table-cell>
              <table:table-cell office:value-type="float" office:value="1672">
                <text:p>1672</text:p>
              </table:table-cell>
              <table:table-cell office:value-type="float" office:value="1670.39023776751">
                <text:p>1670.39023776751</text:p>
              </table:table-cell>
              <table:table-cell office:value-type="float" office:value="1671.10410453966">
                <text:p>1671.1041045396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84">
                <text:p>1684</text:p>
              </table:table-cell>
              <table:table-cell office:value-type="float" office:value="1674">
                <text:p>1674</text:p>
              </table:table-cell>
              <table:table-cell office:value-type="float" office:value="1673.79267832563">
                <text:p>1673.79267832563</text:p>
              </table:table-cell>
              <table:table-cell office:value-type="float" office:value="1672.96575450969">
                <text:p>1672.9657545096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64">
                <text:p>1664</text:p>
              </table:table-cell>
              <table:table-cell office:value-type="float" office:value="1670">
                <text:p>1670</text:p>
              </table:table-cell>
              <table:table-cell office:value-type="float" office:value="1671.34450874422">
                <text:p>1671.34450874422</text:p>
              </table:table-cell>
              <table:table-cell office:value-type="float" office:value="1669.60732590025">
                <text:p>1669.607325900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63">
                <text:p>1663</text:p>
              </table:table-cell>
              <table:table-cell office:value-type="float" office:value="1669">
                <text:p>1669</text:p>
              </table:table-cell>
              <table:table-cell office:value-type="float" office:value="1669.25838155817">
                <text:p>1669.25838155817</text:p>
              </table:table-cell>
              <table:table-cell office:value-type="float" office:value="1669.97055159085">
                <text:p>1669.9705515908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66">
                <text:p>1666</text:p>
              </table:table-cell>
              <table:table-cell office:value-type="float" office:value="1670">
                <text:p>1670</text:p>
              </table:table-cell>
              <table:table-cell office:value-type="float" office:value="1668.44378616862">
                <text:p>1668.44378616862</text:p>
              </table:table-cell>
              <table:table-cell office:value-type="float" office:value="1668.75997827878">
                <text:p>1668.759978278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80">
                <text:p>1680</text:p>
              </table:table-cell>
              <table:table-cell office:value-type="float" office:value="1672">
                <text:p>1672</text:p>
              </table:table-cell>
              <table:table-cell office:value-type="float" office:value="1671.33283962647">
                <text:p>1671.33283962647</text:p>
              </table:table-cell>
              <table:table-cell office:value-type="float" office:value="1672.29632769633">
                <text:p>1672.2963276963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82">
                <text:p>1682</text:p>
              </table:table-cell>
              <table:table-cell office:value-type="float" office:value="1673">
                <text:p>1673</text:p>
              </table:table-cell>
              <table:table-cell office:value-type="float" office:value="1673.99962971985">
                <text:p>1673.99962971985</text:p>
              </table:table-cell>
              <table:table-cell office:value-type="float" office:value="1672.60043612172">
                <text:p>1672.600436121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64">
                <text:p>1664</text:p>
              </table:table-cell>
              <table:table-cell office:value-type="float" office:value="1670">
                <text:p>1670</text:p>
              </table:table-cell>
              <table:table-cell office:value-type="float" office:value="1671.49972228989">
                <text:p>1671.49972228989</text:p>
              </table:table-cell>
              <table:table-cell office:value-type="float" office:value="1670.26786203605">
                <text:p>1670.267862036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66">
                <text:p>1666</text:p>
              </table:table-cell>
              <table:table-cell office:value-type="float" office:value="1670">
                <text:p>1670</text:p>
              </table:table-cell>
              <table:table-cell office:value-type="float" office:value="1670.12479171742">
                <text:p>1670.12479171742</text:p>
              </table:table-cell>
              <table:table-cell office:value-type="float" office:value="1670.60044097844">
                <text:p>1670.6004409784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67">
                <text:p>1667</text:p>
              </table:table-cell>
              <table:table-cell office:value-type="float" office:value="1671">
                <text:p>1671</text:p>
              </table:table-cell>
              <table:table-cell office:value-type="float" office:value="1669.34359378806">
                <text:p>1669.34359378806</text:p>
              </table:table-cell>
              <table:table-cell office:value-type="float" office:value="1669.5007833684">
                <text:p>1669.500783368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79">
                <text:p>1679</text:p>
              </table:table-cell>
              <table:table-cell office:value-type="float" office:value="1673">
                <text:p>1673</text:p>
              </table:table-cell>
              <table:table-cell office:value-type="float" office:value="1671.75769534105">
                <text:p>1671.75769534105</text:p>
              </table:table-cell>
              <table:table-cell office:value-type="float" office:value="1672.53538209232">
                <text:p>1672.5353820923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75">
                <text:p>1675</text:p>
              </table:table-cell>
              <table:table-cell office:value-type="float" office:value="1672">
                <text:p>1672</text:p>
              </table:table-cell>
              <table:table-cell office:value-type="float" office:value="1672.56827150579">
                <text:p>1672.56827150579</text:p>
              </table:table-cell>
              <table:table-cell office:value-type="float" office:value="1671.33077733489">
                <text:p>1671.3307773348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664">
                <text:p>1664</text:p>
              </table:table-cell>
              <table:table-cell office:value-type="float" office:value="1669">
                <text:p>1669</text:p>
              </table:table-cell>
              <table:table-cell office:value-type="float" office:value="1670.42620362934">
                <text:p>1670.42620362934</text:p>
              </table:table-cell>
              <table:table-cell office:value-type="float" office:value="1670.22084585563">
                <text:p>1670.220845855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60">
                <text:p>1660</text:p>
              </table:table-cell>
              <table:table-cell office:value-type="float" office:value="1669">
                <text:p>1669</text:p>
              </table:table-cell>
              <table:table-cell office:value-type="float" office:value="1667.819652722">
                <text:p>1667.819652722</text:p>
              </table:table-cell>
              <table:table-cell office:value-type="float" office:value="1668.33159327928">
                <text:p>1668.3315932792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68">
                <text:p>1668</text:p>
              </table:table-cell>
              <table:table-cell office:value-type="float" office:value="1669">
                <text:p>1669</text:p>
              </table:table-cell>
              <table:table-cell office:value-type="float" office:value="1667.8647395415">
                <text:p>1667.8647395415</text:p>
              </table:table-cell>
              <table:table-cell office:value-type="float" office:value="1669.38224650527">
                <text:p>1669.3822465052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87">
                <text:p>1687</text:p>
              </table:table-cell>
              <table:table-cell office:value-type="float" office:value="1672">
                <text:p>1672</text:p>
              </table:table-cell>
              <table:table-cell office:value-type="float" office:value="1672.64855465613">
                <text:p>1672.64855465613</text:p>
              </table:table-cell>
              <table:table-cell office:value-type="float" office:value="1673.15629294336">
                <text:p>1673.1562929433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67">
                <text:p>1667</text:p>
              </table:table-cell>
              <table:table-cell office:value-type="float" office:value="1670">
                <text:p>1670</text:p>
              </table:table-cell>
              <table:table-cell office:value-type="float" office:value="1671.2364159921">
                <text:p>1671.2364159921</text:p>
              </table:table-cell>
              <table:table-cell office:value-type="float" office:value="1669.35279184466">
                <text:p>1669.3527918446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67">
                <text:p>1667</text:p>
              </table:table-cell>
              <table:table-cell office:value-type="float" office:value="1669">
                <text:p>1669</text:p>
              </table:table-cell>
              <table:table-cell office:value-type="float" office:value="1670.17731199407">
                <text:p>1670.17731199407</text:p>
              </table:table-cell>
              <table:table-cell office:value-type="float" office:value="1671.04669454271">
                <text:p>1671.0466945427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64">
                <text:p>1664</text:p>
              </table:table-cell>
              <table:table-cell office:value-type="float" office:value="1669">
                <text:p>1669</text:p>
              </table:table-cell>
              <table:table-cell office:value-type="float" office:value="1668.63298399555">
                <text:p>1668.63298399555</text:p>
              </table:table-cell>
              <table:table-cell office:value-type="float" office:value="1668.26867928821">
                <text:p>1668.2686792882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71">
                <text:p>1671</text:p>
              </table:table-cell>
              <table:table-cell office:value-type="float" office:value="1671">
                <text:p>1671</text:p>
              </table:table-cell>
              <table:table-cell office:value-type="float" office:value="1669.22473799667">
                <text:p>1669.22473799667</text:p>
              </table:table-cell>
              <table:table-cell office:value-type="float" office:value="1670.61831861886">
                <text:p>1670.6183186188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83">
                <text:p>1683</text:p>
              </table:table-cell>
              <table:table-cell office:value-type="float" office:value="1673">
                <text:p>1673</text:p>
              </table:table-cell>
              <table:table-cell office:value-type="float" office:value="1672.6685534975">
                <text:p>1672.6685534975</text:p>
              </table:table-cell>
              <table:table-cell office:value-type="float" office:value="1672.30395536575">
                <text:p>1672.3039553657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71">
                <text:p>1671</text:p>
              </table:table-cell>
              <table:table-cell office:value-type="float" office:value="1671">
                <text:p>1671</text:p>
              </table:table-cell>
              <table:table-cell office:value-type="float" office:value="1672.25141512312">
                <text:p>1672.25141512312</text:p>
              </table:table-cell>
              <table:table-cell office:value-type="float" office:value="1670.96658447618">
                <text:p>1670.9665844761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62">
                <text:p>1662</text:p>
              </table:table-cell>
              <table:table-cell office:value-type="float" office:value="1670">
                <text:p>1670</text:p>
              </table:table-cell>
              <table:table-cell office:value-type="float" office:value="1669.68856134234">
                <text:p>1669.68856134234</text:p>
              </table:table-cell>
              <table:table-cell office:value-type="float" office:value="1669.52736089088">
                <text:p>1669.527360890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61">
                <text:p>1661</text:p>
              </table:table-cell>
              <table:table-cell office:value-type="float" office:value="1669">
                <text:p>1669</text:p>
              </table:table-cell>
              <table:table-cell office:value-type="float" office:value="1667.51642100676">
                <text:p>1667.51642100676</text:p>
              </table:table-cell>
              <table:table-cell office:value-type="float" office:value="1668.25905481934">
                <text:p>1668.2590548193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71">
                <text:p>1671</text:p>
              </table:table-cell>
              <table:table-cell office:value-type="float" office:value="1670">
                <text:p>1670</text:p>
              </table:table-cell>
              <table:table-cell office:value-type="float" office:value="1668.38731575507">
                <text:p>1668.38731575507</text:p>
              </table:table-cell>
              <table:table-cell office:value-type="float" office:value="1669.70527475743">
                <text:p>1669.705274757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77">
                <text:p>1677</text:p>
              </table:table-cell>
              <table:table-cell office:value-type="float" office:value="1671">
                <text:p>1671</text:p>
              </table:table-cell>
              <table:table-cell office:value-type="float" office:value="1670.5404868163">
                <text:p>1670.5404868163</text:p>
              </table:table-cell>
              <table:table-cell office:value-type="float" office:value="1670.66122410522">
                <text:p>1670.6612241052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63">
                <text:p>1663</text:p>
              </table:table-cell>
              <table:table-cell office:value-type="float" office:value="1668">
                <text:p>1668</text:p>
              </table:table-cell>
              <table:table-cell office:value-type="float" office:value="1668.65536511223">
                <text:p>1668.65536511223</text:p>
              </table:table-cell>
              <table:table-cell office:value-type="float" office:value="1668.17234847024">
                <text:p>1668.172348470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62">
                <text:p>1662</text:p>
              </table:table-cell>
              <table:table-cell office:value-type="float" office:value="1666">
                <text:p>1666</text:p>
              </table:table-cell>
              <table:table-cell office:value-type="float" office:value="1666.99152383417">
                <text:p>1666.99152383417</text:p>
              </table:table-cell>
              <table:table-cell office:value-type="float" office:value="1668.12258673367">
                <text:p>1668.1225867336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62">
                <text:p>1662</text:p>
              </table:table-cell>
              <table:table-cell office:value-type="float" office:value="1666">
                <text:p>1666</text:p>
              </table:table-cell>
              <table:table-cell office:value-type="float" office:value="1665.74364287563">
                <text:p>1665.74364287563</text:p>
              </table:table-cell>
              <table:table-cell office:value-type="float" office:value="1666.62179709219">
                <text:p>1666.621797092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79">
                <text:p>1679</text:p>
              </table:table-cell>
              <table:table-cell office:value-type="float" office:value="1669">
                <text:p>1669</text:p>
              </table:table-cell>
              <table:table-cell office:value-type="float" office:value="1669.05773215672">
                <text:p>1669.05773215672</text:p>
              </table:table-cell>
              <table:table-cell office:value-type="float" office:value="1670.61682160403">
                <text:p>1670.6168216040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77">
                <text:p>1677</text:p>
              </table:table-cell>
              <table:table-cell office:value-type="float" office:value="1670">
                <text:p>1670</text:p>
              </table:table-cell>
              <table:table-cell office:value-type="float" office:value="1671.04329911754">
                <text:p>1671.04329911754</text:p>
              </table:table-cell>
              <table:table-cell office:value-type="float" office:value="1669.81560149592">
                <text:p>1669.8156014959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66">
                <text:p>1666</text:p>
              </table:table-cell>
              <table:table-cell office:value-type="float" office:value="1668">
                <text:p>1668</text:p>
              </table:table-cell>
              <table:table-cell office:value-type="float" office:value="1669.78247433816">
                <text:p>1669.78247433816</text:p>
              </table:table-cell>
              <table:table-cell office:value-type="float" office:value="1669.34243318681">
                <text:p>1669.3424331868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60">
                <text:p>1660</text:p>
              </table:table-cell>
              <table:table-cell office:value-type="float" office:value="1668">
                <text:p>1668</text:p>
              </table:table-cell>
              <table:table-cell office:value-type="float" office:value="1667.33685575362">
                <text:p>1667.33685575362</text:p>
              </table:table-cell>
              <table:table-cell office:value-type="float" office:value="1667.29072587557">
                <text:p>1667.2907258755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60">
                <text:p>1660</text:p>
              </table:table-cell>
              <table:table-cell office:value-type="float" office:value="1667">
                <text:p>1667</text:p>
              </table:table-cell>
              <table:table-cell office:value-type="float" office:value="1665.50264181521">
                <text:p>1665.50264181521</text:p>
              </table:table-cell>
              <table:table-cell office:value-type="float" office:value="1666.69906879342">
                <text:p>1666.6990687934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80">
                <text:p>1680</text:p>
              </table:table-cell>
              <table:table-cell office:value-type="float" office:value="1670">
                <text:p>1670</text:p>
              </table:table-cell>
              <table:table-cell office:value-type="float" office:value="1669.12698136141">
                <text:p>1669.12698136141</text:p>
              </table:table-cell>
              <table:table-cell office:value-type="float" office:value="1670.37929584436">
                <text:p>1670.3792958443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71">
                <text:p>1671</text:p>
              </table:table-cell>
              <table:table-cell office:value-type="float" office:value="1669">
                <text:p>1669</text:p>
              </table:table-cell>
              <table:table-cell office:value-type="float" office:value="1669.59523602106">
                <text:p>1669.59523602106</text:p>
              </table:table-cell>
              <table:table-cell office:value-type="float" office:value="1668.32633565271">
                <text:p>1668.3263356527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63">
                <text:p>1663</text:p>
              </table:table-cell>
              <table:table-cell office:value-type="float" office:value="1667">
                <text:p>1667</text:p>
              </table:table-cell>
              <table:table-cell office:value-type="float" office:value="1667.94642701579">
                <text:p>1667.94642701579</text:p>
              </table:table-cell>
              <table:table-cell office:value-type="float" office:value="1668.22652785452">
                <text:p>1668.2265278545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62">
                <text:p>1662</text:p>
              </table:table-cell>
              <table:table-cell office:value-type="float" office:value="1666">
                <text:p>1666</text:p>
              </table:table-cell>
              <table:table-cell office:value-type="float" office:value="1666.45982026184">
                <text:p>1666.45982026184</text:p>
              </table:table-cell>
              <table:table-cell office:value-type="float" office:value="1666.7297805698">
                <text:p>1666.729780569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63">
                <text:p>1663</text:p>
              </table:table-cell>
              <table:table-cell office:value-type="float" office:value="1667">
                <text:p>1667</text:p>
              </table:table-cell>
              <table:table-cell office:value-type="float" office:value="1665.59486519638">
                <text:p>1665.59486519638</text:p>
              </table:table-cell>
              <table:table-cell office:value-type="float" office:value="1666.69538379818">
                <text:p>1666.6953837981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81">
                <text:p>1681</text:p>
              </table:table-cell>
              <table:table-cell office:value-type="float" office:value="1670">
                <text:p>1670</text:p>
              </table:table-cell>
              <table:table-cell office:value-type="float" office:value="1669.44614889729">
                <text:p>1669.44614889729</text:p>
              </table:table-cell>
              <table:table-cell office:value-type="float" office:value="1670.29217591161">
                <text:p>1670.2921759116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68">
                <text:p>1668</text:p>
              </table:table-cell>
              <table:table-cell office:value-type="float" office:value="1668">
                <text:p>1668</text:p>
              </table:table-cell>
              <table:table-cell office:value-type="float" office:value="1669.08461167297">
                <text:p>1669.08461167297</text:p>
              </table:table-cell>
              <table:table-cell office:value-type="float" office:value="1667.56105666565">
                <text:p>1667.5610566656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63">
                <text:p>1663</text:p>
              </table:table-cell>
              <table:table-cell office:value-type="float" office:value="1667">
                <text:p>1667</text:p>
              </table:table-cell>
              <table:table-cell office:value-type="float" office:value="1667.56345875472">
                <text:p>1667.56345875472</text:p>
              </table:table-cell>
              <table:table-cell office:value-type="float" office:value="1668.05946404681">
                <text:p>1668.0594640468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59">
                <text:p>1659</text:p>
              </table:table-cell>
              <table:table-cell office:value-type="float" office:value="1666">
                <text:p>1666</text:p>
              </table:table-cell>
              <table:table-cell office:value-type="float" office:value="1665.42259406604">
                <text:p>1665.42259406604</text:p>
              </table:table-cell>
              <table:table-cell office:value-type="float" office:value="1665.49555360641">
                <text:p>1665.4955536064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65">
                <text:p>1665</text:p>
              </table:table-cell>
              <table:table-cell office:value-type="float" office:value="1667">
                <text:p>1667</text:p>
              </table:table-cell>
              <table:table-cell office:value-type="float" office:value="1665.31694554953">
                <text:p>1665.31694554953</text:p>
              </table:table-cell>
              <table:table-cell office:value-type="float" office:value="1666.91001146905">
                <text:p>1666.9100114690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83">
                <text:p>1683</text:p>
              </table:table-cell>
              <table:table-cell office:value-type="float" office:value="1670">
                <text:p>1670</text:p>
              </table:table-cell>
              <table:table-cell office:value-type="float" office:value="1669.73770916215">
                <text:p>1669.73770916215</text:p>
              </table:table-cell>
              <table:table-cell office:value-type="float" office:value="1670.0838338842">
                <text:p>1670.08383388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63">
                <text:p>1663</text:p>
              </table:table-cell>
              <table:table-cell office:value-type="float" office:value="1667">
                <text:p>1667</text:p>
              </table:table-cell>
              <table:table-cell office:value-type="float" office:value="1668.05328187161">
                <text:p>1668.05328187161</text:p>
              </table:table-cell>
              <table:table-cell office:value-type="float" office:value="1666.40858196406">
                <text:p>1666.4085819640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63">
                <text:p>1663</text:p>
              </table:table-cell>
              <table:table-cell office:value-type="float" office:value="1666">
                <text:p>1666</text:p>
              </table:table-cell>
              <table:table-cell office:value-type="float" office:value="1666.78996140371">
                <text:p>1666.78996140371</text:p>
              </table:table-cell>
              <table:table-cell office:value-type="float" office:value="1667.76158762513">
                <text:p>1667.761587625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59">
                <text:p>1659</text:p>
              </table:table-cell>
              <table:table-cell office:value-type="float" office:value="1665">
                <text:p>1665</text:p>
              </table:table-cell>
              <table:table-cell office:value-type="float" office:value="1664.84247105278">
                <text:p>1664.84247105278</text:p>
              </table:table-cell>
              <table:table-cell office:value-type="float" office:value="1664.75938732221">
                <text:p>1664.7593873222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75">
                <text:p>1675</text:p>
              </table:table-cell>
              <table:table-cell office:value-type="float" office:value="1668">
                <text:p>1668</text:p>
              </table:table-cell>
              <table:table-cell office:value-type="float" office:value="1667.38185328959">
                <text:p>1667.38185328959</text:p>
              </table:table-cell>
              <table:table-cell office:value-type="float" office:value="1669.12086067341">
                <text:p>1669.1208606734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76">
                <text:p>1676</text:p>
              </table:table-cell>
              <table:table-cell office:value-type="float" office:value="1670">
                <text:p>1670</text:p>
              </table:table-cell>
              <table:table-cell office:value-type="float" office:value="1669.53638996719">
                <text:p>1669.53638996719</text:p>
              </table:table-cell>
              <table:table-cell office:value-type="float" office:value="1668.22376149434">
                <text:p>1668.2237614943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667">
                <text:p>1667</text:p>
              </table:table-cell>
              <table:table-cell office:value-type="float" office:value="1667">
                <text:p>1667</text:p>
              </table:table-cell>
              <table:table-cell office:value-type="float" office:value="1668.90229247539">
                <text:p>1668.90229247539</text:p>
              </table:table-cell>
              <table:table-cell office:value-type="float" office:value="1668.4560806282">
                <text:p>1668.456080628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63">
                <text:p>1663</text:p>
              </table:table-cell>
              <table:table-cell office:value-type="float" office:value="1667">
                <text:p>1667</text:p>
              </table:table-cell>
              <table:table-cell office:value-type="float" office:value="1667.42671935654">
                <text:p>1667.42671935654</text:p>
              </table:table-cell>
              <table:table-cell office:value-type="float" office:value="1666.95266899083">
                <text:p>1666.9526689908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60">
                <text:p>1660</text:p>
              </table:table-cell>
              <table:table-cell office:value-type="float" office:value="1667">
                <text:p>1667</text:p>
              </table:table-cell>
              <table:table-cell office:value-type="float" office:value="1665.57003951741">
                <text:p>1665.57003951741</text:p>
              </table:table-cell>
              <table:table-cell office:value-type="float" office:value="1666.11654872554">
                <text:p>1666.1165487255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78">
                <text:p>1678</text:p>
              </table:table-cell>
              <table:table-cell office:value-type="float" office:value="1670">
                <text:p>1670</text:p>
              </table:table-cell>
              <table:table-cell office:value-type="float" office:value="1668.67752963806">
                <text:p>1668.67752963806</text:p>
              </table:table-cell>
              <table:table-cell office:value-type="float" office:value="1669.58908370333">
                <text:p>1669.589083703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76">
                <text:p>1676</text:p>
              </table:table-cell>
              <table:table-cell office:value-type="float" office:value="1670">
                <text:p>1670</text:p>
              </table:table-cell>
              <table:table-cell office:value-type="float" office:value="1670.50814722854">
                <text:p>1670.50814722854</text:p>
              </table:table-cell>
              <table:table-cell office:value-type="float" office:value="1669.10829179083">
                <text:p>1669.1082917908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62">
                <text:p>1662</text:p>
              </table:table-cell>
              <table:table-cell office:value-type="float" office:value="1668">
                <text:p>1668</text:p>
              </table:table-cell>
              <table:table-cell office:value-type="float" office:value="1668.38111042141">
                <text:p>1668.38111042141</text:p>
              </table:table-cell>
              <table:table-cell office:value-type="float" office:value="1667.61969399062">
                <text:p>1667.6196939906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62">
                <text:p>1662</text:p>
              </table:table-cell>
              <table:table-cell office:value-type="float" office:value="1667">
                <text:p>1667</text:p>
              </table:table-cell>
              <table:table-cell office:value-type="float" office:value="1666.78583281605">
                <text:p>1666.78583281605</text:p>
              </table:table-cell>
              <table:table-cell office:value-type="float" office:value="1667.10792917309">
                <text:p>1667.1079291730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70">
                <text:p>1670</text:p>
              </table:table-cell>
              <table:table-cell office:value-type="float" office:value="1668">
                <text:p>1668</text:p>
              </table:table-cell>
              <table:table-cell office:value-type="float" office:value="1667.58937461204">
                <text:p>1667.58937461204</text:p>
              </table:table-cell>
              <table:table-cell office:value-type="float" office:value="1668.13800577034">
                <text:p>1668.1380057703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685">
                <text:p>1685</text:p>
              </table:table-cell>
              <table:table-cell office:value-type="float" office:value="1672">
                <text:p>1672</text:p>
              </table:table-cell>
              <table:table-cell office:value-type="float" office:value="1671.94203095903">
                <text:p>1671.94203095903</text:p>
              </table:table-cell>
              <table:table-cell office:value-type="float" office:value="1671.7354583694">
                <text:p>1671.73545836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71">
                <text:p>1671</text:p>
              </table:table-cell>
              <table:table-cell office:value-type="float" office:value="1671">
                <text:p>1671</text:p>
              </table:table-cell>
              <table:table-cell office:value-type="float" office:value="1671.70652321927">
                <text:p>1671.70652321927</text:p>
              </table:table-cell>
              <table:table-cell office:value-type="float" office:value="1669.39312221761">
                <text:p>1669.3931222176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65">
                <text:p>1665</text:p>
              </table:table-cell>
              <table:table-cell office:value-type="float" office:value="1669">
                <text:p>1669</text:p>
              </table:table-cell>
              <table:table-cell office:value-type="float" office:value="1670.02989241446">
                <text:p>1670.02989241446</text:p>
              </table:table-cell>
              <table:table-cell office:value-type="float" office:value="1669.70024335428">
                <text:p>1669.7002433542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665">
                <text:p>1665</text:p>
              </table:table-cell>
              <table:table-cell office:value-type="float" office:value="1670">
                <text:p>1670</text:p>
              </table:table-cell>
              <table:table-cell office:value-type="float" office:value="1668.77241931084">
                <text:p>1668.77241931084</text:p>
              </table:table-cell>
              <table:table-cell office:value-type="float" office:value="1668.34090983371">
                <text:p>1668.3409098337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70">
                <text:p>1670</text:p>
              </table:table-cell>
              <table:table-cell office:value-type="float" office:value="1671">
                <text:p>1671</text:p>
              </table:table-cell>
              <table:table-cell office:value-type="float" office:value="1669.07931448313">
                <text:p>1669.07931448313</text:p>
              </table:table-cell>
              <table:table-cell office:value-type="float" office:value="1669.57128248763">
                <text:p>1669.5712824876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79">
                <text:p>1679</text:p>
              </table:table-cell>
              <table:table-cell office:value-type="float" office:value="1673">
                <text:p>1673</text:p>
              </table:table-cell>
              <table:table-cell office:value-type="float" office:value="1671.55948586235">
                <text:p>1671.55948586235</text:p>
              </table:table-cell>
              <table:table-cell office:value-type="float" office:value="1671.19023827337">
                <text:p>1671.1902382733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672">
                <text:p>1672</text:p>
              </table:table-cell>
              <table:table-cell office:value-type="float" office:value="1670">
                <text:p>1670</text:p>
              </table:table-cell>
              <table:table-cell office:value-type="float" office:value="1671.66961439676">
                <text:p>1671.66961439676</text:p>
              </table:table-cell>
              <table:table-cell office:value-type="float" office:value="1670.42130523358">
                <text:p>1670.4213052335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662">
                <text:p>1662</text:p>
              </table:table-cell>
              <table:table-cell office:value-type="float" office:value="1669">
                <text:p>1669</text:p>
              </table:table-cell>
              <table:table-cell office:value-type="float" office:value="1669.25221079757">
                <text:p>1669.25221079757</text:p>
              </table:table-cell>
              <table:table-cell office:value-type="float" office:value="1668.77733874906">
                <text:p>1668.7773387490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65">
                <text:p>1665</text:p>
              </table:table-cell>
              <table:table-cell office:value-type="float" office:value="1669">
                <text:p>1669</text:p>
              </table:table-cell>
              <table:table-cell office:value-type="float" office:value="1668.18915809818">
                <text:p>1668.18915809818</text:p>
              </table:table-cell>
              <table:table-cell office:value-type="float" office:value="1668.81938395251">
                <text:p>1668.8193839525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673">
                <text:p>1673</text:p>
              </table:table-cell>
              <table:table-cell office:value-type="float" office:value="1670">
                <text:p>1670</text:p>
              </table:table-cell>
              <table:table-cell office:value-type="float" office:value="1669.39186857363">
                <text:p>1669.39186857363</text:p>
              </table:table-cell>
              <table:table-cell office:value-type="float" office:value="1669.83931084231">
                <text:p>1669.8393108423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682">
                <text:p>1682</text:p>
              </table:table-cell>
              <table:table-cell office:value-type="float" office:value="1672">
                <text:p>1672</text:p>
              </table:table-cell>
              <table:table-cell office:value-type="float" office:value="1672.54390143023">
                <text:p>1672.54390143023</text:p>
              </table:table-cell>
              <table:table-cell office:value-type="float" office:value="1672.26752699785">
                <text:p>1672.2675269978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666">
                <text:p>1666</text:p>
              </table:table-cell>
              <table:table-cell office:value-type="float" office:value="1670">
                <text:p>1670</text:p>
              </table:table-cell>
              <table:table-cell office:value-type="float" office:value="1670.90792607267">
                <text:p>1670.90792607267</text:p>
              </table:table-cell>
              <table:table-cell office:value-type="float" office:value="1669.24371555507">
                <text:p>1669.2437155550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63">
                <text:p>1663</text:p>
              </table:table-cell>
              <table:table-cell office:value-type="float" office:value="1669">
                <text:p>1669</text:p>
              </table:table-cell>
              <table:table-cell office:value-type="float" office:value="1668.9309445545">
                <text:p>1668.9309445545</text:p>
              </table:table-cell>
              <table:table-cell office:value-type="float" office:value="1669.49707353197">
                <text:p>1669.4970735319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64">
                <text:p>1664</text:p>
              </table:table-cell>
              <table:table-cell office:value-type="float" office:value="1669">
                <text:p>1669</text:p>
              </table:table-cell>
              <table:table-cell office:value-type="float" office:value="1667.69820841588">
                <text:p>1667.69820841588</text:p>
              </table:table-cell>
              <table:table-cell office:value-type="float" office:value="1667.97079036283">
                <text:p>1667.9707903628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77">
                <text:p>1677</text:p>
              </table:table-cell>
              <table:table-cell office:value-type="float" office:value="1671">
                <text:p>1671</text:p>
              </table:table-cell>
              <table:table-cell office:value-type="float" office:value="1670.02365631191">
                <text:p>1670.02365631191</text:p>
              </table:table-cell>
              <table:table-cell office:value-type="float" office:value="1671.14386267361">
                <text:p>1671.1438626736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84">
                <text:p>1684</text:p>
              </table:table-cell>
              <table:table-cell office:value-type="float" office:value="1673">
                <text:p>1673</text:p>
              </table:table-cell>
              <table:table-cell office:value-type="float" office:value="1673.51774223393">
                <text:p>1673.51774223393</text:p>
              </table:table-cell>
              <table:table-cell office:value-type="float" office:value="1672.45405361874">
                <text:p>1672.4540536187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663">
                <text:p>1663</text:p>
              </table:table-cell>
              <table:table-cell office:value-type="float" office:value="1670">
                <text:p>1670</text:p>
              </table:table-cell>
              <table:table-cell office:value-type="float" office:value="1670.88830667545">
                <text:p>1670.88830667545</text:p>
              </table:table-cell>
              <table:table-cell office:value-type="float" office:value="1669.30442564698">
                <text:p>1669.3044256469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664">
                <text:p>1664</text:p>
              </table:table-cell>
              <table:table-cell office:value-type="float" office:value="1669">
                <text:p>1669</text:p>
              </table:table-cell>
              <table:table-cell office:value-type="float" office:value="1669.16623000659">
                <text:p>1669.16623000659</text:p>
              </table:table-cell>
              <table:table-cell office:value-type="float" office:value="1669.86809601829">
                <text:p>1669.8680960182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66">
                <text:p>1666</text:p>
              </table:table-cell>
              <table:table-cell office:value-type="float" office:value="1670">
                <text:p>1670</text:p>
              </table:table-cell>
              <table:table-cell office:value-type="float" office:value="1668.37467250494">
                <text:p>1668.37467250494</text:p>
              </table:table-cell>
              <table:table-cell office:value-type="float" office:value="1668.56286979093">
                <text:p>1668.5628697909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81">
                <text:p>1681</text:p>
              </table:table-cell>
              <table:table-cell office:value-type="float" office:value="1673">
                <text:p>1673</text:p>
              </table:table-cell>
              <table:table-cell office:value-type="float" office:value="1671.5310043787">
                <text:p>1671.5310043787</text:p>
              </table:table-cell>
              <table:table-cell office:value-type="float" office:value="1672.45528807961">
                <text:p>1672.4552880796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678">
                <text:p>1678</text:p>
              </table:table-cell>
              <table:table-cell office:value-type="float" office:value="1673">
                <text:p>1673</text:p>
              </table:table-cell>
              <table:table-cell office:value-type="float" office:value="1673.14825328403">
                <text:p>1673.14825328403</text:p>
              </table:table-cell>
              <table:table-cell office:value-type="float" office:value="1671.5060150865">
                <text:p>1671.506015086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66">
                <text:p>1666</text:p>
              </table:table-cell>
              <table:table-cell office:value-type="float" office:value="1670">
                <text:p>1670</text:p>
              </table:table-cell>
              <table:table-cell office:value-type="float" office:value="1671.36118996302">
                <text:p>1671.36118996302</text:p>
              </table:table-cell>
              <table:table-cell office:value-type="float" office:value="1670.69907511074">
                <text:p>1670.6990751107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64">
                <text:p>1664</text:p>
              </table:table-cell>
              <table:table-cell office:value-type="float" office:value="1670">
                <text:p>1670</text:p>
              </table:table-cell>
              <table:table-cell office:value-type="float" office:value="1669.52089247227">
                <text:p>1669.52089247227</text:p>
              </table:table-cell>
              <table:table-cell office:value-type="float" office:value="1669.50847031851">
                <text:p>1669.5084703185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664">
                <text:p>1664</text:p>
              </table:table-cell>
              <table:table-cell office:value-type="float" office:value="1670">
                <text:p>1670</text:p>
              </table:table-cell>
              <table:table-cell office:value-type="float" office:value="1668.1406693542">
                <text:p>1668.1406693542</text:p>
              </table:table-cell>
              <table:table-cell office:value-type="float" office:value="1668.84571561422">
                <text:p>1668.8457156142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85">
                <text:p>1685</text:p>
              </table:table-cell>
              <table:table-cell office:value-type="float" office:value="1673">
                <text:p>1673</text:p>
              </table:table-cell>
              <table:table-cell office:value-type="float" office:value="1672.35550201565">
                <text:p>1672.35550201565</text:p>
              </table:table-cell>
              <table:table-cell office:value-type="float" office:value="1673.28193953324">
                <text:p>1673.2819395332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672">
                <text:p>1672</text:p>
              </table:table-cell>
              <table:table-cell office:value-type="float" office:value="1672">
                <text:p>1672</text:p>
              </table:table-cell>
              <table:table-cell office:value-type="float" office:value="1672.26662651174">
                <text:p>1672.26662651174</text:p>
              </table:table-cell>
              <table:table-cell office:value-type="float" office:value="1670.29972029852">
                <text:p>1670.2997202985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662">
                <text:p>1662</text:p>
              </table:table-cell>
              <table:table-cell office:value-type="float" office:value="1669">
                <text:p>1669</text:p>
              </table:table-cell>
              <table:table-cell office:value-type="float" office:value="1669.6999698838">
                <text:p>1669.6999698838</text:p>
              </table:table-cell>
              <table:table-cell office:value-type="float" office:value="1670.01412176472">
                <text:p>1670.0141217647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63">
                <text:p>1663</text:p>
              </table:table-cell>
              <table:table-cell office:value-type="float" office:value="1668">
                <text:p>1668</text:p>
              </table:table-cell>
              <table:table-cell office:value-type="float" office:value="1668.02497741285">
                <text:p>1668.02497741285</text:p>
              </table:table-cell>
              <table:table-cell office:value-type="float" office:value="1668.43195044382">
                <text:p>1668.4319504438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69">
                <text:p>1669</text:p>
              </table:table-cell>
              <table:table-cell office:value-type="float" office:value="1669">
                <text:p>1669</text:p>
              </table:table-cell>
              <table:table-cell office:value-type="float" office:value="1668.26873305964">
                <text:p>1668.26873305964</text:p>
              </table:table-cell>
              <table:table-cell office:value-type="float" office:value="1669.52326562541">
                <text:p>1669.5232656254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87">
                <text:p>1687</text:p>
              </table:table-cell>
              <table:table-cell office:value-type="float" office:value="1673">
                <text:p>1673</text:p>
              </table:table-cell>
              <table:table-cell office:value-type="float" office:value="1672.95154979473">
                <text:p>1672.95154979473</text:p>
              </table:table-cell>
              <table:table-cell office:value-type="float" office:value="1673.2376601101">
                <text:p>1673.23766011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668">
                <text:p>1668</text:p>
              </table:table-cell>
              <table:table-cell office:value-type="float" office:value="1670">
                <text:p>1670</text:p>
              </table:table-cell>
              <table:table-cell office:value-type="float" office:value="1671.71366234605">
                <text:p>1671.71366234605</text:p>
              </table:table-cell>
              <table:table-cell office:value-type="float" office:value="1669.69960839176">
                <text:p>1669.6996083917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35">
                <text:p>1335</text:p>
              </table:table-cell>
              <table:table-cell office:value-type="float" office:value="1614">
                <text:p>1614</text:p>
              </table:table-cell>
              <table:table-cell office:value-type="float" office:value="1587.53524675954">
                <text:p>1587.53524675954</text:p>
              </table:table-cell>
              <table:table-cell office:value-type="float" office:value="1588.14753732483">
                <text:p>1588.1475373248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35">
                <text:p>1235</text:p>
              </table:table-cell>
              <table:table-cell office:value-type="float" office:value="1543">
                <text:p>1543</text:p>
              </table:table-cell>
              <table:table-cell office:value-type="float" office:value="1499.40143506965">
                <text:p>1499.40143506965</text:p>
              </table:table-cell>
              <table:table-cell office:value-type="float" office:value="1548.79189563378">
                <text:p>1548.7918956337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86">
                <text:p>1186</text:p>
              </table:table-cell>
              <table:table-cell office:value-type="float" office:value="1463">
                <text:p>1463</text:p>
              </table:table-cell>
              <table:table-cell office:value-type="float" office:value="1421.05107630224">
                <text:p>1421.05107630224</text:p>
              </table:table-cell>
              <table:table-cell office:value-type="float" office:value="1481.70730673996">
                <text:p>1481.7073067399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60">
                <text:p>1160</text:p>
              </table:table-cell>
              <table:table-cell office:value-type="float" office:value="1379">
                <text:p>1379</text:p>
              </table:table-cell>
              <table:table-cell office:value-type="float" office:value="1355.78830722668">
                <text:p>1355.78830722668</text:p>
              </table:table-cell>
              <table:table-cell office:value-type="float" office:value="1441.53123339126">
                <text:p>1441.5312333912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149">
                <text:p>1149</text:p>
              </table:table-cell>
              <table:table-cell office:value-type="float" office:value="1289">
                <text:p>1289</text:p>
              </table:table-cell>
              <table:table-cell office:value-type="float" office:value="1304.09123042001">
                <text:p>1304.09123042001</text:p>
              </table:table-cell>
              <table:table-cell office:value-type="float" office:value="1392.50406905267">
                <text:p>1392.504069052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32">
                <text:p>1132</text:p>
              </table:table-cell>
              <table:table-cell office:value-type="float" office:value="1200">
                <text:p>1200</text:p>
              </table:table-cell>
              <table:table-cell office:value-type="float" office:value="1261.06842281501">
                <text:p>1261.06842281501</text:p>
              </table:table-cell>
              <table:table-cell office:value-type="float" office:value="1356.79435039266">
                <text:p>1356.7943503926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51">
                <text:p>1151</text:p>
              </table:table-cell>
              <table:table-cell office:value-type="float" office:value="1169">
                <text:p>1169</text:p>
              </table:table-cell>
              <table:table-cell office:value-type="float" office:value="1233.55131711126">
                <text:p>1233.55131711126</text:p>
              </table:table-cell>
              <table:table-cell office:value-type="float" office:value="1326.7715939905">
                <text:p>1326.77159399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39">
                <text:p>1139</text:p>
              </table:table-cell>
              <table:table-cell office:value-type="float" office:value="1153">
                <text:p>1153</text:p>
              </table:table-cell>
              <table:table-cell office:value-type="float" office:value="1209.91348783344">
                <text:p>1209.91348783344</text:p>
              </table:table-cell>
              <table:table-cell office:value-type="float" office:value="1297.84234933417">
                <text:p>1297.8423493341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27">
                <text:p>1127</text:p>
              </table:table-cell>
              <table:table-cell office:value-type="float" office:value="1143">
                <text:p>1143</text:p>
              </table:table-cell>
              <table:table-cell office:value-type="float" office:value="1189.18511587508">
                <text:p>1189.18511587508</text:p>
              </table:table-cell>
              <table:table-cell office:value-type="float" office:value="1272.48930879442">
                <text:p>1272.489308794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26">
                <text:p>1126</text:p>
              </table:table-cell>
              <table:table-cell office:value-type="float" office:value="1137">
                <text:p>1137</text:p>
              </table:table-cell>
              <table:table-cell office:value-type="float" office:value="1173.38883690631">
                <text:p>1173.38883690631</text:p>
              </table:table-cell>
              <table:table-cell office:value-type="float" office:value="1251.07880591967">
                <text:p>1251.0788059196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115">
                <text:p>1115</text:p>
              </table:table-cell>
              <table:table-cell office:value-type="float" office:value="1132">
                <text:p>1132</text:p>
              </table:table-cell>
              <table:table-cell office:value-type="float" office:value="1158.79162767973">
                <text:p>1158.79162767973</text:p>
              </table:table-cell>
              <table:table-cell office:value-type="float" office:value="1229.9054061646">
                <text:p>1229.905406164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29">
                <text:p>1129</text:p>
              </table:table-cell>
              <table:table-cell office:value-type="float" office:value="1131">
                <text:p>1131</text:p>
              </table:table-cell>
              <table:table-cell office:value-type="float" office:value="1151.3437207598">
                <text:p>1151.3437207598</text:p>
              </table:table-cell>
              <table:table-cell office:value-type="float" office:value="1217.38309447649">
                <text:p>1217.3830944764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97">
                <text:p>1097</text:p>
              </table:table-cell>
              <table:table-cell office:value-type="float" office:value="1122">
                <text:p>1122</text:p>
              </table:table-cell>
              <table:table-cell office:value-type="float" office:value="1137.75779056985">
                <text:p>1137.75779056985</text:p>
              </table:table-cell>
              <table:table-cell office:value-type="float" office:value="1194.80070787024">
                <text:p>1194.8007078702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95">
                <text:p>1095</text:p>
              </table:table-cell>
              <table:table-cell office:value-type="float" office:value="1115">
                <text:p>1115</text:p>
              </table:table-cell>
              <table:table-cell office:value-type="float" office:value="1127.06834292739">
                <text:p>1127.06834292739</text:p>
              </table:table-cell>
              <table:table-cell office:value-type="float" office:value="1183.39996286643">
                <text:p>1183.3999628664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93">
                <text:p>1093</text:p>
              </table:table-cell>
              <table:table-cell office:value-type="float" office:value="1109">
                <text:p>1109</text:p>
              </table:table-cell>
              <table:table-cell office:value-type="float" office:value="1118.55125719554">
                <text:p>1118.55125719554</text:p>
              </table:table-cell>
              <table:table-cell office:value-type="float" office:value="1167.64041915211">
                <text:p>1167.640419152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62">
                <text:p>1062</text:p>
              </table:table-cell>
              <table:table-cell office:value-type="float" office:value="1099">
                <text:p>1099</text:p>
              </table:table-cell>
              <table:table-cell office:value-type="float" office:value="1104.41344289666">
                <text:p>1104.41344289666</text:p>
              </table:table-cell>
              <table:table-cell office:value-type="float" office:value="1150.68604059267">
                <text:p>1150.686040592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20">
                <text:p>1120</text:p>
              </table:table-cell>
              <table:table-cell office:value-type="float" office:value="1099">
                <text:p>1099</text:p>
              </table:table-cell>
              <table:table-cell office:value-type="float" office:value="1108.31008217249">
                <text:p>1108.31008217249</text:p>
              </table:table-cell>
              <table:table-cell office:value-type="float" office:value="1153.18715758016">
                <text:p>1153.1871575801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08">
                <text:p>1108</text:p>
              </table:table-cell>
              <table:table-cell office:value-type="float" office:value="1096">
                <text:p>1096</text:p>
              </table:table-cell>
              <table:table-cell office:value-type="float" office:value="1108.23256162937">
                <text:p>1108.23256162937</text:p>
              </table:table-cell>
              <table:table-cell office:value-type="float" office:value="1140.38969799263">
                <text:p>1140.3896979926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04">
                <text:p>1104</text:p>
              </table:table-cell>
              <table:table-cell office:value-type="float" office:value="1097">
                <text:p>1097</text:p>
              </table:table-cell>
              <table:table-cell office:value-type="float" office:value="1107.17442122203">
                <text:p>1107.17442122203</text:p>
              </table:table-cell>
              <table:table-cell office:value-type="float" office:value="1138.97074924699">
                <text:p>1138.9707492469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11">
                <text:p>1111</text:p>
              </table:table-cell>
              <table:table-cell office:value-type="float" office:value="1100">
                <text:p>1100</text:p>
              </table:table-cell>
              <table:table-cell office:value-type="float" office:value="1108.13081591652">
                <text:p>1108.13081591652</text:p>
              </table:table-cell>
              <table:table-cell office:value-type="float" office:value="1132.82943118263">
                <text:p>1132.8294311826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22">
                <text:p>1122</text:p>
              </table:table-cell>
              <table:table-cell office:value-type="float" office:value="1105">
                <text:p>1105</text:p>
              </table:table-cell>
              <table:table-cell office:value-type="float" office:value="1111.59811193739">
                <text:p>1111.59811193739</text:p>
              </table:table-cell>
              <table:table-cell office:value-type="float" office:value="1133.80686422559">
                <text:p>1133.8068642255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44">
                <text:p>1144</text:p>
              </table:table-cell>
              <table:table-cell office:value-type="float" office:value="1118">
                <text:p>1118</text:p>
              </table:table-cell>
              <table:table-cell office:value-type="float" office:value="1119.69858395304">
                <text:p>1119.69858395304</text:p>
              </table:table-cell>
              <table:table-cell office:value-type="float" office:value="1135.76868834341">
                <text:p>1135.7686883434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18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1119.27393796478">
                <text:p>1119.27393796478</text:p>
              </table:table-cell>
              <table:table-cell office:value-type="float" office:value="1130.14942178687">
                <text:p>1130.1494217868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98">
                <text:p>1098</text:p>
              </table:table-cell>
              <table:table-cell office:value-type="float" office:value="1116">
                <text:p>1116</text:p>
              </table:table-cell>
              <table:table-cell office:value-type="float" office:value="1113.95545347359">
                <text:p>1113.95545347359</text:p>
              </table:table-cell>
              <table:table-cell office:value-type="float" office:value="1125.48362627408">
                <text:p>1125.4836262740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01">
                <text:p>1101</text:p>
              </table:table-cell>
              <table:table-cell office:value-type="float" office:value="1116">
                <text:p>1116</text:p>
              </table:table-cell>
              <table:table-cell office:value-type="float" office:value="1110.71659010519">
                <text:p>1110.71659010519</text:p>
              </table:table-cell>
              <table:table-cell office:value-type="float" office:value="1122.16219701323">
                <text:p>1122.1621970132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93">
                <text:p>1093</text:p>
              </table:table-cell>
              <table:table-cell office:value-type="float" office:value="1113">
                <text:p>1113</text:p>
              </table:table-cell>
              <table:table-cell office:value-type="float" office:value="1106.28744257889">
                <text:p>1106.28744257889</text:p>
              </table:table-cell>
              <table:table-cell office:value-type="float" office:value="1116.86450531643">
                <text:p>1116.8645053164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10">
                <text:p>1110</text:p>
              </table:table-cell>
              <table:table-cell office:value-type="float" office:value="1111">
                <text:p>1111</text:p>
              </table:table-cell>
              <table:table-cell office:value-type="float" office:value="1107.21558193417">
                <text:p>1107.21558193417</text:p>
              </table:table-cell>
              <table:table-cell office:value-type="float" office:value="1118.3269940054">
                <text:p>1118.326994005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16">
                <text:p>1116</text:p>
              </table:table-cell>
              <table:table-cell office:value-type="float" office:value="1106">
                <text:p>1106</text:p>
              </table:table-cell>
              <table:table-cell office:value-type="float" office:value="1109.41168645063">
                <text:p>1109.41168645063</text:p>
              </table:table-cell>
              <table:table-cell office:value-type="float" office:value="1116.86775229067">
                <text:p>1116.8677522906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16">
                <text:p>1116</text:p>
              </table:table-cell>
              <table:table-cell office:value-type="float" office:value="1106">
                <text:p>1106</text:p>
              </table:table-cell>
              <table:table-cell office:value-type="float" office:value="1111.05876483797">
                <text:p>1111.05876483797</text:p>
              </table:table-cell>
              <table:table-cell office:value-type="float" office:value="1117.52635924684">
                <text:p>1117.5263592468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79">
                <text:p>1079</text:p>
              </table:table-cell>
              <table:table-cell office:value-type="float" office:value="1103">
                <text:p>1103</text:p>
              </table:table-cell>
              <table:table-cell office:value-type="float" office:value="1103.04407362848">
                <text:p>1103.04407362848</text:p>
              </table:table-cell>
              <table:table-cell office:value-type="float" office:value="1107.49960526143">
                <text:p>1107.4996052614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02">
                <text:p>1102</text:p>
              </table:table-cell>
              <table:table-cell office:value-type="float" office:value="1103">
                <text:p>1103</text:p>
              </table:table-cell>
              <table:table-cell office:value-type="float" office:value="1102.78305522136">
                <text:p>1102.78305522136</text:p>
              </table:table-cell>
              <table:table-cell office:value-type="float" office:value="1112.14075633732">
                <text:p>1112.1407563373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14">
                <text:p>1114</text:p>
              </table:table-cell>
              <table:table-cell office:value-type="float" office:value="1106">
                <text:p>1106</text:p>
              </table:table-cell>
              <table:table-cell office:value-type="float" office:value="1105.58729141602">
                <text:p>1105.58729141602</text:p>
              </table:table-cell>
              <table:table-cell office:value-type="float" office:value="1109.82087660745">
                <text:p>1109.8208766074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04">
                <text:p>1104</text:p>
              </table:table-cell>
              <table:table-cell office:value-type="float" office:value="1105">
                <text:p>1105</text:p>
              </table:table-cell>
              <table:table-cell office:value-type="float" office:value="1105.19046856201">
                <text:p>1105.19046856201</text:p>
              </table:table-cell>
              <table:table-cell office:value-type="float" office:value="1109.75758529351">
                <text:p>1109.757585293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99">
                <text:p>1099</text:p>
              </table:table-cell>
              <table:table-cell office:value-type="float" office:value="1102">
                <text:p>1102</text:p>
              </table:table-cell>
              <table:table-cell office:value-type="float" office:value="1103.64285142151">
                <text:p>1103.64285142151</text:p>
              </table:table-cell>
              <table:table-cell office:value-type="float" office:value="1107.1061637585">
                <text:p>1107.106163758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09">
                <text:p>1109</text:p>
              </table:table-cell>
              <table:table-cell office:value-type="float" office:value="1101">
                <text:p>1101</text:p>
              </table:table-cell>
              <table:table-cell office:value-type="float" office:value="1104.98213856613">
                <text:p>1104.98213856613</text:p>
              </table:table-cell>
              <table:table-cell office:value-type="float" office:value="1109.17047573988">
                <text:p>1109.170475739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83">
                <text:p>1083</text:p>
              </table:table-cell>
              <table:table-cell office:value-type="float" office:value="1102">
                <text:p>1102</text:p>
              </table:table-cell>
              <table:table-cell office:value-type="float" office:value="1099.4866039246">
                <text:p>1099.4866039246</text:p>
              </table:table-cell>
              <table:table-cell office:value-type="float" office:value="1101.38926961608">
                <text:p>1101.3892696160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17">
                <text:p>1117</text:p>
              </table:table-cell>
              <table:table-cell office:value-type="float" office:value="1104">
                <text:p>1104</text:p>
              </table:table-cell>
              <table:table-cell office:value-type="float" office:value="1103.86495294345">
                <text:p>1103.86495294345</text:p>
              </table:table-cell>
              <table:table-cell office:value-type="float" office:value="1109.96067588634">
                <text:p>1109.9606758863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23">
                <text:p>1123</text:p>
              </table:table-cell>
              <table:table-cell office:value-type="float" office:value="1106">
                <text:p>1106</text:p>
              </table:table-cell>
              <table:table-cell office:value-type="float" office:value="1108.64871470759">
                <text:p>1108.64871470759</text:p>
              </table:table-cell>
              <table:table-cell office:value-type="float" office:value="1108.0776631526">
                <text:p>1108.077663152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95">
                <text:p>1095</text:p>
              </table:table-cell>
              <table:table-cell office:value-type="float" office:value="1104">
                <text:p>1104</text:p>
              </table:table-cell>
              <table:table-cell office:value-type="float" office:value="1105.23653603069">
                <text:p>1105.23653603069</text:p>
              </table:table-cell>
              <table:table-cell office:value-type="float" office:value="1105.93805500469">
                <text:p>1105.938055004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50d9bf2b0a79cdb85a3814b592608037a682059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00" chart:maximum="1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1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902cm" svg:height="9cm" xlink:href=".." xlink:type="simple" chart:class="chart:line" chart:style-name="ch1">
        <chart:legend chart:legend-position="bottom" svg:x="7.926cm" svg:y="8.27cm" style:legend-expansion="wide" chart:style-name="ch2"/>
        <chart:plot-area chart:style-name="ch3" table:cell-range-address="values.A1:values.A190 values.D1:values.D190 values.F1:values.G190" chart:data-source-has-labels="row" svg:x="0.558cm" svg:y="0.18cm" svg:width="26.786cm" svg:height="7.91cm">
          <chartooo:coordinate-region svg:x="1.55cm" svg:y="0.301cm" svg:width="25.672cm" svg:height="6.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alues.A2:values.A190" chart:label-cell-address="values.A1:values.A1" chart:class="chart:line">
            <chart:data-point chart:repeated="189"/>
          </chart:series>
          <chart:series chart:style-name="ch8" chart:values-cell-range-address="values.D2:values.D190" chart:label-cell-address="values.D1:values.D1" chart:class="chart:line">
            <chart:data-point chart:repeated="189"/>
          </chart:series>
          <chart:series chart:style-name="ch9" chart:values-cell-range-address="values.F2:values.F190" chart:label-cell-address="values.F1:values.F1" chart:class="chart:line">
            <chart:data-point chart:repeated="189"/>
          </chart:series>
          <chart:series chart:style-name="ch10" chart:values-cell-range-address="values.G2:values.G190" chart:label-cell-address="values.G1:values.G1" chart:class="chart:line">
            <chart:data-point chart:repeated="18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values.A1:values.A1</svg:desc>
                </draw:g>
              </table:table-cell>
              <table:table-cell office:value-type="string">
                <text:p>Average / 6</text:p>
                <draw:g>
                  <svg:desc>values.D1:values.D1</svg:desc>
                </draw:g>
              </table:table-cell>
              <table:table-cell office:value-type="string">
                <text:p>exponential filter</text:p>
                <draw:g>
                  <svg:desc>values.F1:values.F1</svg:desc>
                </draw:g>
              </table:table-cell>
              <table:table-cell office:value-type="string">
                <text:p>double exp fitler</text:p>
                <draw:g>
                  <svg:desc>values.G1:value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4">
                <text:p>1104</text:p>
                <draw:g>
                  <svg:desc>values.A2:values.A190</svg:desc>
                </draw:g>
              </table:table-cell>
              <table:table-cell office:value-type="float" office:value="NaN">
                <text:p>NaN</text:p>
                <draw:g>
                  <svg:desc>values.D2:values.D190</svg:desc>
                </draw:g>
              </table:table-cell>
              <table:table-cell office:value-type="float" office:value="1104">
                <text:p>1104</text:p>
                <draw:g>
                  <svg:desc>values.F2:values.F190</svg:desc>
                </draw:g>
              </table:table-cell>
              <table:table-cell office:value-type="float" office:value="1104">
                <text:p>1104</text:p>
                <draw:g>
                  <svg:desc>values.G2:values.G1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2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1103.5">
                <text:p>1103.5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1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1102.875">
                <text:p>1102.875</text:p>
              </table:table-cell>
              <table:table-cell office:value-type="float" office:value="1102.95">
                <text:p>1102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1100.15625">
                <text:p>1100.15625</text:p>
              </table:table-cell>
              <table:table-cell office:value-type="float" office:value="1099.6425">
                <text:p>1099.6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17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1104.3671875">
                <text:p>1104.3671875</text:p>
              </table:table-cell>
              <table:table-cell office:value-type="float" office:value="1105.966375">
                <text:p>1105.966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4">
                <text:p>1104</text:p>
              </table:table-cell>
              <table:table-cell office:value-type="float" office:value="1103">
                <text:p>1103</text:p>
              </table:table-cell>
              <table:table-cell office:value-type="float" office:value="1104.275390625">
                <text:p>1104.275390625</text:p>
              </table:table-cell>
              <table:table-cell office:value-type="float" office:value="1101.68045625">
                <text:p>1101.6804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1102.45654296875">
                <text:p>1102.45654296875</text:p>
              </table:table-cell>
              <table:table-cell office:value-type="float" office:value="1103.0818934375">
                <text:p>1103.081893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0">
                <text:p>1100</text:p>
              </table:table-cell>
              <table:table-cell office:value-type="float" office:value="1102">
                <text:p>1102</text:p>
              </table:table-cell>
              <table:table-cell office:value-type="float" office:value="1101.84240722656">
                <text:p>1101.84240722656</text:p>
              </table:table-cell>
              <table:table-cell office:value-type="float" office:value="1101.47055776563">
                <text:p>1101.47055776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1100.88180541992">
                <text:p>1100.88180541992</text:p>
              </table:table-cell>
              <table:table-cell office:value-type="float" office:value="1101.56971972734">
                <text:p>1101.56971972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1099.91135406494">
                <text:p>1099.91135406494</text:p>
              </table:table-cell>
              <table:table-cell office:value-type="float" office:value="1100.36779261848">
                <text:p>1100.367792618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0">
                <text:p>1110</text:p>
              </table:table-cell>
              <table:table-cell office:value-type="float" office:value="1101">
                <text:p>1101</text:p>
              </table:table-cell>
              <table:table-cell office:value-type="float" office:value="1102.43351554871">
                <text:p>1102.43351554871</text:p>
              </table:table-cell>
              <table:table-cell office:value-type="float" office:value="1103.49700072918">
                <text:p>1103.49700072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5">
                <text:p>1105</text:p>
              </table:table-cell>
              <table:table-cell office:value-type="float" office:value="1101">
                <text:p>1101</text:p>
              </table:table-cell>
              <table:table-cell office:value-type="float" office:value="1103.07513666153">
                <text:p>1103.07513666153</text:p>
              </table:table-cell>
              <table:table-cell office:value-type="float" office:value="1101.99522568046">
                <text:p>1101.99522568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97">
                <text:p>1097</text:p>
              </table:table-cell>
              <table:table-cell office:value-type="float" office:value="1101">
                <text:p>1101</text:p>
              </table:table-cell>
              <table:table-cell office:value-type="float" office:value="1101.55635249615">
                <text:p>1101.55635249615</text:p>
              </table:table-cell>
              <table:table-cell office:value-type="float" office:value="1101.64748428958">
                <text:p>1101.64748428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8">
                <text:p>1108</text:p>
              </table:table-cell>
              <table:table-cell office:value-type="float" office:value="1103">
                <text:p>1103</text:p>
              </table:table-cell>
              <table:table-cell office:value-type="float" office:value="1103.16726437211">
                <text:p>1103.16726437211</text:p>
              </table:table-cell>
              <table:table-cell office:value-type="float" office:value="1103.44425805171">
                <text:p>1103.44425805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7">
                <text:p>1107</text:p>
              </table:table-cell>
              <table:table-cell office:value-type="float" office:value="1104">
                <text:p>1104</text:p>
              </table:table-cell>
              <table:table-cell office:value-type="float" office:value="1104.12544827908">
                <text:p>1104.12544827908</text:p>
              </table:table-cell>
              <table:table-cell office:value-type="float" office:value="1103.2551292815">
                <text:p>1103.2551292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3">
                <text:p>1103</text:p>
              </table:table-cell>
              <table:table-cell office:value-type="float" office:value="1105">
                <text:p>1105</text:p>
              </table:table-cell>
              <table:table-cell office:value-type="float" office:value="1103.84408620931">
                <text:p>1103.84408620931</text:p>
              </table:table-cell>
              <table:table-cell office:value-type="float" office:value="1103.30482422325">
                <text:p>1103.304824223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98">
                <text:p>1098</text:p>
              </table:table-cell>
              <table:table-cell office:value-type="float" office:value="1103">
                <text:p>1103</text:p>
              </table:table-cell>
              <table:table-cell office:value-type="float" office:value="1102.38306465698">
                <text:p>1102.38306465698</text:p>
              </table:table-cell>
              <table:table-cell office:value-type="float" office:value="1101.94880120239">
                <text:p>1101.94880120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6">
                <text:p>1116</text:p>
              </table:table-cell>
              <table:table-cell office:value-type="float" office:value="1105">
                <text:p>1105</text:p>
              </table:table-cell>
              <table:table-cell office:value-type="float" office:value="1105.78729849274">
                <text:p>1105.78729849274</text:p>
              </table:table-cell>
              <table:table-cell office:value-type="float" office:value="1106.27521471431">
                <text:p>1106.275214714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04">
                <text:p>1104</text:p>
              </table:table-cell>
              <table:table-cell office:value-type="float" office:value="1106">
                <text:p>1106</text:p>
              </table:table-cell>
              <table:table-cell office:value-type="float" office:value="1105.34047386955">
                <text:p>1105.34047386955</text:p>
              </table:table-cell>
              <table:table-cell office:value-type="float" office:value="1103.11056292858">
                <text:p>1103.110562928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10">
                <text:p>1110</text:p>
              </table:table-cell>
              <table:table-cell office:value-type="float" office:value="1106">
                <text:p>1106</text:p>
              </table:table-cell>
              <table:table-cell office:value-type="float" office:value="1106.50535540217">
                <text:p>1106.50535540217</text:p>
              </table:table-cell>
              <table:table-cell office:value-type="float" office:value="1106.73171326787">
                <text:p>1106.731713267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6">
                <text:p>1116</text:p>
              </table:table-cell>
              <table:table-cell office:value-type="float" office:value="1108">
                <text:p>1108</text:p>
              </table:table-cell>
              <table:table-cell office:value-type="float" office:value="1108.87901655162">
                <text:p>1108.87901655162</text:p>
              </table:table-cell>
              <table:table-cell office:value-type="float" office:value="1106.87609474733">
                <text:p>1106.876094747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12">
                <text:p>1112</text:p>
              </table:table-cell>
              <table:table-cell office:value-type="float" office:value="1109">
                <text:p>1109</text:p>
              </table:table-cell>
              <table:table-cell office:value-type="float" office:value="1109.65926241372">
                <text:p>1109.65926241372</text:p>
              </table:table-cell>
              <table:table-cell office:value-type="float" office:value="1108.07044217282">
                <text:p>1108.070442172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5">
                <text:p>1105</text:p>
              </table:table-cell>
              <table:table-cell office:value-type="float" office:value="1111">
                <text:p>1111</text:p>
              </table:table-cell>
              <table:table-cell office:value-type="float" office:value="1108.49444681029">
                <text:p>1108.49444681029</text:p>
              </table:table-cell>
              <table:table-cell office:value-type="float" office:value="1106.58622317432">
                <text:p>1106.586223174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3">
                <text:p>1103</text:p>
              </table:table-cell>
              <table:table-cell office:value-type="float" office:value="1108">
                <text:p>1108</text:p>
              </table:table-cell>
              <table:table-cell office:value-type="float" office:value="1107.12083510772">
                <text:p>1107.12083510772</text:p>
              </table:table-cell>
              <table:table-cell office:value-type="float" office:value="1106.58019877984">
                <text:p>1106.580198779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99">
                <text:p>1099</text:p>
              </table:table-cell>
              <table:table-cell office:value-type="float" office:value="1108">
                <text:p>1108</text:p>
              </table:table-cell>
              <table:table-cell office:value-type="float" office:value="1105.09062633079">
                <text:p>1105.09062633079</text:p>
              </table:table-cell>
              <table:table-cell office:value-type="float" office:value="1104.68876372157">
                <text:p>1104.688763721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7">
                <text:p>1127</text:p>
              </table:table-cell>
              <table:table-cell office:value-type="float" office:value="1110">
                <text:p>1110</text:p>
              </table:table-cell>
              <table:table-cell office:value-type="float" office:value="1110.56796974809">
                <text:p>1110.56796974809</text:p>
              </table:table-cell>
              <table:table-cell office:value-type="float" office:value="1111.40143382614">
                <text:p>1111.40143382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98">
                <text:p>1098</text:p>
              </table:table-cell>
              <table:table-cell office:value-type="float" office:value="1107">
                <text:p>1107</text:p>
              </table:table-cell>
              <table:table-cell office:value-type="float" office:value="1107.42597731107">
                <text:p>1107.42597731107</text:p>
              </table:table-cell>
              <table:table-cell office:value-type="float" office:value="1104.02347330686">
                <text:p>1104.023473306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4">
                <text:p>1104</text:p>
              </table:table-cell>
              <table:table-cell office:value-type="float" office:value="1106">
                <text:p>1106</text:p>
              </table:table-cell>
              <table:table-cell office:value-type="float" office:value="1106.5694829833">
                <text:p>1106.5694829833</text:p>
              </table:table-cell>
              <table:table-cell office:value-type="float" office:value="1108.44438129171">
                <text:p>1108.444381291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4">
                <text:p>1104</text:p>
              </table:table-cell>
              <table:table-cell office:value-type="float" office:value="1106">
                <text:p>1106</text:p>
              </table:table-cell>
              <table:table-cell office:value-type="float" office:value="1105.92711223748">
                <text:p>1105.92711223748</text:p>
              </table:table-cell>
              <table:table-cell office:value-type="float" office:value="1104.68074117787">
                <text:p>1104.680741177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6">
                <text:p>1096</text:p>
              </table:table-cell>
              <table:table-cell office:value-type="float" office:value="1105">
                <text:p>1105</text:p>
              </table:table-cell>
              <table:table-cell office:value-type="float" office:value="1103.44533417811">
                <text:p>1103.44533417811</text:p>
              </table:table-cell>
              <table:table-cell office:value-type="float" office:value="1104.76873995171">
                <text:p>1104.768739951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91">
                <text:p>1091</text:p>
              </table:table-cell>
              <table:table-cell office:value-type="float" office:value="1103">
                <text:p>1103</text:p>
              </table:table-cell>
              <table:table-cell office:value-type="float" office:value="1100.33400063358">
                <text:p>1100.33400063358</text:p>
              </table:table-cell>
              <table:table-cell office:value-type="float" office:value="1101.27375569948">
                <text:p>1101.273755699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8">
                <text:p>1108</text:p>
              </table:table-cell>
              <table:table-cell office:value-type="float" office:value="1100">
                <text:p>1100</text:p>
              </table:table-cell>
              <table:table-cell office:value-type="float" office:value="1102.25050047519">
                <text:p>1102.25050047519</text:p>
              </table:table-cell>
              <table:table-cell office:value-type="float" office:value="1105.05230732595">
                <text:p>1105.052307325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95">
                <text:p>1095</text:p>
              </table:table-cell>
              <table:table-cell office:value-type="float" office:value="1100">
                <text:p>1100</text:p>
              </table:table-cell>
              <table:table-cell office:value-type="float" office:value="1100.43787535639">
                <text:p>1100.43787535639</text:p>
              </table:table-cell>
              <table:table-cell office:value-type="float" office:value="1100.27209951858">
                <text:p>1100.272099518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09">
                <text:p>1109</text:p>
              </table:table-cell>
              <table:table-cell office:value-type="float" office:value="1101">
                <text:p>1101</text:p>
              </table:table-cell>
              <table:table-cell office:value-type="float" office:value="1102.57840651729">
                <text:p>1102.57840651729</text:p>
              </table:table-cell>
              <table:table-cell office:value-type="float" office:value="1105.32219932336">
                <text:p>1105.322199323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07">
                <text:p>1107</text:p>
              </table:table-cell>
              <table:table-cell office:value-type="float" office:value="1101">
                <text:p>1101</text:p>
              </table:table-cell>
              <table:table-cell office:value-type="float" office:value="1103.68380488797">
                <text:p>1103.68380488797</text:p>
              </table:table-cell>
              <table:table-cell office:value-type="float" office:value="1102.71158960965">
                <text:p>1102.711589609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1">
                <text:p>1101</text:p>
              </table:table-cell>
              <table:table-cell office:value-type="float" office:value="1102">
                <text:p>1102</text:p>
              </table:table-cell>
              <table:table-cell office:value-type="float" office:value="1103.01285366598">
                <text:p>1103.01285366598</text:p>
              </table:table-cell>
              <table:table-cell office:value-type="float" office:value="1103.85005803546">
                <text:p>1103.850058035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3">
                <text:p>1123</text:p>
              </table:table-cell>
              <table:table-cell office:value-type="float" office:value="1107">
                <text:p>1107</text:p>
              </table:table-cell>
              <table:table-cell office:value-type="float" office:value="1108.00964024948">
                <text:p>1108.00964024948</text:p>
              </table:table-cell>
              <table:table-cell office:value-type="float" office:value="1107.95446247111">
                <text:p>1107.95446247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98">
                <text:p>1098</text:p>
              </table:table-cell>
              <table:table-cell office:value-type="float" office:value="1106">
                <text:p>1106</text:p>
              </table:table-cell>
              <table:table-cell office:value-type="float" office:value="1105.50723018711">
                <text:p>1105.50723018711</text:p>
              </table:table-cell>
              <table:table-cell office:value-type="float" office:value="1103.00320419194">
                <text:p>1103.003204191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98">
                <text:p>1098</text:p>
              </table:table-cell>
              <table:table-cell office:value-type="float" office:value="1106">
                <text:p>1106</text:p>
              </table:table-cell>
              <table:table-cell office:value-type="float" office:value="1103.63042264033">
                <text:p>1103.63042264033</text:p>
              </table:table-cell>
              <table:table-cell office:value-type="float" office:value="1104.72315811146">
                <text:p>1104.723158111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4">
                <text:p>1094</text:p>
              </table:table-cell>
              <table:table-cell office:value-type="float" office:value="1104">
                <text:p>1104</text:p>
              </table:table-cell>
              <table:table-cell office:value-type="float" office:value="1101.22281698025">
                <text:p>1101.22281698025</text:p>
              </table:table-cell>
              <table:table-cell office:value-type="float" office:value="1101.01039623189">
                <text:p>1101.010396231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0">
                <text:p>1100</text:p>
              </table:table-cell>
              <table:table-cell office:value-type="float" office:value="1102">
                <text:p>1102</text:p>
              </table:table-cell>
              <table:table-cell office:value-type="float" office:value="1100.91711273519">
                <text:p>1100.91711273519</text:p>
              </table:table-cell>
              <table:table-cell office:value-type="float" office:value="1102.98545430166">
                <text:p>1102.985454301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1">
                <text:p>1101</text:p>
              </table:table-cell>
              <table:table-cell office:value-type="float" office:value="1102">
                <text:p>1102</text:p>
              </table:table-cell>
              <table:table-cell office:value-type="float" office:value="1100.93783455139">
                <text:p>1100.93783455139</text:p>
              </table:table-cell>
              <table:table-cell office:value-type="float" office:value="1101.30405588438">
                <text:p>1101.304055884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80">
                <text:p>1080</text:p>
              </table:table-cell>
              <table:table-cell office:value-type="float" office:value="1095">
                <text:p>1095</text:p>
              </table:table-cell>
              <table:table-cell office:value-type="float" office:value="1095.70337591354">
                <text:p>1095.70337591354</text:p>
              </table:table-cell>
              <table:table-cell office:value-type="float" office:value="1096.98688096365">
                <text:p>1096.986880963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92">
                <text:p>1092</text:p>
              </table:table-cell>
              <table:table-cell office:value-type="float" office:value="1094">
                <text:p>1094</text:p>
              </table:table-cell>
              <table:table-cell office:value-type="float" office:value="1094.77753193516">
                <text:p>1094.77753193516</text:p>
              </table:table-cell>
              <table:table-cell office:value-type="float" office:value="1098.33046567518">
                <text:p>1098.330465675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11">
                <text:p>1111</text:p>
              </table:table-cell>
              <table:table-cell office:value-type="float" office:value="1096">
                <text:p>1096</text:p>
              </table:table-cell>
              <table:table-cell office:value-type="float" office:value="1098.83314895137">
                <text:p>1098.83314895137</text:p>
              </table:table-cell>
              <table:table-cell office:value-type="float" office:value="1100.69169842947">
                <text:p>1100.691698429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04">
                <text:p>1104</text:p>
              </table:table-cell>
              <table:table-cell office:value-type="float" office:value="1098">
                <text:p>1098</text:p>
              </table:table-cell>
              <table:table-cell office:value-type="float" office:value="1100.12486171353">
                <text:p>1100.12486171353</text:p>
              </table:table-cell>
              <table:table-cell office:value-type="float" office:value="1100.10203416953">
                <text:p>1100.102034169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95">
                <text:p>1095</text:p>
              </table:table-cell>
              <table:table-cell office:value-type="float" office:value="1097">
                <text:p>1097</text:p>
              </table:table-cell>
              <table:table-cell office:value-type="float" office:value="1098.84364628514">
                <text:p>1098.84364628514</text:p>
              </table:table-cell>
              <table:table-cell office:value-type="float" office:value="1099.18032418311">
                <text:p>1099.180324183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00">
                <text:p>1100</text:p>
              </table:table-cell>
              <table:table-cell office:value-type="float" office:value="1097">
                <text:p>1097</text:p>
              </table:table-cell>
              <table:table-cell office:value-type="float" office:value="1099.13273471386">
                <text:p>1099.13273471386</text:p>
              </table:table-cell>
              <table:table-cell office:value-type="float" office:value="1099.93826912918">
                <text:p>1099.938269129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01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1099.59955103539">
                <text:p>1099.59955103539</text:p>
              </table:table-cell>
              <table:table-cell office:value-type="float" office:value="1099.74893487924">
                <text:p>1099.748934879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14">
                <text:p>1114</text:p>
              </table:table-cell>
              <table:table-cell office:value-type="float" office:value="1104">
                <text:p>1104</text:p>
              </table:table-cell>
              <table:table-cell office:value-type="float" office:value="1103.19966327655">
                <text:p>1103.19966327655</text:p>
              </table:table-cell>
              <table:table-cell office:value-type="float" office:value="1103.4253017094">
                <text:p>1103.42530170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02">
                <text:p>1102</text:p>
              </table:table-cell>
              <table:table-cell office:value-type="float" office:value="1103">
                <text:p>1103</text:p>
              </table:table-cell>
              <table:table-cell office:value-type="float" office:value="1102.89974745741">
                <text:p>1102.89974745741</text:p>
              </table:table-cell>
              <table:table-cell office:value-type="float" office:value="1100.86315618395">
                <text:p>1100.863156183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94">
                <text:p>1094</text:p>
              </table:table-cell>
              <table:table-cell office:value-type="float" office:value="1101">
                <text:p>1101</text:p>
              </table:table-cell>
              <table:table-cell office:value-type="float" office:value="1100.67481059306">
                <text:p>1100.67481059306</text:p>
              </table:table-cell>
              <table:table-cell office:value-type="float" office:value="1100.68465445323">
                <text:p>1100.684654453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99">
                <text:p>1099</text:p>
              </table:table-cell>
              <table:table-cell office:value-type="float" office:value="1102">
                <text:p>1102</text:p>
              </table:table-cell>
              <table:table-cell office:value-type="float" office:value="1100.25610794479">
                <text:p>1100.25610794479</text:p>
              </table:table-cell>
              <table:table-cell office:value-type="float" office:value="1100.37059187836">
                <text:p>1100.370591878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13">
                <text:p>1113</text:p>
              </table:table-cell>
              <table:table-cell office:value-type="float" office:value="1104">
                <text:p>1104</text:p>
              </table:table-cell>
              <table:table-cell office:value-type="float" office:value="1103.44208095859">
                <text:p>1103.44208095859</text:p>
              </table:table-cell>
              <table:table-cell office:value-type="float" office:value="1103.71638145369">
                <text:p>1103.716381453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5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1103.83156071895">
                <text:p>1103.83156071895</text:p>
              </table:table-cell>
              <table:table-cell office:value-type="float" office:value="1102.02981234507">
                <text:p>1102.029812345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2">
                <text:p>1102</text:p>
              </table:table-cell>
              <table:table-cell office:value-type="float" office:value="1103">
                <text:p>1103</text:p>
              </table:table-cell>
              <table:table-cell office:value-type="float" office:value="1103.37367053921">
                <text:p>1103.37367053921</text:p>
              </table:table-cell>
              <table:table-cell office:value-type="float" office:value="1103.03430072398">
                <text:p>1103.034300723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89">
                <text:p>1089</text:p>
              </table:table-cell>
              <table:table-cell office:value-type="float" office:value="1100">
                <text:p>1100</text:p>
              </table:table-cell>
              <table:table-cell office:value-type="float" office:value="1099.78025290441">
                <text:p>1099.78025290441</text:p>
              </table:table-cell>
              <table:table-cell office:value-type="float" office:value="1098.92303251564">
                <text:p>1098.923032515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32">
                <text:p>1132</text:p>
              </table:table-cell>
              <table:table-cell office:value-type="float" office:value="1107">
                <text:p>1107</text:p>
              </table:table-cell>
              <table:table-cell office:value-type="float" office:value="1107.83518967831">
                <text:p>1107.83518967831</text:p>
              </table:table-cell>
              <table:table-cell office:value-type="float" office:value="1109.65903531173">
                <text:p>1109.659035311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07">
                <text:p>1107</text:p>
              </table:table-cell>
              <table:table-cell office:value-type="float" office:value="1108">
                <text:p>1108</text:p>
              </table:table-cell>
              <table:table-cell office:value-type="float" office:value="1107.62639225873">
                <text:p>1107.62639225873</text:p>
              </table:table-cell>
              <table:table-cell office:value-type="float" office:value="1102.55267480614">
                <text:p>1102.552674806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99">
                <text:p>1099</text:p>
              </table:table-cell>
              <table:table-cell office:value-type="float" office:value="1106">
                <text:p>1106</text:p>
              </table:table-cell>
              <table:table-cell office:value-type="float" office:value="1105.46979419405">
                <text:p>1105.46979419405</text:p>
              </table:table-cell>
              <table:table-cell office:value-type="float" office:value="1105.92832240796">
                <text:p>1105.928322407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5">
                <text:p>1125</text:p>
              </table:table-cell>
              <table:table-cell office:value-type="float" office:value="1109">
                <text:p>1109</text:p>
              </table:table-cell>
              <table:table-cell office:value-type="float" office:value="1110.35234564554">
                <text:p>1110.35234564554</text:p>
              </table:table-cell>
              <table:table-cell office:value-type="float" office:value="1108.67085324488">
                <text:p>1108.670853244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18">
                <text:p>1118</text:p>
              </table:table-cell>
              <table:table-cell office:value-type="float" office:value="1112">
                <text:p>1112</text:p>
              </table:table-cell>
              <table:table-cell office:value-type="float" office:value="1112.26425923415">
                <text:p>1112.26425923415</text:p>
              </table:table-cell>
              <table:table-cell office:value-type="float" office:value="1109.35762143151">
                <text:p>1109.357621431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96">
                <text:p>1096</text:p>
              </table:table-cell>
              <table:table-cell office:value-type="float" office:value="1113">
                <text:p>1113</text:p>
              </table:table-cell>
              <table:table-cell office:value-type="float" office:value="1108.19819442561">
                <text:p>1108.19819442561</text:p>
              </table:table-cell>
              <table:table-cell office:value-type="float" office:value="1105.60615516165">
                <text:p>1105.606155161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11">
                <text:p>1111</text:p>
              </table:table-cell>
              <table:table-cell office:value-type="float" office:value="1109">
                <text:p>1109</text:p>
              </table:table-cell>
              <table:table-cell office:value-type="float" office:value="1108.89864581921">
                <text:p>1108.89864581921</text:p>
              </table:table-cell>
              <table:table-cell office:value-type="float" office:value="1109.20549613315">
                <text:p>1109.205496133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02">
                <text:p>1102</text:p>
              </table:table-cell>
              <table:table-cell office:value-type="float" office:value="1109">
                <text:p>1109</text:p>
              </table:table-cell>
              <table:table-cell office:value-type="float" office:value="1107.17398436441">
                <text:p>1107.17398436441</text:p>
              </table:table-cell>
              <table:table-cell office:value-type="float" office:value="1105.24451751697">
                <text:p>1105.244517516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11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1108.13048827331">
                <text:p>1108.13048827331</text:p>
              </table:table-cell>
              <table:table-cell office:value-type="float" office:value="1109.05997530744">
                <text:p>1109.059975307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03">
                <text:p>1103</text:p>
              </table:table-cell>
              <table:table-cell office:value-type="float" office:value="1107">
                <text:p>1107</text:p>
              </table:table-cell>
              <table:table-cell office:value-type="float" office:value="1106.84786620498">
                <text:p>1106.84786620498</text:p>
              </table:table-cell>
              <table:table-cell office:value-type="float" office:value="1105.25570680629">
                <text:p>1105.255706806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18">
                <text:p>1118</text:p>
              </table:table-cell>
              <table:table-cell office:value-type="float" office:value="1107">
                <text:p>1107</text:p>
              </table:table-cell>
              <table:table-cell office:value-type="float" office:value="1109.63589965373">
                <text:p>1109.63589965373</text:p>
              </table:table-cell>
              <table:table-cell office:value-type="float" office:value="1110.72434120541">
                <text:p>1110.724341205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5">
                <text:p>1065</text:p>
              </table:table-cell>
              <table:table-cell office:value-type="float" office:value="1102">
                <text:p>1102</text:p>
              </table:table-cell>
              <table:table-cell office:value-type="float" office:value="1098.4769247403">
                <text:p>1098.4769247403</text:p>
              </table:table-cell>
              <table:table-cell office:value-type="float" office:value="1096.01207526459">
                <text:p>1096.012075264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07">
                <text:p>1107</text:p>
              </table:table-cell>
              <table:table-cell office:value-type="float" office:value="1101">
                <text:p>1101</text:p>
              </table:table-cell>
              <table:table-cell office:value-type="float" office:value="1100.60769355523">
                <text:p>1100.60769355523</text:p>
              </table:table-cell>
              <table:table-cell office:value-type="float" office:value="1107.58641601293">
                <text:p>1107.586416012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08">
                <text:p>1108</text:p>
              </table:table-cell>
              <table:table-cell office:value-type="float" office:value="1102">
                <text:p>1102</text:p>
              </table:table-cell>
              <table:table-cell office:value-type="float" office:value="1102.45577016642">
                <text:p>1102.45577016642</text:p>
              </table:table-cell>
              <table:table-cell office:value-type="float" office:value="1100.74520756069">
                <text:p>1100.745207560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99">
                <text:p>1099</text:p>
              </table:table-cell>
              <table:table-cell office:value-type="float" office:value="1100">
                <text:p>1100</text:p>
              </table:table-cell>
              <table:table-cell office:value-type="float" office:value="1101.59182762481">
                <text:p>1101.59182762481</text:p>
              </table:table-cell>
              <table:table-cell office:value-type="float" office:value="1104.41363074186">
                <text:p>1104.413630741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22">
                <text:p>1122</text:p>
              </table:table-cell>
              <table:table-cell office:value-type="float" office:value="1103">
                <text:p>1103</text:p>
              </table:table-cell>
              <table:table-cell office:value-type="float" office:value="1106.69387071861">
                <text:p>1106.69387071861</text:p>
              </table:table-cell>
              <table:table-cell office:value-type="float" office:value="1106.6091691477">
                <text:p>1106.60916914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06">
                <text:p>1106</text:p>
              </table:table-cell>
              <table:table-cell office:value-type="float" office:value="1101">
                <text:p>1101</text:p>
              </table:table-cell>
              <table:table-cell office:value-type="float" office:value="1106.52040303896">
                <text:p>1106.52040303896</text:p>
              </table:table-cell>
              <table:table-cell office:value-type="float" office:value="1105.13955381727">
                <text:p>1105.139553817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25">
                <text:p>1125</text:p>
              </table:table-cell>
              <table:table-cell office:value-type="float" office:value="1111">
                <text:p>1111</text:p>
              </table:table-cell>
              <table:table-cell office:value-type="float" office:value="1111.14030227922">
                <text:p>1111.14030227922</text:p>
              </table:table-cell>
              <table:table-cell office:value-type="float" office:value="1110.98643456121">
                <text:p>1110.986434561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0">
                <text:p>1120</text:p>
              </table:table-cell>
              <table:table-cell office:value-type="float" office:value="1113">
                <text:p>1113</text:p>
              </table:table-cell>
              <table:table-cell office:value-type="float" office:value="1113.35522670941">
                <text:p>1113.35522670941</text:p>
              </table:table-cell>
              <table:table-cell office:value-type="float" office:value="1109.73169747454">
                <text:p>1109.731697474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10">
                <text:p>1110</text:p>
              </table:table-cell>
              <table:table-cell office:value-type="float" office:value="1114">
                <text:p>1114</text:p>
              </table:table-cell>
              <table:table-cell office:value-type="float" office:value="1112.51642003206">
                <text:p>1112.51642003206</text:p>
              </table:table-cell>
              <table:table-cell office:value-type="float" office:value="1110.55161535791">
                <text:p>1110.551615357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98">
                <text:p>1098</text:p>
              </table:table-cell>
              <table:table-cell office:value-type="float" office:value="1114">
                <text:p>1114</text:p>
              </table:table-cell>
              <table:table-cell office:value-type="float" office:value="1108.88731502405">
                <text:p>1108.88731502405</text:p>
              </table:table-cell>
              <table:table-cell office:value-type="float" office:value="1106.92176078841">
                <text:p>1106.921760788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98">
                <text:p>1098</text:p>
              </table:table-cell>
              <table:table-cell office:value-type="float" office:value="1110">
                <text:p>1110</text:p>
              </table:table-cell>
              <table:table-cell office:value-type="float" office:value="1106.16548626803">
                <text:p>1106.16548626803</text:p>
              </table:table-cell>
              <table:table-cell office:value-type="float" office:value="1106.86923333301">
                <text:p>1106.86923333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18">
                <text:p>1118</text:p>
              </table:table-cell>
              <table:table-cell office:value-type="float" office:value="1112">
                <text:p>1112</text:p>
              </table:table-cell>
              <table:table-cell office:value-type="float" office:value="1109.12411470103">
                <text:p>1109.12411470103</text:p>
              </table:table-cell>
              <table:table-cell office:value-type="float" office:value="1109.683441473">
                <text:p>1109.6834414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90">
                <text:p>1090</text:p>
              </table:table-cell>
              <table:table-cell office:value-type="float" office:value="1106">
                <text:p>1106</text:p>
              </table:table-cell>
              <table:table-cell office:value-type="float" office:value="1104.34308602577">
                <text:p>1104.34308602577</text:p>
              </table:table-cell>
              <table:table-cell office:value-type="float" office:value="1103.07405622075">
                <text:p>1103.074056220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99">
                <text:p>1099</text:p>
              </table:table-cell>
              <table:table-cell office:value-type="float" office:value="1102">
                <text:p>1102</text:p>
              </table:table-cell>
              <table:table-cell office:value-type="float" office:value="1103.00731451933">
                <text:p>1103.00731451933</text:p>
              </table:table-cell>
              <table:table-cell office:value-type="float" office:value="1106.02117331691">
                <text:p>1106.021173316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20">
                <text:p>1120</text:p>
              </table:table-cell>
              <table:table-cell office:value-type="float" office:value="1104">
                <text:p>1104</text:p>
              </table:table-cell>
              <table:table-cell office:value-type="float" office:value="1107.2554858895">
                <text:p>1107.2554858895</text:p>
              </table:table-cell>
              <table:table-cell office:value-type="float" office:value="1107.74760972999">
                <text:p>1107.74760972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94">
                <text:p>1094</text:p>
              </table:table-cell>
              <table:table-cell office:value-type="float" office:value="1103">
                <text:p>1103</text:p>
              </table:table-cell>
              <table:table-cell office:value-type="float" office:value="1103.94161441712">
                <text:p>1103.94161441712</text:p>
              </table:table-cell>
              <table:table-cell office:value-type="float" office:value="1103.27484544965">
                <text:p>1103.274845449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91">
                <text:p>1091</text:p>
              </table:table-cell>
              <table:table-cell office:value-type="float" office:value="1102">
                <text:p>1102</text:p>
              </table:table-cell>
              <table:table-cell office:value-type="float" office:value="1100.70621081284">
                <text:p>1100.70621081284</text:p>
              </table:table-cell>
              <table:table-cell office:value-type="float" office:value="1102.88979265544">
                <text:p>1102.889792655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8">
                <text:p>1108</text:p>
              </table:table-cell>
              <table:table-cell office:value-type="float" office:value="1100">
                <text:p>1100</text:p>
              </table:table-cell>
              <table:table-cell office:value-type="float" office:value="1102.52965810963">
                <text:p>1102.52965810963</text:p>
              </table:table-cell>
              <table:table-cell office:value-type="float" office:value="1104.3983761681">
                <text:p>1104.39837616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6">
                <text:p>1116</text:p>
              </table:table-cell>
              <table:table-cell office:value-type="float" office:value="1105">
                <text:p>1105</text:p>
              </table:table-cell>
              <table:table-cell office:value-type="float" office:value="1105.89724358222">
                <text:p>1105.89724358222</text:p>
              </table:table-cell>
              <table:table-cell office:value-type="float" office:value="1106.39363201848">
                <text:p>1106.393632018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14">
                <text:p>1114</text:p>
              </table:table-cell>
              <table:table-cell office:value-type="float" office:value="1107">
                <text:p>1107</text:p>
              </table:table-cell>
              <table:table-cell office:value-type="float" office:value="1107.92293268667">
                <text:p>1107.92293268667</text:p>
              </table:table-cell>
              <table:table-cell office:value-type="float" office:value="1107.09807050363">
                <text:p>1107.098070503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04">
                <text:p>1104</text:p>
              </table:table-cell>
              <table:table-cell office:value-type="float" office:value="1105">
                <text:p>1105</text:p>
              </table:table-cell>
              <table:table-cell office:value-type="float" office:value="1106.942199515">
                <text:p>1106.942199515</text:p>
              </table:table-cell>
              <table:table-cell office:value-type="float" office:value="1105.90088978663">
                <text:p>1105.900889786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15">
                <text:p>1115</text:p>
              </table:table-cell>
              <table:table-cell office:value-type="float" office:value="1108">
                <text:p>1108</text:p>
              </table:table-cell>
              <table:table-cell office:value-type="float" office:value="1108.95664963625">
                <text:p>1108.95664963625</text:p>
              </table:table-cell>
              <table:table-cell office:value-type="float" office:value="1108.89397577018">
                <text:p>1108.893975770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12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1109.71748722719">
                <text:p>1109.71748722719</text:p>
              </table:table-cell>
              <table:table-cell office:value-type="float" office:value="1107.87463023751">
                <text:p>1107.874630237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01">
                <text:p>1101</text:p>
              </table:table-cell>
              <table:table-cell office:value-type="float" office:value="1110">
                <text:p>1110</text:p>
              </table:table-cell>
              <table:table-cell office:value-type="float" office:value="1107.53811542039">
                <text:p>1107.53811542039</text:p>
              </table:table-cell>
              <table:table-cell office:value-type="float" office:value="1106.76757999773">
                <text:p>1106.767579997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02">
                <text:p>1102</text:p>
              </table:table-cell>
              <table:table-cell office:value-type="float" office:value="1108">
                <text:p>1108</text:p>
              </table:table-cell>
              <table:table-cell office:value-type="float" office:value="1106.15358656529">
                <text:p>1106.15358656529</text:p>
              </table:table-cell>
              <table:table-cell office:value-type="float" office:value="1106.23991514216">
                <text:p>1106.239915142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5">
                <text:p>1095</text:p>
              </table:table-cell>
              <table:table-cell office:value-type="float" office:value="1105">
                <text:p>1105</text:p>
              </table:table-cell>
              <table:table-cell office:value-type="float" office:value="1103.36518992397">
                <text:p>1103.36518992397</text:p>
              </table:table-cell>
              <table:table-cell office:value-type="float" office:value="1103.74653526996">
                <text:p>1103.746535269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9">
                <text:p>1109</text:p>
              </table:table-cell>
              <table:table-cell office:value-type="float" office:value="1106">
                <text:p>1106</text:p>
              </table:table-cell>
              <table:table-cell office:value-type="float" office:value="1104.77389244298">
                <text:p>1104.77389244298</text:p>
              </table:table-cell>
              <table:table-cell office:value-type="float" office:value="1106.55592937579">
                <text:p>1106.555929375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2">
                <text:p>1112</text:p>
              </table:table-cell>
              <table:table-cell office:value-type="float" office:value="1105">
                <text:p>1105</text:p>
              </table:table-cell>
              <table:table-cell office:value-type="float" office:value="1106.58041933223">
                <text:p>1106.58041933223</text:p>
              </table:table-cell>
              <table:table-cell office:value-type="float" office:value="1106.23131056835">
                <text:p>1106.231310568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04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1105.93531449917">
                <text:p>1105.93531449917</text:p>
              </table:table-cell>
              <table:table-cell office:value-type="float" office:value="1105.86825421073">
                <text:p>1105.868254210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15">
                <text:p>1115</text:p>
              </table:table-cell>
              <table:table-cell office:value-type="float" office:value="1106">
                <text:p>1106</text:p>
              </table:table-cell>
              <table:table-cell office:value-type="float" office:value="1108.20148587438">
                <text:p>1108.20148587438</text:p>
              </table:table-cell>
              <table:table-cell office:value-type="float" office:value="1108.36902447262">
                <text:p>1108.369024472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9">
                <text:p>1099</text:p>
              </table:table-cell>
              <table:table-cell office:value-type="float" office:value="1106">
                <text:p>1106</text:p>
              </table:table-cell>
              <table:table-cell office:value-type="float" office:value="1105.90111440579">
                <text:p>1105.90111440579</text:p>
              </table:table-cell>
              <table:table-cell office:value-type="float" office:value="1104.52630619733">
                <text:p>1104.526306197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01">
                <text:p>1101</text:p>
              </table:table-cell>
              <table:table-cell office:value-type="float" office:value="1107">
                <text:p>1107</text:p>
              </table:table-cell>
              <table:table-cell office:value-type="float" office:value="1104.67583580434">
                <text:p>1104.67583580434</text:p>
              </table:table-cell>
              <table:table-cell office:value-type="float" office:value="1105.95036061317">
                <text:p>1105.950360613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8">
                <text:p>1098</text:p>
              </table:table-cell>
              <table:table-cell office:value-type="float" office:value="1105">
                <text:p>1105</text:p>
              </table:table-cell>
              <table:table-cell office:value-type="float" office:value="1103.00687685325">
                <text:p>1103.00687685325</text:p>
              </table:table-cell>
              <table:table-cell office:value-type="float" office:value="1103.10833781037">
                <text:p>1103.108337810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17">
                <text:p>1117</text:p>
              </table:table-cell>
              <table:table-cell office:value-type="float" office:value="1106">
                <text:p>1106</text:p>
              </table:table-cell>
              <table:table-cell office:value-type="float" office:value="1106.50515763994">
                <text:p>1106.50515763994</text:p>
              </table:table-cell>
              <table:table-cell office:value-type="float" office:value="1108.28646703946">
                <text:p>1108.286467039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4">
                <text:p>1094</text:p>
              </table:table-cell>
              <table:table-cell office:value-type="float" office:value="1104">
                <text:p>1104</text:p>
              </table:table-cell>
              <table:table-cell office:value-type="float" office:value="1103.37886822996">
                <text:p>1103.37886822996</text:p>
              </table:table-cell>
              <table:table-cell office:value-type="float" office:value="1101.60797274214">
                <text:p>1101.607972742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03">
                <text:p>1103</text:p>
              </table:table-cell>
              <table:table-cell office:value-type="float" office:value="1102">
                <text:p>1102</text:p>
              </table:table-cell>
              <table:table-cell office:value-type="float" office:value="1103.28415117247">
                <text:p>1103.28415117247</text:p>
              </table:table-cell>
              <table:table-cell office:value-type="float" office:value="1105.963076135">
                <text:p>1105.9630761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8">
                <text:p>1098</text:p>
              </table:table-cell>
              <table:table-cell office:value-type="float" office:value="1102">
                <text:p>1102</text:p>
              </table:table-cell>
              <table:table-cell office:value-type="float" office:value="1101.96311337935">
                <text:p>1101.96311337935</text:p>
              </table:table-cell>
              <table:table-cell office:value-type="float" office:value="1101.35924506554">
                <text:p>1101.359245065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10">
                <text:p>1110</text:p>
              </table:table-cell>
              <table:table-cell office:value-type="float" office:value="1103">
                <text:p>1103</text:p>
              </table:table-cell>
              <table:table-cell office:value-type="float" office:value="1103.97233503451">
                <text:p>1103.97233503451</text:p>
              </table:table-cell>
              <table:table-cell office:value-type="float" office:value="1106.28173244083">
                <text:p>1106.281732440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5">
                <text:p>1095</text:p>
              </table:table-cell>
              <table:table-cell office:value-type="float" office:value="1103">
                <text:p>1103</text:p>
              </table:table-cell>
              <table:table-cell office:value-type="float" office:value="1101.72925127588">
                <text:p>1101.72925127588</text:p>
              </table:table-cell>
              <table:table-cell office:value-type="float" office:value="1100.50780690545">
                <text:p>1100.507806905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11">
                <text:p>1111</text:p>
              </table:table-cell>
              <table:table-cell office:value-type="float" office:value="1102">
                <text:p>1102</text:p>
              </table:table-cell>
              <table:table-cell office:value-type="float" office:value="1104.04693845691">
                <text:p>1104.04693845691</text:p>
              </table:table-cell>
              <table:table-cell office:value-type="float" office:value="1106.59521050031">
                <text:p>1106.595210500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4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1104.03520384269">
                <text:p>1104.03520384269</text:p>
              </table:table-cell>
              <table:table-cell office:value-type="float" office:value="1102.29396571831">
                <text:p>1102.293965718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5">
                <text:p>1115</text:p>
              </table:table-cell>
              <table:table-cell office:value-type="float" office:value="1106">
                <text:p>1106</text:p>
              </table:table-cell>
              <table:table-cell office:value-type="float" office:value="1106.77640288201">
                <text:p>1106.77640288201</text:p>
              </table:table-cell>
              <table:table-cell office:value-type="float" office:value="1108.05122115794">
                <text:p>1108.051221157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5">
                <text:p>1105</text:p>
              </table:table-cell>
              <table:table-cell office:value-type="float" office:value="1107">
                <text:p>1107</text:p>
              </table:table-cell>
              <table:table-cell office:value-type="float" office:value="1106.33230216151">
                <text:p>1106.33230216151</text:p>
              </table:table-cell>
              <table:table-cell office:value-type="float" office:value="1103.83406260468">
                <text:p>1103.834062604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9">
                <text:p>1109</text:p>
              </table:table-cell>
              <table:table-cell office:value-type="float" office:value="1107">
                <text:p>1107</text:p>
              </table:table-cell>
              <table:table-cell office:value-type="float" office:value="1106.99922662113">
                <text:p>1106.99922662113</text:p>
              </table:table-cell>
              <table:table-cell office:value-type="float" office:value="1107.65584208546">
                <text:p>1107.655842085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88">
                <text:p>1088</text:p>
              </table:table-cell>
              <table:table-cell office:value-type="float" office:value="1105">
                <text:p>1105</text:p>
              </table:table-cell>
              <table:table-cell office:value-type="float" office:value="1102.24941996585">
                <text:p>1102.24941996585</text:p>
              </table:table-cell>
              <table:table-cell office:value-type="float" office:value="1100.44881387563">
                <text:p>1100.448813875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2">
                <text:p>1142</text:p>
              </table:table-cell>
              <table:table-cell office:value-type="float" office:value="1111">
                <text:p>1111</text:p>
              </table:table-cell>
              <table:table-cell office:value-type="float" office:value="1112.18706497439">
                <text:p>1112.18706497439</text:p>
              </table:table-cell>
              <table:table-cell office:value-type="float" office:value="1115.16082733262">
                <text:p>1115.160827332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0">
                <text:p>1100</text:p>
              </table:table-cell>
              <table:table-cell office:value-type="float" office:value="1110">
                <text:p>1110</text:p>
              </table:table-cell>
              <table:table-cell office:value-type="float" office:value="1109.14029873079">
                <text:p>1109.14029873079</text:p>
              </table:table-cell>
              <table:table-cell office:value-type="float" office:value="1102.54341242527">
                <text:p>1102.543412425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17">
                <text:p>1117</text:p>
              </table:table-cell>
              <table:table-cell office:value-type="float" office:value="1110">
                <text:p>1110</text:p>
              </table:table-cell>
              <table:table-cell office:value-type="float" office:value="1111.10522404809">
                <text:p>1111.10522404809</text:p>
              </table:table-cell>
              <table:table-cell office:value-type="float" office:value="1113.72800826336">
                <text:p>1113.728008263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37">
                <text:p>1137</text:p>
              </table:table-cell>
              <table:table-cell office:value-type="float" office:value="1116">
                <text:p>1116</text:p>
              </table:table-cell>
              <table:table-cell office:value-type="float" office:value="1117.57891803607">
                <text:p>1117.57891803607</text:p>
              </table:table-cell>
              <table:table-cell office:value-type="float" office:value="1112.83524869467">
                <text:p>1112.835248694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03">
                <text:p>1103</text:p>
              </table:table-cell>
              <table:table-cell office:value-type="float" office:value="1115">
                <text:p>1115</text:p>
              </table:table-cell>
              <table:table-cell office:value-type="float" office:value="1113.93418852705">
                <text:p>1113.93418852705</text:p>
              </table:table-cell>
              <table:table-cell office:value-type="float" office:value="1110.91209226222">
                <text:p>1110.912092262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3">
                <text:p>1113</text:p>
              </table:table-cell>
              <table:table-cell office:value-type="float" office:value="1119">
                <text:p>1119</text:p>
              </table:table-cell>
              <table:table-cell office:value-type="float" office:value="1113.70064139529">
                <text:p>1113.70064139529</text:p>
              </table:table-cell>
              <table:table-cell office:value-type="float" office:value="1112.58796305613">
                <text:p>1112.587963056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14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1113.77548104647">
                <text:p>1113.77548104647</text:p>
              </table:table-cell>
              <table:table-cell office:value-type="float" office:value="1111.93544981575">
                <text:p>1111.935449815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22">
                <text:p>1122</text:p>
              </table:table-cell>
              <table:table-cell office:value-type="float" office:value="1118">
                <text:p>1118</text:p>
              </table:table-cell>
              <table:table-cell office:value-type="float" office:value="1115.83161078485">
                <text:p>1115.83161078485</text:p>
              </table:table-cell>
              <table:table-cell office:value-type="float" office:value="1114.84309530604">
                <text:p>1114.843095306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10">
                <text:p>1110</text:p>
              </table:table-cell>
              <table:table-cell office:value-type="float" office:value="1117">
                <text:p>1117</text:p>
              </table:table-cell>
              <table:table-cell office:value-type="float" office:value="1114.37370808864">
                <text:p>1114.37370808864</text:p>
              </table:table-cell>
              <table:table-cell office:value-type="float" office:value="1111.88773418536">
                <text:p>1111.887734185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23">
                <text:p>1123</text:p>
              </table:table-cell>
              <table:table-cell office:value-type="float" office:value="1114">
                <text:p>1114</text:p>
              </table:table-cell>
              <table:table-cell office:value-type="float" office:value="1116.53028106648">
                <text:p>1116.53028106648</text:p>
              </table:table-cell>
              <table:table-cell office:value-type="float" office:value="1116.43901731143">
                <text:p>1116.439017311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41">
                <text:p>1141</text:p>
              </table:table-cell>
              <table:table-cell office:value-type="float" office:value="1121">
                <text:p>1121</text:p>
              </table:table-cell>
              <table:table-cell office:value-type="float" office:value="1122.64771079986">
                <text:p>1122.64771079986</text:p>
              </table:table-cell>
              <table:table-cell office:value-type="float" office:value="1119.84849310793">
                <text:p>1119.848493107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99">
                <text:p>1099</text:p>
              </table:table-cell>
              <table:table-cell office:value-type="float" office:value="1118">
                <text:p>1118</text:p>
              </table:table-cell>
              <table:table-cell office:value-type="float" office:value="1116.73578309989">
                <text:p>1116.73578309989</text:p>
              </table:table-cell>
              <table:table-cell office:value-type="float" office:value="1112.59068435305">
                <text:p>1112.590684353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08">
                <text:p>1108</text:p>
              </table:table-cell>
              <table:table-cell office:value-type="float" office:value="1117">
                <text:p>1117</text:p>
              </table:table-cell>
              <table:table-cell office:value-type="float" office:value="1114.55183732492">
                <text:p>1114.55183732492</text:p>
              </table:table-cell>
              <table:table-cell office:value-type="float" office:value="1115.79769851771">
                <text:p>1115.797698517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77">
                <text:p>1077</text:p>
              </table:table-cell>
              <table:table-cell office:value-type="float" office:value="1110">
                <text:p>1110</text:p>
              </table:table-cell>
              <table:table-cell office:value-type="float" office:value="1105.16387799369">
                <text:p>1105.16387799369</text:p>
              </table:table-cell>
              <table:table-cell office:value-type="float" office:value="1104.17406538949">
                <text:p>1104.174065389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0">
                <text:p>1120</text:p>
              </table:table-cell>
              <table:table-cell office:value-type="float" office:value="1111">
                <text:p>1111</text:p>
              </table:table-cell>
              <table:table-cell office:value-type="float" office:value="1108.87290849527">
                <text:p>1108.87290849527</text:p>
              </table:table-cell>
              <table:table-cell office:value-type="float" office:value="1115.10472891905">
                <text:p>1115.104728919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02">
                <text:p>1102</text:p>
              </table:table-cell>
              <table:table-cell office:value-type="float" office:value="1108">
                <text:p>1108</text:p>
              </table:table-cell>
              <table:table-cell office:value-type="float" office:value="1107.15468137145">
                <text:p>1107.15468137145</text:p>
              </table:table-cell>
              <table:table-cell office:value-type="float" office:value="1105.27014857155">
                <text:p>1105.270148571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09">
                <text:p>1109</text:p>
              </table:table-cell>
              <table:table-cell office:value-type="float" office:value="1103">
                <text:p>1103</text:p>
              </table:table-cell>
              <table:table-cell office:value-type="float" office:value="1107.61601102859">
                <text:p>1107.61601102859</text:p>
              </table:table-cell>
              <table:table-cell office:value-type="float" office:value="1112.10335963716">
                <text:p>1112.103359637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32">
                <text:p>1132</text:p>
              </table:table-cell>
              <table:table-cell office:value-type="float" office:value="1108">
                <text:p>1108</text:p>
              </table:table-cell>
              <table:table-cell office:value-type="float" office:value="1113.71200827144">
                <text:p>1113.71200827144</text:p>
              </table:table-cell>
              <table:table-cell office:value-type="float" office:value="1112.9775930885">
                <text:p>1112.97759308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06">
                <text:p>1106</text:p>
              </table:table-cell>
              <table:table-cell office:value-type="float" office:value="1108">
                <text:p>1108</text:p>
              </table:table-cell>
              <table:table-cell office:value-type="float" office:value="1111.78400620358">
                <text:p>1111.78400620358</text:p>
              </table:table-cell>
              <table:table-cell office:value-type="float" office:value="1110.70865474557">
                <text:p>1110.708654745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11">
                <text:p>1111</text:p>
              </table:table-cell>
              <table:table-cell office:value-type="float" office:value="1113">
                <text:p>1113</text:p>
              </table:table-cell>
              <table:table-cell office:value-type="float" office:value="1111.58800465269">
                <text:p>1111.58800465269</text:p>
              </table:table-cell>
              <table:table-cell office:value-type="float" office:value="1112.14285406494">
                <text:p>1112.142854064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35">
                <text:p>1135</text:p>
              </table:table-cell>
              <table:table-cell office:value-type="float" office:value="1116">
                <text:p>1116</text:p>
              </table:table-cell>
              <table:table-cell office:value-type="float" office:value="1117.44100348951">
                <text:p>1117.44100348951</text:p>
              </table:table-cell>
              <table:table-cell office:value-type="float" office:value="1116.99662095709">
                <text:p>1116.996620957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92">
                <text:p>1092</text:p>
              </table:table-cell>
              <table:table-cell office:value-type="float" office:value="1114">
                <text:p>1114</text:p>
              </table:table-cell>
              <table:table-cell office:value-type="float" office:value="1111.08075261714">
                <text:p>1111.08075261714</text:p>
              </table:table-cell>
              <table:table-cell office:value-type="float" office:value="1107.83520558253">
                <text:p>1107.835205582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6">
                <text:p>1126</text:p>
              </table:table-cell>
              <table:table-cell office:value-type="float" office:value="1117">
                <text:p>1117</text:p>
              </table:table-cell>
              <table:table-cell office:value-type="float" office:value="1114.81056446285">
                <text:p>1114.81056446285</text:p>
              </table:table-cell>
              <table:table-cell office:value-type="float" office:value="1117.87325341163">
                <text:p>1117.873253411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12">
                <text:p>1112</text:p>
              </table:table-cell>
              <table:table-cell office:value-type="float" office:value="1114">
                <text:p>1114</text:p>
              </table:table-cell>
              <table:table-cell office:value-type="float" office:value="1114.10792334714">
                <text:p>1114.10792334714</text:p>
              </table:table-cell>
              <table:table-cell office:value-type="float" office:value="1110.38211136126">
                <text:p>1110.382111361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28">
                <text:p>1128</text:p>
              </table:table-cell>
              <table:table-cell office:value-type="float" office:value="1117">
                <text:p>1117</text:p>
              </table:table-cell>
              <table:table-cell office:value-type="float" office:value="1117.58094251035">
                <text:p>1117.58094251035</text:p>
              </table:table-cell>
              <table:table-cell office:value-type="float" office:value="1119.28126875117">
                <text:p>1119.281268751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20">
                <text:p>1120</text:p>
              </table:table-cell>
              <table:table-cell office:value-type="float" office:value="1119">
                <text:p>1119</text:p>
              </table:table-cell>
              <table:table-cell office:value-type="float" office:value="1118.18570688277">
                <text:p>1118.18570688277</text:p>
              </table:table-cell>
              <table:table-cell office:value-type="float" office:value="1114.12145712943">
                <text:p>1114.121457129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12">
                <text:p>1112</text:p>
              </table:table-cell>
              <table:table-cell office:value-type="float" office:value="1115">
                <text:p>1115</text:p>
              </table:table-cell>
              <table:table-cell office:value-type="float" office:value="1116.63928016207">
                <text:p>1116.63928016207</text:p>
              </table:table-cell>
              <table:table-cell office:value-type="float" office:value="1116.68697982011">
                <text:p>1116.686979820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18">
                <text:p>1118</text:p>
              </table:table-cell>
              <table:table-cell office:value-type="float" office:value="1119">
                <text:p>1119</text:p>
              </table:table-cell>
              <table:table-cell office:value-type="float" office:value="1116.97946012156">
                <text:p>1116.97946012156</text:p>
              </table:table-cell>
              <table:table-cell office:value-type="float" office:value="1115.47592125068">
                <text:p>1115.475921250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46">
                <text:p>1146</text:p>
              </table:table-cell>
              <table:table-cell office:value-type="float" office:value="1123">
                <text:p>1123</text:p>
              </table:table-cell>
              <table:table-cell office:value-type="float" office:value="1124.23459509117">
                <text:p>1124.23459509117</text:p>
              </table:table-cell>
              <table:table-cell office:value-type="float" office:value="1123.83357607967">
                <text:p>1123.833576079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40">
                <text:p>1140</text:p>
              </table:table-cell>
              <table:table-cell office:value-type="float" office:value="1127">
                <text:p>1127</text:p>
              </table:table-cell>
              <table:table-cell office:value-type="float" office:value="1128.17594631838">
                <text:p>1128.17594631838</text:p>
              </table:table-cell>
              <table:table-cell office:value-type="float" office:value="1122.86058916236">
                <text:p>1122.860589162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8">
                <text:p>1138</text:p>
              </table:table-cell>
              <table:table-cell office:value-type="float" office:value="1129">
                <text:p>1129</text:p>
              </table:table-cell>
              <table:table-cell office:value-type="float" office:value="1130.63195973878">
                <text:p>1130.63195973878</text:p>
              </table:table-cell>
              <table:table-cell office:value-type="float" office:value="1127.22923402216">
                <text:p>1127.229234022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3">
                <text:p>1133</text:p>
              </table:table-cell>
              <table:table-cell office:value-type="float" office:value="1131">
                <text:p>1131</text:p>
              </table:table-cell>
              <table:table-cell office:value-type="float" office:value="1131.22396980409">
                <text:p>1131.22396980409</text:p>
              </table:table-cell>
              <table:table-cell office:value-type="float" office:value="1126.05073860074">
                <text:p>1126.050738600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21">
                <text:p>1121</text:p>
              </table:table-cell>
              <table:table-cell office:value-type="float" office:value="1133">
                <text:p>1133</text:p>
              </table:table-cell>
              <table:table-cell office:value-type="float" office:value="1128.66797735306">
                <text:p>1128.66797735306</text:p>
              </table:table-cell>
              <table:table-cell office:value-type="float" office:value="1125.4951512034">
                <text:p>1125.49515120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80">
                <text:p>1080</text:p>
              </table:table-cell>
              <table:table-cell office:value-type="float" office:value="1126">
                <text:p>1126</text:p>
              </table:table-cell>
              <table:table-cell office:value-type="float" office:value="1116.5009830148">
                <text:p>1116.5009830148</text:p>
              </table:table-cell>
              <table:table-cell office:value-type="float" office:value="1114.45471584095">
                <text:p>1114.454715840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18">
                <text:p>1118</text:p>
              </table:table-cell>
              <table:table-cell office:value-type="float" office:value="1122">
                <text:p>1122</text:p>
              </table:table-cell>
              <table:table-cell office:value-type="float" office:value="1116.8757372611">
                <text:p>1116.8757372611</text:p>
              </table:table-cell>
              <table:table-cell office:value-type="float" office:value="1121.96529809819">
                <text:p>1121.965298098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4">
                <text:p>1144</text:p>
              </table:table-cell>
              <table:table-cell office:value-type="float" office:value="1122">
                <text:p>1122</text:p>
              </table:table-cell>
              <table:table-cell office:value-type="float" office:value="1123.65680294582">
                <text:p>1123.65680294582</text:p>
              </table:table-cell>
              <table:table-cell office:value-type="float" office:value="1122.9676242193">
                <text:p>1122.96762421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1">
                <text:p>1141</text:p>
              </table:table-cell>
              <table:table-cell office:value-type="float" office:value="1123">
                <text:p>1123</text:p>
              </table:table-cell>
              <table:table-cell office:value-type="float" office:value="1127.99260220937">
                <text:p>1127.99260220937</text:p>
              </table:table-cell>
              <table:table-cell office:value-type="float" office:value="1126.87432249181">
                <text:p>1126.874322491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30">
                <text:p>1130</text:p>
              </table:table-cell>
              <table:table-cell office:value-type="float" office:value="1122">
                <text:p>1122</text:p>
              </table:table-cell>
              <table:table-cell office:value-type="float" office:value="1128.49445165703">
                <text:p>1128.49445165703</text:p>
              </table:table-cell>
              <table:table-cell office:value-type="float" office:value="1125.31172290535">
                <text:p>1125.311722905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24">
                <text:p>1124</text:p>
              </table:table-cell>
              <table:table-cell office:value-type="float" office:value="1123">
                <text:p>1123</text:p>
              </table:table-cell>
              <table:table-cell office:value-type="float" office:value="1127.37083874277">
                <text:p>1127.37083874277</text:p>
              </table:table-cell>
              <table:table-cell office:value-type="float" office:value="1125.92135193089">
                <text:p>1125.921351930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41">
                <text:p>1141</text:p>
              </table:table-cell>
              <table:table-cell office:value-type="float" office:value="1133">
                <text:p>1133</text:p>
              </table:table-cell>
              <table:table-cell office:value-type="float" office:value="1130.77812905708">
                <text:p>1130.77812905708</text:p>
              </table:table-cell>
              <table:table-cell office:value-type="float" office:value="1129.32523653284">
                <text:p>1129.325236532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5">
                <text:p>1145</text:p>
              </table:table-cell>
              <table:table-cell office:value-type="float" office:value="1138">
                <text:p>1138</text:p>
              </table:table-cell>
              <table:table-cell office:value-type="float" office:value="1134.33359679281">
                <text:p>1134.33359679281</text:p>
              </table:table-cell>
              <table:table-cell office:value-type="float" office:value="1131.20159663846">
                <text:p>1131.201596638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37">
                <text:p>1137</text:p>
              </table:table-cell>
              <table:table-cell office:value-type="float" office:value="1136">
                <text:p>1136</text:p>
              </table:table-cell>
              <table:table-cell office:value-type="float" office:value="1135.00019759461">
                <text:p>1135.00019759461</text:p>
              </table:table-cell>
              <table:table-cell office:value-type="float" office:value="1131.52538141547">
                <text:p>1131.525381415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53">
                <text:p>1153</text:p>
              </table:table-cell>
              <table:table-cell office:value-type="float" office:value="1138">
                <text:p>1138</text:p>
              </table:table-cell>
              <table:table-cell office:value-type="float" office:value="1139.50014819595">
                <text:p>1139.50014819595</text:p>
              </table:table-cell>
              <table:table-cell office:value-type="float" office:value="1136.6997651954">
                <text:p>1136.69976519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07">
                <text:p>1107</text:p>
              </table:table-cell>
              <table:table-cell office:value-type="float" office:value="1135">
                <text:p>1135</text:p>
              </table:table-cell>
              <table:table-cell office:value-type="float" office:value="1131.37511114697">
                <text:p>1131.37511114697</text:p>
              </table:table-cell>
              <table:table-cell office:value-type="float" office:value="1126.17019362859">
                <text:p>1126.170193628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3">
                <text:p>1153</text:p>
              </table:table-cell>
              <table:table-cell office:value-type="float" office:value="1139">
                <text:p>1139</text:p>
              </table:table-cell>
              <table:table-cell office:value-type="float" office:value="1136.78133336022">
                <text:p>1136.78133336022</text:p>
              </table:table-cell>
              <table:table-cell office:value-type="float" office:value="1139.19538816153">
                <text:p>1139.195388161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32">
                <text:p>1132</text:p>
              </table:table-cell>
              <table:table-cell office:value-type="float" office:value="1138">
                <text:p>1138</text:p>
              </table:table-cell>
              <table:table-cell office:value-type="float" office:value="1135.58600002017">
                <text:p>1135.58600002017</text:p>
              </table:table-cell>
              <table:table-cell office:value-type="float" office:value="1129.58142440139">
                <text:p>1129.581424401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58">
                <text:p>1158</text:p>
              </table:table-cell>
              <table:table-cell office:value-type="float" office:value="1140">
                <text:p>1140</text:p>
              </table:table-cell>
              <table:table-cell office:value-type="float" office:value="1141.18950001513">
                <text:p>1141.18950001513</text:p>
              </table:table-cell>
              <table:table-cell office:value-type="float" office:value="1142.45444655712">
                <text:p>1142.454446557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33">
                <text:p>1133</text:p>
              </table:table-cell>
              <table:table-cell office:value-type="float" office:value="1139">
                <text:p>1139</text:p>
              </table:table-cell>
              <table:table-cell office:value-type="float" office:value="1139.14212501134">
                <text:p>1139.14212501134</text:p>
              </table:table-cell>
              <table:table-cell office:value-type="float" office:value="1132.3670216244">
                <text:p>1132.36702162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66">
                <text:p>1166</text:p>
              </table:table-cell>
              <table:table-cell office:value-type="float" office:value="1142">
                <text:p>1142</text:p>
              </table:table-cell>
              <table:table-cell office:value-type="float" office:value="1145.85659375851">
                <text:p>1145.85659375851</text:p>
              </table:table-cell>
              <table:table-cell office:value-type="float" office:value="1146.82772117793">
                <text:p>1146.827721177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63">
                <text:p>1163</text:p>
              </table:table-cell>
              <table:table-cell office:value-type="float" office:value="1151">
                <text:p>1151</text:p>
              </table:table-cell>
              <table:table-cell office:value-type="float" office:value="1150.14244531888">
                <text:p>1150.14244531888</text:p>
              </table:table-cell>
              <table:table-cell office:value-type="float" office:value="1142.19437115133">
                <text:p>1142.194371151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1150.10683398916">
                <text:p>1150.10683398916</text:p>
              </table:table-cell>
              <table:table-cell office:value-type="float" office:value="1146.92578837946">
                <text:p>1146.925788379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36">
                <text:p>1136</text:p>
              </table:table-cell>
              <table:table-cell office:value-type="float" office:value="1151">
                <text:p>1151</text:p>
              </table:table-cell>
              <table:table-cell office:value-type="float" office:value="1146.58012549187">
                <text:p>1146.58012549187</text:p>
              </table:table-cell>
              <table:table-cell office:value-type="float" office:value="1141.35549094772">
                <text:p>1141.355490947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64">
                <text:p>1164</text:p>
              </table:table-cell>
              <table:table-cell office:value-type="float" office:value="1152">
                <text:p>1152</text:p>
              </table:table-cell>
              <table:table-cell office:value-type="float" office:value="1150.9350941189">
                <text:p>1150.9350941189</text:p>
              </table:table-cell>
              <table:table-cell office:value-type="float" office:value="1150.35879666983">
                <text:p>1150.358796669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28">
                <text:p>1128</text:p>
              </table:table-cell>
              <table:table-cell office:value-type="float" office:value="1151">
                <text:p>1151</text:p>
              </table:table-cell>
              <table:table-cell office:value-type="float" office:value="1145.20132058918">
                <text:p>1145.20132058918</text:p>
              </table:table-cell>
              <table:table-cell office:value-type="float" office:value="1139.36711406911">
                <text:p>1139.367114069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33">
                <text:p>1133</text:p>
              </table:table-cell>
              <table:table-cell office:value-type="float" office:value="1146">
                <text:p>1146</text:p>
              </table:table-cell>
              <table:table-cell office:value-type="float" office:value="1142.15099044188">
                <text:p>1142.15099044188</text:p>
              </table:table-cell>
              <table:table-cell office:value-type="float" office:value="1144.37034511227">
                <text:p>1144.370345112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77">
                <text:p>1177</text:p>
              </table:table-cell>
              <table:table-cell office:value-type="float" office:value="1148">
                <text:p>1148</text:p>
              </table:table-cell>
              <table:table-cell office:value-type="float" office:value="1150.86324283141">
                <text:p>1150.86324283141</text:p>
              </table:table-cell>
              <table:table-cell office:value-type="float" office:value="1149.5258202083">
                <text:p>1149.52582020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53">
                <text:p>1153</text:p>
              </table:table-cell>
              <table:table-cell office:value-type="float" office:value="1149">
                <text:p>1149</text:p>
              </table:table-cell>
              <table:table-cell office:value-type="float" office:value="1151.39743212356">
                <text:p>1151.39743212356</text:p>
              </table:table-cell>
              <table:table-cell office:value-type="float" office:value="1147.30108009861">
                <text:p>1147.301080098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61">
                <text:p>1161</text:p>
              </table:table-cell>
              <table:table-cell office:value-type="float" office:value="1153">
                <text:p>1153</text:p>
              </table:table-cell>
              <table:table-cell office:value-type="float" office:value="1153.79807409267">
                <text:p>1153.79807409267</text:p>
              </table:table-cell>
              <table:table-cell office:value-type="float" office:value="1152.06065413977">
                <text:p>1152.060654139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73">
                <text:p>1173</text:p>
              </table:table-cell>
              <table:table-cell office:value-type="float" office:value="1154">
                <text:p>1154</text:p>
              </table:table-cell>
              <table:table-cell office:value-type="float" office:value="1158.5985555695">
                <text:p>1158.5985555695</text:p>
              </table:table-cell>
              <table:table-cell office:value-type="float" office:value="1154.43974618013">
                <text:p>1154.439746180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81">
                <text:p>1181</text:p>
              </table:table-cell>
              <table:table-cell office:value-type="float" office:value="1163">
                <text:p>1163</text:p>
              </table:table-cell>
              <table:table-cell office:value-type="float" office:value="1164.19891667713">
                <text:p>1164.19891667713</text:p>
              </table:table-cell>
              <table:table-cell office:value-type="float" office:value="1159.65235441088">
                <text:p>1159.652354410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82">
                <text:p>1182</text:p>
              </table:table-cell>
              <table:table-cell office:value-type="float" office:value="1171">
                <text:p>1171</text:p>
              </table:table-cell>
              <table:table-cell office:value-type="float" office:value="1168.64918750784">
                <text:p>1168.64918750784</text:p>
              </table:table-cell>
              <table:table-cell office:value-type="float" office:value="1162.11170086971">
                <text:p>1162.111700869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65">
                <text:p>1165</text:p>
              </table:table-cell>
              <table:table-cell office:value-type="float" office:value="1169">
                <text:p>1169</text:p>
              </table:table-cell>
              <table:table-cell office:value-type="float" office:value="1167.73689063088">
                <text:p>1167.73689063088</text:p>
              </table:table-cell>
              <table:table-cell office:value-type="float" office:value="1161.35816777699">
                <text:p>1161.358167776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2">
                <text:p>1162</text:p>
              </table:table-cell>
              <table:table-cell office:value-type="float" office:value="1171">
                <text:p>1171</text:p>
              </table:table-cell>
              <table:table-cell office:value-type="float" office:value="1166.30266797316">
                <text:p>1166.30266797316</text:p>
              </table:table-cell>
              <table:table-cell office:value-type="float" office:value="1161.97074568837">
                <text:p>1161.970745688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91">
                <text:p>1191</text:p>
              </table:table-cell>
              <table:table-cell office:value-type="float" office:value="1176">
                <text:p>1176</text:p>
              </table:table-cell>
              <table:table-cell office:value-type="float" office:value="1172.47700097987">
                <text:p>1172.47700097987</text:p>
              </table:table-cell>
              <table:table-cell office:value-type="float" office:value="1168.86051251945">
                <text:p>1168.860512519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8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1173.8577507349">
                <text:p>1173.8577507349</text:p>
              </table:table-cell>
              <table:table-cell office:value-type="float" office:value="1167.01152429094">
                <text:p>1167.011524290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83">
                <text:p>1183</text:p>
              </table:table-cell>
              <table:table-cell office:value-type="float" office:value="1177">
                <text:p>1177</text:p>
              </table:table-cell>
              <table:table-cell office:value-type="float" office:value="1176.14331305118">
                <text:p>1176.14331305118</text:p>
              </table:table-cell>
              <table:table-cell office:value-type="float" office:value="1172.11803615531">
                <text:p>1172.118036155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93">
                <text:p>1193</text:p>
              </table:table-cell>
              <table:table-cell office:value-type="float" office:value="1179">
                <text:p>1179</text:p>
              </table:table-cell>
              <table:table-cell office:value-type="float" office:value="1180.35748478838">
                <text:p>1180.35748478838</text:p>
              </table:table-cell>
              <table:table-cell office:value-type="float" office:value="1174.27461999786">
                <text:p>1174.274619997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92">
                <text:p>1192</text:p>
              </table:table-cell>
              <table:table-cell office:value-type="float" office:value="1183">
                <text:p>1183</text:p>
              </table:table-cell>
              <table:table-cell office:value-type="float" office:value="1183.26811359129">
                <text:p>1183.26811359129</text:p>
              </table:table-cell>
              <table:table-cell office:value-type="float" office:value="1177.41201469287">
                <text:p>1177.412014692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07">
                <text:p>1207</text:p>
              </table:table-cell>
              <table:table-cell office:value-type="float" office:value="1191">
                <text:p>1191</text:p>
              </table:table-cell>
              <table:table-cell office:value-type="float" office:value="1189.20108519347">
                <text:p>1189.20108519347</text:p>
              </table:table-cell>
              <table:table-cell office:value-type="float" office:value="1182.92657420265">
                <text:p>1182.926574202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19">
                <text:p>1219</text:p>
              </table:table-cell>
              <table:table-cell office:value-type="float" office:value="1195">
                <text:p>1195</text:p>
              </table:table-cell>
              <table:table-cell office:value-type="float" office:value="1196.6508138951">
                <text:p>1196.6508138951</text:p>
              </table:table-cell>
              <table:table-cell office:value-type="float" office:value="1188.63619494612">
                <text:p>1188.636194946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48">
                <text:p>1248</text:p>
              </table:table-cell>
              <table:table-cell office:value-type="float" office:value="1207">
                <text:p>1207</text:p>
              </table:table-cell>
              <table:table-cell office:value-type="float" office:value="1209.48811042132">
                <text:p>1209.48811042132</text:p>
              </table:table-cell>
              <table:table-cell office:value-type="float" office:value="1200.05137376351">
                <text:p>1200.051373763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12">
                <text:p>1212</text:p>
              </table:table-cell>
              <table:table-cell office:value-type="float" office:value="1212">
                <text:p>1212</text:p>
              </table:table-cell>
              <table:table-cell office:value-type="float" office:value="1210.11608281599">
                <text:p>1210.11608281599</text:p>
              </table:table-cell>
              <table:table-cell office:value-type="float" office:value="1196.1894230322">
                <text:p>1196.18942303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71">
                <text:p>1371</text:p>
              </table:table-cell>
              <table:table-cell office:value-type="float" office:value="1242">
                <text:p>1242</text:p>
              </table:table-cell>
              <table:table-cell office:value-type="float" office:value="1250.33706211199">
                <text:p>1250.33706211199</text:p>
              </table:table-cell>
              <table:table-cell office:value-type="float" office:value="1242.20923771293">
                <text:p>1242.209237712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50">
                <text:p>1450</text:p>
              </table:table-cell>
              <table:table-cell office:value-type="float" office:value="1285">
                <text:p>1285</text:p>
              </table:table-cell>
              <table:table-cell office:value-type="float" office:value="1300.252796584">
                <text:p>1300.252796584</text:p>
              </table:table-cell>
              <table:table-cell office:value-type="float" office:value="1266.54503947626">
                <text:p>1266.545039476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75">
                <text:p>1475</text:p>
              </table:table-cell>
              <table:table-cell office:value-type="float" office:value="1329">
                <text:p>1329</text:p>
              </table:table-cell>
              <table:table-cell office:value-type="float" office:value="1343.939597438">
                <text:p>1343.939597438</text:p>
              </table:table-cell>
              <table:table-cell office:value-type="float" office:value="1304.0572985492">
                <text:p>1304.05729854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14">
                <text:p>1514</text:p>
              </table:table-cell>
              <table:table-cell office:value-type="float" office:value="1378">
                <text:p>1378</text:p>
              </table:table-cell>
              <table:table-cell office:value-type="float" office:value="1386.4546980785">
                <text:p>1386.4546980785</text:p>
              </table:table-cell>
              <table:table-cell office:value-type="float" office:value="1334.03561846813">
                <text:p>1334.035618468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50d9bf2b0a79cdb85a3814b592608037a682059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1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94cm" svg:height="13.52cm" xlink:href=".." xlink:type="simple" chart:class="chart:line" chart:style-name="ch1">
        <chart:legend chart:legend-position="bottom" svg:x="8.472cm" svg:y="12.79cm" style:legend-expansion="wide" chart:style-name="ch2"/>
        <chart:plot-area chart:style-name="ch3" table:cell-range-address="values.A1:values.A1 values.A151:values.A360 values.D1:values.D1 values.D151:values.D360 values.F1:values.G1 values.F151:values.G360" chart:data-source-has-labels="row" svg:x="0.468cm" svg:y="0.455cm" svg:width="27.713cm" svg:height="12.249cm">
          <chartooo:coordinate-region svg:x="1.46cm" svg:y="0.628cm" svg:width="26.721cm" svg:height="11.1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alues.A151:values.A360" chart:label-cell-address="values.A1:values.A1" chart:class="chart:line">
            <chart:data-point chart:repeated="210"/>
          </chart:series>
          <chart:series chart:style-name="ch8" chart:values-cell-range-address="values.D151:values.D360" chart:label-cell-address="values.D1:values.D1" chart:class="chart:line">
            <chart:data-point chart:repeated="210"/>
          </chart:series>
          <chart:series chart:style-name="ch9" chart:values-cell-range-address="values.F151:values.F360" chart:label-cell-address="values.F1:values.F1" chart:class="chart:line">
            <chart:data-point chart:repeated="210"/>
          </chart:series>
          <chart:series chart:style-name="ch10" chart:values-cell-range-address="values.G151:values.G360" chart:label-cell-address="values.G1:values.G1" chart:class="chart:line">
            <chart:data-point chart:repeated="2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values.A1:values.A1</svg:desc>
                </draw:g>
              </table:table-cell>
              <table:table-cell office:value-type="string">
                <text:p>Average / 6</text:p>
                <draw:g>
                  <svg:desc>values.D1:values.D1</svg:desc>
                </draw:g>
              </table:table-cell>
              <table:table-cell office:value-type="string">
                <text:p>exponential filter</text:p>
                <draw:g>
                  <svg:desc>values.F1:values.F1</svg:desc>
                </draw:g>
              </table:table-cell>
              <table:table-cell office:value-type="string">
                <text:p>double exp fitler</text:p>
                <draw:g>
                  <svg:desc>values.G1:value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41">
                <text:p>1141</text:p>
                <draw:g>
                  <svg:desc>values.A151:values.A360</svg:desc>
                </draw:g>
              </table:table-cell>
              <table:table-cell office:value-type="float" office:value="1123">
                <text:p>1123</text:p>
                <draw:g>
                  <svg:desc>values.D151:values.D360</svg:desc>
                </draw:g>
              </table:table-cell>
              <table:table-cell office:value-type="float" office:value="1127.99260220937">
                <text:p>1127.99260220937</text:p>
                <draw:g>
                  <svg:desc>values.F151:values.F360</svg:desc>
                </draw:g>
              </table:table-cell>
              <table:table-cell office:value-type="float" office:value="1126.87432249181">
                <text:p>1126.87432249181</text:p>
                <draw:g>
                  <svg:desc>values.G151:values.G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0">
                <text:p>1130</text:p>
              </table:table-cell>
              <table:table-cell office:value-type="float" office:value="1122">
                <text:p>1122</text:p>
              </table:table-cell>
              <table:table-cell office:value-type="float" office:value="1128.49445165703">
                <text:p>1128.49445165703</text:p>
              </table:table-cell>
              <table:table-cell office:value-type="float" office:value="1125.31172290535">
                <text:p>1125.31172290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4">
                <text:p>1124</text:p>
              </table:table-cell>
              <table:table-cell office:value-type="float" office:value="1123">
                <text:p>1123</text:p>
              </table:table-cell>
              <table:table-cell office:value-type="float" office:value="1127.37083874277">
                <text:p>1127.37083874277</text:p>
              </table:table-cell>
              <table:table-cell office:value-type="float" office:value="1125.92135193089">
                <text:p>1125.92135193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41">
                <text:p>1141</text:p>
              </table:table-cell>
              <table:table-cell office:value-type="float" office:value="1133">
                <text:p>1133</text:p>
              </table:table-cell>
              <table:table-cell office:value-type="float" office:value="1130.77812905708">
                <text:p>1130.77812905708</text:p>
              </table:table-cell>
              <table:table-cell office:value-type="float" office:value="1129.32523653284">
                <text:p>1129.32523653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5">
                <text:p>1145</text:p>
              </table:table-cell>
              <table:table-cell office:value-type="float" office:value="1138">
                <text:p>1138</text:p>
              </table:table-cell>
              <table:table-cell office:value-type="float" office:value="1134.33359679281">
                <text:p>1134.33359679281</text:p>
              </table:table-cell>
              <table:table-cell office:value-type="float" office:value="1131.20159663846">
                <text:p>1131.20159663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7">
                <text:p>1137</text:p>
              </table:table-cell>
              <table:table-cell office:value-type="float" office:value="1136">
                <text:p>1136</text:p>
              </table:table-cell>
              <table:table-cell office:value-type="float" office:value="1135.00019759461">
                <text:p>1135.00019759461</text:p>
              </table:table-cell>
              <table:table-cell office:value-type="float" office:value="1131.52538141547">
                <text:p>1131.52538141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53">
                <text:p>1153</text:p>
              </table:table-cell>
              <table:table-cell office:value-type="float" office:value="1138">
                <text:p>1138</text:p>
              </table:table-cell>
              <table:table-cell office:value-type="float" office:value="1139.50014819595">
                <text:p>1139.50014819595</text:p>
              </table:table-cell>
              <table:table-cell office:value-type="float" office:value="1136.6997651954">
                <text:p>1136.6997651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7">
                <text:p>1107</text:p>
              </table:table-cell>
              <table:table-cell office:value-type="float" office:value="1135">
                <text:p>1135</text:p>
              </table:table-cell>
              <table:table-cell office:value-type="float" office:value="1131.37511114697">
                <text:p>1131.37511114697</text:p>
              </table:table-cell>
              <table:table-cell office:value-type="float" office:value="1126.17019362859">
                <text:p>1126.17019362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3">
                <text:p>1153</text:p>
              </table:table-cell>
              <table:table-cell office:value-type="float" office:value="1139">
                <text:p>1139</text:p>
              </table:table-cell>
              <table:table-cell office:value-type="float" office:value="1136.78133336022">
                <text:p>1136.78133336022</text:p>
              </table:table-cell>
              <table:table-cell office:value-type="float" office:value="1139.19538816153">
                <text:p>1139.19538816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2">
                <text:p>1132</text:p>
              </table:table-cell>
              <table:table-cell office:value-type="float" office:value="1138">
                <text:p>1138</text:p>
              </table:table-cell>
              <table:table-cell office:value-type="float" office:value="1135.58600002017">
                <text:p>1135.58600002017</text:p>
              </table:table-cell>
              <table:table-cell office:value-type="float" office:value="1129.58142440139">
                <text:p>1129.58142440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8">
                <text:p>1158</text:p>
              </table:table-cell>
              <table:table-cell office:value-type="float" office:value="1140">
                <text:p>1140</text:p>
              </table:table-cell>
              <table:table-cell office:value-type="float" office:value="1141.18950001513">
                <text:p>1141.18950001513</text:p>
              </table:table-cell>
              <table:table-cell office:value-type="float" office:value="1142.45444655712">
                <text:p>1142.454446557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3">
                <text:p>1133</text:p>
              </table:table-cell>
              <table:table-cell office:value-type="float" office:value="1139">
                <text:p>1139</text:p>
              </table:table-cell>
              <table:table-cell office:value-type="float" office:value="1139.14212501134">
                <text:p>1139.14212501134</text:p>
              </table:table-cell>
              <table:table-cell office:value-type="float" office:value="1132.3670216244">
                <text:p>1132.3670216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66">
                <text:p>1166</text:p>
              </table:table-cell>
              <table:table-cell office:value-type="float" office:value="1142">
                <text:p>1142</text:p>
              </table:table-cell>
              <table:table-cell office:value-type="float" office:value="1145.85659375851">
                <text:p>1145.85659375851</text:p>
              </table:table-cell>
              <table:table-cell office:value-type="float" office:value="1146.82772117793">
                <text:p>1146.827721177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63">
                <text:p>1163</text:p>
              </table:table-cell>
              <table:table-cell office:value-type="float" office:value="1151">
                <text:p>1151</text:p>
              </table:table-cell>
              <table:table-cell office:value-type="float" office:value="1150.14244531888">
                <text:p>1150.14244531888</text:p>
              </table:table-cell>
              <table:table-cell office:value-type="float" office:value="1142.19437115133">
                <text:p>1142.194371151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1150.10683398916">
                <text:p>1150.10683398916</text:p>
              </table:table-cell>
              <table:table-cell office:value-type="float" office:value="1146.92578837946">
                <text:p>1146.92578837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36">
                <text:p>1136</text:p>
              </table:table-cell>
              <table:table-cell office:value-type="float" office:value="1151">
                <text:p>1151</text:p>
              </table:table-cell>
              <table:table-cell office:value-type="float" office:value="1146.58012549187">
                <text:p>1146.58012549187</text:p>
              </table:table-cell>
              <table:table-cell office:value-type="float" office:value="1141.35549094772">
                <text:p>1141.355490947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64">
                <text:p>1164</text:p>
              </table:table-cell>
              <table:table-cell office:value-type="float" office:value="1152">
                <text:p>1152</text:p>
              </table:table-cell>
              <table:table-cell office:value-type="float" office:value="1150.9350941189">
                <text:p>1150.9350941189</text:p>
              </table:table-cell>
              <table:table-cell office:value-type="float" office:value="1150.35879666983">
                <text:p>1150.358796669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8">
                <text:p>1128</text:p>
              </table:table-cell>
              <table:table-cell office:value-type="float" office:value="1151">
                <text:p>1151</text:p>
              </table:table-cell>
              <table:table-cell office:value-type="float" office:value="1145.20132058918">
                <text:p>1145.20132058918</text:p>
              </table:table-cell>
              <table:table-cell office:value-type="float" office:value="1139.36711406911">
                <text:p>1139.36711406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3">
                <text:p>1133</text:p>
              </table:table-cell>
              <table:table-cell office:value-type="float" office:value="1146">
                <text:p>1146</text:p>
              </table:table-cell>
              <table:table-cell office:value-type="float" office:value="1142.15099044188">
                <text:p>1142.15099044188</text:p>
              </table:table-cell>
              <table:table-cell office:value-type="float" office:value="1144.37034511227">
                <text:p>1144.370345112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77">
                <text:p>1177</text:p>
              </table:table-cell>
              <table:table-cell office:value-type="float" office:value="1148">
                <text:p>1148</text:p>
              </table:table-cell>
              <table:table-cell office:value-type="float" office:value="1150.86324283141">
                <text:p>1150.86324283141</text:p>
              </table:table-cell>
              <table:table-cell office:value-type="float" office:value="1149.5258202083">
                <text:p>1149.52582020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3">
                <text:p>1153</text:p>
              </table:table-cell>
              <table:table-cell office:value-type="float" office:value="1149">
                <text:p>1149</text:p>
              </table:table-cell>
              <table:table-cell office:value-type="float" office:value="1151.39743212356">
                <text:p>1151.39743212356</text:p>
              </table:table-cell>
              <table:table-cell office:value-type="float" office:value="1147.30108009861">
                <text:p>1147.301080098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61">
                <text:p>1161</text:p>
              </table:table-cell>
              <table:table-cell office:value-type="float" office:value="1153">
                <text:p>1153</text:p>
              </table:table-cell>
              <table:table-cell office:value-type="float" office:value="1153.79807409267">
                <text:p>1153.79807409267</text:p>
              </table:table-cell>
              <table:table-cell office:value-type="float" office:value="1152.06065413977">
                <text:p>1152.060654139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73">
                <text:p>1173</text:p>
              </table:table-cell>
              <table:table-cell office:value-type="float" office:value="1154">
                <text:p>1154</text:p>
              </table:table-cell>
              <table:table-cell office:value-type="float" office:value="1158.5985555695">
                <text:p>1158.5985555695</text:p>
              </table:table-cell>
              <table:table-cell office:value-type="float" office:value="1154.43974618013">
                <text:p>1154.439746180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81">
                <text:p>1181</text:p>
              </table:table-cell>
              <table:table-cell office:value-type="float" office:value="1163">
                <text:p>1163</text:p>
              </table:table-cell>
              <table:table-cell office:value-type="float" office:value="1164.19891667713">
                <text:p>1164.19891667713</text:p>
              </table:table-cell>
              <table:table-cell office:value-type="float" office:value="1159.65235441088">
                <text:p>1159.65235441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82">
                <text:p>1182</text:p>
              </table:table-cell>
              <table:table-cell office:value-type="float" office:value="1171">
                <text:p>1171</text:p>
              </table:table-cell>
              <table:table-cell office:value-type="float" office:value="1168.64918750784">
                <text:p>1168.64918750784</text:p>
              </table:table-cell>
              <table:table-cell office:value-type="float" office:value="1162.11170086971">
                <text:p>1162.111700869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65">
                <text:p>1165</text:p>
              </table:table-cell>
              <table:table-cell office:value-type="float" office:value="1169">
                <text:p>1169</text:p>
              </table:table-cell>
              <table:table-cell office:value-type="float" office:value="1167.73689063088">
                <text:p>1167.73689063088</text:p>
              </table:table-cell>
              <table:table-cell office:value-type="float" office:value="1161.35816777699">
                <text:p>1161.358167776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62">
                <text:p>1162</text:p>
              </table:table-cell>
              <table:table-cell office:value-type="float" office:value="1171">
                <text:p>1171</text:p>
              </table:table-cell>
              <table:table-cell office:value-type="float" office:value="1166.30266797316">
                <text:p>1166.30266797316</text:p>
              </table:table-cell>
              <table:table-cell office:value-type="float" office:value="1161.97074568837">
                <text:p>1161.970745688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91">
                <text:p>1191</text:p>
              </table:table-cell>
              <table:table-cell office:value-type="float" office:value="1176">
                <text:p>1176</text:p>
              </table:table-cell>
              <table:table-cell office:value-type="float" office:value="1172.47700097987">
                <text:p>1172.47700097987</text:p>
              </table:table-cell>
              <table:table-cell office:value-type="float" office:value="1168.86051251945">
                <text:p>1168.860512519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78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1173.8577507349">
                <text:p>1173.8577507349</text:p>
              </table:table-cell>
              <table:table-cell office:value-type="float" office:value="1167.01152429094">
                <text:p>1167.011524290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3">
                <text:p>1183</text:p>
              </table:table-cell>
              <table:table-cell office:value-type="float" office:value="1177">
                <text:p>1177</text:p>
              </table:table-cell>
              <table:table-cell office:value-type="float" office:value="1176.14331305118">
                <text:p>1176.14331305118</text:p>
              </table:table-cell>
              <table:table-cell office:value-type="float" office:value="1172.11803615531">
                <text:p>1172.118036155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93">
                <text:p>1193</text:p>
              </table:table-cell>
              <table:table-cell office:value-type="float" office:value="1179">
                <text:p>1179</text:p>
              </table:table-cell>
              <table:table-cell office:value-type="float" office:value="1180.35748478838">
                <text:p>1180.35748478838</text:p>
              </table:table-cell>
              <table:table-cell office:value-type="float" office:value="1174.27461999786">
                <text:p>1174.274619997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92">
                <text:p>1192</text:p>
              </table:table-cell>
              <table:table-cell office:value-type="float" office:value="1183">
                <text:p>1183</text:p>
              </table:table-cell>
              <table:table-cell office:value-type="float" office:value="1183.26811359129">
                <text:p>1183.26811359129</text:p>
              </table:table-cell>
              <table:table-cell office:value-type="float" office:value="1177.41201469287">
                <text:p>1177.412014692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07">
                <text:p>1207</text:p>
              </table:table-cell>
              <table:table-cell office:value-type="float" office:value="1191">
                <text:p>1191</text:p>
              </table:table-cell>
              <table:table-cell office:value-type="float" office:value="1189.20108519347">
                <text:p>1189.20108519347</text:p>
              </table:table-cell>
              <table:table-cell office:value-type="float" office:value="1182.92657420265">
                <text:p>1182.92657420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19">
                <text:p>1219</text:p>
              </table:table-cell>
              <table:table-cell office:value-type="float" office:value="1195">
                <text:p>1195</text:p>
              </table:table-cell>
              <table:table-cell office:value-type="float" office:value="1196.6508138951">
                <text:p>1196.6508138951</text:p>
              </table:table-cell>
              <table:table-cell office:value-type="float" office:value="1188.63619494612">
                <text:p>1188.636194946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48">
                <text:p>1248</text:p>
              </table:table-cell>
              <table:table-cell office:value-type="float" office:value="1207">
                <text:p>1207</text:p>
              </table:table-cell>
              <table:table-cell office:value-type="float" office:value="1209.48811042132">
                <text:p>1209.48811042132</text:p>
              </table:table-cell>
              <table:table-cell office:value-type="float" office:value="1200.05137376351">
                <text:p>1200.051373763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12">
                <text:p>1212</text:p>
              </table:table-cell>
              <table:table-cell office:value-type="float" office:value="1212">
                <text:p>1212</text:p>
              </table:table-cell>
              <table:table-cell office:value-type="float" office:value="1210.11608281599">
                <text:p>1210.11608281599</text:p>
              </table:table-cell>
              <table:table-cell office:value-type="float" office:value="1196.1894230322">
                <text:p>1196.18942303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71">
                <text:p>1371</text:p>
              </table:table-cell>
              <table:table-cell office:value-type="float" office:value="1242">
                <text:p>1242</text:p>
              </table:table-cell>
              <table:table-cell office:value-type="float" office:value="1250.33706211199">
                <text:p>1250.33706211199</text:p>
              </table:table-cell>
              <table:table-cell office:value-type="float" office:value="1242.20923771293">
                <text:p>1242.209237712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50">
                <text:p>1450</text:p>
              </table:table-cell>
              <table:table-cell office:value-type="float" office:value="1285">
                <text:p>1285</text:p>
              </table:table-cell>
              <table:table-cell office:value-type="float" office:value="1300.252796584">
                <text:p>1300.252796584</text:p>
              </table:table-cell>
              <table:table-cell office:value-type="float" office:value="1266.54503947626">
                <text:p>1266.545039476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75">
                <text:p>1475</text:p>
              </table:table-cell>
              <table:table-cell office:value-type="float" office:value="1329">
                <text:p>1329</text:p>
              </table:table-cell>
              <table:table-cell office:value-type="float" office:value="1343.939597438">
                <text:p>1343.939597438</text:p>
              </table:table-cell>
              <table:table-cell office:value-type="float" office:value="1304.0572985492">
                <text:p>1304.05729854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14">
                <text:p>1514</text:p>
              </table:table-cell>
              <table:table-cell office:value-type="float" office:value="1378">
                <text:p>1378</text:p>
              </table:table-cell>
              <table:table-cell office:value-type="float" office:value="1386.4546980785">
                <text:p>1386.4546980785</text:p>
              </table:table-cell>
              <table:table-cell office:value-type="float" office:value="1334.03561846813">
                <text:p>1334.035618468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41">
                <text:p>1541</text:p>
              </table:table-cell>
              <table:table-cell office:value-type="float" office:value="1427">
                <text:p>1427</text:p>
              </table:table-cell>
              <table:table-cell office:value-type="float" office:value="1425.09102355887">
                <text:p>1425.09102355887</text:p>
              </table:table-cell>
              <table:table-cell office:value-type="float" office:value="1367.78972189974">
                <text:p>1367.789721899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37">
                <text:p>1537</text:p>
              </table:table-cell>
              <table:table-cell office:value-type="float" office:value="1481">
                <text:p>1481</text:p>
              </table:table-cell>
              <table:table-cell office:value-type="float" office:value="1453.06826766915">
                <text:p>1453.06826766915</text:p>
              </table:table-cell>
              <table:table-cell office:value-type="float" office:value="1389.83982936584">
                <text:p>1389.839829365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40">
                <text:p>1540</text:p>
              </table:table-cell>
              <table:table-cell office:value-type="float" office:value="1510">
                <text:p>1510</text:p>
              </table:table-cell>
              <table:table-cell office:value-type="float" office:value="1474.80120075187">
                <text:p>1474.80120075187</text:p>
              </table:table-cell>
              <table:table-cell office:value-type="float" office:value="1414.14980754472">
                <text:p>1414.149807544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45">
                <text:p>1545</text:p>
              </table:table-cell>
              <table:table-cell office:value-type="float" office:value="1525">
                <text:p>1525</text:p>
              </table:table-cell>
              <table:table-cell office:value-type="float" office:value="1492.3509005639">
                <text:p>1492.3509005639</text:p>
              </table:table-cell>
              <table:table-cell office:value-type="float" office:value="1432.27636875121">
                <text:p>1432.276368751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58">
                <text:p>1558</text:p>
              </table:table-cell>
              <table:table-cell office:value-type="float" office:value="1539">
                <text:p>1539</text:p>
              </table:table-cell>
              <table:table-cell office:value-type="float" office:value="1508.76317542292">
                <text:p>1508.76317542292</text:p>
              </table:table-cell>
              <table:table-cell office:value-type="float" office:value="1452.83133983951">
                <text:p>1452.831339839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79">
                <text:p>1579</text:p>
              </table:table-cell>
              <table:table-cell office:value-type="float" office:value="1550">
                <text:p>1550</text:p>
              </table:table-cell>
              <table:table-cell office:value-type="float" office:value="1526.32238156719">
                <text:p>1526.32238156719</text:p>
              </table:table-cell>
              <table:table-cell office:value-type="float" office:value="1472.04052222665">
                <text:p>1472.040522226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68">
                <text:p>1568</text:p>
              </table:table-cell>
              <table:table-cell office:value-type="float" office:value="1555">
                <text:p>1555</text:p>
              </table:table-cell>
              <table:table-cell office:value-type="float" office:value="1536.7417861754">
                <text:p>1536.7417861754</text:p>
              </table:table-cell>
              <table:table-cell office:value-type="float" office:value="1484.50488223771">
                <text:p>1484.504882237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75">
                <text:p>1575</text:p>
              </table:table-cell>
              <table:table-cell office:value-type="float" office:value="1561">
                <text:p>1561</text:p>
              </table:table-cell>
              <table:table-cell office:value-type="float" office:value="1546.30633963155">
                <text:p>1546.30633963155</text:p>
              </table:table-cell>
              <table:table-cell office:value-type="float" office:value="1499.65004567165">
                <text:p>1499.650045671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72">
                <text:p>1572</text:p>
              </table:table-cell>
              <table:table-cell office:value-type="float" office:value="1566">
                <text:p>1566</text:p>
              </table:table-cell>
              <table:table-cell office:value-type="float" office:value="1552.72975472366">
                <text:p>1552.72975472366</text:p>
              </table:table-cell>
              <table:table-cell office:value-type="float" office:value="1508.65043619337">
                <text:p>1508.650436193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88">
                <text:p>1588</text:p>
              </table:table-cell>
              <table:table-cell office:value-type="float" office:value="1573">
                <text:p>1573</text:p>
              </table:table-cell>
              <table:table-cell office:value-type="float" office:value="1561.54731604275">
                <text:p>1561.54731604275</text:p>
              </table:table-cell>
              <table:table-cell office:value-type="float" office:value="1523.08759283199">
                <text:p>1523.087592831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94">
                <text:p>1594</text:p>
              </table:table-cell>
              <table:table-cell office:value-type="float" office:value="1579">
                <text:p>1579</text:p>
              </table:table-cell>
              <table:table-cell office:value-type="float" office:value="1569.66048703206">
                <text:p>1569.66048703206</text:p>
              </table:table-cell>
              <table:table-cell office:value-type="float" office:value="1532.15340064082">
                <text:p>1532.153400640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01">
                <text:p>1601</text:p>
              </table:table-cell>
              <table:table-cell office:value-type="float" office:value="1583">
                <text:p>1583</text:p>
              </table:table-cell>
              <table:table-cell office:value-type="float" office:value="1577.49536527404">
                <text:p>1577.49536527404</text:p>
              </table:table-cell>
              <table:table-cell office:value-type="float" office:value="1543.92556579532">
                <text:p>1543.925565795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04">
                <text:p>1604</text:p>
              </table:table-cell>
              <table:table-cell office:value-type="float" office:value="1589">
                <text:p>1589</text:p>
              </table:table-cell>
              <table:table-cell office:value-type="float" office:value="1584.12152395553">
                <text:p>1584.12152395553</text:p>
              </table:table-cell>
              <table:table-cell office:value-type="float" office:value="1551.88087525379">
                <text:p>1551.880875253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02">
                <text:p>1602</text:p>
              </table:table-cell>
              <table:table-cell office:value-type="float" office:value="1594">
                <text:p>1594</text:p>
              </table:table-cell>
              <table:table-cell office:value-type="float" office:value="1588.59114296665">
                <text:p>1588.59114296665</text:p>
              </table:table-cell>
              <table:table-cell office:value-type="float" office:value="1559.63747076526">
                <text:p>1559.637470765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18">
                <text:p>1618</text:p>
              </table:table-cell>
              <table:table-cell office:value-type="float" office:value="1601">
                <text:p>1601</text:p>
              </table:table-cell>
              <table:table-cell office:value-type="float" office:value="1595.94335722499">
                <text:p>1595.94335722499</text:p>
              </table:table-cell>
              <table:table-cell office:value-type="float" office:value="1569.57414576706">
                <text:p>1569.574145767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18">
                <text:p>1618</text:p>
              </table:table-cell>
              <table:table-cell office:value-type="float" office:value="1606">
                <text:p>1606</text:p>
              </table:table-cell>
              <table:table-cell office:value-type="float" office:value="1601.45751791874">
                <text:p>1601.45751791874</text:p>
              </table:table-cell>
              <table:table-cell office:value-type="float" office:value="1575.71860432422">
                <text:p>1575.718604324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17">
                <text:p>1617</text:p>
              </table:table-cell>
              <table:table-cell office:value-type="float" office:value="1610">
                <text:p>1610</text:p>
              </table:table-cell>
              <table:table-cell office:value-type="float" office:value="1605.34313843906">
                <text:p>1605.34313843906</text:p>
              </table:table-cell>
              <table:table-cell office:value-type="float" office:value="1582.35227810887">
                <text:p>1582.352278108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18">
                <text:p>1618</text:p>
              </table:table-cell>
              <table:table-cell office:value-type="float" office:value="1613">
                <text:p>1613</text:p>
              </table:table-cell>
              <table:table-cell office:value-type="float" office:value="1608.50735382929">
                <text:p>1608.50735382929</text:p>
              </table:table-cell>
              <table:table-cell office:value-type="float" office:value="1587.28400431086">
                <text:p>1587.284004310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29">
                <text:p>1629</text:p>
              </table:table-cell>
              <table:table-cell office:value-type="float" office:value="1617">
                <text:p>1617</text:p>
              </table:table-cell>
              <table:table-cell office:value-type="float" office:value="1613.63051537197">
                <text:p>1613.63051537197</text:p>
              </table:table-cell>
              <table:table-cell office:value-type="float" office:value="1594.75396751195">
                <text:p>1594.753967511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44">
                <text:p>1644</text:p>
              </table:table-cell>
              <table:table-cell office:value-type="float" office:value="1624">
                <text:p>1624</text:p>
              </table:table-cell>
              <table:table-cell office:value-type="float" office:value="1621.22288652898">
                <text:p>1621.22288652898</text:p>
              </table:table-cell>
              <table:table-cell office:value-type="float" office:value="1602.58349771331">
                <text:p>1602.583497713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37">
                <text:p>1637</text:p>
              </table:table-cell>
              <table:table-cell office:value-type="float" office:value="1627">
                <text:p>1627</text:p>
              </table:table-cell>
              <table:table-cell office:value-type="float" office:value="1625.16716489673">
                <text:p>1625.16716489673</text:p>
              </table:table-cell>
              <table:table-cell office:value-type="float" office:value="1606.48990516417">
                <text:p>1606.489905164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34">
                <text:p>1634</text:p>
              </table:table-cell>
              <table:table-cell office:value-type="float" office:value="1630">
                <text:p>1630</text:p>
              </table:table-cell>
              <table:table-cell office:value-type="float" office:value="1627.37537367255">
                <text:p>1627.37537367255</text:p>
              </table:table-cell>
              <table:table-cell office:value-type="float" office:value="1611.02358440261">
                <text:p>1611.023584402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34">
                <text:p>1634</text:p>
              </table:table-cell>
              <table:table-cell office:value-type="float" office:value="1633">
                <text:p>1633</text:p>
              </table:table-cell>
              <table:table-cell office:value-type="float" office:value="1629.03153025441">
                <text:p>1629.03153025441</text:p>
              </table:table-cell>
              <table:table-cell office:value-type="float" office:value="1614.04748075889">
                <text:p>1614.047480758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49">
                <text:p>1649</text:p>
              </table:table-cell>
              <table:table-cell office:value-type="float" office:value="1638">
                <text:p>1638</text:p>
              </table:table-cell>
              <table:table-cell office:value-type="float" office:value="1634.02364769081">
                <text:p>1634.02364769081</text:p>
              </table:table-cell>
              <table:table-cell office:value-type="float" office:value="1620.9712727554">
                <text:p>1620.97127275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57">
                <text:p>1657</text:p>
              </table:table-cell>
              <table:table-cell office:value-type="float" office:value="1643">
                <text:p>1643</text:p>
              </table:table-cell>
              <table:table-cell office:value-type="float" office:value="1639.76773576811">
                <text:p>1639.76773576811</text:p>
              </table:table-cell>
              <table:table-cell office:value-type="float" office:value="1625.82417936865">
                <text:p>1625.824179368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41">
                <text:p>1641</text:p>
              </table:table-cell>
              <table:table-cell office:value-type="float" office:value="1642">
                <text:p>1642</text:p>
              </table:table-cell>
              <table:table-cell office:value-type="float" office:value="1640.07580182608">
                <text:p>1640.07580182608</text:p>
              </table:table-cell>
              <table:table-cell office:value-type="float" office:value="1626.70639055854">
                <text:p>1626.706390558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43">
                <text:p>1643</text:p>
              </table:table-cell>
              <table:table-cell office:value-type="float" office:value="1643">
                <text:p>1643</text:p>
              </table:table-cell>
              <table:table-cell office:value-type="float" office:value="1640.80685136956">
                <text:p>1640.80685136956</text:p>
              </table:table-cell>
              <table:table-cell office:value-type="float" office:value="1630.25046620497">
                <text:p>1630.250466204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47">
                <text:p>1647</text:p>
              </table:table-cell>
              <table:table-cell office:value-type="float" office:value="1645">
                <text:p>1645</text:p>
              </table:table-cell>
              <table:table-cell office:value-type="float" office:value="1642.35513852717">
                <text:p>1642.35513852717</text:p>
              </table:table-cell>
              <table:table-cell office:value-type="float" office:value="1632.31140426587">
                <text:p>1632.311404265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59">
                <text:p>1659</text:p>
              </table:table-cell>
              <table:table-cell office:value-type="float" office:value="1649">
                <text:p>1649</text:p>
              </table:table-cell>
              <table:table-cell office:value-type="float" office:value="1646.51635389538">
                <text:p>1646.51635389538</text:p>
              </table:table-cell>
              <table:table-cell office:value-type="float" office:value="1637.74699036286">
                <text:p>1637.746990362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71">
                <text:p>1671</text:p>
              </table:table-cell>
              <table:table-cell office:value-type="float" office:value="1653">
                <text:p>1653</text:p>
              </table:table-cell>
              <table:table-cell office:value-type="float" office:value="1652.63726542153">
                <text:p>1652.63726542153</text:p>
              </table:table-cell>
              <table:table-cell office:value-type="float" office:value="1642.79889111395">
                <text:p>1642.798891113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56">
                <text:p>1656</text:p>
              </table:table-cell>
              <table:table-cell office:value-type="float" office:value="1653">
                <text:p>1653</text:p>
              </table:table-cell>
              <table:table-cell office:value-type="float" office:value="1653.47794906615">
                <text:p>1653.47794906615</text:p>
              </table:table-cell>
              <table:table-cell office:value-type="float" office:value="1643.06802788481">
                <text:p>1643.068027884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54">
                <text:p>1654</text:p>
              </table:table-cell>
              <table:table-cell office:value-type="float" office:value="1655">
                <text:p>1655</text:p>
              </table:table-cell>
              <table:table-cell office:value-type="float" office:value="1653.60846179961">
                <text:p>1653.60846179961</text:p>
              </table:table-cell>
              <table:table-cell office:value-type="float" office:value="1645.63953885109">
                <text:p>1645.639538851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57">
                <text:p>1657</text:p>
              </table:table-cell>
              <table:table-cell office:value-type="float" office:value="1657">
                <text:p>1657</text:p>
              </table:table-cell>
              <table:table-cell office:value-type="float" office:value="1654.45634634971">
                <text:p>1654.45634634971</text:p>
              </table:table-cell>
              <table:table-cell office:value-type="float" office:value="1646.93674755855">
                <text:p>1646.936747558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65">
                <text:p>1665</text:p>
              </table:table-cell>
              <table:table-cell office:value-type="float" office:value="1660">
                <text:p>1660</text:p>
              </table:table-cell>
              <table:table-cell office:value-type="float" office:value="1657.09225976228">
                <text:p>1657.09225976228</text:p>
              </table:table-cell>
              <table:table-cell office:value-type="float" office:value="1650.67423544444">
                <text:p>1650.674235444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67">
                <text:p>1667</text:p>
              </table:table-cell>
              <table:table-cell office:value-type="float" office:value="1662">
                <text:p>1662</text:p>
              </table:table-cell>
              <table:table-cell office:value-type="float" office:value="1659.56919482171">
                <text:p>1659.56919482171</text:p>
              </table:table-cell>
              <table:table-cell office:value-type="float" office:value="1652.5131838518">
                <text:p>1652.51318385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58">
                <text:p>1658</text:p>
              </table:table-cell>
              <table:table-cell office:value-type="float" office:value="1660">
                <text:p>1660</text:p>
              </table:table-cell>
              <table:table-cell office:value-type="float" office:value="1659.17689611628">
                <text:p>1659.17689611628</text:p>
              </table:table-cell>
              <table:table-cell office:value-type="float" office:value="1652.78151884443">
                <text:p>1652.781518844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58">
                <text:p>1658</text:p>
              </table:table-cell>
              <table:table-cell office:value-type="float" office:value="1660">
                <text:p>1660</text:p>
              </table:table-cell>
              <table:table-cell office:value-type="float" office:value="1658.88267208721">
                <text:p>1658.88267208721</text:p>
              </table:table-cell>
              <table:table-cell office:value-type="float" office:value="1653.92513813774">
                <text:p>1653.925138137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59">
                <text:p>1659</text:p>
              </table:table-cell>
              <table:table-cell office:value-type="float" office:value="1661">
                <text:p>1661</text:p>
              </table:table-cell>
              <table:table-cell office:value-type="float" office:value="1658.91200406541">
                <text:p>1658.91200406541</text:p>
              </table:table-cell>
              <table:table-cell office:value-type="float" office:value="1654.50768202732">
                <text:p>1654.507682027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71">
                <text:p>1671</text:p>
              </table:table-cell>
              <table:table-cell office:value-type="float" office:value="1663">
                <text:p>1663</text:p>
              </table:table-cell>
              <table:table-cell office:value-type="float" office:value="1661.93400304906">
                <text:p>1661.93400304906</text:p>
              </table:table-cell>
              <table:table-cell office:value-type="float" office:value="1658.28123518674">
                <text:p>1658.281235186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72">
                <text:p>1672</text:p>
              </table:table-cell>
              <table:table-cell office:value-type="float" office:value="1664">
                <text:p>1664</text:p>
              </table:table-cell>
              <table:table-cell office:value-type="float" office:value="1664.45050228679">
                <text:p>1664.45050228679</text:p>
              </table:table-cell>
              <table:table-cell office:value-type="float" office:value="1659.4467944944">
                <text:p>1659.44679449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63">
                <text:p>1663</text:p>
              </table:table-cell>
              <table:table-cell office:value-type="float" office:value="1664">
                <text:p>1664</text:p>
              </table:table-cell>
              <table:table-cell office:value-type="float" office:value="1664.08787671509">
                <text:p>1664.08787671509</text:p>
              </table:table-cell>
              <table:table-cell office:value-type="float" office:value="1659.63576028621">
                <text:p>1659.635760286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61">
                <text:p>1661</text:p>
              </table:table-cell>
              <table:table-cell office:value-type="float" office:value="1664">
                <text:p>1664</text:p>
              </table:table-cell>
              <table:table-cell office:value-type="float" office:value="1663.31590753632">
                <text:p>1663.31590753632</text:p>
              </table:table-cell>
              <table:table-cell office:value-type="float" office:value="1659.86344073957">
                <text:p>1659.863440739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2">
                <text:p>1662</text:p>
              </table:table-cell>
              <table:table-cell office:value-type="float" office:value="1665">
                <text:p>1665</text:p>
              </table:table-cell>
              <table:table-cell office:value-type="float" office:value="1662.98693065224">
                <text:p>1662.98693065224</text:p>
              </table:table-cell>
              <table:table-cell office:value-type="float" office:value="1660.26097228266">
                <text:p>1660.260972282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3">
                <text:p>1683</text:p>
              </table:table-cell>
              <table:table-cell office:value-type="float" office:value="1669">
                <text:p>1669</text:p>
              </table:table-cell>
              <table:table-cell office:value-type="float" office:value="1667.99019798918">
                <text:p>1667.99019798918</text:p>
              </table:table-cell>
              <table:table-cell office:value-type="float" office:value="1665.70721028614">
                <text:p>1665.707210286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69">
                <text:p>1669</text:p>
              </table:table-cell>
              <table:table-cell office:value-type="float" office:value="1668">
                <text:p>1668</text:p>
              </table:table-cell>
              <table:table-cell office:value-type="float" office:value="1668.24264849189">
                <text:p>1668.24264849189</text:p>
              </table:table-cell>
              <table:table-cell office:value-type="float" office:value="1663.26266491252">
                <text:p>1663.26266491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61">
                <text:p>1661</text:p>
              </table:table-cell>
              <table:table-cell office:value-type="float" office:value="1667">
                <text:p>1667</text:p>
              </table:table-cell>
              <table:table-cell office:value-type="float" office:value="1666.43198636891">
                <text:p>1666.43198636891</text:p>
              </table:table-cell>
              <table:table-cell office:value-type="float" office:value="1664.16372590856">
                <text:p>1664.163725908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63">
                <text:p>1663</text:p>
              </table:table-cell>
              <table:table-cell office:value-type="float" office:value="1667">
                <text:p>1667</text:p>
              </table:table-cell>
              <table:table-cell office:value-type="float" office:value="1665.57398977669">
                <text:p>1665.57398977669</text:p>
              </table:table-cell>
              <table:table-cell office:value-type="float" office:value="1663.3321578338">
                <text:p>1663.33215783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70">
                <text:p>1670</text:p>
              </table:table-cell>
              <table:table-cell office:value-type="float" office:value="1668">
                <text:p>1668</text:p>
              </table:table-cell>
              <table:table-cell office:value-type="float" office:value="1666.68049233251">
                <text:p>1666.68049233251</text:p>
              </table:table-cell>
              <table:table-cell office:value-type="float" office:value="1665.49805922021">
                <text:p>1665.498059220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84">
                <text:p>1684</text:p>
              </table:table-cell>
              <table:table-cell office:value-type="float" office:value="1672">
                <text:p>1672</text:p>
              </table:table-cell>
              <table:table-cell office:value-type="float" office:value="1671.01036924939">
                <text:p>1671.01036924939</text:p>
              </table:table-cell>
              <table:table-cell office:value-type="float" office:value="1668.82400358331">
                <text:p>1668.824003583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67">
                <text:p>1667</text:p>
              </table:table-cell>
              <table:table-cell office:value-type="float" office:value="1669">
                <text:p>1669</text:p>
              </table:table-cell>
              <table:table-cell office:value-type="float" office:value="1670.00777693704">
                <text:p>1670.00777693704</text:p>
              </table:table-cell>
              <table:table-cell office:value-type="float" office:value="1666.37243606962">
                <text:p>1666.372436069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67">
                <text:p>1667</text:p>
              </table:table-cell>
              <table:table-cell office:value-type="float" office:value="1669">
                <text:p>1669</text:p>
              </table:table-cell>
              <table:table-cell office:value-type="float" office:value="1669.25583270278">
                <text:p>1669.25583270278</text:p>
              </table:table-cell>
              <table:table-cell office:value-type="float" office:value="1668.00026756043">
                <text:p>1668.000267560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65">
                <text:p>1665</text:p>
              </table:table-cell>
              <table:table-cell office:value-type="float" office:value="1669">
                <text:p>1669</text:p>
              </table:table-cell>
              <table:table-cell office:value-type="float" office:value="1668.19187452708">
                <text:p>1668.19187452708</text:p>
              </table:table-cell>
              <table:table-cell office:value-type="float" office:value="1666.27350177584">
                <text:p>1666.273501775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74">
                <text:p>1674</text:p>
              </table:table-cell>
              <table:table-cell office:value-type="float" office:value="1671">
                <text:p>1671</text:p>
              </table:table-cell>
              <table:table-cell office:value-type="float" office:value="1669.64390589531">
                <text:p>1669.64390589531</text:p>
              </table:table-cell>
              <table:table-cell office:value-type="float" office:value="1669.24118580263">
                <text:p>1669.241185802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83">
                <text:p>1683</text:p>
              </table:table-cell>
              <table:table-cell office:value-type="float" office:value="1673">
                <text:p>1673</text:p>
              </table:table-cell>
              <table:table-cell office:value-type="float" office:value="1672.98292942149">
                <text:p>1672.98292942149</text:p>
              </table:table-cell>
              <table:table-cell office:value-type="float" office:value="1670.9002789359">
                <text:p>1670.90027893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66">
                <text:p>1666</text:p>
              </table:table-cell>
              <table:table-cell office:value-type="float" office:value="1670">
                <text:p>1670</text:p>
              </table:table-cell>
              <table:table-cell office:value-type="float" office:value="1671.23719706611">
                <text:p>1671.23719706611</text:p>
              </table:table-cell>
              <table:table-cell office:value-type="float" office:value="1668.67975332196">
                <text:p>1668.679753321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66">
                <text:p>1666</text:p>
              </table:table-cell>
              <table:table-cell office:value-type="float" office:value="1670">
                <text:p>1670</text:p>
              </table:table-cell>
              <table:table-cell office:value-type="float" office:value="1669.92789779959">
                <text:p>1669.92789779959</text:p>
              </table:table-cell>
              <table:table-cell office:value-type="float" office:value="1669.34213035983">
                <text:p>1669.342130359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64">
                <text:p>1664</text:p>
              </table:table-cell>
              <table:table-cell office:value-type="float" office:value="1670">
                <text:p>1670</text:p>
              </table:table-cell>
              <table:table-cell office:value-type="float" office:value="1668.44592334969">
                <text:p>1668.44592334969</text:p>
              </table:table-cell>
              <table:table-cell office:value-type="float" office:value="1667.60917154715">
                <text:p>1667.609171547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83">
                <text:p>1683</text:p>
              </table:table-cell>
              <table:table-cell office:value-type="float" office:value="1673">
                <text:p>1673</text:p>
              </table:table-cell>
              <table:table-cell office:value-type="float" office:value="1672.08444251227">
                <text:p>1672.08444251227</text:p>
              </table:table-cell>
              <table:table-cell office:value-type="float" office:value="1672.49665394797">
                <text:p>1672.496653947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78">
                <text:p>1678</text:p>
              </table:table-cell>
              <table:table-cell office:value-type="float" office:value="1673">
                <text:p>1673</text:p>
              </table:table-cell>
              <table:table-cell office:value-type="float" office:value="1673.5633318842">
                <text:p>1673.5633318842</text:p>
              </table:table-cell>
              <table:table-cell office:value-type="float" office:value="1670.94000102049">
                <text:p>1670.940001020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70">
                <text:p>1670</text:p>
              </table:table-cell>
              <table:table-cell office:value-type="float" office:value="1671">
                <text:p>1671</text:p>
              </table:table-cell>
              <table:table-cell office:value-type="float" office:value="1672.67249891315">
                <text:p>1672.67249891315</text:p>
              </table:table-cell>
              <table:table-cell office:value-type="float" office:value="1671.63899252186">
                <text:p>1671.638992521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67">
                <text:p>1667</text:p>
              </table:table-cell>
              <table:table-cell office:value-type="float" office:value="1671">
                <text:p>1671</text:p>
              </table:table-cell>
              <table:table-cell office:value-type="float" office:value="1671.25437418486">
                <text:p>1671.25437418486</text:p>
              </table:table-cell>
              <table:table-cell office:value-type="float" office:value="1670.05984949057">
                <text:p>1670.059849490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68">
                <text:p>1668</text:p>
              </table:table-cell>
              <table:table-cell office:value-type="float" office:value="1672">
                <text:p>1672</text:p>
              </table:table-cell>
              <table:table-cell office:value-type="float" office:value="1670.44078063865">
                <text:p>1670.44078063865</text:p>
              </table:table-cell>
              <table:table-cell office:value-type="float" office:value="1670.4923729367">
                <text:p>1670.49237293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82">
                <text:p>1682</text:p>
              </table:table-cell>
              <table:table-cell office:value-type="float" office:value="1675">
                <text:p>1675</text:p>
              </table:table-cell>
              <table:table-cell office:value-type="float" office:value="1673.33058547899">
                <text:p>1673.33058547899</text:p>
              </table:table-cell>
              <table:table-cell office:value-type="float" office:value="1673.10976563485">
                <text:p>1673.109765634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72">
                <text:p>1672</text:p>
              </table:table-cell>
              <table:table-cell office:value-type="float" office:value="1673">
                <text:p>1673</text:p>
              </table:table-cell>
              <table:table-cell office:value-type="float" office:value="1672.99793910924">
                <text:p>1672.99793910924</text:p>
              </table:table-cell>
              <table:table-cell office:value-type="float" office:value="1671.26188860725">
                <text:p>1671.261888607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69">
                <text:p>1669</text:p>
              </table:table-cell>
              <table:table-cell office:value-type="float" office:value="1671">
                <text:p>1671</text:p>
              </table:table-cell>
              <table:table-cell office:value-type="float" office:value="1671.99845433193">
                <text:p>1671.99845433193</text:p>
              </table:table-cell>
              <table:table-cell office:value-type="float" office:value="1671.805142672">
                <text:p>1671.8051426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66">
                <text:p>1666</text:p>
              </table:table-cell>
              <table:table-cell office:value-type="float" office:value="1671">
                <text:p>1671</text:p>
              </table:table-cell>
              <table:table-cell office:value-type="float" office:value="1670.49884074895">
                <text:p>1670.49884074895</text:p>
              </table:table-cell>
              <table:table-cell office:value-type="float" office:value="1670.02790456515">
                <text:p>1670.027904565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68">
                <text:p>1668</text:p>
              </table:table-cell>
              <table:table-cell office:value-type="float" office:value="1671">
                <text:p>1671</text:p>
              </table:table-cell>
              <table:table-cell office:value-type="float" office:value="1669.87413056171">
                <text:p>1669.87413056171</text:p>
              </table:table-cell>
              <table:table-cell office:value-type="float" office:value="1670.58727128797">
                <text:p>1670.587271287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85">
                <text:p>1685</text:p>
              </table:table-cell>
              <table:table-cell office:value-type="float" office:value="1674">
                <text:p>1674</text:p>
              </table:table-cell>
              <table:table-cell office:value-type="float" office:value="1673.65559792128">
                <text:p>1673.65559792128</text:p>
              </table:table-cell>
              <table:table-cell office:value-type="float" office:value="1673.85483343228">
                <text:p>1673.854833432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73">
                <text:p>1673</text:p>
              </table:table-cell>
              <table:table-cell office:value-type="float" office:value="1672">
                <text:p>1672</text:p>
              </table:table-cell>
              <table:table-cell office:value-type="float" office:value="1673.49169844096">
                <text:p>1673.49169844096</text:p>
              </table:table-cell>
              <table:table-cell office:value-type="float" office:value="1671.68058778762">
                <text:p>1671.680587787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67">
                <text:p>1667</text:p>
              </table:table-cell>
              <table:table-cell office:value-type="float" office:value="1671">
                <text:p>1671</text:p>
              </table:table-cell>
              <table:table-cell office:value-type="float" office:value="1671.86877383072">
                <text:p>1671.86877383072</text:p>
              </table:table-cell>
              <table:table-cell office:value-type="float" office:value="1671.81498822751">
                <text:p>1671.814988227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9">
                <text:p>1669</text:p>
              </table:table-cell>
              <table:table-cell office:value-type="float" office:value="1671">
                <text:p>1671</text:p>
              </table:table-cell>
              <table:table-cell office:value-type="float" office:value="1671.15158037304">
                <text:p>1671.15158037304</text:p>
              </table:table-cell>
              <table:table-cell office:value-type="float" office:value="1671.0306009067">
                <text:p>1671.03060090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75">
                <text:p>1675</text:p>
              </table:table-cell>
              <table:table-cell office:value-type="float" office:value="1673">
                <text:p>1673</text:p>
              </table:table-cell>
              <table:table-cell office:value-type="float" office:value="1672.11368527978">
                <text:p>1672.11368527978</text:p>
              </table:table-cell>
              <table:table-cell office:value-type="float" office:value="1672.49358307251">
                <text:p>1672.493583072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85">
                <text:p>1685</text:p>
              </table:table-cell>
              <table:table-cell office:value-type="float" office:value="1676">
                <text:p>1676</text:p>
              </table:table-cell>
              <table:table-cell office:value-type="float" office:value="1675.33526395984">
                <text:p>1675.33526395984</text:p>
              </table:table-cell>
              <table:table-cell office:value-type="float" office:value="1674.7423980049">
                <text:p>1674.74239800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72">
                <text:p>1672</text:p>
              </table:table-cell>
              <table:table-cell office:value-type="float" office:value="1674">
                <text:p>1674</text:p>
              </table:table-cell>
              <table:table-cell office:value-type="float" office:value="1674.50144796988">
                <text:p>1674.50144796988</text:p>
              </table:table-cell>
              <table:table-cell office:value-type="float" office:value="1672.70750954424">
                <text:p>1672.707509544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69">
                <text:p>1669</text:p>
              </table:table-cell>
              <table:table-cell office:value-type="float" office:value="1673">
                <text:p>1673</text:p>
              </table:table-cell>
              <table:table-cell office:value-type="float" office:value="1673.12608597741">
                <text:p>1673.12608597741</text:p>
              </table:table-cell>
              <table:table-cell office:value-type="float" office:value="1673.00156523458">
                <text:p>1673.001565234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69">
                <text:p>1669</text:p>
              </table:table-cell>
              <table:table-cell office:value-type="float" office:value="1673">
                <text:p>1673</text:p>
              </table:table-cell>
              <table:table-cell office:value-type="float" office:value="1672.09456448306">
                <text:p>1672.09456448306</text:p>
              </table:table-cell>
              <table:table-cell office:value-type="float" office:value="1671.82474051173">
                <text:p>1671.824740511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80">
                <text:p>1680</text:p>
              </table:table-cell>
              <table:table-cell office:value-type="float" office:value="1675">
                <text:p>1675</text:p>
              </table:table-cell>
              <table:table-cell office:value-type="float" office:value="1674.07092336229">
                <text:p>1674.07092336229</text:p>
              </table:table-cell>
              <table:table-cell office:value-type="float" office:value="1674.57465021751">
                <text:p>1674.574650217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84">
                <text:p>1684</text:p>
              </table:table-cell>
              <table:table-cell office:value-type="float" office:value="1677">
                <text:p>1677</text:p>
              </table:table-cell>
              <table:table-cell office:value-type="float" office:value="1676.55319252172">
                <text:p>1676.55319252172</text:p>
              </table:table-cell>
              <table:table-cell office:value-type="float" office:value="1675.28104183967">
                <text:p>1675.281041839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67">
                <text:p>1667</text:p>
              </table:table-cell>
              <table:table-cell office:value-type="float" office:value="1674">
                <text:p>1674</text:p>
              </table:table-cell>
              <table:table-cell office:value-type="float" office:value="1674.16489439129">
                <text:p>1674.16489439129</text:p>
              </table:table-cell>
              <table:table-cell office:value-type="float" office:value="1672.78694640645">
                <text:p>1672.786946406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70">
                <text:p>1670</text:p>
              </table:table-cell>
              <table:table-cell office:value-type="float" office:value="1673">
                <text:p>1673</text:p>
              </table:table-cell>
              <table:table-cell office:value-type="float" office:value="1673.12367079347">
                <text:p>1673.12367079347</text:p>
              </table:table-cell>
              <table:table-cell office:value-type="float" office:value="1673.58666706477">
                <text:p>1673.586667064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71">
                <text:p>1671</text:p>
              </table:table-cell>
              <table:table-cell office:value-type="float" office:value="1674">
                <text:p>1674</text:p>
              </table:table-cell>
              <table:table-cell office:value-type="float" office:value="1672.5927530951">
                <text:p>1672.5927530951</text:p>
              </table:table-cell>
              <table:table-cell office:value-type="float" office:value="1672.46016790359">
                <text:p>1672.460167903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84">
                <text:p>1684</text:p>
              </table:table-cell>
              <table:table-cell office:value-type="float" office:value="1676">
                <text:p>1676</text:p>
              </table:table-cell>
              <table:table-cell office:value-type="float" office:value="1675.44456482133">
                <text:p>1675.44456482133</text:p>
              </table:table-cell>
              <table:table-cell office:value-type="float" office:value="1676.0210254244">
                <text:p>1676.02102542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81">
                <text:p>1681</text:p>
              </table:table-cell>
              <table:table-cell office:value-type="float" office:value="1676">
                <text:p>1676</text:p>
              </table:table-cell>
              <table:table-cell office:value-type="float" office:value="1676.83342361599">
                <text:p>1676.83342361599</text:p>
              </table:table-cell>
              <table:table-cell office:value-type="float" office:value="1675.12925455581">
                <text:p>1675.129254555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67">
                <text:p>1667</text:p>
              </table:table-cell>
              <table:table-cell office:value-type="float" office:value="1673">
                <text:p>1673</text:p>
              </table:table-cell>
              <table:table-cell office:value-type="float" office:value="1674.375067712">
                <text:p>1674.375067712</text:p>
              </table:table-cell>
              <table:table-cell office:value-type="float" office:value="1673.63200343801">
                <text:p>1673.632003438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69">
                <text:p>1669</text:p>
              </table:table-cell>
              <table:table-cell office:value-type="float" office:value="1674">
                <text:p>1674</text:p>
              </table:table-cell>
              <table:table-cell office:value-type="float" office:value="1673.031300784">
                <text:p>1673.031300784</text:p>
              </table:table-cell>
              <table:table-cell office:value-type="float" office:value="1673.37235324919">
                <text:p>1673.372353249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68">
                <text:p>1668</text:p>
              </table:table-cell>
              <table:table-cell office:value-type="float" office:value="1673">
                <text:p>1673</text:p>
              </table:table-cell>
              <table:table-cell office:value-type="float" office:value="1671.773475588">
                <text:p>1671.773475588</text:p>
              </table:table-cell>
              <table:table-cell office:value-type="float" office:value="1672.18505505018">
                <text:p>1672.185055050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86">
                <text:p>1686</text:p>
              </table:table-cell>
              <table:table-cell office:value-type="float" office:value="1676">
                <text:p>1676</text:p>
              </table:table-cell>
              <table:table-cell office:value-type="float" office:value="1675.330106691">
                <text:p>1675.330106691</text:p>
              </table:table-cell>
              <table:table-cell office:value-type="float" office:value="1676.35117020704">
                <text:p>1676.351170207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71">
                <text:p>1671</text:p>
              </table:table-cell>
              <table:table-cell office:value-type="float" office:value="1674">
                <text:p>1674</text:p>
              </table:table-cell>
              <table:table-cell office:value-type="float" office:value="1674.24758001825">
                <text:p>1674.24758001825</text:p>
              </table:table-cell>
              <table:table-cell office:value-type="float" office:value="1672.51370856117">
                <text:p>1672.513708561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68">
                <text:p>1668</text:p>
              </table:table-cell>
              <table:table-cell office:value-type="float" office:value="1672">
                <text:p>1672</text:p>
              </table:table-cell>
              <table:table-cell office:value-type="float" office:value="1672.68568501369">
                <text:p>1672.68568501369</text:p>
              </table:table-cell>
              <table:table-cell office:value-type="float" office:value="1673.6877584084">
                <text:p>1673.68775840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65">
                <text:p>1665</text:p>
              </table:table-cell>
              <table:table-cell office:value-type="float" office:value="1671">
                <text:p>1671</text:p>
              </table:table-cell>
              <table:table-cell office:value-type="float" office:value="1670.76426376026">
                <text:p>1670.76426376026</text:p>
              </table:table-cell>
              <table:table-cell office:value-type="float" office:value="1670.81138889796">
                <text:p>1670.811388897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77">
                <text:p>1677</text:p>
              </table:table-cell>
              <table:table-cell office:value-type="float" office:value="1673">
                <text:p>1673</text:p>
              </table:table-cell>
              <table:table-cell office:value-type="float" office:value="1672.3231978202">
                <text:p>1672.3231978202</text:p>
              </table:table-cell>
              <table:table-cell office:value-type="float" office:value="1674.08436337973">
                <text:p>1674.084363379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88">
                <text:p>1688</text:p>
              </table:table-cell>
              <table:table-cell office:value-type="float" office:value="1676">
                <text:p>1676</text:p>
              </table:table-cell>
              <table:table-cell office:value-type="float" office:value="1676.24239836515">
                <text:p>1676.24239836515</text:p>
              </table:table-cell>
              <table:table-cell office:value-type="float" office:value="1675.59948784574">
                <text:p>1675.599487845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71">
                <text:p>1671</text:p>
              </table:table-cell>
              <table:table-cell office:value-type="float" office:value="1673">
                <text:p>1673</text:p>
              </table:table-cell>
              <table:table-cell office:value-type="float" office:value="1674.93179877386">
                <text:p>1674.93179877386</text:p>
              </table:table-cell>
              <table:table-cell office:value-type="float" office:value="1673.5405412047">
                <text:p>1673.54054120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62">
                <text:p>1662</text:p>
              </table:table-cell>
              <table:table-cell office:value-type="float" office:value="1672">
                <text:p>1672</text:p>
              </table:table-cell>
              <table:table-cell office:value-type="float" office:value="1671.6988490804">
                <text:p>1671.6988490804</text:p>
              </table:table-cell>
              <table:table-cell office:value-type="float" office:value="1671.89077388815">
                <text:p>1671.890773888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68">
                <text:p>1668</text:p>
              </table:table-cell>
              <table:table-cell office:value-type="float" office:value="1672">
                <text:p>1672</text:p>
              </table:table-cell>
              <table:table-cell office:value-type="float" office:value="1670.7741368103">
                <text:p>1670.7741368103</text:p>
              </table:table-cell>
              <table:table-cell office:value-type="float" office:value="1671.90794080604">
                <text:p>1671.907940806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76">
                <text:p>1676</text:p>
              </table:table-cell>
              <table:table-cell office:value-type="float" office:value="1674">
                <text:p>1674</text:p>
              </table:table-cell>
              <table:table-cell office:value-type="float" office:value="1672.08060260772">
                <text:p>1672.08060260772</text:p>
              </table:table-cell>
              <table:table-cell office:value-type="float" office:value="1672.92065545379">
                <text:p>1672.920655453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81">
                <text:p>1681</text:p>
              </table:table-cell>
              <table:table-cell office:value-type="float" office:value="1674">
                <text:p>1674</text:p>
              </table:table-cell>
              <table:table-cell office:value-type="float" office:value="1674.31045195579">
                <text:p>1674.31045195579</text:p>
              </table:table-cell>
              <table:table-cell office:value-type="float" office:value="1674.33286280169">
                <text:p>1674.332862801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68">
                <text:p>1668</text:p>
              </table:table-cell>
              <table:table-cell office:value-type="float" office:value="1671">
                <text:p>1671</text:p>
              </table:table-cell>
              <table:table-cell office:value-type="float" office:value="1672.73283896684">
                <text:p>1672.73283896684</text:p>
              </table:table-cell>
              <table:table-cell office:value-type="float" office:value="1671.90232269253">
                <text:p>1671.902322692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64">
                <text:p>1664</text:p>
              </table:table-cell>
              <table:table-cell office:value-type="float" office:value="1670">
                <text:p>1670</text:p>
              </table:table-cell>
              <table:table-cell office:value-type="float" office:value="1670.54962922513">
                <text:p>1670.54962922513</text:p>
              </table:table-cell>
              <table:table-cell office:value-type="float" office:value="1671.3850660849">
                <text:p>1671.38506608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64">
                <text:p>1664</text:p>
              </table:table-cell>
              <table:table-cell office:value-type="float" office:value="1670">
                <text:p>1670</text:p>
              </table:table-cell>
              <table:table-cell office:value-type="float" office:value="1668.91222191885">
                <text:p>1668.91222191885</text:p>
              </table:table-cell>
              <table:table-cell office:value-type="float" office:value="1669.84915352825">
                <text:p>1669.849153528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78">
                <text:p>1678</text:p>
              </table:table-cell>
              <table:table-cell office:value-type="float" office:value="1672">
                <text:p>1672</text:p>
              </table:table-cell>
              <table:table-cell office:value-type="float" office:value="1671.18416643914">
                <text:p>1671.18416643914</text:p>
              </table:table-cell>
              <table:table-cell office:value-type="float" office:value="1672.80841268018">
                <text:p>1672.808412680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82">
                <text:p>1682</text:p>
              </table:table-cell>
              <table:table-cell office:value-type="float" office:value="1673">
                <text:p>1673</text:p>
              </table:table-cell>
              <table:table-cell office:value-type="float" office:value="1673.88812482935">
                <text:p>1673.88812482935</text:p>
              </table:table-cell>
              <table:table-cell office:value-type="float" office:value="1673.33075401898">
                <text:p>1673.330754018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65">
                <text:p>1665</text:p>
              </table:table-cell>
              <table:table-cell office:value-type="float" office:value="1670">
                <text:p>1670</text:p>
              </table:table-cell>
              <table:table-cell office:value-type="float" office:value="1671.66609362201">
                <text:p>1671.66609362201</text:p>
              </table:table-cell>
              <table:table-cell office:value-type="float" office:value="1670.93466071095">
                <text:p>1670.934660710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64">
                <text:p>1664</text:p>
              </table:table-cell>
              <table:table-cell office:value-type="float" office:value="1670">
                <text:p>1670</text:p>
              </table:table-cell>
              <table:table-cell office:value-type="float" office:value="1669.74957021651">
                <text:p>1669.74957021651</text:p>
              </table:table-cell>
              <table:table-cell office:value-type="float" office:value="1670.63865151803">
                <text:p>1670.638651518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66">
                <text:p>1666</text:p>
              </table:table-cell>
              <table:table-cell office:value-type="float" office:value="1670">
                <text:p>1670</text:p>
              </table:table-cell>
              <table:table-cell office:value-type="float" office:value="1668.81217766238">
                <text:p>1668.81217766238</text:p>
              </table:table-cell>
              <table:table-cell office:value-type="float" office:value="1669.65659415428">
                <text:p>1669.656594154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80">
                <text:p>1680</text:p>
              </table:table-cell>
              <table:table-cell office:value-type="float" office:value="1673">
                <text:p>1673</text:p>
              </table:table-cell>
              <table:table-cell office:value-type="float" office:value="1671.60913324679">
                <text:p>1671.60913324679</text:p>
              </table:table-cell>
              <table:table-cell office:value-type="float" office:value="1672.83168003396">
                <text:p>1672.831680033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79">
                <text:p>1679</text:p>
              </table:table-cell>
              <table:table-cell office:value-type="float" office:value="1673">
                <text:p>1673</text:p>
              </table:table-cell>
              <table:table-cell office:value-type="float" office:value="1673.45684993509">
                <text:p>1673.45684993509</text:p>
              </table:table-cell>
              <table:table-cell office:value-type="float" office:value="1672.46870849766">
                <text:p>1672.468708497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66">
                <text:p>1666</text:p>
              </table:table-cell>
              <table:table-cell office:value-type="float" office:value="1670">
                <text:p>1670</text:p>
              </table:table-cell>
              <table:table-cell office:value-type="float" office:value="1671.59263745132">
                <text:p>1671.59263745132</text:p>
              </table:table-cell>
              <table:table-cell office:value-type="float" office:value="1671.06931429503">
                <text:p>1671.069314295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62">
                <text:p>1662</text:p>
              </table:table-cell>
              <table:table-cell office:value-type="float" office:value="1670">
                <text:p>1670</text:p>
              </table:table-cell>
              <table:table-cell office:value-type="float" office:value="1669.19447808849">
                <text:p>1669.19447808849</text:p>
              </table:table-cell>
              <table:table-cell office:value-type="float" office:value="1669.64162224285">
                <text:p>1669.641622242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69">
                <text:p>1669</text:p>
              </table:table-cell>
              <table:table-cell office:value-type="float" office:value="1670">
                <text:p>1670</text:p>
              </table:table-cell>
              <table:table-cell office:value-type="float" office:value="1669.14585856637">
                <text:p>1669.14585856637</text:p>
              </table:table-cell>
              <table:table-cell office:value-type="float" office:value="1670.33783191344">
                <text:p>1670.337831913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78">
                <text:p>1678</text:p>
              </table:table-cell>
              <table:table-cell office:value-type="float" office:value="1672">
                <text:p>1672</text:p>
              </table:table-cell>
              <table:table-cell office:value-type="float" office:value="1671.35939392477">
                <text:p>1671.35939392477</text:p>
              </table:table-cell>
              <table:table-cell office:value-type="float" office:value="1671.83564813273">
                <text:p>1671.835648132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1">
                <text:p>1671</text:p>
              </table:table-cell>
              <table:table-cell office:value-type="float" office:value="1671">
                <text:p>1671</text:p>
              </table:table-cell>
              <table:table-cell office:value-type="float" office:value="1671.26954544358">
                <text:p>1671.26954544358</text:p>
              </table:table-cell>
              <table:table-cell office:value-type="float" office:value="1670.72804636797">
                <text:p>1670.728046367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66">
                <text:p>1666</text:p>
              </table:table-cell>
              <table:table-cell office:value-type="float" office:value="1669">
                <text:p>1669</text:p>
              </table:table-cell>
              <table:table-cell office:value-type="float" office:value="1669.95215908269">
                <text:p>1669.95215908269</text:p>
              </table:table-cell>
              <table:table-cell office:value-type="float" office:value="1670.21059583483">
                <text:p>1670.210595834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68">
                <text:p>1668</text:p>
              </table:table-cell>
              <table:table-cell office:value-type="float" office:value="1669">
                <text:p>1669</text:p>
              </table:table-cell>
              <table:table-cell office:value-type="float" office:value="1669.46411931201">
                <text:p>1669.46411931201</text:p>
              </table:table-cell>
              <table:table-cell office:value-type="float" office:value="1669.96841719601">
                <text:p>1669.968417196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71">
                <text:p>1671</text:p>
              </table:table-cell>
              <table:table-cell office:value-type="float" office:value="1671">
                <text:p>1671</text:p>
              </table:table-cell>
              <table:table-cell office:value-type="float" office:value="1669.84808948401">
                <text:p>1669.84808948401</text:p>
              </table:table-cell>
              <table:table-cell office:value-type="float" office:value="1670.3716200803">
                <text:p>1670.37162008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86">
                <text:p>1686</text:p>
              </table:table-cell>
              <table:table-cell office:value-type="float" office:value="1673">
                <text:p>1673</text:p>
              </table:table-cell>
              <table:table-cell office:value-type="float" office:value="1673.88606711301">
                <text:p>1673.88606711301</text:p>
              </table:table-cell>
              <table:table-cell office:value-type="float" office:value="1674.03679332965">
                <text:p>1674.036793329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72">
                <text:p>1672</text:p>
              </table:table-cell>
              <table:table-cell office:value-type="float" office:value="1672">
                <text:p>1672</text:p>
              </table:table-cell>
              <table:table-cell office:value-type="float" office:value="1673.41455033476">
                <text:p>1673.41455033476</text:p>
              </table:table-cell>
              <table:table-cell office:value-type="float" office:value="1671.32849104763">
                <text:p>1671.328491047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63">
                <text:p>1663</text:p>
              </table:table-cell>
              <table:table-cell office:value-type="float" office:value="1671">
                <text:p>1671</text:p>
              </table:table-cell>
              <table:table-cell office:value-type="float" office:value="1670.81091275107">
                <text:p>1670.81091275107</text:p>
              </table:table-cell>
              <table:table-cell office:value-type="float" office:value="1670.87134965493">
                <text:p>1670.871349654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64">
                <text:p>1664</text:p>
              </table:table-cell>
              <table:table-cell office:value-type="float" office:value="1671">
                <text:p>1671</text:p>
              </table:table-cell>
              <table:table-cell office:value-type="float" office:value="1669.1081845633">
                <text:p>1669.1081845633</text:p>
              </table:table-cell>
              <table:table-cell office:value-type="float" office:value="1669.42779707682">
                <text:p>1669.427797076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72">
                <text:p>1672</text:p>
              </table:table-cell>
              <table:table-cell office:value-type="float" office:value="1671">
                <text:p>1671</text:p>
              </table:table-cell>
              <table:table-cell office:value-type="float" office:value="1669.83113842248">
                <text:p>1669.83113842248</text:p>
              </table:table-cell>
              <table:table-cell office:value-type="float" office:value="1670.93697935448">
                <text:p>1670.936979354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81">
                <text:p>1681</text:p>
              </table:table-cell>
              <table:table-cell office:value-type="float" office:value="1673">
                <text:p>1673</text:p>
              </table:table-cell>
              <table:table-cell office:value-type="float" office:value="1672.62335381686">
                <text:p>1672.62335381686</text:p>
              </table:table-cell>
              <table:table-cell office:value-type="float" office:value="1672.54722514926">
                <text:p>1672.547225149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67">
                <text:p>1667</text:p>
              </table:table-cell>
              <table:table-cell office:value-type="float" office:value="1670">
                <text:p>1670</text:p>
              </table:table-cell>
              <table:table-cell office:value-type="float" office:value="1671.21751536264">
                <text:p>1671.21751536264</text:p>
              </table:table-cell>
              <table:table-cell office:value-type="float" office:value="1670.19427138508">
                <text:p>1670.194271385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67">
                <text:p>1667</text:p>
              </table:table-cell>
              <table:table-cell office:value-type="float" office:value="1669">
                <text:p>1669</text:p>
              </table:table-cell>
              <table:table-cell office:value-type="float" office:value="1670.16313652198">
                <text:p>1670.16313652198</text:p>
              </table:table-cell>
              <table:table-cell office:value-type="float" office:value="1670.80747579732">
                <text:p>1670.807475797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65">
                <text:p>1665</text:p>
              </table:table-cell>
              <table:table-cell office:value-type="float" office:value="1669">
                <text:p>1669</text:p>
              </table:table-cell>
              <table:table-cell office:value-type="float" office:value="1668.87235239149">
                <text:p>1668.87235239149</text:p>
              </table:table-cell>
              <table:table-cell office:value-type="float" office:value="1668.98768420065">
                <text:p>1668.987684200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7">
                <text:p>1677</text:p>
              </table:table-cell>
              <table:table-cell office:value-type="float" office:value="1672">
                <text:p>1672</text:p>
              </table:table-cell>
              <table:table-cell office:value-type="float" office:value="1670.90426429361">
                <text:p>1670.90426429361</text:p>
              </table:table-cell>
              <table:table-cell office:value-type="float" office:value="1672.08263810849">
                <text:p>1672.082638108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5">
                <text:p>1675</text:p>
              </table:table-cell>
              <table:table-cell office:value-type="float" office:value="1672">
                <text:p>1672</text:p>
              </table:table-cell>
              <table:table-cell office:value-type="float" office:value="1671.92819822021">
                <text:p>1671.92819822021</text:p>
              </table:table-cell>
              <table:table-cell office:value-type="float" office:value="1670.95500623666">
                <text:p>1670.955006236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6">
                <text:p>1666</text:p>
              </table:table-cell>
              <table:table-cell office:value-type="float" office:value="1670">
                <text:p>1670</text:p>
              </table:table-cell>
              <table:table-cell office:value-type="float" office:value="1670.44614866516">
                <text:p>1670.44614866516</text:p>
              </table:table-cell>
              <table:table-cell office:value-type="float" office:value="1670.39283380059">
                <text:p>1670.392833800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4">
                <text:p>1664</text:p>
              </table:table-cell>
              <table:table-cell office:value-type="float" office:value="1669">
                <text:p>1669</text:p>
              </table:table-cell>
              <table:table-cell office:value-type="float" office:value="1668.83461149887">
                <text:p>1668.83461149887</text:p>
              </table:table-cell>
              <table:table-cell office:value-type="float" office:value="1669.13192881209">
                <text:p>1669.131928812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63">
                <text:p>1663</text:p>
              </table:table-cell>
              <table:table-cell office:value-type="float" office:value="1668">
                <text:p>1668</text:p>
              </table:table-cell>
              <table:table-cell office:value-type="float" office:value="1667.37595862415">
                <text:p>1667.37595862415</text:p>
              </table:table-cell>
              <table:table-cell office:value-type="float" office:value="1668.35548960217">
                <text:p>1668.355489602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2">
                <text:p>1682</text:p>
              </table:table-cell>
              <table:table-cell office:value-type="float" office:value="1671">
                <text:p>1671</text:p>
              </table:table-cell>
              <table:table-cell office:value-type="float" office:value="1671.03196896811">
                <text:p>1671.03196896811</text:p>
              </table:table-cell>
              <table:table-cell office:value-type="float" office:value="1672.23248072758">
                <text:p>1672.232480727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77">
                <text:p>1677</text:p>
              </table:table-cell>
              <table:table-cell office:value-type="float" office:value="1671">
                <text:p>1671</text:p>
              </table:table-cell>
              <table:table-cell office:value-type="float" office:value="1672.52397672609">
                <text:p>1672.52397672609</text:p>
              </table:table-cell>
              <table:table-cell office:value-type="float" office:value="1671.09816587044">
                <text:p>1671.098165870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64">
                <text:p>1664</text:p>
              </table:table-cell>
              <table:table-cell office:value-type="float" office:value="1669">
                <text:p>1669</text:p>
              </table:table-cell>
              <table:table-cell office:value-type="float" office:value="1670.39298254456">
                <text:p>1670.39298254456</text:p>
              </table:table-cell>
              <table:table-cell office:value-type="float" office:value="1670.00421331711">
                <text:p>1670.004213317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62">
                <text:p>1662</text:p>
              </table:table-cell>
              <table:table-cell office:value-type="float" office:value="1669">
                <text:p>1669</text:p>
              </table:table-cell>
              <table:table-cell office:value-type="float" office:value="1668.29473690842">
                <text:p>1668.29473690842</text:p>
              </table:table-cell>
              <table:table-cell office:value-type="float" office:value="1668.65953151983">
                <text:p>1668.659531519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68">
                <text:p>1668</text:p>
              </table:table-cell>
              <table:table-cell office:value-type="float" office:value="1669">
                <text:p>1669</text:p>
              </table:table-cell>
              <table:table-cell office:value-type="float" office:value="1668.22105268132">
                <text:p>1668.22105268132</text:p>
              </table:table-cell>
              <table:table-cell office:value-type="float" office:value="1669.30145771824">
                <text:p>1669.301457718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89">
                <text:p>1689</text:p>
              </table:table-cell>
              <table:table-cell office:value-type="float" office:value="1674">
                <text:p>1674</text:p>
              </table:table-cell>
              <table:table-cell office:value-type="float" office:value="1673.41578951099">
                <text:p>1673.41578951099</text:p>
              </table:table-cell>
              <table:table-cell office:value-type="float" office:value="1673.84093756963">
                <text:p>1673.840937569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77">
                <text:p>1677</text:p>
              </table:table-cell>
              <table:table-cell office:value-type="float" office:value="1673">
                <text:p>1673</text:p>
              </table:table-cell>
              <table:table-cell office:value-type="float" office:value="1674.31184213324">
                <text:p>1674.31184213324</text:p>
              </table:table-cell>
              <table:table-cell office:value-type="float" office:value="1671.90701526639">
                <text:p>1671.907015266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63">
                <text:p>1663</text:p>
              </table:table-cell>
              <table:table-cell office:value-type="float" office:value="1671">
                <text:p>1671</text:p>
              </table:table-cell>
              <table:table-cell office:value-type="float" office:value="1671.48388159993">
                <text:p>1671.48388159993</text:p>
              </table:table-cell>
              <table:table-cell office:value-type="float" office:value="1670.84061483174">
                <text:p>1670.840614831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61">
                <text:p>1661</text:p>
              </table:table-cell>
              <table:table-cell office:value-type="float" office:value="1670">
                <text:p>1670</text:p>
              </table:table-cell>
              <table:table-cell office:value-type="float" office:value="1668.86291119995">
                <text:p>1668.86291119995</text:p>
              </table:table-cell>
              <table:table-cell office:value-type="float" office:value="1669.02030138459">
                <text:p>1669.020301384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73">
                <text:p>1673</text:p>
              </table:table-cell>
              <table:table-cell office:value-type="float" office:value="1672">
                <text:p>1672</text:p>
              </table:table-cell>
              <table:table-cell office:value-type="float" office:value="1669.89718339996">
                <text:p>1669.89718339996</text:p>
              </table:table-cell>
              <table:table-cell office:value-type="float" office:value="1671.10741410673">
                <text:p>1671.107414106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87">
                <text:p>1687</text:p>
              </table:table-cell>
              <table:table-cell office:value-type="float" office:value="1675">
                <text:p>1675</text:p>
              </table:table-cell>
              <table:table-cell office:value-type="float" office:value="1674.17288754997">
                <text:p>1674.17288754997</text:p>
              </table:table-cell>
              <table:table-cell office:value-type="float" office:value="1673.82829294677">
                <text:p>1673.828292946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78">
                <text:p>1678</text:p>
              </table:table-cell>
              <table:table-cell office:value-type="float" office:value="1673">
                <text:p>1673</text:p>
              </table:table-cell>
              <table:table-cell office:value-type="float" office:value="1675.12966566248">
                <text:p>1675.12966566248</text:p>
              </table:table-cell>
              <table:table-cell office:value-type="float" office:value="1673.23869240605">
                <text:p>1673.238692406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72">
                <text:p>1672</text:p>
              </table:table-cell>
              <table:table-cell office:value-type="float" office:value="1672">
                <text:p>1672</text:p>
              </table:table-cell>
              <table:table-cell office:value-type="float" office:value="1674.34724924686">
                <text:p>1674.34724924686</text:p>
              </table:table-cell>
              <table:table-cell office:value-type="float" office:value="1673.28277962897">
                <text:p>1673.282779628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77">
                <text:p>1677</text:p>
              </table:table-cell>
              <table:table-cell office:value-type="float" office:value="1675">
                <text:p>1675</text:p>
              </table:table-cell>
              <table:table-cell office:value-type="float" office:value="1675.01043693514">
                <text:p>1675.01043693514</text:p>
              </table:table-cell>
              <table:table-cell office:value-type="float" office:value="1674.18563238798">
                <text:p>1674.185632387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76">
                <text:p>1676</text:p>
              </table:table-cell>
              <table:table-cell office:value-type="float" office:value="1677">
                <text:p>1677</text:p>
              </table:table-cell>
              <table:table-cell office:value-type="float" office:value="1675.25782770136">
                <text:p>1675.25782770136</text:p>
              </table:table-cell>
              <table:table-cell office:value-type="float" office:value="1674.09751263558">
                <text:p>1674.097512635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18">
                <text:p>1418</text:p>
              </table:table-cell>
              <table:table-cell office:value-type="float" office:value="1635">
                <text:p>1635</text:p>
              </table:table-cell>
              <table:table-cell office:value-type="float" office:value="1610.94337077602">
                <text:p>1610.94337077602</text:p>
              </table:table-cell>
              <table:table-cell office:value-type="float" office:value="1610.12600632812">
                <text:p>1610.126006328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45">
                <text:p>1245</text:p>
              </table:table-cell>
              <table:table-cell office:value-type="float" office:value="1561">
                <text:p>1561</text:p>
              </table:table-cell>
              <table:table-cell office:value-type="float" office:value="1519.45752808201">
                <text:p>1519.45752808201</text:p>
              </table:table-cell>
              <table:table-cell office:value-type="float" office:value="1557.22740853057">
                <text:p>1557.227408530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42">
                <text:p>1242</text:p>
              </table:table-cell>
              <table:table-cell office:value-type="float" office:value="1488">
                <text:p>1488</text:p>
              </table:table-cell>
              <table:table-cell office:value-type="float" office:value="1450.09314606151">
                <text:p>1450.09314606151</text:p>
              </table:table-cell>
              <table:table-cell office:value-type="float" office:value="1510.15971507646">
                <text:p>1510.159715076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77">
                <text:p>1177</text:p>
              </table:table-cell>
              <table:table-cell office:value-type="float" office:value="1406">
                <text:p>1406</text:p>
              </table:table-cell>
              <table:table-cell office:value-type="float" office:value="1381.81985954613">
                <text:p>1381.81985954613</text:p>
              </table:table-cell>
              <table:table-cell office:value-type="float" office:value="1455.11040237981">
                <text:p>1455.110402379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00">
                <text:p>1200</text:p>
              </table:table-cell>
              <table:table-cell office:value-type="float" office:value="1326">
                <text:p>1326</text:p>
              </table:table-cell>
              <table:table-cell office:value-type="float" office:value="1336.3648946596">
                <text:p>1336.3648946596</text:p>
              </table:table-cell>
              <table:table-cell office:value-type="float" office:value="1424.36238940285">
                <text:p>1424.362389402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9">
                <text:p>1189</text:p>
              </table:table-cell>
              <table:table-cell office:value-type="float" office:value="1245">
                <text:p>1245</text:p>
              </table:table-cell>
              <table:table-cell office:value-type="float" office:value="1299.5236709947">
                <text:p>1299.5236709947</text:p>
              </table:table-cell>
              <table:table-cell office:value-type="float" office:value="1383.97059983831">
                <text:p>1383.970599838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8">
                <text:p>1188</text:p>
              </table:table-cell>
              <table:table-cell office:value-type="float" office:value="1207">
                <text:p>1207</text:p>
              </table:table-cell>
              <table:table-cell office:value-type="float" office:value="1271.64275324602">
                <text:p>1271.64275324602</text:p>
              </table:table-cell>
              <table:table-cell office:value-type="float" office:value="1359.21302361745">
                <text:p>1359.213023617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71">
                <text:p>1171</text:p>
              </table:table-cell>
              <table:table-cell office:value-type="float" office:value="1195">
                <text:p>1195</text:p>
              </table:table-cell>
              <table:table-cell office:value-type="float" office:value="1246.48206493452">
                <text:p>1246.48206493452</text:p>
              </table:table-cell>
              <table:table-cell office:value-type="float" office:value="1327.01431344561">
                <text:p>1327.014313445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51">
                <text:p>1151</text:p>
              </table:table-cell>
              <table:table-cell office:value-type="float" office:value="1179">
                <text:p>1179</text:p>
              </table:table-cell>
              <table:table-cell office:value-type="float" office:value="1222.61154870089">
                <text:p>1222.61154870089</text:p>
              </table:table-cell>
              <table:table-cell office:value-type="float" office:value="1302.32996118731">
                <text:p>1302.329961187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21">
                <text:p>1121</text:p>
              </table:table-cell>
              <table:table-cell office:value-type="float" office:value="1170">
                <text:p>1170</text:p>
              </table:table-cell>
              <table:table-cell office:value-type="float" office:value="1197.20866152567">
                <text:p>1197.20866152567</text:p>
              </table:table-cell>
              <table:table-cell office:value-type="float" office:value="1271.80808224546">
                <text:p>1271.808082245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44">
                <text:p>1144</text:p>
              </table:table-cell>
              <table:table-cell office:value-type="float" office:value="1161">
                <text:p>1161</text:p>
              </table:table-cell>
              <table:table-cell office:value-type="float" office:value="1183.90649614425">
                <text:p>1183.90649614425</text:p>
              </table:table-cell>
              <table:table-cell office:value-type="float" office:value="1258.16918904921">
                <text:p>1258.169189049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29">
                <text:p>1129</text:p>
              </table:table-cell>
              <table:table-cell office:value-type="float" office:value="1151">
                <text:p>1151</text:p>
              </table:table-cell>
              <table:table-cell office:value-type="float" office:value="1170.17987210819">
                <text:p>1170.17987210819</text:p>
              </table:table-cell>
              <table:table-cell office:value-type="float" office:value="1234.06022770466">
                <text:p>1234.060227704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11">
                <text:p>1111</text:p>
              </table:table-cell>
              <table:table-cell office:value-type="float" office:value="1138">
                <text:p>1138</text:p>
              </table:table-cell>
              <table:table-cell office:value-type="float" office:value="1155.38490408114">
                <text:p>1155.38490408114</text:p>
              </table:table-cell>
              <table:table-cell office:value-type="float" office:value="1217.76054758522">
                <text:p>1217.760547585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32">
                <text:p>1132</text:p>
              </table:table-cell>
              <table:table-cell office:value-type="float" office:value="1131">
                <text:p>1131</text:p>
              </table:table-cell>
              <table:table-cell office:value-type="float" office:value="1149.53867806086">
                <text:p>1149.53867806086</text:p>
              </table:table-cell>
              <table:table-cell office:value-type="float" office:value="1206.10021876058">
                <text:p>1206.100218760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15">
                <text:p>1115</text:p>
              </table:table-cell>
              <table:table-cell office:value-type="float" office:value="1125">
                <text:p>1125</text:p>
              </table:table-cell>
              <table:table-cell office:value-type="float" office:value="1140.90400854564">
                <text:p>1140.90400854564</text:p>
              </table:table-cell>
              <table:table-cell office:value-type="float" office:value="1190.32136136522">
                <text:p>1190.321361365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26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1137.17800640923">
                <text:p>1137.17800640923</text:p>
              </table:table-cell>
              <table:table-cell office:value-type="float" office:value="1183.70833546113">
                <text:p>1183.708335461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24">
                <text:p>1124</text:p>
              </table:table-cell>
              <table:table-cell office:value-type="float" office:value="1123">
                <text:p>1123</text:p>
              </table:table-cell>
              <table:table-cell office:value-type="float" office:value="1133.88350480692">
                <text:p>1133.88350480692</text:p>
              </table:table-cell>
              <table:table-cell office:value-type="float" office:value="1172.7490671383">
                <text:p>1172.74906713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21">
                <text:p>1121</text:p>
              </table:table-cell>
              <table:table-cell office:value-type="float" office:value="1122">
                <text:p>1122</text:p>
              </table:table-cell>
              <table:table-cell office:value-type="float" office:value="1130.66262860519">
                <text:p>1130.66262860519</text:p>
              </table:table-cell>
              <table:table-cell office:value-type="float" office:value="1166.38736134742">
                <text:p>1166.387361347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91">
                <text:p>1091</text:p>
              </table:table-cell>
              <table:table-cell office:value-type="float" office:value="1118">
                <text:p>1118</text:p>
              </table:table-cell>
              <table:table-cell office:value-type="float" office:value="1120.74697145389">
                <text:p>1120.74697145389</text:p>
              </table:table-cell>
              <table:table-cell office:value-type="float" office:value="1151.35754448509">
                <text:p>1151.357544485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09">
                <text:p>1109</text:p>
              </table:table-cell>
              <table:table-cell office:value-type="float" office:value="1114">
                <text:p>1114</text:p>
              </table:table-cell>
              <table:table-cell office:value-type="float" office:value="1117.81022859042">
                <text:p>1117.81022859042</text:p>
              </table:table-cell>
              <table:table-cell office:value-type="float" office:value="1149.78604848122">
                <text:p>1149.786048481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11">
                <text:p>1111</text:p>
              </table:table-cell>
              <table:table-cell office:value-type="float" office:value="1114">
                <text:p>1114</text:p>
              </table:table-cell>
              <table:table-cell office:value-type="float" office:value="1116.10767144282">
                <text:p>1116.10767144282</text:p>
              </table:table-cell>
              <table:table-cell office:value-type="float" office:value="1141.03243396324">
                <text:p>1141.032433963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05">
                <text:p>1105</text:p>
              </table:table-cell>
              <table:table-cell office:value-type="float" office:value="1110">
                <text:p>1110</text:p>
              </table:table-cell>
              <table:table-cell office:value-type="float" office:value="1113.33075358211">
                <text:p>1113.33075358211</text:p>
              </table:table-cell>
              <table:table-cell office:value-type="float" office:value="1137.27649418322">
                <text:p>1137.276494183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09">
                <text:p>1109</text:p>
              </table:table-cell>
              <table:table-cell office:value-type="float" office:value="1108">
                <text:p>1108</text:p>
              </table:table-cell>
              <table:table-cell office:value-type="float" office:value="1112.24806518658">
                <text:p>1112.24806518658</text:p>
              </table:table-cell>
              <table:table-cell office:value-type="float" office:value="1132.46093450543">
                <text:p>1132.460934505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25">
                <text:p>1125</text:p>
              </table:table-cell>
              <table:table-cell office:value-type="float" office:value="1108">
                <text:p>1108</text:p>
              </table:table-cell>
              <table:table-cell office:value-type="float" office:value="1115.43604888994">
                <text:p>1115.43604888994</text:p>
              </table:table-cell>
              <table:table-cell office:value-type="float" office:value="1133.48503668574">
                <text:p>1133.485036685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18">
                <text:p>1118</text:p>
              </table:table-cell>
              <table:table-cell office:value-type="float" office:value="1113">
                <text:p>1113</text:p>
              </table:table-cell>
              <table:table-cell office:value-type="float" office:value="1116.07703666745">
                <text:p>1116.07703666745</text:p>
              </table:table-cell>
              <table:table-cell office:value-type="float" office:value="1128.99931620612">
                <text:p>1128.999316206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79">
                <text:p>1079</text:p>
              </table:table-cell>
              <table:table-cell office:value-type="float" office:value="1108">
                <text:p>1108</text:p>
              </table:table-cell>
              <table:table-cell office:value-type="float" office:value="1106.80777750059">
                <text:p>1106.80777750059</text:p>
              </table:table-cell>
              <table:table-cell office:value-type="float" office:value="1119.19091944236">
                <text:p>1119.190919442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50d9bf2b0a79cdb85a3814b592608037a682059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